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goog.csv">
        <table:table-row>
          <table:table-cell office:value-type="string">
            <text:p>﻿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 Close</text:p>
          </table:table-cell>
          <table:table-cell office:value-type="string">
            <text:p>Volume</text:p>
          </table:table-cell>
        </table:table-row>
        <table:table-row>
          <table:table-cell office:date-value="2012-07-18" office:value-type="date">
            <text:p>2012-07-18</text:p>
          </table:table-cell>
          <table:table-cell office:value="287.41272" office:value-type="float">
            <text:p>287.41272</text:p>
          </table:table-cell>
          <table:table-cell office:value="290.755188" office:value-type="float">
            <text:p>290.755188</text:p>
          </table:table-cell>
          <table:table-cell office:value="286.989288" office:value-type="float">
            <text:p>286.989288</text:p>
          </table:table-cell>
          <table:table-cell office:value="289.295654" office:value-type="float">
            <text:p>289.295654</text:p>
          </table:table-cell>
          <table:table-cell office:value="289.295654" office:value-type="float">
            <text:p>289.295654</text:p>
          </table:table-cell>
          <table:table-cell office:value="3107900" office:value-type="float">
            <text:p>3107900</text:p>
          </table:table-cell>
        </table:table-row>
        <table:table-row>
          <table:table-cell office:date-value="2012-07-19" office:value-type="date">
            <text:p>2012-07-19</text:p>
          </table:table-cell>
          <table:table-cell office:value="291.975616" office:value-type="float">
            <text:p>291.975616</text:p>
          </table:table-cell>
          <table:table-cell office:value="298.122559" office:value-type="float">
            <text:p>298.122559</text:p>
          </table:table-cell>
          <table:table-cell office:value="291.905853" office:value-type="float">
            <text:p>291.905853</text:p>
          </table:table-cell>
          <table:table-cell office:value="295.422668" office:value-type="float">
            <text:p>295.422668</text:p>
          </table:table-cell>
          <table:table-cell office:value="295.422668" office:value-type="float">
            <text:p>295.422668</text:p>
          </table:table-cell>
          <table:table-cell office:value="9384300" office:value-type="float">
            <text:p>9384300</text:p>
          </table:table-cell>
        </table:table-row>
        <table:table-row>
          <table:table-cell office:date-value="2012-07-20" office:value-type="date">
            <text:p>2012-07-20</text:p>
          </table:table-cell>
          <table:table-cell office:value="303.243378" office:value-type="float">
            <text:p>303.243378</text:p>
          </table:table-cell>
          <table:table-cell office:value="305.325562" office:value-type="float">
            <text:p>305.325562</text:p>
          </table:table-cell>
          <table:table-cell office:value="297.973114" office:value-type="float">
            <text:p>297.973114</text:p>
          </table:table-cell>
          <table:table-cell office:value="304.269531" office:value-type="float">
            <text:p>304.269531</text:p>
          </table:table-cell>
          <table:table-cell office:value="304.269531" office:value-type="float">
            <text:p>304.269531</text:p>
          </table:table-cell>
          <table:table-cell office:value="12975800" office:value-type="float">
            <text:p>12975800</text:p>
          </table:table-cell>
        </table:table-row>
        <table:table-row>
          <table:table-cell office:date-value="2012-07-23" office:value-type="date">
            <text:p>2012-07-23</text:p>
          </table:table-cell>
          <table:table-cell office:value="299.118835" office:value-type="float">
            <text:p>299.118835</text:p>
          </table:table-cell>
          <table:table-cell office:value="308.020477" office:value-type="float">
            <text:p>308.020477</text:p>
          </table:table-cell>
          <table:table-cell office:value="298.007996" office:value-type="float">
            <text:p>298.007996</text:p>
          </table:table-cell>
          <table:table-cell office:value="306.605774" office:value-type="float">
            <text:p>306.605774</text:p>
          </table:table-cell>
          <table:table-cell office:value="306.605774" office:value-type="float">
            <text:p>306.605774</text:p>
          </table:table-cell>
          <table:table-cell office:value="7150000" office:value-type="float">
            <text:p>7150000</text:p>
          </table:table-cell>
        </table:table-row>
        <table:table-row>
          <table:table-cell office:date-value="2012-07-24" office:value-type="date">
            <text:p>2012-07-24</text:p>
          </table:table-cell>
          <table:table-cell office:value="306.351715" office:value-type="float">
            <text:p>306.351715</text:p>
          </table:table-cell>
          <table:table-cell office:value="307.811249" office:value-type="float">
            <text:p>307.811249</text:p>
          </table:table-cell>
          <table:table-cell office:value="301.041626" office:value-type="float">
            <text:p>301.041626</text:p>
          </table:table-cell>
          <table:table-cell office:value="302.650604" office:value-type="float">
            <text:p>302.650604</text:p>
          </table:table-cell>
          <table:table-cell office:value="302.650604" office:value-type="float">
            <text:p>302.650604</text:p>
          </table:table-cell>
          <table:table-cell office:value="4033800" office:value-type="float">
            <text:p>4033800</text:p>
          </table:table-cell>
        </table:table-row>
        <table:table-row>
          <table:table-cell office:date-value="2012-07-25" office:value-type="date">
            <text:p>2012-07-25</text:p>
          </table:table-cell>
          <table:table-cell office:value="303.0242" office:value-type="float">
            <text:p>303.0242</text:p>
          </table:table-cell>
          <table:table-cell office:value="305.544739" office:value-type="float">
            <text:p>305.544739</text:p>
          </table:table-cell>
          <table:table-cell office:value="301.554688" office:value-type="float">
            <text:p>301.554688</text:p>
          </table:table-cell>
          <table:table-cell office:value="302.859802" office:value-type="float">
            <text:p>302.859802</text:p>
          </table:table-cell>
          <table:table-cell office:value="302.859802" office:value-type="float">
            <text:p>302.859802</text:p>
          </table:table-cell>
          <table:table-cell office:value="3659600" office:value-type="float">
            <text:p>3659600</text:p>
          </table:table-cell>
        </table:table-row>
        <table:table-row>
          <table:table-cell office:date-value="2012-07-26" office:value-type="date">
            <text:p>2012-07-26</text:p>
          </table:table-cell>
          <table:table-cell office:value="306.351715" office:value-type="float">
            <text:p>306.351715</text:p>
          </table:table-cell>
          <table:table-cell office:value="307.283234" office:value-type="float">
            <text:p>307.283234</text:p>
          </table:table-cell>
          <table:table-cell office:value="303.876007" office:value-type="float">
            <text:p>303.876007</text:p>
          </table:table-cell>
          <table:table-cell office:value="305.53479" office:value-type="float">
            <text:p>305.53479</text:p>
          </table:table-cell>
          <table:table-cell office:value="305.53479" office:value-type="float">
            <text:p>305.53479</text:p>
          </table:table-cell>
          <table:table-cell office:value="3382900" office:value-type="float">
            <text:p>3382900</text:p>
          </table:table-cell>
        </table:table-row>
        <table:table-row>
          <table:table-cell office:date-value="2012-07-27" office:value-type="date">
            <text:p>2012-07-27</text:p>
          </table:table-cell>
          <table:table-cell office:value="308.289459" office:value-type="float">
            <text:p>308.289459</text:p>
          </table:table-cell>
          <table:table-cell office:value="316.314362" office:value-type="float">
            <text:p>316.314362</text:p>
          </table:table-cell>
          <table:table-cell office:value="307.597046" office:value-type="float">
            <text:p>307.597046</text:p>
          </table:table-cell>
          <table:table-cell office:value="316.294464" office:value-type="float">
            <text:p>316.294464</text:p>
          </table:table-cell>
          <table:table-cell office:value="316.294464" office:value-type="float">
            <text:p>316.294464</text:p>
          </table:table-cell>
          <table:table-cell office:value="7125900" office:value-type="float">
            <text:p>7125900</text:p>
          </table:table-cell>
        </table:table-row>
        <table:table-row>
          <table:table-cell office:date-value="2012-07-30" office:value-type="date">
            <text:p>2012-07-30</text:p>
          </table:table-cell>
          <table:table-cell office:value="316.837402" office:value-type="float">
            <text:p>316.837402</text:p>
          </table:table-cell>
          <table:table-cell office:value="320.100189" office:value-type="float">
            <text:p>320.100189</text:p>
          </table:table-cell>
          <table:table-cell office:value="313.574646" office:value-type="float">
            <text:p>313.574646</text:p>
          </table:table-cell>
          <table:table-cell office:value="314.969421" office:value-type="float">
            <text:p>314.969421</text:p>
          </table:table-cell>
          <table:table-cell office:value="314.969421" office:value-type="float">
            <text:p>314.969421</text:p>
          </table:table-cell>
          <table:table-cell office:value="4389700" office:value-type="float">
            <text:p>4389700</text:p>
          </table:table-cell>
        </table:table-row>
        <table:table-row>
          <table:table-cell office:date-value="2012-07-31" office:value-type="date">
            <text:p>2012-07-31</text:p>
          </table:table-cell>
          <table:table-cell office:value="312.95697" office:value-type="float">
            <text:p>312.95697</text:p>
          </table:table-cell>
          <table:table-cell office:value="317.061584" office:value-type="float">
            <text:p>317.061584</text:p>
          </table:table-cell>
          <table:table-cell office:value="312.937042" office:value-type="float">
            <text:p>312.937042</text:p>
          </table:table-cell>
          <table:table-cell office:value="315.303162" office:value-type="float">
            <text:p>315.303162</text:p>
          </table:table-cell>
          <table:table-cell office:value="315.303162" office:value-type="float">
            <text:p>315.303162</text:p>
          </table:table-cell>
          <table:table-cell office:value="3745100" office:value-type="float">
            <text:p>3745100</text:p>
          </table:table-cell>
        </table:table-row>
        <table:table-row>
          <table:table-cell office:date-value="2012-08-01" office:value-type="date">
            <text:p>2012-08-01</text:p>
          </table:table-cell>
          <table:table-cell office:value="317.460083" office:value-type="float">
            <text:p>317.460083</text:p>
          </table:table-cell>
          <table:table-cell office:value="318.560944" office:value-type="float">
            <text:p>318.560944</text:p>
          </table:table-cell>
          <table:table-cell office:value="314.511139" office:value-type="float">
            <text:p>314.511139</text:p>
          </table:table-cell>
          <table:table-cell office:value="315.158722" office:value-type="float">
            <text:p>315.158722</text:p>
          </table:table-cell>
          <table:table-cell office:value="315.158722" office:value-type="float">
            <text:p>315.158722</text:p>
          </table:table-cell>
          <table:table-cell office:value="3702900" office:value-type="float">
            <text:p>3702900</text:p>
          </table:table-cell>
        </table:table-row>
        <table:table-row>
          <table:table-cell office:date-value="2012-08-02" office:value-type="date">
            <text:p>2012-08-02</text:p>
          </table:table-cell>
          <table:table-cell office:value="311.587097" office:value-type="float">
            <text:p>311.587097</text:p>
          </table:table-cell>
          <table:table-cell office:value="317.82373" office:value-type="float">
            <text:p>317.82373</text:p>
          </table:table-cell>
          <table:table-cell office:value="310.541016" office:value-type="float">
            <text:p>310.541016</text:p>
          </table:table-cell>
          <table:table-cell office:value="313.20105" office:value-type="float">
            <text:p>313.20105</text:p>
          </table:table-cell>
          <table:table-cell office:value="313.20105" office:value-type="float">
            <text:p>313.20105</text:p>
          </table:table-cell>
          <table:table-cell office:value="3970100" office:value-type="float">
            <text:p>3970100</text:p>
          </table:table-cell>
        </table:table-row>
        <table:table-row>
          <table:table-cell office:date-value="2012-08-03" office:value-type="date">
            <text:p>2012-08-03</text:p>
          </table:table-cell>
          <table:table-cell office:value="318.805054" office:value-type="float">
            <text:p>318.805054</text:p>
          </table:table-cell>
          <table:table-cell office:value="320.658081" office:value-type="float">
            <text:p>320.658081</text:p>
          </table:table-cell>
          <table:table-cell office:value="316.882233" office:value-type="float">
            <text:p>316.882233</text:p>
          </table:table-cell>
          <table:table-cell office:value="319.46756" office:value-type="float">
            <text:p>319.46756</text:p>
          </table:table-cell>
          <table:table-cell office:value="319.46756" office:value-type="float">
            <text:p>319.46756</text:p>
          </table:table-cell>
          <table:table-cell office:value="3808300" office:value-type="float">
            <text:p>3808300</text:p>
          </table:table-cell>
        </table:table-row>
        <table:table-row>
          <table:table-cell office:date-value="2012-08-06" office:value-type="date">
            <text:p>2012-08-06</text:p>
          </table:table-cell>
          <table:table-cell office:value="318.610779" office:value-type="float">
            <text:p>318.610779</text:p>
          </table:table-cell>
          <table:table-cell office:value="323.477539" office:value-type="float">
            <text:p>323.477539</text:p>
          </table:table-cell>
          <table:table-cell office:value="318.416504" office:value-type="float">
            <text:p>318.416504</text:p>
          </table:table-cell>
          <table:table-cell office:value="320.209778" office:value-type="float">
            <text:p>320.209778</text:p>
          </table:table-cell>
          <table:table-cell office:value="320.209778" office:value-type="float">
            <text:p>320.209778</text:p>
          </table:table-cell>
          <table:table-cell office:value="3578000" office:value-type="float">
            <text:p>3578000</text:p>
          </table:table-cell>
        </table:table-row>
        <table:table-row>
          <table:table-cell office:date-value="2012-08-07" office:value-type="date">
            <text:p>2012-08-07</text:p>
          </table:table-cell>
          <table:table-cell office:value="319.696686" office:value-type="float">
            <text:p>319.696686</text:p>
          </table:table-cell>
          <table:table-cell office:value="320.927094" office:value-type="float">
            <text:p>320.927094</text:p>
          </table:table-cell>
          <table:table-cell office:value="317.046631" office:value-type="float">
            <text:p>317.046631</text:p>
          </table:table-cell>
          <table:table-cell office:value="319.074036" office:value-type="float">
            <text:p>319.074036</text:p>
          </table:table-cell>
          <table:table-cell office:value="319.074036" office:value-type="float">
            <text:p>319.074036</text:p>
          </table:table-cell>
          <table:table-cell office:value="3978300" office:value-type="float">
            <text:p>3978300</text:p>
          </table:table-cell>
        </table:table-row>
        <table:table-row>
          <table:table-cell office:date-value="2012-08-08" office:value-type="date">
            <text:p>2012-08-08</text:p>
          </table:table-cell>
          <table:table-cell office:value="318.331818" office:value-type="float">
            <text:p>318.331818</text:p>
          </table:table-cell>
          <table:table-cell office:value="321.729095" office:value-type="float">
            <text:p>321.729095</text:p>
          </table:table-cell>
          <table:table-cell office:value="318.057831" office:value-type="float">
            <text:p>318.057831</text:p>
          </table:table-cell>
          <table:table-cell office:value="319.915863" office:value-type="float">
            <text:p>319.915863</text:p>
          </table:table-cell>
          <table:table-cell office:value="319.915863" office:value-type="float">
            <text:p>319.915863</text:p>
          </table:table-cell>
          <table:table-cell office:value="2654200" office:value-type="float">
            <text:p>2654200</text:p>
          </table:table-cell>
        </table:table-row>
        <table:table-row>
          <table:table-cell office:date-value="2012-08-09" office:value-type="date">
            <text:p>2012-08-09</text:p>
          </table:table-cell>
          <table:table-cell office:value="321.051605" office:value-type="float">
            <text:p>321.051605</text:p>
          </table:table-cell>
          <table:table-cell office:value="321.978149" office:value-type="float">
            <text:p>321.978149</text:p>
          </table:table-cell>
          <table:table-cell office:value="319.562195" office:value-type="float">
            <text:p>319.562195</text:p>
          </table:table-cell>
          <table:table-cell office:value="319.975647" office:value-type="float">
            <text:p>319.975647</text:p>
          </table:table-cell>
          <table:table-cell office:value="319.975647" office:value-type="float">
            <text:p>319.975647</text:p>
          </table:table-cell>
          <table:table-cell office:value="2148500" office:value-type="float">
            <text:p>2148500</text:p>
          </table:table-cell>
        </table:table-row>
        <table:table-row>
          <table:table-cell office:date-value="2012-08-10" office:value-type="date">
            <text:p>2012-08-10</text:p>
          </table:table-cell>
          <table:table-cell office:value="318.102661" office:value-type="float">
            <text:p>318.102661</text:p>
          </table:table-cell>
          <table:table-cell office:value="319.920868" office:value-type="float">
            <text:p>319.920868</text:p>
          </table:table-cell>
          <table:table-cell office:value="316.877258" office:value-type="float">
            <text:p>316.877258</text:p>
          </table:table-cell>
          <table:table-cell office:value="319.8013" office:value-type="float">
            <text:p>319.8013</text:p>
          </table:table-cell>
          <table:table-cell office:value="319.8013" office:value-type="float">
            <text:p>319.8013</text:p>
          </table:table-cell>
          <table:table-cell office:value="2879800" office:value-type="float">
            <text:p>2879800</text:p>
          </table:table-cell>
        </table:table-row>
        <table:table-row>
          <table:table-cell office:date-value="2012-08-13" office:value-type="date">
            <text:p>2012-08-13</text:p>
          </table:table-cell>
          <table:table-cell office:value="322.50119" office:value-type="float">
            <text:p>322.50119</text:p>
          </table:table-cell>
          <table:table-cell office:value="328.842407" office:value-type="float">
            <text:p>328.842407</text:p>
          </table:table-cell>
          <table:table-cell office:value="322.132568" office:value-type="float">
            <text:p>322.132568</text:p>
          </table:table-cell>
          <table:table-cell office:value="328.772675" office:value-type="float">
            <text:p>328.772675</text:p>
          </table:table-cell>
          <table:table-cell office:value="328.772675" office:value-type="float">
            <text:p>328.772675</text:p>
          </table:table-cell>
          <table:table-cell office:value="6560200" office:value-type="float">
            <text:p>6560200</text:p>
          </table:table-cell>
        </table:table-row>
        <table:table-row>
          <table:table-cell office:date-value="2012-08-14" office:value-type="date">
            <text:p>2012-08-14</text:p>
          </table:table-cell>
          <table:table-cell office:value="328.394104" office:value-type="float">
            <text:p>328.394104</text:p>
          </table:table-cell>
          <table:table-cell office:value="335.168701" office:value-type="float">
            <text:p>335.168701</text:p>
          </table:table-cell>
          <table:table-cell office:value="328.269562" office:value-type="float">
            <text:p>328.269562</text:p>
          </table:table-cell>
          <table:table-cell office:value="333.081543" office:value-type="float">
            <text:p>333.081543</text:p>
          </table:table-cell>
          <table:table-cell office:value="333.081543" office:value-type="float">
            <text:p>333.081543</text:p>
          </table:table-cell>
          <table:table-cell office:value="7350800" office:value-type="float">
            <text:p>7350800</text:p>
          </table:table-cell>
        </table:table-row>
        <table:table-row>
          <table:table-cell office:date-value="2012-08-15" office:value-type="date">
            <text:p>2012-08-15</text:p>
          </table:table-cell>
          <table:table-cell office:value="333.888489" office:value-type="float">
            <text:p>333.888489</text:p>
          </table:table-cell>
          <table:table-cell office:value="335.866089" office:value-type="float">
            <text:p>335.866089</text:p>
          </table:table-cell>
          <table:table-cell office:value="330.810028" office:value-type="float">
            <text:p>330.810028</text:p>
          </table:table-cell>
          <table:table-cell office:value="332.523621" office:value-type="float">
            <text:p>332.523621</text:p>
          </table:table-cell>
          <table:table-cell office:value="332.523621" office:value-type="float">
            <text:p>332.523621</text:p>
          </table:table-cell>
          <table:table-cell office:value="4839400" office:value-type="float">
            <text:p>4839400</text:p>
          </table:table-cell>
        </table:table-row>
        <table:table-row>
          <table:table-cell office:date-value="2012-08-16" office:value-type="date">
            <text:p>2012-08-16</text:p>
          </table:table-cell>
          <table:table-cell office:value="332.508667" office:value-type="float">
            <text:p>332.508667</text:p>
          </table:table-cell>
          <table:table-cell office:value="336.060364" office:value-type="float">
            <text:p>336.060364</text:p>
          </table:table-cell>
          <table:table-cell office:value="332.294464" office:value-type="float">
            <text:p>332.294464</text:p>
          </table:table-cell>
          <table:table-cell office:value="335.17868" office:value-type="float">
            <text:p>335.17868</text:p>
          </table:table-cell>
          <table:table-cell office:value="335.17868" office:value-type="float">
            <text:p>335.17868</text:p>
          </table:table-cell>
          <table:table-cell office:value="3448200" office:value-type="float">
            <text:p>3448200</text:p>
          </table:table-cell>
        </table:table-row>
        <table:table-row>
          <table:table-cell office:date-value="2012-08-17" office:value-type="date">
            <text:p>2012-08-17</text:p>
          </table:table-cell>
          <table:table-cell office:value="335.801331" office:value-type="float">
            <text:p>335.801331</text:p>
          </table:table-cell>
          <table:table-cell office:value="337.360504" office:value-type="float">
            <text:p>337.360504</text:p>
          </table:table-cell>
          <table:table-cell office:value="334.595856" office:value-type="float">
            <text:p>334.595856</text:p>
          </table:table-cell>
          <table:table-cell office:value="337.305695" office:value-type="float">
            <text:p>337.305695</text:p>
          </table:table-cell>
          <table:table-cell office:value="337.305695" office:value-type="float">
            <text:p>337.305695</text:p>
          </table:table-cell>
          <table:table-cell office:value="4371600" office:value-type="float">
            <text:p>4371600</text:p>
          </table:table-cell>
        </table:table-row>
        <table:table-row>
          <table:table-cell office:date-value="2012-08-20" office:value-type="date">
            <text:p>2012-08-20</text:p>
          </table:table-cell>
          <table:table-cell office:value="336.48877" office:value-type="float">
            <text:p>336.48877</text:p>
          </table:table-cell>
          <table:table-cell office:value="338.16748" office:value-type="float">
            <text:p>338.16748</text:p>
          </table:table-cell>
          <table:table-cell office:value="335.074066" office:value-type="float">
            <text:p>335.074066</text:p>
          </table:table-cell>
          <table:table-cell office:value="336.508698" office:value-type="float">
            <text:p>336.508698</text:p>
          </table:table-cell>
          <table:table-cell office:value="336.508698" office:value-type="float">
            <text:p>336.508698</text:p>
          </table:table-cell>
          <table:table-cell office:value="3529300" office:value-type="float">
            <text:p>3529300</text:p>
          </table:table-cell>
        </table:table-row>
        <table:table-row>
          <table:table-cell office:date-value="2012-08-21" office:value-type="date">
            <text:p>2012-08-21</text:p>
          </table:table-cell>
          <table:table-cell office:value="335.298218" office:value-type="float">
            <text:p>335.298218</text:p>
          </table:table-cell>
          <table:table-cell office:value="337.7341" office:value-type="float">
            <text:p>337.7341</text:p>
          </table:table-cell>
          <table:table-cell office:value="329.848633" office:value-type="float">
            <text:p>329.848633</text:p>
          </table:table-cell>
          <table:table-cell office:value="333.504944" office:value-type="float">
            <text:p>333.504944</text:p>
          </table:table-cell>
          <table:table-cell office:value="333.504944" office:value-type="float">
            <text:p>333.504944</text:p>
          </table:table-cell>
          <table:table-cell office:value="4461000" office:value-type="float">
            <text:p>4461000</text:p>
          </table:table-cell>
        </table:table-row>
        <table:table-row>
          <table:table-cell office:date-value="2012-08-22" office:value-type="date">
            <text:p>2012-08-22</text:p>
          </table:table-cell>
          <table:table-cell office:value="332.443909" office:value-type="float">
            <text:p>332.443909</text:p>
          </table:table-cell>
          <table:table-cell office:value="339.029236" office:value-type="float">
            <text:p>339.029236</text:p>
          </table:table-cell>
          <table:table-cell office:value="332.105194" office:value-type="float">
            <text:p>332.105194</text:p>
          </table:table-cell>
          <table:table-cell office:value="337.325623" office:value-type="float">
            <text:p>337.325623</text:p>
          </table:table-cell>
          <table:table-cell office:value="337.325623" office:value-type="float">
            <text:p>337.325623</text:p>
          </table:table-cell>
          <table:table-cell office:value="3832600" office:value-type="float">
            <text:p>3832600</text:p>
          </table:table-cell>
        </table:table-row>
        <table:table-row>
          <table:table-cell office:date-value="2012-08-23" office:value-type="date">
            <text:p>2012-08-23</text:p>
          </table:table-cell>
          <table:table-cell office:value="335.876068" office:value-type="float">
            <text:p>335.876068</text:p>
          </table:table-cell>
          <table:table-cell office:value="338.969452" office:value-type="float">
            <text:p>338.969452</text:p>
          </table:table-cell>
          <table:table-cell office:value="334.247162" office:value-type="float">
            <text:p>334.247162</text:p>
          </table:table-cell>
          <table:table-cell office:value="337.136322" office:value-type="float">
            <text:p>337.136322</text:p>
          </table:table-cell>
          <table:table-cell office:value="337.136322" office:value-type="float">
            <text:p>337.136322</text:p>
          </table:table-cell>
          <table:table-cell office:value="3581700" office:value-type="float">
            <text:p>3581700</text:p>
          </table:table-cell>
        </table:table-row>
        <table:table-row>
          <table:table-cell office:date-value="2012-08-24" office:value-type="date">
            <text:p>2012-08-24</text:p>
          </table:table-cell>
          <table:table-cell office:value="336.538574" office:value-type="float">
            <text:p>336.538574</text:p>
          </table:table-cell>
          <table:table-cell office:value="338.954529" office:value-type="float">
            <text:p>338.954529</text:p>
          </table:table-cell>
          <table:table-cell office:value="335.781403" office:value-type="float">
            <text:p>335.781403</text:p>
          </table:table-cell>
          <table:table-cell office:value="338.047913" office:value-type="float">
            <text:p>338.047913</text:p>
          </table:table-cell>
          <table:table-cell office:value="338.047913" office:value-type="float">
            <text:p>338.047913</text:p>
          </table:table-cell>
          <table:table-cell office:value="2863800" office:value-type="float">
            <text:p>2863800</text:p>
          </table:table-cell>
        </table:table-row>
        <table:table-row>
          <table:table-cell office:date-value="2012-08-27" office:value-type="date">
            <text:p>2012-08-27</text:p>
          </table:table-cell>
          <table:table-cell office:value="330.257111" office:value-type="float">
            <text:p>330.257111</text:p>
          </table:table-cell>
          <table:table-cell office:value="334.7453" office:value-type="float">
            <text:p>334.7453</text:p>
          </table:table-cell>
          <table:table-cell office:value="328.38913" office:value-type="float">
            <text:p>328.38913</text:p>
          </table:table-cell>
          <table:table-cell office:value="333.360474" office:value-type="float">
            <text:p>333.360474</text:p>
          </table:table-cell>
          <table:table-cell office:value="333.360474" office:value-type="float">
            <text:p>333.360474</text:p>
          </table:table-cell>
          <table:table-cell office:value="5246900" office:value-type="float">
            <text:p>5246900</text:p>
          </table:table-cell>
        </table:table-row>
        <table:table-row>
          <table:table-cell office:date-value="2012-08-28" office:value-type="date">
            <text:p>2012-08-28</text:p>
          </table:table-cell>
          <table:table-cell office:value="331.258362" office:value-type="float">
            <text:p>331.258362</text:p>
          </table:table-cell>
          <table:table-cell office:value="337.5448" office:value-type="float">
            <text:p>337.5448</text:p>
          </table:table-cell>
          <table:table-cell office:value="331.128845" office:value-type="float">
            <text:p>331.128845</text:p>
          </table:table-cell>
          <table:table-cell office:value="337.360504" office:value-type="float">
            <text:p>337.360504</text:p>
          </table:table-cell>
          <table:table-cell office:value="337.360504" office:value-type="float">
            <text:p>337.360504</text:p>
          </table:table-cell>
          <table:table-cell office:value="4132600" office:value-type="float">
            <text:p>4132600</text:p>
          </table:table-cell>
        </table:table-row>
        <table:table-row>
          <table:table-cell office:date-value="2012-08-29" office:value-type="date">
            <text:p>2012-08-29</text:p>
          </table:table-cell>
          <table:table-cell office:value="337.420258" office:value-type="float">
            <text:p>337.420258</text:p>
          </table:table-cell>
          <table:table-cell office:value="343.208557" office:value-type="float">
            <text:p>343.208557</text:p>
          </table:table-cell>
          <table:table-cell office:value="336.812531" office:value-type="float">
            <text:p>336.812531</text:p>
          </table:table-cell>
          <table:table-cell office:value="342.720398" office:value-type="float">
            <text:p>342.720398</text:p>
          </table:table-cell>
          <table:table-cell office:value="342.720398" office:value-type="float">
            <text:p>342.720398</text:p>
          </table:table-cell>
          <table:table-cell office:value="6002900" office:value-type="float">
            <text:p>6002900</text:p>
          </table:table-cell>
        </table:table-row>
        <table:table-row>
          <table:table-cell office:date-value="2012-08-30" office:value-type="date">
            <text:p>2012-08-30</text:p>
          </table:table-cell>
          <table:table-cell office:value="340.842438" office:value-type="float">
            <text:p>340.842438</text:p>
          </table:table-cell>
          <table:table-cell office:value="342.41156" office:value-type="float">
            <text:p>342.41156</text:p>
          </table:table-cell>
          <table:table-cell office:value="338.820007" office:value-type="float">
            <text:p>338.820007</text:p>
          </table:table-cell>
          <table:table-cell office:value="339.56723" office:value-type="float">
            <text:p>339.56723</text:p>
          </table:table-cell>
          <table:table-cell office:value="339.56723" office:value-type="float">
            <text:p>339.56723</text:p>
          </table:table-cell>
          <table:table-cell office:value="3265900" office:value-type="float">
            <text:p>3265900</text:p>
          </table:table-cell>
        </table:table-row>
        <table:table-row>
          <table:table-cell office:date-value="2012-08-31" office:value-type="date">
            <text:p>2012-08-31</text:p>
          </table:table-cell>
          <table:table-cell office:value="340.7229" office:value-type="float">
            <text:p>340.7229</text:p>
          </table:table-cell>
          <table:table-cell office:value="343.004333" office:value-type="float">
            <text:p>343.004333</text:p>
          </table:table-cell>
          <table:table-cell office:value="338.750275" office:value-type="float">
            <text:p>338.750275</text:p>
          </table:table-cell>
          <table:table-cell office:value="341.265839" office:value-type="float">
            <text:p>341.265839</text:p>
          </table:table-cell>
          <table:table-cell office:value="341.265839" office:value-type="float">
            <text:p>341.265839</text:p>
          </table:table-cell>
          <table:table-cell office:value="4270000" office:value-type="float">
            <text:p>4270000</text:p>
          </table:table-cell>
        </table:table-row>
        <table:table-row>
          <table:table-cell office:date-value="2012-09-04" office:value-type="date">
            <text:p>2012-09-04</text:p>
          </table:table-cell>
          <table:table-cell office:value="340.996857" office:value-type="float">
            <text:p>340.996857</text:p>
          </table:table-cell>
          <table:table-cell office:value="341.221008" office:value-type="float">
            <text:p>341.221008</text:p>
          </table:table-cell>
          <table:table-cell office:value="335.492493" office:value-type="float">
            <text:p>335.492493</text:p>
          </table:table-cell>
          <table:table-cell office:value="339.248413" office:value-type="float">
            <text:p>339.248413</text:p>
          </table:table-cell>
          <table:table-cell office:value="339.248413" office:value-type="float">
            <text:p>339.248413</text:p>
          </table:table-cell>
          <table:table-cell office:value="3793200" office:value-type="float">
            <text:p>3793200</text:p>
          </table:table-cell>
        </table:table-row>
        <table:table-row>
          <table:table-cell office:date-value="2012-09-05" office:value-type="date">
            <text:p>2012-09-05</text:p>
          </table:table-cell>
          <table:table-cell office:value="338.730347" office:value-type="float">
            <text:p>338.730347</text:p>
          </table:table-cell>
          <table:table-cell office:value="341.968231" office:value-type="float">
            <text:p>341.968231</text:p>
          </table:table-cell>
          <table:table-cell office:value="338.301971" office:value-type="float">
            <text:p>338.301971</text:p>
          </table:table-cell>
          <table:table-cell office:value="339.08902" office:value-type="float">
            <text:p>339.08902</text:p>
          </table:table-cell>
          <table:table-cell office:value="339.08902" office:value-type="float">
            <text:p>339.08902</text:p>
          </table:table-cell>
          <table:table-cell office:value="3429100" office:value-type="float">
            <text:p>3429100</text:p>
          </table:table-cell>
        </table:table-row>
        <table:table-row>
          <table:table-cell office:date-value="2012-09-06" office:value-type="date">
            <text:p>2012-09-06</text:p>
          </table:table-cell>
          <table:table-cell office:value="341.699219" office:value-type="float">
            <text:p>341.699219</text:p>
          </table:table-cell>
          <table:table-cell office:value="348.638214" office:value-type="float">
            <text:p>348.638214</text:p>
          </table:table-cell>
          <table:table-cell office:value="341.086517" office:value-type="float">
            <text:p>341.086517</text:p>
          </table:table-cell>
          <table:table-cell office:value="348.394135" office:value-type="float">
            <text:p>348.394135</text:p>
          </table:table-cell>
          <table:table-cell office:value="348.394135" office:value-type="float">
            <text:p>348.394135</text:p>
          </table:table-cell>
          <table:table-cell office:value="6109700" office:value-type="float">
            <text:p>6109700</text:p>
          </table:table-cell>
        </table:table-row>
        <table:table-row>
          <table:table-cell office:date-value="2012-09-07" office:value-type="date">
            <text:p>2012-09-07</text:p>
          </table:table-cell>
          <table:table-cell office:value="348.693024" office:value-type="float">
            <text:p>348.693024</text:p>
          </table:table-cell>
          <table:table-cell office:value="354.795135" office:value-type="float">
            <text:p>354.795135</text:p>
          </table:table-cell>
          <table:table-cell office:value="347.532349" office:value-type="float">
            <text:p>347.532349</text:p>
          </table:table-cell>
          <table:table-cell office:value="351.756531" office:value-type="float">
            <text:p>351.756531</text:p>
          </table:table-cell>
          <table:table-cell office:value="351.756531" office:value-type="float">
            <text:p>351.756531</text:p>
          </table:table-cell>
          <table:table-cell office:value="6490100" office:value-type="float">
            <text:p>6490100</text:p>
          </table:table-cell>
        </table:table-row>
        <table:table-row>
          <table:table-cell office:date-value="2012-09-10" office:value-type="date">
            <text:p>2012-09-10</text:p>
          </table:table-cell>
          <table:table-cell office:value="353.554779" office:value-type="float">
            <text:p>353.554779</text:p>
          </table:table-cell>
          <table:table-cell office:value="355.074097" office:value-type="float">
            <text:p>355.074097</text:p>
          </table:table-cell>
          <table:table-cell office:value="347.891022" office:value-type="float">
            <text:p>347.891022</text:p>
          </table:table-cell>
          <table:table-cell office:value="349.076569" office:value-type="float">
            <text:p>349.076569</text:p>
          </table:table-cell>
          <table:table-cell office:value="349.076569" office:value-type="float">
            <text:p>349.076569</text:p>
          </table:table-cell>
          <table:table-cell office:value="5139100" office:value-type="float">
            <text:p>5139100</text:p>
          </table:table-cell>
        </table:table-row>
        <table:table-row>
          <table:table-cell office:date-value="2012-09-11" office:value-type="date">
            <text:p>2012-09-11</text:p>
          </table:table-cell>
          <table:table-cell office:value="347.676819" office:value-type="float">
            <text:p>347.676819</text:p>
          </table:table-cell>
          <table:table-cell office:value="349.016785" office:value-type="float">
            <text:p>349.016785</text:p>
          </table:table-cell>
          <table:table-cell office:value="344.209808" office:value-type="float">
            <text:p>344.209808</text:p>
          </table:table-cell>
          <table:table-cell office:value="344.802582" office:value-type="float">
            <text:p>344.802582</text:p>
          </table:table-cell>
          <table:table-cell office:value="344.802582" office:value-type="float">
            <text:p>344.802582</text:p>
          </table:table-cell>
          <table:table-cell office:value="3761500" office:value-type="float">
            <text:p>3761500</text:p>
          </table:table-cell>
        </table:table-row>
        <table:table-row>
          <table:table-cell office:date-value="2012-09-12" office:value-type="date">
            <text:p>2012-09-12</text:p>
          </table:table-cell>
          <table:table-cell office:value="343.417786" office:value-type="float">
            <text:p>343.417786</text:p>
          </table:table-cell>
          <table:table-cell office:value="346.157532" office:value-type="float">
            <text:p>346.157532</text:p>
          </table:table-cell>
          <table:table-cell office:value="339.168701" office:value-type="float">
            <text:p>339.168701</text:p>
          </table:table-cell>
          <table:table-cell office:value="344.150055" office:value-type="float">
            <text:p>344.150055</text:p>
          </table:table-cell>
          <table:table-cell office:value="344.150055" office:value-type="float">
            <text:p>344.150055</text:p>
          </table:table-cell>
          <table:table-cell office:value="5304300" office:value-type="float">
            <text:p>5304300</text:p>
          </table:table-cell>
        </table:table-row>
        <table:table-row>
          <table:table-cell office:date-value="2012-09-13" office:value-type="date">
            <text:p>2012-09-13</text:p>
          </table:table-cell>
          <table:table-cell office:value="345.250916" office:value-type="float">
            <text:p>345.250916</text:p>
          </table:table-cell>
          <table:table-cell office:value="353.176208" office:value-type="float">
            <text:p>353.176208</text:p>
          </table:table-cell>
          <table:table-cell office:value="343.980682" office:value-type="float">
            <text:p>343.980682</text:p>
          </table:table-cell>
          <table:table-cell office:value="351.701721" office:value-type="float">
            <text:p>351.701721</text:p>
          </table:table-cell>
          <table:table-cell office:value="351.701721" office:value-type="float">
            <text:p>351.701721</text:p>
          </table:table-cell>
          <table:table-cell office:value="5337900" office:value-type="float">
            <text:p>5337900</text:p>
          </table:table-cell>
        </table:table-row>
        <table:table-row>
          <table:table-cell office:date-value="2012-09-14" office:value-type="date">
            <text:p>2012-09-14</text:p>
          </table:table-cell>
          <table:table-cell office:value="353.475098" office:value-type="float">
            <text:p>353.475098</text:p>
          </table:table-cell>
          <table:table-cell office:value="355.168732" office:value-type="float">
            <text:p>355.168732</text:p>
          </table:table-cell>
          <table:table-cell office:value="352.184937" office:value-type="float">
            <text:p>352.184937</text:p>
          </table:table-cell>
          <table:table-cell office:value="353.514954" office:value-type="float">
            <text:p>353.514954</text:p>
          </table:table-cell>
          <table:table-cell office:value="353.514954" office:value-type="float">
            <text:p>353.514954</text:p>
          </table:table-cell>
          <table:table-cell office:value="5256500" office:value-type="float">
            <text:p>5256500</text:p>
          </table:table-cell>
        </table:table-row>
        <table:table-row>
          <table:table-cell office:date-value="2012-09-17" office:value-type="date">
            <text:p>2012-09-17</text:p>
          </table:table-cell>
          <table:table-cell office:value="352.73288" office:value-type="float">
            <text:p>352.73288</text:p>
          </table:table-cell>
          <table:table-cell office:value="355.108978" office:value-type="float">
            <text:p>355.108978</text:p>
          </table:table-cell>
          <table:table-cell office:value="351.183685" office:value-type="float">
            <text:p>351.183685</text:p>
          </table:table-cell>
          <table:table-cell office:value="353.664368" office:value-type="float">
            <text:p>353.664368</text:p>
          </table:table-cell>
          <table:table-cell office:value="353.664368" office:value-type="float">
            <text:p>353.664368</text:p>
          </table:table-cell>
          <table:table-cell office:value="3027800" office:value-type="float">
            <text:p>3027800</text:p>
          </table:table-cell>
        </table:table-row>
        <table:table-row>
          <table:table-cell office:date-value="2012-09-18" office:value-type="date">
            <text:p>2012-09-18</text:p>
          </table:table-cell>
          <table:table-cell office:value="352.568481" office:value-type="float">
            <text:p>352.568481</text:p>
          </table:table-cell>
          <table:table-cell office:value="357.988159" office:value-type="float">
            <text:p>357.988159</text:p>
          </table:table-cell>
          <table:table-cell office:value="352.070343" office:value-type="float">
            <text:p>352.070343</text:p>
          </table:table-cell>
          <table:table-cell office:value="357.798889" office:value-type="float">
            <text:p>357.798889</text:p>
          </table:table-cell>
          <table:table-cell office:value="357.798889" office:value-type="float">
            <text:p>357.798889</text:p>
          </table:table-cell>
          <table:table-cell office:value="4149000" office:value-type="float">
            <text:p>4149000</text:p>
          </table:table-cell>
        </table:table-row>
        <table:table-row>
          <table:table-cell office:date-value="2012-09-19" office:value-type="date">
            <text:p>2012-09-19</text:p>
          </table:table-cell>
          <table:table-cell office:value="357.410339" office:value-type="float">
            <text:p>357.410339</text:p>
          </table:table-cell>
          <table:table-cell office:value="362.919678" office:value-type="float">
            <text:p>362.919678</text:p>
          </table:table-cell>
          <table:table-cell office:value="356.867371" office:value-type="float">
            <text:p>356.867371</text:p>
          </table:table-cell>
          <table:table-cell office:value="362.391663" office:value-type="float">
            <text:p>362.391663</text:p>
          </table:table-cell>
          <table:table-cell office:value="362.391663" office:value-type="float">
            <text:p>362.391663</text:p>
          </table:table-cell>
          <table:table-cell office:value="6219700" office:value-type="float">
            <text:p>6219700</text:p>
          </table:table-cell>
        </table:table-row>
        <table:table-row>
          <table:table-cell office:date-value="2012-09-20" office:value-type="date">
            <text:p>2012-09-20</text:p>
          </table:table-cell>
          <table:table-cell office:value="360.882324" office:value-type="float">
            <text:p>360.882324</text:p>
          </table:table-cell>
          <table:table-cell office:value="364.324432" office:value-type="float">
            <text:p>364.324432</text:p>
          </table:table-cell>
          <table:table-cell office:value="359.263397" office:value-type="float">
            <text:p>359.263397</text:p>
          </table:table-cell>
          <table:table-cell office:value="362.7005" office:value-type="float">
            <text:p>362.7005</text:p>
          </table:table-cell>
          <table:table-cell office:value="362.7005" office:value-type="float">
            <text:p>362.7005</text:p>
          </table:table-cell>
          <table:table-cell office:value="5836500" office:value-type="float">
            <text:p>5836500</text:p>
          </table:table-cell>
        </table:table-row>
        <table:table-row>
          <table:table-cell office:date-value="2012-09-21" office:value-type="date">
            <text:p>2012-09-21</text:p>
          </table:table-cell>
          <table:table-cell office:value="364.737885" office:value-type="float">
            <text:p>364.737885</text:p>
          </table:table-cell>
          <table:table-cell office:value="366.087799" office:value-type="float">
            <text:p>366.087799</text:p>
          </table:table-cell>
          <table:table-cell office:value="363.696777" office:value-type="float">
            <text:p>363.696777</text:p>
          </table:table-cell>
          <table:table-cell office:value="365.624542" office:value-type="float">
            <text:p>365.624542</text:p>
          </table:table-cell>
          <table:table-cell office:value="365.624542" office:value-type="float">
            <text:p>365.624542</text:p>
          </table:table-cell>
          <table:table-cell office:value="12765800" office:value-type="float">
            <text:p>12765800</text:p>
          </table:table-cell>
        </table:table-row>
        <table:table-row>
          <table:table-cell office:date-value="2012-09-24" office:value-type="date">
            <text:p>2012-09-24</text:p>
          </table:table-cell>
          <table:table-cell office:value="364.135132" office:value-type="float">
            <text:p>364.135132</text:p>
          </table:table-cell>
          <table:table-cell office:value="373.619568" office:value-type="float">
            <text:p>373.619568</text:p>
          </table:table-cell>
          <table:table-cell office:value="363.761536" office:value-type="float">
            <text:p>363.761536</text:p>
          </table:table-cell>
          <table:table-cell office:value="373.290802" office:value-type="float">
            <text:p>373.290802</text:p>
          </table:table-cell>
          <table:table-cell office:value="373.290802" office:value-type="float">
            <text:p>373.290802</text:p>
          </table:table-cell>
          <table:table-cell office:value="7154200" office:value-type="float">
            <text:p>7154200</text:p>
          </table:table-cell>
        </table:table-row>
        <table:table-row>
          <table:table-cell office:date-value="2012-09-25" office:value-type="date">
            <text:p>2012-09-25</text:p>
          </table:table-cell>
          <table:table-cell office:value="375.118958" office:value-type="float">
            <text:p>375.118958</text:p>
          </table:table-cell>
          <table:table-cell office:value="381.016846" office:value-type="float">
            <text:p>381.016846</text:p>
          </table:table-cell>
          <table:table-cell office:value="372.434021" office:value-type="float">
            <text:p>372.434021</text:p>
          </table:table-cell>
          <table:table-cell office:value="373.181213" office:value-type="float">
            <text:p>373.181213</text:p>
          </table:table-cell>
          <table:table-cell office:value="373.181213" office:value-type="float">
            <text:p>373.181213</text:p>
          </table:table-cell>
          <table:table-cell office:value="12162400" office:value-type="float">
            <text:p>12162400</text:p>
          </table:table-cell>
        </table:table-row>
        <table:table-row>
          <table:table-cell office:date-value="2012-09-26" office:value-type="date">
            <text:p>2012-09-26</text:p>
          </table:table-cell>
          <table:table-cell office:value="373.524933" office:value-type="float">
            <text:p>373.524933</text:p>
          </table:table-cell>
          <table:table-cell office:value="379.198669" office:value-type="float">
            <text:p>379.198669</text:p>
          </table:table-cell>
          <table:table-cell office:value="369.116455" office:value-type="float">
            <text:p>369.116455</text:p>
          </table:table-cell>
          <table:table-cell office:value="375.323212" office:value-type="float">
            <text:p>375.323212</text:p>
          </table:table-cell>
          <table:table-cell office:value="375.323212" office:value-type="float">
            <text:p>375.323212</text:p>
          </table:table-cell>
          <table:table-cell office:value="11388200" office:value-type="float">
            <text:p>11388200</text:p>
          </table:table-cell>
        </table:table-row>
        <table:table-row>
          <table:table-cell office:date-value="2012-09-27" office:value-type="date">
            <text:p>2012-09-27</text:p>
          </table:table-cell>
          <table:table-cell office:value="378.556091" office:value-type="float">
            <text:p>378.556091</text:p>
          </table:table-cell>
          <table:table-cell office:value="379.995697" office:value-type="float">
            <text:p>379.995697</text:p>
          </table:table-cell>
          <table:table-cell office:value="374.42157" office:value-type="float">
            <text:p>374.42157</text:p>
          </table:table-cell>
          <table:table-cell office:value="376.837524" office:value-type="float">
            <text:p>376.837524</text:p>
          </table:table-cell>
          <table:table-cell office:value="376.837524" office:value-type="float">
            <text:p>376.837524</text:p>
          </table:table-cell>
          <table:table-cell office:value="7891600" office:value-type="float">
            <text:p>7891600</text:p>
          </table:table-cell>
        </table:table-row>
        <table:table-row>
          <table:table-cell office:date-value="2012-09-28" office:value-type="date">
            <text:p>2012-09-28</text:p>
          </table:table-cell>
          <table:table-cell office:value="375.666901" office:value-type="float">
            <text:p>375.666901</text:p>
          </table:table-cell>
          <table:table-cell office:value="378.2323" office:value-type="float">
            <text:p>378.2323</text:p>
          </table:table-cell>
          <table:table-cell office:value="374.172516" office:value-type="float">
            <text:p>374.172516</text:p>
          </table:table-cell>
          <table:table-cell office:value="375.841248" office:value-type="float">
            <text:p>375.841248</text:p>
          </table:table-cell>
          <table:table-cell office:value="375.841248" office:value-type="float">
            <text:p>375.841248</text:p>
          </table:table-cell>
          <table:table-cell office:value="5587700" office:value-type="float">
            <text:p>5587700</text:p>
          </table:table-cell>
        </table:table-row>
        <table:table-row>
          <table:table-cell office:date-value="2012-10-01" office:value-type="date">
            <text:p>2012-10-01</text:p>
          </table:table-cell>
          <table:table-cell office:value="378.107758" office:value-type="float">
            <text:p>378.107758</text:p>
          </table:table-cell>
          <table:table-cell office:value="381.071655" office:value-type="float">
            <text:p>381.071655</text:p>
          </table:table-cell>
          <table:table-cell office:value="376.693054" office:value-type="float">
            <text:p>376.693054</text:p>
          </table:table-cell>
          <table:table-cell office:value="379.467651" office:value-type="float">
            <text:p>379.467651</text:p>
          </table:table-cell>
          <table:table-cell office:value="379.467651" office:value-type="float">
            <text:p>379.467651</text:p>
          </table:table-cell>
          <table:table-cell office:value="6359700" office:value-type="float">
            <text:p>6359700</text:p>
          </table:table-cell>
        </table:table-row>
        <table:table-row>
          <table:table-cell office:date-value="2012-10-02" office:value-type="date">
            <text:p>2012-10-02</text:p>
          </table:table-cell>
          <table:table-cell office:value="381.171265" office:value-type="float">
            <text:p>381.171265</text:p>
          </table:table-cell>
          <table:table-cell office:value="381.564789" office:value-type="float">
            <text:p>381.564789</text:p>
          </table:table-cell>
          <table:table-cell office:value="373.734161" office:value-type="float">
            <text:p>373.734161</text:p>
          </table:table-cell>
          <table:table-cell office:value="377.081604" office:value-type="float">
            <text:p>377.081604</text:p>
          </table:table-cell>
          <table:table-cell office:value="377.081604" office:value-type="float">
            <text:p>377.081604</text:p>
          </table:table-cell>
          <table:table-cell office:value="5601200" office:value-type="float">
            <text:p>5601200</text:p>
          </table:table-cell>
        </table:table-row>
        <table:table-row>
          <table:table-cell office:date-value="2012-10-03" office:value-type="date">
            <text:p>2012-10-03</text:p>
          </table:table-cell>
          <table:table-cell office:value="376.448975" office:value-type="float">
            <text:p>376.448975</text:p>
          </table:table-cell>
          <table:table-cell office:value="380.533661" office:value-type="float">
            <text:p>380.533661</text:p>
          </table:table-cell>
          <table:table-cell office:value="374.695557" office:value-type="float">
            <text:p>374.695557</text:p>
          </table:table-cell>
          <table:table-cell office:value="379.826324" office:value-type="float">
            <text:p>379.826324</text:p>
          </table:table-cell>
          <table:table-cell office:value="379.826324" office:value-type="float">
            <text:p>379.826324</text:p>
          </table:table-cell>
          <table:table-cell office:value="4433100" office:value-type="float">
            <text:p>4433100</text:p>
          </table:table-cell>
        </table:table-row>
        <table:table-row>
          <table:table-cell office:date-value="2012-10-04" office:value-type="date">
            <text:p>2012-10-04</text:p>
          </table:table-cell>
          <table:table-cell office:value="379.950836" office:value-type="float">
            <text:p>379.950836</text:p>
          </table:table-cell>
          <table:table-cell office:value="383.507507" office:value-type="float">
            <text:p>383.507507</text:p>
          </table:table-cell>
          <table:table-cell office:value="378.282104" office:value-type="float">
            <text:p>378.282104</text:p>
          </table:table-cell>
          <table:table-cell office:value="382.590942" office:value-type="float">
            <text:p>382.590942</text:p>
          </table:table-cell>
          <table:table-cell office:value="382.590942" office:value-type="float">
            <text:p>382.590942</text:p>
          </table:table-cell>
          <table:table-cell office:value="4926700" office:value-type="float">
            <text:p>4926700</text:p>
          </table:table-cell>
        </table:table-row>
        <table:table-row>
          <table:table-cell office:date-value="2012-10-05" office:value-type="date">
            <text:p>2012-10-05</text:p>
          </table:table-cell>
          <table:table-cell office:value="383.915985" office:value-type="float">
            <text:p>383.915985</text:p>
          </table:table-cell>
          <table:table-cell office:value="385.744141" office:value-type="float">
            <text:p>385.744141</text:p>
          </table:table-cell>
          <table:table-cell office:value="381.07663" office:value-type="float">
            <text:p>381.07663</text:p>
          </table:table-cell>
          <table:table-cell office:value="382.391693" office:value-type="float">
            <text:p>382.391693</text:p>
          </table:table-cell>
          <table:table-cell office:value="382.391693" office:value-type="float">
            <text:p>382.391693</text:p>
          </table:table-cell>
          <table:table-cell office:value="5492200" office:value-type="float">
            <text:p>5492200</text:p>
          </table:table-cell>
        </table:table-row>
        <table:table-row>
          <table:table-cell office:date-value="2012-10-08" office:value-type="date">
            <text:p>2012-10-08</text:p>
          </table:table-cell>
          <table:table-cell office:value="379.079132" office:value-type="float">
            <text:p>379.079132</text:p>
          </table:table-cell>
          <table:table-cell office:value="380.364288" office:value-type="float">
            <text:p>380.364288</text:p>
          </table:table-cell>
          <table:table-cell office:value="375.666901" office:value-type="float">
            <text:p>375.666901</text:p>
          </table:table-cell>
          <table:table-cell office:value="377.505005" office:value-type="float">
            <text:p>377.505005</text:p>
          </table:table-cell>
          <table:table-cell office:value="377.505005" office:value-type="float">
            <text:p>377.505005</text:p>
          </table:table-cell>
          <table:table-cell office:value="3931800" office:value-type="float">
            <text:p>3931800</text:p>
          </table:table-cell>
        </table:table-row>
        <table:table-row>
          <table:table-cell office:date-value="2012-10-09" office:value-type="date">
            <text:p>2012-10-09</text:p>
          </table:table-cell>
          <table:table-cell office:value="378.416595" office:value-type="float">
            <text:p>378.416595</text:p>
          </table:table-cell>
          <table:table-cell office:value="379.238525" office:value-type="float">
            <text:p>379.238525</text:p>
          </table:table-cell>
          <table:table-cell office:value="369.878601" office:value-type="float">
            <text:p>369.878601</text:p>
          </table:table-cell>
          <table:table-cell office:value="370.655701" office:value-type="float">
            <text:p>370.655701</text:p>
          </table:table-cell>
          <table:table-cell office:value="370.655701" office:value-type="float">
            <text:p>370.655701</text:p>
          </table:table-cell>
          <table:table-cell office:value="6028900" office:value-type="float">
            <text:p>6028900</text:p>
          </table:table-cell>
        </table:table-row>
        <table:table-row>
          <table:table-cell office:date-value="2012-10-10" office:value-type="date">
            <text:p>2012-10-10</text:p>
          </table:table-cell>
          <table:table-cell office:value="369.544861" office:value-type="float">
            <text:p>369.544861</text:p>
          </table:table-cell>
          <table:table-cell office:value="372.369263" office:value-type="float">
            <text:p>372.369263</text:p>
          </table:table-cell>
          <table:table-cell office:value="367.76651" office:value-type="float">
            <text:p>367.76651</text:p>
          </table:table-cell>
          <table:table-cell office:value="370.889801" office:value-type="float">
            <text:p>370.889801</text:p>
          </table:table-cell>
          <table:table-cell office:value="370.889801" office:value-type="float">
            <text:p>370.889801</text:p>
          </table:table-cell>
          <table:table-cell office:value="4095000" office:value-type="float">
            <text:p>4095000</text:p>
          </table:table-cell>
        </table:table-row>
        <table:table-row>
          <table:table-cell office:date-value="2012-10-11" office:value-type="date">
            <text:p>2012-10-11</text:p>
          </table:table-cell>
          <table:table-cell office:value="375.04425" office:value-type="float">
            <text:p>375.04425</text:p>
          </table:table-cell>
          <table:table-cell office:value="377.833801" office:value-type="float">
            <text:p>377.833801</text:p>
          </table:table-cell>
          <table:table-cell office:value="373.74411" office:value-type="float">
            <text:p>373.74411</text:p>
          </table:table-cell>
          <table:table-cell office:value="374.336884" office:value-type="float">
            <text:p>374.336884</text:p>
          </table:table-cell>
          <table:table-cell office:value="374.336884" office:value-type="float">
            <text:p>374.336884</text:p>
          </table:table-cell>
          <table:table-cell office:value="4785600" office:value-type="float">
            <text:p>4785600</text:p>
          </table:table-cell>
        </table:table-row>
        <table:table-row>
          <table:table-cell office:date-value="2012-10-12" office:value-type="date">
            <text:p>2012-10-12</text:p>
          </table:table-cell>
          <table:table-cell office:value="374.52121" office:value-type="float">
            <text:p>374.52121</text:p>
          </table:table-cell>
          <table:table-cell office:value="376.025574" office:value-type="float">
            <text:p>376.025574</text:p>
          </table:table-cell>
          <table:table-cell office:value="370.660675" office:value-type="float">
            <text:p>370.660675</text:p>
          </table:table-cell>
          <table:table-cell office:value="370.984467" office:value-type="float">
            <text:p>370.984467</text:p>
          </table:table-cell>
          <table:table-cell office:value="370.984467" office:value-type="float">
            <text:p>370.984467</text:p>
          </table:table-cell>
          <table:table-cell office:value="4826400" office:value-type="float">
            <text:p>4826400</text:p>
          </table:table-cell>
        </table:table-row>
        <table:table-row>
          <table:table-cell office:date-value="2012-10-15" office:value-type="date">
            <text:p>2012-10-15</text:p>
          </table:table-cell>
          <table:table-cell office:value="369.584717" office:value-type="float">
            <text:p>369.584717</text:p>
          </table:table-cell>
          <table:table-cell office:value="370.526184" office:value-type="float">
            <text:p>370.526184</text:p>
          </table:table-cell>
          <table:table-cell office:value="363.985687" office:value-type="float">
            <text:p>363.985687</text:p>
          </table:table-cell>
          <table:table-cell office:value="369.106506" office:value-type="float">
            <text:p>369.106506</text:p>
          </table:table-cell>
          <table:table-cell office:value="369.106506" office:value-type="float">
            <text:p>369.106506</text:p>
          </table:table-cell>
          <table:table-cell office:value="6060700" office:value-type="float">
            <text:p>6060700</text:p>
          </table:table-cell>
        </table:table-row>
        <table:table-row>
          <table:table-cell office:date-value="2012-10-16" office:value-type="date">
            <text:p>2012-10-16</text:p>
          </table:table-cell>
          <table:table-cell office:value="368.683075" office:value-type="float">
            <text:p>368.683075</text:p>
          </table:table-cell>
          <table:table-cell office:value="372.100281" office:value-type="float">
            <text:p>372.100281</text:p>
          </table:table-cell>
          <table:table-cell office:value="366.85495" office:value-type="float">
            <text:p>366.85495</text:p>
          </table:table-cell>
          <table:table-cell office:value="370.959564" office:value-type="float">
            <text:p>370.959564</text:p>
          </table:table-cell>
          <table:table-cell office:value="370.959564" office:value-type="float">
            <text:p>370.959564</text:p>
          </table:table-cell>
          <table:table-cell office:value="4131800" office:value-type="float">
            <text:p>4131800</text:p>
          </table:table-cell>
        </table:table-row>
        <table:table-row>
          <table:table-cell office:date-value="2012-10-17" office:value-type="date">
            <text:p>2012-10-17</text:p>
          </table:table-cell>
          <table:table-cell office:value="370.585968" office:value-type="float">
            <text:p>370.585968</text:p>
          </table:table-cell>
          <table:table-cell office:value="376.757813" office:value-type="float">
            <text:p>376.757813</text:p>
          </table:table-cell>
          <table:table-cell office:value="368.747833" office:value-type="float">
            <text:p>368.747833</text:p>
          </table:table-cell>
          <table:table-cell office:value="376.334412" office:value-type="float">
            <text:p>376.334412</text:p>
          </table:table-cell>
          <table:table-cell office:value="376.334412" office:value-type="float">
            <text:p>376.334412</text:p>
          </table:table-cell>
          <table:table-cell office:value="4602900" office:value-type="float">
            <text:p>4602900</text:p>
          </table:table-cell>
        </table:table-row>
        <table:table-row>
          <table:table-cell office:date-value="2012-10-18" office:value-type="date">
            <text:p>2012-10-18</text:p>
          </table:table-cell>
          <table:table-cell office:value="376.359314" office:value-type="float">
            <text:p>376.359314</text:p>
          </table:table-cell>
          <table:table-cell office:value="378.292053" office:value-type="float">
            <text:p>378.292053</text:p>
          </table:table-cell>
          <table:table-cell office:value="336.737823" office:value-type="float">
            <text:p>336.737823</text:p>
          </table:table-cell>
          <table:table-cell office:value="346.202362" office:value-type="float">
            <text:p>346.202362</text:p>
          </table:table-cell>
          <table:table-cell office:value="346.202362" office:value-type="float">
            <text:p>346.202362</text:p>
          </table:table-cell>
          <table:table-cell office:value="24977900" office:value-type="float">
            <text:p>24977900</text:p>
          </table:table-cell>
        </table:table-row>
        <table:table-row>
          <table:table-cell office:date-value="2012-10-19" office:value-type="date">
            <text:p>2012-10-19</text:p>
          </table:table-cell>
          <table:table-cell office:value="351.472595" office:value-type="float">
            <text:p>351.472595</text:p>
          </table:table-cell>
          <table:table-cell office:value="352.030518" office:value-type="float">
            <text:p>352.030518</text:p>
          </table:table-cell>
          <table:table-cell office:value="334.7453" office:value-type="float">
            <text:p>334.7453</text:p>
          </table:table-cell>
          <table:table-cell office:value="339.622009" office:value-type="float">
            <text:p>339.622009</text:p>
          </table:table-cell>
          <table:table-cell office:value="339.622009" office:value-type="float">
            <text:p>339.622009</text:p>
          </table:table-cell>
          <table:table-cell office:value="23050400" office:value-type="float">
            <text:p>23050400</text:p>
          </table:table-cell>
        </table:table-row>
        <table:table-row>
          <table:table-cell office:date-value="2012-10-22" office:value-type="date">
            <text:p>2012-10-22</text:p>
          </table:table-cell>
          <table:table-cell office:value="339.233459" office:value-type="float">
            <text:p>339.233459</text:p>
          </table:table-cell>
          <table:table-cell office:value="341.036713" office:value-type="float">
            <text:p>341.036713</text:p>
          </table:table-cell>
          <table:table-cell office:value="333.599579" office:value-type="float">
            <text:p>333.599579</text:p>
          </table:table-cell>
          <table:table-cell office:value="338.067841" office:value-type="float">
            <text:p>338.067841</text:p>
          </table:table-cell>
          <table:table-cell office:value="338.067841" office:value-type="float">
            <text:p>338.067841</text:p>
          </table:table-cell>
          <table:table-cell office:value="8141500" office:value-type="float">
            <text:p>8141500</text:p>
          </table:table-cell>
        </table:table-row>
        <table:table-row>
          <table:table-cell office:date-value="2012-10-23" office:value-type="date">
            <text:p>2012-10-23</text:p>
          </table:table-cell>
          <table:table-cell office:value="334.750275" office:value-type="float">
            <text:p>334.750275</text:p>
          </table:table-cell>
          <table:table-cell office:value="342.381683" office:value-type="float">
            <text:p>342.381683</text:p>
          </table:table-cell>
          <table:table-cell office:value="334.7453" office:value-type="float">
            <text:p>334.7453</text:p>
          </table:table-cell>
          <table:table-cell office:value="338.904694" office:value-type="float">
            <text:p>338.904694</text:p>
          </table:table-cell>
          <table:table-cell office:value="338.904694" office:value-type="float">
            <text:p>338.904694</text:p>
          </table:table-cell>
          <table:table-cell office:value="5855000" office:value-type="float">
            <text:p>5855000</text:p>
          </table:table-cell>
        </table:table-row>
        <table:table-row>
          <table:table-cell office:date-value="2012-10-24" office:value-type="date">
            <text:p>2012-10-24</text:p>
          </table:table-cell>
          <table:table-cell office:value="342.117645" office:value-type="float">
            <text:p>342.117645</text:p>
          </table:table-cell>
          <table:table-cell office:value="342.217285" office:value-type="float">
            <text:p>342.217285</text:p>
          </table:table-cell>
          <table:table-cell office:value="336.374176" office:value-type="float">
            <text:p>336.374176</text:p>
          </table:table-cell>
          <table:table-cell office:value="337.385406" office:value-type="float">
            <text:p>337.385406</text:p>
          </table:table-cell>
          <table:table-cell office:value="337.385406" office:value-type="float">
            <text:p>337.385406</text:p>
          </table:table-cell>
          <table:table-cell office:value="5011600" office:value-type="float">
            <text:p>5011600</text:p>
          </table:table-cell>
        </table:table-row>
        <table:table-row>
          <table:table-cell office:date-value="2012-10-25" office:value-type="date">
            <text:p>2012-10-25</text:p>
          </table:table-cell>
          <table:table-cell office:value="338.730347" office:value-type="float">
            <text:p>338.730347</text:p>
          </table:table-cell>
          <table:table-cell office:value="339.726624" office:value-type="float">
            <text:p>339.726624</text:p>
          </table:table-cell>
          <table:table-cell office:value="335.497467" office:value-type="float">
            <text:p>335.497467</text:p>
          </table:table-cell>
          <table:table-cell office:value="337.614532" office:value-type="float">
            <text:p>337.614532</text:p>
          </table:table-cell>
          <table:table-cell office:value="337.614532" office:value-type="float">
            <text:p>337.614532</text:p>
          </table:table-cell>
          <table:table-cell office:value="4820100" office:value-type="float">
            <text:p>4820100</text:p>
          </table:table-cell>
        </table:table-row>
        <table:table-row>
          <table:table-cell office:date-value="2012-10-26" office:value-type="date">
            <text:p>2012-10-26</text:p>
          </table:table-cell>
          <table:table-cell office:value="336.986877" office:value-type="float">
            <text:p>336.986877</text:p>
          </table:table-cell>
          <table:table-cell office:value="340.239685" office:value-type="float">
            <text:p>340.239685</text:p>
          </table:table-cell>
          <table:table-cell office:value="334.346771" office:value-type="float">
            <text:p>334.346771</text:p>
          </table:table-cell>
          <table:table-cell office:value="336.314423" office:value-type="float">
            <text:p>336.314423</text:p>
          </table:table-cell>
          <table:table-cell office:value="336.314423" office:value-type="float">
            <text:p>336.314423</text:p>
          </table:table-cell>
          <table:table-cell office:value="3916200" office:value-type="float">
            <text:p>3916200</text:p>
          </table:table-cell>
        </table:table-row>
        <table:table-row>
          <table:table-cell office:date-value="2012-10-31" office:value-type="date">
            <text:p>2012-10-31</text:p>
          </table:table-cell>
          <table:table-cell office:value="338.660614" office:value-type="float">
            <text:p>338.660614</text:p>
          </table:table-cell>
          <table:table-cell office:value="339.228485" office:value-type="float">
            <text:p>339.228485</text:p>
          </table:table-cell>
          <table:table-cell office:value="336.239685" office:value-type="float">
            <text:p>336.239685</text:p>
          </table:table-cell>
          <table:table-cell office:value="338.879791" office:value-type="float">
            <text:p>338.879791</text:p>
          </table:table-cell>
          <table:table-cell office:value="338.879791" office:value-type="float">
            <text:p>338.879791</text:p>
          </table:table-cell>
          <table:table-cell office:value="3085400" office:value-type="float">
            <text:p>3085400</text:p>
          </table:table-cell>
        </table:table-row>
        <table:table-row>
          <table:table-cell office:date-value="2012-11-01" office:value-type="date">
            <text:p>2012-11-01</text:p>
          </table:table-cell>
          <table:table-cell office:value="338.481293" office:value-type="float">
            <text:p>338.481293</text:p>
          </table:table-cell>
          <table:table-cell office:value="344.160004" office:value-type="float">
            <text:p>344.160004</text:p>
          </table:table-cell>
          <table:table-cell office:value="338.092743" office:value-type="float">
            <text:p>338.092743</text:p>
          </table:table-cell>
          <table:table-cell office:value="342.511169" office:value-type="float">
            <text:p>342.511169</text:p>
          </table:table-cell>
          <table:table-cell office:value="342.511169" office:value-type="float">
            <text:p>342.511169</text:p>
          </table:table-cell>
          <table:table-cell office:value="4115500" office:value-type="float">
            <text:p>4115500</text:p>
          </table:table-cell>
        </table:table-row>
        <table:table-row>
          <table:table-cell office:date-value="2012-11-02" office:value-type="date">
            <text:p>2012-11-02</text:p>
          </table:table-cell>
          <table:table-cell office:value="346.097748" office:value-type="float">
            <text:p>346.097748</text:p>
          </table:table-cell>
          <table:table-cell office:value="346.476318" office:value-type="float">
            <text:p>346.476318</text:p>
          </table:table-cell>
          <table:table-cell office:value="342.401581" office:value-type="float">
            <text:p>342.401581</text:p>
          </table:table-cell>
          <table:table-cell office:value="342.675568" office:value-type="float">
            <text:p>342.675568</text:p>
          </table:table-cell>
          <table:table-cell office:value="342.675568" office:value-type="float">
            <text:p>342.675568</text:p>
          </table:table-cell>
          <table:table-cell office:value="4666100" office:value-type="float">
            <text:p>4666100</text:p>
          </table:table-cell>
        </table:table-row>
        <table:table-row>
          <table:table-cell office:date-value="2012-11-05" office:value-type="date">
            <text:p>2012-11-05</text:p>
          </table:table-cell>
          <table:table-cell office:value="340.971954" office:value-type="float">
            <text:p>340.971954</text:p>
          </table:table-cell>
          <table:table-cell office:value="342.147552" office:value-type="float">
            <text:p>342.147552</text:p>
          </table:table-cell>
          <table:table-cell office:value="336.518646" office:value-type="float">
            <text:p>336.518646</text:p>
          </table:table-cell>
          <table:table-cell office:value="340.204834" office:value-type="float">
            <text:p>340.204834</text:p>
          </table:table-cell>
          <table:table-cell office:value="340.204834" office:value-type="float">
            <text:p>340.204834</text:p>
          </table:table-cell>
          <table:table-cell office:value="3283900" office:value-type="float">
            <text:p>3283900</text:p>
          </table:table-cell>
        </table:table-row>
        <table:table-row>
          <table:table-cell office:date-value="2012-11-06" office:value-type="date">
            <text:p>2012-11-06</text:p>
          </table:table-cell>
          <table:table-cell office:value="341.460114" office:value-type="float">
            <text:p>341.460114</text:p>
          </table:table-cell>
          <table:table-cell office:value="341.968231" office:value-type="float">
            <text:p>341.968231</text:p>
          </table:table-cell>
          <table:table-cell office:value="337.509918" office:value-type="float">
            <text:p>337.509918</text:p>
          </table:table-cell>
          <table:table-cell office:value="339.587158" office:value-type="float">
            <text:p>339.587158</text:p>
          </table:table-cell>
          <table:table-cell office:value="339.587158" office:value-type="float">
            <text:p>339.587158</text:p>
          </table:table-cell>
          <table:table-cell office:value="3177300" office:value-type="float">
            <text:p>3177300</text:p>
          </table:table-cell>
        </table:table-row>
        <table:table-row>
          <table:table-cell office:date-value="2012-11-07" office:value-type="date">
            <text:p>2012-11-07</text:p>
          </table:table-cell>
          <table:table-cell office:value="336.239685" office:value-type="float">
            <text:p>336.239685</text:p>
          </table:table-cell>
          <table:table-cell office:value="337.848663" office:value-type="float">
            <text:p>337.848663</text:p>
          </table:table-cell>
          <table:table-cell office:value="332.00058" office:value-type="float">
            <text:p>332.00058</text:p>
          </table:table-cell>
          <table:table-cell office:value="332.314392" office:value-type="float">
            <text:p>332.314392</text:p>
          </table:table-cell>
          <table:table-cell office:value="332.314392" office:value-type="float">
            <text:p>332.314392</text:p>
          </table:table-cell>
          <table:table-cell office:value="4481200" office:value-type="float">
            <text:p>4481200</text:p>
          </table:table-cell>
        </table:table-row>
        <table:table-row>
          <table:table-cell office:date-value="2012-11-08" office:value-type="date">
            <text:p>2012-11-08</text:p>
          </table:table-cell>
          <table:table-cell office:value="333.848663" office:value-type="float">
            <text:p>333.848663</text:p>
          </table:table-cell>
          <table:table-cell office:value="334.491241" office:value-type="float">
            <text:p>334.491241</text:p>
          </table:table-cell>
          <table:table-cell office:value="324.399078" office:value-type="float">
            <text:p>324.399078</text:p>
          </table:table-cell>
          <table:table-cell office:value="324.927094" office:value-type="float">
            <text:p>324.927094</text:p>
          </table:table-cell>
          <table:table-cell office:value="324.927094" office:value-type="float">
            <text:p>324.927094</text:p>
          </table:table-cell>
          <table:table-cell office:value="5213300" office:value-type="float">
            <text:p>5213300</text:p>
          </table:table-cell>
        </table:table-row>
        <table:table-row>
          <table:table-cell office:date-value="2012-11-09" office:value-type="date">
            <text:p>2012-11-09</text:p>
          </table:table-cell>
          <table:table-cell office:value="326.102692" office:value-type="float">
            <text:p>326.102692</text:p>
          </table:table-cell>
          <table:table-cell office:value="332.922119" office:value-type="float">
            <text:p>332.922119</text:p>
          </table:table-cell>
          <table:table-cell office:value="323.935822" office:value-type="float">
            <text:p>323.935822</text:p>
          </table:table-cell>
          <table:table-cell office:value="330.277039" office:value-type="float">
            <text:p>330.277039</text:p>
          </table:table-cell>
          <table:table-cell office:value="330.277039" office:value-type="float">
            <text:p>330.277039</text:p>
          </table:table-cell>
          <table:table-cell office:value="6251500" office:value-type="float">
            <text:p>6251500</text:p>
          </table:table-cell>
        </table:table-row>
        <table:table-row>
          <table:table-cell office:date-value="2012-11-12" office:value-type="date">
            <text:p>2012-11-12</text:p>
          </table:table-cell>
          <table:table-cell office:value="330.635681" office:value-type="float">
            <text:p>330.635681</text:p>
          </table:table-cell>
          <table:table-cell office:value="333.649414" office:value-type="float">
            <text:p>333.649414</text:p>
          </table:table-cell>
          <table:table-cell office:value="329.20108" office:value-type="float">
            <text:p>329.20108</text:p>
          </table:table-cell>
          <table:table-cell office:value="331.706696" office:value-type="float">
            <text:p>331.706696</text:p>
          </table:table-cell>
          <table:table-cell office:value="331.706696" office:value-type="float">
            <text:p>331.706696</text:p>
          </table:table-cell>
          <table:table-cell office:value="2822300" office:value-type="float">
            <text:p>2822300</text:p>
          </table:table-cell>
        </table:table-row>
        <table:table-row>
          <table:table-cell office:date-value="2012-11-13" office:value-type="date">
            <text:p>2012-11-13</text:p>
          </table:table-cell>
          <table:table-cell office:value="330.262085" office:value-type="float">
            <text:p>330.262085</text:p>
          </table:table-cell>
          <table:table-cell office:value="332.553497" office:value-type="float">
            <text:p>332.553497</text:p>
          </table:table-cell>
          <table:table-cell office:value="327.886017" office:value-type="float">
            <text:p>327.886017</text:p>
          </table:table-cell>
          <table:table-cell office:value="328.294464" office:value-type="float">
            <text:p>328.294464</text:p>
          </table:table-cell>
          <table:table-cell office:value="328.294464" office:value-type="float">
            <text:p>328.294464</text:p>
          </table:table-cell>
          <table:table-cell office:value="3200200" office:value-type="float">
            <text:p>3200200</text:p>
          </table:table-cell>
        </table:table-row>
        <table:table-row>
          <table:table-cell office:date-value="2012-11-14" office:value-type="date">
            <text:p>2012-11-14</text:p>
          </table:table-cell>
          <table:table-cell office:value="329.096466" office:value-type="float">
            <text:p>329.096466</text:p>
          </table:table-cell>
          <table:table-cell office:value="329.853638" office:value-type="float">
            <text:p>329.853638</text:p>
          </table:table-cell>
          <table:table-cell office:value="324.035431" office:value-type="float">
            <text:p>324.035431</text:p>
          </table:table-cell>
          <table:table-cell office:value="325.05661" office:value-type="float">
            <text:p>325.05661</text:p>
          </table:table-cell>
          <table:table-cell office:value="325.05661" office:value-type="float">
            <text:p>325.05661</text:p>
          </table:table-cell>
          <table:table-cell office:value="3349200" office:value-type="float">
            <text:p>3349200</text:p>
          </table:table-cell>
        </table:table-row>
        <table:table-row>
          <table:table-cell office:date-value="2012-11-15" office:value-type="date">
            <text:p>2012-11-15</text:p>
          </table:table-cell>
          <table:table-cell office:value="323.786377" office:value-type="float">
            <text:p>323.786377</text:p>
          </table:table-cell>
          <table:table-cell office:value="328.7677" office:value-type="float">
            <text:p>328.7677</text:p>
          </table:table-cell>
          <table:table-cell office:value="320.747772" office:value-type="float">
            <text:p>320.747772</text:p>
          </table:table-cell>
          <table:table-cell office:value="322.421478" office:value-type="float">
            <text:p>322.421478</text:p>
          </table:table-cell>
          <table:table-cell office:value="322.421478" office:value-type="float">
            <text:p>322.421478</text:p>
          </table:table-cell>
          <table:table-cell office:value="3711500" office:value-type="float">
            <text:p>3711500</text:p>
          </table:table-cell>
        </table:table-row>
        <table:table-row>
          <table:table-cell office:date-value="2012-11-16" office:value-type="date">
            <text:p>2012-11-16</text:p>
          </table:table-cell>
          <table:table-cell office:value="321.788849" office:value-type="float">
            <text:p>321.788849</text:p>
          </table:table-cell>
          <table:table-cell office:value="325.290741" office:value-type="float">
            <text:p>325.290741</text:p>
          </table:table-cell>
          <table:table-cell office:value="316.8125" office:value-type="float">
            <text:p>316.8125</text:p>
          </table:table-cell>
          <table:table-cell office:value="322.381622" office:value-type="float">
            <text:p>322.381622</text:p>
          </table:table-cell>
          <table:table-cell office:value="322.381622" office:value-type="float">
            <text:p>322.381622</text:p>
          </table:table-cell>
          <table:table-cell office:value="6902000" office:value-type="float">
            <text:p>6902000</text:p>
          </table:table-cell>
        </table:table-row>
        <table:table-row>
          <table:table-cell office:date-value="2012-11-19" office:value-type="date">
            <text:p>2012-11-19</text:p>
          </table:table-cell>
          <table:table-cell office:value="326.625732" office:value-type="float">
            <text:p>326.625732</text:p>
          </table:table-cell>
          <table:table-cell office:value="333.211029" office:value-type="float">
            <text:p>333.211029</text:p>
          </table:table-cell>
          <table:table-cell office:value="326.541046" office:value-type="float">
            <text:p>326.541046</text:p>
          </table:table-cell>
          <table:table-cell office:value="332.857361" office:value-type="float">
            <text:p>332.857361</text:p>
          </table:table-cell>
          <table:table-cell office:value="332.857361" office:value-type="float">
            <text:p>332.857361</text:p>
          </table:table-cell>
          <table:table-cell office:value="4754100" office:value-type="float">
            <text:p>4754100</text:p>
          </table:table-cell>
        </table:table-row>
        <table:table-row>
          <table:table-cell office:date-value="2012-11-20" office:value-type="date">
            <text:p>2012-11-20</text:p>
          </table:table-cell>
          <table:table-cell office:value="333.504944" office:value-type="float">
            <text:p>333.504944</text:p>
          </table:table-cell>
          <table:table-cell office:value="337.7341" office:value-type="float">
            <text:p>337.7341</text:p>
          </table:table-cell>
          <table:table-cell office:value="331.044159" office:value-type="float">
            <text:p>331.044159</text:p>
          </table:table-cell>
          <table:table-cell office:value="333.73407" office:value-type="float">
            <text:p>333.73407</text:p>
          </table:table-cell>
          <table:table-cell office:value="333.73407" office:value-type="float">
            <text:p>333.73407</text:p>
          </table:table-cell>
          <table:table-cell office:value="4192900" office:value-type="float">
            <text:p>4192900</text:p>
          </table:table-cell>
        </table:table-row>
        <table:table-row>
          <table:table-cell office:date-value="2012-11-21" office:value-type="date">
            <text:p>2012-11-21</text:p>
          </table:table-cell>
          <table:table-cell office:value="333.245911" office:value-type="float">
            <text:p>333.245911</text:p>
          </table:table-cell>
          <table:table-cell office:value="333.649414" office:value-type="float">
            <text:p>333.649414</text:p>
          </table:table-cell>
          <table:table-cell office:value="328.966949" office:value-type="float">
            <text:p>328.966949</text:p>
          </table:table-cell>
          <table:table-cell office:value="331.691742" office:value-type="float">
            <text:p>331.691742</text:p>
          </table:table-cell>
          <table:table-cell office:value="331.691742" office:value-type="float">
            <text:p>331.691742</text:p>
          </table:table-cell>
          <table:table-cell office:value="4240200" office:value-type="float">
            <text:p>4240200</text:p>
          </table:table-cell>
        </table:table-row>
        <table:table-row>
          <table:table-cell office:date-value="2012-11-23" office:value-type="date">
            <text:p>2012-11-23</text:p>
          </table:table-cell>
          <table:table-cell office:value="333.73407" office:value-type="float">
            <text:p>333.73407</text:p>
          </table:table-cell>
          <table:table-cell office:value="333.749023" office:value-type="float">
            <text:p>333.749023</text:p>
          </table:table-cell>
          <table:table-cell office:value="331.806305" office:value-type="float">
            <text:p>331.806305</text:p>
          </table:table-cell>
          <table:table-cell office:value="332.737823" office:value-type="float">
            <text:p>332.737823</text:p>
          </table:table-cell>
          <table:table-cell office:value="332.737823" office:value-type="float">
            <text:p>332.737823</text:p>
          </table:table-cell>
          <table:table-cell office:value="1851800" office:value-type="float">
            <text:p>1851800</text:p>
          </table:table-cell>
        </table:table-row>
        <table:table-row>
          <table:table-cell office:date-value="2012-11-26" office:value-type="date">
            <text:p>2012-11-26</text:p>
          </table:table-cell>
          <table:table-cell office:value="331.975677" office:value-type="float">
            <text:p>331.975677</text:p>
          </table:table-cell>
          <table:table-cell office:value="332.254639" office:value-type="float">
            <text:p>332.254639</text:p>
          </table:table-cell>
          <table:table-cell office:value="328.279541" office:value-type="float">
            <text:p>328.279541</text:p>
          </table:table-cell>
          <table:table-cell office:value="329.340546" office:value-type="float">
            <text:p>329.340546</text:p>
          </table:table-cell>
          <table:table-cell office:value="329.340546" office:value-type="float">
            <text:p>329.340546</text:p>
          </table:table-cell>
          <table:table-cell office:value="4425700" office:value-type="float">
            <text:p>4425700</text:p>
          </table:table-cell>
        </table:table-row>
        <table:table-row>
          <table:table-cell office:date-value="2012-11-27" office:value-type="date">
            <text:p>2012-11-27</text:p>
          </table:table-cell>
          <table:table-cell office:value="328.852386" office:value-type="float">
            <text:p>328.852386</text:p>
          </table:table-cell>
          <table:table-cell office:value="336.239685" office:value-type="float">
            <text:p>336.239685</text:p>
          </table:table-cell>
          <table:table-cell office:value="327.771423" office:value-type="float">
            <text:p>327.771423</text:p>
          </table:table-cell>
          <table:table-cell office:value="334.102692" office:value-type="float">
            <text:p>334.102692</text:p>
          </table:table-cell>
          <table:table-cell office:value="334.102692" office:value-type="float">
            <text:p>334.102692</text:p>
          </table:table-cell>
          <table:table-cell office:value="5036100" office:value-type="float">
            <text:p>5036100</text:p>
          </table:table-cell>
        </table:table-row>
        <table:table-row>
          <table:table-cell office:date-value="2012-11-28" office:value-type="date">
            <text:p>2012-11-28</text:p>
          </table:table-cell>
          <table:table-cell office:value="332.757751" office:value-type="float">
            <text:p>332.757751</text:p>
          </table:table-cell>
          <table:table-cell office:value="341.176178" office:value-type="float">
            <text:p>341.176178</text:p>
          </table:table-cell>
          <table:table-cell office:value="330.705444" office:value-type="float">
            <text:p>330.705444</text:p>
          </table:table-cell>
          <table:table-cell office:value="340.558502" office:value-type="float">
            <text:p>340.558502</text:p>
          </table:table-cell>
          <table:table-cell office:value="340.558502" office:value-type="float">
            <text:p>340.558502</text:p>
          </table:table-cell>
          <table:table-cell office:value="6106700" office:value-type="float">
            <text:p>6106700</text:p>
          </table:table-cell>
        </table:table-row>
        <table:table-row>
          <table:table-cell office:date-value="2012-11-29" office:value-type="date">
            <text:p>2012-11-29</text:p>
          </table:table-cell>
          <table:table-cell office:value="342.605835" office:value-type="float">
            <text:p>342.605835</text:p>
          </table:table-cell>
          <table:table-cell office:value="345.654388" office:value-type="float">
            <text:p>345.654388</text:p>
          </table:table-cell>
          <table:table-cell office:value="339.726624" office:value-type="float">
            <text:p>339.726624</text:p>
          </table:table-cell>
          <table:table-cell office:value="344.653168" office:value-type="float">
            <text:p>344.653168</text:p>
          </table:table-cell>
          <table:table-cell office:value="344.653168" office:value-type="float">
            <text:p>344.653168</text:p>
          </table:table-cell>
          <table:table-cell office:value="5573700" office:value-type="float">
            <text:p>5573700</text:p>
          </table:table-cell>
        </table:table-row>
        <table:table-row>
          <table:table-cell office:date-value="2012-11-30" office:value-type="date">
            <text:p>2012-11-30</text:p>
          </table:table-cell>
          <table:table-cell office:value="344.364227" office:value-type="float">
            <text:p>344.364227</text:p>
          </table:table-cell>
          <table:table-cell office:value="348.304474" office:value-type="float">
            <text:p>348.304474</text:p>
          </table:table-cell>
          <table:table-cell office:value="341.564728" office:value-type="float">
            <text:p>341.564728</text:p>
          </table:table-cell>
          <table:table-cell office:value="347.881042" office:value-type="float">
            <text:p>347.881042</text:p>
          </table:table-cell>
          <table:table-cell office:value="347.881042" office:value-type="float">
            <text:p>347.881042</text:p>
          </table:table-cell>
          <table:table-cell office:value="6350800" office:value-type="float">
            <text:p>6350800</text:p>
          </table:table-cell>
        </table:table-row>
        <table:table-row>
          <table:table-cell office:date-value="2012-12-03" office:value-type="date">
            <text:p>2012-12-03</text:p>
          </table:table-cell>
          <table:table-cell office:value="349.808838" office:value-type="float">
            <text:p>349.808838</text:p>
          </table:table-cell>
          <table:table-cell office:value="351.627014" office:value-type="float">
            <text:p>351.627014</text:p>
          </table:table-cell>
          <table:table-cell office:value="345.759003" office:value-type="float">
            <text:p>345.759003</text:p>
          </table:table-cell>
          <table:table-cell office:value="346.326874" office:value-type="float">
            <text:p>346.326874</text:p>
          </table:table-cell>
          <table:table-cell office:value="346.326874" office:value-type="float">
            <text:p>346.326874</text:p>
          </table:table-cell>
          <table:table-cell office:value="4401300" office:value-type="float">
            <text:p>4401300</text:p>
          </table:table-cell>
        </table:table-row>
        <table:table-row>
          <table:table-cell office:date-value="2012-12-04" office:value-type="date">
            <text:p>2012-12-04</text:p>
          </table:table-cell>
          <table:table-cell office:value="346.202362" office:value-type="float">
            <text:p>346.202362</text:p>
          </table:table-cell>
          <table:table-cell office:value="346.45639" office:value-type="float">
            <text:p>346.45639</text:p>
          </table:table-cell>
          <table:table-cell office:value="341.569702" office:value-type="float">
            <text:p>341.569702</text:p>
          </table:table-cell>
          <table:table-cell office:value="344.224762" office:value-type="float">
            <text:p>344.224762</text:p>
          </table:table-cell>
          <table:table-cell office:value="344.224762" office:value-type="float">
            <text:p>344.224762</text:p>
          </table:table-cell>
          <table:table-cell office:value="3998200" office:value-type="float">
            <text:p>3998200</text:p>
          </table:table-cell>
        </table:table-row>
        <table:table-row>
          <table:table-cell office:date-value="2012-12-05" office:value-type="date">
            <text:p>2012-12-05</text:p>
          </table:table-cell>
          <table:table-cell office:value="344.782684" office:value-type="float">
            <text:p>344.782684</text:p>
          </table:table-cell>
          <table:table-cell office:value="345.953278" office:value-type="float">
            <text:p>345.953278</text:p>
          </table:table-cell>
          <table:table-cell office:value="339.890991" office:value-type="float">
            <text:p>339.890991</text:p>
          </table:table-cell>
          <table:table-cell office:value="342.625763" office:value-type="float">
            <text:p>342.625763</text:p>
          </table:table-cell>
          <table:table-cell office:value="342.625763" office:value-type="float">
            <text:p>342.625763</text:p>
          </table:table-cell>
          <table:table-cell office:value="3738700" office:value-type="float">
            <text:p>3738700</text:p>
          </table:table-cell>
        </table:table-row>
        <table:table-row>
          <table:table-cell office:date-value="2012-12-06" office:value-type="date">
            <text:p>2012-12-06</text:p>
          </table:table-cell>
          <table:table-cell office:value="342.511169" office:value-type="float">
            <text:p>342.511169</text:p>
          </table:table-cell>
          <table:table-cell office:value="346.506195" office:value-type="float">
            <text:p>346.506195</text:p>
          </table:table-cell>
          <table:table-cell office:value="340.976929" office:value-type="float">
            <text:p>340.976929</text:p>
          </table:table-cell>
          <table:table-cell office:value="344.274567" office:value-type="float">
            <text:p>344.274567</text:p>
          </table:table-cell>
          <table:table-cell office:value="344.274567" office:value-type="float">
            <text:p>344.274567</text:p>
          </table:table-cell>
          <table:table-cell office:value="2935500" office:value-type="float">
            <text:p>2935500</text:p>
          </table:table-cell>
        </table:table-row>
        <table:table-row>
          <table:table-cell office:date-value="2012-12-07" office:value-type="date">
            <text:p>2012-12-07</text:p>
          </table:table-cell>
          <table:table-cell office:value="346.202362" office:value-type="float">
            <text:p>346.202362</text:p>
          </table:table-cell>
          <table:table-cell office:value="347.138824" office:value-type="float">
            <text:p>347.138824</text:p>
          </table:table-cell>
          <table:table-cell office:value="339.935852" office:value-type="float">
            <text:p>339.935852</text:p>
          </table:table-cell>
          <table:table-cell office:value="340.827484" office:value-type="float">
            <text:p>340.827484</text:p>
          </table:table-cell>
          <table:table-cell office:value="340.827484" office:value-type="float">
            <text:p>340.827484</text:p>
          </table:table-cell>
          <table:table-cell office:value="3852900" office:value-type="float">
            <text:p>3852900</text:p>
          </table:table-cell>
        </table:table-row>
        <table:table-row>
          <table:table-cell office:date-value="2012-12-10" office:value-type="date">
            <text:p>2012-12-10</text:p>
          </table:table-cell>
          <table:table-cell office:value="341.415283" office:value-type="float">
            <text:p>341.415283</text:p>
          </table:table-cell>
          <table:table-cell office:value="344.5336" office:value-type="float">
            <text:p>344.5336</text:p>
          </table:table-cell>
          <table:table-cell office:value="340.618286" office:value-type="float">
            <text:p>340.618286</text:p>
          </table:table-cell>
          <table:table-cell office:value="341.430237" office:value-type="float">
            <text:p>341.430237</text:p>
          </table:table-cell>
          <table:table-cell office:value="341.430237" office:value-type="float">
            <text:p>341.430237</text:p>
          </table:table-cell>
          <table:table-cell office:value="2743600" office:value-type="float">
            <text:p>2743600</text:p>
          </table:table-cell>
        </table:table-row>
        <table:table-row>
          <table:table-cell office:date-value="2012-12-11" office:value-type="date">
            <text:p>2012-12-11</text:p>
          </table:table-cell>
          <table:table-cell office:value="343.71167" office:value-type="float">
            <text:p>343.71167</text:p>
          </table:table-cell>
          <table:table-cell office:value="349.649414" office:value-type="float">
            <text:p>349.649414</text:p>
          </table:table-cell>
          <table:table-cell office:value="342.575928" office:value-type="float">
            <text:p>342.575928</text:p>
          </table:table-cell>
          <table:table-cell office:value="347.138824" office:value-type="float">
            <text:p>347.138824</text:p>
          </table:table-cell>
          <table:table-cell office:value="347.138824" office:value-type="float">
            <text:p>347.138824</text:p>
          </table:table-cell>
          <table:table-cell office:value="5395200" office:value-type="float">
            <text:p>5395200</text:p>
          </table:table-cell>
        </table:table-row>
        <table:table-row>
          <table:table-cell office:date-value="2012-12-12" office:value-type="date">
            <text:p>2012-12-12</text:p>
          </table:table-cell>
          <table:table-cell office:value="348.309448" office:value-type="float">
            <text:p>348.309448</text:p>
          </table:table-cell>
          <table:table-cell office:value="350.441467" office:value-type="float">
            <text:p>350.441467</text:p>
          </table:table-cell>
          <table:table-cell office:value="345.44519" office:value-type="float">
            <text:p>345.44519</text:p>
          </table:table-cell>
          <table:table-cell office:value="347.47757" office:value-type="float">
            <text:p>347.47757</text:p>
          </table:table-cell>
          <table:table-cell office:value="347.47757" office:value-type="float">
            <text:p>347.47757</text:p>
          </table:table-cell>
          <table:table-cell office:value="4870100" office:value-type="float">
            <text:p>4870100</text:p>
          </table:table-cell>
        </table:table-row>
        <table:table-row>
          <table:table-cell office:date-value="2012-12-13" office:value-type="date">
            <text:p>2012-12-13</text:p>
          </table:table-cell>
          <table:table-cell office:value="356.623291" office:value-type="float">
            <text:p>356.623291</text:p>
          </table:table-cell>
          <table:table-cell office:value="356.897247" office:value-type="float">
            <text:p>356.897247</text:p>
          </table:table-cell>
          <table:table-cell office:value="348.468842" office:value-type="float">
            <text:p>348.468842</text:p>
          </table:table-cell>
          <table:table-cell office:value="350.037964" office:value-type="float">
            <text:p>350.037964</text:p>
          </table:table-cell>
          <table:table-cell office:value="350.037964" office:value-type="float">
            <text:p>350.037964</text:p>
          </table:table-cell>
          <table:table-cell office:value="6915500" office:value-type="float">
            <text:p>6915500</text:p>
          </table:table-cell>
        </table:table-row>
        <table:table-row>
          <table:table-cell office:date-value="2012-12-14" office:value-type="date">
            <text:p>2012-12-14</text:p>
          </table:table-cell>
          <table:table-cell office:value="348.279572" office:value-type="float">
            <text:p>348.279572</text:p>
          </table:table-cell>
          <table:table-cell office:value="352.588409" office:value-type="float">
            <text:p>352.588409</text:p>
          </table:table-cell>
          <table:table-cell office:value="347.91095" office:value-type="float">
            <text:p>347.91095</text:p>
          </table:table-cell>
          <table:table-cell office:value="349.669342" office:value-type="float">
            <text:p>349.669342</text:p>
          </table:table-cell>
          <table:table-cell office:value="349.669342" office:value-type="float">
            <text:p>349.669342</text:p>
          </table:table-cell>
          <table:table-cell office:value="4276100" office:value-type="float">
            <text:p>4276100</text:p>
          </table:table-cell>
        </table:table-row>
        <table:table-row>
          <table:table-cell office:date-value="2012-12-17" office:value-type="date">
            <text:p>2012-12-17</text:p>
          </table:table-cell>
          <table:table-cell office:value="351.432739" office:value-type="float">
            <text:p>351.432739</text:p>
          </table:table-cell>
          <table:table-cell office:value="359.612091" office:value-type="float">
            <text:p>359.612091</text:p>
          </table:table-cell>
          <table:table-cell office:value="350.695496" office:value-type="float">
            <text:p>350.695496</text:p>
          </table:table-cell>
          <table:table-cell office:value="359.04422" office:value-type="float">
            <text:p>359.04422</text:p>
          </table:table-cell>
          <table:table-cell office:value="359.04422" office:value-type="float">
            <text:p>359.04422</text:p>
          </table:table-cell>
          <table:table-cell office:value="6093400" office:value-type="float">
            <text:p>6093400</text:p>
          </table:table-cell>
        </table:table-row>
        <table:table-row>
          <table:table-cell office:date-value="2012-12-18" office:value-type="date">
            <text:p>2012-12-18</text:p>
          </table:table-cell>
          <table:table-cell office:value="356.962006" office:value-type="float">
            <text:p>356.962006</text:p>
          </table:table-cell>
          <table:table-cell office:value="363.18869" office:value-type="float">
            <text:p>363.18869</text:p>
          </table:table-cell>
          <table:table-cell office:value="356.189911" office:value-type="float">
            <text:p>356.189911</text:p>
          </table:table-cell>
          <table:table-cell office:value="359.18866" office:value-type="float">
            <text:p>359.18866</text:p>
          </table:table-cell>
          <table:table-cell office:value="359.18866" office:value-type="float">
            <text:p>359.18866</text:p>
          </table:table-cell>
          <table:table-cell office:value="6032300" office:value-type="float">
            <text:p>6032300</text:p>
          </table:table-cell>
        </table:table-row>
        <table:table-row>
          <table:table-cell office:date-value="2012-12-19" office:value-type="date">
            <text:p>2012-12-19</text:p>
          </table:table-cell>
          <table:table-cell office:value="359.009338" office:value-type="float">
            <text:p>359.009338</text:p>
          </table:table-cell>
          <table:table-cell office:value="360.150055" office:value-type="float">
            <text:p>360.150055</text:p>
          </table:table-cell>
          <table:table-cell office:value="357.001862" office:value-type="float">
            <text:p>357.001862</text:p>
          </table:table-cell>
          <table:table-cell office:value="358.71048" office:value-type="float">
            <text:p>358.71048</text:p>
          </table:table-cell>
          <table:table-cell office:value="358.71048" office:value-type="float">
            <text:p>358.71048</text:p>
          </table:table-cell>
          <table:table-cell office:value="3851500" office:value-type="float">
            <text:p>3851500</text:p>
          </table:table-cell>
        </table:table-row>
        <table:table-row>
          <table:table-cell office:date-value="2012-12-20" office:value-type="date">
            <text:p>2012-12-20</text:p>
          </table:table-cell>
          <table:table-cell office:value="360.279572" office:value-type="float">
            <text:p>360.279572</text:p>
          </table:table-cell>
          <table:table-cell office:value="360.971985" office:value-type="float">
            <text:p>360.971985</text:p>
          </table:table-cell>
          <table:table-cell office:value="357.146332" office:value-type="float">
            <text:p>357.146332</text:p>
          </table:table-cell>
          <table:table-cell office:value="359.831268" office:value-type="float">
            <text:p>359.831268</text:p>
          </table:table-cell>
          <table:table-cell office:value="359.831268" office:value-type="float">
            <text:p>359.831268</text:p>
          </table:table-cell>
          <table:table-cell office:value="3326400" office:value-type="float">
            <text:p>3326400</text:p>
          </table:table-cell>
        </table:table-row>
        <table:table-row>
          <table:table-cell office:date-value="2012-12-21" office:value-type="date">
            <text:p>2012-12-21</text:p>
          </table:table-cell>
          <table:table-cell office:value="355.651917" office:value-type="float">
            <text:p>355.651917</text:p>
          </table:table-cell>
          <table:table-cell office:value="358.067871" office:value-type="float">
            <text:p>358.067871</text:p>
          </table:table-cell>
          <table:table-cell office:value="353.93338" office:value-type="float">
            <text:p>353.93338</text:p>
          </table:table-cell>
          <table:table-cell office:value="356.478821" office:value-type="float">
            <text:p>356.478821</text:p>
          </table:table-cell>
          <table:table-cell office:value="356.478821" office:value-type="float">
            <text:p>356.478821</text:p>
          </table:table-cell>
          <table:table-cell office:value="7078300" office:value-type="float">
            <text:p>7078300</text:p>
          </table:table-cell>
        </table:table-row>
        <table:table-row>
          <table:table-cell office:date-value="2012-12-24" office:value-type="date">
            <text:p>2012-12-24</text:p>
          </table:table-cell>
          <table:table-cell office:value="355.920929" office:value-type="float">
            <text:p>355.920929</text:p>
          </table:table-cell>
          <table:table-cell office:value="356.254669" office:value-type="float">
            <text:p>356.254669</text:p>
          </table:table-cell>
          <table:table-cell office:value="352.414063" office:value-type="float">
            <text:p>352.414063</text:p>
          </table:table-cell>
          <table:table-cell office:value="353.425262" office:value-type="float">
            <text:p>353.425262</text:p>
          </table:table-cell>
          <table:table-cell office:value="353.425262" office:value-type="float">
            <text:p>353.425262</text:p>
          </table:table-cell>
          <table:table-cell office:value="1688000" office:value-type="float">
            <text:p>1688000</text:p>
          </table:table-cell>
        </table:table-row>
        <table:table-row>
          <table:table-cell office:date-value="2012-12-26" office:value-type="date">
            <text:p>2012-12-26</text:p>
          </table:table-cell>
          <table:table-cell office:value="352.712952" office:value-type="float">
            <text:p>352.712952</text:p>
          </table:table-cell>
          <table:table-cell office:value="355.108978" office:value-type="float">
            <text:p>355.108978</text:p>
          </table:table-cell>
          <table:table-cell office:value="349.893524" office:value-type="float">
            <text:p>349.893524</text:p>
          </table:table-cell>
          <table:table-cell office:value="353.11145" office:value-type="float">
            <text:p>353.11145</text:p>
          </table:table-cell>
          <table:table-cell office:value="353.11145" office:value-type="float">
            <text:p>353.11145</text:p>
          </table:table-cell>
          <table:table-cell office:value="2373500" office:value-type="float">
            <text:p>2373500</text:p>
          </table:table-cell>
        </table:table-row>
        <table:table-row>
          <table:table-cell office:date-value="2012-12-27" office:value-type="date">
            <text:p>2012-12-27</text:p>
          </table:table-cell>
          <table:table-cell office:value="352.249695" office:value-type="float">
            <text:p>352.249695</text:p>
          </table:table-cell>
          <table:table-cell office:value="353.096497" office:value-type="float">
            <text:p>353.096497</text:p>
          </table:table-cell>
          <table:table-cell office:value="348.00061" office:value-type="float">
            <text:p>348.00061</text:p>
          </table:table-cell>
          <table:table-cell office:value="351.826263" office:value-type="float">
            <text:p>351.826263</text:p>
          </table:table-cell>
          <table:table-cell office:value="351.826263" office:value-type="float">
            <text:p>351.826263</text:p>
          </table:table-cell>
          <table:table-cell office:value="3307000" office:value-type="float">
            <text:p>3307000</text:p>
          </table:table-cell>
        </table:table-row>
        <table:table-row>
          <table:table-cell office:date-value="2012-12-28" office:value-type="date">
            <text:p>2012-12-28</text:p>
          </table:table-cell>
          <table:table-cell office:value="349.534851" office:value-type="float">
            <text:p>349.534851</text:p>
          </table:table-cell>
          <table:table-cell office:value="352.135101" office:value-type="float">
            <text:p>352.135101</text:p>
          </table:table-cell>
          <table:table-cell office:value="348.697998" office:value-type="float">
            <text:p>348.697998</text:p>
          </table:table-cell>
          <table:table-cell office:value="348.697998" office:value-type="float">
            <text:p>348.697998</text:p>
          </table:table-cell>
          <table:table-cell office:value="348.697998" office:value-type="float">
            <text:p>348.697998</text:p>
          </table:table-cell>
          <table:table-cell office:value="2814500" office:value-type="float">
            <text:p>2814500</text:p>
          </table:table-cell>
        </table:table-row>
        <table:table-row>
          <table:table-cell office:date-value="2012-12-31" office:value-type="date">
            <text:p>2012-12-31</text:p>
          </table:table-cell>
          <table:table-cell office:value="348.693024" office:value-type="float">
            <text:p>348.693024</text:p>
          </table:table-cell>
          <table:table-cell office:value="353.958282" office:value-type="float">
            <text:p>353.958282</text:p>
          </table:table-cell>
          <table:table-cell office:value="346.70047" office:value-type="float">
            <text:p>346.70047</text:p>
          </table:table-cell>
          <table:table-cell office:value="352.369232" office:value-type="float">
            <text:p>352.369232</text:p>
          </table:table-cell>
          <table:table-cell office:value="352.369232" office:value-type="float">
            <text:p>352.369232</text:p>
          </table:table-cell>
          <table:table-cell office:value="4009600" office:value-type="float">
            <text:p>4009600</text:p>
          </table:table-cell>
        </table:table-row>
        <table:table-row>
          <table:table-cell office:date-value="2013-01-02" office:value-type="date">
            <text:p>2013-01-02</text:p>
          </table:table-cell>
          <table:table-cell office:value="358.36676" office:value-type="float">
            <text:p>358.36676</text:p>
          </table:table-cell>
          <table:table-cell office:value="362.142609" office:value-type="float">
            <text:p>362.142609</text:p>
          </table:table-cell>
          <table:table-cell office:value="356.937103" office:value-type="float">
            <text:p>356.937103</text:p>
          </table:table-cell>
          <table:table-cell office:value="360.274597" office:value-type="float">
            <text:p>360.274597</text:p>
          </table:table-cell>
          <table:table-cell office:value="360.274597" office:value-type="float">
            <text:p>360.274597</text:p>
          </table:table-cell>
          <table:table-cell office:value="5101500" office:value-type="float">
            <text:p>5101500</text:p>
          </table:table-cell>
        </table:table-row>
        <table:table-row>
          <table:table-cell office:date-value="2013-01-03" office:value-type="date">
            <text:p>2013-01-03</text:p>
          </table:table-cell>
          <table:table-cell office:value="361.111481" office:value-type="float">
            <text:p>361.111481</text:p>
          </table:table-cell>
          <table:table-cell office:value="364.598389" office:value-type="float">
            <text:p>364.598389</text:p>
          </table:table-cell>
          <table:table-cell office:value="359.014313" office:value-type="float">
            <text:p>359.014313</text:p>
          </table:table-cell>
          <table:table-cell office:value="360.483826" office:value-type="float">
            <text:p>360.483826</text:p>
          </table:table-cell>
          <table:table-cell office:value="360.483826" office:value-type="float">
            <text:p>360.483826</text:p>
          </table:table-cell>
          <table:table-cell office:value="4653700" office:value-type="float">
            <text:p>4653700</text:p>
          </table:table-cell>
        </table:table-row>
        <table:table-row>
          <table:table-cell office:date-value="2013-01-04" office:value-type="date">
            <text:p>2013-01-04</text:p>
          </table:table-cell>
          <table:table-cell office:value="363.308228" office:value-type="float">
            <text:p>363.308228</text:p>
          </table:table-cell>
          <table:table-cell office:value="369.350586" office:value-type="float">
            <text:p>369.350586</text:p>
          </table:table-cell>
          <table:table-cell office:value="362.481323" office:value-type="float">
            <text:p>362.481323</text:p>
          </table:table-cell>
          <table:table-cell office:value="367.607117" office:value-type="float">
            <text:p>367.607117</text:p>
          </table:table-cell>
          <table:table-cell office:value="367.607117" office:value-type="float">
            <text:p>367.607117</text:p>
          </table:table-cell>
          <table:table-cell office:value="5547600" office:value-type="float">
            <text:p>5547600</text:p>
          </table:table-cell>
        </table:table-row>
        <table:table-row>
          <table:table-cell office:date-value="2013-01-07" office:value-type="date">
            <text:p>2013-01-07</text:p>
          </table:table-cell>
          <table:table-cell office:value="366.351837" office:value-type="float">
            <text:p>366.351837</text:p>
          </table:table-cell>
          <table:table-cell office:value="368.309479" office:value-type="float">
            <text:p>368.309479</text:p>
          </table:table-cell>
          <table:table-cell office:value="363.925903" office:value-type="float">
            <text:p>363.925903</text:p>
          </table:table-cell>
          <table:table-cell office:value="366.003143" office:value-type="float">
            <text:p>366.003143</text:p>
          </table:table-cell>
          <table:table-cell office:value="366.003143" office:value-type="float">
            <text:p>366.003143</text:p>
          </table:table-cell>
          <table:table-cell office:value="3323800" office:value-type="float">
            <text:p>3323800</text:p>
          </table:table-cell>
        </table:table-row>
        <table:table-row>
          <table:table-cell office:date-value="2013-01-08" office:value-type="date">
            <text:p>2013-01-08</text:p>
          </table:table-cell>
          <table:table-cell office:value="366.396667" office:value-type="float">
            <text:p>366.396667</text:p>
          </table:table-cell>
          <table:table-cell office:value="366.775238" office:value-type="float">
            <text:p>366.775238</text:p>
          </table:table-cell>
          <table:table-cell office:value="360.862396" office:value-type="float">
            <text:p>360.862396</text:p>
          </table:table-cell>
          <table:table-cell office:value="365.280823" office:value-type="float">
            <text:p>365.280823</text:p>
          </table:table-cell>
          <table:table-cell office:value="365.280823" office:value-type="float">
            <text:p>365.280823</text:p>
          </table:table-cell>
          <table:table-cell office:value="3364700" office:value-type="float">
            <text:p>3364700</text:p>
          </table:table-cell>
        </table:table-row>
        <table:table-row>
          <table:table-cell office:date-value="2013-01-09" office:value-type="date">
            <text:p>2013-01-09</text:p>
          </table:table-cell>
          <table:table-cell office:value="364.767761" office:value-type="float">
            <text:p>364.767761</text:p>
          </table:table-cell>
          <table:table-cell office:value="367.796417" office:value-type="float">
            <text:p>367.796417</text:p>
          </table:table-cell>
          <table:table-cell office:value="362.939606" office:value-type="float">
            <text:p>362.939606</text:p>
          </table:table-cell>
          <table:table-cell office:value="367.681824" office:value-type="float">
            <text:p>367.681824</text:p>
          </table:table-cell>
          <table:table-cell office:value="367.681824" office:value-type="float">
            <text:p>367.681824</text:p>
          </table:table-cell>
          <table:table-cell office:value="4064500" office:value-type="float">
            <text:p>4064500</text:p>
          </table:table-cell>
        </table:table-row>
        <table:table-row>
          <table:table-cell office:date-value="2013-01-10" office:value-type="date">
            <text:p>2013-01-10</text:p>
          </table:table-cell>
          <table:table-cell office:value="370.028046" office:value-type="float">
            <text:p>370.028046</text:p>
          </table:table-cell>
          <table:table-cell office:value="371.108978" office:value-type="float">
            <text:p>371.108978</text:p>
          </table:table-cell>
          <table:table-cell office:value="365.380463" office:value-type="float">
            <text:p>365.380463</text:p>
          </table:table-cell>
          <table:table-cell office:value="369.35556" office:value-type="float">
            <text:p>369.35556</text:p>
          </table:table-cell>
          <table:table-cell office:value="369.35556" office:value-type="float">
            <text:p>369.35556</text:p>
          </table:table-cell>
          <table:table-cell office:value="3685000" office:value-type="float">
            <text:p>3685000</text:p>
          </table:table-cell>
        </table:table-row>
        <table:table-row>
          <table:table-cell office:date-value="2013-01-11" office:value-type="date">
            <text:p>2013-01-11</text:p>
          </table:table-cell>
          <table:table-cell office:value="369.614594" office:value-type="float">
            <text:p>369.614594</text:p>
          </table:table-cell>
          <table:table-cell office:value="369.828796" office:value-type="float">
            <text:p>369.828796</text:p>
          </table:table-cell>
          <table:table-cell office:value="366.775238" office:value-type="float">
            <text:p>366.775238</text:p>
          </table:table-cell>
          <table:table-cell office:value="368.613342" office:value-type="float">
            <text:p>368.613342</text:p>
          </table:table-cell>
          <table:table-cell office:value="368.613342" office:value-type="float">
            <text:p>368.613342</text:p>
          </table:table-cell>
          <table:table-cell office:value="2579900" office:value-type="float">
            <text:p>2579900</text:p>
          </table:table-cell>
        </table:table-row>
        <table:table-row>
          <table:table-cell office:date-value="2013-01-14" office:value-type="date">
            <text:p>2013-01-14</text:p>
          </table:table-cell>
          <table:table-cell office:value="367.123932" office:value-type="float">
            <text:p>367.123932</text:p>
          </table:table-cell>
          <table:table-cell office:value="369.714233" office:value-type="float">
            <text:p>369.714233</text:p>
          </table:table-cell>
          <table:table-cell office:value="359.826294" office:value-type="float">
            <text:p>359.826294</text:p>
          </table:table-cell>
          <table:table-cell office:value="360.274597" office:value-type="float">
            <text:p>360.274597</text:p>
          </table:table-cell>
          <table:table-cell office:value="360.274597" office:value-type="float">
            <text:p>360.274597</text:p>
          </table:table-cell>
          <table:table-cell office:value="5749200" office:value-type="float">
            <text:p>5749200</text:p>
          </table:table-cell>
        </table:table-row>
        <table:table-row>
          <table:table-cell office:date-value="2013-01-15" office:value-type="date">
            <text:p>2013-01-15</text:p>
          </table:table-cell>
          <table:table-cell office:value="358.32193" office:value-type="float">
            <text:p>358.32193</text:p>
          </table:table-cell>
          <table:table-cell office:value="366.127655" office:value-type="float">
            <text:p>366.127655</text:p>
          </table:table-cell>
          <table:table-cell office:value="354.720428" office:value-type="float">
            <text:p>354.720428</text:p>
          </table:table-cell>
          <table:table-cell office:value="361.111481" office:value-type="float">
            <text:p>361.111481</text:p>
          </table:table-cell>
          <table:table-cell office:value="361.111481" office:value-type="float">
            <text:p>361.111481</text:p>
          </table:table-cell>
          <table:table-cell office:value="7884700" office:value-type="float">
            <text:p>7884700</text:p>
          </table:table-cell>
        </table:table-row>
        <table:table-row>
          <table:table-cell office:date-value="2013-01-16" office:value-type="date">
            <text:p>2013-01-16</text:p>
          </table:table-cell>
          <table:table-cell office:value="359.851196" office:value-type="float">
            <text:p>359.851196</text:p>
          </table:table-cell>
          <table:table-cell office:value="360.817566" office:value-type="float">
            <text:p>360.817566</text:p>
          </table:table-cell>
          <table:table-cell office:value="355.502502" office:value-type="float">
            <text:p>355.502502</text:p>
          </table:table-cell>
          <table:table-cell office:value="356.259644" office:value-type="float">
            <text:p>356.259644</text:p>
          </table:table-cell>
          <table:table-cell office:value="356.259644" office:value-type="float">
            <text:p>356.259644</text:p>
          </table:table-cell>
          <table:table-cell office:value="4061900" office:value-type="float">
            <text:p>4061900</text:p>
          </table:table-cell>
        </table:table-row>
        <table:table-row>
          <table:table-cell office:date-value="2013-01-17" office:value-type="date">
            <text:p>2013-01-17</text:p>
          </table:table-cell>
          <table:table-cell office:value="357.514954" office:value-type="float">
            <text:p>357.514954</text:p>
          </table:table-cell>
          <table:table-cell office:value="358.476349" office:value-type="float">
            <text:p>358.476349</text:p>
          </table:table-cell>
          <table:table-cell office:value="354.182434" office:value-type="float">
            <text:p>354.182434</text:p>
          </table:table-cell>
          <table:table-cell office:value="354.331879" office:value-type="float">
            <text:p>354.331879</text:p>
          </table:table-cell>
          <table:table-cell office:value="354.331879" office:value-type="float">
            <text:p>354.331879</text:p>
          </table:table-cell>
          <table:table-cell office:value="4439500" office:value-type="float">
            <text:p>4439500</text:p>
          </table:table-cell>
        </table:table-row>
        <table:table-row>
          <table:table-cell office:date-value="2013-01-18" office:value-type="date">
            <text:p>2013-01-18</text:p>
          </table:table-cell>
          <table:table-cell office:value="353.853668" office:value-type="float">
            <text:p>353.853668</text:p>
          </table:table-cell>
          <table:table-cell office:value="355.054169" office:value-type="float">
            <text:p>355.054169</text:p>
          </table:table-cell>
          <table:table-cell office:value="349.35553" office:value-type="float">
            <text:p>349.35553</text:p>
          </table:table-cell>
          <table:table-cell office:value="350.939606" office:value-type="float">
            <text:p>350.939606</text:p>
          </table:table-cell>
          <table:table-cell office:value="350.939606" office:value-type="float">
            <text:p>350.939606</text:p>
          </table:table-cell>
          <table:table-cell office:value="6477700" office:value-type="float">
            <text:p>6477700</text:p>
          </table:table-cell>
        </table:table-row>
        <table:table-row>
          <table:table-cell office:date-value="2013-01-22" office:value-type="date">
            <text:p>2013-01-22</text:p>
          </table:table-cell>
          <table:table-cell office:value="351.014313" office:value-type="float">
            <text:p>351.014313</text:p>
          </table:table-cell>
          <table:table-cell office:value="351.353027" office:value-type="float">
            <text:p>351.353027</text:p>
          </table:table-cell>
          <table:table-cell office:value="346.461365" office:value-type="float">
            <text:p>346.461365</text:p>
          </table:table-cell>
          <table:table-cell office:value="350.12265" office:value-type="float">
            <text:p>350.12265</text:p>
          </table:table-cell>
          <table:table-cell office:value="350.12265" office:value-type="float">
            <text:p>350.12265</text:p>
          </table:table-cell>
          <table:table-cell office:value="7613100" office:value-type="float">
            <text:p>7613100</text:p>
          </table:table-cell>
        </table:table-row>
        <table:table-row>
          <table:table-cell office:date-value="2013-01-23" office:value-type="date">
            <text:p>2013-01-23</text:p>
          </table:table-cell>
          <table:table-cell office:value="366.620819" office:value-type="float">
            <text:p>366.620819</text:p>
          </table:table-cell>
          <table:table-cell office:value="373.101532" office:value-type="float">
            <text:p>373.101532</text:p>
          </table:table-cell>
          <table:table-cell office:value="366.521179" office:value-type="float">
            <text:p>366.521179</text:p>
          </table:table-cell>
          <table:table-cell office:value="369.36554" office:value-type="float">
            <text:p>369.36554</text:p>
          </table:table-cell>
          <table:table-cell office:value="369.36554" office:value-type="float">
            <text:p>369.36554</text:p>
          </table:table-cell>
          <table:table-cell office:value="11862400" office:value-type="float">
            <text:p>11862400</text:p>
          </table:table-cell>
        </table:table-row>
        <table:table-row>
          <table:table-cell office:date-value="2013-01-24" office:value-type="date">
            <text:p>2013-01-24</text:p>
          </table:table-cell>
          <table:table-cell office:value="369.236023" office:value-type="float">
            <text:p>369.236023</text:p>
          </table:table-cell>
          <table:table-cell office:value="377.001892" office:value-type="float">
            <text:p>377.001892</text:p>
          </table:table-cell>
          <table:table-cell office:value="368.872375" office:value-type="float">
            <text:p>368.872375</text:p>
          </table:table-cell>
          <table:table-cell office:value="375.696808" office:value-type="float">
            <text:p>375.696808</text:p>
          </table:table-cell>
          <table:table-cell office:value="375.696808" office:value-type="float">
            <text:p>375.696808</text:p>
          </table:table-cell>
          <table:table-cell office:value="6790600" office:value-type="float">
            <text:p>6790600</text:p>
          </table:table-cell>
        </table:table-row>
        <table:table-row>
          <table:table-cell office:date-value="2013-01-25" office:value-type="date">
            <text:p>2013-01-25</text:p>
          </table:table-cell>
          <table:table-cell office:value="373.983215" office:value-type="float">
            <text:p>373.983215</text:p>
          </table:table-cell>
          <table:table-cell office:value="377.823822" office:value-type="float">
            <text:p>377.823822</text:p>
          </table:table-cell>
          <table:table-cell office:value="373.724182" office:value-type="float">
            <text:p>373.724182</text:p>
          </table:table-cell>
          <table:table-cell office:value="375.427795" office:value-type="float">
            <text:p>375.427795</text:p>
          </table:table-cell>
          <table:table-cell office:value="375.427795" office:value-type="float">
            <text:p>375.427795</text:p>
          </table:table-cell>
          <table:table-cell office:value="4468400" office:value-type="float">
            <text:p>4468400</text:p>
          </table:table-cell>
        </table:table-row>
        <table:table-row>
          <table:table-cell office:date-value="2013-01-28" office:value-type="date">
            <text:p>2013-01-28</text:p>
          </table:table-cell>
          <table:table-cell office:value="374.476379" office:value-type="float">
            <text:p>374.476379</text:p>
          </table:table-cell>
          <table:table-cell office:value="376.389191" office:value-type="float">
            <text:p>376.389191</text:p>
          </table:table-cell>
          <table:table-cell office:value="372.548584" office:value-type="float">
            <text:p>372.548584</text:p>
          </table:table-cell>
          <table:table-cell office:value="373.963287" office:value-type="float">
            <text:p>373.963287</text:p>
          </table:table-cell>
          <table:table-cell office:value="373.963287" office:value-type="float">
            <text:p>373.963287</text:p>
          </table:table-cell>
          <table:table-cell office:value="3266300" office:value-type="float">
            <text:p>3266300</text:p>
          </table:table-cell>
        </table:table-row>
        <table:table-row>
          <table:table-cell office:date-value="2013-01-29" office:value-type="date">
            <text:p>2013-01-29</text:p>
          </table:table-cell>
          <table:table-cell office:value="371.980713" office:value-type="float">
            <text:p>371.980713</text:p>
          </table:table-cell>
          <table:table-cell office:value="377.061676" office:value-type="float">
            <text:p>377.061676</text:p>
          </table:table-cell>
          <table:table-cell office:value="371.876129" office:value-type="float">
            <text:p>371.876129</text:p>
          </table:table-cell>
          <table:table-cell office:value="375.4328" office:value-type="float">
            <text:p>375.4328</text:p>
          </table:table-cell>
          <table:table-cell office:value="375.4328" office:value-type="float">
            <text:p>375.4328</text:p>
          </table:table-cell>
          <table:table-cell office:value="3507200" office:value-type="float">
            <text:p>3507200</text:p>
          </table:table-cell>
        </table:table-row>
        <table:table-row>
          <table:table-cell office:date-value="2013-01-30" office:value-type="date">
            <text:p>2013-01-30</text:p>
          </table:table-cell>
          <table:table-cell office:value="375.462677" office:value-type="float">
            <text:p>375.462677</text:p>
          </table:table-cell>
          <table:table-cell office:value="379.054199" office:value-type="float">
            <text:p>379.054199</text:p>
          </table:table-cell>
          <table:table-cell office:value="375.049225" office:value-type="float">
            <text:p>375.049225</text:p>
          </table:table-cell>
          <table:table-cell office:value="375.507507" office:value-type="float">
            <text:p>375.507507</text:p>
          </table:table-cell>
          <table:table-cell office:value="375.507507" office:value-type="float">
            <text:p>375.507507</text:p>
          </table:table-cell>
          <table:table-cell office:value="3478900" office:value-type="float">
            <text:p>3478900</text:p>
          </table:table-cell>
        </table:table-row>
        <table:table-row>
          <table:table-cell office:date-value="2013-01-31" office:value-type="date">
            <text:p>2013-01-31</text:p>
          </table:table-cell>
          <table:table-cell office:value="373.853699" office:value-type="float">
            <text:p>373.853699</text:p>
          </table:table-cell>
          <table:table-cell office:value="377.395416" office:value-type="float">
            <text:p>377.395416</text:p>
          </table:table-cell>
          <table:table-cell office:value="373.724182" office:value-type="float">
            <text:p>373.724182</text:p>
          </table:table-cell>
          <table:table-cell office:value="376.434021" office:value-type="float">
            <text:p>376.434021</text:p>
          </table:table-cell>
          <table:table-cell office:value="376.434021" office:value-type="float">
            <text:p>376.434021</text:p>
          </table:table-cell>
          <table:table-cell office:value="3280500" office:value-type="float">
            <text:p>3280500</text:p>
          </table:table-cell>
        </table:table-row>
        <table:table-row>
          <table:table-cell office:date-value="2013-02-01" office:value-type="date">
            <text:p>2013-02-01</text:p>
          </table:table-cell>
          <table:table-cell office:value="377.684357" office:value-type="float">
            <text:p>377.684357</text:p>
          </table:table-cell>
          <table:table-cell office:value="386.850006" office:value-type="float">
            <text:p>386.850006</text:p>
          </table:table-cell>
          <table:table-cell office:value="377.634521" office:value-type="float">
            <text:p>377.634521</text:p>
          </table:table-cell>
          <table:table-cell office:value="386.351868" office:value-type="float">
            <text:p>386.351868</text:p>
          </table:table-cell>
          <table:table-cell office:value="386.351868" office:value-type="float">
            <text:p>386.351868</text:p>
          </table:table-cell>
          <table:table-cell office:value="7520100" office:value-type="float">
            <text:p>7520100</text:p>
          </table:table-cell>
        </table:table-row>
        <table:table-row>
          <table:table-cell office:date-value="2013-02-04" office:value-type="date">
            <text:p>2013-02-04</text:p>
          </table:table-cell>
          <table:table-cell office:value="382.411621" office:value-type="float">
            <text:p>382.411621</text:p>
          </table:table-cell>
          <table:table-cell office:value="383.796448" office:value-type="float">
            <text:p>383.796448</text:p>
          </table:table-cell>
          <table:table-cell office:value="377.719208" office:value-type="float">
            <text:p>377.719208</text:p>
          </table:table-cell>
          <table:table-cell office:value="378.092804" office:value-type="float">
            <text:p>378.092804</text:p>
          </table:table-cell>
          <table:table-cell office:value="378.092804" office:value-type="float">
            <text:p>378.092804</text:p>
          </table:table-cell>
          <table:table-cell office:value="6103700" office:value-type="float">
            <text:p>6103700</text:p>
          </table:table-cell>
        </table:table-row>
        <table:table-row>
          <table:table-cell office:date-value="2013-02-05" office:value-type="date">
            <text:p>2013-02-05</text:p>
          </table:table-cell>
          <table:table-cell office:value="379.14389" office:value-type="float">
            <text:p>379.14389</text:p>
          </table:table-cell>
          <table:table-cell office:value="384.115234" office:value-type="float">
            <text:p>384.115234</text:p>
          </table:table-cell>
          <table:table-cell office:value="378.316986" office:value-type="float">
            <text:p>378.316986</text:p>
          </table:table-cell>
          <table:table-cell office:value="381.440277" office:value-type="float">
            <text:p>381.440277</text:p>
          </table:table-cell>
          <table:table-cell office:value="381.440277" office:value-type="float">
            <text:p>381.440277</text:p>
          </table:table-cell>
          <table:table-cell office:value="3755300" office:value-type="float">
            <text:p>3755300</text:p>
          </table:table-cell>
        </table:table-row>
        <table:table-row>
          <table:table-cell office:date-value="2013-02-06" office:value-type="date">
            <text:p>2013-02-06</text:p>
          </table:table-cell>
          <table:table-cell office:value="378.117737" office:value-type="float">
            <text:p>378.117737</text:p>
          </table:table-cell>
          <table:table-cell office:value="385.036774" office:value-type="float">
            <text:p>385.036774</text:p>
          </table:table-cell>
          <table:table-cell office:value="377.833801" office:value-type="float">
            <text:p>377.833801</text:p>
          </table:table-cell>
          <table:table-cell office:value="383.647003" office:value-type="float">
            <text:p>383.647003</text:p>
          </table:table-cell>
          <table:table-cell office:value="383.647003" office:value-type="float">
            <text:p>383.647003</text:p>
          </table:table-cell>
          <table:table-cell office:value="4171700" office:value-type="float">
            <text:p>4171700</text:p>
          </table:table-cell>
        </table:table-row>
        <table:table-row>
          <table:table-cell office:date-value="2013-02-07" office:value-type="date">
            <text:p>2013-02-07</text:p>
          </table:table-cell>
          <table:table-cell office:value="383.412872" office:value-type="float">
            <text:p>383.412872</text:p>
          </table:table-cell>
          <table:table-cell office:value="387.950867" office:value-type="float">
            <text:p>387.950867</text:p>
          </table:table-cell>
          <table:table-cell office:value="381.320709" office:value-type="float">
            <text:p>381.320709</text:p>
          </table:table-cell>
          <table:table-cell office:value="385.529938" office:value-type="float">
            <text:p>385.529938</text:p>
          </table:table-cell>
          <table:table-cell office:value="385.529938" office:value-type="float">
            <text:p>385.529938</text:p>
          </table:table-cell>
          <table:table-cell office:value="5701600" office:value-type="float">
            <text:p>5701600</text:p>
          </table:table-cell>
        </table:table-row>
        <table:table-row>
          <table:table-cell office:date-value="2013-02-08" office:value-type="date">
            <text:p>2013-02-08</text:p>
          </table:table-cell>
          <table:table-cell office:value="388.608398" office:value-type="float">
            <text:p>388.608398</text:p>
          </table:table-cell>
          <table:table-cell office:value="391.86618" office:value-type="float">
            <text:p>391.86618</text:p>
          </table:table-cell>
          <table:table-cell office:value="388.324463" office:value-type="float">
            <text:p>388.324463</text:p>
          </table:table-cell>
          <table:table-cell office:value="391.218628" office:value-type="float">
            <text:p>391.218628</text:p>
          </table:table-cell>
          <table:table-cell office:value="391.218628" office:value-type="float">
            <text:p>391.218628</text:p>
          </table:table-cell>
          <table:table-cell office:value="6062700" office:value-type="float">
            <text:p>6062700</text:p>
          </table:table-cell>
        </table:table-row>
        <table:table-row>
          <table:table-cell office:date-value="2013-02-11" office:value-type="date">
            <text:p>2013-02-11</text:p>
          </table:table-cell>
          <table:table-cell office:value="387.746643" office:value-type="float">
            <text:p>387.746643</text:p>
          </table:table-cell>
          <table:table-cell office:value="390.038055" office:value-type="float">
            <text:p>390.038055</text:p>
          </table:table-cell>
          <table:table-cell office:value="385.430298" office:value-type="float">
            <text:p>385.430298</text:p>
          </table:table-cell>
          <table:table-cell office:value="389.749115" office:value-type="float">
            <text:p>389.749115</text:p>
          </table:table-cell>
          <table:table-cell office:value="389.749115" office:value-type="float">
            <text:p>389.749115</text:p>
          </table:table-cell>
          <table:table-cell office:value="4351800" office:value-type="float">
            <text:p>4351800</text:p>
          </table:table-cell>
        </table:table-row>
        <table:table-row>
          <table:table-cell office:date-value="2013-02-12" office:value-type="date">
            <text:p>2013-02-12</text:p>
          </table:table-cell>
          <table:table-cell office:value="389.415375" office:value-type="float">
            <text:p>389.415375</text:p>
          </table:table-cell>
          <table:table-cell office:value="392.478882" office:value-type="float">
            <text:p>392.478882</text:p>
          </table:table-cell>
          <table:table-cell office:value="388.229828" office:value-type="float">
            <text:p>388.229828</text:p>
          </table:table-cell>
          <table:table-cell office:value="388.892334" office:value-type="float">
            <text:p>388.892334</text:p>
          </table:table-cell>
          <table:table-cell office:value="388.892334" office:value-type="float">
            <text:p>388.892334</text:p>
          </table:table-cell>
          <table:table-cell office:value="3731900" office:value-type="float">
            <text:p>3731900</text:p>
          </table:table-cell>
        </table:table-row>
        <table:table-row>
          <table:table-cell office:date-value="2013-02-13" office:value-type="date">
            <text:p>2013-02-13</text:p>
          </table:table-cell>
          <table:table-cell office:value="388.608398" office:value-type="float">
            <text:p>388.608398</text:p>
          </table:table-cell>
          <table:table-cell office:value="391.208649" office:value-type="float">
            <text:p>391.208649</text:p>
          </table:table-cell>
          <table:table-cell office:value="388.528687" office:value-type="float">
            <text:p>388.528687</text:p>
          </table:table-cell>
          <table:table-cell office:value="389.968292" office:value-type="float">
            <text:p>389.968292</text:p>
          </table:table-cell>
          <table:table-cell office:value="389.968292" office:value-type="float">
            <text:p>389.968292</text:p>
          </table:table-cell>
          <table:table-cell office:value="2405200" office:value-type="float">
            <text:p>2405200</text:p>
          </table:table-cell>
        </table:table-row>
        <table:table-row>
          <table:table-cell office:date-value="2013-02-14" office:value-type="date">
            <text:p>2013-02-14</text:p>
          </table:table-cell>
          <table:table-cell office:value="388.409149" office:value-type="float">
            <text:p>388.409149</text:p>
          </table:table-cell>
          <table:table-cell office:value="392.897339" office:value-type="float">
            <text:p>392.897339</text:p>
          </table:table-cell>
          <table:table-cell office:value="387.4328" office:value-type="float">
            <text:p>387.4328</text:p>
          </table:table-cell>
          <table:table-cell office:value="392.439056" office:value-type="float">
            <text:p>392.439056</text:p>
          </table:table-cell>
          <table:table-cell office:value="392.439056" office:value-type="float">
            <text:p>392.439056</text:p>
          </table:table-cell>
          <table:table-cell office:value="3483500" office:value-type="float">
            <text:p>3483500</text:p>
          </table:table-cell>
        </table:table-row>
        <table:table-row>
          <table:table-cell office:date-value="2013-02-15" office:value-type="date">
            <text:p>2013-02-15</text:p>
          </table:table-cell>
          <table:table-cell office:value="392.229828" office:value-type="float">
            <text:p>392.229828</text:p>
          </table:table-cell>
          <table:table-cell office:value="395.148895" office:value-type="float">
            <text:p>395.148895</text:p>
          </table:table-cell>
          <table:table-cell office:value="392.06543" office:value-type="float">
            <text:p>392.06543</text:p>
          </table:table-cell>
          <table:table-cell office:value="394.964569" office:value-type="float">
            <text:p>394.964569</text:p>
          </table:table-cell>
          <table:table-cell office:value="394.964569" office:value-type="float">
            <text:p>394.964569</text:p>
          </table:table-cell>
          <table:table-cell office:value="5480000" office:value-type="float">
            <text:p>5480000</text:p>
          </table:table-cell>
        </table:table-row>
        <table:table-row>
          <table:table-cell office:date-value="2013-02-19" office:value-type="date">
            <text:p>2013-02-19</text:p>
          </table:table-cell>
          <table:table-cell office:value="396.508789" office:value-type="float">
            <text:p>396.508789</text:p>
          </table:table-cell>
          <table:table-cell office:value="401.993225" office:value-type="float">
            <text:p>401.993225</text:p>
          </table:table-cell>
          <table:table-cell office:value="396.155121" office:value-type="float">
            <text:p>396.155121</text:p>
          </table:table-cell>
          <table:table-cell office:value="401.918518" office:value-type="float">
            <text:p>401.918518</text:p>
          </table:table-cell>
          <table:table-cell office:value="401.918518" office:value-type="float">
            <text:p>401.918518</text:p>
          </table:table-cell>
          <table:table-cell office:value="5885500" office:value-type="float">
            <text:p>5885500</text:p>
          </table:table-cell>
        </table:table-row>
        <table:table-row>
          <table:table-cell office:date-value="2013-02-20" office:value-type="date">
            <text:p>2013-02-20</text:p>
          </table:table-cell>
          <table:table-cell office:value="401.146393" office:value-type="float">
            <text:p>401.146393</text:p>
          </table:table-cell>
          <table:table-cell office:value="402.974548" office:value-type="float">
            <text:p>402.974548</text:p>
          </table:table-cell>
          <table:table-cell office:value="394.416626" office:value-type="float">
            <text:p>394.416626</text:p>
          </table:table-cell>
          <table:table-cell office:value="394.750366" office:value-type="float">
            <text:p>394.750366</text:p>
          </table:table-cell>
          <table:table-cell office:value="394.750366" office:value-type="float">
            <text:p>394.750366</text:p>
          </table:table-cell>
          <table:table-cell office:value="5549000" office:value-type="float">
            <text:p>5549000</text:p>
          </table:table-cell>
        </table:table-row>
        <table:table-row>
          <table:table-cell office:date-value="2013-02-21" office:value-type="date">
            <text:p>2013-02-21</text:p>
          </table:table-cell>
          <table:table-cell office:value="397.51004" office:value-type="float">
            <text:p>397.51004</text:p>
          </table:table-cell>
          <table:table-cell office:value="401.22113" office:value-type="float">
            <text:p>401.22113</text:p>
          </table:table-cell>
          <table:table-cell office:value="394.13269" office:value-type="float">
            <text:p>394.13269</text:p>
          </table:table-cell>
          <table:table-cell office:value="396.279633" office:value-type="float">
            <text:p>396.279633</text:p>
          </table:table-cell>
          <table:table-cell office:value="396.279633" office:value-type="float">
            <text:p>396.279633</text:p>
          </table:table-cell>
          <table:table-cell office:value="7039000" office:value-type="float">
            <text:p>7039000</text:p>
          </table:table-cell>
        </table:table-row>
        <table:table-row>
          <table:table-cell office:date-value="2013-02-22" office:value-type="date">
            <text:p>2013-02-22</text:p>
          </table:table-cell>
          <table:table-cell office:value="398.137695" office:value-type="float">
            <text:p>398.137695</text:p>
          </table:table-cell>
          <table:table-cell office:value="399.128967" office:value-type="float">
            <text:p>399.128967</text:p>
          </table:table-cell>
          <table:table-cell office:value="395.417877" office:value-type="float">
            <text:p>395.417877</text:p>
          </table:table-cell>
          <table:table-cell office:value="398.361847" office:value-type="float">
            <text:p>398.361847</text:p>
          </table:table-cell>
          <table:table-cell office:value="398.361847" office:value-type="float">
            <text:p>398.361847</text:p>
          </table:table-cell>
          <table:table-cell office:value="4123100" office:value-type="float">
            <text:p>4123100</text:p>
          </table:table-cell>
        </table:table-row>
        <table:table-row>
          <table:table-cell office:date-value="2013-02-25" office:value-type="date">
            <text:p>2013-02-25</text:p>
          </table:table-cell>
          <table:table-cell office:value="399.652008" office:value-type="float">
            <text:p>399.652008</text:p>
          </table:table-cell>
          <table:table-cell office:value="402.695587" office:value-type="float">
            <text:p>402.695587</text:p>
          </table:table-cell>
          <table:table-cell office:value="393.769043" office:value-type="float">
            <text:p>393.769043</text:p>
          </table:table-cell>
          <table:table-cell office:value="393.908539" office:value-type="float">
            <text:p>393.908539</text:p>
          </table:table-cell>
          <table:table-cell office:value="393.908539" office:value-type="float">
            <text:p>393.908539</text:p>
          </table:table-cell>
          <table:table-cell office:value="4625000" office:value-type="float">
            <text:p>4625000</text:p>
          </table:table-cell>
        </table:table-row>
        <table:table-row>
          <table:table-cell office:date-value="2013-02-26" office:value-type="date">
            <text:p>2013-02-26</text:p>
          </table:table-cell>
          <table:table-cell office:value="396.015625" office:value-type="float">
            <text:p>396.015625</text:p>
          </table:table-cell>
          <table:table-cell office:value="396.488861" office:value-type="float">
            <text:p>396.488861</text:p>
          </table:table-cell>
          <table:table-cell office:value="390.735413" office:value-type="float">
            <text:p>390.735413</text:p>
          </table:table-cell>
          <table:table-cell office:value="393.589722" office:value-type="float">
            <text:p>393.589722</text:p>
          </table:table-cell>
          <table:table-cell office:value="393.589722" office:value-type="float">
            <text:p>393.589722</text:p>
          </table:table-cell>
          <table:table-cell office:value="4421500" office:value-type="float">
            <text:p>4421500</text:p>
          </table:table-cell>
        </table:table-row>
        <table:table-row>
          <table:table-cell office:date-value="2013-02-27" office:value-type="date">
            <text:p>2013-02-27</text:p>
          </table:table-cell>
          <table:table-cell office:value="395.916016" office:value-type="float">
            <text:p>395.916016</text:p>
          </table:table-cell>
          <table:table-cell office:value="400.872437" office:value-type="float">
            <text:p>400.872437</text:p>
          </table:table-cell>
          <table:table-cell office:value="394.077911" office:value-type="float">
            <text:p>394.077911</text:p>
          </table:table-cell>
          <table:table-cell office:value="398.396698" office:value-type="float">
            <text:p>398.396698</text:p>
          </table:table-cell>
          <table:table-cell office:value="398.396698" office:value-type="float">
            <text:p>398.396698</text:p>
          </table:table-cell>
          <table:table-cell office:value="4067300" office:value-type="float">
            <text:p>4067300</text:p>
          </table:table-cell>
        </table:table-row>
        <table:table-row>
          <table:table-cell office:date-value="2013-02-28" office:value-type="date">
            <text:p>2013-02-28</text:p>
          </table:table-cell>
          <table:table-cell office:value="399.05426" office:value-type="float">
            <text:p>399.05426</text:p>
          </table:table-cell>
          <table:table-cell office:value="401.988251" office:value-type="float">
            <text:p>401.988251</text:p>
          </table:table-cell>
          <table:table-cell office:value="399.019379" office:value-type="float">
            <text:p>399.019379</text:p>
          </table:table-cell>
          <table:table-cell office:value="399.104065" office:value-type="float">
            <text:p>399.104065</text:p>
          </table:table-cell>
          <table:table-cell office:value="399.104065" office:value-type="float">
            <text:p>399.104065</text:p>
          </table:table-cell>
          <table:table-cell office:value="4548500" office:value-type="float">
            <text:p>4548500</text:p>
          </table:table-cell>
        </table:table-row>
        <table:table-row>
          <table:table-cell office:date-value="2013-03-01" office:value-type="date">
            <text:p>2013-03-01</text:p>
          </table:table-cell>
          <table:table-cell office:value="397.4104" office:value-type="float">
            <text:p>397.4104</text:p>
          </table:table-cell>
          <table:table-cell office:value="402.062958" office:value-type="float">
            <text:p>402.062958</text:p>
          </table:table-cell>
          <table:table-cell office:value="396.588501" office:value-type="float">
            <text:p>396.588501</text:p>
          </table:table-cell>
          <table:table-cell office:value="401.589752" office:value-type="float">
            <text:p>401.589752</text:p>
          </table:table-cell>
          <table:table-cell office:value="401.589752" office:value-type="float">
            <text:p>401.589752</text:p>
          </table:table-cell>
          <table:table-cell office:value="4367000" office:value-type="float">
            <text:p>4367000</text:p>
          </table:table-cell>
        </table:table-row>
        <table:table-row>
          <table:table-cell office:date-value="2013-03-04" office:value-type="date">
            <text:p>2013-03-04</text:p>
          </table:table-cell>
          <table:table-cell office:value="401.146393" office:value-type="float">
            <text:p>401.146393</text:p>
          </table:table-cell>
          <table:table-cell office:value="409.883667" office:value-type="float">
            <text:p>409.883667</text:p>
          </table:table-cell>
          <table:table-cell office:value="400.996979" office:value-type="float">
            <text:p>400.996979</text:p>
          </table:table-cell>
          <table:table-cell office:value="409.216156" office:value-type="float">
            <text:p>409.216156</text:p>
          </table:table-cell>
          <table:table-cell office:value="409.216156" office:value-type="float">
            <text:p>409.216156</text:p>
          </table:table-cell>
          <table:table-cell office:value="5571900" office:value-type="float">
            <text:p>5571900</text:p>
          </table:table-cell>
        </table:table-row>
        <table:table-row>
          <table:table-cell office:date-value="2013-03-05" office:value-type="date">
            <text:p>2013-03-05</text:p>
          </table:table-cell>
          <table:table-cell office:value="412.917297" office:value-type="float">
            <text:p>412.917297</text:p>
          </table:table-cell>
          <table:table-cell office:value="418.506348" office:value-type="float">
            <text:p>418.506348</text:p>
          </table:table-cell>
          <table:table-cell office:value="412.902344" office:value-type="float">
            <text:p>412.902344</text:p>
          </table:table-cell>
          <table:table-cell office:value="417.734222" office:value-type="float">
            <text:p>417.734222</text:p>
          </table:table-cell>
          <table:table-cell office:value="417.734222" office:value-type="float">
            <text:p>417.734222</text:p>
          </table:table-cell>
          <table:table-cell office:value="8118400" office:value-type="float">
            <text:p>8118400</text:p>
          </table:table-cell>
        </table:table-row>
        <table:table-row>
          <table:table-cell office:date-value="2013-03-06" office:value-type="date">
            <text:p>2013-03-06</text:p>
          </table:table-cell>
          <table:table-cell office:value="418.944702" office:value-type="float">
            <text:p>418.944702</text:p>
          </table:table-cell>
          <table:table-cell office:value="420.424133" office:value-type="float">
            <text:p>420.424133</text:p>
          </table:table-cell>
          <table:table-cell office:value="412.857513" office:value-type="float">
            <text:p>412.857513</text:p>
          </table:table-cell>
          <table:table-cell office:value="414.137695" office:value-type="float">
            <text:p>414.137695</text:p>
          </table:table-cell>
          <table:table-cell office:value="414.137695" office:value-type="float">
            <text:p>414.137695</text:p>
          </table:table-cell>
          <table:table-cell office:value="5767400" office:value-type="float">
            <text:p>5767400</text:p>
          </table:table-cell>
        </table:table-row>
        <table:table-row>
          <table:table-cell office:date-value="2013-03-07" office:value-type="date">
            <text:p>2013-03-07</text:p>
          </table:table-cell>
          <table:table-cell office:value="415.472717" office:value-type="float">
            <text:p>415.472717</text:p>
          </table:table-cell>
          <table:table-cell office:value="416.747925" office:value-type="float">
            <text:p>416.747925</text:p>
          </table:table-cell>
          <table:table-cell office:value="413.241058" office:value-type="float">
            <text:p>413.241058</text:p>
          </table:table-cell>
          <table:table-cell office:value="414.745422" office:value-type="float">
            <text:p>414.745422</text:p>
          </table:table-cell>
          <table:table-cell office:value="414.745422" office:value-type="float">
            <text:p>414.745422</text:p>
          </table:table-cell>
          <table:table-cell office:value="4120700" office:value-type="float">
            <text:p>4120700</text:p>
          </table:table-cell>
        </table:table-row>
        <table:table-row>
          <table:table-cell office:date-value="2013-03-08" office:value-type="date">
            <text:p>2013-03-08</text:p>
          </table:table-cell>
          <table:table-cell office:value="415.691895" office:value-type="float">
            <text:p>415.691895</text:p>
          </table:table-cell>
          <table:table-cell office:value="415.901093" office:value-type="float">
            <text:p>415.901093</text:p>
          </table:table-cell>
          <table:table-cell office:value="410.984528" office:value-type="float">
            <text:p>410.984528</text:p>
          </table:table-cell>
          <table:table-cell office:value="414.207458" office:value-type="float">
            <text:p>414.207458</text:p>
          </table:table-cell>
          <table:table-cell office:value="414.207458" office:value-type="float">
            <text:p>414.207458</text:p>
          </table:table-cell>
          <table:table-cell office:value="5845600" office:value-type="float">
            <text:p>5845600</text:p>
          </table:table-cell>
        </table:table-row>
        <table:table-row>
          <table:table-cell office:date-value="2013-03-11" office:value-type="date">
            <text:p>2013-03-11</text:p>
          </table:table-cell>
          <table:table-cell office:value="414.292145" office:value-type="float">
            <text:p>414.292145</text:p>
          </table:table-cell>
          <table:table-cell office:value="418.282166" office:value-type="float">
            <text:p>418.282166</text:p>
          </table:table-cell>
          <table:table-cell office:value="414.197479" office:value-type="float">
            <text:p>414.197479</text:p>
          </table:table-cell>
          <table:table-cell office:value="415.851288" office:value-type="float">
            <text:p>415.851288</text:p>
          </table:table-cell>
          <table:table-cell office:value="415.851288" office:value-type="float">
            <text:p>415.851288</text:p>
          </table:table-cell>
          <table:table-cell office:value="3201200" office:value-type="float">
            <text:p>3201200</text:p>
          </table:table-cell>
        </table:table-row>
        <table:table-row>
          <table:table-cell office:date-value="2013-03-12" office:value-type="date">
            <text:p>2013-03-12</text:p>
          </table:table-cell>
          <table:table-cell office:value="413.803955" office:value-type="float">
            <text:p>413.803955</text:p>
          </table:table-cell>
          <table:table-cell office:value="414.391754" office:value-type="float">
            <text:p>414.391754</text:p>
          </table:table-cell>
          <table:table-cell office:value="410.297119" office:value-type="float">
            <text:p>410.297119</text:p>
          </table:table-cell>
          <table:table-cell office:value="412.259735" office:value-type="float">
            <text:p>412.259735</text:p>
          </table:table-cell>
          <table:table-cell office:value="412.259735" office:value-type="float">
            <text:p>412.259735</text:p>
          </table:table-cell>
          <table:table-cell office:value="4031600" office:value-type="float">
            <text:p>4031600</text:p>
          </table:table-cell>
        </table:table-row>
        <table:table-row>
          <table:table-cell office:date-value="2013-03-13" office:value-type="date">
            <text:p>2013-03-13</text:p>
          </table:table-cell>
          <table:table-cell office:value="412.404205" office:value-type="float">
            <text:p>412.404205</text:p>
          </table:table-cell>
          <table:table-cell office:value="413.794006" office:value-type="float">
            <text:p>413.794006</text:p>
          </table:table-cell>
          <table:table-cell office:value="409.619659" office:value-type="float">
            <text:p>409.619659</text:p>
          </table:table-cell>
          <table:table-cell office:value="411.114044" office:value-type="float">
            <text:p>411.114044</text:p>
          </table:table-cell>
          <table:table-cell office:value="411.114044" office:value-type="float">
            <text:p>411.114044</text:p>
          </table:table-cell>
          <table:table-cell office:value="3294800" office:value-type="float">
            <text:p>3294800</text:p>
          </table:table-cell>
        </table:table-row>
        <table:table-row>
          <table:table-cell office:date-value="2013-03-14" office:value-type="date">
            <text:p>2013-03-14</text:p>
          </table:table-cell>
          <table:table-cell office:value="411.950897" office:value-type="float">
            <text:p>411.950897</text:p>
          </table:table-cell>
          <table:table-cell office:value="411.950897" office:value-type="float">
            <text:p>411.950897</text:p>
          </table:table-cell>
          <table:table-cell office:value="407.168823" office:value-type="float">
            <text:p>407.168823</text:p>
          </table:table-cell>
          <table:table-cell office:value="409.236084" office:value-type="float">
            <text:p>409.236084</text:p>
          </table:table-cell>
          <table:table-cell office:value="409.236084" office:value-type="float">
            <text:p>409.236084</text:p>
          </table:table-cell>
          <table:table-cell office:value="3314700" office:value-type="float">
            <text:p>3314700</text:p>
          </table:table-cell>
        </table:table-row>
        <table:table-row>
          <table:table-cell office:date-value="2013-03-15" office:value-type="date">
            <text:p>2013-03-15</text:p>
          </table:table-cell>
          <table:table-cell office:value="407.721771" office:value-type="float">
            <text:p>407.721771</text:p>
          </table:table-cell>
          <table:table-cell office:value="408.618408" office:value-type="float">
            <text:p>408.618408</text:p>
          </table:table-cell>
          <table:table-cell office:value="405.151398" office:value-type="float">
            <text:p>405.151398</text:p>
          </table:table-cell>
          <table:table-cell office:value="405.629608" office:value-type="float">
            <text:p>405.629608</text:p>
          </table:table-cell>
          <table:table-cell office:value="405.629608" office:value-type="float">
            <text:p>405.629608</text:p>
          </table:table-cell>
          <table:table-cell office:value="6222500" office:value-type="float">
            <text:p>6222500</text:p>
          </table:table-cell>
        </table:table-row>
        <table:table-row>
          <table:table-cell office:date-value="2013-03-18" office:value-type="date">
            <text:p>2013-03-18</text:p>
          </table:table-cell>
          <table:table-cell office:value="400.996979" office:value-type="float">
            <text:p>400.996979</text:p>
          </table:table-cell>
          <table:table-cell office:value="404.862488" office:value-type="float">
            <text:p>404.862488</text:p>
          </table:table-cell>
          <table:table-cell office:value="399.238556" office:value-type="float">
            <text:p>399.238556</text:p>
          </table:table-cell>
          <table:table-cell office:value="402.386749" office:value-type="float">
            <text:p>402.386749</text:p>
          </table:table-cell>
          <table:table-cell office:value="402.386749" office:value-type="float">
            <text:p>402.386749</text:p>
          </table:table-cell>
          <table:table-cell office:value="3690300" office:value-type="float">
            <text:p>3690300</text:p>
          </table:table-cell>
        </table:table-row>
        <table:table-row>
          <table:table-cell office:date-value="2013-03-19" office:value-type="date">
            <text:p>2013-03-19</text:p>
          </table:table-cell>
          <table:table-cell office:value="404.105316" office:value-type="float">
            <text:p>404.105316</text:p>
          </table:table-cell>
          <table:table-cell office:value="408.095367" office:value-type="float">
            <text:p>408.095367</text:p>
          </table:table-cell>
          <table:table-cell office:value="401.719269" office:value-type="float">
            <text:p>401.719269</text:p>
          </table:table-cell>
          <table:table-cell office:value="404.145172" office:value-type="float">
            <text:p>404.145172</text:p>
          </table:table-cell>
          <table:table-cell office:value="404.145172" office:value-type="float">
            <text:p>404.145172</text:p>
          </table:table-cell>
          <table:table-cell office:value="4212000" office:value-type="float">
            <text:p>4212000</text:p>
          </table:table-cell>
        </table:table-row>
        <table:table-row>
          <table:table-cell office:date-value="2013-03-20" office:value-type="date">
            <text:p>2013-03-20</text:p>
          </table:table-cell>
          <table:table-cell office:value="406.889862" office:value-type="float">
            <text:p>406.889862</text:p>
          </table:table-cell>
          <table:table-cell office:value="407.228607" office:value-type="float">
            <text:p>407.228607</text:p>
          </table:table-cell>
          <table:table-cell office:value="404.204926" office:value-type="float">
            <text:p>404.204926</text:p>
          </table:table-cell>
          <table:table-cell office:value="405.833832" office:value-type="float">
            <text:p>405.833832</text:p>
          </table:table-cell>
          <table:table-cell office:value="405.833832" office:value-type="float">
            <text:p>405.833832</text:p>
          </table:table-cell>
          <table:table-cell office:value="2938500" office:value-type="float">
            <text:p>2938500</text:p>
          </table:table-cell>
        </table:table-row>
        <table:table-row>
          <table:table-cell office:date-value="2013-03-21" office:value-type="date">
            <text:p>2013-03-21</text:p>
          </table:table-cell>
          <table:table-cell office:value="404.130219" office:value-type="float">
            <text:p>404.130219</text:p>
          </table:table-cell>
          <table:table-cell office:value="406.934723" office:value-type="float">
            <text:p>406.934723</text:p>
          </table:table-cell>
          <table:table-cell office:value="403.412903" office:value-type="float">
            <text:p>403.412903</text:p>
          </table:table-cell>
          <table:table-cell office:value="404.115265" office:value-type="float">
            <text:p>404.115265</text:p>
          </table:table-cell>
          <table:table-cell office:value="404.115265" office:value-type="float">
            <text:p>404.115265</text:p>
          </table:table-cell>
          <table:table-cell office:value="2966200" office:value-type="float">
            <text:p>2966200</text:p>
          </table:table-cell>
        </table:table-row>
        <table:table-row>
          <table:table-cell office:date-value="2013-03-22" office:value-type="date">
            <text:p>2013-03-22</text:p>
          </table:table-cell>
          <table:table-cell office:value="405.848785" office:value-type="float">
            <text:p>405.848785</text:p>
          </table:table-cell>
          <table:table-cell office:value="406.097839" office:value-type="float">
            <text:p>406.097839</text:p>
          </table:table-cell>
          <table:table-cell office:value="403.308289" office:value-type="float">
            <text:p>403.308289</text:p>
          </table:table-cell>
          <table:table-cell office:value="403.642059" office:value-type="float">
            <text:p>403.642059</text:p>
          </table:table-cell>
          <table:table-cell office:value="403.642059" office:value-type="float">
            <text:p>403.642059</text:p>
          </table:table-cell>
          <table:table-cell office:value="2987400" office:value-type="float">
            <text:p>2987400</text:p>
          </table:table-cell>
        </table:table-row>
        <table:table-row>
          <table:table-cell office:date-value="2013-03-25" office:value-type="date">
            <text:p>2013-03-25</text:p>
          </table:table-cell>
          <table:table-cell office:value="404.688141" office:value-type="float">
            <text:p>404.688141</text:p>
          </table:table-cell>
          <table:table-cell office:value="408.085388" office:value-type="float">
            <text:p>408.085388</text:p>
          </table:table-cell>
          <table:table-cell office:value="401.903564" office:value-type="float">
            <text:p>401.903564</text:p>
          </table:table-cell>
          <table:table-cell office:value="403.308289" office:value-type="float">
            <text:p>403.308289</text:p>
          </table:table-cell>
          <table:table-cell office:value="403.308289" office:value-type="float">
            <text:p>403.308289</text:p>
          </table:table-cell>
          <table:table-cell office:value="3436800" office:value-type="float">
            <text:p>3436800</text:p>
          </table:table-cell>
        </table:table-row>
        <table:table-row>
          <table:table-cell office:date-value="2013-03-26" office:value-type="date">
            <text:p>2013-03-26</text:p>
          </table:table-cell>
          <table:table-cell office:value="405.23111" office:value-type="float">
            <text:p>405.23111</text:p>
          </table:table-cell>
          <table:table-cell office:value="405.480164" office:value-type="float">
            <text:p>405.480164</text:p>
          </table:table-cell>
          <table:table-cell office:value="402.386749" office:value-type="float">
            <text:p>402.386749</text:p>
          </table:table-cell>
          <table:table-cell office:value="404.693115" office:value-type="float">
            <text:p>404.693115</text:p>
          </table:table-cell>
          <table:table-cell office:value="404.693115" office:value-type="float">
            <text:p>404.693115</text:p>
          </table:table-cell>
          <table:table-cell office:value="2392600" office:value-type="float">
            <text:p>2392600</text:p>
          </table:table-cell>
        </table:table-row>
        <table:table-row>
          <table:table-cell office:date-value="2013-03-27" office:value-type="date">
            <text:p>2013-03-27</text:p>
          </table:table-cell>
          <table:table-cell office:value="401.833832" office:value-type="float">
            <text:p>401.833832</text:p>
          </table:table-cell>
          <table:table-cell office:value="401.993225" office:value-type="float">
            <text:p>401.993225</text:p>
          </table:table-cell>
          <table:table-cell office:value="399.168823" office:value-type="float">
            <text:p>399.168823</text:p>
          </table:table-cell>
          <table:table-cell office:value="399.831329" office:value-type="float">
            <text:p>399.831329</text:p>
          </table:table-cell>
          <table:table-cell office:value="399.831329" office:value-type="float">
            <text:p>399.831329</text:p>
          </table:table-cell>
          <table:table-cell office:value="4342500" office:value-type="float">
            <text:p>4342500</text:p>
          </table:table-cell>
        </table:table-row>
        <table:table-row>
          <table:table-cell office:date-value="2013-03-28" office:value-type="date">
            <text:p>2013-03-28</text:p>
          </table:table-cell>
          <table:table-cell office:value="400.493866" office:value-type="float">
            <text:p>400.493866</text:p>
          </table:table-cell>
          <table:table-cell office:value="401.181274" office:value-type="float">
            <text:p>401.181274</text:p>
          </table:table-cell>
          <table:table-cell office:value="395.168823" office:value-type="float">
            <text:p>395.168823</text:p>
          </table:table-cell>
          <table:table-cell office:value="395.612152" office:value-type="float">
            <text:p>395.612152</text:p>
          </table:table-cell>
          <table:table-cell office:value="395.612152" office:value-type="float">
            <text:p>395.612152</text:p>
          </table:table-cell>
          <table:table-cell office:value="4592600" office:value-type="float">
            <text:p>4592600</text:p>
          </table:table-cell>
        </table:table-row>
        <table:table-row>
          <table:table-cell office:date-value="2013-04-01" office:value-type="date">
            <text:p>2013-04-01</text:p>
          </table:table-cell>
          <table:table-cell office:value="396.02063" office:value-type="float">
            <text:p>396.02063</text:p>
          </table:table-cell>
          <table:table-cell office:value="399.627106" office:value-type="float">
            <text:p>399.627106</text:p>
          </table:table-cell>
          <table:table-cell office:value="395.14389" office:value-type="float">
            <text:p>395.14389</text:p>
          </table:table-cell>
          <table:table-cell office:value="399.099091" office:value-type="float">
            <text:p>399.099091</text:p>
          </table:table-cell>
          <table:table-cell office:value="399.099091" office:value-type="float">
            <text:p>399.099091</text:p>
          </table:table-cell>
          <table:table-cell office:value="3628100" office:value-type="float">
            <text:p>3628100</text:p>
          </table:table-cell>
        </table:table-row>
        <table:table-row>
          <table:table-cell office:date-value="2013-04-02" office:value-type="date">
            <text:p>2013-04-02</text:p>
          </table:table-cell>
          <table:table-cell office:value="400.767822" office:value-type="float">
            <text:p>400.767822</text:p>
          </table:table-cell>
          <table:table-cell office:value="405.893616" office:value-type="float">
            <text:p>405.893616</text:p>
          </table:table-cell>
          <table:table-cell office:value="400.49884" office:value-type="float">
            <text:p>400.49884</text:p>
          </table:table-cell>
          <table:table-cell office:value="405.001953" office:value-type="float">
            <text:p>405.001953</text:p>
          </table:table-cell>
          <table:table-cell office:value="405.001953" office:value-type="float">
            <text:p>405.001953</text:p>
          </table:table-cell>
          <table:table-cell office:value="4098200" office:value-type="float">
            <text:p>4098200</text:p>
          </table:table-cell>
        </table:table-row>
        <table:table-row>
          <table:table-cell office:date-value="2013-04-03" office:value-type="date">
            <text:p>2013-04-03</text:p>
          </table:table-cell>
          <table:table-cell office:value="405.211182" office:value-type="float">
            <text:p>405.211182</text:p>
          </table:table-cell>
          <table:table-cell office:value="405.579773" office:value-type="float">
            <text:p>405.579773</text:p>
          </table:table-cell>
          <table:table-cell office:value="398.840057" office:value-type="float">
            <text:p>398.840057</text:p>
          </table:table-cell>
          <table:table-cell office:value="401.594727" office:value-type="float">
            <text:p>401.594727</text:p>
          </table:table-cell>
          <table:table-cell office:value="401.594727" office:value-type="float">
            <text:p>401.594727</text:p>
          </table:table-cell>
          <table:table-cell office:value="3489900" office:value-type="float">
            <text:p>3489900</text:p>
          </table:table-cell>
        </table:table-row>
        <table:table-row>
          <table:table-cell office:date-value="2013-04-04" office:value-type="date">
            <text:p>2013-04-04</text:p>
          </table:table-cell>
          <table:table-cell office:value="400.623352" office:value-type="float">
            <text:p>400.623352</text:p>
          </table:table-cell>
          <table:table-cell office:value="401.370575" office:value-type="float">
            <text:p>401.370575</text:p>
          </table:table-cell>
          <table:table-cell office:value="394.172546" office:value-type="float">
            <text:p>394.172546</text:p>
          </table:table-cell>
          <table:table-cell office:value="396.050507" office:value-type="float">
            <text:p>396.050507</text:p>
          </table:table-cell>
          <table:table-cell office:value="396.050507" office:value-type="float">
            <text:p>396.050507</text:p>
          </table:table-cell>
          <table:table-cell office:value="4913400" office:value-type="float">
            <text:p>4913400</text:p>
          </table:table-cell>
        </table:table-row>
        <table:table-row>
          <table:table-cell office:date-value="2013-04-05" office:value-type="date">
            <text:p>2013-04-05</text:p>
          </table:table-cell>
          <table:table-cell office:value="391.562317" office:value-type="float">
            <text:p>391.562317</text:p>
          </table:table-cell>
          <table:table-cell office:value="392.025604" office:value-type="float">
            <text:p>392.025604</text:p>
          </table:table-cell>
          <table:table-cell office:value="386.750366" office:value-type="float">
            <text:p>386.750366</text:p>
          </table:table-cell>
          <table:table-cell office:value="390.062958" office:value-type="float">
            <text:p>390.062958</text:p>
          </table:table-cell>
          <table:table-cell office:value="390.062958" office:value-type="float">
            <text:p>390.062958</text:p>
          </table:table-cell>
          <table:table-cell office:value="6893400" office:value-type="float">
            <text:p>6893400</text:p>
          </table:table-cell>
        </table:table-row>
        <table:table-row>
          <table:table-cell office:date-value="2013-04-08" office:value-type="date">
            <text:p>2013-04-08</text:p>
          </table:table-cell>
          <table:table-cell office:value="387.92099" office:value-type="float">
            <text:p>387.92099</text:p>
          </table:table-cell>
          <table:table-cell office:value="388.319489" office:value-type="float">
            <text:p>388.319489</text:p>
          </table:table-cell>
          <table:table-cell office:value="382.765289" office:value-type="float">
            <text:p>382.765289</text:p>
          </table:table-cell>
          <table:table-cell office:value="385.978271" office:value-type="float">
            <text:p>385.978271</text:p>
          </table:table-cell>
          <table:table-cell office:value="385.978271" office:value-type="float">
            <text:p>385.978271</text:p>
          </table:table-cell>
          <table:table-cell office:value="5685300" office:value-type="float">
            <text:p>5685300</text:p>
          </table:table-cell>
        </table:table-row>
        <table:table-row>
          <table:table-cell office:date-value="2013-04-09" office:value-type="date">
            <text:p>2013-04-09</text:p>
          </table:table-cell>
          <table:table-cell office:value="386.302032" office:value-type="float">
            <text:p>386.302032</text:p>
          </table:table-cell>
          <table:table-cell office:value="390.411652" office:value-type="float">
            <text:p>390.411652</text:p>
          </table:table-cell>
          <table:table-cell office:value="385.111511" office:value-type="float">
            <text:p>385.111511</text:p>
          </table:table-cell>
          <table:table-cell office:value="387.373016" office:value-type="float">
            <text:p>387.373016</text:p>
          </table:table-cell>
          <table:table-cell office:value="387.373016" office:value-type="float">
            <text:p>387.373016</text:p>
          </table:table-cell>
          <table:table-cell office:value="4330700" office:value-type="float">
            <text:p>4330700</text:p>
          </table:table-cell>
        </table:table-row>
        <table:table-row>
          <table:table-cell office:date-value="2013-04-10" office:value-type="date">
            <text:p>2013-04-10</text:p>
          </table:table-cell>
          <table:table-cell office:value="389.998199" office:value-type="float">
            <text:p>389.998199</text:p>
          </table:table-cell>
          <table:table-cell office:value="394.695587" office:value-type="float">
            <text:p>394.695587</text:p>
          </table:table-cell>
          <table:table-cell office:value="386.551117" office:value-type="float">
            <text:p>386.551117</text:p>
          </table:table-cell>
          <table:table-cell office:value="393.614624" office:value-type="float">
            <text:p>393.614624</text:p>
          </table:table-cell>
          <table:table-cell office:value="393.614624" office:value-type="float">
            <text:p>393.614624</text:p>
          </table:table-cell>
          <table:table-cell office:value="3971900" office:value-type="float">
            <text:p>3971900</text:p>
          </table:table-cell>
        </table:table-row>
        <table:table-row>
          <table:table-cell office:date-value="2013-04-11" office:value-type="date">
            <text:p>2013-04-11</text:p>
          </table:table-cell>
          <table:table-cell office:value="394.959595" office:value-type="float">
            <text:p>394.959595</text:p>
          </table:table-cell>
          <table:table-cell office:value="395.069183" office:value-type="float">
            <text:p>395.069183</text:p>
          </table:table-cell>
          <table:table-cell office:value="390.566071" office:value-type="float">
            <text:p>390.566071</text:p>
          </table:table-cell>
          <table:table-cell office:value="393.719238" office:value-type="float">
            <text:p>393.719238</text:p>
          </table:table-cell>
          <table:table-cell office:value="393.719238" office:value-type="float">
            <text:p>393.719238</text:p>
          </table:table-cell>
          <table:table-cell office:value="4072500" office:value-type="float">
            <text:p>4072500</text:p>
          </table:table-cell>
        </table:table-row>
        <table:table-row>
          <table:table-cell office:date-value="2013-04-12" office:value-type="date">
            <text:p>2013-04-12</text:p>
          </table:table-cell>
          <table:table-cell office:value="394.516266" office:value-type="float">
            <text:p>394.516266</text:p>
          </table:table-cell>
          <table:table-cell office:value="394.571045" office:value-type="float">
            <text:p>394.571045</text:p>
          </table:table-cell>
          <table:table-cell office:value="390.003174" office:value-type="float">
            <text:p>390.003174</text:p>
          </table:table-cell>
          <table:table-cell office:value="393.549866" office:value-type="float">
            <text:p>393.549866</text:p>
          </table:table-cell>
          <table:table-cell office:value="393.549866" office:value-type="float">
            <text:p>393.549866</text:p>
          </table:table-cell>
          <table:table-cell office:value="3285500" office:value-type="float">
            <text:p>3285500</text:p>
          </table:table-cell>
        </table:table-row>
        <table:table-row>
          <table:table-cell office:date-value="2013-04-15" office:value-type="date">
            <text:p>2013-04-15</text:p>
          </table:table-cell>
          <table:table-cell office:value="391.507538" office:value-type="float">
            <text:p>391.507538</text:p>
          </table:table-cell>
          <table:table-cell office:value="397.011902" office:value-type="float">
            <text:p>397.011902</text:p>
          </table:table-cell>
          <table:table-cell office:value="387.059204" office:value-type="float">
            <text:p>387.059204</text:p>
          </table:table-cell>
          <table:table-cell office:value="389.505035" office:value-type="float">
            <text:p>389.505035</text:p>
          </table:table-cell>
          <table:table-cell office:value="389.505035" office:value-type="float">
            <text:p>389.505035</text:p>
          </table:table-cell>
          <table:table-cell office:value="4924500" office:value-type="float">
            <text:p>4924500</text:p>
          </table:table-cell>
        </table:table-row>
        <table:table-row>
          <table:table-cell office:date-value="2013-04-16" office:value-type="date">
            <text:p>2013-04-16</text:p>
          </table:table-cell>
          <table:table-cell office:value="391.826324" office:value-type="float">
            <text:p>391.826324</text:p>
          </table:table-cell>
          <table:table-cell office:value="396.513763" office:value-type="float">
            <text:p>396.513763</text:p>
          </table:table-cell>
          <table:table-cell office:value="390.496338" office:value-type="float">
            <text:p>390.496338</text:p>
          </table:table-cell>
          <table:table-cell office:value="395.203674" office:value-type="float">
            <text:p>395.203674</text:p>
          </table:table-cell>
          <table:table-cell office:value="395.203674" office:value-type="float">
            <text:p>395.203674</text:p>
          </table:table-cell>
          <table:table-cell office:value="3496900" office:value-type="float">
            <text:p>3496900</text:p>
          </table:table-cell>
        </table:table-row>
        <table:table-row>
          <table:table-cell office:date-value="2013-04-17" office:value-type="date">
            <text:p>2013-04-17</text:p>
          </table:table-cell>
          <table:table-cell office:value="391.906036" office:value-type="float">
            <text:p>391.906036</text:p>
          </table:table-cell>
          <table:table-cell office:value="393.94339" office:value-type="float">
            <text:p>393.94339</text:p>
          </table:table-cell>
          <table:table-cell office:value="387.597198" office:value-type="float">
            <text:p>387.597198</text:p>
          </table:table-cell>
          <table:table-cell office:value="389.818878" office:value-type="float">
            <text:p>389.818878</text:p>
          </table:table-cell>
          <table:table-cell office:value="389.818878" office:value-type="float">
            <text:p>389.818878</text:p>
          </table:table-cell>
          <table:table-cell office:value="4089100" office:value-type="float">
            <text:p>4089100</text:p>
          </table:table-cell>
        </table:table-row>
        <table:table-row>
          <table:table-cell office:date-value="2013-04-18" office:value-type="date">
            <text:p>2013-04-18</text:p>
          </table:table-cell>
          <table:table-cell office:value="391.208649" office:value-type="float">
            <text:p>391.208649</text:p>
          </table:table-cell>
          <table:table-cell office:value="391.4328" office:value-type="float">
            <text:p>391.4328</text:p>
          </table:table-cell>
          <table:table-cell office:value="379.208618" office:value-type="float">
            <text:p>379.208618</text:p>
          </table:table-cell>
          <table:table-cell office:value="381.524963" office:value-type="float">
            <text:p>381.524963</text:p>
          </table:table-cell>
          <table:table-cell office:value="381.524963" office:value-type="float">
            <text:p>381.524963</text:p>
          </table:table-cell>
          <table:table-cell office:value="6669800" office:value-type="float">
            <text:p>6669800</text:p>
          </table:table-cell>
        </table:table-row>
        <table:table-row>
          <table:table-cell office:date-value="2013-04-19" office:value-type="date">
            <text:p>2013-04-19</text:p>
          </table:table-cell>
          <table:table-cell office:value="383.14389" office:value-type="float">
            <text:p>383.14389</text:p>
          </table:table-cell>
          <table:table-cell office:value="400.219879" office:value-type="float">
            <text:p>400.219879</text:p>
          </table:table-cell>
          <table:table-cell office:value="381.69931" office:value-type="float">
            <text:p>381.69931</text:p>
          </table:table-cell>
          <table:table-cell office:value="398.441528" office:value-type="float">
            <text:p>398.441528</text:p>
          </table:table-cell>
          <table:table-cell office:value="398.441528" office:value-type="float">
            <text:p>398.441528</text:p>
          </table:table-cell>
          <table:table-cell office:value="11649800" office:value-type="float">
            <text:p>11649800</text:p>
          </table:table-cell>
        </table:table-row>
        <table:table-row>
          <table:table-cell office:date-value="2013-04-22" office:value-type="date">
            <text:p>2013-04-22</text:p>
          </table:table-cell>
          <table:table-cell office:value="398.805176" office:value-type="float">
            <text:p>398.805176</text:p>
          </table:table-cell>
          <table:table-cell office:value="400.478912" office:value-type="float">
            <text:p>400.478912</text:p>
          </table:table-cell>
          <table:table-cell office:value="386.052979" office:value-type="float">
            <text:p>386.052979</text:p>
          </table:table-cell>
          <table:table-cell office:value="398.561096" office:value-type="float">
            <text:p>398.561096</text:p>
          </table:table-cell>
          <table:table-cell office:value="398.561096" office:value-type="float">
            <text:p>398.561096</text:p>
          </table:table-cell>
          <table:table-cell office:value="5788300" office:value-type="float">
            <text:p>5788300</text:p>
          </table:table-cell>
        </table:table-row>
        <table:table-row>
          <table:table-cell office:date-value="2013-04-23" office:value-type="date">
            <text:p>2013-04-23</text:p>
          </table:table-cell>
          <table:table-cell office:value="399.004425" office:value-type="float">
            <text:p>399.004425</text:p>
          </table:table-cell>
          <table:table-cell office:value="406.227356" office:value-type="float">
            <text:p>406.227356</text:p>
          </table:table-cell>
          <table:table-cell office:value="398.685638" office:value-type="float">
            <text:p>398.685638</text:p>
          </table:table-cell>
          <table:table-cell office:value="402.441559" office:value-type="float">
            <text:p>402.441559</text:p>
          </table:table-cell>
          <table:table-cell office:value="402.441559" office:value-type="float">
            <text:p>402.441559</text:p>
          </table:table-cell>
          <table:table-cell office:value="4601600" office:value-type="float">
            <text:p>4601600</text:p>
          </table:table-cell>
        </table:table-row>
        <table:table-row>
          <table:table-cell office:date-value="2013-04-24" office:value-type="date">
            <text:p>2013-04-24</text:p>
          </table:table-cell>
          <table:table-cell office:value="402.546173" office:value-type="float">
            <text:p>402.546173</text:p>
          </table:table-cell>
          <table:table-cell office:value="407.472687" office:value-type="float">
            <text:p>407.472687</text:p>
          </table:table-cell>
          <table:table-cell office:value="402.491364" office:value-type="float">
            <text:p>402.491364</text:p>
          </table:table-cell>
          <table:table-cell office:value="405.206177" office:value-type="float">
            <text:p>405.206177</text:p>
          </table:table-cell>
          <table:table-cell office:value="405.206177" office:value-type="float">
            <text:p>405.206177</text:p>
          </table:table-cell>
          <table:table-cell office:value="3671800" office:value-type="float">
            <text:p>3671800</text:p>
          </table:table-cell>
        </table:table-row>
        <table:table-row>
          <table:table-cell office:date-value="2013-04-25" office:value-type="date">
            <text:p>2013-04-25</text:p>
          </table:table-cell>
          <table:table-cell office:value="406.600952" office:value-type="float">
            <text:p>406.600952</text:p>
          </table:table-cell>
          <table:table-cell office:value="406.710541" office:value-type="float">
            <text:p>406.710541</text:p>
          </table:table-cell>
          <table:table-cell office:value="402.307068" office:value-type="float">
            <text:p>402.307068</text:p>
          </table:table-cell>
          <table:table-cell office:value="403.039307" office:value-type="float">
            <text:p>403.039307</text:p>
          </table:table-cell>
          <table:table-cell office:value="403.039307" office:value-type="float">
            <text:p>403.039307</text:p>
          </table:table-cell>
          <table:table-cell office:value="3999200" office:value-type="float">
            <text:p>3999200</text:p>
          </table:table-cell>
        </table:table-row>
        <table:table-row>
          <table:table-cell office:date-value="2013-04-26" office:value-type="date">
            <text:p>2013-04-26</text:p>
          </table:table-cell>
          <table:table-cell office:value="402.292114" office:value-type="float">
            <text:p>402.292114</text:p>
          </table:table-cell>
          <table:table-cell office:value="402.361847" office:value-type="float">
            <text:p>402.361847</text:p>
          </table:table-cell>
          <table:table-cell office:value="396.802673" office:value-type="float">
            <text:p>396.802673</text:p>
          </table:table-cell>
          <table:table-cell office:value="399.213654" office:value-type="float">
            <text:p>399.213654</text:p>
          </table:table-cell>
          <table:table-cell office:value="399.213654" office:value-type="float">
            <text:p>399.213654</text:p>
          </table:table-cell>
          <table:table-cell office:value="4993900" office:value-type="float">
            <text:p>4993900</text:p>
          </table:table-cell>
        </table:table-row>
        <table:table-row>
          <table:table-cell office:date-value="2013-04-29" office:value-type="date">
            <text:p>2013-04-29</text:p>
          </table:table-cell>
          <table:table-cell office:value="400.125244" office:value-type="float">
            <text:p>400.125244</text:p>
          </table:table-cell>
          <table:table-cell office:value="409.813904" office:value-type="float">
            <text:p>409.813904</text:p>
          </table:table-cell>
          <table:table-cell office:value="400.000702" office:value-type="float">
            <text:p>400.000702</text:p>
          </table:table-cell>
          <table:table-cell office:value="408.000702" office:value-type="float">
            <text:p>408.000702</text:p>
          </table:table-cell>
          <table:table-cell office:value="408.000702" office:value-type="float">
            <text:p>408.000702</text:p>
          </table:table-cell>
          <table:table-cell office:value="4618800" office:value-type="float">
            <text:p>4618800</text:p>
          </table:table-cell>
        </table:table-row>
        <table:table-row>
          <table:table-cell office:date-value="2013-04-30" office:value-type="date">
            <text:p>2013-04-30</text:p>
          </table:table-cell>
          <table:table-cell office:value="407.970825" office:value-type="float">
            <text:p>407.970825</text:p>
          </table:table-cell>
          <table:table-cell office:value="412.274689" office:value-type="float">
            <text:p>412.274689</text:p>
          </table:table-cell>
          <table:table-cell office:value="407.313293" office:value-type="float">
            <text:p>407.313293</text:p>
          </table:table-cell>
          <table:table-cell office:value="410.745422" office:value-type="float">
            <text:p>410.745422</text:p>
          </table:table-cell>
          <table:table-cell office:value="410.745422" office:value-type="float">
            <text:p>410.745422</text:p>
          </table:table-cell>
          <table:table-cell office:value="4630600" office:value-type="float">
            <text:p>4630600</text:p>
          </table:table-cell>
        </table:table-row>
        <table:table-row>
          <table:table-cell office:date-value="2013-05-01" office:value-type="date">
            <text:p>2013-05-01</text:p>
          </table:table-cell>
          <table:table-cell office:value="410.092865" office:value-type="float">
            <text:p>410.092865</text:p>
          </table:table-cell>
          <table:table-cell office:value="410.82016" office:value-type="float">
            <text:p>410.82016</text:p>
          </table:table-cell>
          <table:table-cell office:value="406.655762" office:value-type="float">
            <text:p>406.655762</text:p>
          </table:table-cell>
          <table:table-cell office:value="408.683167" office:value-type="float">
            <text:p>408.683167</text:p>
          </table:table-cell>
          <table:table-cell office:value="408.683167" office:value-type="float">
            <text:p>408.683167</text:p>
          </table:table-cell>
          <table:table-cell office:value="2920800" office:value-type="float">
            <text:p>2920800</text:p>
          </table:table-cell>
        </table:table-row>
        <table:table-row>
          <table:table-cell office:date-value="2013-05-02" office:value-type="date">
            <text:p>2013-05-02</text:p>
          </table:table-cell>
          <table:table-cell office:value="408.518768" office:value-type="float">
            <text:p>408.518768</text:p>
          </table:table-cell>
          <table:table-cell office:value="415.716797" office:value-type="float">
            <text:p>415.716797</text:p>
          </table:table-cell>
          <table:table-cell office:value="407.995728" office:value-type="float">
            <text:p>407.995728</text:p>
          </table:table-cell>
          <table:table-cell office:value="413.256012" office:value-type="float">
            <text:p>413.256012</text:p>
          </table:table-cell>
          <table:table-cell office:value="413.256012" office:value-type="float">
            <text:p>413.256012</text:p>
          </table:table-cell>
          <table:table-cell office:value="4051600" office:value-type="float">
            <text:p>4051600</text:p>
          </table:table-cell>
        </table:table-row>
        <table:table-row>
          <table:table-cell office:date-value="2013-05-03" office:value-type="date">
            <text:p>2013-05-03</text:p>
          </table:table-cell>
          <table:table-cell office:value="416.917297" office:value-type="float">
            <text:p>416.917297</text:p>
          </table:table-cell>
          <table:table-cell office:value="421.818909" office:value-type="float">
            <text:p>421.818909</text:p>
          </table:table-cell>
          <table:table-cell office:value="416.439087" office:value-type="float">
            <text:p>416.439087</text:p>
          </table:table-cell>
          <table:table-cell office:value="421.280945" office:value-type="float">
            <text:p>421.280945</text:p>
          </table:table-cell>
          <table:table-cell office:value="421.280945" office:value-type="float">
            <text:p>421.280945</text:p>
          </table:table-cell>
          <table:table-cell office:value="5044000" office:value-type="float">
            <text:p>5044000</text:p>
          </table:table-cell>
        </table:table-row>
        <table:table-row>
          <table:table-cell office:date-value="2013-05-06" office:value-type="date">
            <text:p>2013-05-06</text:p>
          </table:table-cell>
          <table:table-cell office:value="422.546204" office:value-type="float">
            <text:p>422.546204</text:p>
          </table:table-cell>
          <table:table-cell office:value="429.315826" office:value-type="float">
            <text:p>429.315826</text:p>
          </table:table-cell>
          <table:table-cell office:value="422.546204" office:value-type="float">
            <text:p>422.546204</text:p>
          </table:table-cell>
          <table:table-cell office:value="429.166382" office:value-type="float">
            <text:p>429.166382</text:p>
          </table:table-cell>
          <table:table-cell office:value="429.166382" office:value-type="float">
            <text:p>429.166382</text:p>
          </table:table-cell>
          <table:table-cell office:value="4298500" office:value-type="float">
            <text:p>4298500</text:p>
          </table:table-cell>
        </table:table-row>
        <table:table-row>
          <table:table-cell office:date-value="2013-05-07" office:value-type="date">
            <text:p>2013-05-07</text:p>
          </table:table-cell>
          <table:table-cell office:value="429.893646" office:value-type="float">
            <text:p>429.893646</text:p>
          </table:table-cell>
          <table:table-cell office:value="430.322052" office:value-type="float">
            <text:p>430.322052</text:p>
          </table:table-cell>
          <table:table-cell office:value="423.746704" office:value-type="float">
            <text:p>423.746704</text:p>
          </table:table-cell>
          <table:table-cell office:value="427.014435" office:value-type="float">
            <text:p>427.014435</text:p>
          </table:table-cell>
          <table:table-cell office:value="427.014435" office:value-type="float">
            <text:p>427.014435</text:p>
          </table:table-cell>
          <table:table-cell office:value="3932600" office:value-type="float">
            <text:p>3932600</text:p>
          </table:table-cell>
        </table:table-row>
        <table:table-row>
          <table:table-cell office:date-value="2013-05-08" office:value-type="date">
            <text:p>2013-05-08</text:p>
          </table:table-cell>
          <table:table-cell office:value="426.899872" office:value-type="float">
            <text:p>426.899872</text:p>
          </table:table-cell>
          <table:table-cell office:value="435.30835" office:value-type="float">
            <text:p>435.30835</text:p>
          </table:table-cell>
          <table:table-cell office:value="424.862518" office:value-type="float">
            <text:p>424.862518</text:p>
          </table:table-cell>
          <table:table-cell office:value="435.183838" office:value-type="float">
            <text:p>435.183838</text:p>
          </table:table-cell>
          <table:table-cell office:value="435.183838" office:value-type="float">
            <text:p>435.183838</text:p>
          </table:table-cell>
          <table:table-cell office:value="4955000" office:value-type="float">
            <text:p>4955000</text:p>
          </table:table-cell>
        </table:table-row>
        <table:table-row>
          <table:table-cell office:date-value="2013-05-09" office:value-type="date">
            <text:p>2013-05-09</text:p>
          </table:table-cell>
          <table:table-cell office:value="433.794037" office:value-type="float">
            <text:p>433.794037</text:p>
          </table:table-cell>
          <table:table-cell office:value="438.187561" office:value-type="float">
            <text:p>438.187561</text:p>
          </table:table-cell>
          <table:table-cell office:value="432.493896" office:value-type="float">
            <text:p>432.493896</text:p>
          </table:table-cell>
          <table:table-cell office:value="434.112823" office:value-type="float">
            <text:p>434.112823</text:p>
          </table:table-cell>
          <table:table-cell office:value="434.112823" office:value-type="float">
            <text:p>434.112823</text:p>
          </table:table-cell>
          <table:table-cell office:value="4417600" office:value-type="float">
            <text:p>4417600</text:p>
          </table:table-cell>
        </table:table-row>
        <table:table-row>
          <table:table-cell office:date-value="2013-05-10" office:value-type="date">
            <text:p>2013-05-10</text:p>
          </table:table-cell>
          <table:table-cell office:value="436.020691" office:value-type="float">
            <text:p>436.020691</text:p>
          </table:table-cell>
          <table:table-cell office:value="438.625916" office:value-type="float">
            <text:p>438.625916</text:p>
          </table:table-cell>
          <table:table-cell office:value="434.451569" office:value-type="float">
            <text:p>434.451569</text:p>
          </table:table-cell>
          <table:table-cell office:value="438.471497" office:value-type="float">
            <text:p>438.471497</text:p>
          </table:table-cell>
          <table:table-cell office:value="438.471497" office:value-type="float">
            <text:p>438.471497</text:p>
          </table:table-cell>
          <table:table-cell office:value="3809500" office:value-type="float">
            <text:p>3809500</text:p>
          </table:table-cell>
        </table:table-row>
        <table:table-row>
          <table:table-cell office:date-value="2013-05-13" office:value-type="date">
            <text:p>2013-05-13</text:p>
          </table:table-cell>
          <table:table-cell office:value="437.804016" office:value-type="float">
            <text:p>437.804016</text:p>
          </table:table-cell>
          <table:table-cell office:value="439.587311" office:value-type="float">
            <text:p>439.587311</text:p>
          </table:table-cell>
          <table:table-cell office:value="435.059296" office:value-type="float">
            <text:p>435.059296</text:p>
          </table:table-cell>
          <table:table-cell office:value="437.126556" office:value-type="float">
            <text:p>437.126556</text:p>
          </table:table-cell>
          <table:table-cell office:value="437.126556" office:value-type="float">
            <text:p>437.126556</text:p>
          </table:table-cell>
          <table:table-cell office:value="2907700" office:value-type="float">
            <text:p>2907700</text:p>
          </table:table-cell>
        </table:table-row>
        <table:table-row>
          <table:table-cell office:date-value="2013-05-14" office:value-type="date">
            <text:p>2013-05-14</text:p>
          </table:table-cell>
          <table:table-cell office:value="437.111603" office:value-type="float">
            <text:p>437.111603</text:p>
          </table:table-cell>
          <table:table-cell office:value="442.685699" office:value-type="float">
            <text:p>442.685699</text:p>
          </table:table-cell>
          <table:table-cell office:value="436.932281" office:value-type="float">
            <text:p>436.932281</text:p>
          </table:table-cell>
          <table:table-cell office:value="441.893677" office:value-type="float">
            <text:p>441.893677</text:p>
          </table:table-cell>
          <table:table-cell office:value="441.893677" office:value-type="float">
            <text:p>441.893677</text:p>
          </table:table-cell>
          <table:table-cell office:value="3170300" office:value-type="float">
            <text:p>3170300</text:p>
          </table:table-cell>
        </table:table-row>
        <table:table-row>
          <table:table-cell office:date-value="2013-05-15" office:value-type="date">
            <text:p>2013-05-15</text:p>
          </table:table-cell>
          <table:table-cell office:value="446.078003" office:value-type="float">
            <text:p>446.078003</text:p>
          </table:table-cell>
          <table:table-cell office:value="456.479004" office:value-type="float">
            <text:p>456.479004</text:p>
          </table:table-cell>
          <table:table-cell office:value="445.340759" office:value-type="float">
            <text:p>445.340759</text:p>
          </table:table-cell>
          <table:table-cell office:value="456.234924" office:value-type="float">
            <text:p>456.234924</text:p>
          </table:table-cell>
          <table:table-cell office:value="456.234924" office:value-type="float">
            <text:p>456.234924</text:p>
          </table:table-cell>
          <table:table-cell office:value="8001600" office:value-type="float">
            <text:p>8001600</text:p>
          </table:table-cell>
        </table:table-row>
        <table:table-row>
          <table:table-cell office:date-value="2013-05-16" office:value-type="date">
            <text:p>2013-05-16</text:p>
          </table:table-cell>
          <table:table-cell office:value="457.784119" office:value-type="float">
            <text:p>457.784119</text:p>
          </table:table-cell>
          <table:table-cell office:value="458.272278" office:value-type="float">
            <text:p>458.272278</text:p>
          </table:table-cell>
          <table:table-cell office:value="449.320831" office:value-type="float">
            <text:p>449.320831</text:p>
          </table:table-cell>
          <table:table-cell office:value="450.247375" office:value-type="float">
            <text:p>450.247375</text:p>
          </table:table-cell>
          <table:table-cell office:value="450.247375" office:value-type="float">
            <text:p>450.247375</text:p>
          </table:table-cell>
          <table:table-cell office:value="6443200" office:value-type="float">
            <text:p>6443200</text:p>
          </table:table-cell>
        </table:table-row>
        <table:table-row>
          <table:table-cell office:date-value="2013-05-17" office:value-type="date">
            <text:p>2013-05-17</text:p>
          </table:table-cell>
          <table:table-cell office:value="453.310883" office:value-type="float">
            <text:p>453.310883</text:p>
          </table:table-cell>
          <table:table-cell office:value="455.039398" office:value-type="float">
            <text:p>455.039398</text:p>
          </table:table-cell>
          <table:table-cell office:value="448.578613" office:value-type="float">
            <text:p>448.578613</text:p>
          </table:table-cell>
          <table:table-cell office:value="452.892456" office:value-type="float">
            <text:p>452.892456</text:p>
          </table:table-cell>
          <table:table-cell office:value="452.892456" office:value-type="float">
            <text:p>452.892456</text:p>
          </table:table-cell>
          <table:table-cell office:value="5604800" office:value-type="float">
            <text:p>5604800</text:p>
          </table:table-cell>
        </table:table-row>
        <table:table-row>
          <table:table-cell office:date-value="2013-05-20" office:value-type="date">
            <text:p>2013-05-20</text:p>
          </table:table-cell>
          <table:table-cell office:value="450.810242" office:value-type="float">
            <text:p>450.810242</text:p>
          </table:table-cell>
          <table:table-cell office:value="458.581116" office:value-type="float">
            <text:p>458.581116</text:p>
          </table:table-cell>
          <table:table-cell office:value="450.810242" office:value-type="float">
            <text:p>450.810242</text:p>
          </table:table-cell>
          <table:table-cell office:value="452.568665" office:value-type="float">
            <text:p>452.568665</text:p>
          </table:table-cell>
          <table:table-cell office:value="452.568665" office:value-type="float">
            <text:p>452.568665</text:p>
          </table:table-cell>
          <table:table-cell office:value="4562300" office:value-type="float">
            <text:p>4562300</text:p>
          </table:table-cell>
        </table:table-row>
        <table:table-row>
          <table:table-cell office:date-value="2013-05-21" office:value-type="date">
            <text:p>2013-05-21</text:p>
          </table:table-cell>
          <table:table-cell office:value="452.314606" office:value-type="float">
            <text:p>452.314606</text:p>
          </table:table-cell>
          <table:table-cell office:value="454.127808" office:value-type="float">
            <text:p>454.127808</text:p>
          </table:table-cell>
          <table:table-cell office:value="447.129059" office:value-type="float">
            <text:p>447.129059</text:p>
          </table:table-cell>
          <table:table-cell office:value="451.791565" office:value-type="float">
            <text:p>451.791565</text:p>
          </table:table-cell>
          <table:table-cell office:value="451.791565" office:value-type="float">
            <text:p>451.791565</text:p>
          </table:table-cell>
          <table:table-cell office:value="3980700" office:value-type="float">
            <text:p>3980700</text:p>
          </table:table-cell>
        </table:table-row>
        <table:table-row>
          <table:table-cell office:date-value="2013-05-22" office:value-type="date">
            <text:p>2013-05-22</text:p>
          </table:table-cell>
          <table:table-cell office:value="449.594818" office:value-type="float">
            <text:p>449.594818</text:p>
          </table:table-cell>
          <table:table-cell office:value="452.957214" office:value-type="float">
            <text:p>452.957214</text:p>
          </table:table-cell>
          <table:table-cell office:value="441.784088" office:value-type="float">
            <text:p>441.784088</text:p>
          </table:table-cell>
          <table:table-cell office:value="443.049347" office:value-type="float">
            <text:p>443.049347</text:p>
          </table:table-cell>
          <table:table-cell office:value="443.049347" office:value-type="float">
            <text:p>443.049347</text:p>
          </table:table-cell>
          <table:table-cell office:value="5140300" office:value-type="float">
            <text:p>5140300</text:p>
          </table:table-cell>
        </table:table-row>
        <table:table-row>
          <table:table-cell office:date-value="2013-05-23" office:value-type="date">
            <text:p>2013-05-23</text:p>
          </table:table-cell>
          <table:table-cell office:value="436.862518" office:value-type="float">
            <text:p>436.862518</text:p>
          </table:table-cell>
          <table:table-cell office:value="443.318329" office:value-type="float">
            <text:p>443.318329</text:p>
          </table:table-cell>
          <table:table-cell office:value="435.368134" office:value-type="float">
            <text:p>435.368134</text:p>
          </table:table-cell>
          <table:table-cell office:value="439.746735" office:value-type="float">
            <text:p>439.746735</text:p>
          </table:table-cell>
          <table:table-cell office:value="439.746735" office:value-type="float">
            <text:p>439.746735</text:p>
          </table:table-cell>
          <table:table-cell office:value="4567200" office:value-type="float">
            <text:p>4567200</text:p>
          </table:table-cell>
        </table:table-row>
        <table:table-row>
          <table:table-cell office:date-value="2013-05-24" office:value-type="date">
            <text:p>2013-05-24</text:p>
          </table:table-cell>
          <table:table-cell office:value="435.995789" office:value-type="float">
            <text:p>435.995789</text:p>
          </table:table-cell>
          <table:table-cell office:value="437.769135" office:value-type="float">
            <text:p>437.769135</text:p>
          </table:table-cell>
          <table:table-cell office:value="433.878723" office:value-type="float">
            <text:p>433.878723</text:p>
          </table:table-cell>
          <table:table-cell office:value="435.029388" office:value-type="float">
            <text:p>435.029388</text:p>
          </table:table-cell>
          <table:table-cell office:value="435.029388" office:value-type="float">
            <text:p>435.029388</text:p>
          </table:table-cell>
          <table:table-cell office:value="4610700" office:value-type="float">
            <text:p>4610700</text:p>
          </table:table-cell>
        </table:table-row>
        <table:table-row>
          <table:table-cell office:date-value="2013-05-28" office:value-type="date">
            <text:p>2013-05-28</text:p>
          </table:table-cell>
          <table:table-cell office:value="440.100403" office:value-type="float">
            <text:p>440.100403</text:p>
          </table:table-cell>
          <table:table-cell office:value="444.404266" office:value-type="float">
            <text:p>444.404266</text:p>
          </table:table-cell>
          <table:table-cell office:value="438.556183" office:value-type="float">
            <text:p>438.556183</text:p>
          </table:table-cell>
          <table:table-cell office:value="438.989563" office:value-type="float">
            <text:p>438.989563</text:p>
          </table:table-cell>
          <table:table-cell office:value="438.989563" office:value-type="float">
            <text:p>438.989563</text:p>
          </table:table-cell>
          <table:table-cell office:value="4531900" office:value-type="float">
            <text:p>4531900</text:p>
          </table:table-cell>
        </table:table-row>
        <table:table-row>
          <table:table-cell office:date-value="2013-05-29" office:value-type="date">
            <text:p>2013-05-29</text:p>
          </table:table-cell>
          <table:table-cell office:value="436.21994" office:value-type="float">
            <text:p>436.21994</text:p>
          </table:table-cell>
          <table:table-cell office:value="437.355682" office:value-type="float">
            <text:p>437.355682</text:p>
          </table:table-cell>
          <table:table-cell office:value="430.53125" office:value-type="float">
            <text:p>430.53125</text:p>
          </table:table-cell>
          <table:table-cell office:value="432.533752" office:value-type="float">
            <text:p>432.533752</text:p>
          </table:table-cell>
          <table:table-cell office:value="432.533752" office:value-type="float">
            <text:p>432.533752</text:p>
          </table:table-cell>
          <table:table-cell office:value="4041800" office:value-type="float">
            <text:p>4041800</text:p>
          </table:table-cell>
        </table:table-row>
        <table:table-row>
          <table:table-cell office:date-value="2013-05-30" office:value-type="date">
            <text:p>2013-05-30</text:p>
          </table:table-cell>
          <table:table-cell office:value="433.335754" office:value-type="float">
            <text:p>433.335754</text:p>
          </table:table-cell>
          <table:table-cell office:value="437.80899" office:value-type="float">
            <text:p>437.80899</text:p>
          </table:table-cell>
          <table:table-cell office:value="431.587311" office:value-type="float">
            <text:p>431.587311</text:p>
          </table:table-cell>
          <table:table-cell office:value="433.754181" office:value-type="float">
            <text:p>433.754181</text:p>
          </table:table-cell>
          <table:table-cell office:value="433.754181" office:value-type="float">
            <text:p>433.754181</text:p>
          </table:table-cell>
          <table:table-cell office:value="4257200" office:value-type="float">
            <text:p>4257200</text:p>
          </table:table-cell>
        </table:table-row>
        <table:table-row>
          <table:table-cell office:date-value="2013-05-31" office:value-type="date">
            <text:p>2013-05-31</text:p>
          </table:table-cell>
          <table:table-cell office:value="432.439117" office:value-type="float">
            <text:p>432.439117</text:p>
          </table:table-cell>
          <table:table-cell office:value="436.862518" office:value-type="float">
            <text:p>436.862518</text:p>
          </table:table-cell>
          <table:table-cell office:value="432.140228" office:value-type="float">
            <text:p>432.140228</text:p>
          </table:table-cell>
          <table:table-cell office:value="433.983337" office:value-type="float">
            <text:p>433.983337</text:p>
          </table:table-cell>
          <table:table-cell office:value="433.983337" office:value-type="float">
            <text:p>433.983337</text:p>
          </table:table-cell>
          <table:table-cell office:value="3953500" office:value-type="float">
            <text:p>3953500</text:p>
          </table:table-cell>
        </table:table-row>
        <table:table-row>
          <table:table-cell office:date-value="2013-06-03" office:value-type="date">
            <text:p>2013-06-03</text:p>
          </table:table-cell>
          <table:table-cell office:value="434.869995" office:value-type="float">
            <text:p>434.869995</text:p>
          </table:table-cell>
          <table:table-cell office:value="435.35318" office:value-type="float">
            <text:p>435.35318</text:p>
          </table:table-cell>
          <table:table-cell office:value="425.913574" office:value-type="float">
            <text:p>425.913574</text:p>
          </table:table-cell>
          <table:table-cell office:value="432.195038" office:value-type="float">
            <text:p>432.195038</text:p>
          </table:table-cell>
          <table:table-cell office:value="432.195038" office:value-type="float">
            <text:p>432.195038</text:p>
          </table:table-cell>
          <table:table-cell office:value="4969900" office:value-type="float">
            <text:p>4969900</text:p>
          </table:table-cell>
        </table:table-row>
        <table:table-row>
          <table:table-cell office:date-value="2013-06-04" office:value-type="date">
            <text:p>2013-06-04</text:p>
          </table:table-cell>
          <table:table-cell office:value="432.304626" office:value-type="float">
            <text:p>432.304626</text:p>
          </table:table-cell>
          <table:table-cell office:value="433.669495" office:value-type="float">
            <text:p>433.669495</text:p>
          </table:table-cell>
          <table:table-cell office:value="425.440338" office:value-type="float">
            <text:p>425.440338</text:p>
          </table:table-cell>
          <table:table-cell office:value="427.945953" office:value-type="float">
            <text:p>427.945953</text:p>
          </table:table-cell>
          <table:table-cell office:value="427.945953" office:value-type="float">
            <text:p>427.945953</text:p>
          </table:table-cell>
          <table:table-cell office:value="3751100" office:value-type="float">
            <text:p>3751100</text:p>
          </table:table-cell>
        </table:table-row>
        <table:table-row>
          <table:table-cell office:date-value="2013-06-05" office:value-type="date">
            <text:p>2013-06-05</text:p>
          </table:table-cell>
          <table:table-cell office:value="429.644592" office:value-type="float">
            <text:p>429.644592</text:p>
          </table:table-cell>
          <table:table-cell office:value="433.101624" office:value-type="float">
            <text:p>433.101624</text:p>
          </table:table-cell>
          <table:table-cell office:value="426.96463" office:value-type="float">
            <text:p>426.96463</text:p>
          </table:table-cell>
          <table:table-cell office:value="428.244843" office:value-type="float">
            <text:p>428.244843</text:p>
          </table:table-cell>
          <table:table-cell office:value="428.244843" office:value-type="float">
            <text:p>428.244843</text:p>
          </table:table-cell>
          <table:table-cell office:value="4229300" office:value-type="float">
            <text:p>4229300</text:p>
          </table:table-cell>
        </table:table-row>
        <table:table-row>
          <table:table-cell office:date-value="2013-06-06" office:value-type="date">
            <text:p>2013-06-06</text:p>
          </table:table-cell>
          <table:table-cell office:value="430.536255" office:value-type="float">
            <text:p>430.536255</text:p>
          </table:table-cell>
          <table:table-cell office:value="431.547455" office:value-type="float">
            <text:p>431.547455</text:p>
          </table:table-cell>
          <table:table-cell office:value="422.028137" office:value-type="float">
            <text:p>422.028137</text:p>
          </table:table-cell>
          <table:table-cell office:value="430.705597" office:value-type="float">
            <text:p>430.705597</text:p>
          </table:table-cell>
          <table:table-cell office:value="430.705597" office:value-type="float">
            <text:p>430.705597</text:p>
          </table:table-cell>
          <table:table-cell office:value="5177400" office:value-type="float">
            <text:p>5177400</text:p>
          </table:table-cell>
        </table:table-row>
        <table:table-row>
          <table:table-cell office:date-value="2013-06-07" office:value-type="date">
            <text:p>2013-06-07</text:p>
          </table:table-cell>
          <table:table-cell office:value="433.584808" office:value-type="float">
            <text:p>433.584808</text:p>
          </table:table-cell>
          <table:table-cell office:value="438.356934" office:value-type="float">
            <text:p>438.356934</text:p>
          </table:table-cell>
          <table:table-cell office:value="431.044342" office:value-type="float">
            <text:p>431.044342</text:p>
          </table:table-cell>
          <table:table-cell office:value="438.222443" office:value-type="float">
            <text:p>438.222443</text:p>
          </table:table-cell>
          <table:table-cell office:value="438.222443" office:value-type="float">
            <text:p>438.222443</text:p>
          </table:table-cell>
          <table:table-cell office:value="5369200" office:value-type="float">
            <text:p>5369200</text:p>
          </table:table-cell>
        </table:table-row>
        <table:table-row>
          <table:table-cell office:date-value="2013-06-10" office:value-type="date">
            <text:p>2013-06-10</text:p>
          </table:table-cell>
          <table:table-cell office:value="439.403015" office:value-type="float">
            <text:p>439.403015</text:p>
          </table:table-cell>
          <table:table-cell office:value="443.836395" office:value-type="float">
            <text:p>443.836395</text:p>
          </table:table-cell>
          <table:table-cell office:value="438.401764" office:value-type="float">
            <text:p>438.401764</text:p>
          </table:table-cell>
          <table:table-cell office:value="443.447845" office:value-type="float">
            <text:p>443.447845</text:p>
          </table:table-cell>
          <table:table-cell office:value="443.447845" office:value-type="float">
            <text:p>443.447845</text:p>
          </table:table-cell>
          <table:table-cell office:value="4693000" office:value-type="float">
            <text:p>4693000</text:p>
          </table:table-cell>
        </table:table-row>
        <table:table-row>
          <table:table-cell office:date-value="2013-06-11" office:value-type="date">
            <text:p>2013-06-11</text:p>
          </table:table-cell>
          <table:table-cell office:value="440.334503" office:value-type="float">
            <text:p>440.334503</text:p>
          </table:table-cell>
          <table:table-cell office:value="441.843872" office:value-type="float">
            <text:p>441.843872</text:p>
          </table:table-cell>
          <table:table-cell office:value="438.117828" office:value-type="float">
            <text:p>438.117828</text:p>
          </table:table-cell>
          <table:table-cell office:value="438.262299" office:value-type="float">
            <text:p>438.262299</text:p>
          </table:table-cell>
          <table:table-cell office:value="438.262299" office:value-type="float">
            <text:p>438.262299</text:p>
          </table:table-cell>
          <table:table-cell office:value="3528300" office:value-type="float">
            <text:p>3528300</text:p>
          </table:table-cell>
        </table:table-row>
        <table:table-row>
          <table:table-cell office:date-value="2013-06-12" office:value-type="date">
            <text:p>2013-06-12</text:p>
          </table:table-cell>
          <table:table-cell office:value="441.076721" office:value-type="float">
            <text:p>441.076721</text:p>
          </table:table-cell>
          <table:table-cell office:value="441.345734" office:value-type="float">
            <text:p>441.345734</text:p>
          </table:table-cell>
          <table:table-cell office:value="433.201263" office:value-type="float">
            <text:p>433.201263</text:p>
          </table:table-cell>
          <table:table-cell office:value="434.361908" office:value-type="float">
            <text:p>434.361908</text:p>
          </table:table-cell>
          <table:table-cell office:value="434.361908" office:value-type="float">
            <text:p>434.361908</text:p>
          </table:table-cell>
          <table:table-cell office:value="4426100" office:value-type="float">
            <text:p>4426100</text:p>
          </table:table-cell>
        </table:table-row>
        <table:table-row>
          <table:table-cell office:date-value="2013-06-13" office:value-type="date">
            <text:p>2013-06-13</text:p>
          </table:table-cell>
          <table:table-cell office:value="432.867493" office:value-type="float">
            <text:p>432.867493</text:p>
          </table:table-cell>
          <table:table-cell office:value="438.187561" office:value-type="float">
            <text:p>438.187561</text:p>
          </table:table-cell>
          <table:table-cell office:value="431.134003" office:value-type="float">
            <text:p>431.134003</text:p>
          </table:table-cell>
          <table:table-cell office:value="436.862518" office:value-type="float">
            <text:p>436.862518</text:p>
          </table:table-cell>
          <table:table-cell office:value="436.862518" office:value-type="float">
            <text:p>436.862518</text:p>
          </table:table-cell>
          <table:table-cell office:value="4155200" office:value-type="float">
            <text:p>4155200</text:p>
          </table:table-cell>
        </table:table-row>
        <table:table-row>
          <table:table-cell office:date-value="2013-06-14" office:value-type="date">
            <text:p>2013-06-14</text:p>
          </table:table-cell>
          <table:table-cell office:value="438.406738" office:value-type="float">
            <text:p>438.406738</text:p>
          </table:table-cell>
          <table:table-cell office:value="440.698151" office:value-type="float">
            <text:p>440.698151</text:p>
          </table:table-cell>
          <table:table-cell office:value="435.432892" office:value-type="float">
            <text:p>435.432892</text:p>
          </table:table-cell>
          <table:table-cell office:value="435.8862" office:value-type="float">
            <text:p>435.8862</text:p>
          </table:table-cell>
          <table:table-cell office:value="435.8862" office:value-type="float">
            <text:p>435.8862</text:p>
          </table:table-cell>
          <table:table-cell office:value="4506700" office:value-type="float">
            <text:p>4506700</text:p>
          </table:table-cell>
        </table:table-row>
        <table:table-row>
          <table:table-cell office:date-value="2013-06-17" office:value-type="date">
            <text:p>2013-06-17</text:p>
          </table:table-cell>
          <table:table-cell office:value="437.973358" office:value-type="float">
            <text:p>437.973358</text:p>
          </table:table-cell>
          <table:table-cell office:value="443.054321" office:value-type="float">
            <text:p>443.054321</text:p>
          </table:table-cell>
          <table:table-cell office:value="437.500153" office:value-type="float">
            <text:p>437.500153</text:p>
          </table:table-cell>
          <table:table-cell office:value="441.470276" office:value-type="float">
            <text:p>441.470276</text:p>
          </table:table-cell>
          <table:table-cell office:value="441.470276" office:value-type="float">
            <text:p>441.470276</text:p>
          </table:table-cell>
          <table:table-cell office:value="4308500" office:value-type="float">
            <text:p>4308500</text:p>
          </table:table-cell>
        </table:table-row>
        <table:table-row>
          <table:table-cell office:date-value="2013-06-18" office:value-type="date">
            <text:p>2013-06-18</text:p>
          </table:table-cell>
          <table:table-cell office:value="442.665771" office:value-type="float">
            <text:p>442.665771</text:p>
          </table:table-cell>
          <table:table-cell office:value="448.817719" office:value-type="float">
            <text:p>448.817719</text:p>
          </table:table-cell>
          <table:table-cell office:value="442.516327" office:value-type="float">
            <text:p>442.516327</text:p>
          </table:table-cell>
          <table:table-cell office:value="448.628418" office:value-type="float">
            <text:p>448.628418</text:p>
          </table:table-cell>
          <table:table-cell office:value="448.628418" office:value-type="float">
            <text:p>448.628418</text:p>
          </table:table-cell>
          <table:table-cell office:value="4350000" office:value-type="float">
            <text:p>4350000</text:p>
          </table:table-cell>
        </table:table-row>
        <table:table-row>
          <table:table-cell office:date-value="2013-06-19" office:value-type="date">
            <text:p>2013-06-19</text:p>
          </table:table-cell>
          <table:table-cell office:value="449.002045" office:value-type="float">
            <text:p>449.002045</text:p>
          </table:table-cell>
          <table:table-cell office:value="453.71936" office:value-type="float">
            <text:p>453.71936</text:p>
          </table:table-cell>
          <table:table-cell office:value="447.074249" office:value-type="float">
            <text:p>447.074249</text:p>
          </table:table-cell>
          <table:table-cell office:value="448.658325" office:value-type="float">
            <text:p>448.658325</text:p>
          </table:table-cell>
          <table:table-cell office:value="448.658325" office:value-type="float">
            <text:p>448.658325</text:p>
          </table:table-cell>
          <table:table-cell office:value="5853600" office:value-type="float">
            <text:p>5853600</text:p>
          </table:table-cell>
        </table:table-row>
        <table:table-row>
          <table:table-cell office:date-value="2013-06-20" office:value-type="date">
            <text:p>2013-06-20</text:p>
          </table:table-cell>
          <table:table-cell office:value="445.325806" office:value-type="float">
            <text:p>445.325806</text:p>
          </table:table-cell>
          <table:table-cell office:value="448.817719" office:value-type="float">
            <text:p>448.817719</text:p>
          </table:table-cell>
          <table:table-cell office:value="440.005737" office:value-type="float">
            <text:p>440.005737</text:p>
          </table:table-cell>
          <table:table-cell office:value="440.718079" office:value-type="float">
            <text:p>440.718079</text:p>
          </table:table-cell>
          <table:table-cell office:value="440.718079" office:value-type="float">
            <text:p>440.718079</text:p>
          </table:table-cell>
          <table:table-cell office:value="6769200" office:value-type="float">
            <text:p>6769200</text:p>
          </table:table-cell>
        </table:table-row>
        <table:table-row>
          <table:table-cell office:date-value="2013-06-21" office:value-type="date">
            <text:p>2013-06-21</text:p>
          </table:table-cell>
          <table:table-cell office:value="442.511353" office:value-type="float">
            <text:p>442.511353</text:p>
          </table:table-cell>
          <table:table-cell office:value="443.278473" office:value-type="float">
            <text:p>443.278473</text:p>
          </table:table-cell>
          <table:table-cell office:value="434.904877" office:value-type="float">
            <text:p>434.904877</text:p>
          </table:table-cell>
          <table:table-cell office:value="438.82019" office:value-type="float">
            <text:p>438.82019</text:p>
          </table:table-cell>
          <table:table-cell office:value="438.82019" office:value-type="float">
            <text:p>438.82019</text:p>
          </table:table-cell>
          <table:table-cell office:value="7994300" office:value-type="float">
            <text:p>7994300</text:p>
          </table:table-cell>
        </table:table-row>
        <table:table-row>
          <table:table-cell office:date-value="2013-06-24" office:value-type="date">
            <text:p>2013-06-24</text:p>
          </table:table-cell>
          <table:table-cell office:value="434.312103" office:value-type="float">
            <text:p>434.312103</text:p>
          </table:table-cell>
          <table:table-cell office:value="436.523804" office:value-type="float">
            <text:p>436.523804</text:p>
          </table:table-cell>
          <table:table-cell office:value="430.013214" office:value-type="float">
            <text:p>430.013214</text:p>
          </table:table-cell>
          <table:table-cell office:value="433.270996" office:value-type="float">
            <text:p>433.270996</text:p>
          </table:table-cell>
          <table:table-cell office:value="433.270996" office:value-type="float">
            <text:p>433.270996</text:p>
          </table:table-cell>
          <table:table-cell office:value="6056300" office:value-type="float">
            <text:p>6056300</text:p>
          </table:table-cell>
        </table:table-row>
        <table:table-row>
          <table:table-cell office:date-value="2013-06-25" office:value-type="date">
            <text:p>2013-06-25</text:p>
          </table:table-cell>
          <table:table-cell office:value="436.992035" office:value-type="float">
            <text:p>436.992035</text:p>
          </table:table-cell>
          <table:table-cell office:value="438.19754" office:value-type="float">
            <text:p>438.19754</text:p>
          </table:table-cell>
          <table:table-cell office:value="430.640839" office:value-type="float">
            <text:p>430.640839</text:p>
          </table:table-cell>
          <table:table-cell office:value="431.482697" office:value-type="float">
            <text:p>431.482697</text:p>
          </table:table-cell>
          <table:table-cell office:value="431.482697" office:value-type="float">
            <text:p>431.482697</text:p>
          </table:table-cell>
          <table:table-cell office:value="5125500" office:value-type="float">
            <text:p>5125500</text:p>
          </table:table-cell>
        </table:table-row>
        <table:table-row>
          <table:table-cell office:date-value="2013-06-26" office:value-type="date">
            <text:p>2013-06-26</text:p>
          </table:table-cell>
          <table:table-cell office:value="435.243591" office:value-type="float">
            <text:p>435.243591</text:p>
          </table:table-cell>
          <table:table-cell office:value="437.360657" office:value-type="float">
            <text:p>437.360657</text:p>
          </table:table-cell>
          <table:table-cell office:value="433.659546" office:value-type="float">
            <text:p>433.659546</text:p>
          </table:table-cell>
          <table:table-cell office:value="435.193787" office:value-type="float">
            <text:p>435.193787</text:p>
          </table:table-cell>
          <table:table-cell office:value="435.193787" office:value-type="float">
            <text:p>435.193787</text:p>
          </table:table-cell>
          <table:table-cell office:value="3676400" office:value-type="float">
            <text:p>3676400</text:p>
          </table:table-cell>
        </table:table-row>
        <table:table-row>
          <table:table-cell office:date-value="2013-06-27" office:value-type="date">
            <text:p>2013-06-27</text:p>
          </table:table-cell>
          <table:table-cell office:value="437.759186" office:value-type="float">
            <text:p>437.759186</text:p>
          </table:table-cell>
          <table:table-cell office:value="440.693176" office:value-type="float">
            <text:p>440.693176</text:p>
          </table:table-cell>
          <table:table-cell office:value="436.688171" office:value-type="float">
            <text:p>436.688171</text:p>
          </table:table-cell>
          <table:table-cell office:value="436.8974" office:value-type="float">
            <text:p>436.8974</text:p>
          </table:table-cell>
          <table:table-cell office:value="436.8974" office:value-type="float">
            <text:p>436.8974</text:p>
          </table:table-cell>
          <table:table-cell office:value="3867300" office:value-type="float">
            <text:p>3867300</text:p>
          </table:table-cell>
        </table:table-row>
        <table:table-row>
          <table:table-cell office:date-value="2013-06-28" office:value-type="date">
            <text:p>2013-06-28</text:p>
          </table:table-cell>
          <table:table-cell office:value="435.816467" office:value-type="float">
            <text:p>435.816467</text:p>
          </table:table-cell>
          <table:table-cell office:value="439.273499" office:value-type="float">
            <text:p>439.273499</text:p>
          </table:table-cell>
          <table:table-cell office:value="435.462769" office:value-type="float">
            <text:p>435.462769</text:p>
          </table:table-cell>
          <table:table-cell office:value="438.541229" office:value-type="float">
            <text:p>438.541229</text:p>
          </table:table-cell>
          <table:table-cell office:value="438.541229" office:value-type="float">
            <text:p>438.541229</text:p>
          </table:table-cell>
          <table:table-cell office:value="4716100" office:value-type="float">
            <text:p>4716100</text:p>
          </table:table-cell>
        </table:table-row>
        <table:table-row>
          <table:table-cell office:date-value="2013-07-01" office:value-type="date">
            <text:p>2013-07-01</text:p>
          </table:table-cell>
          <table:table-cell office:value="441.569885" office:value-type="float">
            <text:p>441.569885</text:p>
          </table:table-cell>
          <table:table-cell office:value="444.37439" office:value-type="float">
            <text:p>444.37439</text:p>
          </table:table-cell>
          <table:table-cell office:value="440.847595" office:value-type="float">
            <text:p>440.847595</text:p>
          </table:table-cell>
          <table:table-cell office:value="442.282227" office:value-type="float">
            <text:p>442.282227</text:p>
          </table:table-cell>
          <table:table-cell office:value="442.282227" office:value-type="float">
            <text:p>442.282227</text:p>
          </table:table-cell>
          <table:table-cell office:value="3462400" office:value-type="float">
            <text:p>3462400</text:p>
          </table:table-cell>
        </table:table-row>
        <table:table-row>
          <table:table-cell office:date-value="2013-07-02" office:value-type="date">
            <text:p>2013-07-02</text:p>
          </table:table-cell>
          <table:table-cell office:value="443.437897" office:value-type="float">
            <text:p>443.437897</text:p>
          </table:table-cell>
          <table:table-cell office:value="443.836395" office:value-type="float">
            <text:p>443.836395</text:p>
          </table:table-cell>
          <table:table-cell office:value="436.99704" office:value-type="float">
            <text:p>436.99704</text:p>
          </table:table-cell>
          <table:table-cell office:value="439.507629" office:value-type="float">
            <text:p>439.507629</text:p>
          </table:table-cell>
          <table:table-cell office:value="439.507629" office:value-type="float">
            <text:p>439.507629</text:p>
          </table:table-cell>
          <table:table-cell office:value="3797000" office:value-type="float">
            <text:p>3797000</text:p>
          </table:table-cell>
        </table:table-row>
        <table:table-row>
          <table:table-cell office:date-value="2013-07-03" office:value-type="date">
            <text:p>2013-07-03</text:p>
          </table:table-cell>
          <table:table-cell office:value="438.307129" office:value-type="float">
            <text:p>438.307129</text:p>
          </table:table-cell>
          <table:table-cell office:value="442.924805" office:value-type="float">
            <text:p>442.924805</text:p>
          </table:table-cell>
          <table:table-cell office:value="437.609741" office:value-type="float">
            <text:p>437.609741</text:p>
          </table:table-cell>
          <table:table-cell office:value="441.559937" office:value-type="float">
            <text:p>441.559937</text:p>
          </table:table-cell>
          <table:table-cell office:value="441.559937" office:value-type="float">
            <text:p>441.559937</text:p>
          </table:table-cell>
          <table:table-cell office:value="2101700" office:value-type="float">
            <text:p>2101700</text:p>
          </table:table-cell>
        </table:table-row>
        <table:table-row>
          <table:table-cell office:date-value="2013-07-05" office:value-type="date">
            <text:p>2013-07-05</text:p>
          </table:table-cell>
          <table:table-cell office:value="443.343231" office:value-type="float">
            <text:p>443.343231</text:p>
          </table:table-cell>
          <table:table-cell office:value="446.033173" office:value-type="float">
            <text:p>446.033173</text:p>
          </table:table-cell>
          <table:table-cell office:value="442.013214" office:value-type="float">
            <text:p>442.013214</text:p>
          </table:table-cell>
          <table:table-cell office:value="445.076752" office:value-type="float">
            <text:p>445.076752</text:p>
          </table:table-cell>
          <table:table-cell office:value="445.076752" office:value-type="float">
            <text:p>445.076752</text:p>
          </table:table-cell>
          <table:table-cell office:value="3416500" office:value-type="float">
            <text:p>3416500</text:p>
          </table:table-cell>
        </table:table-row>
        <table:table-row>
          <table:table-cell office:date-value="2013-07-08" office:value-type="date">
            <text:p>2013-07-08</text:p>
          </table:table-cell>
          <table:table-cell office:value="447.926056" office:value-type="float">
            <text:p>447.926056</text:p>
          </table:table-cell>
          <table:table-cell office:value="451.442871" office:value-type="float">
            <text:p>451.442871</text:p>
          </table:table-cell>
          <table:table-cell office:value="446.865051" office:value-type="float">
            <text:p>446.865051</text:p>
          </table:table-cell>
          <table:table-cell office:value="450.855072" office:value-type="float">
            <text:p>450.855072</text:p>
          </table:table-cell>
          <table:table-cell office:value="450.855072" office:value-type="float">
            <text:p>450.855072</text:p>
          </table:table-cell>
          <table:table-cell office:value="3953700" office:value-type="float">
            <text:p>3953700</text:p>
          </table:table-cell>
        </table:table-row>
        <table:table-row>
          <table:table-cell office:date-value="2013-07-09" office:value-type="date">
            <text:p>2013-07-09</text:p>
          </table:table-cell>
          <table:table-cell office:value="453.799042" office:value-type="float">
            <text:p>453.799042</text:p>
          </table:table-cell>
          <table:table-cell office:value="454.770416" office:value-type="float">
            <text:p>454.770416</text:p>
          </table:table-cell>
          <table:table-cell office:value="447.313354" office:value-type="float">
            <text:p>447.313354</text:p>
          </table:table-cell>
          <table:table-cell office:value="450.92981" office:value-type="float">
            <text:p>450.92981</text:p>
          </table:table-cell>
          <table:table-cell office:value="450.92981" office:value-type="float">
            <text:p>450.92981</text:p>
          </table:table-cell>
          <table:table-cell office:value="3973500" office:value-type="float">
            <text:p>3973500</text:p>
          </table:table-cell>
        </table:table-row>
        <table:table-row>
          <table:table-cell office:date-value="2013-07-10" office:value-type="date">
            <text:p>2013-07-10</text:p>
          </table:table-cell>
          <table:table-cell office:value="450.038147" office:value-type="float">
            <text:p>450.038147</text:p>
          </table:table-cell>
          <table:table-cell office:value="453.868774" office:value-type="float">
            <text:p>453.868774</text:p>
          </table:table-cell>
          <table:table-cell office:value="448.508881" office:value-type="float">
            <text:p>448.508881</text:p>
          </table:table-cell>
          <table:table-cell office:value="451.303406" office:value-type="float">
            <text:p>451.303406</text:p>
          </table:table-cell>
          <table:table-cell office:value="451.303406" office:value-type="float">
            <text:p>451.303406</text:p>
          </table:table-cell>
          <table:table-cell office:value="3429500" office:value-type="float">
            <text:p>3429500</text:p>
          </table:table-cell>
        </table:table-row>
        <table:table-row>
          <table:table-cell office:date-value="2013-07-11" office:value-type="date">
            <text:p>2013-07-11</text:p>
          </table:table-cell>
          <table:table-cell office:value="454.795319" office:value-type="float">
            <text:p>454.795319</text:p>
          </table:table-cell>
          <table:table-cell office:value="458.68573" office:value-type="float">
            <text:p>458.68573</text:p>
          </table:table-cell>
          <table:table-cell office:value="452.56369" office:value-type="float">
            <text:p>452.56369</text:p>
          </table:table-cell>
          <table:table-cell office:value="458.401794" office:value-type="float">
            <text:p>458.401794</text:p>
          </table:table-cell>
          <table:table-cell office:value="458.401794" office:value-type="float">
            <text:p>458.401794</text:p>
          </table:table-cell>
          <table:table-cell office:value="5187700" office:value-type="float">
            <text:p>5187700</text:p>
          </table:table-cell>
        </table:table-row>
        <table:table-row>
          <table:table-cell office:date-value="2013-07-12" office:value-type="date">
            <text:p>2013-07-12</text:p>
          </table:table-cell>
          <table:table-cell office:value="458.282257" office:value-type="float">
            <text:p>458.282257</text:p>
          </table:table-cell>
          <table:table-cell office:value="459.776642" office:value-type="float">
            <text:p>459.776642</text:p>
          </table:table-cell>
          <table:table-cell office:value="455.911133" office:value-type="float">
            <text:p>455.911133</text:p>
          </table:table-cell>
          <table:table-cell office:value="459.776642" office:value-type="float">
            <text:p>459.776642</text:p>
          </table:table-cell>
          <table:table-cell office:value="459.776642" office:value-type="float">
            <text:p>459.776642</text:p>
          </table:table-cell>
          <table:table-cell office:value="5155600" office:value-type="float">
            <text:p>5155600</text:p>
          </table:table-cell>
        </table:table-row>
        <table:table-row>
          <table:table-cell office:date-value="2013-07-15" office:value-type="date">
            <text:p>2013-07-15</text:p>
          </table:table-cell>
          <table:table-cell office:value="460.424225" office:value-type="float">
            <text:p>460.424225</text:p>
          </table:table-cell>
          <table:table-cell office:value="462.267303" office:value-type="float">
            <text:p>462.267303</text:p>
          </table:table-cell>
          <table:table-cell office:value="456.469055" office:value-type="float">
            <text:p>456.469055</text:p>
          </table:table-cell>
          <table:table-cell office:value="460.6185" office:value-type="float">
            <text:p>460.6185</text:p>
          </table:table-cell>
          <table:table-cell office:value="460.6185" office:value-type="float">
            <text:p>460.6185</text:p>
          </table:table-cell>
          <table:table-cell office:value="3935600" office:value-type="float">
            <text:p>3935600</text:p>
          </table:table-cell>
        </table:table-row>
        <table:table-row>
          <table:table-cell office:date-value="2013-07-16" office:value-type="date">
            <text:p>2013-07-16</text:p>
          </table:table-cell>
          <table:table-cell office:value="461.833923" office:value-type="float">
            <text:p>461.833923</text:p>
          </table:table-cell>
          <table:table-cell office:value="462.25235" office:value-type="float">
            <text:p>462.25235</text:p>
          </table:table-cell>
          <table:table-cell office:value="455.243622" office:value-type="float">
            <text:p>455.243622</text:p>
          </table:table-cell>
          <table:table-cell office:value="458.087982" office:value-type="float">
            <text:p>458.087982</text:p>
          </table:table-cell>
          <table:table-cell office:value="458.087982" office:value-type="float">
            <text:p>458.087982</text:p>
          </table:table-cell>
          <table:table-cell office:value="3980700" office:value-type="float">
            <text:p>3980700</text:p>
          </table:table-cell>
        </table:table-row>
        <table:table-row>
          <table:table-cell office:date-value="2013-07-17" office:value-type="date">
            <text:p>2013-07-17</text:p>
          </table:table-cell>
          <table:table-cell office:value="458.780365" office:value-type="float">
            <text:p>458.780365</text:p>
          </table:table-cell>
          <table:table-cell office:value="461.699432" office:value-type="float">
            <text:p>461.699432</text:p>
          </table:table-cell>
          <table:table-cell office:value="456.439148" office:value-type="float">
            <text:p>456.439148</text:p>
          </table:table-cell>
          <table:table-cell office:value="457.559967" office:value-type="float">
            <text:p>457.559967</text:p>
          </table:table-cell>
          <table:table-cell office:value="457.559967" office:value-type="float">
            <text:p>457.559967</text:p>
          </table:table-cell>
          <table:table-cell office:value="3023400" office:value-type="float">
            <text:p>3023400</text:p>
          </table:table-cell>
        </table:table-row>
        <table:table-row>
          <table:table-cell office:date-value="2013-07-18" office:value-type="date">
            <text:p>2013-07-18</text:p>
          </table:table-cell>
          <table:table-cell office:value="457.779144" office:value-type="float">
            <text:p>457.779144</text:p>
          </table:table-cell>
          <table:table-cell office:value="458.282257" office:value-type="float">
            <text:p>458.282257</text:p>
          </table:table-cell>
          <table:table-cell office:value="449.90863" office:value-type="float">
            <text:p>449.90863</text:p>
          </table:table-cell>
          <table:table-cell office:value="453.639648" office:value-type="float">
            <text:p>453.639648</text:p>
          </table:table-cell>
          <table:table-cell office:value="453.639648" office:value-type="float">
            <text:p>453.639648</text:p>
          </table:table-cell>
          <table:table-cell office:value="7296100" office:value-type="float">
            <text:p>7296100</text:p>
          </table:table-cell>
        </table:table-row>
        <table:table-row>
          <table:table-cell office:date-value="2013-07-19" office:value-type="date">
            <text:p>2013-07-19</text:p>
          </table:table-cell>
          <table:table-cell office:value="441.649597" office:value-type="float">
            <text:p>441.649597</text:p>
          </table:table-cell>
          <table:table-cell office:value="449.789093" office:value-type="float">
            <text:p>449.789093</text:p>
          </table:table-cell>
          <table:table-cell office:value="436.170135" office:value-type="float">
            <text:p>436.170135</text:p>
          </table:table-cell>
          <table:table-cell office:value="446.625946" office:value-type="float">
            <text:p>446.625946</text:p>
          </table:table-cell>
          <table:table-cell office:value="446.625946" office:value-type="float">
            <text:p>446.625946</text:p>
          </table:table-cell>
          <table:table-cell office:value="14773700" office:value-type="float">
            <text:p>14773700</text:p>
          </table:table-cell>
        </table:table-row>
        <table:table-row>
          <table:table-cell office:date-value="2013-07-22" office:value-type="date">
            <text:p>2013-07-22</text:p>
          </table:table-cell>
          <table:table-cell office:value="449.315857" office:value-type="float">
            <text:p>449.315857</text:p>
          </table:table-cell>
          <table:table-cell office:value="454.63092" office:value-type="float">
            <text:p>454.63092</text:p>
          </table:table-cell>
          <table:table-cell office:value="446.825195" office:value-type="float">
            <text:p>446.825195</text:p>
          </table:table-cell>
          <table:table-cell office:value="453.649597" office:value-type="float">
            <text:p>453.649597</text:p>
          </table:table-cell>
          <table:table-cell office:value="453.649597" office:value-type="float">
            <text:p>453.649597</text:p>
          </table:table-cell>
          <table:table-cell office:value="5828100" office:value-type="float">
            <text:p>5828100</text:p>
          </table:table-cell>
        </table:table-row>
        <table:table-row>
          <table:table-cell office:date-value="2013-07-23" office:value-type="date">
            <text:p>2013-07-23</text:p>
          </table:table-cell>
          <table:table-cell office:value="453.649597" office:value-type="float">
            <text:p>453.649597</text:p>
          </table:table-cell>
          <table:table-cell office:value="454.795319" office:value-type="float">
            <text:p>454.795319</text:p>
          </table:table-cell>
          <table:table-cell office:value="448.105377" office:value-type="float">
            <text:p>448.105377</text:p>
          </table:table-cell>
          <table:table-cell office:value="450.212494" office:value-type="float">
            <text:p>450.212494</text:p>
          </table:table-cell>
          <table:table-cell office:value="450.212494" office:value-type="float">
            <text:p>450.212494</text:p>
          </table:table-cell>
          <table:table-cell office:value="4106600" office:value-type="float">
            <text:p>4106600</text:p>
          </table:table-cell>
        </table:table-row>
        <table:table-row>
          <table:table-cell office:date-value="2013-07-24" office:value-type="date">
            <text:p>2013-07-24</text:p>
          </table:table-cell>
          <table:table-cell office:value="451.936035" office:value-type="float">
            <text:p>451.936035</text:p>
          </table:table-cell>
          <table:table-cell office:value="453.450348" office:value-type="float">
            <text:p>453.450348</text:p>
          </table:table-cell>
          <table:table-cell office:value="448.668274" office:value-type="float">
            <text:p>448.668274</text:p>
          </table:table-cell>
          <table:table-cell office:value="449.76416" office:value-type="float">
            <text:p>449.76416</text:p>
          </table:table-cell>
          <table:table-cell office:value="449.76416" office:value-type="float">
            <text:p>449.76416</text:p>
          </table:table-cell>
          <table:table-cell office:value="4172500" office:value-type="float">
            <text:p>4172500</text:p>
          </table:table-cell>
        </table:table-row>
        <table:table-row>
          <table:table-cell office:date-value="2013-07-25" office:value-type="date">
            <text:p>2013-07-25</text:p>
          </table:table-cell>
          <table:table-cell office:value="445.266022" office:value-type="float">
            <text:p>445.266022</text:p>
          </table:table-cell>
          <table:table-cell office:value="446.750458" office:value-type="float">
            <text:p>446.750458</text:p>
          </table:table-cell>
          <table:table-cell office:value="441.38559" office:value-type="float">
            <text:p>441.38559</text:p>
          </table:table-cell>
          <table:table-cell office:value="442.192566" office:value-type="float">
            <text:p>442.192566</text:p>
          </table:table-cell>
          <table:table-cell office:value="442.192566" office:value-type="float">
            <text:p>442.192566</text:p>
          </table:table-cell>
          <table:table-cell office:value="6024600" office:value-type="float">
            <text:p>6024600</text:p>
          </table:table-cell>
        </table:table-row>
        <table:table-row>
          <table:table-cell office:date-value="2013-07-26" office:value-type="date">
            <text:p>2013-07-26</text:p>
          </table:table-cell>
          <table:table-cell office:value="441.838867" office:value-type="float">
            <text:p>441.838867</text:p>
          </table:table-cell>
          <table:table-cell office:value="443.333282" office:value-type="float">
            <text:p>443.333282</text:p>
          </table:table-cell>
          <table:table-cell office:value="439.35321" office:value-type="float">
            <text:p>439.35321</text:p>
          </table:table-cell>
          <table:table-cell office:value="441.021942" office:value-type="float">
            <text:p>441.021942</text:p>
          </table:table-cell>
          <table:table-cell office:value="441.021942" office:value-type="float">
            <text:p>441.021942</text:p>
          </table:table-cell>
          <table:table-cell office:value="3568600" office:value-type="float">
            <text:p>3568600</text:p>
          </table:table-cell>
        </table:table-row>
        <table:table-row>
          <table:table-cell office:date-value="2013-07-29" office:value-type="date">
            <text:p>2013-07-29</text:p>
          </table:table-cell>
          <table:table-cell office:value="440.797791" office:value-type="float">
            <text:p>440.797791</text:p>
          </table:table-cell>
          <table:table-cell office:value="445.739258" office:value-type="float">
            <text:p>445.739258</text:p>
          </table:table-cell>
          <table:table-cell office:value="438.800262" office:value-type="float">
            <text:p>438.800262</text:p>
          </table:table-cell>
          <table:table-cell office:value="439.487701" office:value-type="float">
            <text:p>439.487701</text:p>
          </table:table-cell>
          <table:table-cell office:value="439.487701" office:value-type="float">
            <text:p>439.487701</text:p>
          </table:table-cell>
          <table:table-cell office:value="3797800" office:value-type="float">
            <text:p>3797800</text:p>
          </table:table-cell>
        </table:table-row>
        <table:table-row>
          <table:table-cell office:date-value="2013-07-30" office:value-type="date">
            <text:p>2013-07-30</text:p>
          </table:table-cell>
          <table:table-cell office:value="441.076721" office:value-type="float">
            <text:p>441.076721</text:p>
          </table:table-cell>
          <table:table-cell office:value="446.132782" office:value-type="float">
            <text:p>446.132782</text:p>
          </table:table-cell>
          <table:table-cell office:value="438.790314" office:value-type="float">
            <text:p>438.790314</text:p>
          </table:table-cell>
          <table:table-cell office:value="443.796539" office:value-type="float">
            <text:p>443.796539</text:p>
          </table:table-cell>
          <table:table-cell office:value="443.796539" office:value-type="float">
            <text:p>443.796539</text:p>
          </table:table-cell>
          <table:table-cell office:value="3524300" office:value-type="float">
            <text:p>3524300</text:p>
          </table:table-cell>
        </table:table-row>
        <table:table-row>
          <table:table-cell office:date-value="2013-07-31" office:value-type="date">
            <text:p>2013-07-31</text:p>
          </table:table-cell>
          <table:table-cell office:value="444.827667" office:value-type="float">
            <text:p>444.827667</text:p>
          </table:table-cell>
          <table:table-cell office:value="446.581116" office:value-type="float">
            <text:p>446.581116</text:p>
          </table:table-cell>
          <table:table-cell office:value="441.435394" office:value-type="float">
            <text:p>441.435394</text:p>
          </table:table-cell>
          <table:table-cell office:value="442.217468" office:value-type="float">
            <text:p>442.217468</text:p>
          </table:table-cell>
          <table:table-cell office:value="442.217468" office:value-type="float">
            <text:p>442.217468</text:p>
          </table:table-cell>
          <table:table-cell office:value="4363200" office:value-type="float">
            <text:p>4363200</text:p>
          </table:table-cell>
        </table:table-row>
        <table:table-row>
          <table:table-cell office:date-value="2013-08-01" office:value-type="date">
            <text:p>2013-08-01</text:p>
          </table:table-cell>
          <table:table-cell office:value="445.828918" office:value-type="float">
            <text:p>445.828918</text:p>
          </table:table-cell>
          <table:table-cell office:value="450.58609" office:value-type="float">
            <text:p>450.58609</text:p>
          </table:table-cell>
          <table:table-cell office:value="445.828918" office:value-type="float">
            <text:p>445.828918</text:p>
          </table:table-cell>
          <table:table-cell office:value="450.421722" office:value-type="float">
            <text:p>450.421722</text:p>
          </table:table-cell>
          <table:table-cell office:value="450.421722" office:value-type="float">
            <text:p>450.421722</text:p>
          </table:table-cell>
          <table:table-cell office:value="4292700" office:value-type="float">
            <text:p>4292700</text:p>
          </table:table-cell>
        </table:table-row>
        <table:table-row>
          <table:table-cell office:date-value="2013-08-02" office:value-type="date">
            <text:p>2013-08-02</text:p>
          </table:table-cell>
          <table:table-cell office:value="450.033173" office:value-type="float">
            <text:p>450.033173</text:p>
          </table:table-cell>
          <table:table-cell office:value="451.806519" office:value-type="float">
            <text:p>451.806519</text:p>
          </table:table-cell>
          <table:table-cell office:value="448.728058" office:value-type="float">
            <text:p>448.728058</text:p>
          </table:table-cell>
          <table:table-cell office:value="451.592316" office:value-type="float">
            <text:p>451.592316</text:p>
          </table:table-cell>
          <table:table-cell office:value="451.592316" office:value-type="float">
            <text:p>451.592316</text:p>
          </table:table-cell>
          <table:table-cell office:value="3440600" office:value-type="float">
            <text:p>3440600</text:p>
          </table:table-cell>
        </table:table-row>
        <table:table-row>
          <table:table-cell office:date-value="2013-08-05" office:value-type="date">
            <text:p>2013-08-05</text:p>
          </table:table-cell>
          <table:table-cell office:value="451.004517" office:value-type="float">
            <text:p>451.004517</text:p>
          </table:table-cell>
          <table:table-cell office:value="451.069275" office:value-type="float">
            <text:p>451.069275</text:p>
          </table:table-cell>
          <table:table-cell office:value="447.921082" office:value-type="float">
            <text:p>447.921082</text:p>
          </table:table-cell>
          <table:table-cell office:value="450.810242" office:value-type="float">
            <text:p>450.810242</text:p>
          </table:table-cell>
          <table:table-cell office:value="450.810242" office:value-type="float">
            <text:p>450.810242</text:p>
          </table:table-cell>
          <table:table-cell office:value="2629100" office:value-type="float">
            <text:p>2629100</text:p>
          </table:table-cell>
        </table:table-row>
        <table:table-row>
          <table:table-cell office:date-value="2013-08-06" office:value-type="date">
            <text:p>2013-08-06</text:p>
          </table:table-cell>
          <table:table-cell office:value="450.655823" office:value-type="float">
            <text:p>450.655823</text:p>
          </table:table-cell>
          <table:table-cell office:value="453.156464" office:value-type="float">
            <text:p>453.156464</text:p>
          </table:table-cell>
          <table:table-cell office:value="446.192566" office:value-type="float">
            <text:p>446.192566</text:p>
          </table:table-cell>
          <table:table-cell office:value="446.610992" office:value-type="float">
            <text:p>446.610992</text:p>
          </table:table-cell>
          <table:table-cell office:value="446.610992" office:value-type="float">
            <text:p>446.610992</text:p>
          </table:table-cell>
          <table:table-cell office:value="3023400" office:value-type="float">
            <text:p>3023400</text:p>
          </table:table-cell>
        </table:table-row>
        <table:table-row>
          <table:table-cell office:date-value="2013-08-07" office:value-type="date">
            <text:p>2013-08-07</text:p>
          </table:table-cell>
          <table:table-cell office:value="445.848846" office:value-type="float">
            <text:p>445.848846</text:p>
          </table:table-cell>
          <table:table-cell office:value="447.547485" office:value-type="float">
            <text:p>447.547485</text:p>
          </table:table-cell>
          <table:table-cell office:value="442.884949" office:value-type="float">
            <text:p>442.884949</text:p>
          </table:table-cell>
          <table:table-cell office:value="443.662048" office:value-type="float">
            <text:p>443.662048</text:p>
          </table:table-cell>
          <table:table-cell office:value="443.662048" office:value-type="float">
            <text:p>443.662048</text:p>
          </table:table-cell>
          <table:table-cell office:value="2768600" office:value-type="float">
            <text:p>2768600</text:p>
          </table:table-cell>
        </table:table-row>
        <table:table-row>
          <table:table-cell office:date-value="2013-08-08" office:value-type="date">
            <text:p>2013-08-08</text:p>
          </table:table-cell>
          <table:table-cell office:value="446.072998" office:value-type="float">
            <text:p>446.072998</text:p>
          </table:table-cell>
          <table:table-cell office:value="446.247345" office:value-type="float">
            <text:p>446.247345</text:p>
          </table:table-cell>
          <table:table-cell office:value="440.992065" office:value-type="float">
            <text:p>440.992065</text:p>
          </table:table-cell>
          <table:table-cell office:value="444.6633" office:value-type="float">
            <text:p>444.6633</text:p>
          </table:table-cell>
          <table:table-cell office:value="444.6633" office:value-type="float">
            <text:p>444.6633</text:p>
          </table:table-cell>
          <table:table-cell office:value="2987000" office:value-type="float">
            <text:p>2987000</text:p>
          </table:table-cell>
        </table:table-row>
        <table:table-row>
          <table:table-cell office:date-value="2013-08-09" office:value-type="date">
            <text:p>2013-08-09</text:p>
          </table:table-cell>
          <table:table-cell office:value="443.617218" office:value-type="float">
            <text:p>443.617218</text:p>
          </table:table-cell>
          <table:table-cell office:value="446.087952" office:value-type="float">
            <text:p>446.087952</text:p>
          </table:table-cell>
          <table:table-cell office:value="443.338257" office:value-type="float">
            <text:p>443.338257</text:p>
          </table:table-cell>
          <table:table-cell office:value="443.54248" office:value-type="float">
            <text:p>443.54248</text:p>
          </table:table-cell>
          <table:table-cell office:value="443.54248" office:value-type="float">
            <text:p>443.54248</text:p>
          </table:table-cell>
          <table:table-cell office:value="2657200" office:value-type="float">
            <text:p>2657200</text:p>
          </table:table-cell>
        </table:table-row>
        <table:table-row>
          <table:table-cell office:date-value="2013-08-12" office:value-type="date">
            <text:p>2013-08-12</text:p>
          </table:table-cell>
          <table:table-cell office:value="441.794037" office:value-type="float">
            <text:p>441.794037</text:p>
          </table:table-cell>
          <table:table-cell office:value="441.843872" office:value-type="float">
            <text:p>441.843872</text:p>
          </table:table-cell>
          <table:table-cell office:value="439.178864" office:value-type="float">
            <text:p>439.178864</text:p>
          </table:table-cell>
          <table:table-cell office:value="441.101654" office:value-type="float">
            <text:p>441.101654</text:p>
          </table:table-cell>
          <table:table-cell office:value="441.101654" office:value-type="float">
            <text:p>441.101654</text:p>
          </table:table-cell>
          <table:table-cell office:value="2764200" office:value-type="float">
            <text:p>2764200</text:p>
          </table:table-cell>
        </table:table-row>
        <table:table-row>
          <table:table-cell office:date-value="2013-08-13" office:value-type="date">
            <text:p>2013-08-13</text:p>
          </table:table-cell>
          <table:table-cell office:value="441.759186" office:value-type="float">
            <text:p>441.759186</text:p>
          </table:table-cell>
          <table:table-cell office:value="442.591064" office:value-type="float">
            <text:p>442.591064</text:p>
          </table:table-cell>
          <table:table-cell office:value="436.46402" office:value-type="float">
            <text:p>436.46402</text:p>
          </table:table-cell>
          <table:table-cell office:value="438.979584" office:value-type="float">
            <text:p>438.979584</text:p>
          </table:table-cell>
          <table:table-cell office:value="438.979584" office:value-type="float">
            <text:p>438.979584</text:p>
          </table:table-cell>
          <table:table-cell office:value="2850200" office:value-type="float">
            <text:p>2850200</text:p>
          </table:table-cell>
        </table:table-row>
        <table:table-row>
          <table:table-cell office:date-value="2013-08-14" office:value-type="date">
            <text:p>2013-08-14</text:p>
          </table:table-cell>
          <table:table-cell office:value="437.544983" office:value-type="float">
            <text:p>437.544983</text:p>
          </table:table-cell>
          <table:table-cell office:value="438.471497" office:value-type="float">
            <text:p>438.471497</text:p>
          </table:table-cell>
          <table:table-cell office:value="431.960907" office:value-type="float">
            <text:p>431.960907</text:p>
          </table:table-cell>
          <table:table-cell office:value="433.280945" office:value-type="float">
            <text:p>433.280945</text:p>
          </table:table-cell>
          <table:table-cell office:value="433.280945" office:value-type="float">
            <text:p>433.280945</text:p>
          </table:table-cell>
          <table:table-cell office:value="4179900" office:value-type="float">
            <text:p>4179900</text:p>
          </table:table-cell>
        </table:table-row>
        <table:table-row>
          <table:table-cell office:date-value="2013-08-15" office:value-type="date">
            <text:p>2013-08-15</text:p>
          </table:table-cell>
          <table:table-cell office:value="430.605988" office:value-type="float">
            <text:p>430.605988</text:p>
          </table:table-cell>
          <table:table-cell office:value="430.845093" office:value-type="float">
            <text:p>430.845093</text:p>
          </table:table-cell>
          <table:table-cell office:value="427.39801" office:value-type="float">
            <text:p>427.39801</text:p>
          </table:table-cell>
          <table:table-cell office:value="428.224915" office:value-type="float">
            <text:p>428.224915</text:p>
          </table:table-cell>
          <table:table-cell office:value="428.224915" office:value-type="float">
            <text:p>428.224915</text:p>
          </table:table-cell>
          <table:table-cell office:value="3752300" office:value-type="float">
            <text:p>3752300</text:p>
          </table:table-cell>
        </table:table-row>
        <table:table-row>
          <table:table-cell office:date-value="2013-08-16" office:value-type="date">
            <text:p>2013-08-16</text:p>
          </table:table-cell>
          <table:table-cell office:value="429.031891" office:value-type="float">
            <text:p>429.031891</text:p>
          </table:table-cell>
          <table:table-cell office:value="429.609711" office:value-type="float">
            <text:p>429.609711</text:p>
          </table:table-cell>
          <table:table-cell office:value="426.670746" office:value-type="float">
            <text:p>426.670746</text:p>
          </table:table-cell>
          <table:table-cell office:value="426.855042" office:value-type="float">
            <text:p>426.855042</text:p>
          </table:table-cell>
          <table:table-cell office:value="426.855042" office:value-type="float">
            <text:p>426.855042</text:p>
          </table:table-cell>
          <table:table-cell office:value="3362700" office:value-type="float">
            <text:p>3362700</text:p>
          </table:table-cell>
        </table:table-row>
        <table:table-row>
          <table:table-cell office:date-value="2013-08-19" office:value-type="date">
            <text:p>2013-08-19</text:p>
          </table:table-cell>
          <table:table-cell office:value="427.25354" office:value-type="float">
            <text:p>427.25354</text:p>
          </table:table-cell>
          <table:table-cell office:value="434.371857" office:value-type="float">
            <text:p>434.371857</text:p>
          </table:table-cell>
          <table:table-cell office:value="427.124023" office:value-type="float">
            <text:p>427.124023</text:p>
          </table:table-cell>
          <table:table-cell office:value="431.20871" office:value-type="float">
            <text:p>431.20871</text:p>
          </table:table-cell>
          <table:table-cell office:value="431.20871" office:value-type="float">
            <text:p>431.20871</text:p>
          </table:table-cell>
          <table:table-cell office:value="3635300" office:value-type="float">
            <text:p>3635300</text:p>
          </table:table-cell>
        </table:table-row>
        <table:table-row>
          <table:table-cell office:date-value="2013-08-20" office:value-type="date">
            <text:p>2013-08-20</text:p>
          </table:table-cell>
          <table:table-cell office:value="432.55368" office:value-type="float">
            <text:p>432.55368</text:p>
          </table:table-cell>
          <table:table-cell office:value="434.426666" office:value-type="float">
            <text:p>434.426666</text:p>
          </table:table-cell>
          <table:table-cell office:value="430.157654" office:value-type="float">
            <text:p>430.157654</text:p>
          </table:table-cell>
          <table:table-cell office:value="431.094147" office:value-type="float">
            <text:p>431.094147</text:p>
          </table:table-cell>
          <table:table-cell office:value="431.094147" office:value-type="float">
            <text:p>431.094147</text:p>
          </table:table-cell>
          <table:table-cell office:value="2475100" office:value-type="float">
            <text:p>2475100</text:p>
          </table:table-cell>
        </table:table-row>
        <table:table-row>
          <table:table-cell office:date-value="2013-08-21" office:value-type="date">
            <text:p>2013-08-21</text:p>
          </table:table-cell>
          <table:table-cell office:value="433.699402" office:value-type="float">
            <text:p>433.699402</text:p>
          </table:table-cell>
          <table:table-cell office:value="436.817688" office:value-type="float">
            <text:p>436.817688</text:p>
          </table:table-cell>
          <table:table-cell office:value="431.632141" office:value-type="float">
            <text:p>431.632141</text:p>
          </table:table-cell>
          <table:table-cell office:value="433.04184" office:value-type="float">
            <text:p>433.04184</text:p>
          </table:table-cell>
          <table:table-cell office:value="433.04184" office:value-type="float">
            <text:p>433.04184</text:p>
          </table:table-cell>
          <table:table-cell office:value="3527700" office:value-type="float">
            <text:p>3527700</text:p>
          </table:table-cell>
        </table:table-row>
        <table:table-row>
          <table:table-cell office:date-value="2013-08-22" office:value-type="date">
            <text:p>2013-08-22</text:p>
          </table:table-cell>
          <table:table-cell office:value="434.720551" office:value-type="float">
            <text:p>434.720551</text:p>
          </table:table-cell>
          <table:table-cell office:value="435.74173" office:value-type="float">
            <text:p>435.74173</text:p>
          </table:table-cell>
          <table:table-cell office:value="433.500122" office:value-type="float">
            <text:p>433.500122</text:p>
          </table:table-cell>
          <table:table-cell office:value="435.223663" office:value-type="float">
            <text:p>435.223663</text:p>
          </table:table-cell>
          <table:table-cell office:value="435.223663" office:value-type="float">
            <text:p>435.223663</text:p>
          </table:table-cell>
          <table:table-cell office:value="1746200" office:value-type="float">
            <text:p>1746200</text:p>
          </table:table-cell>
        </table:table-row>
        <table:table-row>
          <table:table-cell office:date-value="2013-08-23" office:value-type="date">
            <text:p>2013-08-23</text:p>
          </table:table-cell>
          <table:table-cell office:value="437.27597" office:value-type="float">
            <text:p>437.27597</text:p>
          </table:table-cell>
          <table:table-cell office:value="437.360657" office:value-type="float">
            <text:p>437.360657</text:p>
          </table:table-cell>
          <table:table-cell office:value="433.251068" office:value-type="float">
            <text:p>433.251068</text:p>
          </table:table-cell>
          <table:table-cell office:value="433.480225" office:value-type="float">
            <text:p>433.480225</text:p>
          </table:table-cell>
          <table:table-cell office:value="433.480225" office:value-type="float">
            <text:p>433.480225</text:p>
          </table:table-cell>
          <table:table-cell office:value="2162200" office:value-type="float">
            <text:p>2162200</text:p>
          </table:table-cell>
        </table:table-row>
        <table:table-row>
          <table:table-cell office:date-value="2013-08-26" office:value-type="date">
            <text:p>2013-08-26</text:p>
          </table:table-cell>
          <table:table-cell office:value="433.37561" office:value-type="float">
            <text:p>433.37561</text:p>
          </table:table-cell>
          <table:table-cell office:value="435.816467" office:value-type="float">
            <text:p>435.816467</text:p>
          </table:table-cell>
          <table:table-cell office:value="431.40799" office:value-type="float">
            <text:p>431.40799</text:p>
          </table:table-cell>
          <table:table-cell office:value="431.577332" office:value-type="float">
            <text:p>431.577332</text:p>
          </table:table-cell>
          <table:table-cell office:value="431.577332" office:value-type="float">
            <text:p>431.577332</text:p>
          </table:table-cell>
          <table:table-cell office:value="2112800" office:value-type="float">
            <text:p>2112800</text:p>
          </table:table-cell>
        </table:table-row>
        <table:table-row>
          <table:table-cell office:date-value="2013-08-27" office:value-type="date">
            <text:p>2013-08-27</text:p>
          </table:table-cell>
          <table:table-cell office:value="428.204987" office:value-type="float">
            <text:p>428.204987</text:p>
          </table:table-cell>
          <table:table-cell office:value="430.252319" office:value-type="float">
            <text:p>430.252319</text:p>
          </table:table-cell>
          <table:table-cell office:value="422.366852" office:value-type="float">
            <text:p>422.366852</text:p>
          </table:table-cell>
          <table:table-cell office:value="423.487671" office:value-type="float">
            <text:p>423.487671</text:p>
          </table:table-cell>
          <table:table-cell office:value="423.487671" office:value-type="float">
            <text:p>423.487671</text:p>
          </table:table-cell>
          <table:table-cell office:value="3481100" office:value-type="float">
            <text:p>3481100</text:p>
          </table:table-cell>
        </table:table-row>
        <table:table-row>
          <table:table-cell office:date-value="2013-08-28" office:value-type="date">
            <text:p>2013-08-28</text:p>
          </table:table-cell>
          <table:table-cell office:value="423.537476" office:value-type="float">
            <text:p>423.537476</text:p>
          </table:table-cell>
          <table:table-cell office:value="426.107849" office:value-type="float">
            <text:p>426.107849</text:p>
          </table:table-cell>
          <table:table-cell office:value="422.302094" office:value-type="float">
            <text:p>422.302094</text:p>
          </table:table-cell>
          <table:table-cell office:value="422.690643" office:value-type="float">
            <text:p>422.690643</text:p>
          </table:table-cell>
          <table:table-cell office:value="422.690643" office:value-type="float">
            <text:p>422.690643</text:p>
          </table:table-cell>
          <table:table-cell office:value="2669700" office:value-type="float">
            <text:p>2669700</text:p>
          </table:table-cell>
        </table:table-row>
        <table:table-row>
          <table:table-cell office:date-value="2013-08-29" office:value-type="date">
            <text:p>2013-08-29</text:p>
          </table:table-cell>
          <table:table-cell office:value="422.949677" office:value-type="float">
            <text:p>422.949677</text:p>
          </table:table-cell>
          <table:table-cell office:value="428.583557" office:value-type="float">
            <text:p>428.583557</text:p>
          </table:table-cell>
          <table:table-cell office:value="422.710571" office:value-type="float">
            <text:p>422.710571</text:p>
          </table:table-cell>
          <table:table-cell office:value="426.117798" office:value-type="float">
            <text:p>426.117798</text:p>
          </table:table-cell>
          <table:table-cell office:value="426.117798" office:value-type="float">
            <text:p>426.117798</text:p>
          </table:table-cell>
          <table:table-cell office:value="2968000" office:value-type="float">
            <text:p>2968000</text:p>
          </table:table-cell>
        </table:table-row>
        <table:table-row>
          <table:table-cell office:date-value="2013-08-30" office:value-type="date">
            <text:p>2013-08-30</text:p>
          </table:table-cell>
          <table:table-cell office:value="426.282196" office:value-type="float">
            <text:p>426.282196</text:p>
          </table:table-cell>
          <table:table-cell office:value="427.417938" office:value-type="float">
            <text:p>427.417938</text:p>
          </table:table-cell>
          <table:table-cell office:value="421.201233" office:value-type="float">
            <text:p>421.201233</text:p>
          </table:table-cell>
          <table:table-cell office:value="421.868744" office:value-type="float">
            <text:p>421.868744</text:p>
          </table:table-cell>
          <table:table-cell office:value="421.868744" office:value-type="float">
            <text:p>421.868744</text:p>
          </table:table-cell>
          <table:table-cell office:value="3737100" office:value-type="float">
            <text:p>3737100</text:p>
          </table:table-cell>
        </table:table-row>
        <table:table-row>
          <table:table-cell office:date-value="2013-09-03" office:value-type="date">
            <text:p>2013-09-03</text:p>
          </table:table-cell>
          <table:table-cell office:value="425.584808" office:value-type="float">
            <text:p>425.584808</text:p>
          </table:table-cell>
          <table:table-cell office:value="431.477722" office:value-type="float">
            <text:p>431.477722</text:p>
          </table:table-cell>
          <table:table-cell office:value="425.380554" office:value-type="float">
            <text:p>425.380554</text:p>
          </table:table-cell>
          <table:table-cell office:value="428.583557" office:value-type="float">
            <text:p>428.583557</text:p>
          </table:table-cell>
          <table:table-cell office:value="428.583557" office:value-type="float">
            <text:p>428.583557</text:p>
          </table:table-cell>
          <table:table-cell office:value="4110400" office:value-type="float">
            <text:p>4110400</text:p>
          </table:table-cell>
        </table:table-row>
        <table:table-row>
          <table:table-cell office:date-value="2013-09-04" office:value-type="date">
            <text:p>2013-09-04</text:p>
          </table:table-cell>
          <table:table-cell office:value="428.568634" office:value-type="float">
            <text:p>428.568634</text:p>
          </table:table-cell>
          <table:table-cell office:value="435.11908" office:value-type="float">
            <text:p>435.11908</text:p>
          </table:table-cell>
          <table:table-cell office:value="425.988281" office:value-type="float">
            <text:p>425.988281</text:p>
          </table:table-cell>
          <table:table-cell office:value="434.187561" office:value-type="float">
            <text:p>434.187561</text:p>
          </table:table-cell>
          <table:table-cell office:value="434.187561" office:value-type="float">
            <text:p>434.187561</text:p>
          </table:table-cell>
          <table:table-cell office:value="4097600" office:value-type="float">
            <text:p>4097600</text:p>
          </table:table-cell>
        </table:table-row>
        <table:table-row>
          <table:table-cell office:date-value="2013-09-05" office:value-type="date">
            <text:p>2013-09-05</text:p>
          </table:table-cell>
          <table:table-cell office:value="435.11908" office:value-type="float">
            <text:p>435.11908</text:p>
          </table:table-cell>
          <table:table-cell office:value="438.29715" office:value-type="float">
            <text:p>438.29715</text:p>
          </table:table-cell>
          <table:table-cell office:value="434.177582" office:value-type="float">
            <text:p>434.177582</text:p>
          </table:table-cell>
          <table:table-cell office:value="438.137756" office:value-type="float">
            <text:p>438.137756</text:p>
          </table:table-cell>
          <table:table-cell office:value="438.137756" office:value-type="float">
            <text:p>438.137756</text:p>
          </table:table-cell>
          <table:table-cell office:value="2592100" office:value-type="float">
            <text:p>2592100</text:p>
          </table:table-cell>
        </table:table-row>
        <table:table-row>
          <table:table-cell office:date-value="2013-09-06" office:value-type="date">
            <text:p>2013-09-06</text:p>
          </table:table-cell>
          <table:table-cell office:value="439.572388" office:value-type="float">
            <text:p>439.572388</text:p>
          </table:table-cell>
          <table:table-cell office:value="440.239868" office:value-type="float">
            <text:p>440.239868</text:p>
          </table:table-cell>
          <table:table-cell office:value="435.238617" office:value-type="float">
            <text:p>435.238617</text:p>
          </table:table-cell>
          <table:table-cell office:value="438.147705" office:value-type="float">
            <text:p>438.147705</text:p>
          </table:table-cell>
          <table:table-cell office:value="438.147705" office:value-type="float">
            <text:p>438.147705</text:p>
          </table:table-cell>
          <table:table-cell office:value="3134800" office:value-type="float">
            <text:p>3134800</text:p>
          </table:table-cell>
        </table:table-row>
        <table:table-row>
          <table:table-cell office:date-value="2013-09-09" office:value-type="date">
            <text:p>2013-09-09</text:p>
          </table:table-cell>
          <table:table-cell office:value="440.214966" office:value-type="float">
            <text:p>440.214966</text:p>
          </table:table-cell>
          <table:table-cell office:value="443.213715" office:value-type="float">
            <text:p>443.213715</text:p>
          </table:table-cell>
          <table:table-cell office:value="439.562408" office:value-type="float">
            <text:p>439.562408</text:p>
          </table:table-cell>
          <table:table-cell office:value="442.366913" office:value-type="float">
            <text:p>442.366913</text:p>
          </table:table-cell>
          <table:table-cell office:value="442.366913" office:value-type="float">
            <text:p>442.366913</text:p>
          </table:table-cell>
          <table:table-cell office:value="2478300" office:value-type="float">
            <text:p>2478300</text:p>
          </table:table-cell>
        </table:table-row>
        <table:table-row>
          <table:table-cell office:date-value="2013-09-10" office:value-type="date">
            <text:p>2013-09-10</text:p>
          </table:table-cell>
          <table:table-cell office:value="443.348236" office:value-type="float">
            <text:p>443.348236</text:p>
          </table:table-cell>
          <table:table-cell office:value="444.334534" office:value-type="float">
            <text:p>444.334534</text:p>
          </table:table-cell>
          <table:table-cell office:value="440.349457" office:value-type="float">
            <text:p>440.349457</text:p>
          </table:table-cell>
          <table:table-cell office:value="442.675751" office:value-type="float">
            <text:p>442.675751</text:p>
          </table:table-cell>
          <table:table-cell office:value="442.675751" office:value-type="float">
            <text:p>442.675751</text:p>
          </table:table-cell>
          <table:table-cell office:value="2584700" office:value-type="float">
            <text:p>2584700</text:p>
          </table:table-cell>
        </table:table-row>
        <table:table-row>
          <table:table-cell office:date-value="2013-09-11" office:value-type="date">
            <text:p>2013-09-11</text:p>
          </table:table-cell>
          <table:table-cell office:value="442.610992" office:value-type="float">
            <text:p>442.610992</text:p>
          </table:table-cell>
          <table:table-cell office:value="446.810242" office:value-type="float">
            <text:p>446.810242</text:p>
          </table:table-cell>
          <table:table-cell office:value="441.38559" office:value-type="float">
            <text:p>441.38559</text:p>
          </table:table-cell>
          <table:table-cell office:value="446.421692" office:value-type="float">
            <text:p>446.421692</text:p>
          </table:table-cell>
          <table:table-cell office:value="446.421692" office:value-type="float">
            <text:p>446.421692</text:p>
          </table:table-cell>
          <table:table-cell office:value="3233200" office:value-type="float">
            <text:p>3233200</text:p>
          </table:table-cell>
        </table:table-row>
        <table:table-row>
          <table:table-cell office:date-value="2013-09-12" office:value-type="date">
            <text:p>2013-09-12</text:p>
          </table:table-cell>
          <table:table-cell office:value="447.024445" office:value-type="float">
            <text:p>447.024445</text:p>
          </table:table-cell>
          <table:table-cell office:value="447.273499" office:value-type="float">
            <text:p>447.273499</text:p>
          </table:table-cell>
          <table:table-cell office:value="443.343231" office:value-type="float">
            <text:p>443.343231</text:p>
          </table:table-cell>
          <table:table-cell office:value="444.862549" office:value-type="float">
            <text:p>444.862549</text:p>
          </table:table-cell>
          <table:table-cell office:value="444.862549" office:value-type="float">
            <text:p>444.862549</text:p>
          </table:table-cell>
          <table:table-cell office:value="2199100" office:value-type="float">
            <text:p>2199100</text:p>
          </table:table-cell>
        </table:table-row>
        <table:table-row>
          <table:table-cell office:date-value="2013-09-13" office:value-type="date">
            <text:p>2013-09-13</text:p>
          </table:table-cell>
          <table:table-cell office:value="445.579865" office:value-type="float">
            <text:p>445.579865</text:p>
          </table:table-cell>
          <table:table-cell office:value="446.167664" office:value-type="float">
            <text:p>446.167664</text:p>
          </table:table-cell>
          <table:table-cell office:value="440.767883" office:value-type="float">
            <text:p>440.767883</text:p>
          </table:table-cell>
          <table:table-cell office:value="442.875" office:value-type="float">
            <text:p>442.875</text:p>
          </table:table-cell>
          <table:table-cell office:value="442.875" office:value-type="float">
            <text:p>442.875</text:p>
          </table:table-cell>
          <table:table-cell office:value="2660600" office:value-type="float">
            <text:p>2660600</text:p>
          </table:table-cell>
        </table:table-row>
        <table:table-row>
          <table:table-cell office:date-value="2013-09-16" office:value-type="date">
            <text:p>2013-09-16</text:p>
          </table:table-cell>
          <table:table-cell office:value="446.426697" office:value-type="float">
            <text:p>446.426697</text:p>
          </table:table-cell>
          <table:table-cell office:value="446.825195" office:value-type="float">
            <text:p>446.825195</text:p>
          </table:table-cell>
          <table:table-cell office:value="440.782837" office:value-type="float">
            <text:p>440.782837</text:p>
          </table:table-cell>
          <table:table-cell office:value="442.222443" office:value-type="float">
            <text:p>442.222443</text:p>
          </table:table-cell>
          <table:table-cell office:value="442.222443" office:value-type="float">
            <text:p>442.222443</text:p>
          </table:table-cell>
          <table:table-cell office:value="2682900" office:value-type="float">
            <text:p>2682900</text:p>
          </table:table-cell>
        </table:table-row>
        <table:table-row>
          <table:table-cell office:date-value="2013-09-17" office:value-type="date">
            <text:p>2013-09-17</text:p>
          </table:table-cell>
          <table:table-cell office:value="442.048096" office:value-type="float">
            <text:p>442.048096</text:p>
          </table:table-cell>
          <table:table-cell office:value="442.536255" office:value-type="float">
            <text:p>442.536255</text:p>
          </table:table-cell>
          <table:table-cell office:value="438.855072" office:value-type="float">
            <text:p>438.855072</text:p>
          </table:table-cell>
          <table:table-cell office:value="441.400513" office:value-type="float">
            <text:p>441.400513</text:p>
          </table:table-cell>
          <table:table-cell office:value="441.400513" office:value-type="float">
            <text:p>441.400513</text:p>
          </table:table-cell>
          <table:table-cell office:value="2528200" office:value-type="float">
            <text:p>2528200</text:p>
          </table:table-cell>
        </table:table-row>
        <table:table-row>
          <table:table-cell office:date-value="2013-09-18" office:value-type="date">
            <text:p>2013-09-18</text:p>
          </table:table-cell>
          <table:table-cell office:value="441.520081" office:value-type="float">
            <text:p>441.520081</text:p>
          </table:table-cell>
          <table:table-cell office:value="450.29718" office:value-type="float">
            <text:p>450.29718</text:p>
          </table:table-cell>
          <table:table-cell office:value="439.8862" office:value-type="float">
            <text:p>439.8862</text:p>
          </table:table-cell>
          <table:table-cell office:value="449.973389" office:value-type="float">
            <text:p>449.973389</text:p>
          </table:table-cell>
          <table:table-cell office:value="449.973389" office:value-type="float">
            <text:p>449.973389</text:p>
          </table:table-cell>
          <table:table-cell office:value="3883800" office:value-type="float">
            <text:p>3883800</text:p>
          </table:table-cell>
        </table:table-row>
        <table:table-row>
          <table:table-cell office:date-value="2013-09-19" office:value-type="date">
            <text:p>2013-09-19</text:p>
          </table:table-cell>
          <table:table-cell office:value="451.303406" office:value-type="float">
            <text:p>451.303406</text:p>
          </table:table-cell>
          <table:table-cell office:value="451.303406" office:value-type="float">
            <text:p>451.303406</text:p>
          </table:table-cell>
          <table:table-cell office:value="446.028168" office:value-type="float">
            <text:p>446.028168</text:p>
          </table:table-cell>
          <table:table-cell office:value="447.517609" office:value-type="float">
            <text:p>447.517609</text:p>
          </table:table-cell>
          <table:table-cell office:value="447.517609" office:value-type="float">
            <text:p>447.517609</text:p>
          </table:table-cell>
          <table:table-cell office:value="3207600" office:value-type="float">
            <text:p>3207600</text:p>
          </table:table-cell>
        </table:table-row>
        <table:table-row>
          <table:table-cell office:date-value="2013-09-20" office:value-type="date">
            <text:p>2013-09-20</text:p>
          </table:table-cell>
          <table:table-cell office:value="447.517609" office:value-type="float">
            <text:p>447.517609</text:p>
          </table:table-cell>
          <table:table-cell office:value="450.376892" office:value-type="float">
            <text:p>450.376892</text:p>
          </table:table-cell>
          <table:table-cell office:value="446.137756" office:value-type="float">
            <text:p>446.137756</text:p>
          </table:table-cell>
          <table:table-cell office:value="449.868774" office:value-type="float">
            <text:p>449.868774</text:p>
          </table:table-cell>
          <table:table-cell office:value="449.868774" office:value-type="float">
            <text:p>449.868774</text:p>
          </table:table-cell>
          <table:table-cell office:value="8723000" office:value-type="float">
            <text:p>8723000</text:p>
          </table:table-cell>
        </table:table-row>
        <table:table-row>
          <table:table-cell office:date-value="2013-09-23" office:value-type="date">
            <text:p>2013-09-23</text:p>
          </table:table-cell>
          <table:table-cell office:value="446.401764" office:value-type="float">
            <text:p>446.401764</text:p>
          </table:table-cell>
          <table:table-cell office:value="449.111633" office:value-type="float">
            <text:p>449.111633</text:p>
          </table:table-cell>
          <table:table-cell office:value="440.947235" office:value-type="float">
            <text:p>440.947235</text:p>
          </table:table-cell>
          <table:table-cell office:value="441.594788" office:value-type="float">
            <text:p>441.594788</text:p>
          </table:table-cell>
          <table:table-cell office:value="441.594788" office:value-type="float">
            <text:p>441.594788</text:p>
          </table:table-cell>
          <table:table-cell office:value="3568000" office:value-type="float">
            <text:p>3568000</text:p>
          </table:table-cell>
        </table:table-row>
        <table:table-row>
          <table:table-cell office:date-value="2013-09-24" office:value-type="date">
            <text:p>2013-09-24</text:p>
          </table:table-cell>
          <table:table-cell office:value="441.594788" office:value-type="float">
            <text:p>441.594788</text:p>
          </table:table-cell>
          <table:table-cell office:value="443.388062" office:value-type="float">
            <text:p>443.388062</text:p>
          </table:table-cell>
          <table:table-cell office:value="439.054321" office:value-type="float">
            <text:p>439.054321</text:p>
          </table:table-cell>
          <table:table-cell office:value="441.76416" office:value-type="float">
            <text:p>441.76416</text:p>
          </table:table-cell>
          <table:table-cell office:value="441.76416" office:value-type="float">
            <text:p>441.76416</text:p>
          </table:table-cell>
          <table:table-cell office:value="2984600" office:value-type="float">
            <text:p>2984600</text:p>
          </table:table-cell>
        </table:table-row>
        <table:table-row>
          <table:table-cell office:date-value="2013-09-25" office:value-type="date">
            <text:p>2013-09-25</text:p>
          </table:table-cell>
          <table:table-cell office:value="441.61969" office:value-type="float">
            <text:p>441.61969</text:p>
          </table:table-cell>
          <table:table-cell office:value="441.61969" office:value-type="float">
            <text:p>441.61969</text:p>
          </table:table-cell>
          <table:table-cell office:value="436.165161" office:value-type="float">
            <text:p>436.165161</text:p>
          </table:table-cell>
          <table:table-cell office:value="436.977112" office:value-type="float">
            <text:p>436.977112</text:p>
          </table:table-cell>
          <table:table-cell office:value="436.977112" office:value-type="float">
            <text:p>436.977112</text:p>
          </table:table-cell>
          <table:table-cell office:value="3310200" office:value-type="float">
            <text:p>3310200</text:p>
          </table:table-cell>
        </table:table-row>
        <table:table-row>
          <table:table-cell office:date-value="2013-09-26" office:value-type="date">
            <text:p>2013-09-26</text:p>
          </table:table-cell>
          <table:table-cell office:value="437.510101" office:value-type="float">
            <text:p>437.510101</text:p>
          </table:table-cell>
          <table:table-cell office:value="439.726807" office:value-type="float">
            <text:p>439.726807</text:p>
          </table:table-cell>
          <table:table-cell office:value="435.866272" office:value-type="float">
            <text:p>435.866272</text:p>
          </table:table-cell>
          <table:table-cell office:value="437.445343" office:value-type="float">
            <text:p>437.445343</text:p>
          </table:table-cell>
          <table:table-cell office:value="437.445343" office:value-type="float">
            <text:p>437.445343</text:p>
          </table:table-cell>
          <table:table-cell office:value="2529200" office:value-type="float">
            <text:p>2529200</text:p>
          </table:table-cell>
        </table:table-row>
        <table:table-row>
          <table:table-cell office:date-value="2013-09-27" office:value-type="date">
            <text:p>2013-09-27</text:p>
          </table:table-cell>
          <table:table-cell office:value="435.776611" office:value-type="float">
            <text:p>435.776611</text:p>
          </table:table-cell>
          <table:table-cell office:value="437.121552" office:value-type="float">
            <text:p>437.121552</text:p>
          </table:table-cell>
          <table:table-cell office:value="434.028168" office:value-type="float">
            <text:p>434.028168</text:p>
          </table:table-cell>
          <table:table-cell office:value="436.558685" office:value-type="float">
            <text:p>436.558685</text:p>
          </table:table-cell>
          <table:table-cell office:value="436.558685" office:value-type="float">
            <text:p>436.558685</text:p>
          </table:table-cell>
          <table:table-cell office:value="2527000" office:value-type="float">
            <text:p>2527000</text:p>
          </table:table-cell>
        </table:table-row>
        <table:table-row>
          <table:table-cell office:date-value="2013-09-30" office:value-type="date">
            <text:p>2013-09-30</text:p>
          </table:table-cell>
          <table:table-cell office:value="432.917328" office:value-type="float">
            <text:p>432.917328</text:p>
          </table:table-cell>
          <table:table-cell office:value="438.77536" office:value-type="float">
            <text:p>438.77536</text:p>
          </table:table-cell>
          <table:table-cell office:value="432.533752" office:value-type="float">
            <text:p>432.533752</text:p>
          </table:table-cell>
          <table:table-cell office:value="436.31958" office:value-type="float">
            <text:p>436.31958</text:p>
          </table:table-cell>
          <table:table-cell office:value="436.31958" office:value-type="float">
            <text:p>436.31958</text:p>
          </table:table-cell>
          <table:table-cell office:value="3457600" office:value-type="float">
            <text:p>3457600</text:p>
          </table:table-cell>
        </table:table-row>
        <table:table-row>
          <table:table-cell office:date-value="2013-10-01" office:value-type="date">
            <text:p>2013-10-01</text:p>
          </table:table-cell>
          <table:table-cell office:value="438.481476" office:value-type="float">
            <text:p>438.481476</text:p>
          </table:table-cell>
          <table:table-cell office:value="442.177612" office:value-type="float">
            <text:p>442.177612</text:p>
          </table:table-cell>
          <table:table-cell office:value="438.381836" office:value-type="float">
            <text:p>438.381836</text:p>
          </table:table-cell>
          <table:table-cell office:value="441.843872" office:value-type="float">
            <text:p>441.843872</text:p>
          </table:table-cell>
          <table:table-cell office:value="441.843872" office:value-type="float">
            <text:p>441.843872</text:p>
          </table:table-cell>
          <table:table-cell office:value="3382100" office:value-type="float">
            <text:p>3382100</text:p>
          </table:table-cell>
        </table:table-row>
        <table:table-row>
          <table:table-cell office:date-value="2013-10-02" office:value-type="date">
            <text:p>2013-10-02</text:p>
          </table:table-cell>
          <table:table-cell office:value="439.716827" office:value-type="float">
            <text:p>439.716827</text:p>
          </table:table-cell>
          <table:table-cell office:value="443.01944" office:value-type="float">
            <text:p>443.01944</text:p>
          </table:table-cell>
          <table:table-cell office:value="437.270996" office:value-type="float">
            <text:p>437.270996</text:p>
          </table:table-cell>
          <table:table-cell office:value="442.337006" office:value-type="float">
            <text:p>442.337006</text:p>
          </table:table-cell>
          <table:table-cell office:value="442.337006" office:value-type="float">
            <text:p>442.337006</text:p>
          </table:table-cell>
          <table:table-cell office:value="3001700" office:value-type="float">
            <text:p>3001700</text:p>
          </table:table-cell>
        </table:table-row>
        <table:table-row>
          <table:table-cell office:date-value="2013-10-03" office:value-type="date">
            <text:p>2013-10-03</text:p>
          </table:table-cell>
          <table:table-cell office:value="442.34198" office:value-type="float">
            <text:p>442.34198</text:p>
          </table:table-cell>
          <table:table-cell office:value="445.380615" office:value-type="float">
            <text:p>445.380615</text:p>
          </table:table-cell>
          <table:table-cell office:value="434.421692" office:value-type="float">
            <text:p>434.421692</text:p>
          </table:table-cell>
          <table:table-cell office:value="436.409241" office:value-type="float">
            <text:p>436.409241</text:p>
          </table:table-cell>
          <table:table-cell office:value="436.409241" office:value-type="float">
            <text:p>436.409241</text:p>
          </table:table-cell>
          <table:table-cell office:value="4249800" office:value-type="float">
            <text:p>4249800</text:p>
          </table:table-cell>
        </table:table-row>
        <table:table-row>
          <table:table-cell office:date-value="2013-10-04" office:value-type="date">
            <text:p>2013-10-04</text:p>
          </table:table-cell>
          <table:table-cell office:value="435.866272" office:value-type="float">
            <text:p>435.866272</text:p>
          </table:table-cell>
          <table:table-cell office:value="437.116577" office:value-type="float">
            <text:p>437.116577</text:p>
          </table:table-cell>
          <table:table-cell office:value="433.37561" office:value-type="float">
            <text:p>433.37561</text:p>
          </table:table-cell>
          <table:table-cell office:value="434.546204" office:value-type="float">
            <text:p>434.546204</text:p>
          </table:table-cell>
          <table:table-cell office:value="434.546204" office:value-type="float">
            <text:p>434.546204</text:p>
          </table:table-cell>
          <table:table-cell office:value="2726100" office:value-type="float">
            <text:p>2726100</text:p>
          </table:table-cell>
        </table:table-row>
        <table:table-row>
          <table:table-cell office:date-value="2013-10-07" office:value-type="date">
            <text:p>2013-10-07</text:p>
          </table:table-cell>
          <table:table-cell office:value="432.105377" office:value-type="float">
            <text:p>432.105377</text:p>
          </table:table-cell>
          <table:table-cell office:value="435.363159" office:value-type="float">
            <text:p>435.363159</text:p>
          </table:table-cell>
          <table:table-cell office:value="430.441589" office:value-type="float">
            <text:p>430.441589</text:p>
          </table:table-cell>
          <table:table-cell office:value="431.253571" office:value-type="float">
            <text:p>431.253571</text:p>
          </table:table-cell>
          <table:table-cell office:value="431.253571" office:value-type="float">
            <text:p>431.253571</text:p>
          </table:table-cell>
          <table:table-cell office:value="2596800" office:value-type="float">
            <text:p>2596800</text:p>
          </table:table-cell>
        </table:table-row>
        <table:table-row>
          <table:table-cell office:date-value="2013-10-08" office:value-type="date">
            <text:p>2013-10-08</text:p>
          </table:table-cell>
          <table:table-cell office:value="431.044342" office:value-type="float">
            <text:p>431.044342</text:p>
          </table:table-cell>
          <table:table-cell office:value="431.373108" office:value-type="float">
            <text:p>431.373108</text:p>
          </table:table-cell>
          <table:table-cell office:value="424.224915" office:value-type="float">
            <text:p>424.224915</text:p>
          </table:table-cell>
          <table:table-cell office:value="425.241089" office:value-type="float">
            <text:p>425.241089</text:p>
          </table:table-cell>
          <table:table-cell office:value="425.241089" office:value-type="float">
            <text:p>425.241089</text:p>
          </table:table-cell>
          <table:table-cell office:value="3901800" office:value-type="float">
            <text:p>3901800</text:p>
          </table:table-cell>
        </table:table-row>
        <table:table-row>
          <table:table-cell office:date-value="2013-10-09" office:value-type="date">
            <text:p>2013-10-09</text:p>
          </table:table-cell>
          <table:table-cell office:value="426.541229" office:value-type="float">
            <text:p>426.541229</text:p>
          </table:table-cell>
          <table:table-cell office:value="429.714325" office:value-type="float">
            <text:p>429.714325</text:p>
          </table:table-cell>
          <table:table-cell office:value="419.916046" office:value-type="float">
            <text:p>419.916046</text:p>
          </table:table-cell>
          <table:table-cell office:value="426.332001" office:value-type="float">
            <text:p>426.332001</text:p>
          </table:table-cell>
          <table:table-cell office:value="426.332001" office:value-type="float">
            <text:p>426.332001</text:p>
          </table:table-cell>
          <table:table-cell office:value="5322400" office:value-type="float">
            <text:p>5322400</text:p>
          </table:table-cell>
        </table:table-row>
        <table:table-row>
          <table:table-cell office:date-value="2013-10-10" office:value-type="date">
            <text:p>2013-10-10</text:p>
          </table:table-cell>
          <table:table-cell office:value="430.307098" office:value-type="float">
            <text:p>430.307098</text:p>
          </table:table-cell>
          <table:table-cell office:value="432.792786" office:value-type="float">
            <text:p>432.792786</text:p>
          </table:table-cell>
          <table:table-cell office:value="428.498871" office:value-type="float">
            <text:p>428.498871</text:p>
          </table:table-cell>
          <table:table-cell office:value="432.498901" office:value-type="float">
            <text:p>432.498901</text:p>
          </table:table-cell>
          <table:table-cell office:value="432.498901" office:value-type="float">
            <text:p>432.498901</text:p>
          </table:table-cell>
          <table:table-cell office:value="4527400" office:value-type="float">
            <text:p>4527400</text:p>
          </table:table-cell>
        </table:table-row>
        <table:table-row>
          <table:table-cell office:date-value="2013-10-11" office:value-type="date">
            <text:p>2013-10-11</text:p>
          </table:table-cell>
          <table:table-cell office:value="431.39801" office:value-type="float">
            <text:p>431.39801</text:p>
          </table:table-cell>
          <table:table-cell office:value="435.1091" office:value-type="float">
            <text:p>435.1091</text:p>
          </table:table-cell>
          <table:table-cell office:value="431.034363" office:value-type="float">
            <text:p>431.034363</text:p>
          </table:table-cell>
          <table:table-cell office:value="434.366882" office:value-type="float">
            <text:p>434.366882</text:p>
          </table:table-cell>
          <table:table-cell office:value="434.366882" office:value-type="float">
            <text:p>434.366882</text:p>
          </table:table-cell>
          <table:table-cell office:value="2828300" office:value-type="float">
            <text:p>2828300</text:p>
          </table:table-cell>
        </table:table-row>
        <table:table-row>
          <table:table-cell office:date-value="2013-10-14" office:value-type="date">
            <text:p>2013-10-14</text:p>
          </table:table-cell>
          <table:table-cell office:value="431.711853" office:value-type="float">
            <text:p>431.711853</text:p>
          </table:table-cell>
          <table:table-cell office:value="436.488922" office:value-type="float">
            <text:p>436.488922</text:p>
          </table:table-cell>
          <table:table-cell office:value="431.079224" office:value-type="float">
            <text:p>431.079224</text:p>
          </table:table-cell>
          <table:table-cell office:value="436.419189" office:value-type="float">
            <text:p>436.419189</text:p>
          </table:table-cell>
          <table:table-cell office:value="436.419189" office:value-type="float">
            <text:p>436.419189</text:p>
          </table:table-cell>
          <table:table-cell office:value="2496400" office:value-type="float">
            <text:p>2496400</text:p>
          </table:table-cell>
        </table:table-row>
        <table:table-row>
          <table:table-cell office:date-value="2013-10-15" office:value-type="date">
            <text:p>2013-10-15</text:p>
          </table:table-cell>
          <table:table-cell office:value="436.244843" office:value-type="float">
            <text:p>436.244843</text:p>
          </table:table-cell>
          <table:table-cell office:value="441.161407" office:value-type="float">
            <text:p>441.161407</text:p>
          </table:table-cell>
          <table:table-cell office:value="435.368134" office:value-type="float">
            <text:p>435.368134</text:p>
          </table:table-cell>
          <table:table-cell office:value="439.358185" office:value-type="float">
            <text:p>439.358185</text:p>
          </table:table-cell>
          <table:table-cell office:value="439.358185" office:value-type="float">
            <text:p>439.358185</text:p>
          </table:table-cell>
          <table:table-cell office:value="3195600" office:value-type="float">
            <text:p>3195600</text:p>
          </table:table-cell>
        </table:table-row>
        <table:table-row>
          <table:table-cell office:date-value="2013-10-16" office:value-type="date">
            <text:p>2013-10-16</text:p>
          </table:table-cell>
          <table:table-cell office:value="441.280975" office:value-type="float">
            <text:p>441.280975</text:p>
          </table:table-cell>
          <table:table-cell office:value="447.487701" office:value-type="float">
            <text:p>447.487701</text:p>
          </table:table-cell>
          <table:table-cell office:value="440.354431" office:value-type="float">
            <text:p>440.354431</text:p>
          </table:table-cell>
          <table:table-cell office:value="447.338257" office:value-type="float">
            <text:p>447.338257</text:p>
          </table:table-cell>
          <table:table-cell office:value="447.338257" office:value-type="float">
            <text:p>447.338257</text:p>
          </table:table-cell>
          <table:table-cell office:value="4030200" office:value-type="float">
            <text:p>4030200</text:p>
          </table:table-cell>
        </table:table-row>
        <table:table-row>
          <table:table-cell office:date-value="2013-10-17" office:value-type="date">
            <text:p>2013-10-17</text:p>
          </table:table-cell>
          <table:table-cell office:value="444.827667" office:value-type="float">
            <text:p>444.827667</text:p>
          </table:table-cell>
          <table:table-cell office:value="446.775391" office:value-type="float">
            <text:p>446.775391</text:p>
          </table:table-cell>
          <table:table-cell office:value="441.211243" office:value-type="float">
            <text:p>441.211243</text:p>
          </table:table-cell>
          <table:table-cell office:value="442.735504" office:value-type="float">
            <text:p>442.735504</text:p>
          </table:table-cell>
          <table:table-cell office:value="442.735504" office:value-type="float">
            <text:p>442.735504</text:p>
          </table:table-cell>
          <table:table-cell office:value="8545000" office:value-type="float">
            <text:p>8545000</text:p>
          </table:table-cell>
        </table:table-row>
        <table:table-row>
          <table:table-cell office:date-value="2013-10-18" office:value-type="date">
            <text:p>2013-10-18</text:p>
          </table:table-cell>
          <table:table-cell office:value="486.466614" office:value-type="float">
            <text:p>486.466614</text:p>
          </table:table-cell>
          <table:table-cell office:value="505.834015" office:value-type="float">
            <text:p>505.834015</text:p>
          </table:table-cell>
          <table:table-cell office:value="485.181427" office:value-type="float">
            <text:p>485.181427</text:p>
          </table:table-cell>
          <table:table-cell office:value="503.816559" office:value-type="float">
            <text:p>503.816559</text:p>
          </table:table-cell>
          <table:table-cell office:value="503.816559" office:value-type="float">
            <text:p>503.816559</text:p>
          </table:table-cell>
          <table:table-cell office:value="23219400" office:value-type="float">
            <text:p>23219400</text:p>
          </table:table-cell>
        </table:table-row>
        <table:table-row>
          <table:table-cell office:date-value="2013-10-21" office:value-type="date">
            <text:p>2013-10-21</text:p>
          </table:table-cell>
          <table:table-cell office:value="503.841492" office:value-type="float">
            <text:p>503.841492</text:p>
          </table:table-cell>
          <table:table-cell office:value="507.597412" office:value-type="float">
            <text:p>507.597412</text:p>
          </table:table-cell>
          <table:table-cell office:value="497.908722" office:value-type="float">
            <text:p>497.908722</text:p>
          </table:table-cell>
          <table:table-cell office:value="499.776703" office:value-type="float">
            <text:p>499.776703</text:p>
          </table:table-cell>
          <table:table-cell office:value="499.776703" office:value-type="float">
            <text:p>499.776703</text:p>
          </table:table-cell>
          <table:table-cell office:value="7283700" office:value-type="float">
            <text:p>7283700</text:p>
          </table:table-cell>
        </table:table-row>
        <table:table-row>
          <table:table-cell office:date-value="2013-10-22" office:value-type="date">
            <text:p>2013-10-22</text:p>
          </table:table-cell>
          <table:table-cell office:value="500.623535" office:value-type="float">
            <text:p>500.623535</text:p>
          </table:table-cell>
          <table:table-cell office:value="504.608612" office:value-type="float">
            <text:p>504.608612</text:p>
          </table:table-cell>
          <table:table-cell office:value="496.035736" office:value-type="float">
            <text:p>496.035736</text:p>
          </table:table-cell>
          <table:table-cell office:value="501.619812" office:value-type="float">
            <text:p>501.619812</text:p>
          </table:table-cell>
          <table:table-cell office:value="501.619812" office:value-type="float">
            <text:p>501.619812</text:p>
          </table:table-cell>
          <table:table-cell office:value="4433700" office:value-type="float">
            <text:p>4433700</text:p>
          </table:table-cell>
        </table:table-row>
        <table:table-row>
          <table:table-cell office:date-value="2013-10-23" office:value-type="date">
            <text:p>2013-10-23</text:p>
          </table:table-cell>
          <table:table-cell office:value="498.631012" office:value-type="float">
            <text:p>498.631012</text:p>
          </table:table-cell>
          <table:table-cell office:value="515.442993" office:value-type="float">
            <text:p>515.442993</text:p>
          </table:table-cell>
          <table:table-cell office:value="498.446686" office:value-type="float">
            <text:p>498.446686</text:p>
          </table:table-cell>
          <table:table-cell office:value="513.779236" office:value-type="float">
            <text:p>513.779236</text:p>
          </table:table-cell>
          <table:table-cell office:value="513.779236" office:value-type="float">
            <text:p>513.779236</text:p>
          </table:table-cell>
          <table:table-cell office:value="5346300" office:value-type="float">
            <text:p>5346300</text:p>
          </table:table-cell>
        </table:table-row>
        <table:table-row>
          <table:table-cell office:date-value="2013-10-24" office:value-type="date">
            <text:p>2013-10-24</text:p>
          </table:table-cell>
          <table:table-cell office:value="514.008362" office:value-type="float">
            <text:p>514.008362</text:p>
          </table:table-cell>
          <table:table-cell office:value="518.342102" office:value-type="float">
            <text:p>518.342102</text:p>
          </table:table-cell>
          <table:table-cell office:value="510.486572" office:value-type="float">
            <text:p>510.486572</text:p>
          </table:table-cell>
          <table:table-cell office:value="510.860168" office:value-type="float">
            <text:p>510.860168</text:p>
          </table:table-cell>
          <table:table-cell office:value="510.860168" office:value-type="float">
            <text:p>510.860168</text:p>
          </table:table-cell>
          <table:table-cell office:value="4199700" office:value-type="float">
            <text:p>4199700</text:p>
          </table:table-cell>
        </table:table-row>
        <table:table-row>
          <table:table-cell office:date-value="2013-10-25" office:value-type="date">
            <text:p>2013-10-25</text:p>
          </table:table-cell>
          <table:table-cell office:value="512.489075" office:value-type="float">
            <text:p>512.489075</text:p>
          </table:table-cell>
          <table:table-cell office:value="512.489075" office:value-type="float">
            <text:p>512.489075</text:p>
          </table:table-cell>
          <table:table-cell office:value="503.482819" office:value-type="float">
            <text:p>503.482819</text:p>
          </table:table-cell>
          <table:table-cell office:value="505.704498" office:value-type="float">
            <text:p>505.704498</text:p>
          </table:table-cell>
          <table:table-cell office:value="505.704498" office:value-type="float">
            <text:p>505.704498</text:p>
          </table:table-cell>
          <table:table-cell office:value="4076100" office:value-type="float">
            <text:p>4076100</text:p>
          </table:table-cell>
        </table:table-row>
        <table:table-row>
          <table:table-cell office:date-value="2013-10-28" office:value-type="date">
            <text:p>2013-10-28</text:p>
          </table:table-cell>
          <table:table-cell office:value="505.704498" office:value-type="float">
            <text:p>505.704498</text:p>
          </table:table-cell>
          <table:table-cell office:value="509.804138" office:value-type="float">
            <text:p>509.804138</text:p>
          </table:table-cell>
          <table:table-cell office:value="504.603607" office:value-type="float">
            <text:p>504.603607</text:p>
          </table:table-cell>
          <table:table-cell office:value="505.604858" office:value-type="float">
            <text:p>505.604858</text:p>
          </table:table-cell>
          <table:table-cell office:value="505.604858" office:value-type="float">
            <text:p>505.604858</text:p>
          </table:table-cell>
          <table:table-cell office:value="2326000" office:value-type="float">
            <text:p>2326000</text:p>
          </table:table-cell>
        </table:table-row>
        <table:table-row>
          <table:table-cell office:date-value="2013-10-29" office:value-type="date">
            <text:p>2013-10-29</text:p>
          </table:table-cell>
          <table:table-cell office:value="507.647217" office:value-type="float">
            <text:p>507.647217</text:p>
          </table:table-cell>
          <table:table-cell office:value="516.533875" office:value-type="float">
            <text:p>516.533875</text:p>
          </table:table-cell>
          <table:table-cell office:value="504.857666" office:value-type="float">
            <text:p>504.857666</text:p>
          </table:table-cell>
          <table:table-cell office:value="516.185181" office:value-type="float">
            <text:p>516.185181</text:p>
          </table:table-cell>
          <table:table-cell office:value="516.185181" office:value-type="float">
            <text:p>516.185181</text:p>
          </table:table-cell>
          <table:table-cell office:value="3222000" office:value-type="float">
            <text:p>3222000</text:p>
          </table:table-cell>
        </table:table-row>
        <table:table-row>
          <table:table-cell office:date-value="2013-10-30" office:value-type="date">
            <text:p>2013-10-30</text:p>
          </table:table-cell>
          <table:table-cell office:value="516.778015" office:value-type="float">
            <text:p>516.778015</text:p>
          </table:table-cell>
          <table:table-cell office:value="516.81781" office:value-type="float">
            <text:p>516.81781</text:p>
          </table:table-cell>
          <table:table-cell office:value="511.08432" office:value-type="float">
            <text:p>511.08432</text:p>
          </table:table-cell>
          <table:table-cell office:value="513.286072" office:value-type="float">
            <text:p>513.286072</text:p>
          </table:table-cell>
          <table:table-cell office:value="513.286072" office:value-type="float">
            <text:p>513.286072</text:p>
          </table:table-cell>
          <table:table-cell office:value="2658000" office:value-type="float">
            <text:p>2658000</text:p>
          </table:table-cell>
        </table:table-row>
        <table:table-row>
          <table:table-cell office:date-value="2013-10-31" office:value-type="date">
            <text:p>2013-10-31</text:p>
          </table:table-cell>
          <table:table-cell office:value="512.543884" office:value-type="float">
            <text:p>512.543884</text:p>
          </table:table-cell>
          <table:table-cell office:value="518.815369" office:value-type="float">
            <text:p>518.815369</text:p>
          </table:table-cell>
          <table:table-cell office:value="510.07312" office:value-type="float">
            <text:p>510.07312</text:p>
          </table:table-cell>
          <table:table-cell office:value="513.365784" office:value-type="float">
            <text:p>513.365784</text:p>
          </table:table-cell>
          <table:table-cell office:value="513.365784" office:value-type="float">
            <text:p>513.365784</text:p>
          </table:table-cell>
          <table:table-cell office:value="3292200" office:value-type="float">
            <text:p>3292200</text:p>
          </table:table-cell>
        </table:table-row>
        <table:table-row>
          <table:table-cell office:date-value="2013-11-01" office:value-type="date">
            <text:p>2013-11-01</text:p>
          </table:table-cell>
          <table:table-cell office:value="513.968506" office:value-type="float">
            <text:p>513.968506</text:p>
          </table:table-cell>
          <table:table-cell office:value="516.065674" office:value-type="float">
            <text:p>516.065674</text:p>
          </table:table-cell>
          <table:table-cell office:value="510.636017" office:value-type="float">
            <text:p>510.636017</text:p>
          </table:table-cell>
          <table:table-cell office:value="511.602386" office:value-type="float">
            <text:p>511.602386</text:p>
          </table:table-cell>
          <table:table-cell office:value="511.602386" office:value-type="float">
            <text:p>511.602386</text:p>
          </table:table-cell>
          <table:table-cell office:value="2576100" office:value-type="float">
            <text:p>2576100</text:p>
          </table:table-cell>
        </table:table-row>
        <table:table-row>
          <table:table-cell office:date-value="2013-11-04" office:value-type="date">
            <text:p>2013-11-04</text:p>
          </table:table-cell>
          <table:table-cell office:value="513.824036" office:value-type="float">
            <text:p>513.824036</text:p>
          </table:table-cell>
          <table:table-cell office:value="514.257446" office:value-type="float">
            <text:p>514.257446</text:p>
          </table:table-cell>
          <table:table-cell office:value="509.10675" office:value-type="float">
            <text:p>509.10675</text:p>
          </table:table-cell>
          <table:table-cell office:value="511.13913" office:value-type="float">
            <text:p>511.13913</text:p>
          </table:table-cell>
          <table:table-cell office:value="511.13913" office:value-type="float">
            <text:p>511.13913</text:p>
          </table:table-cell>
          <table:table-cell office:value="2286000" office:value-type="float">
            <text:p>2286000</text:p>
          </table:table-cell>
        </table:table-row>
        <table:table-row>
          <table:table-cell office:date-value="2013-11-05" office:value-type="date">
            <text:p>2013-11-05</text:p>
          </table:table-cell>
          <table:table-cell office:value="508.269867" office:value-type="float">
            <text:p>508.269867</text:p>
          </table:table-cell>
          <table:table-cell office:value="513.898804" office:value-type="float">
            <text:p>513.898804</text:p>
          </table:table-cell>
          <table:table-cell office:value="506.810364" office:value-type="float">
            <text:p>506.810364</text:p>
          </table:table-cell>
          <table:table-cell office:value="508.852692" office:value-type="float">
            <text:p>508.852692</text:p>
          </table:table-cell>
          <table:table-cell office:value="508.852692" office:value-type="float">
            <text:p>508.852692</text:p>
          </table:table-cell>
          <table:table-cell office:value="2371500" office:value-type="float">
            <text:p>2371500</text:p>
          </table:table-cell>
        </table:table-row>
        <table:table-row>
          <table:table-cell office:date-value="2013-11-06" office:value-type="date">
            <text:p>2013-11-06</text:p>
          </table:table-cell>
          <table:table-cell office:value="510.885071" office:value-type="float">
            <text:p>510.885071</text:p>
          </table:table-cell>
          <table:table-cell office:value="511.582458" office:value-type="float">
            <text:p>511.582458</text:p>
          </table:table-cell>
          <table:table-cell office:value="505.789185" office:value-type="float">
            <text:p>505.789185</text:p>
          </table:table-cell>
          <table:table-cell office:value="509.465393" office:value-type="float">
            <text:p>509.465393</text:p>
          </table:table-cell>
          <table:table-cell office:value="509.465393" office:value-type="float">
            <text:p>509.465393</text:p>
          </table:table-cell>
          <table:table-cell office:value="1832600" office:value-type="float">
            <text:p>1832600</text:p>
          </table:table-cell>
        </table:table-row>
        <table:table-row>
          <table:table-cell office:date-value="2013-11-07" office:value-type="date">
            <text:p>2013-11-07</text:p>
          </table:table-cell>
          <table:table-cell office:value="509.39566" office:value-type="float">
            <text:p>509.39566</text:p>
          </table:table-cell>
          <table:table-cell office:value="510.053192" office:value-type="float">
            <text:p>510.053192</text:p>
          </table:table-cell>
          <table:table-cell office:value="501.938599" office:value-type="float">
            <text:p>501.938599</text:p>
          </table:table-cell>
          <table:table-cell office:value="502.093018" office:value-type="float">
            <text:p>502.093018</text:p>
          </table:table-cell>
          <table:table-cell office:value="502.093018" office:value-type="float">
            <text:p>502.093018</text:p>
          </table:table-cell>
          <table:table-cell office:value="3371700" office:value-type="float">
            <text:p>3371700</text:p>
          </table:table-cell>
        </table:table-row>
        <table:table-row>
          <table:table-cell office:date-value="2013-11-08" office:value-type="date">
            <text:p>2013-11-08</text:p>
          </table:table-cell>
          <table:table-cell office:value="502.491547" office:value-type="float">
            <text:p>502.491547</text:p>
          </table:table-cell>
          <table:table-cell office:value="507.348328" office:value-type="float">
            <text:p>507.348328</text:p>
          </table:table-cell>
          <table:table-cell office:value="502.367004" office:value-type="float">
            <text:p>502.367004</text:p>
          </table:table-cell>
          <table:table-cell office:value="506.11795" office:value-type="float">
            <text:p>506.11795</text:p>
          </table:table-cell>
          <table:table-cell office:value="506.11795" office:value-type="float">
            <text:p>506.11795</text:p>
          </table:table-cell>
          <table:table-cell office:value="2591100" office:value-type="float">
            <text:p>2591100</text:p>
          </table:table-cell>
        </table:table-row>
        <table:table-row>
          <table:table-cell office:date-value="2013-11-11" office:value-type="date">
            <text:p>2013-11-11</text:p>
          </table:table-cell>
          <table:table-cell office:value="502.870117" office:value-type="float">
            <text:p>502.870117</text:p>
          </table:table-cell>
          <table:table-cell office:value="506.068146" office:value-type="float">
            <text:p>506.068146</text:p>
          </table:table-cell>
          <table:table-cell office:value="502.11795" office:value-type="float">
            <text:p>502.11795</text:p>
          </table:table-cell>
          <table:table-cell office:value="503.408112" office:value-type="float">
            <text:p>503.408112</text:p>
          </table:table-cell>
          <table:table-cell office:value="503.408112" office:value-type="float">
            <text:p>503.408112</text:p>
          </table:table-cell>
          <table:table-cell office:value="2233500" office:value-type="float">
            <text:p>2233500</text:p>
          </table:table-cell>
        </table:table-row>
        <table:table-row>
          <table:table-cell office:date-value="2013-11-12" office:value-type="date">
            <text:p>2013-11-12</text:p>
          </table:table-cell>
          <table:table-cell office:value="501.968506" office:value-type="float">
            <text:p>501.968506</text:p>
          </table:table-cell>
          <table:table-cell office:value="506.880096" office:value-type="float">
            <text:p>506.880096</text:p>
          </table:table-cell>
          <table:table-cell office:value="500.623535" office:value-type="float">
            <text:p>500.623535</text:p>
          </table:table-cell>
          <table:table-cell office:value="504.000885" office:value-type="float">
            <text:p>504.000885</text:p>
          </table:table-cell>
          <table:table-cell office:value="504.000885" office:value-type="float">
            <text:p>504.000885</text:p>
          </table:table-cell>
          <table:table-cell office:value="2445200" office:value-type="float">
            <text:p>2445200</text:p>
          </table:table-cell>
        </table:table-row>
        <table:table-row>
          <table:table-cell office:date-value="2013-11-13" office:value-type="date">
            <text:p>2013-11-13</text:p>
          </table:table-cell>
          <table:table-cell office:value="501.49527" office:value-type="float">
            <text:p>501.49527</text:p>
          </table:table-cell>
          <table:table-cell office:value="514.496521" office:value-type="float">
            <text:p>514.496521</text:p>
          </table:table-cell>
          <table:table-cell office:value="501.370728" office:value-type="float">
            <text:p>501.370728</text:p>
          </table:table-cell>
          <table:table-cell office:value="514.307251" office:value-type="float">
            <text:p>514.307251</text:p>
          </table:table-cell>
          <table:table-cell office:value="514.307251" office:value-type="float">
            <text:p>514.307251</text:p>
          </table:table-cell>
          <table:table-cell office:value="3170500" office:value-type="float">
            <text:p>3170500</text:p>
          </table:table-cell>
        </table:table-row>
        <table:table-row>
          <table:table-cell office:date-value="2013-11-14" office:value-type="date">
            <text:p>2013-11-14</text:p>
          </table:table-cell>
          <table:table-cell office:value="515.029541" office:value-type="float">
            <text:p>515.029541</text:p>
          </table:table-cell>
          <table:table-cell office:value="517.933655" office:value-type="float">
            <text:p>517.933655</text:p>
          </table:table-cell>
          <table:table-cell office:value="513.251221" office:value-type="float">
            <text:p>513.251221</text:p>
          </table:table-cell>
          <table:table-cell office:value="515.682068" office:value-type="float">
            <text:p>515.682068</text:p>
          </table:table-cell>
          <table:table-cell office:value="515.682068" office:value-type="float">
            <text:p>515.682068</text:p>
          </table:table-cell>
          <table:table-cell office:value="2342100" office:value-type="float">
            <text:p>2342100</text:p>
          </table:table-cell>
        </table:table-row>
        <table:table-row>
          <table:table-cell office:date-value="2013-11-15" office:value-type="date">
            <text:p>2013-11-15</text:p>
          </table:table-cell>
          <table:table-cell office:value="515.502747" office:value-type="float">
            <text:p>515.502747</text:p>
          </table:table-cell>
          <table:table-cell office:value="517.061951" office:value-type="float">
            <text:p>517.061951</text:p>
          </table:table-cell>
          <table:table-cell office:value="513.231262" office:value-type="float">
            <text:p>513.231262</text:p>
          </table:table-cell>
          <table:table-cell office:value="514.85022" office:value-type="float">
            <text:p>514.85022</text:p>
          </table:table-cell>
          <table:table-cell office:value="514.85022" office:value-type="float">
            <text:p>514.85022</text:p>
          </table:table-cell>
          <table:table-cell office:value="2562100" office:value-type="float">
            <text:p>2562100</text:p>
          </table:table-cell>
        </table:table-row>
        <table:table-row>
          <table:table-cell office:date-value="2013-11-18" office:value-type="date">
            <text:p>2013-11-18</text:p>
          </table:table-cell>
          <table:table-cell office:value="515.941101" office:value-type="float">
            <text:p>515.941101</text:p>
          </table:table-cell>
          <table:table-cell office:value="522.411865" office:value-type="float">
            <text:p>522.411865</text:p>
          </table:table-cell>
          <table:table-cell office:value="512.698303" office:value-type="float">
            <text:p>512.698303</text:p>
          </table:table-cell>
          <table:table-cell office:value="513.848938" office:value-type="float">
            <text:p>513.848938</text:p>
          </table:table-cell>
          <table:table-cell office:value="513.848938" office:value-type="float">
            <text:p>513.848938</text:p>
          </table:table-cell>
          <table:table-cell office:value="3532500" office:value-type="float">
            <text:p>3532500</text:p>
          </table:table-cell>
        </table:table-row>
        <table:table-row>
          <table:table-cell office:date-value="2013-11-19" office:value-type="date">
            <text:p>2013-11-19</text:p>
          </table:table-cell>
          <table:table-cell office:value="513.933655" office:value-type="float">
            <text:p>513.933655</text:p>
          </table:table-cell>
          <table:table-cell office:value="515.442993" office:value-type="float">
            <text:p>515.442993</text:p>
          </table:table-cell>
          <table:table-cell office:value="509.614838" office:value-type="float">
            <text:p>509.614838</text:p>
          </table:table-cell>
          <table:table-cell office:value="510.685822" office:value-type="float">
            <text:p>510.685822</text:p>
          </table:table-cell>
          <table:table-cell office:value="510.685822" office:value-type="float">
            <text:p>510.685822</text:p>
          </table:table-cell>
          <table:table-cell office:value="2271600" office:value-type="float">
            <text:p>2271600</text:p>
          </table:table-cell>
        </table:table-row>
        <table:table-row>
          <table:table-cell office:date-value="2013-11-20" office:value-type="date">
            <text:p>2013-11-20</text:p>
          </table:table-cell>
          <table:table-cell office:value="513.051941" office:value-type="float">
            <text:p>513.051941</text:p>
          </table:table-cell>
          <table:table-cell office:value="514.75061" office:value-type="float">
            <text:p>514.75061</text:p>
          </table:table-cell>
          <table:table-cell office:value="508.274872" office:value-type="float">
            <text:p>508.274872</text:p>
          </table:table-cell>
          <table:table-cell office:value="509.246216" office:value-type="float">
            <text:p>509.246216</text:p>
          </table:table-cell>
          <table:table-cell office:value="509.246216" office:value-type="float">
            <text:p>509.246216</text:p>
          </table:table-cell>
          <table:table-cell office:value="1934500" office:value-type="float">
            <text:p>1934500</text:p>
          </table:table-cell>
        </table:table-row>
        <table:table-row>
          <table:table-cell office:date-value="2013-11-21" office:value-type="date">
            <text:p>2013-11-21</text:p>
          </table:table-cell>
          <table:table-cell office:value="511.582458" office:value-type="float">
            <text:p>511.582458</text:p>
          </table:table-cell>
          <table:table-cell office:value="517.21637" office:value-type="float">
            <text:p>517.21637</text:p>
          </table:table-cell>
          <table:table-cell office:value="511.08432" office:value-type="float">
            <text:p>511.08432</text:p>
          </table:table-cell>
          <table:table-cell office:value="515.104248" office:value-type="float">
            <text:p>515.104248</text:p>
          </table:table-cell>
          <table:table-cell office:value="515.104248" office:value-type="float">
            <text:p>515.104248</text:p>
          </table:table-cell>
          <table:table-cell office:value="2191700" office:value-type="float">
            <text:p>2191700</text:p>
          </table:table-cell>
        </table:table-row>
        <table:table-row>
          <table:table-cell office:date-value="2013-11-22" office:value-type="date">
            <text:p>2013-11-22</text:p>
          </table:table-cell>
          <table:table-cell office:value="514.780457" office:value-type="float">
            <text:p>514.780457</text:p>
          </table:table-cell>
          <table:table-cell office:value="516.15033" office:value-type="float">
            <text:p>516.15033</text:p>
          </table:table-cell>
          <table:table-cell office:value="512.688293" office:value-type="float">
            <text:p>512.688293</text:p>
          </table:table-cell>
          <table:table-cell office:value="514.018311" office:value-type="float">
            <text:p>514.018311</text:p>
          </table:table-cell>
          <table:table-cell office:value="514.018311" office:value-type="float">
            <text:p>514.018311</text:p>
          </table:table-cell>
          <table:table-cell office:value="2517700" office:value-type="float">
            <text:p>2517700</text:p>
          </table:table-cell>
        </table:table-row>
        <table:table-row>
          <table:table-cell office:date-value="2013-11-25" office:value-type="date">
            <text:p>2013-11-25</text:p>
          </table:table-cell>
          <table:table-cell office:value="516.643494" office:value-type="float">
            <text:p>516.643494</text:p>
          </table:table-cell>
          <table:table-cell office:value="524.62854" office:value-type="float">
            <text:p>524.62854</text:p>
          </table:table-cell>
          <table:table-cell office:value="515.577515" office:value-type="float">
            <text:p>515.577515</text:p>
          </table:table-cell>
          <table:table-cell office:value="521.012146" office:value-type="float">
            <text:p>521.012146</text:p>
          </table:table-cell>
          <table:table-cell office:value="521.012146" office:value-type="float">
            <text:p>521.012146</text:p>
          </table:table-cell>
          <table:table-cell office:value="3238000" office:value-type="float">
            <text:p>3238000</text:p>
          </table:table-cell>
        </table:table-row>
        <table:table-row>
          <table:table-cell office:date-value="2013-11-26" office:value-type="date">
            <text:p>2013-11-26</text:p>
          </table:table-cell>
          <table:table-cell office:value="522.342163" office:value-type="float">
            <text:p>522.342163</text:p>
          </table:table-cell>
          <table:table-cell office:value="528.768066" office:value-type="float">
            <text:p>528.768066</text:p>
          </table:table-cell>
          <table:table-cell office:value="519.522705" office:value-type="float">
            <text:p>519.522705</text:p>
          </table:table-cell>
          <table:table-cell office:value="527.228821" office:value-type="float">
            <text:p>527.228821</text:p>
          </table:table-cell>
          <table:table-cell office:value="527.228821" office:value-type="float">
            <text:p>527.228821</text:p>
          </table:table-cell>
          <table:table-cell office:value="4589600" office:value-type="float">
            <text:p>4589600</text:p>
          </table:table-cell>
        </table:table-row>
        <table:table-row>
          <table:table-cell office:date-value="2013-11-27" office:value-type="date">
            <text:p>2013-11-27</text:p>
          </table:table-cell>
          <table:table-cell office:value="529.032043" office:value-type="float">
            <text:p>529.032043</text:p>
          </table:table-cell>
          <table:table-cell office:value="532.00592" office:value-type="float">
            <text:p>532.00592</text:p>
          </table:table-cell>
          <table:table-cell office:value="528.020874" office:value-type="float">
            <text:p>528.020874</text:p>
          </table:table-cell>
          <table:table-cell office:value="529.570068" office:value-type="float">
            <text:p>529.570068</text:p>
          </table:table-cell>
          <table:table-cell office:value="529.570068" office:value-type="float">
            <text:p>529.570068</text:p>
          </table:table-cell>
          <table:table-cell office:value="2255500" office:value-type="float">
            <text:p>2255500</text:p>
          </table:table-cell>
        </table:table-row>
        <table:table-row>
          <table:table-cell office:date-value="2013-11-29" office:value-type="date">
            <text:p>2013-11-29</text:p>
          </table:table-cell>
          <table:table-cell office:value="529.096802" office:value-type="float">
            <text:p>529.096802</text:p>
          </table:table-cell>
          <table:table-cell office:value="531.318481" office:value-type="float">
            <text:p>531.318481</text:p>
          </table:table-cell>
          <table:table-cell office:value="527.746887" office:value-type="float">
            <text:p>527.746887</text:p>
          </table:table-cell>
          <table:table-cell office:value="527.816589" office:value-type="float">
            <text:p>527.816589</text:p>
          </table:table-cell>
          <table:table-cell office:value="527.816589" office:value-type="float">
            <text:p>527.816589</text:p>
          </table:table-cell>
          <table:table-cell office:value="2394400" office:value-type="float">
            <text:p>2394400</text:p>
          </table:table-cell>
        </table:table-row>
        <table:table-row>
          <table:table-cell office:date-value="2013-12-02" office:value-type="date">
            <text:p>2013-12-02</text:p>
          </table:table-cell>
          <table:table-cell office:value="529.769287" office:value-type="float">
            <text:p>529.769287</text:p>
          </table:table-cell>
          <table:table-cell office:value="531.184021" office:value-type="float">
            <text:p>531.184021</text:p>
          </table:table-cell>
          <table:table-cell office:value="523.418091" office:value-type="float">
            <text:p>523.418091</text:p>
          </table:table-cell>
          <table:table-cell office:value="525.271179" office:value-type="float">
            <text:p>525.271179</text:p>
          </table:table-cell>
          <table:table-cell office:value="525.271179" office:value-type="float">
            <text:p>525.271179</text:p>
          </table:table-cell>
          <table:table-cell office:value="2756600" office:value-type="float">
            <text:p>2756600</text:p>
          </table:table-cell>
        </table:table-row>
        <table:table-row>
          <table:table-cell office:date-value="2013-12-03" office:value-type="date">
            <text:p>2013-12-03</text:p>
          </table:table-cell>
          <table:table-cell office:value="523.512756" office:value-type="float">
            <text:p>523.512756</text:p>
          </table:table-cell>
          <table:table-cell office:value="529.734436" office:value-type="float">
            <text:p>529.734436</text:p>
          </table:table-cell>
          <table:table-cell office:value="522.551331" office:value-type="float">
            <text:p>522.551331</text:p>
          </table:table-cell>
          <table:table-cell office:value="524.663452" office:value-type="float">
            <text:p>524.663452</text:p>
          </table:table-cell>
          <table:table-cell office:value="524.663452" office:value-type="float">
            <text:p>524.663452</text:p>
          </table:table-cell>
          <table:table-cell office:value="3364700" office:value-type="float">
            <text:p>3364700</text:p>
          </table:table-cell>
        </table:table-row>
        <table:table-row>
          <table:table-cell office:date-value="2013-12-04" office:value-type="date">
            <text:p>2013-12-04</text:p>
          </table:table-cell>
          <table:table-cell office:value="523.721985" office:value-type="float">
            <text:p>523.721985</text:p>
          </table:table-cell>
          <table:table-cell office:value="530.003418" office:value-type="float">
            <text:p>530.003418</text:p>
          </table:table-cell>
          <table:table-cell office:value="523.03949" office:value-type="float">
            <text:p>523.03949</text:p>
          </table:table-cell>
          <table:table-cell office:value="527.114258" office:value-type="float">
            <text:p>527.114258</text:p>
          </table:table-cell>
          <table:table-cell office:value="527.114258" office:value-type="float">
            <text:p>527.114258</text:p>
          </table:table-cell>
          <table:table-cell office:value="2392000" office:value-type="float">
            <text:p>2392000</text:p>
          </table:table-cell>
        </table:table-row>
        <table:table-row>
          <table:table-cell office:date-value="2013-12-05" office:value-type="date">
            <text:p>2013-12-05</text:p>
          </table:table-cell>
          <table:table-cell office:value="526.626099" office:value-type="float">
            <text:p>526.626099</text:p>
          </table:table-cell>
          <table:table-cell office:value="527.851501" office:value-type="float">
            <text:p>527.851501</text:p>
          </table:table-cell>
          <table:table-cell office:value="523.582458" office:value-type="float">
            <text:p>523.582458</text:p>
          </table:table-cell>
          <table:table-cell office:value="526.695801" office:value-type="float">
            <text:p>526.695801</text:p>
          </table:table-cell>
          <table:table-cell office:value="526.695801" office:value-type="float">
            <text:p>526.695801</text:p>
          </table:table-cell>
          <table:table-cell office:value="2275800" office:value-type="float">
            <text:p>2275800</text:p>
          </table:table-cell>
        </table:table-row>
        <table:table-row>
          <table:table-cell office:date-value="2013-12-06" office:value-type="date">
            <text:p>2013-12-06</text:p>
          </table:table-cell>
          <table:table-cell office:value="532.897583" office:value-type="float">
            <text:p>532.897583</text:p>
          </table:table-cell>
          <table:table-cell office:value="533.002197" office:value-type="float">
            <text:p>533.002197</text:p>
          </table:table-cell>
          <table:table-cell office:value="528.060669" office:value-type="float">
            <text:p>528.060669</text:p>
          </table:table-cell>
          <table:table-cell office:value="532.937439" office:value-type="float">
            <text:p>532.937439</text:p>
          </table:table-cell>
          <table:table-cell office:value="532.937439" office:value-type="float">
            <text:p>532.937439</text:p>
          </table:table-cell>
          <table:table-cell office:value="2868200" office:value-type="float">
            <text:p>2868200</text:p>
          </table:table-cell>
        </table:table-row>
        <table:table-row>
          <table:table-cell office:date-value="2013-12-09" office:value-type="date">
            <text:p>2013-12-09</text:p>
          </table:table-cell>
          <table:table-cell office:value="533.4953" office:value-type="float">
            <text:p>533.4953</text:p>
          </table:table-cell>
          <table:table-cell office:value="539.134216" office:value-type="float">
            <text:p>539.134216</text:p>
          </table:table-cell>
          <table:table-cell office:value="532.015869" office:value-type="float">
            <text:p>532.015869</text:p>
          </table:table-cell>
          <table:table-cell office:value="537.057007" office:value-type="float">
            <text:p>537.057007</text:p>
          </table:table-cell>
          <table:table-cell office:value="537.057007" office:value-type="float">
            <text:p>537.057007</text:p>
          </table:table-cell>
          <table:table-cell office:value="2976200" office:value-type="float">
            <text:p>2976200</text:p>
          </table:table-cell>
        </table:table-row>
        <table:table-row>
          <table:table-cell office:date-value="2013-12-10" office:value-type="date">
            <text:p>2013-12-10</text:p>
          </table:table-cell>
          <table:table-cell office:value="536.065674" office:value-type="float">
            <text:p>536.065674</text:p>
          </table:table-cell>
          <table:table-cell office:value="544.11554" office:value-type="float">
            <text:p>544.11554</text:p>
          </table:table-cell>
          <table:table-cell office:value="535.81665" office:value-type="float">
            <text:p>535.81665</text:p>
          </table:table-cell>
          <table:table-cell office:value="540.30481" office:value-type="float">
            <text:p>540.30481</text:p>
          </table:table-cell>
          <table:table-cell office:value="540.30481" office:value-type="float">
            <text:p>540.30481</text:p>
          </table:table-cell>
          <table:table-cell office:value="3721600" office:value-type="float">
            <text:p>3721600</text:p>
          </table:table-cell>
        </table:table-row>
        <table:table-row>
          <table:table-cell office:date-value="2013-12-11" office:value-type="date">
            <text:p>2013-12-11</text:p>
          </table:table-cell>
          <table:table-cell office:value="541.669678" office:value-type="float">
            <text:p>541.669678</text:p>
          </table:table-cell>
          <table:table-cell office:value="543.622375" office:value-type="float">
            <text:p>543.622375</text:p>
          </table:table-cell>
          <table:table-cell office:value="535.577515" office:value-type="float">
            <text:p>535.577515</text:p>
          </table:table-cell>
          <table:table-cell office:value="536.633545" office:value-type="float">
            <text:p>536.633545</text:p>
          </table:table-cell>
          <table:table-cell office:value="536.633545" office:value-type="float">
            <text:p>536.633545</text:p>
          </table:table-cell>
          <table:table-cell office:value="3436400" office:value-type="float">
            <text:p>3436400</text:p>
          </table:table-cell>
        </table:table-row>
        <table:table-row>
          <table:table-cell office:date-value="2013-12-12" office:value-type="date">
            <text:p>2013-12-12</text:p>
          </table:table-cell>
          <table:table-cell office:value="537.769287" office:value-type="float">
            <text:p>537.769287</text:p>
          </table:table-cell>
          <table:table-cell office:value="539.447998" office:value-type="float">
            <text:p>539.447998</text:p>
          </table:table-cell>
          <table:table-cell office:value="532.504028" office:value-type="float">
            <text:p>532.504028</text:p>
          </table:table-cell>
          <table:table-cell office:value="532.982239" office:value-type="float">
            <text:p>532.982239</text:p>
          </table:table-cell>
          <table:table-cell office:value="532.982239" office:value-type="float">
            <text:p>532.982239</text:p>
          </table:table-cell>
          <table:table-cell office:value="3204800" office:value-type="float">
            <text:p>3204800</text:p>
          </table:table-cell>
        </table:table-row>
        <table:table-row>
          <table:table-cell office:date-value="2013-12-13" office:value-type="date">
            <text:p>2013-12-13</text:p>
          </table:table-cell>
          <table:table-cell office:value="535.692078" office:value-type="float">
            <text:p>535.692078</text:p>
          </table:table-cell>
          <table:table-cell office:value="536.135437" office:value-type="float">
            <text:p>536.135437</text:p>
          </table:table-cell>
          <table:table-cell office:value="526.969788" office:value-type="float">
            <text:p>526.969788</text:p>
          </table:table-cell>
          <table:table-cell office:value="528.414368" office:value-type="float">
            <text:p>528.414368</text:p>
          </table:table-cell>
          <table:table-cell office:value="528.414368" office:value-type="float">
            <text:p>528.414368</text:p>
          </table:table-cell>
          <table:table-cell office:value="4340900" office:value-type="float">
            <text:p>4340900</text:p>
          </table:table-cell>
        </table:table-row>
        <table:table-row>
          <table:table-cell office:date-value="2013-12-16" office:value-type="date">
            <text:p>2013-12-16</text:p>
          </table:table-cell>
          <table:table-cell office:value="530.013367" office:value-type="float">
            <text:p>530.013367</text:p>
          </table:table-cell>
          <table:table-cell office:value="535.33844" office:value-type="float">
            <text:p>535.33844</text:p>
          </table:table-cell>
          <table:table-cell office:value="529.022095" office:value-type="float">
            <text:p>529.022095</text:p>
          </table:table-cell>
          <table:table-cell office:value="534.486633" office:value-type="float">
            <text:p>534.486633</text:p>
          </table:table-cell>
          <table:table-cell office:value="534.486633" office:value-type="float">
            <text:p>534.486633</text:p>
          </table:table-cell>
          <table:table-cell office:value="3216000" office:value-type="float">
            <text:p>3216000</text:p>
          </table:table-cell>
        </table:table-row>
        <table:table-row>
          <table:table-cell office:date-value="2013-12-17" office:value-type="date">
            <text:p>2013-12-17</text:p>
          </table:table-cell>
          <table:table-cell office:value="534.406921" office:value-type="float">
            <text:p>534.406921</text:p>
          </table:table-cell>
          <table:table-cell office:value="538.362061" office:value-type="float">
            <text:p>538.362061</text:p>
          </table:table-cell>
          <table:table-cell office:value="532.19519" office:value-type="float">
            <text:p>532.19519</text:p>
          </table:table-cell>
          <table:table-cell office:value="532.932434" office:value-type="float">
            <text:p>532.932434</text:p>
          </table:table-cell>
          <table:table-cell office:value="532.932434" office:value-type="float">
            <text:p>532.932434</text:p>
          </table:table-cell>
          <table:table-cell office:value="3082800" office:value-type="float">
            <text:p>3082800</text:p>
          </table:table-cell>
        </table:table-row>
        <table:table-row>
          <table:table-cell office:date-value="2013-12-18" office:value-type="date">
            <text:p>2013-12-18</text:p>
          </table:table-cell>
          <table:table-cell office:value="533.923706" office:value-type="float">
            <text:p>533.923706</text:p>
          </table:table-cell>
          <table:table-cell office:value="540.44928" office:value-type="float">
            <text:p>540.44928</text:p>
          </table:table-cell>
          <table:table-cell office:value="527.542664" office:value-type="float">
            <text:p>527.542664</text:p>
          </table:table-cell>
          <table:table-cell office:value="540.349609" office:value-type="float">
            <text:p>540.349609</text:p>
          </table:table-cell>
          <table:table-cell office:value="540.349609" office:value-type="float">
            <text:p>540.349609</text:p>
          </table:table-cell>
          <table:table-cell office:value="4437100" office:value-type="float">
            <text:p>4437100</text:p>
          </table:table-cell>
        </table:table-row>
        <table:table-row>
          <table:table-cell office:date-value="2013-12-19" office:value-type="date">
            <text:p>2013-12-19</text:p>
          </table:table-cell>
          <table:table-cell office:value="538.367065" office:value-type="float">
            <text:p>538.367065</text:p>
          </table:table-cell>
          <table:table-cell office:value="543.956116" office:value-type="float">
            <text:p>543.956116</text:p>
          </table:table-cell>
          <table:table-cell office:value="537.525208" office:value-type="float">
            <text:p>537.525208</text:p>
          </table:table-cell>
          <table:table-cell office:value="541.081909" office:value-type="float">
            <text:p>541.081909</text:p>
          </table:table-cell>
          <table:table-cell office:value="541.081909" office:value-type="float">
            <text:p>541.081909</text:p>
          </table:table-cell>
          <table:table-cell office:value="3343800" office:value-type="float">
            <text:p>3343800</text:p>
          </table:table-cell>
        </table:table-row>
        <table:table-row>
          <table:table-cell office:date-value="2013-12-20" office:value-type="date">
            <text:p>2013-12-20</text:p>
          </table:table-cell>
          <table:table-cell office:value="542.117981" office:value-type="float">
            <text:p>542.117981</text:p>
          </table:table-cell>
          <table:table-cell office:value="548.528992" office:value-type="float">
            <text:p>548.528992</text:p>
          </table:table-cell>
          <table:table-cell office:value="541.968567" office:value-type="float">
            <text:p>541.968567</text:p>
          </table:table-cell>
          <table:table-cell office:value="548.255005" office:value-type="float">
            <text:p>548.255005</text:p>
          </table:table-cell>
          <table:table-cell office:value="548.255005" office:value-type="float">
            <text:p>548.255005</text:p>
          </table:table-cell>
          <table:table-cell office:value="6547600" office:value-type="float">
            <text:p>6547600</text:p>
          </table:table-cell>
        </table:table-row>
        <table:table-row>
          <table:table-cell office:date-value="2013-12-23" office:value-type="date">
            <text:p>2013-12-23</text:p>
          </table:table-cell>
          <table:table-cell office:value="551.851501" office:value-type="float">
            <text:p>551.851501</text:p>
          </table:table-cell>
          <table:table-cell office:value="555.81665" office:value-type="float">
            <text:p>555.81665</text:p>
          </table:table-cell>
          <table:table-cell office:value="550.496582" office:value-type="float">
            <text:p>550.496582</text:p>
          </table:table-cell>
          <table:table-cell office:value="555.467957" office:value-type="float">
            <text:p>555.467957</text:p>
          </table:table-cell>
          <table:table-cell office:value="555.467957" office:value-type="float">
            <text:p>555.467957</text:p>
          </table:table-cell>
          <table:table-cell office:value="3456000" office:value-type="float">
            <text:p>3456000</text:p>
          </table:table-cell>
        </table:table-row>
        <table:table-row>
          <table:table-cell office:date-value="2013-12-24" office:value-type="date">
            <text:p>2013-12-24</text:p>
          </table:table-cell>
          <table:table-cell office:value="555.403198" office:value-type="float">
            <text:p>555.403198</text:p>
          </table:table-cell>
          <table:table-cell office:value="555.53772" office:value-type="float">
            <text:p>555.53772</text:p>
          </table:table-cell>
          <table:table-cell office:value="551.981018" office:value-type="float">
            <text:p>551.981018</text:p>
          </table:table-cell>
          <table:table-cell office:value="553.844055" office:value-type="float">
            <text:p>553.844055</text:p>
          </table:table-cell>
          <table:table-cell office:value="553.844055" office:value-type="float">
            <text:p>553.844055</text:p>
          </table:table-cell>
          <table:table-cell office:value="1473800" office:value-type="float">
            <text:p>1473800</text:p>
          </table:table-cell>
        </table:table-row>
        <table:table-row>
          <table:table-cell office:date-value="2013-12-26" office:value-type="date">
            <text:p>2013-12-26</text:p>
          </table:table-cell>
          <table:table-cell office:value="554.924988" office:value-type="float">
            <text:p>554.924988</text:p>
          </table:table-cell>
          <table:table-cell office:value="557.410706" office:value-type="float">
            <text:p>557.410706</text:p>
          </table:table-cell>
          <table:table-cell office:value="552.274963" office:value-type="float">
            <text:p>552.274963</text:p>
          </table:table-cell>
          <table:table-cell office:value="556.643555" office:value-type="float">
            <text:p>556.643555</text:p>
          </table:table-cell>
          <table:table-cell office:value="556.643555" office:value-type="float">
            <text:p>556.643555</text:p>
          </table:table-cell>
          <table:table-cell office:value="2685500" office:value-type="float">
            <text:p>2685500</text:p>
          </table:table-cell>
        </table:table-row>
        <table:table-row>
          <table:table-cell office:date-value="2013-12-27" office:value-type="date">
            <text:p>2013-12-27</text:p>
          </table:table-cell>
          <table:table-cell office:value="557.908813" office:value-type="float">
            <text:p>557.908813</text:p>
          </table:table-cell>
          <table:table-cell office:value="558.048279" office:value-type="float">
            <text:p>558.048279</text:p>
          </table:table-cell>
          <table:table-cell office:value="554.392029" office:value-type="float">
            <text:p>554.392029</text:p>
          </table:table-cell>
          <table:table-cell office:value="557.111816" office:value-type="float">
            <text:p>557.111816</text:p>
          </table:table-cell>
          <table:table-cell office:value="557.111816" office:value-type="float">
            <text:p>557.111816</text:p>
          </table:table-cell>
          <table:table-cell office:value="3151100" office:value-type="float">
            <text:p>3151100</text:p>
          </table:table-cell>
        </table:table-row>
        <table:table-row>
          <table:table-cell office:date-value="2013-12-30" office:value-type="date">
            <text:p>2013-12-30</text:p>
          </table:table-cell>
          <table:table-cell office:value="558.078186" office:value-type="float">
            <text:p>558.078186</text:p>
          </table:table-cell>
          <table:table-cell office:value="558.157898" office:value-type="float">
            <text:p>558.157898</text:p>
          </table:table-cell>
          <table:table-cell office:value="552.439331" office:value-type="float">
            <text:p>552.439331</text:p>
          </table:table-cell>
          <table:table-cell office:value="552.658508" office:value-type="float">
            <text:p>552.658508</text:p>
          </table:table-cell>
          <table:table-cell office:value="552.658508" office:value-type="float">
            <text:p>552.658508</text:p>
          </table:table-cell>
          <table:table-cell office:value="2481300" office:value-type="float">
            <text:p>2481300</text:p>
          </table:table-cell>
        </table:table-row>
        <table:table-row>
          <table:table-cell office:date-value="2013-12-31" office:value-type="date">
            <text:p>2013-12-31</text:p>
          </table:table-cell>
          <table:table-cell office:value="554.043335" office:value-type="float">
            <text:p>554.043335</text:p>
          </table:table-cell>
          <table:table-cell office:value="558.406982" office:value-type="float">
            <text:p>558.406982</text:p>
          </table:table-cell>
          <table:table-cell office:value="551.064453" office:value-type="float">
            <text:p>551.064453</text:p>
          </table:table-cell>
          <table:table-cell office:value="558.262512" office:value-type="float">
            <text:p>558.262512</text:p>
          </table:table-cell>
          <table:table-cell office:value="558.262512" office:value-type="float">
            <text:p>558.262512</text:p>
          </table:table-cell>
          <table:table-cell office:value="2725900" office:value-type="float">
            <text:p>2725900</text:p>
          </table:table-cell>
        </table:table-row>
        <table:table-row>
          <table:table-cell office:date-value="2014-01-02" office:value-type="date">
            <text:p>2014-01-02</text:p>
          </table:table-cell>
          <table:table-cell office:value="555.647278" office:value-type="float">
            <text:p>555.647278</text:p>
          </table:table-cell>
          <table:table-cell office:value="556.788025" office:value-type="float">
            <text:p>556.788025</text:p>
          </table:table-cell>
          <table:table-cell office:value="552.06073" office:value-type="float">
            <text:p>552.06073</text:p>
          </table:table-cell>
          <table:table-cell office:value="554.481689" office:value-type="float">
            <text:p>554.481689</text:p>
          </table:table-cell>
          <table:table-cell office:value="554.481689" office:value-type="float">
            <text:p>554.481689</text:p>
          </table:table-cell>
          <table:table-cell office:value="3656400" office:value-type="float">
            <text:p>3656400</text:p>
          </table:table-cell>
        </table:table-row>
        <table:table-row>
          <table:table-cell office:date-value="2014-01-03" office:value-type="date">
            <text:p>2014-01-03</text:p>
          </table:table-cell>
          <table:table-cell office:value="555.418152" office:value-type="float">
            <text:p>555.418152</text:p>
          </table:table-cell>
          <table:table-cell office:value="556.379578" office:value-type="float">
            <text:p>556.379578</text:p>
          </table:table-cell>
          <table:table-cell office:value="550.401978" office:value-type="float">
            <text:p>550.401978</text:p>
          </table:table-cell>
          <table:table-cell office:value="550.436829" office:value-type="float">
            <text:p>550.436829</text:p>
          </table:table-cell>
          <table:table-cell office:value="550.436829" office:value-type="float">
            <text:p>550.436829</text:p>
          </table:table-cell>
          <table:table-cell office:value="3345800" office:value-type="float">
            <text:p>3345800</text:p>
          </table:table-cell>
        </table:table-row>
        <table:table-row>
          <table:table-cell office:date-value="2014-01-06" office:value-type="date">
            <text:p>2014-01-06</text:p>
          </table:table-cell>
          <table:table-cell office:value="554.42688" office:value-type="float">
            <text:p>554.42688</text:p>
          </table:table-cell>
          <table:table-cell office:value="557.340942" office:value-type="float">
            <text:p>557.340942</text:p>
          </table:table-cell>
          <table:table-cell office:value="551.154114" office:value-type="float">
            <text:p>551.154114</text:p>
          </table:table-cell>
          <table:table-cell office:value="556.573853" office:value-type="float">
            <text:p>556.573853</text:p>
          </table:table-cell>
          <table:table-cell office:value="556.573853" office:value-type="float">
            <text:p>556.573853</text:p>
          </table:table-cell>
          <table:table-cell office:value="3551800" office:value-type="float">
            <text:p>3551800</text:p>
          </table:table-cell>
        </table:table-row>
        <table:table-row>
          <table:table-cell office:date-value="2014-01-07" office:value-type="date">
            <text:p>2014-01-07</text:p>
          </table:table-cell>
          <table:table-cell office:value="560.399475" office:value-type="float">
            <text:p>560.399475</text:p>
          </table:table-cell>
          <table:table-cell office:value="567.717041" office:value-type="float">
            <text:p>567.717041</text:p>
          </table:table-cell>
          <table:table-cell office:value="558.486633" office:value-type="float">
            <text:p>558.486633</text:p>
          </table:table-cell>
          <table:table-cell office:value="567.303589" office:value-type="float">
            <text:p>567.303589</text:p>
          </table:table-cell>
          <table:table-cell office:value="567.303589" office:value-type="float">
            <text:p>567.303589</text:p>
          </table:table-cell>
          <table:table-cell office:value="5124300" office:value-type="float">
            <text:p>5124300</text:p>
          </table:table-cell>
        </table:table-row>
        <table:table-row>
          <table:table-cell office:date-value="2014-01-08" office:value-type="date">
            <text:p>2014-01-08</text:p>
          </table:table-cell>
          <table:table-cell office:value="570.860291" office:value-type="float">
            <text:p>570.860291</text:p>
          </table:table-cell>
          <table:table-cell office:value="571.517822" office:value-type="float">
            <text:p>571.517822</text:p>
          </table:table-cell>
          <table:table-cell office:value="564.528992" office:value-type="float">
            <text:p>564.528992</text:p>
          </table:table-cell>
          <table:table-cell office:value="568.484192" office:value-type="float">
            <text:p>568.484192</text:p>
          </table:table-cell>
          <table:table-cell office:value="568.484192" office:value-type="float">
            <text:p>568.484192</text:p>
          </table:table-cell>
          <table:table-cell office:value="4501700" office:value-type="float">
            <text:p>4501700</text:p>
          </table:table-cell>
        </table:table-row>
        <table:table-row>
          <table:table-cell office:date-value="2014-01-09" office:value-type="date">
            <text:p>2014-01-09</text:p>
          </table:table-cell>
          <table:table-cell office:value="569.585083" office:value-type="float">
            <text:p>569.585083</text:p>
          </table:table-cell>
          <table:table-cell office:value="569.973572" office:value-type="float">
            <text:p>569.973572</text:p>
          </table:table-cell>
          <table:table-cell office:value="560.678467" office:value-type="float">
            <text:p>560.678467</text:p>
          </table:table-cell>
          <table:table-cell office:value="563.009705" office:value-type="float">
            <text:p>563.009705</text:p>
          </table:table-cell>
          <table:table-cell office:value="563.009705" office:value-type="float">
            <text:p>563.009705</text:p>
          </table:table-cell>
          <table:table-cell office:value="4184500" office:value-type="float">
            <text:p>4184500</text:p>
          </table:table-cell>
        </table:table-row>
        <table:table-row>
          <table:table-cell office:date-value="2014-01-10" office:value-type="date">
            <text:p>2014-01-10</text:p>
          </table:table-cell>
          <table:table-cell office:value="567.413208" office:value-type="float">
            <text:p>567.413208</text:p>
          </table:table-cell>
          <table:table-cell office:value="567.413208" office:value-type="float">
            <text:p>567.413208</text:p>
          </table:table-cell>
          <table:table-cell office:value="559.029602" office:value-type="float">
            <text:p>559.029602</text:p>
          </table:table-cell>
          <table:table-cell office:value="562.979797" office:value-type="float">
            <text:p>562.979797</text:p>
          </table:table-cell>
          <table:table-cell office:value="562.979797" office:value-type="float">
            <text:p>562.979797</text:p>
          </table:table-cell>
          <table:table-cell office:value="4302900" office:value-type="float">
            <text:p>4302900</text:p>
          </table:table-cell>
        </table:table-row>
        <table:table-row>
          <table:table-cell office:date-value="2014-01-13" office:value-type="date">
            <text:p>2014-01-13</text:p>
          </table:table-cell>
          <table:table-cell office:value="561.131714" office:value-type="float">
            <text:p>561.131714</text:p>
          </table:table-cell>
          <table:table-cell office:value="571.313599" office:value-type="float">
            <text:p>571.313599</text:p>
          </table:table-cell>
          <table:table-cell office:value="556.499084" office:value-type="float">
            <text:p>556.499084</text:p>
          </table:table-cell>
          <table:table-cell office:value="559.39325" office:value-type="float">
            <text:p>559.39325</text:p>
          </table:table-cell>
          <table:table-cell office:value="559.39325" office:value-type="float">
            <text:p>559.39325</text:p>
          </table:table-cell>
          <table:table-cell office:value="4855800" office:value-type="float">
            <text:p>4855800</text:p>
          </table:table-cell>
        </table:table-row>
        <table:table-row>
          <table:table-cell office:date-value="2014-01-14" office:value-type="date">
            <text:p>2014-01-14</text:p>
          </table:table-cell>
          <table:table-cell office:value="566.850281" office:value-type="float">
            <text:p>566.850281</text:p>
          </table:table-cell>
          <table:table-cell office:value="573.350952" office:value-type="float">
            <text:p>573.350952</text:p>
          </table:table-cell>
          <table:table-cell office:value="561.938721" office:value-type="float">
            <text:p>561.938721</text:p>
          </table:table-cell>
          <table:table-cell office:value="572.553955" office:value-type="float">
            <text:p>572.553955</text:p>
          </table:table-cell>
          <table:table-cell office:value="572.553955" office:value-type="float">
            <text:p>572.553955</text:p>
          </table:table-cell>
          <table:table-cell office:value="4983700" office:value-type="float">
            <text:p>4983700</text:p>
          </table:table-cell>
        </table:table-row>
        <table:table-row>
          <table:table-cell office:date-value="2014-01-15" office:value-type="date">
            <text:p>2014-01-15</text:p>
          </table:table-cell>
          <table:table-cell office:value="574.342224" office:value-type="float">
            <text:p>574.342224</text:p>
          </table:table-cell>
          <table:table-cell office:value="575.343445" office:value-type="float">
            <text:p>575.343445</text:p>
          </table:table-cell>
          <table:table-cell office:value="569.759399" office:value-type="float">
            <text:p>569.759399</text:p>
          </table:table-cell>
          <table:table-cell office:value="572.165405" office:value-type="float">
            <text:p>572.165405</text:p>
          </table:table-cell>
          <table:table-cell office:value="572.165405" office:value-type="float">
            <text:p>572.165405</text:p>
          </table:table-cell>
          <table:table-cell office:value="3915000" office:value-type="float">
            <text:p>3915000</text:p>
          </table:table-cell>
        </table:table-row>
        <table:table-row>
          <table:table-cell office:date-value="2014-01-16" office:value-type="date">
            <text:p>2014-01-16</text:p>
          </table:table-cell>
          <table:table-cell office:value="572.40448" office:value-type="float">
            <text:p>572.40448</text:p>
          </table:table-cell>
          <table:table-cell office:value="576.802979" office:value-type="float">
            <text:p>576.802979</text:p>
          </table:table-cell>
          <table:table-cell office:value="571.856567" office:value-type="float">
            <text:p>571.856567</text:p>
          </table:table-cell>
          <table:table-cell office:value="575.951172" office:value-type="float">
            <text:p>575.951172</text:p>
          </table:table-cell>
          <table:table-cell office:value="575.951172" office:value-type="float">
            <text:p>575.951172</text:p>
          </table:table-cell>
          <table:table-cell office:value="3380300" office:value-type="float">
            <text:p>3380300</text:p>
          </table:table-cell>
        </table:table-row>
        <table:table-row>
          <table:table-cell office:date-value="2014-01-17" office:value-type="date">
            <text:p>2014-01-17</text:p>
          </table:table-cell>
          <table:table-cell office:value="576.265015" office:value-type="float">
            <text:p>576.265015</text:p>
          </table:table-cell>
          <table:table-cell office:value="578.147949" office:value-type="float">
            <text:p>578.147949</text:p>
          </table:table-cell>
          <table:table-cell office:value="569.963623" office:value-type="float">
            <text:p>569.963623</text:p>
          </table:table-cell>
          <table:table-cell office:value="573.116821" office:value-type="float">
            <text:p>573.116821</text:p>
          </table:table-cell>
          <table:table-cell office:value="573.116821" office:value-type="float">
            <text:p>573.116821</text:p>
          </table:table-cell>
          <table:table-cell office:value="5422800" office:value-type="float">
            <text:p>5422800</text:p>
          </table:table-cell>
        </table:table-row>
        <table:table-row>
          <table:table-cell office:date-value="2014-01-21" office:value-type="date">
            <text:p>2014-01-21</text:p>
          </table:table-cell>
          <table:table-cell office:value="578.297424" office:value-type="float">
            <text:p>578.297424</text:p>
          </table:table-cell>
          <table:table-cell office:value="579.82666" office:value-type="float">
            <text:p>579.82666</text:p>
          </table:table-cell>
          <table:table-cell office:value="573.500366" office:value-type="float">
            <text:p>573.500366</text:p>
          </table:table-cell>
          <table:table-cell office:value="579.677246" office:value-type="float">
            <text:p>579.677246</text:p>
          </table:table-cell>
          <table:table-cell office:value="579.677246" office:value-type="float">
            <text:p>579.677246</text:p>
          </table:table-cell>
          <table:table-cell office:value="3974500" office:value-type="float">
            <text:p>3974500</text:p>
          </table:table-cell>
        </table:table-row>
        <table:table-row>
          <table:table-cell office:date-value="2014-01-22" office:value-type="date">
            <text:p>2014-01-22</text:p>
          </table:table-cell>
          <table:table-cell office:value="581.12677" office:value-type="float">
            <text:p>581.12677</text:p>
          </table:table-cell>
          <table:table-cell office:value="581.764404" office:value-type="float">
            <text:p>581.764404</text:p>
          </table:table-cell>
          <table:table-cell office:value="577.266235" office:value-type="float">
            <text:p>577.266235</text:p>
          </table:table-cell>
          <table:table-cell office:value="580.334778" office:value-type="float">
            <text:p>580.334778</text:p>
          </table:table-cell>
          <table:table-cell office:value="580.334778" office:value-type="float">
            <text:p>580.334778</text:p>
          </table:table-cell>
          <table:table-cell office:value="3154500" office:value-type="float">
            <text:p>3154500</text:p>
          </table:table-cell>
        </table:table-row>
        <table:table-row>
          <table:table-cell office:date-value="2014-01-23" office:value-type="date">
            <text:p>2014-01-23</text:p>
          </table:table-cell>
          <table:table-cell office:value="577.834106" office:value-type="float">
            <text:p>577.834106</text:p>
          </table:table-cell>
          <table:table-cell office:value="579.074463" office:value-type="float">
            <text:p>579.074463</text:p>
          </table:table-cell>
          <table:table-cell office:value="575.029663" office:value-type="float">
            <text:p>575.029663</text:p>
          </table:table-cell>
          <table:table-cell office:value="577.883972" office:value-type="float">
            <text:p>577.883972</text:p>
          </table:table-cell>
          <table:table-cell office:value="577.883972" office:value-type="float">
            <text:p>577.883972</text:p>
          </table:table-cell>
          <table:table-cell office:value="3912700" office:value-type="float">
            <text:p>3912700</text:p>
          </table:table-cell>
        </table:table-row>
        <table:table-row>
          <table:table-cell office:date-value="2014-01-24" office:value-type="date">
            <text:p>2014-01-24</text:p>
          </table:table-cell>
          <table:table-cell office:value="573.355896" office:value-type="float">
            <text:p>573.355896</text:p>
          </table:table-cell>
          <table:table-cell office:value="574.621155" office:value-type="float">
            <text:p>574.621155</text:p>
          </table:table-cell>
          <table:table-cell office:value="559.403198" office:value-type="float">
            <text:p>559.403198</text:p>
          </table:table-cell>
          <table:table-cell office:value="559.81665" office:value-type="float">
            <text:p>559.81665</text:p>
          </table:table-cell>
          <table:table-cell office:value="559.81665" office:value-type="float">
            <text:p>559.81665</text:p>
          </table:table-cell>
          <table:table-cell office:value="7814000" office:value-type="float">
            <text:p>7814000</text:p>
          </table:table-cell>
        </table:table-row>
        <table:table-row>
          <table:table-cell office:date-value="2014-01-27" office:value-type="date">
            <text:p>2014-01-27</text:p>
          </table:table-cell>
          <table:table-cell office:value="560.947449" office:value-type="float">
            <text:p>560.947449</text:p>
          </table:table-cell>
          <table:table-cell office:value="561.146667" office:value-type="float">
            <text:p>561.146667</text:p>
          </table:table-cell>
          <table:table-cell office:value="539.114258" office:value-type="float">
            <text:p>539.114258</text:p>
          </table:table-cell>
          <table:table-cell office:value="548.558838" office:value-type="float">
            <text:p>548.558838</text:p>
          </table:table-cell>
          <table:table-cell office:value="548.558838" office:value-type="float">
            <text:p>548.558838</text:p>
          </table:table-cell>
          <table:table-cell office:value="8739800" office:value-type="float">
            <text:p>8739800</text:p>
          </table:table-cell>
        </table:table-row>
        <table:table-row>
          <table:table-cell office:date-value="2014-01-28" office:value-type="date">
            <text:p>2014-01-28</text:p>
          </table:table-cell>
          <table:table-cell office:value="553.086914" office:value-type="float">
            <text:p>553.086914</text:p>
          </table:table-cell>
          <table:table-cell office:value="560.773071" office:value-type="float">
            <text:p>560.773071</text:p>
          </table:table-cell>
          <table:table-cell office:value="552.897583" office:value-type="float">
            <text:p>552.897583</text:p>
          </table:table-cell>
          <table:table-cell office:value="559.408203" office:value-type="float">
            <text:p>559.408203</text:p>
          </table:table-cell>
          <table:table-cell office:value="559.408203" office:value-type="float">
            <text:p>559.408203</text:p>
          </table:table-cell>
          <table:table-cell office:value="4436900" office:value-type="float">
            <text:p>4436900</text:p>
          </table:table-cell>
        </table:table-row>
        <table:table-row>
          <table:table-cell office:date-value="2014-01-29" office:value-type="date">
            <text:p>2014-01-29</text:p>
          </table:table-cell>
          <table:table-cell office:value="557.470459" office:value-type="float">
            <text:p>557.470459</text:p>
          </table:table-cell>
          <table:table-cell office:value="558.780579" office:value-type="float">
            <text:p>558.780579</text:p>
          </table:table-cell>
          <table:table-cell office:value="547.657227" office:value-type="float">
            <text:p>547.657227</text:p>
          </table:table-cell>
          <table:table-cell office:value="551.39325" office:value-type="float">
            <text:p>551.39325</text:p>
          </table:table-cell>
          <table:table-cell office:value="551.39325" office:value-type="float">
            <text:p>551.39325</text:p>
          </table:table-cell>
          <table:table-cell office:value="4777500" office:value-type="float">
            <text:p>4777500</text:p>
          </table:table-cell>
        </table:table-row>
        <table:table-row>
          <table:table-cell office:date-value="2014-01-30" office:value-type="date">
            <text:p>2014-01-30</text:p>
          </table:table-cell>
          <table:table-cell office:value="570.362122" office:value-type="float">
            <text:p>570.362122</text:p>
          </table:table-cell>
          <table:table-cell office:value="574.09314" office:value-type="float">
            <text:p>574.09314</text:p>
          </table:table-cell>
          <table:table-cell office:value="561.520264" office:value-type="float">
            <text:p>561.520264</text:p>
          </table:table-cell>
          <table:table-cell office:value="565.575073" office:value-type="float">
            <text:p>565.575073</text:p>
          </table:table-cell>
          <table:table-cell office:value="565.575073" office:value-type="float">
            <text:p>565.575073</text:p>
          </table:table-cell>
          <table:table-cell office:value="10220800" office:value-type="float">
            <text:p>10220800</text:p>
          </table:table-cell>
        </table:table-row>
        <table:table-row>
          <table:table-cell office:date-value="2014-01-31" office:value-type="date">
            <text:p>2014-01-31</text:p>
          </table:table-cell>
          <table:table-cell office:value="583.487915" office:value-type="float">
            <text:p>583.487915</text:p>
          </table:table-cell>
          <table:table-cell office:value="591.054565" office:value-type="float">
            <text:p>591.054565</text:p>
          </table:table-cell>
          <table:table-cell office:value="573.41571" office:value-type="float">
            <text:p>573.41571</text:p>
          </table:table-cell>
          <table:table-cell office:value="588.279968" office:value-type="float">
            <text:p>588.279968</text:p>
          </table:table-cell>
          <table:table-cell office:value="588.279968" office:value-type="float">
            <text:p>588.279968</text:p>
          </table:table-cell>
          <table:table-cell office:value="11174200" office:value-type="float">
            <text:p>11174200</text:p>
          </table:table-cell>
        </table:table-row>
        <table:table-row>
          <table:table-cell office:date-value="2014-02-03" office:value-type="date">
            <text:p>2014-02-03</text:p>
          </table:table-cell>
          <table:table-cell office:value="587.398315" office:value-type="float">
            <text:p>587.398315</text:p>
          </table:table-cell>
          <table:table-cell office:value="588.653564" office:value-type="float">
            <text:p>588.653564</text:p>
          </table:table-cell>
          <table:table-cell office:value="563.891418" office:value-type="float">
            <text:p>563.891418</text:p>
          </table:table-cell>
          <table:table-cell office:value="564.598755" office:value-type="float">
            <text:p>564.598755</text:p>
          </table:table-cell>
          <table:table-cell office:value="564.598755" office:value-type="float">
            <text:p>564.598755</text:p>
          </table:table-cell>
          <table:table-cell office:value="9172400" office:value-type="float">
            <text:p>9172400</text:p>
          </table:table-cell>
        </table:table-row>
        <table:table-row>
          <table:table-cell office:date-value="2014-02-04" office:value-type="date">
            <text:p>2014-02-04</text:p>
          </table:table-cell>
          <table:table-cell office:value="566.870239" office:value-type="float">
            <text:p>566.870239</text:p>
          </table:table-cell>
          <table:table-cell office:value="575.343445" office:value-type="float">
            <text:p>575.343445</text:p>
          </table:table-cell>
          <table:table-cell office:value="566.38208" office:value-type="float">
            <text:p>566.38208</text:p>
          </table:table-cell>
          <table:table-cell office:value="566.954895" office:value-type="float">
            <text:p>566.954895</text:p>
          </table:table-cell>
          <table:table-cell office:value="566.954895" office:value-type="float">
            <text:p>566.954895</text:p>
          </table:table-cell>
          <table:table-cell office:value="5644800" office:value-type="float">
            <text:p>5644800</text:p>
          </table:table-cell>
        </table:table-row>
        <table:table-row>
          <table:table-cell office:date-value="2014-02-05" office:value-type="date">
            <text:p>2014-02-05</text:p>
          </table:table-cell>
          <table:table-cell office:value="569.555176" office:value-type="float">
            <text:p>569.555176</text:p>
          </table:table-cell>
          <table:table-cell office:value="573.236389" office:value-type="float">
            <text:p>573.236389</text:p>
          </table:table-cell>
          <table:table-cell office:value="561.90387" office:value-type="float">
            <text:p>561.90387</text:p>
          </table:table-cell>
          <table:table-cell office:value="569.465515" office:value-type="float">
            <text:p>569.465515</text:p>
          </table:table-cell>
          <table:table-cell office:value="569.465515" office:value-type="float">
            <text:p>569.465515</text:p>
          </table:table-cell>
          <table:table-cell office:value="4806800" office:value-type="float">
            <text:p>4806800</text:p>
          </table:table-cell>
        </table:table-row>
        <table:table-row>
          <table:table-cell office:date-value="2014-02-06" office:value-type="date">
            <text:p>2014-02-06</text:p>
          </table:table-cell>
          <table:table-cell office:value="573.41571" office:value-type="float">
            <text:p>573.41571</text:p>
          </table:table-cell>
          <table:table-cell office:value="577.913818" office:value-type="float">
            <text:p>577.913818</text:p>
          </table:table-cell>
          <table:table-cell office:value="571.632385" office:value-type="float">
            <text:p>571.632385</text:p>
          </table:table-cell>
          <table:table-cell office:value="577.814209" office:value-type="float">
            <text:p>577.814209</text:p>
          </table:table-cell>
          <table:table-cell office:value="577.814209" office:value-type="float">
            <text:p>577.814209</text:p>
          </table:table-cell>
          <table:table-cell office:value="3907600" office:value-type="float">
            <text:p>3907600</text:p>
          </table:table-cell>
        </table:table-row>
        <table:table-row>
          <table:table-cell office:date-value="2014-02-07" office:value-type="date">
            <text:p>2014-02-07</text:p>
          </table:table-cell>
          <table:table-cell office:value="581.634888" office:value-type="float">
            <text:p>581.634888</text:p>
          </table:table-cell>
          <table:table-cell office:value="586.750732" office:value-type="float">
            <text:p>586.750732</text:p>
          </table:table-cell>
          <table:table-cell office:value="578.113098" office:value-type="float">
            <text:p>578.113098</text:p>
          </table:table-cell>
          <table:table-cell office:value="586.521545" office:value-type="float">
            <text:p>586.521545</text:p>
          </table:table-cell>
          <table:table-cell office:value="586.521545" office:value-type="float">
            <text:p>586.521545</text:p>
          </table:table-cell>
          <table:table-cell office:value="5292000" office:value-type="float">
            <text:p>5292000</text:p>
          </table:table-cell>
        </table:table-row>
        <table:table-row>
          <table:table-cell office:date-value="2014-02-10" office:value-type="date">
            <text:p>2014-02-10</text:p>
          </table:table-cell>
          <table:table-cell office:value="583.712097" office:value-type="float">
            <text:p>583.712097</text:p>
          </table:table-cell>
          <table:table-cell office:value="588.99231" office:value-type="float">
            <text:p>588.99231</text:p>
          </table:table-cell>
          <table:table-cell office:value="582.327271" office:value-type="float">
            <text:p>582.327271</text:p>
          </table:table-cell>
          <table:table-cell office:value="584.274963" office:value-type="float">
            <text:p>584.274963</text:p>
          </table:table-cell>
          <table:table-cell office:value="584.274963" office:value-type="float">
            <text:p>584.274963</text:p>
          </table:table-cell>
          <table:table-cell office:value="3904800" office:value-type="float">
            <text:p>3904800</text:p>
          </table:table-cell>
        </table:table-row>
        <table:table-row>
          <table:table-cell office:date-value="2014-02-11" office:value-type="date">
            <text:p>2014-02-11</text:p>
          </table:table-cell>
          <table:table-cell office:value="587.88147" office:value-type="float">
            <text:p>587.88147</text:p>
          </table:table-cell>
          <table:table-cell office:value="593.709656" office:value-type="float">
            <text:p>593.709656</text:p>
          </table:table-cell>
          <table:table-cell office:value="583.916321" office:value-type="float">
            <text:p>583.916321</text:p>
          </table:table-cell>
          <table:table-cell office:value="592.867798" office:value-type="float">
            <text:p>592.867798</text:p>
          </table:table-cell>
          <table:table-cell office:value="592.867798" office:value-type="float">
            <text:p>592.867798</text:p>
          </table:table-cell>
          <table:table-cell office:value="4116900" office:value-type="float">
            <text:p>4116900</text:p>
          </table:table-cell>
        </table:table-row>
        <table:table-row>
          <table:table-cell office:date-value="2014-02-12" office:value-type="date">
            <text:p>2014-02-12</text:p>
          </table:table-cell>
          <table:table-cell office:value="592.279968" office:value-type="float">
            <text:p>592.279968</text:p>
          </table:table-cell>
          <table:table-cell office:value="592.778137" office:value-type="float">
            <text:p>592.778137</text:p>
          </table:table-cell>
          <table:table-cell office:value="588.484192" office:value-type="float">
            <text:p>588.484192</text:p>
          </table:table-cell>
          <table:table-cell office:value="591.129272" office:value-type="float">
            <text:p>591.129272</text:p>
          </table:table-cell>
          <table:table-cell office:value="591.129272" office:value-type="float">
            <text:p>591.129272</text:p>
          </table:table-cell>
          <table:table-cell office:value="3461800" office:value-type="float">
            <text:p>3461800</text:p>
          </table:table-cell>
        </table:table-row>
        <table:table-row>
          <table:table-cell office:date-value="2014-02-13" office:value-type="date">
            <text:p>2014-02-13</text:p>
          </table:table-cell>
          <table:table-cell office:value="588.17041" office:value-type="float">
            <text:p>588.17041</text:p>
          </table:table-cell>
          <table:table-cell office:value="597.709656" office:value-type="float">
            <text:p>597.709656</text:p>
          </table:table-cell>
          <table:table-cell office:value="587.627441" office:value-type="float">
            <text:p>587.627441</text:p>
          </table:table-cell>
          <table:table-cell office:value="597.709656" office:value-type="float">
            <text:p>597.709656</text:p>
          </table:table-cell>
          <table:table-cell office:value="597.709656" office:value-type="float">
            <text:p>597.709656</text:p>
          </table:table-cell>
          <table:table-cell office:value="3686400" office:value-type="float">
            <text:p>3686400</text:p>
          </table:table-cell>
        </table:table-row>
        <table:table-row>
          <table:table-cell office:date-value="2014-02-14" office:value-type="date">
            <text:p>2014-02-14</text:p>
          </table:table-cell>
          <table:table-cell office:value="595.572632" office:value-type="float">
            <text:p>595.572632</text:p>
          </table:table-cell>
          <table:table-cell office:value="599.946228" office:value-type="float">
            <text:p>599.946228</text:p>
          </table:table-cell>
          <table:table-cell office:value="594.172913" office:value-type="float">
            <text:p>594.172913</text:p>
          </table:table-cell>
          <table:table-cell office:value="599.154236" office:value-type="float">
            <text:p>599.154236</text:p>
          </table:table-cell>
          <table:table-cell office:value="599.154236" office:value-type="float">
            <text:p>599.154236</text:p>
          </table:table-cell>
          <table:table-cell office:value="4389700" office:value-type="float">
            <text:p>4389700</text:p>
          </table:table-cell>
        </table:table-row>
        <table:table-row>
          <table:table-cell office:date-value="2014-02-18" office:value-type="date">
            <text:p>2014-02-18</text:p>
          </table:table-cell>
          <table:table-cell office:value="598.461792" office:value-type="float">
            <text:p>598.461792</text:p>
          </table:table-cell>
          <table:table-cell office:value="604.17041" office:value-type="float">
            <text:p>604.17041</text:p>
          </table:table-cell>
          <table:table-cell office:value="597.75946" office:value-type="float">
            <text:p>597.75946</text:p>
          </table:table-cell>
          <table:table-cell office:value="603.179138" office:value-type="float">
            <text:p>603.179138</text:p>
          </table:table-cell>
          <table:table-cell office:value="603.179138" office:value-type="float">
            <text:p>603.179138</text:p>
          </table:table-cell>
          <table:table-cell office:value="4233500" office:value-type="float">
            <text:p>4233500</text:p>
          </table:table-cell>
        </table:table-row>
        <table:table-row>
          <table:table-cell office:date-value="2014-02-19" office:value-type="date">
            <text:p>2014-02-19</text:p>
          </table:table-cell>
          <table:table-cell office:value="600.399536" office:value-type="float">
            <text:p>600.399536</text:p>
          </table:table-cell>
          <table:table-cell office:value="602.352234" office:value-type="float">
            <text:p>602.352234</text:p>
          </table:table-cell>
          <table:table-cell office:value="596.514099" office:value-type="float">
            <text:p>596.514099</text:p>
          </table:table-cell>
          <table:table-cell office:value="598.92511" office:value-type="float">
            <text:p>598.92511</text:p>
          </table:table-cell>
          <table:table-cell office:value="598.92511" office:value-type="float">
            <text:p>598.92511</text:p>
          </table:table-cell>
          <table:table-cell office:value="4222900" office:value-type="float">
            <text:p>4222900</text:p>
          </table:table-cell>
        </table:table-row>
        <table:table-row>
          <table:table-cell office:date-value="2014-02-20" office:value-type="date">
            <text:p>2014-02-20</text:p>
          </table:table-cell>
          <table:table-cell office:value="599.323608" office:value-type="float">
            <text:p>599.323608</text:p>
          </table:table-cell>
          <table:table-cell office:value="601.191589" office:value-type="float">
            <text:p>601.191589</text:p>
          </table:table-cell>
          <table:table-cell office:value="597.869019" office:value-type="float">
            <text:p>597.869019</text:p>
          </table:table-cell>
          <table:table-cell office:value="599.806763" office:value-type="float">
            <text:p>599.806763</text:p>
          </table:table-cell>
          <table:table-cell office:value="599.806763" office:value-type="float">
            <text:p>599.806763</text:p>
          </table:table-cell>
          <table:table-cell office:value="3414300" office:value-type="float">
            <text:p>3414300</text:p>
          </table:table-cell>
        </table:table-row>
        <table:table-row>
          <table:table-cell office:date-value="2014-02-21" office:value-type="date">
            <text:p>2014-02-21</text:p>
          </table:table-cell>
          <table:table-cell office:value="601.649841" office:value-type="float">
            <text:p>601.649841</text:p>
          </table:table-cell>
          <table:table-cell office:value="602.676025" office:value-type="float">
            <text:p>602.676025</text:p>
          </table:table-cell>
          <table:table-cell office:value="599.174133" office:value-type="float">
            <text:p>599.174133</text:p>
          </table:table-cell>
          <table:table-cell office:value="599.6474" office:value-type="float">
            <text:p>599.6474</text:p>
          </table:table-cell>
          <table:table-cell office:value="599.6474" office:value-type="float">
            <text:p>599.6474</text:p>
          </table:table-cell>
          <table:table-cell office:value="3738500" office:value-type="float">
            <text:p>3738500</text:p>
          </table:table-cell>
        </table:table-row>
        <table:table-row>
          <table:table-cell office:date-value="2014-02-24" office:value-type="date">
            <text:p>2014-02-24</text:p>
          </table:table-cell>
          <table:table-cell office:value="600.429443" office:value-type="float">
            <text:p>600.429443</text:p>
          </table:table-cell>
          <table:table-cell office:value="607.801819" office:value-type="float">
            <text:p>607.801819</text:p>
          </table:table-cell>
          <table:table-cell office:value="600.299927" office:value-type="float">
            <text:p>600.299927</text:p>
          </table:table-cell>
          <table:table-cell office:value="603.991089" office:value-type="float">
            <text:p>603.991089</text:p>
          </table:table-cell>
          <table:table-cell office:value="603.991089" office:value-type="float">
            <text:p>603.991089</text:p>
          </table:table-cell>
          <table:table-cell office:value="3361100" office:value-type="float">
            <text:p>3361100</text:p>
          </table:table-cell>
        </table:table-row>
        <table:table-row>
          <table:table-cell office:date-value="2014-02-25" office:value-type="date">
            <text:p>2014-02-25</text:p>
          </table:table-cell>
          <table:table-cell office:value="605.699707" office:value-type="float">
            <text:p>605.699707</text:p>
          </table:table-cell>
          <table:table-cell office:value="609.963684" office:value-type="float">
            <text:p>609.963684</text:p>
          </table:table-cell>
          <table:table-cell office:value="602.950012" office:value-type="float">
            <text:p>602.950012</text:p>
          </table:table-cell>
          <table:table-cell office:value="607.722107" office:value-type="float">
            <text:p>607.722107</text:p>
          </table:table-cell>
          <table:table-cell office:value="607.722107" office:value-type="float">
            <text:p>607.722107</text:p>
          </table:table-cell>
          <table:table-cell office:value="2888100" office:value-type="float">
            <text:p>2888100</text:p>
          </table:table-cell>
        </table:table-row>
        <table:table-row>
          <table:table-cell office:date-value="2014-02-26" office:value-type="date">
            <text:p>2014-02-26</text:p>
          </table:table-cell>
          <table:table-cell office:value="609.714661" office:value-type="float">
            <text:p>609.714661</text:p>
          </table:table-cell>
          <table:table-cell office:value="612.145508" office:value-type="float">
            <text:p>612.145508</text:p>
          </table:table-cell>
          <table:table-cell office:value="604.61377" office:value-type="float">
            <text:p>604.61377</text:p>
          </table:table-cell>
          <table:table-cell office:value="607.806763" office:value-type="float">
            <text:p>607.806763</text:p>
          </table:table-cell>
          <table:table-cell office:value="607.806763" office:value-type="float">
            <text:p>607.806763</text:p>
          </table:table-cell>
          <table:table-cell office:value="3979100" office:value-type="float">
            <text:p>3979100</text:p>
          </table:table-cell>
        </table:table-row>
        <table:table-row>
          <table:table-cell office:date-value="2014-02-27" office:value-type="date">
            <text:p>2014-02-27</text:p>
          </table:table-cell>
          <table:table-cell office:value="606.920105" office:value-type="float">
            <text:p>606.920105</text:p>
          </table:table-cell>
          <table:table-cell office:value="609.829224" office:value-type="float">
            <text:p>609.829224</text:p>
          </table:table-cell>
          <table:table-cell office:value="606.232666" office:value-type="float">
            <text:p>606.232666</text:p>
          </table:table-cell>
          <table:table-cell office:value="607.328613" office:value-type="float">
            <text:p>607.328613</text:p>
          </table:table-cell>
          <table:table-cell office:value="607.328613" office:value-type="float">
            <text:p>607.328613</text:p>
          </table:table-cell>
          <table:table-cell office:value="2529400" office:value-type="float">
            <text:p>2529400</text:p>
          </table:table-cell>
        </table:table-row>
        <table:table-row>
          <table:table-cell office:date-value="2014-02-28" office:value-type="date">
            <text:p>2014-02-28</text:p>
          </table:table-cell>
          <table:table-cell office:value="607.891479" office:value-type="float">
            <text:p>607.891479</text:p>
          </table:table-cell>
          <table:table-cell office:value="609.809265" office:value-type="float">
            <text:p>609.809265</text:p>
          </table:table-cell>
          <table:table-cell office:value="600.857849" office:value-type="float">
            <text:p>600.857849</text:p>
          </table:table-cell>
          <table:table-cell office:value="605.555237" office:value-type="float">
            <text:p>605.555237</text:p>
          </table:table-cell>
          <table:table-cell office:value="605.555237" office:value-type="float">
            <text:p>605.555237</text:p>
          </table:table-cell>
          <table:table-cell office:value="4644500" office:value-type="float">
            <text:p>4644500</text:p>
          </table:table-cell>
        </table:table-row>
        <table:table-row>
          <table:table-cell office:date-value="2014-03-03" office:value-type="date">
            <text:p>2014-03-03</text:p>
          </table:table-cell>
          <table:table-cell office:value="601.121826" office:value-type="float">
            <text:p>601.121826</text:p>
          </table:table-cell>
          <table:table-cell office:value="601.664795" office:value-type="float">
            <text:p>601.664795</text:p>
          </table:table-cell>
          <table:table-cell office:value="593.844116" office:value-type="float">
            <text:p>593.844116</text:p>
          </table:table-cell>
          <table:table-cell office:value="599.099426" office:value-type="float">
            <text:p>599.099426</text:p>
          </table:table-cell>
          <table:table-cell office:value="599.099426" office:value-type="float">
            <text:p>599.099426</text:p>
          </table:table-cell>
          <table:table-cell office:value="4225300" office:value-type="float">
            <text:p>4225300</text:p>
          </table:table-cell>
        </table:table-row>
        <table:table-row>
          <table:table-cell office:date-value="2014-03-04" office:value-type="date">
            <text:p>2014-03-04</text:p>
          </table:table-cell>
          <table:table-cell office:value="605.231445" office:value-type="float">
            <text:p>605.231445</text:p>
          </table:table-cell>
          <table:table-cell office:value="605.729553" office:value-type="float">
            <text:p>605.729553</text:p>
          </table:table-cell>
          <table:table-cell office:value="602.491699" office:value-type="float">
            <text:p>602.491699</text:p>
          </table:table-cell>
          <table:table-cell office:value="605.186584" office:value-type="float">
            <text:p>605.186584</text:p>
          </table:table-cell>
          <table:table-cell office:value="605.186584" office:value-type="float">
            <text:p>605.186584</text:p>
          </table:table-cell>
          <table:table-cell office:value="2946300" office:value-type="float">
            <text:p>2946300</text:p>
          </table:table-cell>
        </table:table-row>
        <table:table-row>
          <table:table-cell office:date-value="2014-03-05" office:value-type="date">
            <text:p>2014-03-05</text:p>
          </table:table-cell>
          <table:table-cell office:value="605.256348" office:value-type="float">
            <text:p>605.256348</text:p>
          </table:table-cell>
          <table:table-cell office:value="609.256348" office:value-type="float">
            <text:p>609.256348</text:p>
          </table:table-cell>
          <table:table-cell office:value="603.443176" office:value-type="float">
            <text:p>603.443176</text:p>
          </table:table-cell>
          <table:table-cell office:value="606.855347" office:value-type="float">
            <text:p>606.855347</text:p>
          </table:table-cell>
          <table:table-cell office:value="606.855347" office:value-type="float">
            <text:p>606.855347</text:p>
          </table:table-cell>
          <table:table-cell office:value="2479700" office:value-type="float">
            <text:p>2479700</text:p>
          </table:table-cell>
        </table:table-row>
        <table:table-row>
          <table:table-cell office:date-value="2014-03-06" office:value-type="date">
            <text:p>2014-03-06</text:p>
          </table:table-cell>
          <table:table-cell office:value="608.857849" office:value-type="float">
            <text:p>608.857849</text:p>
          </table:table-cell>
          <table:table-cell office:value="610.785645" office:value-type="float">
            <text:p>610.785645</text:p>
          </table:table-cell>
          <table:table-cell office:value="607.024719" office:value-type="float">
            <text:p>607.024719</text:p>
          </table:table-cell>
          <table:table-cell office:value="607.527832" office:value-type="float">
            <text:p>607.527832</text:p>
          </table:table-cell>
          <table:table-cell office:value="607.527832" office:value-type="float">
            <text:p>607.527832</text:p>
          </table:table-cell>
          <table:table-cell office:value="2545600" office:value-type="float">
            <text:p>2545600</text:p>
          </table:table-cell>
        </table:table-row>
        <table:table-row>
          <table:table-cell office:date-value="2014-03-07" office:value-type="date">
            <text:p>2014-03-07</text:p>
          </table:table-cell>
          <table:table-cell office:value="611.109436" office:value-type="float">
            <text:p>611.109436</text:p>
          </table:table-cell>
          <table:table-cell office:value="611.204041" office:value-type="float">
            <text:p>611.204041</text:p>
          </table:table-cell>
          <table:table-cell office:value="603.458069" office:value-type="float">
            <text:p>603.458069</text:p>
          </table:table-cell>
          <table:table-cell office:value="605.126831" office:value-type="float">
            <text:p>605.126831</text:p>
          </table:table-cell>
          <table:table-cell office:value="605.126831" office:value-type="float">
            <text:p>605.126831</text:p>
          </table:table-cell>
          <table:table-cell office:value="3041500" office:value-type="float">
            <text:p>3041500</text:p>
          </table:table-cell>
        </table:table-row>
        <table:table-row>
          <table:table-cell office:date-value="2014-03-10" office:value-type="date">
            <text:p>2014-03-10</text:p>
          </table:table-cell>
          <table:table-cell office:value="605.575134" office:value-type="float">
            <text:p>605.575134</text:p>
          </table:table-cell>
          <table:table-cell office:value="606.546509" office:value-type="float">
            <text:p>606.546509</text:p>
          </table:table-cell>
          <table:table-cell office:value="599.796814" office:value-type="float">
            <text:p>599.796814</text:p>
          </table:table-cell>
          <table:table-cell office:value="603.522827" office:value-type="float">
            <text:p>603.522827</text:p>
          </table:table-cell>
          <table:table-cell office:value="603.522827" office:value-type="float">
            <text:p>603.522827</text:p>
          </table:table-cell>
          <table:table-cell office:value="2438200" office:value-type="float">
            <text:p>2438200</text:p>
          </table:table-cell>
        </table:table-row>
        <table:table-row>
          <table:table-cell office:date-value="2014-03-11" office:value-type="date">
            <text:p>2014-03-11</text:p>
          </table:table-cell>
          <table:table-cell office:value="604.618713" office:value-type="float">
            <text:p>604.618713</text:p>
          </table:table-cell>
          <table:table-cell office:value="604.8927" office:value-type="float">
            <text:p>604.8927</text:p>
          </table:table-cell>
          <table:table-cell office:value="596.085754" office:value-type="float">
            <text:p>596.085754</text:p>
          </table:table-cell>
          <table:table-cell office:value="597.754456" office:value-type="float">
            <text:p>597.754456</text:p>
          </table:table-cell>
          <table:table-cell office:value="597.754456" office:value-type="float">
            <text:p>597.754456</text:p>
          </table:table-cell>
          <table:table-cell office:value="3438800" office:value-type="float">
            <text:p>3438800</text:p>
          </table:table-cell>
        </table:table-row>
        <table:table-row>
          <table:table-cell office:date-value="2014-03-12" office:value-type="date">
            <text:p>2014-03-12</text:p>
          </table:table-cell>
          <table:table-cell office:value="595.966187" office:value-type="float">
            <text:p>595.966187</text:p>
          </table:table-cell>
          <table:table-cell office:value="601.6698" office:value-type="float">
            <text:p>601.6698</text:p>
          </table:table-cell>
          <table:table-cell office:value="589.883972" office:value-type="float">
            <text:p>589.883972</text:p>
          </table:table-cell>
          <table:table-cell office:value="601.395813" office:value-type="float">
            <text:p>601.395813</text:p>
          </table:table-cell>
          <table:table-cell office:value="601.395813" office:value-type="float">
            <text:p>601.395813</text:p>
          </table:table-cell>
          <table:table-cell office:value="3943200" office:value-type="float">
            <text:p>3943200</text:p>
          </table:table-cell>
        </table:table-row>
        <table:table-row>
          <table:table-cell office:date-value="2014-03-13" office:value-type="date">
            <text:p>2014-03-13</text:p>
          </table:table-cell>
          <table:table-cell office:value="601.719604" office:value-type="float">
            <text:p>601.719604</text:p>
          </table:table-cell>
          <table:table-cell office:value="602.989868" office:value-type="float">
            <text:p>602.989868</text:p>
          </table:table-cell>
          <table:table-cell office:value="590.167908" office:value-type="float">
            <text:p>590.167908</text:p>
          </table:table-cell>
          <table:table-cell office:value="592.309875" office:value-type="float">
            <text:p>592.309875</text:p>
          </table:table-cell>
          <table:table-cell office:value="592.309875" office:value-type="float">
            <text:p>592.309875</text:p>
          </table:table-cell>
          <table:table-cell office:value="4708600" office:value-type="float">
            <text:p>4708600</text:p>
          </table:table-cell>
        </table:table-row>
        <table:table-row>
          <table:table-cell office:date-value="2014-03-14" office:value-type="date">
            <text:p>2014-03-14</text:p>
          </table:table-cell>
          <table:table-cell office:value="588.788086" office:value-type="float">
            <text:p>588.788086</text:p>
          </table:table-cell>
          <table:table-cell office:value="593.211487" office:value-type="float">
            <text:p>593.211487</text:p>
          </table:table-cell>
          <table:table-cell office:value="584.075745" office:value-type="float">
            <text:p>584.075745</text:p>
          </table:table-cell>
          <table:table-cell office:value="584.210266" office:value-type="float">
            <text:p>584.210266</text:p>
          </table:table-cell>
          <table:table-cell office:value="584.210266" office:value-type="float">
            <text:p>584.210266</text:p>
          </table:table-cell>
          <table:table-cell office:value="4604900" office:value-type="float">
            <text:p>4604900</text:p>
          </table:table-cell>
        </table:table-row>
        <table:table-row>
          <table:table-cell office:date-value="2014-03-17" office:value-type="date">
            <text:p>2014-03-17</text:p>
          </table:table-cell>
          <table:table-cell office:value="587.423218" office:value-type="float">
            <text:p>587.423218</text:p>
          </table:table-cell>
          <table:table-cell office:value="596.299927" office:value-type="float">
            <text:p>596.299927</text:p>
          </table:table-cell>
          <table:table-cell office:value="586.855347" office:value-type="float">
            <text:p>586.855347</text:p>
          </table:table-cell>
          <table:table-cell office:value="593.824219" office:value-type="float">
            <text:p>593.824219</text:p>
          </table:table-cell>
          <table:table-cell office:value="593.824219" office:value-type="float">
            <text:p>593.824219</text:p>
          </table:table-cell>
          <table:table-cell office:value="4340300" office:value-type="float">
            <text:p>4340300</text:p>
          </table:table-cell>
        </table:table-row>
        <table:table-row>
          <table:table-cell office:date-value="2014-03-18" office:value-type="date">
            <text:p>2014-03-18</text:p>
          </table:table-cell>
          <table:table-cell office:value="595.104431" office:value-type="float">
            <text:p>595.104431</text:p>
          </table:table-cell>
          <table:table-cell office:value="603.50293" office:value-type="float">
            <text:p>603.50293</text:p>
          </table:table-cell>
          <table:table-cell office:value="594.302429" office:value-type="float">
            <text:p>594.302429</text:p>
          </table:table-cell>
          <table:table-cell office:value="603.368408" office:value-type="float">
            <text:p>603.368408</text:p>
          </table:table-cell>
          <table:table-cell office:value="603.368408" office:value-type="float">
            <text:p>603.368408</text:p>
          </table:table-cell>
          <table:table-cell office:value="3643500" office:value-type="float">
            <text:p>3643500</text:p>
          </table:table-cell>
        </table:table-row>
        <table:table-row>
          <table:table-cell office:date-value="2014-03-19" office:value-type="date">
            <text:p>2014-03-19</text:p>
          </table:table-cell>
          <table:table-cell office:value="603.63739" office:value-type="float">
            <text:p>603.63739</text:p>
          </table:table-cell>
          <table:table-cell office:value="603.732056" office:value-type="float">
            <text:p>603.732056</text:p>
          </table:table-cell>
          <table:table-cell office:value="594.974915" office:value-type="float">
            <text:p>594.974915</text:p>
          </table:table-cell>
          <table:table-cell office:value="597.385864" office:value-type="float">
            <text:p>597.385864</text:p>
          </table:table-cell>
          <table:table-cell office:value="597.385864" office:value-type="float">
            <text:p>597.385864</text:p>
          </table:table-cell>
          <table:table-cell office:value="3237800" office:value-type="float">
            <text:p>3237800</text:p>
          </table:table-cell>
        </table:table-row>
        <table:table-row>
          <table:table-cell office:date-value="2014-03-20" office:value-type="date">
            <text:p>2014-03-20</text:p>
          </table:table-cell>
          <table:table-cell office:value="597.734558" office:value-type="float">
            <text:p>597.734558</text:p>
          </table:table-cell>
          <table:table-cell office:value="602.546509" office:value-type="float">
            <text:p>602.546509</text:p>
          </table:table-cell>
          <table:table-cell office:value="595.44812" office:value-type="float">
            <text:p>595.44812</text:p>
          </table:table-cell>
          <table:table-cell office:value="596.344727" office:value-type="float">
            <text:p>596.344727</text:p>
          </table:table-cell>
          <table:table-cell office:value="596.344727" office:value-type="float">
            <text:p>596.344727</text:p>
          </table:table-cell>
          <table:table-cell office:value="3381900" office:value-type="float">
            <text:p>3381900</text:p>
          </table:table-cell>
        </table:table-row>
        <table:table-row>
          <table:table-cell office:date-value="2014-03-21" office:value-type="date">
            <text:p>2014-03-21</text:p>
          </table:table-cell>
          <table:table-cell office:value="600.902649" office:value-type="float">
            <text:p>600.902649</text:p>
          </table:table-cell>
          <table:table-cell office:value="602.556458" office:value-type="float">
            <text:p>602.556458</text:p>
          </table:table-cell>
          <table:table-cell office:value="589.017212" office:value-type="float">
            <text:p>589.017212</text:p>
          </table:table-cell>
          <table:table-cell office:value="589.311096" office:value-type="float">
            <text:p>589.311096</text:p>
          </table:table-cell>
          <table:table-cell office:value="589.311096" office:value-type="float">
            <text:p>589.311096</text:p>
          </table:table-cell>
          <table:table-cell office:value="6441000" office:value-type="float">
            <text:p>6441000</text:p>
          </table:table-cell>
        </table:table-row>
        <table:table-row>
          <table:table-cell office:date-value="2014-03-24" office:value-type="date">
            <text:p>2014-03-24</text:p>
          </table:table-cell>
          <table:table-cell office:value="589.883972" office:value-type="float">
            <text:p>589.883972</text:p>
          </table:table-cell>
          <table:table-cell office:value="590.237671" office:value-type="float">
            <text:p>590.237671</text:p>
          </table:table-cell>
          <table:table-cell office:value="570.835388" office:value-type="float">
            <text:p>570.835388</text:p>
          </table:table-cell>
          <table:table-cell office:value="576.802979" office:value-type="float">
            <text:p>576.802979</text:p>
          </table:table-cell>
          <table:table-cell office:value="576.802979" office:value-type="float">
            <text:p>576.802979</text:p>
          </table:table-cell>
          <table:table-cell office:value="6096800" office:value-type="float">
            <text:p>6096800</text:p>
          </table:table-cell>
        </table:table-row>
        <table:table-row>
          <table:table-cell office:date-value="2014-03-25" office:value-type="date">
            <text:p>2014-03-25</text:p>
          </table:table-cell>
          <table:table-cell office:value="580.822937" office:value-type="float">
            <text:p>580.822937</text:p>
          </table:table-cell>
          <table:table-cell office:value="582.735779" office:value-type="float">
            <text:p>582.735779</text:p>
          </table:table-cell>
          <table:table-cell office:value="571.358398" office:value-type="float">
            <text:p>571.358398</text:p>
          </table:table-cell>
          <table:table-cell office:value="577.196533" office:value-type="float">
            <text:p>577.196533</text:p>
          </table:table-cell>
          <table:table-cell office:value="577.196533" office:value-type="float">
            <text:p>577.196533</text:p>
          </table:table-cell>
          <table:table-cell office:value="4838400" office:value-type="float">
            <text:p>4838400</text:p>
          </table:table-cell>
        </table:table-row>
        <table:table-row>
          <table:table-cell office:date-value="2014-03-26" office:value-type="date">
            <text:p>2014-03-26</text:p>
          </table:table-cell>
          <table:table-cell office:value="578.835388" office:value-type="float">
            <text:p>578.835388</text:p>
          </table:table-cell>
          <table:table-cell office:value="583.597534" office:value-type="float">
            <text:p>583.597534</text:p>
          </table:table-cell>
          <table:table-cell office:value="563.637329" office:value-type="float">
            <text:p>563.637329</text:p>
          </table:table-cell>
          <table:table-cell office:value="563.87146" office:value-type="float">
            <text:p>563.87146</text:p>
          </table:table-cell>
          <table:table-cell office:value="563.87146" office:value-type="float">
            <text:p>563.87146</text:p>
          </table:table-cell>
          <table:table-cell office:value="5179200" office:value-type="float">
            <text:p>5179200</text:p>
          </table:table-cell>
        </table:table-row>
        <table:table-row>
          <table:table-cell office:date-value="2014-03-27" office:value-type="date">
            <text:p>2014-03-27</text:p>
          </table:table-cell>
          <table:table-cell office:value="566.444824" office:value-type="float">
            <text:p>566.444824</text:p>
          </table:table-cell>
          <table:table-cell office:value="566.444824" office:value-type="float">
            <text:p>566.444824</text:p>
          </table:table-cell>
          <table:table-cell office:value="551.406128" office:value-type="float">
            <text:p>551.406128</text:p>
          </table:table-cell>
          <table:table-cell office:value="556.930969" office:value-type="float">
            <text:p>556.930969</text:p>
          </table:table-cell>
          <table:table-cell office:value="556.930969" office:value-type="float">
            <text:p>556.930969</text:p>
          </table:table-cell>
          <table:table-cell office:value="13100" office:value-type="float">
            <text:p>13100</text:p>
          </table:table-cell>
        </table:table-row>
        <table:table-row>
          <table:table-cell office:date-value="2014-03-28" office:value-type="date">
            <text:p>2014-03-28</text:p>
          </table:table-cell>
          <table:table-cell office:value="559.663452" office:value-type="float">
            <text:p>559.663452</text:p>
          </table:table-cell>
          <table:table-cell office:value="564.87915" office:value-type="float">
            <text:p>564.87915</text:p>
          </table:table-cell>
          <table:table-cell office:value="557.140381" office:value-type="float">
            <text:p>557.140381</text:p>
          </table:table-cell>
          <table:table-cell office:value="558.456787" office:value-type="float">
            <text:p>558.456787</text:p>
          </table:table-cell>
          <table:table-cell office:value="558.456787" office:value-type="float">
            <text:p>558.456787</text:p>
          </table:table-cell>
          <table:table-cell office:value="41200" office:value-type="float">
            <text:p>41200</text:p>
          </table:table-cell>
        </table:table-row>
        <table:table-row>
          <table:table-cell office:date-value="2014-03-31" office:value-type="date">
            <text:p>2014-03-31</text:p>
          </table:table-cell>
          <table:table-cell office:value="565.337891" office:value-type="float">
            <text:p>565.337891</text:p>
          </table:table-cell>
          <table:table-cell office:value="565.447571" office:value-type="float">
            <text:p>565.447571</text:p>
          </table:table-cell>
          <table:table-cell office:value="555.405151" office:value-type="float">
            <text:p>555.405151</text:p>
          </table:table-cell>
          <table:table-cell office:value="555.445007" office:value-type="float">
            <text:p>555.445007</text:p>
          </table:table-cell>
          <table:table-cell office:value="555.445007" office:value-type="float">
            <text:p>555.445007</text:p>
          </table:table-cell>
          <table:table-cell office:value="10800" office:value-type="float">
            <text:p>10800</text:p>
          </table:table-cell>
        </table:table-row>
        <table:table-row>
          <table:table-cell office:date-value="2014-04-01" office:value-type="date">
            <text:p>2014-04-01</text:p>
          </table:table-cell>
          <table:table-cell office:value="557.180237" office:value-type="float">
            <text:p>557.180237</text:p>
          </table:table-cell>
          <table:table-cell office:value="566.893616" office:value-type="float">
            <text:p>566.893616</text:p>
          </table:table-cell>
          <table:table-cell office:value="557.180237" office:value-type="float">
            <text:p>557.180237</text:p>
          </table:table-cell>
          <table:table-cell office:value="565.607117" office:value-type="float">
            <text:p>565.607117</text:p>
          </table:table-cell>
          <table:table-cell office:value="565.607117" office:value-type="float">
            <text:p>565.607117</text:p>
          </table:table-cell>
          <table:table-cell office:value="7900" office:value-type="float">
            <text:p>7900</text:p>
          </table:table-cell>
        </table:table-row>
        <table:table-row>
          <table:table-cell office:date-value="2014-04-02" office:value-type="date">
            <text:p>2014-04-02</text:p>
          </table:table-cell>
          <table:table-cell office:value="598.347229" office:value-type="float">
            <text:p>598.347229</text:p>
          </table:table-cell>
          <table:table-cell office:value="603.174011" office:value-type="float">
            <text:p>603.174011</text:p>
          </table:table-cell>
          <table:table-cell office:value="560.650757" office:value-type="float">
            <text:p>560.650757</text:p>
          </table:table-cell>
          <table:table-cell office:value="565.447571" office:value-type="float">
            <text:p>565.447571</text:p>
          </table:table-cell>
          <table:table-cell office:value="565.447571" office:value-type="float">
            <text:p>565.447571</text:p>
          </table:table-cell>
          <table:table-cell office:value="147100" office:value-type="float">
            <text:p>147100</text:p>
          </table:table-cell>
        </table:table-row>
        <table:table-row>
          <table:table-cell office:date-value="2014-04-03" office:value-type="date">
            <text:p>2014-04-03</text:p>
          </table:table-cell>
          <table:table-cell office:value="568.289734" office:value-type="float">
            <text:p>568.289734</text:p>
          </table:table-cell>
          <table:table-cell office:value="585.672058" office:value-type="float">
            <text:p>585.672058</text:p>
          </table:table-cell>
          <table:table-cell office:value="562.585449" office:value-type="float">
            <text:p>562.585449</text:p>
          </table:table-cell>
          <table:table-cell office:value="568.180054" office:value-type="float">
            <text:p>568.180054</text:p>
          </table:table-cell>
          <table:table-cell office:value="568.180054" office:value-type="float">
            <text:p>568.180054</text:p>
          </table:table-cell>
          <table:table-cell office:value="5099100" office:value-type="float">
            <text:p>5099100</text:p>
          </table:table-cell>
        </table:table-row>
        <table:table-row>
          <table:table-cell office:date-value="2014-04-04" office:value-type="date">
            <text:p>2014-04-04</text:p>
          </table:table-cell>
          <table:table-cell office:value="573.076599" office:value-type="float">
            <text:p>573.076599</text:p>
          </table:table-cell>
          <table:table-cell office:value="576.188049" office:value-type="float">
            <text:p>576.188049</text:p>
          </table:table-cell>
          <table:table-cell office:value="541.513306" office:value-type="float">
            <text:p>541.513306</text:p>
          </table:table-cell>
          <table:table-cell office:value="541.652893" office:value-type="float">
            <text:p>541.652893</text:p>
          </table:table-cell>
          <table:table-cell office:value="541.652893" office:value-type="float">
            <text:p>541.652893</text:p>
          </table:table-cell>
          <table:table-cell office:value="6369300" office:value-type="float">
            <text:p>6369300</text:p>
          </table:table-cell>
        </table:table-row>
        <table:table-row>
          <table:table-cell office:date-value="2014-04-07" office:value-type="date">
            <text:p>2014-04-07</text:p>
          </table:table-cell>
          <table:table-cell office:value="539.25946" office:value-type="float">
            <text:p>539.25946</text:p>
          </table:table-cell>
          <table:table-cell office:value="546.978271" office:value-type="float">
            <text:p>546.978271</text:p>
          </table:table-cell>
          <table:table-cell office:value="525.706665" office:value-type="float">
            <text:p>525.706665</text:p>
          </table:table-cell>
          <table:table-cell office:value="536.676575" office:value-type="float">
            <text:p>536.676575</text:p>
          </table:table-cell>
          <table:table-cell office:value="536.676575" office:value-type="float">
            <text:p>536.676575</text:p>
          </table:table-cell>
          <table:table-cell office:value="4401600" office:value-type="float">
            <text:p>4401600</text:p>
          </table:table-cell>
        </table:table-row>
        <table:table-row>
          <table:table-cell office:date-value="2014-04-08" office:value-type="date">
            <text:p>2014-04-08</text:p>
          </table:table-cell>
          <table:table-cell office:value="541.11438" office:value-type="float">
            <text:p>541.11438</text:p>
          </table:table-cell>
          <table:table-cell office:value="553.480408" office:value-type="float">
            <text:p>553.480408</text:p>
          </table:table-cell>
          <table:table-cell office:value="540.127075" office:value-type="float">
            <text:p>540.127075</text:p>
          </table:table-cell>
          <table:table-cell office:value="553.380676" office:value-type="float">
            <text:p>553.380676</text:p>
          </table:table-cell>
          <table:table-cell office:value="553.380676" office:value-type="float">
            <text:p>553.380676</text:p>
          </table:table-cell>
          <table:table-cell office:value="3151200" office:value-type="float">
            <text:p>3151200</text:p>
          </table:table-cell>
        </table:table-row>
        <table:table-row>
          <table:table-cell office:date-value="2014-04-09" office:value-type="date">
            <text:p>2014-04-09</text:p>
          </table:table-cell>
          <table:table-cell office:value="558.087769" office:value-type="float">
            <text:p>558.087769</text:p>
          </table:table-cell>
          <table:table-cell office:value="563.822021" office:value-type="float">
            <text:p>563.822021</text:p>
          </table:table-cell>
          <table:table-cell office:value="551.436035" office:value-type="float">
            <text:p>551.436035</text:p>
          </table:table-cell>
          <table:table-cell office:value="562.595398" office:value-type="float">
            <text:p>562.595398</text:p>
          </table:table-cell>
          <table:table-cell office:value="562.595398" office:value-type="float">
            <text:p>562.595398</text:p>
          </table:table-cell>
          <table:table-cell office:value="3330800" office:value-type="float">
            <text:p>3330800</text:p>
          </table:table-cell>
        </table:table-row>
        <table:table-row>
          <table:table-cell office:date-value="2014-04-10" office:value-type="date">
            <text:p>2014-04-10</text:p>
          </table:table-cell>
          <table:table-cell office:value="563.453064" office:value-type="float">
            <text:p>563.453064</text:p>
          </table:table-cell>
          <table:table-cell office:value="563.453064" office:value-type="float">
            <text:p>563.453064</text:p>
          </table:table-cell>
          <table:table-cell office:value="538.421753" office:value-type="float">
            <text:p>538.421753</text:p>
          </table:table-cell>
          <table:table-cell office:value="539.468872" office:value-type="float">
            <text:p>539.468872</text:p>
          </table:table-cell>
          <table:table-cell office:value="539.468872" office:value-type="float">
            <text:p>539.468872</text:p>
          </table:table-cell>
          <table:table-cell office:value="4036800" office:value-type="float">
            <text:p>4036800</text:p>
          </table:table-cell>
        </table:table-row>
        <table:table-row>
          <table:table-cell office:date-value="2014-04-11" office:value-type="date">
            <text:p>2014-04-11</text:p>
          </table:table-cell>
          <table:table-cell office:value="531.091858" office:value-type="float">
            <text:p>531.091858</text:p>
          </table:table-cell>
          <table:table-cell office:value="538.521484" office:value-type="float">
            <text:p>538.521484</text:p>
          </table:table-cell>
          <table:table-cell office:value="525.088379" office:value-type="float">
            <text:p>525.088379</text:p>
          </table:table-cell>
          <table:table-cell office:value="529.147217" office:value-type="float">
            <text:p>529.147217</text:p>
          </table:table-cell>
          <table:table-cell office:value="529.147217" office:value-type="float">
            <text:p>529.147217</text:p>
          </table:table-cell>
          <table:table-cell office:value="3924800" office:value-type="float">
            <text:p>3924800</text:p>
          </table:table-cell>
        </table:table-row>
        <table:table-row>
          <table:table-cell office:date-value="2014-04-14" office:value-type="date">
            <text:p>2014-04-14</text:p>
          </table:table-cell>
          <table:table-cell office:value="536.776306" office:value-type="float">
            <text:p>536.776306</text:p>
          </table:table-cell>
          <table:table-cell office:value="542.610291" office:value-type="float">
            <text:p>542.610291</text:p>
          </table:table-cell>
          <table:table-cell office:value="528.110046" office:value-type="float">
            <text:p>528.110046</text:p>
          </table:table-cell>
          <table:table-cell office:value="531.061951" office:value-type="float">
            <text:p>531.061951</text:p>
          </table:table-cell>
          <table:table-cell office:value="531.061951" office:value-type="float">
            <text:p>531.061951</text:p>
          </table:table-cell>
          <table:table-cell office:value="2575000" office:value-type="float">
            <text:p>2575000</text:p>
          </table:table-cell>
        </table:table-row>
        <table:table-row>
          <table:table-cell office:date-value="2014-04-15" office:value-type="date">
            <text:p>2014-04-15</text:p>
          </table:table-cell>
          <table:table-cell office:value="535.35022" office:value-type="float">
            <text:p>535.35022</text:p>
          </table:table-cell>
          <table:table-cell office:value="536.975708" office:value-type="float">
            <text:p>536.975708</text:p>
          </table:table-cell>
          <table:table-cell office:value="517.040466" office:value-type="float">
            <text:p>517.040466</text:p>
          </table:table-cell>
          <table:table-cell office:value="534.971252" office:value-type="float">
            <text:p>534.971252</text:p>
          </table:table-cell>
          <table:table-cell office:value="534.971252" office:value-type="float">
            <text:p>534.971252</text:p>
          </table:table-cell>
          <table:table-cell office:value="3855000" office:value-type="float">
            <text:p>3855000</text:p>
          </table:table-cell>
        </table:table-row>
        <table:table-row>
          <table:table-cell office:date-value="2014-04-16" office:value-type="date">
            <text:p>2014-04-16</text:p>
          </table:table-cell>
          <table:table-cell office:value="541.513306" office:value-type="float">
            <text:p>541.513306</text:p>
          </table:table-cell>
          <table:table-cell office:value="555.474915" office:value-type="float">
            <text:p>555.474915</text:p>
          </table:table-cell>
          <table:table-cell office:value="538.521484" office:value-type="float">
            <text:p>538.521484</text:p>
          </table:table-cell>
          <table:table-cell office:value="555.016174" office:value-type="float">
            <text:p>555.016174</text:p>
          </table:table-cell>
          <table:table-cell office:value="555.016174" office:value-type="float">
            <text:p>555.016174</text:p>
          </table:table-cell>
          <table:table-cell office:value="4893200" office:value-type="float">
            <text:p>4893200</text:p>
          </table:table-cell>
        </table:table-row>
        <table:table-row>
          <table:table-cell office:date-value="2014-04-17" office:value-type="date">
            <text:p>2014-04-17</text:p>
          </table:table-cell>
          <table:table-cell office:value="547.307373" office:value-type="float">
            <text:p>547.307373</text:p>
          </table:table-cell>
          <table:table-cell office:value="547.995483" office:value-type="float">
            <text:p>547.995483</text:p>
          </table:table-cell>
          <table:table-cell office:value="529.69574" office:value-type="float">
            <text:p>529.69574</text:p>
          </table:table-cell>
          <table:table-cell office:value="534.632141" office:value-type="float">
            <text:p>534.632141</text:p>
          </table:table-cell>
          <table:table-cell office:value="534.632141" office:value-type="float">
            <text:p>534.632141</text:p>
          </table:table-cell>
          <table:table-cell office:value="6809500" office:value-type="float">
            <text:p>6809500</text:p>
          </table:table-cell>
        </table:table-row>
        <table:table-row>
          <table:table-cell office:date-value="2014-04-21" office:value-type="date">
            <text:p>2014-04-21</text:p>
          </table:table-cell>
          <table:table-cell office:value="534.632141" office:value-type="float">
            <text:p>534.632141</text:p>
          </table:table-cell>
          <table:table-cell office:value="535.23053" office:value-type="float">
            <text:p>535.23053</text:p>
          </table:table-cell>
          <table:table-cell office:value="524.160889" office:value-type="float">
            <text:p>524.160889</text:p>
          </table:table-cell>
          <table:table-cell office:value="527.172668" office:value-type="float">
            <text:p>527.172668</text:p>
          </table:table-cell>
          <table:table-cell office:value="527.172668" office:value-type="float">
            <text:p>527.172668</text:p>
          </table:table-cell>
          <table:table-cell office:value="2566700" office:value-type="float">
            <text:p>2566700</text:p>
          </table:table-cell>
        </table:table-row>
        <table:table-row>
          <table:table-cell office:date-value="2014-04-22" office:value-type="date">
            <text:p>2014-04-22</text:p>
          </table:table-cell>
          <table:table-cell office:value="527.192566" office:value-type="float">
            <text:p>527.192566</text:p>
          </table:table-cell>
          <table:table-cell office:value="535.759094" office:value-type="float">
            <text:p>535.759094</text:p>
          </table:table-cell>
          <table:table-cell office:value="526.065674" office:value-type="float">
            <text:p>526.065674</text:p>
          </table:table-cell>
          <table:table-cell office:value="533.345703" office:value-type="float">
            <text:p>533.345703</text:p>
          </table:table-cell>
          <table:table-cell office:value="533.345703" office:value-type="float">
            <text:p>533.345703</text:p>
          </table:table-cell>
          <table:table-cell office:value="2365300" office:value-type="float">
            <text:p>2365300</text:p>
          </table:table-cell>
        </table:table-row>
        <table:table-row>
          <table:table-cell office:date-value="2014-04-23" office:value-type="date">
            <text:p>2014-04-23</text:p>
          </table:table-cell>
          <table:table-cell office:value="532.328491" office:value-type="float">
            <text:p>532.328491</text:p>
          </table:table-cell>
          <table:table-cell office:value="532.408264" office:value-type="float">
            <text:p>532.408264</text:p>
          </table:table-cell>
          <table:table-cell office:value="524.809143" office:value-type="float">
            <text:p>524.809143</text:p>
          </table:table-cell>
          <table:table-cell office:value="525.497253" office:value-type="float">
            <text:p>525.497253</text:p>
          </table:table-cell>
          <table:table-cell office:value="525.497253" office:value-type="float">
            <text:p>525.497253</text:p>
          </table:table-cell>
          <table:table-cell office:value="2052300" office:value-type="float">
            <text:p>2052300</text:p>
          </table:table-cell>
        </table:table-row>
        <table:table-row>
          <table:table-cell office:date-value="2014-04-24" office:value-type="date">
            <text:p>2014-04-24</text:p>
          </table:table-cell>
          <table:table-cell office:value="528.618652" office:value-type="float">
            <text:p>528.618652</text:p>
          </table:table-cell>
          <table:table-cell office:value="530.194336" office:value-type="float">
            <text:p>530.194336</text:p>
          </table:table-cell>
          <table:table-cell office:value="520.69043" office:value-type="float">
            <text:p>520.69043</text:p>
          </table:table-cell>
          <table:table-cell office:value="523.722107" office:value-type="float">
            <text:p>523.722107</text:p>
          </table:table-cell>
          <table:table-cell office:value="523.722107" office:value-type="float">
            <text:p>523.722107</text:p>
          </table:table-cell>
          <table:table-cell office:value="1883100" office:value-type="float">
            <text:p>1883100</text:p>
          </table:table-cell>
        </table:table-row>
        <table:table-row>
          <table:table-cell office:date-value="2014-04-25" office:value-type="date">
            <text:p>2014-04-25</text:p>
          </table:table-cell>
          <table:table-cell office:value="521.079407" office:value-type="float">
            <text:p>521.079407</text:p>
          </table:table-cell>
          <table:table-cell office:value="523.263367" office:value-type="float">
            <text:p>523.263367</text:p>
          </table:table-cell>
          <table:table-cell office:value="514.008789" office:value-type="float">
            <text:p>514.008789</text:p>
          </table:table-cell>
          <table:table-cell office:value="514.766724" office:value-type="float">
            <text:p>514.766724</text:p>
          </table:table-cell>
          <table:table-cell office:value="514.766724" office:value-type="float">
            <text:p>514.766724</text:p>
          </table:table-cell>
          <table:table-cell office:value="2100300" office:value-type="float">
            <text:p>2100300</text:p>
          </table:table-cell>
        </table:table-row>
        <table:table-row>
          <table:table-cell office:date-value="2014-04-28" office:value-type="date">
            <text:p>2014-04-28</text:p>
          </table:table-cell>
          <table:table-cell office:value="515.763977" office:value-type="float">
            <text:p>515.763977</text:p>
          </table:table-cell>
          <table:table-cell office:value="517.180054" office:value-type="float">
            <text:p>517.180054</text:p>
          </table:table-cell>
          <table:table-cell office:value="501.42334" office:value-type="float">
            <text:p>501.42334</text:p>
          </table:table-cell>
          <table:table-cell office:value="515.73407" office:value-type="float">
            <text:p>515.73407</text:p>
          </table:table-cell>
          <table:table-cell office:value="515.73407" office:value-type="float">
            <text:p>515.73407</text:p>
          </table:table-cell>
          <table:table-cell office:value="3335500" office:value-type="float">
            <text:p>3335500</text:p>
          </table:table-cell>
        </table:table-row>
        <table:table-row>
          <table:table-cell office:date-value="2014-04-29" office:value-type="date">
            <text:p>2014-04-29</text:p>
          </table:table-cell>
          <table:table-cell office:value="515.484741" office:value-type="float">
            <text:p>515.484741</text:p>
          </table:table-cell>
          <table:table-cell office:value="528.010376" office:value-type="float">
            <text:p>528.010376</text:p>
          </table:table-cell>
          <table:table-cell office:value="514.906311" office:value-type="float">
            <text:p>514.906311</text:p>
          </table:table-cell>
          <table:table-cell office:value="526.255188" office:value-type="float">
            <text:p>526.255188</text:p>
          </table:table-cell>
          <table:table-cell office:value="526.255188" office:value-type="float">
            <text:p>526.255188</text:p>
          </table:table-cell>
          <table:table-cell office:value="2699000" office:value-type="float">
            <text:p>2699000</text:p>
          </table:table-cell>
        </table:table-row>
        <table:table-row>
          <table:table-cell office:date-value="2014-04-30" office:value-type="date">
            <text:p>2014-04-30</text:p>
          </table:table-cell>
          <table:table-cell office:value="526.155457" office:value-type="float">
            <text:p>526.155457</text:p>
          </table:table-cell>
          <table:table-cell office:value="526.554321" office:value-type="float">
            <text:p>526.554321</text:p>
          </table:table-cell>
          <table:table-cell office:value="521.089355" office:value-type="float">
            <text:p>521.089355</text:p>
          </table:table-cell>
          <table:table-cell office:value="525.218018" office:value-type="float">
            <text:p>525.218018</text:p>
          </table:table-cell>
          <table:table-cell office:value="525.218018" office:value-type="float">
            <text:p>525.218018</text:p>
          </table:table-cell>
          <table:table-cell office:value="1751100" office:value-type="float">
            <text:p>1751100</text:p>
          </table:table-cell>
        </table:table-row>
        <table:table-row>
          <table:table-cell office:date-value="2014-05-01" office:value-type="date">
            <text:p>2014-05-01</text:p>
          </table:table-cell>
          <table:table-cell office:value="525.666809" office:value-type="float">
            <text:p>525.666809</text:p>
          </table:table-cell>
          <table:table-cell office:value="531.470825" office:value-type="float">
            <text:p>531.470825</text:p>
          </table:table-cell>
          <table:table-cell office:value="522.445618" office:value-type="float">
            <text:p>522.445618</text:p>
          </table:table-cell>
          <table:table-cell office:value="529.895203" office:value-type="float">
            <text:p>529.895203</text:p>
          </table:table-cell>
          <table:table-cell office:value="529.895203" office:value-type="float">
            <text:p>529.895203</text:p>
          </table:table-cell>
          <table:table-cell office:value="1905500" office:value-type="float">
            <text:p>1905500</text:p>
          </table:table-cell>
        </table:table-row>
        <table:table-row>
          <table:table-cell office:date-value="2014-05-02" office:value-type="date">
            <text:p>2014-05-02</text:p>
          </table:table-cell>
          <table:table-cell office:value="532.298584" office:value-type="float">
            <text:p>532.298584</text:p>
          </table:table-cell>
          <table:table-cell office:value="532.537903" office:value-type="float">
            <text:p>532.537903</text:p>
          </table:table-cell>
          <table:table-cell office:value="524.170898" office:value-type="float">
            <text:p>524.170898</text:p>
          </table:table-cell>
          <table:table-cell office:value="526.484558" office:value-type="float">
            <text:p>526.484558</text:p>
          </table:table-cell>
          <table:table-cell office:value="526.484558" office:value-type="float">
            <text:p>526.484558</text:p>
          </table:table-cell>
          <table:table-cell office:value="1688500" office:value-type="float">
            <text:p>1688500</text:p>
          </table:table-cell>
        </table:table-row>
        <table:table-row>
          <table:table-cell office:date-value="2014-05-05" office:value-type="date">
            <text:p>2014-05-05</text:p>
          </table:table-cell>
          <table:table-cell office:value="523.383057" office:value-type="float">
            <text:p>523.383057</text:p>
          </table:table-cell>
          <table:table-cell office:value="527.451904" office:value-type="float">
            <text:p>527.451904</text:p>
          </table:table-cell>
          <table:table-cell office:value="519.892639" office:value-type="float">
            <text:p>519.892639</text:p>
          </table:table-cell>
          <table:table-cell office:value="526.364868" office:value-type="float">
            <text:p>526.364868</text:p>
          </table:table-cell>
          <table:table-cell office:value="526.364868" office:value-type="float">
            <text:p>526.364868</text:p>
          </table:table-cell>
          <table:table-cell office:value="1024100" office:value-type="float">
            <text:p>1024100</text:p>
          </table:table-cell>
        </table:table-row>
        <table:table-row>
          <table:table-cell office:date-value="2014-05-06" office:value-type="date">
            <text:p>2014-05-06</text:p>
          </table:table-cell>
          <table:table-cell office:value="523.791931" office:value-type="float">
            <text:p>523.791931</text:p>
          </table:table-cell>
          <table:table-cell office:value="525.367615" office:value-type="float">
            <text:p>525.367615</text:p>
          </table:table-cell>
          <table:table-cell office:value="513.64978" office:value-type="float">
            <text:p>513.64978</text:p>
          </table:table-cell>
          <table:table-cell office:value="513.729553" office:value-type="float">
            <text:p>513.729553</text:p>
          </table:table-cell>
          <table:table-cell office:value="513.729553" office:value-type="float">
            <text:p>513.729553</text:p>
          </table:table-cell>
          <table:table-cell office:value="1689000" office:value-type="float">
            <text:p>1689000</text:p>
          </table:table-cell>
        </table:table-row>
        <table:table-row>
          <table:table-cell office:date-value="2014-05-07" office:value-type="date">
            <text:p>2014-05-07</text:p>
          </table:table-cell>
          <table:table-cell office:value="514.377747" office:value-type="float">
            <text:p>514.377747</text:p>
          </table:table-cell>
          <table:table-cell office:value="515.26532" office:value-type="float">
            <text:p>515.26532</text:p>
          </table:table-cell>
          <table:table-cell office:value="501.921967" office:value-type="float">
            <text:p>501.921967</text:p>
          </table:table-cell>
          <table:table-cell office:value="508.563751" office:value-type="float">
            <text:p>508.563751</text:p>
          </table:table-cell>
          <table:table-cell office:value="508.563751" office:value-type="float">
            <text:p>508.563751</text:p>
          </table:table-cell>
          <table:table-cell office:value="3224300" office:value-type="float">
            <text:p>3224300</text:p>
          </table:table-cell>
        </table:table-row>
        <table:table-row>
          <table:table-cell office:date-value="2014-05-08" office:value-type="date">
            <text:p>2014-05-08</text:p>
          </table:table-cell>
          <table:table-cell office:value="507.067841" office:value-type="float">
            <text:p>507.067841</text:p>
          </table:table-cell>
          <table:table-cell office:value="515.813843" office:value-type="float">
            <text:p>515.813843</text:p>
          </table:table-cell>
          <table:table-cell office:value="505.063354" office:value-type="float">
            <text:p>505.063354</text:p>
          </table:table-cell>
          <table:table-cell office:value="509.600891" office:value-type="float">
            <text:p>509.600891</text:p>
          </table:table-cell>
          <table:table-cell office:value="509.600891" office:value-type="float">
            <text:p>509.600891</text:p>
          </table:table-cell>
          <table:table-cell office:value="2021300" office:value-type="float">
            <text:p>2021300</text:p>
          </table:table-cell>
        </table:table-row>
        <table:table-row>
          <table:table-cell office:date-value="2014-05-09" office:value-type="date">
            <text:p>2014-05-09</text:p>
          </table:table-cell>
          <table:table-cell office:value="509.351563" office:value-type="float">
            <text:p>509.351563</text:p>
          </table:table-cell>
          <table:table-cell office:value="518.476501" office:value-type="float">
            <text:p>518.476501</text:p>
          </table:table-cell>
          <table:table-cell office:value="502.819519" office:value-type="float">
            <text:p>502.819519</text:p>
          </table:table-cell>
          <table:table-cell office:value="517.309753" office:value-type="float">
            <text:p>517.309753</text:p>
          </table:table-cell>
          <table:table-cell office:value="517.309753" office:value-type="float">
            <text:p>517.309753</text:p>
          </table:table-cell>
          <table:table-cell office:value="2439400" office:value-type="float">
            <text:p>2439400</text:p>
          </table:table-cell>
        </table:table-row>
        <table:table-row>
          <table:table-cell office:date-value="2014-05-12" office:value-type="date">
            <text:p>2014-05-12</text:p>
          </table:table-cell>
          <table:table-cell office:value="522.07666" office:value-type="float">
            <text:p>522.07666</text:p>
          </table:table-cell>
          <table:table-cell office:value="528.738342" office:value-type="float">
            <text:p>528.738342</text:p>
          </table:table-cell>
          <table:table-cell office:value="517.588989" office:value-type="float">
            <text:p>517.588989</text:p>
          </table:table-cell>
          <table:table-cell office:value="528.469116" office:value-type="float">
            <text:p>528.469116</text:p>
          </table:table-cell>
          <table:table-cell office:value="528.469116" office:value-type="float">
            <text:p>528.469116</text:p>
          </table:table-cell>
          <table:table-cell office:value="1912500" office:value-type="float">
            <text:p>1912500</text:p>
          </table:table-cell>
        </table:table-row>
        <table:table-row>
          <table:table-cell office:date-value="2014-05-13" office:value-type="date">
            <text:p>2014-05-13</text:p>
          </table:table-cell>
          <table:table-cell office:value="529.436462" office:value-type="float">
            <text:p>529.436462</text:p>
          </table:table-cell>
          <table:table-cell office:value="534.602234" office:value-type="float">
            <text:p>534.602234</text:p>
          </table:table-cell>
          <table:table-cell office:value="528.060181" office:value-type="float">
            <text:p>528.060181</text:p>
          </table:table-cell>
          <table:table-cell office:value="531.630432" office:value-type="float">
            <text:p>531.630432</text:p>
          </table:table-cell>
          <table:table-cell office:value="531.630432" office:value-type="float">
            <text:p>531.630432</text:p>
          </table:table-cell>
          <table:table-cell office:value="1653400" office:value-type="float">
            <text:p>1653400</text:p>
          </table:table-cell>
        </table:table-row>
        <table:table-row>
          <table:table-cell office:date-value="2014-05-14" office:value-type="date">
            <text:p>2014-05-14</text:p>
          </table:table-cell>
          <table:table-cell office:value="531.540649" office:value-type="float">
            <text:p>531.540649</text:p>
          </table:table-cell>
          <table:table-cell office:value="531.540649" office:value-type="float">
            <text:p>531.540649</text:p>
          </table:table-cell>
          <table:table-cell office:value="523.851746" office:value-type="float">
            <text:p>523.851746</text:p>
          </table:table-cell>
          <table:table-cell office:value="525.208069" office:value-type="float">
            <text:p>525.208069</text:p>
          </table:table-cell>
          <table:table-cell office:value="525.208069" office:value-type="float">
            <text:p>525.208069</text:p>
          </table:table-cell>
          <table:table-cell office:value="1191700" office:value-type="float">
            <text:p>1191700</text:p>
          </table:table-cell>
        </table:table-row>
        <table:table-row>
          <table:table-cell office:date-value="2014-05-15" office:value-type="date">
            <text:p>2014-05-15</text:p>
          </table:table-cell>
          <table:table-cell office:value="524.26062" office:value-type="float">
            <text:p>524.26062</text:p>
          </table:table-cell>
          <table:table-cell office:value="524.430176" office:value-type="float">
            <text:p>524.430176</text:p>
          </table:table-cell>
          <table:table-cell office:value="516.003296" office:value-type="float">
            <text:p>516.003296</text:p>
          </table:table-cell>
          <table:table-cell office:value="518.556274" office:value-type="float">
            <text:p>518.556274</text:p>
          </table:table-cell>
          <table:table-cell office:value="518.556274" office:value-type="float">
            <text:p>518.556274</text:p>
          </table:table-cell>
          <table:table-cell office:value="1704300" office:value-type="float">
            <text:p>1704300</text:p>
          </table:table-cell>
        </table:table-row>
        <table:table-row>
          <table:table-cell office:date-value="2014-05-16" office:value-type="date">
            <text:p>2014-05-16</text:p>
          </table:table-cell>
          <table:table-cell office:value="519.962463" office:value-type="float">
            <text:p>519.962463</text:p>
          </table:table-cell>
          <table:table-cell office:value="520.371338" office:value-type="float">
            <text:p>520.371338</text:p>
          </table:table-cell>
          <table:table-cell office:value="514.028748" office:value-type="float">
            <text:p>514.028748</text:p>
          </table:table-cell>
          <table:table-cell office:value="519.204529" office:value-type="float">
            <text:p>519.204529</text:p>
          </table:table-cell>
          <table:table-cell office:value="519.204529" office:value-type="float">
            <text:p>519.204529</text:p>
          </table:table-cell>
          <table:table-cell office:value="1485200" office:value-type="float">
            <text:p>1485200</text:p>
          </table:table-cell>
        </table:table-row>
        <table:table-row>
          <table:table-cell office:date-value="2014-05-19" office:value-type="date">
            <text:p>2014-05-19</text:p>
          </table:table-cell>
          <table:table-cell office:value="518.2771" office:value-type="float">
            <text:p>518.2771</text:p>
          </table:table-cell>
          <table:table-cell office:value="528.329468" office:value-type="float">
            <text:p>528.329468</text:p>
          </table:table-cell>
          <table:table-cell office:value="516.165894" office:value-type="float">
            <text:p>516.165894</text:p>
          </table:table-cell>
          <table:table-cell office:value="527.411987" office:value-type="float">
            <text:p>527.411987</text:p>
          </table:table-cell>
          <table:table-cell office:value="527.411987" office:value-type="float">
            <text:p>527.411987</text:p>
          </table:table-cell>
          <table:table-cell office:value="1277700" office:value-type="float">
            <text:p>1277700</text:p>
          </table:table-cell>
        </table:table-row>
        <table:table-row>
          <table:table-cell office:date-value="2014-05-20" office:value-type="date">
            <text:p>2014-05-20</text:p>
          </table:table-cell>
          <table:table-cell office:value="528.289551" office:value-type="float">
            <text:p>528.289551</text:p>
          </table:table-cell>
          <table:table-cell office:value="534.761841" office:value-type="float">
            <text:p>534.761841</text:p>
          </table:table-cell>
          <table:table-cell office:value="524.859009" office:value-type="float">
            <text:p>524.859009</text:p>
          </table:table-cell>
          <table:table-cell office:value="528.319519" office:value-type="float">
            <text:p>528.319519</text:p>
          </table:table-cell>
          <table:table-cell office:value="528.319519" office:value-type="float">
            <text:p>528.319519</text:p>
          </table:table-cell>
          <table:table-cell office:value="1784700" office:value-type="float">
            <text:p>1784700</text:p>
          </table:table-cell>
        </table:table-row>
        <table:table-row>
          <table:table-cell office:date-value="2014-05-21" office:value-type="date">
            <text:p>2014-05-21</text:p>
          </table:table-cell>
          <table:table-cell office:value="531.440918" office:value-type="float">
            <text:p>531.440918</text:p>
          </table:table-cell>
          <table:table-cell office:value="537.706726" office:value-type="float">
            <text:p>537.706726</text:p>
          </table:table-cell>
          <table:table-cell office:value="530.453613" office:value-type="float">
            <text:p>530.453613</text:p>
          </table:table-cell>
          <table:table-cell office:value="537.464417" office:value-type="float">
            <text:p>537.464417</text:p>
          </table:table-cell>
          <table:table-cell office:value="537.464417" office:value-type="float">
            <text:p>537.464417</text:p>
          </table:table-cell>
          <table:table-cell office:value="1196200" office:value-type="float">
            <text:p>1196200</text:p>
          </table:table-cell>
        </table:table-row>
        <table:table-row>
          <table:table-cell office:date-value="2014-05-22" office:value-type="date">
            <text:p>2014-05-22</text:p>
          </table:table-cell>
          <table:table-cell office:value="539.648376" office:value-type="float">
            <text:p>539.648376</text:p>
          </table:table-cell>
          <table:table-cell office:value="546.100708" office:value-type="float">
            <text:p>546.100708</text:p>
          </table:table-cell>
          <table:table-cell office:value="539.299377" office:value-type="float">
            <text:p>539.299377</text:p>
          </table:table-cell>
          <table:table-cell office:value="543.567627" office:value-type="float">
            <text:p>543.567627</text:p>
          </table:table-cell>
          <table:table-cell office:value="543.567627" office:value-type="float">
            <text:p>543.567627</text:p>
          </table:table-cell>
          <table:table-cell office:value="1615800" office:value-type="float">
            <text:p>1615800</text:p>
          </table:table-cell>
        </table:table-row>
        <table:table-row>
          <table:table-cell office:date-value="2014-05-23" office:value-type="date">
            <text:p>2014-05-23</text:p>
          </table:table-cell>
          <table:table-cell office:value="545.761597" office:value-type="float">
            <text:p>545.761597</text:p>
          </table:table-cell>
          <table:table-cell office:value="552.124146" office:value-type="float">
            <text:p>552.124146</text:p>
          </table:table-cell>
          <table:table-cell office:value="542.211365" office:value-type="float">
            <text:p>542.211365</text:p>
          </table:table-cell>
          <table:table-cell office:value="551.186707" office:value-type="float">
            <text:p>551.186707</text:p>
          </table:table-cell>
          <table:table-cell office:value="551.186707" office:value-type="float">
            <text:p>551.186707</text:p>
          </table:table-cell>
          <table:table-cell office:value="1932100" office:value-type="float">
            <text:p>1932100</text:p>
          </table:table-cell>
        </table:table-row>
        <table:table-row>
          <table:table-cell office:date-value="2014-05-27" office:value-type="date">
            <text:p>2014-05-27</text:p>
          </table:table-cell>
          <table:table-cell office:value="554.477661" office:value-type="float">
            <text:p>554.477661</text:p>
          </table:table-cell>
          <table:table-cell office:value="564.450317" office:value-type="float">
            <text:p>564.450317</text:p>
          </table:table-cell>
          <table:table-cell office:value="552.832214" office:value-type="float">
            <text:p>552.832214</text:p>
          </table:table-cell>
          <table:table-cell office:value="564.400452" office:value-type="float">
            <text:p>564.400452</text:p>
          </table:table-cell>
          <table:table-cell office:value="564.400452" office:value-type="float">
            <text:p>564.400452</text:p>
          </table:table-cell>
          <table:table-cell office:value="2104100" office:value-type="float">
            <text:p>2104100</text:p>
          </table:table-cell>
        </table:table-row>
        <table:table-row>
          <table:table-cell office:date-value="2014-05-28" office:value-type="date">
            <text:p>2014-05-28</text:p>
          </table:table-cell>
          <table:table-cell office:value="563.024231" office:value-type="float">
            <text:p>563.024231</text:p>
          </table:table-cell>
          <table:table-cell office:value="566.285278" office:value-type="float">
            <text:p>566.285278</text:p>
          </table:table-cell>
          <table:table-cell office:value="559.463989" office:value-type="float">
            <text:p>559.463989</text:p>
          </table:table-cell>
          <table:table-cell office:value="560.142151" office:value-type="float">
            <text:p>560.142151</text:p>
          </table:table-cell>
          <table:table-cell office:value="560.142151" office:value-type="float">
            <text:p>560.142151</text:p>
          </table:table-cell>
          <table:table-cell office:value="1652000" office:value-type="float">
            <text:p>1652000</text:p>
          </table:table-cell>
        </table:table-row>
        <table:table-row>
          <table:table-cell office:date-value="2014-05-29" office:value-type="date">
            <text:p>2014-05-29</text:p>
          </table:table-cell>
          <table:table-cell office:value="561.807556" office:value-type="float">
            <text:p>561.807556</text:p>
          </table:table-cell>
          <table:table-cell office:value="562.45575" office:value-type="float">
            <text:p>562.45575</text:p>
          </table:table-cell>
          <table:table-cell office:value="557.180237" office:value-type="float">
            <text:p>557.180237</text:p>
          </table:table-cell>
          <table:table-cell office:value="558.546509" office:value-type="float">
            <text:p>558.546509</text:p>
          </table:table-cell>
          <table:table-cell office:value="558.546509" office:value-type="float">
            <text:p>558.546509</text:p>
          </table:table-cell>
          <table:table-cell office:value="1354100" office:value-type="float">
            <text:p>1354100</text:p>
          </table:table-cell>
        </table:table-row>
        <table:table-row>
          <table:table-cell office:date-value="2014-05-30" office:value-type="date">
            <text:p>2014-05-30</text:p>
          </table:table-cell>
          <table:table-cell office:value="559.264526" office:value-type="float">
            <text:p>559.264526</text:p>
          </table:table-cell>
          <table:table-cell office:value="559.813049" office:value-type="float">
            <text:p>559.813049</text:p>
          </table:table-cell>
          <table:table-cell office:value="554.387939" office:value-type="float">
            <text:p>554.387939</text:p>
          </table:table-cell>
          <table:table-cell office:value="558.357056" office:value-type="float">
            <text:p>558.357056</text:p>
          </table:table-cell>
          <table:table-cell office:value="558.357056" office:value-type="float">
            <text:p>558.357056</text:p>
          </table:table-cell>
          <table:table-cell office:value="1771100" office:value-type="float">
            <text:p>1771100</text:p>
          </table:table-cell>
        </table:table-row>
        <table:table-row>
          <table:table-cell office:date-value="2014-06-02" office:value-type="date">
            <text:p>2014-06-02</text:p>
          </table:table-cell>
          <table:table-cell office:value="559.164795" office:value-type="float">
            <text:p>559.164795</text:p>
          </table:table-cell>
          <table:table-cell office:value="559.364258" office:value-type="float">
            <text:p>559.364258</text:p>
          </table:table-cell>
          <table:table-cell office:value="544.235779" office:value-type="float">
            <text:p>544.235779</text:p>
          </table:table-cell>
          <table:table-cell office:value="552.41333" office:value-type="float">
            <text:p>552.41333</text:p>
          </table:table-cell>
          <table:table-cell office:value="552.41333" office:value-type="float">
            <text:p>552.41333</text:p>
          </table:table-cell>
          <table:table-cell office:value="1435000" office:value-type="float">
            <text:p>1435000</text:p>
          </table:table-cell>
        </table:table-row>
        <table:table-row>
          <table:table-cell office:date-value="2014-06-03" office:value-type="date">
            <text:p>2014-06-03</text:p>
          </table:table-cell>
          <table:table-cell office:value="549.481384" office:value-type="float">
            <text:p>549.481384</text:p>
          </table:table-cell>
          <table:table-cell office:value="550.827698" office:value-type="float">
            <text:p>550.827698</text:p>
          </table:table-cell>
          <table:table-cell office:value="541.064514" office:value-type="float">
            <text:p>541.064514</text:p>
          </table:table-cell>
          <table:table-cell office:value="543.447937" office:value-type="float">
            <text:p>543.447937</text:p>
          </table:table-cell>
          <table:table-cell office:value="543.447937" office:value-type="float">
            <text:p>543.447937</text:p>
          </table:table-cell>
          <table:table-cell office:value="1866600" office:value-type="float">
            <text:p>1866600</text:p>
          </table:table-cell>
        </table:table-row>
        <table:table-row>
          <table:table-cell office:date-value="2014-06-04" office:value-type="date">
            <text:p>2014-06-04</text:p>
          </table:table-cell>
          <table:table-cell office:value="540.017395" office:value-type="float">
            <text:p>540.017395</text:p>
          </table:table-cell>
          <table:table-cell office:value="547.10791" office:value-type="float">
            <text:p>547.10791</text:p>
          </table:table-cell>
          <table:table-cell office:value="537.274902" office:value-type="float">
            <text:p>537.274902</text:p>
          </table:table-cell>
          <table:table-cell office:value="543.168701" office:value-type="float">
            <text:p>543.168701</text:p>
          </table:table-cell>
          <table:table-cell office:value="543.168701" office:value-type="float">
            <text:p>543.168701</text:p>
          </table:table-cell>
          <table:table-cell office:value="1816400" office:value-type="float">
            <text:p>1816400</text:p>
          </table:table-cell>
        </table:table-row>
        <table:table-row>
          <table:table-cell office:date-value="2014-06-05" office:value-type="date">
            <text:p>2014-06-05</text:p>
          </table:table-cell>
          <table:table-cell office:value="544.903992" office:value-type="float">
            <text:p>544.903992</text:p>
          </table:table-cell>
          <table:table-cell office:value="553.430542" office:value-type="float">
            <text:p>553.430542</text:p>
          </table:table-cell>
          <table:table-cell office:value="542.95929" office:value-type="float">
            <text:p>542.95929</text:p>
          </table:table-cell>
          <table:table-cell office:value="552.383423" office:value-type="float">
            <text:p>552.383423</text:p>
          </table:table-cell>
          <table:table-cell office:value="552.383423" office:value-type="float">
            <text:p>552.383423</text:p>
          </table:table-cell>
          <table:table-cell office:value="1689100" office:value-type="float">
            <text:p>1689100</text:p>
          </table:table-cell>
        </table:table-row>
        <table:table-row>
          <table:table-cell office:date-value="2014-06-06" office:value-type="date">
            <text:p>2014-06-06</text:p>
          </table:table-cell>
          <table:table-cell office:value="556.532043" office:value-type="float">
            <text:p>556.532043</text:p>
          </table:table-cell>
          <table:table-cell office:value="556.532043" office:value-type="float">
            <text:p>556.532043</text:p>
          </table:table-cell>
          <table:table-cell office:value="547.427063" office:value-type="float">
            <text:p>547.427063</text:p>
          </table:table-cell>
          <table:table-cell office:value="554.806763" office:value-type="float">
            <text:p>554.806763</text:p>
          </table:table-cell>
          <table:table-cell office:value="554.806763" office:value-type="float">
            <text:p>554.806763</text:p>
          </table:table-cell>
          <table:table-cell office:value="1736700" office:value-type="float">
            <text:p>1736700</text:p>
          </table:table-cell>
        </table:table-row>
        <table:table-row>
          <table:table-cell office:date-value="2014-06-09" office:value-type="date">
            <text:p>2014-06-09</text:p>
          </table:table-cell>
          <table:table-cell office:value="555.624512" office:value-type="float">
            <text:p>555.624512</text:p>
          </table:table-cell>
          <table:table-cell office:value="561.358765" office:value-type="float">
            <text:p>561.358765</text:p>
          </table:table-cell>
          <table:table-cell office:value="554.517578" office:value-type="float">
            <text:p>554.517578</text:p>
          </table:table-cell>
          <table:table-cell office:value="560.580933" office:value-type="float">
            <text:p>560.580933</text:p>
          </table:table-cell>
          <table:table-cell office:value="560.580933" office:value-type="float">
            <text:p>560.580933</text:p>
          </table:table-cell>
          <table:table-cell office:value="1467500" office:value-type="float">
            <text:p>1467500</text:p>
          </table:table-cell>
        </table:table-row>
        <table:table-row>
          <table:table-cell office:date-value="2014-06-10" office:value-type="date">
            <text:p>2014-06-10</text:p>
          </table:table-cell>
          <table:table-cell office:value="558.975342" office:value-type="float">
            <text:p>558.975342</text:p>
          </table:table-cell>
          <table:table-cell office:value="562.056885" office:value-type="float">
            <text:p>562.056885</text:p>
          </table:table-cell>
          <table:table-cell office:value="556.372498" office:value-type="float">
            <text:p>556.372498</text:p>
          </table:table-cell>
          <table:table-cell office:value="559.015198" office:value-type="float">
            <text:p>559.015198</text:p>
          </table:table-cell>
          <table:table-cell office:value="559.015198" office:value-type="float">
            <text:p>559.015198</text:p>
          </table:table-cell>
          <table:table-cell office:value="1351700" office:value-type="float">
            <text:p>1351700</text:p>
          </table:table-cell>
        </table:table-row>
        <table:table-row>
          <table:table-cell office:date-value="2014-06-11" office:value-type="date">
            <text:p>2014-06-11</text:p>
          </table:table-cell>
          <table:table-cell office:value="556.472229" office:value-type="float">
            <text:p>556.472229</text:p>
          </table:table-cell>
          <table:table-cell office:value="558.347046" office:value-type="float">
            <text:p>558.347046</text:p>
          </table:table-cell>
          <table:table-cell office:value="553.500366" office:value-type="float">
            <text:p>553.500366</text:p>
          </table:table-cell>
          <table:table-cell office:value="557.309875" office:value-type="float">
            <text:p>557.309875</text:p>
          </table:table-cell>
          <table:table-cell office:value="557.309875" office:value-type="float">
            <text:p>557.309875</text:p>
          </table:table-cell>
          <table:table-cell office:value="1100100" office:value-type="float">
            <text:p>1100100</text:p>
          </table:table-cell>
        </table:table-row>
        <table:table-row>
          <table:table-cell office:date-value="2014-06-12" office:value-type="date">
            <text:p>2014-06-12</text:p>
          </table:table-cell>
          <table:table-cell office:value="555.774109" office:value-type="float">
            <text:p>555.774109</text:p>
          </table:table-cell>
          <table:table-cell office:value="556.462219" office:value-type="float">
            <text:p>556.462219</text:p>
          </table:table-cell>
          <table:table-cell office:value="546.958313" office:value-type="float">
            <text:p>546.958313</text:p>
          </table:table-cell>
          <table:table-cell office:value="549.840393" office:value-type="float">
            <text:p>549.840393</text:p>
          </table:table-cell>
          <table:table-cell office:value="549.840393" office:value-type="float">
            <text:p>549.840393</text:p>
          </table:table-cell>
          <table:table-cell office:value="1458400" office:value-type="float">
            <text:p>1458400</text:p>
          </table:table-cell>
        </table:table-row>
        <table:table-row>
          <table:table-cell office:date-value="2014-06-13" office:value-type="date">
            <text:p>2014-06-13</text:p>
          </table:table-cell>
          <table:table-cell office:value="550.747925" office:value-type="float">
            <text:p>550.747925</text:p>
          </table:table-cell>
          <table:table-cell office:value="550.787842" office:value-type="float">
            <text:p>550.787842</text:p>
          </table:table-cell>
          <table:table-cell office:value="544.066284" office:value-type="float">
            <text:p>544.066284</text:p>
          </table:table-cell>
          <table:table-cell office:value="550.249268" office:value-type="float">
            <text:p>550.249268</text:p>
          </table:table-cell>
          <table:table-cell office:value="550.249268" office:value-type="float">
            <text:p>550.249268</text:p>
          </table:table-cell>
          <table:table-cell office:value="1220500" office:value-type="float">
            <text:p>1220500</text:p>
          </table:table-cell>
        </table:table-row>
        <table:table-row>
          <table:table-cell office:date-value="2014-06-16" office:value-type="date">
            <text:p>2014-06-16</text:p>
          </table:table-cell>
          <table:table-cell office:value="547.756165" office:value-type="float">
            <text:p>547.756165</text:p>
          </table:table-cell>
          <table:table-cell office:value="548.115173" office:value-type="float">
            <text:p>548.115173</text:p>
          </table:table-cell>
          <table:table-cell office:value="540.037354" office:value-type="float">
            <text:p>540.037354</text:p>
          </table:table-cell>
          <table:table-cell office:value="542.789795" office:value-type="float">
            <text:p>542.789795</text:p>
          </table:table-cell>
          <table:table-cell office:value="542.789795" office:value-type="float">
            <text:p>542.789795</text:p>
          </table:table-cell>
          <table:table-cell office:value="1702500" office:value-type="float">
            <text:p>1702500</text:p>
          </table:table-cell>
        </table:table-row>
        <table:table-row>
          <table:table-cell office:date-value="2014-06-17" office:value-type="date">
            <text:p>2014-06-17</text:p>
          </table:table-cell>
          <table:table-cell office:value="542.709961" office:value-type="float">
            <text:p>542.709961</text:p>
          </table:table-cell>
          <table:table-cell office:value="543.826904" office:value-type="float">
            <text:p>543.826904</text:p>
          </table:table-cell>
          <table:table-cell office:value="537.853333" office:value-type="float">
            <text:p>537.853333</text:p>
          </table:table-cell>
          <table:table-cell office:value="541.523254" office:value-type="float">
            <text:p>541.523254</text:p>
          </table:table-cell>
          <table:table-cell office:value="541.523254" office:value-type="float">
            <text:p>541.523254</text:p>
          </table:table-cell>
          <table:table-cell office:value="1444500" office:value-type="float">
            <text:p>1444500</text:p>
          </table:table-cell>
        </table:table-row>
        <table:table-row>
          <table:table-cell office:date-value="2014-06-18" office:value-type="date">
            <text:p>2014-06-18</text:p>
          </table:table-cell>
          <table:table-cell office:value="543.368164" office:value-type="float">
            <text:p>543.368164</text:p>
          </table:table-cell>
          <table:table-cell office:value="552.044373" office:value-type="float">
            <text:p>552.044373</text:p>
          </table:table-cell>
          <table:table-cell office:value="542.510559" office:value-type="float">
            <text:p>542.510559</text:p>
          </table:table-cell>
          <table:table-cell office:value="551.854858" office:value-type="float">
            <text:p>551.854858</text:p>
          </table:table-cell>
          <table:table-cell office:value="551.854858" office:value-type="float">
            <text:p>551.854858</text:p>
          </table:table-cell>
          <table:table-cell office:value="1741700" office:value-type="float">
            <text:p>1741700</text:p>
          </table:table-cell>
        </table:table-row>
        <table:table-row>
          <table:table-cell office:date-value="2014-06-19" office:value-type="date">
            <text:p>2014-06-19</text:p>
          </table:table-cell>
          <table:table-cell office:value="552.722473" office:value-type="float">
            <text:p>552.722473</text:p>
          </table:table-cell>
          <table:table-cell office:value="553.480408" office:value-type="float">
            <text:p>553.480408</text:p>
          </table:table-cell>
          <table:table-cell office:value="547.008179" office:value-type="float">
            <text:p>547.008179</text:p>
          </table:table-cell>
          <table:table-cell office:value="553.380676" office:value-type="float">
            <text:p>553.380676</text:p>
          </table:table-cell>
          <table:table-cell office:value="553.380676" office:value-type="float">
            <text:p>553.380676</text:p>
          </table:table-cell>
          <table:table-cell office:value="2456800" office:value-type="float">
            <text:p>2456800</text:p>
          </table:table-cell>
        </table:table-row>
        <table:table-row>
          <table:table-cell office:date-value="2014-06-20" office:value-type="date">
            <text:p>2014-06-20</text:p>
          </table:table-cell>
          <table:table-cell office:value="555.325378" office:value-type="float">
            <text:p>555.325378</text:p>
          </table:table-cell>
          <table:table-cell office:value="556.053345" office:value-type="float">
            <text:p>556.053345</text:p>
          </table:table-cell>
          <table:table-cell office:value="548.88501" office:value-type="float">
            <text:p>548.88501</text:p>
          </table:table-cell>
          <table:table-cell office:value="554.83667" office:value-type="float">
            <text:p>554.83667</text:p>
          </table:table-cell>
          <table:table-cell office:value="554.83667" office:value-type="float">
            <text:p>554.83667</text:p>
          </table:table-cell>
          <table:table-cell office:value="4508300" office:value-type="float">
            <text:p>4508300</text:p>
          </table:table-cell>
        </table:table-row>
        <table:table-row>
          <table:table-cell office:date-value="2014-06-23" office:value-type="date">
            <text:p>2014-06-23</text:p>
          </table:table-cell>
          <table:table-cell office:value="553.630005" office:value-type="float">
            <text:p>553.630005</text:p>
          </table:table-cell>
          <table:table-cell office:value="563.453064" office:value-type="float">
            <text:p>563.453064</text:p>
          </table:table-cell>
          <table:table-cell office:value="552.732483" office:value-type="float">
            <text:p>552.732483</text:p>
          </table:table-cell>
          <table:table-cell office:value="563.403198" office:value-type="float">
            <text:p>563.403198</text:p>
          </table:table-cell>
          <table:table-cell office:value="563.403198" office:value-type="float">
            <text:p>563.403198</text:p>
          </table:table-cell>
          <table:table-cell office:value="1536800" office:value-type="float">
            <text:p>1536800</text:p>
          </table:table-cell>
        </table:table-row>
        <table:table-row>
          <table:table-cell office:date-value="2014-06-24" office:value-type="date">
            <text:p>2014-06-24</text:p>
          </table:table-cell>
          <table:table-cell office:value="563.642517" office:value-type="float">
            <text:p>563.642517</text:p>
          </table:table-cell>
          <table:table-cell office:value="571.078125" office:value-type="float">
            <text:p>571.078125</text:p>
          </table:table-cell>
          <table:table-cell office:value="559.473938" office:value-type="float">
            <text:p>559.473938</text:p>
          </table:table-cell>
          <table:table-cell office:value="563.074097" office:value-type="float">
            <text:p>563.074097</text:p>
          </table:table-cell>
          <table:table-cell office:value="563.074097" office:value-type="float">
            <text:p>563.074097</text:p>
          </table:table-cell>
          <table:table-cell office:value="2207100" office:value-type="float">
            <text:p>2207100</text:p>
          </table:table-cell>
        </table:table-row>
        <table:table-row>
          <table:table-cell office:date-value="2014-06-25" office:value-type="date">
            <text:p>2014-06-25</text:p>
          </table:table-cell>
          <table:table-cell office:value="563.712341" office:value-type="float">
            <text:p>563.712341</text:p>
          </table:table-cell>
          <table:table-cell office:value="578.37207" office:value-type="float">
            <text:p>578.37207</text:p>
          </table:table-cell>
          <table:table-cell office:value="563.672424" office:value-type="float">
            <text:p>563.672424</text:p>
          </table:table-cell>
          <table:table-cell office:value="577.065674" office:value-type="float">
            <text:p>577.065674</text:p>
          </table:table-cell>
          <table:table-cell office:value="577.065674" office:value-type="float">
            <text:p>577.065674</text:p>
          </table:table-cell>
          <table:table-cell office:value="1969300" office:value-type="float">
            <text:p>1969300</text:p>
          </table:table-cell>
        </table:table-row>
        <table:table-row>
          <table:table-cell office:date-value="2014-06-26" office:value-type="date">
            <text:p>2014-06-26</text:p>
          </table:table-cell>
          <table:table-cell office:value="579.409241" office:value-type="float">
            <text:p>579.409241</text:p>
          </table:table-cell>
          <table:table-cell office:value="580.855286" office:value-type="float">
            <text:p>580.855286</text:p>
          </table:table-cell>
          <table:table-cell office:value="570.284302" office:value-type="float">
            <text:p>570.284302</text:p>
          </table:table-cell>
          <table:table-cell office:value="574.422913" office:value-type="float">
            <text:p>574.422913</text:p>
          </table:table-cell>
          <table:table-cell office:value="574.422913" office:value-type="float">
            <text:p>574.422913</text:p>
          </table:table-cell>
          <table:table-cell office:value="1741900" office:value-type="float">
            <text:p>1741900</text:p>
          </table:table-cell>
        </table:table-row>
        <table:table-row>
          <table:table-cell office:date-value="2014-06-27" office:value-type="date">
            <text:p>2014-06-27</text:p>
          </table:table-cell>
          <table:table-cell office:value="575.59967" office:value-type="float">
            <text:p>575.59967</text:p>
          </table:table-cell>
          <table:table-cell office:value="578.282349" office:value-type="float">
            <text:p>578.282349</text:p>
          </table:table-cell>
          <table:table-cell office:value="572.228943" office:value-type="float">
            <text:p>572.228943</text:p>
          </table:table-cell>
          <table:table-cell office:value="575.659546" office:value-type="float">
            <text:p>575.659546</text:p>
          </table:table-cell>
          <table:table-cell office:value="575.659546" office:value-type="float">
            <text:p>575.659546</text:p>
          </table:table-cell>
          <table:table-cell office:value="2236900" office:value-type="float">
            <text:p>2236900</text:p>
          </table:table-cell>
        </table:table-row>
        <table:table-row>
          <table:table-cell office:date-value="2014-06-30" office:value-type="date">
            <text:p>2014-06-30</text:p>
          </table:table-cell>
          <table:table-cell office:value="577.075623" office:value-type="float">
            <text:p>577.075623</text:p>
          </table:table-cell>
          <table:table-cell office:value="577.983154" office:value-type="float">
            <text:p>577.983154</text:p>
          </table:table-cell>
          <table:table-cell office:value="573.176331" office:value-type="float">
            <text:p>573.176331</text:p>
          </table:table-cell>
          <table:table-cell office:value="573.704895" office:value-type="float">
            <text:p>573.704895</text:p>
          </table:table-cell>
          <table:table-cell office:value="573.704895" office:value-type="float">
            <text:p>573.704895</text:p>
          </table:table-cell>
          <table:table-cell office:value="1313700" office:value-type="float">
            <text:p>1313700</text:p>
          </table:table-cell>
        </table:table-row>
        <table:table-row>
          <table:table-cell office:date-value="2014-07-01" office:value-type="date">
            <text:p>2014-07-01</text:p>
          </table:table-cell>
          <table:table-cell office:value="576.736572" office:value-type="float">
            <text:p>576.736572</text:p>
          </table:table-cell>
          <table:table-cell office:value="582.799927" office:value-type="float">
            <text:p>582.799927</text:p>
          </table:table-cell>
          <table:table-cell office:value="575.071167" office:value-type="float">
            <text:p>575.071167</text:p>
          </table:table-cell>
          <table:table-cell office:value="581.074646" office:value-type="float">
            <text:p>581.074646</text:p>
          </table:table-cell>
          <table:table-cell office:value="581.074646" office:value-type="float">
            <text:p>581.074646</text:p>
          </table:table-cell>
          <table:table-cell office:value="1447900" office:value-type="float">
            <text:p>1447900</text:p>
          </table:table-cell>
        </table:table-row>
        <table:table-row>
          <table:table-cell office:date-value="2014-07-02" office:value-type="date">
            <text:p>2014-07-02</text:p>
          </table:table-cell>
          <table:table-cell office:value="581.752808" office:value-type="float">
            <text:p>581.752808</text:p>
          </table:table-cell>
          <table:table-cell office:value="583.837097" office:value-type="float">
            <text:p>583.837097</text:p>
          </table:table-cell>
          <table:table-cell office:value="578.800903" office:value-type="float">
            <text:p>578.800903</text:p>
          </table:table-cell>
          <table:table-cell office:value="580.740601" office:value-type="float">
            <text:p>580.740601</text:p>
          </table:table-cell>
          <table:table-cell office:value="580.740601" office:value-type="float">
            <text:p>580.740601</text:p>
          </table:table-cell>
          <table:table-cell office:value="1056300" office:value-type="float">
            <text:p>1056300</text:p>
          </table:table-cell>
        </table:table-row>
        <table:table-row>
          <table:table-cell office:date-value="2014-07-03" office:value-type="date">
            <text:p>2014-07-03</text:p>
          </table:table-cell>
          <table:table-cell office:value="581.752808" office:value-type="float">
            <text:p>581.752808</text:p>
          </table:table-cell>
          <table:table-cell office:value="583.408264" office:value-type="float">
            <text:p>583.408264</text:p>
          </table:table-cell>
          <table:table-cell office:value="579.329468" office:value-type="float">
            <text:p>579.329468</text:p>
          </table:table-cell>
          <table:table-cell office:value="583.129028" office:value-type="float">
            <text:p>583.129028</text:p>
          </table:table-cell>
          <table:table-cell office:value="583.129028" office:value-type="float">
            <text:p>583.129028</text:p>
          </table:table-cell>
          <table:table-cell office:value="714100" office:value-type="float">
            <text:p>714100</text:p>
          </table:table-cell>
        </table:table-row>
        <table:table-row>
          <table:table-cell office:date-value="2014-07-07" office:value-type="date">
            <text:p>2014-07-07</text:p>
          </table:table-cell>
          <table:table-cell office:value="582.161682" office:value-type="float">
            <text:p>582.161682</text:p>
          </table:table-cell>
          <table:table-cell office:value="584.824341" office:value-type="float">
            <text:p>584.824341</text:p>
          </table:table-cell>
          <table:table-cell office:value="578.003113" office:value-type="float">
            <text:p>578.003113</text:p>
          </table:table-cell>
          <table:table-cell office:value="580.655823" office:value-type="float">
            <text:p>580.655823</text:p>
          </table:table-cell>
          <table:table-cell office:value="580.655823" office:value-type="float">
            <text:p>580.655823</text:p>
          </table:table-cell>
          <table:table-cell office:value="1064600" office:value-type="float">
            <text:p>1064600</text:p>
          </table:table-cell>
        </table:table-row>
        <table:table-row>
          <table:table-cell office:date-value="2014-07-08" office:value-type="date">
            <text:p>2014-07-08</text:p>
          </table:table-cell>
          <table:table-cell office:value="576.078369" office:value-type="float">
            <text:p>576.078369</text:p>
          </table:table-cell>
          <table:table-cell office:value="577.941284" office:value-type="float">
            <text:p>577.941284</text:p>
          </table:table-cell>
          <table:table-cell office:value="564.584961" office:value-type="float">
            <text:p>564.584961</text:p>
          </table:table-cell>
          <table:table-cell office:value="569.526367" office:value-type="float">
            <text:p>569.526367</text:p>
          </table:table-cell>
          <table:table-cell office:value="569.526367" office:value-type="float">
            <text:p>569.526367</text:p>
          </table:table-cell>
          <table:table-cell office:value="1909500" office:value-type="float">
            <text:p>1909500</text:p>
          </table:table-cell>
        </table:table-row>
        <table:table-row>
          <table:table-cell office:date-value="2014-07-09" office:value-type="date">
            <text:p>2014-07-09</text:p>
          </table:table-cell>
          <table:table-cell office:value="570.015015" office:value-type="float">
            <text:p>570.015015</text:p>
          </table:table-cell>
          <table:table-cell office:value="575.14093" office:value-type="float">
            <text:p>575.14093</text:p>
          </table:table-cell>
          <table:table-cell office:value="567.817078" office:value-type="float">
            <text:p>567.817078</text:p>
          </table:table-cell>
          <table:table-cell office:value="574.502686" office:value-type="float">
            <text:p>574.502686</text:p>
          </table:table-cell>
          <table:table-cell office:value="574.502686" office:value-type="float">
            <text:p>574.502686</text:p>
          </table:table-cell>
          <table:table-cell office:value="1116700" office:value-type="float">
            <text:p>1116700</text:p>
          </table:table-cell>
        </table:table-row>
        <table:table-row>
          <table:table-cell office:date-value="2014-07-10" office:value-type="date">
            <text:p>2014-07-10</text:p>
          </table:table-cell>
          <table:table-cell office:value="564.360535" office:value-type="float">
            <text:p>564.360535</text:p>
          </table:table-cell>
          <table:table-cell office:value="575.011292" office:value-type="float">
            <text:p>575.011292</text:p>
          </table:table-cell>
          <table:table-cell office:value="563.463013" office:value-type="float">
            <text:p>563.463013</text:p>
          </table:table-cell>
          <table:table-cell office:value="569.536316" office:value-type="float">
            <text:p>569.536316</text:p>
          </table:table-cell>
          <table:table-cell office:value="569.536316" office:value-type="float">
            <text:p>569.536316</text:p>
          </table:table-cell>
          <table:table-cell office:value="1356700" office:value-type="float">
            <text:p>1356700</text:p>
          </table:table-cell>
        </table:table-row>
        <table:table-row>
          <table:table-cell office:date-value="2014-07-11" office:value-type="date">
            <text:p>2014-07-11</text:p>
          </table:table-cell>
          <table:table-cell office:value="570.344116" office:value-type="float">
            <text:p>570.344116</text:p>
          </table:table-cell>
          <table:table-cell office:value="579.259644" office:value-type="float">
            <text:p>579.259644</text:p>
          </table:table-cell>
          <table:table-cell office:value="569.855469" office:value-type="float">
            <text:p>569.855469</text:p>
          </table:table-cell>
          <table:table-cell office:value="577.594238" office:value-type="float">
            <text:p>577.594238</text:p>
          </table:table-cell>
          <table:table-cell office:value="577.594238" office:value-type="float">
            <text:p>577.594238</text:p>
          </table:table-cell>
          <table:table-cell office:value="1621700" office:value-type="float">
            <text:p>1621700</text:p>
          </table:table-cell>
        </table:table-row>
        <table:table-row>
          <table:table-cell office:date-value="2014-07-14" office:value-type="date">
            <text:p>2014-07-14</text:p>
          </table:table-cell>
          <table:table-cell office:value="581.004822" office:value-type="float">
            <text:p>581.004822</text:p>
          </table:table-cell>
          <table:table-cell office:value="583.607727" office:value-type="float">
            <text:p>583.607727</text:p>
          </table:table-cell>
          <table:table-cell office:value="576.447388" office:value-type="float">
            <text:p>576.447388</text:p>
          </table:table-cell>
          <table:table-cell office:value="583.268616" office:value-type="float">
            <text:p>583.268616</text:p>
          </table:table-cell>
          <table:table-cell office:value="583.268616" office:value-type="float">
            <text:p>583.268616</text:p>
          </table:table-cell>
          <table:table-cell office:value="1854000" office:value-type="float">
            <text:p>1854000</text:p>
          </table:table-cell>
        </table:table-row>
        <table:table-row>
          <table:table-cell office:date-value="2014-07-15" office:value-type="date">
            <text:p>2014-07-15</text:p>
          </table:table-cell>
          <table:table-cell office:value="584.13623" office:value-type="float">
            <text:p>584.13623</text:p>
          </table:table-cell>
          <table:table-cell office:value="584.20105" office:value-type="float">
            <text:p>584.20105</text:p>
          </table:table-cell>
          <table:table-cell office:value="574.981384" office:value-type="float">
            <text:p>574.981384</text:p>
          </table:table-cell>
          <table:table-cell office:value="583.178894" office:value-type="float">
            <text:p>583.178894</text:p>
          </table:table-cell>
          <table:table-cell office:value="583.178894" office:value-type="float">
            <text:p>583.178894</text:p>
          </table:table-cell>
          <table:table-cell office:value="1623000" office:value-type="float">
            <text:p>1623000</text:p>
          </table:table-cell>
        </table:table-row>
        <table:table-row>
          <table:table-cell office:date-value="2014-07-16" office:value-type="date">
            <text:p>2014-07-16</text:p>
          </table:table-cell>
          <table:table-cell office:value="586.390076" office:value-type="float">
            <text:p>586.390076</text:p>
          </table:table-cell>
          <table:table-cell office:value="586.78894" office:value-type="float">
            <text:p>586.78894</text:p>
          </table:table-cell>
          <table:table-cell office:value="580.605957" office:value-type="float">
            <text:p>580.605957</text:p>
          </table:table-cell>
          <table:table-cell office:value="581.064697" office:value-type="float">
            <text:p>581.064697</text:p>
          </table:table-cell>
          <table:table-cell office:value="581.064697" office:value-type="float">
            <text:p>581.064697</text:p>
          </table:table-cell>
          <table:table-cell office:value="1397100" office:value-type="float">
            <text:p>1397100</text:p>
          </table:table-cell>
        </table:table-row>
        <table:table-row>
          <table:table-cell office:date-value="2014-07-17" office:value-type="date">
            <text:p>2014-07-17</text:p>
          </table:table-cell>
          <table:table-cell office:value="577.943237" office:value-type="float">
            <text:p>577.943237</text:p>
          </table:table-cell>
          <table:table-cell office:value="579.399231" office:value-type="float">
            <text:p>579.399231</text:p>
          </table:table-cell>
          <table:table-cell office:value="567.053162" office:value-type="float">
            <text:p>567.053162</text:p>
          </table:table-cell>
          <table:table-cell office:value="572.159119" office:value-type="float">
            <text:p>572.159119</text:p>
          </table:table-cell>
          <table:table-cell office:value="572.159119" office:value-type="float">
            <text:p>572.159119</text:p>
          </table:table-cell>
          <table:table-cell office:value="3016500" office:value-type="float">
            <text:p>3016500</text:p>
          </table:table-cell>
        </table:table-row>
        <table:table-row>
          <table:table-cell office:date-value="2014-07-18" office:value-type="date">
            <text:p>2014-07-18</text:p>
          </table:table-cell>
          <table:table-cell office:value="591.376404" office:value-type="float">
            <text:p>591.376404</text:p>
          </table:table-cell>
          <table:table-cell office:value="595.165955" office:value-type="float">
            <text:p>595.165955</text:p>
          </table:table-cell>
          <table:table-cell office:value="580.406494" office:value-type="float">
            <text:p>580.406494</text:p>
          </table:table-cell>
          <table:table-cell office:value="593.450684" office:value-type="float">
            <text:p>593.450684</text:p>
          </table:table-cell>
          <table:table-cell office:value="593.450684" office:value-type="float">
            <text:p>593.450684</text:p>
          </table:table-cell>
          <table:table-cell office:value="4014100" office:value-type="float">
            <text:p>4014100</text:p>
          </table:table-cell>
        </table:table-row>
        <table:table-row>
          <table:table-cell office:date-value="2014-07-21" office:value-type="date">
            <text:p>2014-07-21</text:p>
          </table:table-cell>
          <table:table-cell office:value="590.129822" office:value-type="float">
            <text:p>590.129822</text:p>
          </table:table-cell>
          <table:table-cell office:value="592.772522" office:value-type="float">
            <text:p>592.772522</text:p>
          </table:table-cell>
          <table:table-cell office:value="583.630615" office:value-type="float">
            <text:p>583.630615</text:p>
          </table:table-cell>
          <table:table-cell office:value="587.856018" office:value-type="float">
            <text:p>587.856018</text:p>
          </table:table-cell>
          <table:table-cell office:value="587.856018" office:value-type="float">
            <text:p>587.856018</text:p>
          </table:table-cell>
          <table:table-cell office:value="2062100" office:value-type="float">
            <text:p>2062100</text:p>
          </table:table-cell>
        </table:table-row>
        <table:table-row>
          <table:table-cell office:date-value="2014-07-22" office:value-type="date">
            <text:p>2014-07-22</text:p>
          </table:table-cell>
          <table:table-cell office:value="589.1026" office:value-type="float">
            <text:p>589.1026</text:p>
          </table:table-cell>
          <table:table-cell office:value="598.008179" office:value-type="float">
            <text:p>598.008179</text:p>
          </table:table-cell>
          <table:table-cell office:value="588.982971" office:value-type="float">
            <text:p>588.982971</text:p>
          </table:table-cell>
          <table:table-cell office:value="593.111633" office:value-type="float">
            <text:p>593.111633</text:p>
          </table:table-cell>
          <table:table-cell office:value="593.111633" office:value-type="float">
            <text:p>593.111633</text:p>
          </table:table-cell>
          <table:table-cell office:value="1699100" office:value-type="float">
            <text:p>1699100</text:p>
          </table:table-cell>
        </table:table-row>
        <table:table-row>
          <table:table-cell office:date-value="2014-07-23" office:value-type="date">
            <text:p>2014-07-23</text:p>
          </table:table-cell>
          <table:table-cell office:value="591.605774" office:value-type="float">
            <text:p>591.605774</text:p>
          </table:table-cell>
          <table:table-cell office:value="596.213074" office:value-type="float">
            <text:p>596.213074</text:p>
          </table:table-cell>
          <table:table-cell office:value="590.877747" office:value-type="float">
            <text:p>590.877747</text:p>
          </table:table-cell>
          <table:table-cell office:value="594.348206" office:value-type="float">
            <text:p>594.348206</text:p>
          </table:table-cell>
          <table:table-cell office:value="594.348206" office:value-type="float">
            <text:p>594.348206</text:p>
          </table:table-cell>
          <table:table-cell office:value="1233100" office:value-type="float">
            <text:p>1233100</text:p>
          </table:table-cell>
        </table:table-row>
        <table:table-row>
          <table:table-cell office:date-value="2014-07-24" office:value-type="date">
            <text:p>2014-07-24</text:p>
          </table:table-cell>
          <table:table-cell office:value="594.816956" office:value-type="float">
            <text:p>594.816956</text:p>
          </table:table-cell>
          <table:table-cell office:value="597.858582" office:value-type="float">
            <text:p>597.858582</text:p>
          </table:table-cell>
          <table:table-cell office:value="590.149719" office:value-type="float">
            <text:p>590.149719</text:p>
          </table:table-cell>
          <table:table-cell office:value="591.725403" office:value-type="float">
            <text:p>591.725403</text:p>
          </table:table-cell>
          <table:table-cell office:value="591.725403" office:value-type="float">
            <text:p>591.725403</text:p>
          </table:table-cell>
          <table:table-cell office:value="1035100" office:value-type="float">
            <text:p>1035100</text:p>
          </table:table-cell>
        </table:table-row>
        <table:table-row>
          <table:table-cell office:date-value="2014-07-25" office:value-type="date">
            <text:p>2014-07-25</text:p>
          </table:table-cell>
          <table:table-cell office:value="588.783508" office:value-type="float">
            <text:p>588.783508</text:p>
          </table:table-cell>
          <table:table-cell office:value="590.239502" office:value-type="float">
            <text:p>590.239502</text:p>
          </table:table-cell>
          <table:table-cell office:value="585.422729" office:value-type="float">
            <text:p>585.422729</text:p>
          </table:table-cell>
          <table:table-cell office:value="587.407288" office:value-type="float">
            <text:p>587.407288</text:p>
          </table:table-cell>
          <table:table-cell office:value="587.407288" office:value-type="float">
            <text:p>587.407288</text:p>
          </table:table-cell>
          <table:table-cell office:value="932400" office:value-type="float">
            <text:p>932400</text:p>
          </table:table-cell>
        </table:table-row>
        <table:table-row>
          <table:table-cell office:date-value="2014-07-28" office:value-type="date">
            <text:p>2014-07-28</text:p>
          </table:table-cell>
          <table:table-cell office:value="586.4599" office:value-type="float">
            <text:p>586.4599</text:p>
          </table:table-cell>
          <table:table-cell office:value="590.877747" office:value-type="float">
            <text:p>590.877747</text:p>
          </table:table-cell>
          <table:table-cell office:value="583.151978" office:value-type="float">
            <text:p>583.151978</text:p>
          </table:table-cell>
          <table:table-cell office:value="588.982971" office:value-type="float">
            <text:p>588.982971</text:p>
          </table:table-cell>
          <table:table-cell office:value="588.982971" office:value-type="float">
            <text:p>588.982971</text:p>
          </table:table-cell>
          <table:table-cell office:value="986800" office:value-type="float">
            <text:p>986800</text:p>
          </table:table-cell>
        </table:table-row>
        <table:table-row>
          <table:table-cell office:date-value="2014-07-29" office:value-type="date">
            <text:p>2014-07-29</text:p>
          </table:table-cell>
          <table:table-cell office:value="587.138" office:value-type="float">
            <text:p>587.138</text:p>
          </table:table-cell>
          <table:table-cell office:value="588.085388" office:value-type="float">
            <text:p>588.085388</text:p>
          </table:table-cell>
          <table:table-cell office:value="581.917358" office:value-type="float">
            <text:p>581.917358</text:p>
          </table:table-cell>
          <table:table-cell office:value="584.006592" office:value-type="float">
            <text:p>584.006592</text:p>
          </table:table-cell>
          <table:table-cell office:value="584.006592" office:value-type="float">
            <text:p>584.006592</text:p>
          </table:table-cell>
          <table:table-cell office:value="1349800" office:value-type="float">
            <text:p>1349800</text:p>
          </table:table-cell>
        </table:table-row>
        <table:table-row>
          <table:table-cell office:date-value="2014-07-30" office:value-type="date">
            <text:p>2014-07-30</text:p>
          </table:table-cell>
          <table:table-cell office:value="584.944031" office:value-type="float">
            <text:p>584.944031</text:p>
          </table:table-cell>
          <table:table-cell office:value="587.885986" office:value-type="float">
            <text:p>587.885986</text:p>
          </table:table-cell>
          <table:table-cell office:value="582.401001" office:value-type="float">
            <text:p>582.401001</text:p>
          </table:table-cell>
          <table:table-cell office:value="585.811646" office:value-type="float">
            <text:p>585.811646</text:p>
          </table:table-cell>
          <table:table-cell office:value="585.811646" office:value-type="float">
            <text:p>585.811646</text:p>
          </table:table-cell>
          <table:table-cell office:value="1016400" office:value-type="float">
            <text:p>1016400</text:p>
          </table:table-cell>
        </table:table-row>
        <table:table-row>
          <table:table-cell office:date-value="2014-07-31" office:value-type="date">
            <text:p>2014-07-31</text:p>
          </table:table-cell>
          <table:table-cell office:value="579.010315" office:value-type="float">
            <text:p>579.010315</text:p>
          </table:table-cell>
          <table:table-cell office:value="582.052002" office:value-type="float">
            <text:p>582.052002</text:p>
          </table:table-cell>
          <table:table-cell office:value="568.439331" office:value-type="float">
            <text:p>568.439331</text:p>
          </table:table-cell>
          <table:table-cell office:value="570.034973" office:value-type="float">
            <text:p>570.034973</text:p>
          </table:table-cell>
          <table:table-cell office:value="570.034973" office:value-type="float">
            <text:p>570.034973</text:p>
          </table:table-cell>
          <table:table-cell office:value="2102700" office:value-type="float">
            <text:p>2102700</text:p>
          </table:table-cell>
        </table:table-row>
        <table:table-row>
          <table:table-cell office:date-value="2014-08-01" office:value-type="date">
            <text:p>2014-08-01</text:p>
          </table:table-cell>
          <table:table-cell office:value="568.838257" office:value-type="float">
            <text:p>568.838257</text:p>
          </table:table-cell>
          <table:table-cell office:value="574.383057" office:value-type="float">
            <text:p>574.383057</text:p>
          </table:table-cell>
          <table:table-cell office:value="561.308899" office:value-type="float">
            <text:p>561.308899</text:p>
          </table:table-cell>
          <table:table-cell office:value="564.520081" office:value-type="float">
            <text:p>564.520081</text:p>
          </table:table-cell>
          <table:table-cell office:value="564.520081" office:value-type="float">
            <text:p>564.520081</text:p>
          </table:table-cell>
          <table:table-cell office:value="1955200" office:value-type="float">
            <text:p>1955200</text:p>
          </table:table-cell>
        </table:table-row>
        <table:table-row>
          <table:table-cell office:date-value="2014-08-04" office:value-type="date">
            <text:p>2014-08-04</text:p>
          </table:table-cell>
          <table:table-cell office:value="567.481995" office:value-type="float">
            <text:p>567.481995</text:p>
          </table:table-cell>
          <table:table-cell office:value="573.774719" office:value-type="float">
            <text:p>573.774719</text:p>
          </table:table-cell>
          <table:table-cell office:value="562.555481" office:value-type="float">
            <text:p>562.555481</text:p>
          </table:table-cell>
          <table:table-cell office:value="571.58075" office:value-type="float">
            <text:p>571.58075</text:p>
          </table:table-cell>
          <table:table-cell office:value="571.58075" office:value-type="float">
            <text:p>571.58075</text:p>
          </table:table-cell>
          <table:table-cell office:value="1427300" office:value-type="float">
            <text:p>1427300</text:p>
          </table:table-cell>
        </table:table-row>
        <table:table-row>
          <table:table-cell office:date-value="2014-08-05" office:value-type="date">
            <text:p>2014-08-05</text:p>
          </table:table-cell>
          <table:table-cell office:value="568.489197" office:value-type="float">
            <text:p>568.489197</text:p>
          </table:table-cell>
          <table:table-cell office:value="570.41394" office:value-type="float">
            <text:p>570.41394</text:p>
          </table:table-cell>
          <table:table-cell office:value="561.06958" office:value-type="float">
            <text:p>561.06958</text:p>
          </table:table-cell>
          <table:table-cell office:value="563.522827" office:value-type="float">
            <text:p>563.522827</text:p>
          </table:table-cell>
          <table:table-cell office:value="563.522827" office:value-type="float">
            <text:p>563.522827</text:p>
          </table:table-cell>
          <table:table-cell office:value="1551200" office:value-type="float">
            <text:p>1551200</text:p>
          </table:table-cell>
        </table:table-row>
        <table:table-row>
          <table:table-cell office:date-value="2014-08-06" office:value-type="date">
            <text:p>2014-08-06</text:p>
          </table:table-cell>
          <table:table-cell office:value="560.241882" office:value-type="float">
            <text:p>560.241882</text:p>
          </table:table-cell>
          <table:table-cell office:value="569.137451" office:value-type="float">
            <text:p>569.137451</text:p>
          </table:table-cell>
          <table:table-cell office:value="558.466736" office:value-type="float">
            <text:p>558.466736</text:p>
          </table:table-cell>
          <table:table-cell office:value="564.823303" office:value-type="float">
            <text:p>564.823303</text:p>
          </table:table-cell>
          <table:table-cell office:value="564.823303" office:value-type="float">
            <text:p>564.823303</text:p>
          </table:table-cell>
          <table:table-cell office:value="1334300" office:value-type="float">
            <text:p>1334300</text:p>
          </table:table-cell>
        </table:table-row>
        <table:table-row>
          <table:table-cell office:date-value="2014-08-07" office:value-type="date">
            <text:p>2014-08-07</text:p>
          </table:table-cell>
          <table:table-cell office:value="566.444824" office:value-type="float">
            <text:p>566.444824</text:p>
          </table:table-cell>
          <table:table-cell office:value="568.329651" office:value-type="float">
            <text:p>568.329651</text:p>
          </table:table-cell>
          <table:table-cell office:value="559.563721" office:value-type="float">
            <text:p>559.563721</text:p>
          </table:table-cell>
          <table:table-cell office:value="561.817505" office:value-type="float">
            <text:p>561.817505</text:p>
          </table:table-cell>
          <table:table-cell office:value="561.817505" office:value-type="float">
            <text:p>561.817505</text:p>
          </table:table-cell>
          <table:table-cell office:value="1110900" office:value-type="float">
            <text:p>1110900</text:p>
          </table:table-cell>
        </table:table-row>
        <table:table-row>
          <table:table-cell office:date-value="2014-08-08" office:value-type="date">
            <text:p>2014-08-08</text:p>
          </table:table-cell>
          <table:table-cell office:value="562.016968" office:value-type="float">
            <text:p>562.016968</text:p>
          </table:table-cell>
          <table:table-cell office:value="568.68866" office:value-type="float">
            <text:p>568.68866</text:p>
          </table:table-cell>
          <table:table-cell office:value="558.815796" office:value-type="float">
            <text:p>558.815796</text:p>
          </table:table-cell>
          <table:table-cell office:value="567.212708" office:value-type="float">
            <text:p>567.212708</text:p>
          </table:table-cell>
          <table:table-cell office:value="567.212708" office:value-type="float">
            <text:p>567.212708</text:p>
          </table:table-cell>
          <table:table-cell office:value="1494700" office:value-type="float">
            <text:p>1494700</text:p>
          </table:table-cell>
        </table:table-row>
        <table:table-row>
          <table:table-cell office:date-value="2014-08-11" office:value-type="date">
            <text:p>2014-08-11</text:p>
          </table:table-cell>
          <table:table-cell office:value="568.429382" office:value-type="float">
            <text:p>568.429382</text:p>
          </table:table-cell>
          <table:table-cell office:value="568.927979" office:value-type="float">
            <text:p>568.927979</text:p>
          </table:table-cell>
          <table:table-cell office:value="564.450317" office:value-type="float">
            <text:p>564.450317</text:p>
          </table:table-cell>
          <table:table-cell office:value="566.325134" office:value-type="float">
            <text:p>566.325134</text:p>
          </table:table-cell>
          <table:table-cell office:value="566.325134" office:value-type="float">
            <text:p>566.325134</text:p>
          </table:table-cell>
          <table:table-cell office:value="1214700" office:value-type="float">
            <text:p>1214700</text:p>
          </table:table-cell>
        </table:table-row>
        <table:table-row>
          <table:table-cell office:date-value="2014-08-12" office:value-type="date">
            <text:p>2014-08-12</text:p>
          </table:table-cell>
          <table:table-cell office:value="562.974365" office:value-type="float">
            <text:p>562.974365</text:p>
          </table:table-cell>
          <table:table-cell office:value="564.350586" office:value-type="float">
            <text:p>564.350586</text:p>
          </table:table-cell>
          <table:table-cell office:value="559.344299" office:value-type="float">
            <text:p>559.344299</text:p>
          </table:table-cell>
          <table:table-cell office:value="561.18927" office:value-type="float">
            <text:p>561.18927</text:p>
          </table:table-cell>
          <table:table-cell office:value="561.18927" office:value-type="float">
            <text:p>561.18927</text:p>
          </table:table-cell>
          <table:table-cell office:value="1542000" office:value-type="float">
            <text:p>1542000</text:p>
          </table:table-cell>
        </table:table-row>
        <table:table-row>
          <table:table-cell office:date-value="2014-08-13" office:value-type="date">
            <text:p>2014-08-13</text:p>
          </table:table-cell>
          <table:table-cell office:value="565.756714" office:value-type="float">
            <text:p>565.756714</text:p>
          </table:table-cell>
          <table:table-cell office:value="573.425659" office:value-type="float">
            <text:p>573.425659</text:p>
          </table:table-cell>
          <table:table-cell office:value="564.200989" office:value-type="float">
            <text:p>564.200989</text:p>
          </table:table-cell>
          <table:table-cell office:value="573.206238" office:value-type="float">
            <text:p>573.206238</text:p>
          </table:table-cell>
          <table:table-cell office:value="573.206238" office:value-type="float">
            <text:p>573.206238</text:p>
          </table:table-cell>
          <table:table-cell office:value="1439200" office:value-type="float">
            <text:p>1439200</text:p>
          </table:table-cell>
        </table:table-row>
        <table:table-row>
          <table:table-cell office:date-value="2014-08-14" office:value-type="date">
            <text:p>2014-08-14</text:p>
          </table:table-cell>
          <table:table-cell office:value="574.602417" office:value-type="float">
            <text:p>574.602417</text:p>
          </table:table-cell>
          <table:table-cell office:value="576.317749" office:value-type="float">
            <text:p>576.317749</text:p>
          </table:table-cell>
          <table:table-cell office:value="569.316956" office:value-type="float">
            <text:p>569.316956</text:p>
          </table:table-cell>
          <table:table-cell office:value="573.076599" office:value-type="float">
            <text:p>573.076599</text:p>
          </table:table-cell>
          <table:table-cell office:value="573.076599" office:value-type="float">
            <text:p>573.076599</text:p>
          </table:table-cell>
          <table:table-cell office:value="985400" office:value-type="float">
            <text:p>985400</text:p>
          </table:table-cell>
        </table:table-row>
        <table:table-row>
          <table:table-cell office:date-value="2014-08-15" office:value-type="date">
            <text:p>2014-08-15</text:p>
          </table:table-cell>
          <table:table-cell office:value="576.277832" office:value-type="float">
            <text:p>576.277832</text:p>
          </table:table-cell>
          <table:table-cell office:value="577.79364" office:value-type="float">
            <text:p>577.79364</text:p>
          </table:table-cell>
          <table:table-cell office:value="568.957947" office:value-type="float">
            <text:p>568.957947</text:p>
          </table:table-cell>
          <table:table-cell office:value="571.909851" office:value-type="float">
            <text:p>571.909851</text:p>
          </table:table-cell>
          <table:table-cell office:value="571.909851" office:value-type="float">
            <text:p>571.909851</text:p>
          </table:table-cell>
          <table:table-cell office:value="1519100" office:value-type="float">
            <text:p>1519100</text:p>
          </table:table-cell>
        </table:table-row>
        <table:table-row>
          <table:table-cell office:date-value="2014-08-18" office:value-type="date">
            <text:p>2014-08-18</text:p>
          </table:table-cell>
          <table:table-cell office:value="574.532593" office:value-type="float">
            <text:p>574.532593</text:p>
          </table:table-cell>
          <table:table-cell office:value="582.909607" office:value-type="float">
            <text:p>582.909607</text:p>
          </table:table-cell>
          <table:table-cell office:value="574.422913" office:value-type="float">
            <text:p>574.422913</text:p>
          </table:table-cell>
          <table:table-cell office:value="580.56604" office:value-type="float">
            <text:p>580.56604</text:p>
          </table:table-cell>
          <table:table-cell office:value="580.56604" office:value-type="float">
            <text:p>580.56604</text:p>
          </table:table-cell>
          <table:table-cell office:value="1284100" office:value-type="float">
            <text:p>1284100</text:p>
          </table:table-cell>
        </table:table-row>
        <table:table-row>
          <table:table-cell office:date-value="2014-08-19" office:value-type="date">
            <text:p>2014-08-19</text:p>
          </table:table-cell>
          <table:table-cell office:value="583.398254" office:value-type="float">
            <text:p>583.398254</text:p>
          </table:table-cell>
          <table:table-cell office:value="585.731873" office:value-type="float">
            <text:p>585.731873</text:p>
          </table:table-cell>
          <table:table-cell office:value="582.401001" office:value-type="float">
            <text:p>582.401001</text:p>
          </table:table-cell>
          <table:table-cell office:value="585.253174" office:value-type="float">
            <text:p>585.253174</text:p>
          </table:table-cell>
          <table:table-cell office:value="585.253174" office:value-type="float">
            <text:p>585.253174</text:p>
          </table:table-cell>
          <table:table-cell office:value="978600" office:value-type="float">
            <text:p>978600</text:p>
          </table:table-cell>
        </table:table-row>
        <table:table-row>
          <table:table-cell office:date-value="2014-08-20" office:value-type="date">
            <text:p>2014-08-20</text:p>
          </table:table-cell>
          <table:table-cell office:value="584.275879" office:value-type="float">
            <text:p>584.275879</text:p>
          </table:table-cell>
          <table:table-cell office:value="585.093628" office:value-type="float">
            <text:p>585.093628</text:p>
          </table:table-cell>
          <table:table-cell office:value="580.974915" office:value-type="float">
            <text:p>580.974915</text:p>
          </table:table-cell>
          <table:table-cell office:value="582.889648" office:value-type="float">
            <text:p>582.889648</text:p>
          </table:table-cell>
          <table:table-cell office:value="582.889648" office:value-type="float">
            <text:p>582.889648</text:p>
          </table:table-cell>
          <table:table-cell office:value="1036700" office:value-type="float">
            <text:p>1036700</text:p>
          </table:table-cell>
        </table:table-row>
        <table:table-row>
          <table:table-cell office:date-value="2014-08-21" office:value-type="date">
            <text:p>2014-08-21</text:p>
          </table:table-cell>
          <table:table-cell office:value="582.221497" office:value-type="float">
            <text:p>582.221497</text:p>
          </table:table-cell>
          <table:table-cell office:value="582.899658" office:value-type="float">
            <text:p>582.899658</text:p>
          </table:table-cell>
          <table:table-cell office:value="579.548828" office:value-type="float">
            <text:p>579.548828</text:p>
          </table:table-cell>
          <table:table-cell office:value="581.772766" office:value-type="float">
            <text:p>581.772766</text:p>
          </table:table-cell>
          <table:table-cell office:value="581.772766" office:value-type="float">
            <text:p>581.772766</text:p>
          </table:table-cell>
          <table:table-cell office:value="914800" office:value-type="float">
            <text:p>914800</text:p>
          </table:table-cell>
        </table:table-row>
        <table:table-row>
          <table:table-cell office:date-value="2014-08-22" office:value-type="date">
            <text:p>2014-08-22</text:p>
          </table:table-cell>
          <table:table-cell office:value="581.992126" office:value-type="float">
            <text:p>581.992126</text:p>
          </table:table-cell>
          <table:table-cell office:value="583.633606" office:value-type="float">
            <text:p>583.633606</text:p>
          </table:table-cell>
          <table:table-cell office:value="579.050232" office:value-type="float">
            <text:p>579.050232</text:p>
          </table:table-cell>
          <table:table-cell office:value="580.964966" office:value-type="float">
            <text:p>580.964966</text:p>
          </table:table-cell>
          <table:table-cell office:value="580.964966" office:value-type="float">
            <text:p>580.964966</text:p>
          </table:table-cell>
          <table:table-cell office:value="789000" office:value-type="float">
            <text:p>789000</text:p>
          </table:table-cell>
        </table:table-row>
        <table:table-row>
          <table:table-cell office:date-value="2014-08-25" office:value-type="date">
            <text:p>2014-08-25</text:p>
          </table:table-cell>
          <table:table-cell office:value="583.119019" office:value-type="float">
            <text:p>583.119019</text:p>
          </table:table-cell>
          <table:table-cell office:value="583.398254" office:value-type="float">
            <text:p>583.398254</text:p>
          </table:table-cell>
          <table:table-cell office:value="577.414734" office:value-type="float">
            <text:p>577.414734</text:p>
          </table:table-cell>
          <table:table-cell office:value="578.61145" office:value-type="float">
            <text:p>578.61145</text:p>
          </table:table-cell>
          <table:table-cell office:value="578.61145" office:value-type="float">
            <text:p>578.61145</text:p>
          </table:table-cell>
          <table:table-cell office:value="1361400" office:value-type="float">
            <text:p>1361400</text:p>
          </table:table-cell>
        </table:table-row>
        <table:table-row>
          <table:table-cell office:date-value="2014-08-26" office:value-type="date">
            <text:p>2014-08-26</text:p>
          </table:table-cell>
          <table:table-cell office:value="579.668518" office:value-type="float">
            <text:p>579.668518</text:p>
          </table:table-cell>
          <table:table-cell office:value="580.207031" office:value-type="float">
            <text:p>580.207031</text:p>
          </table:table-cell>
          <table:table-cell office:value="575.001343" office:value-type="float">
            <text:p>575.001343</text:p>
          </table:table-cell>
          <table:table-cell office:value="576.277832" office:value-type="float">
            <text:p>576.277832</text:p>
          </table:table-cell>
          <table:table-cell office:value="576.277832" office:value-type="float">
            <text:p>576.277832</text:p>
          </table:table-cell>
          <table:table-cell office:value="1639600" office:value-type="float">
            <text:p>1639600</text:p>
          </table:table-cell>
        </table:table-row>
        <table:table-row>
          <table:table-cell office:date-value="2014-08-27" office:value-type="date">
            <text:p>2014-08-27</text:p>
          </table:table-cell>
          <table:table-cell office:value="575.689453" office:value-type="float">
            <text:p>575.689453</text:p>
          </table:table-cell>
          <table:table-cell office:value="576.906128" office:value-type="float">
            <text:p>576.906128</text:p>
          </table:table-cell>
          <table:table-cell office:value="568.542053" office:value-type="float">
            <text:p>568.542053</text:p>
          </table:table-cell>
          <table:table-cell office:value="569.436584" office:value-type="float">
            <text:p>569.436584</text:p>
          </table:table-cell>
          <table:table-cell office:value="569.436584" office:value-type="float">
            <text:p>569.436584</text:p>
          </table:table-cell>
          <table:table-cell office:value="1703300" office:value-type="float">
            <text:p>1703300</text:p>
          </table:table-cell>
        </table:table-row>
        <table:table-row>
          <table:table-cell office:date-value="2014-08-28" office:value-type="date">
            <text:p>2014-08-28</text:p>
          </table:table-cell>
          <table:table-cell office:value="568.000549" office:value-type="float">
            <text:p>568.000549</text:p>
          </table:table-cell>
          <table:table-cell office:value="571.680481" office:value-type="float">
            <text:p>571.680481</text:p>
          </table:table-cell>
          <table:table-cell office:value="565.547302" office:value-type="float">
            <text:p>565.547302</text:p>
          </table:table-cell>
          <table:table-cell office:value="567.641541" office:value-type="float">
            <text:p>567.641541</text:p>
          </table:table-cell>
          <table:table-cell office:value="567.641541" office:value-type="float">
            <text:p>567.641541</text:p>
          </table:table-cell>
          <table:table-cell office:value="1292900" office:value-type="float">
            <text:p>1292900</text:p>
          </table:table-cell>
        </table:table-row>
        <table:table-row>
          <table:table-cell office:date-value="2014-08-29" office:value-type="date">
            <text:p>2014-08-29</text:p>
          </table:table-cell>
          <table:table-cell office:value="569.765686" office:value-type="float">
            <text:p>569.765686</text:p>
          </table:table-cell>
          <table:table-cell office:value="570.473755" office:value-type="float">
            <text:p>570.473755</text:p>
          </table:table-cell>
          <table:table-cell office:value="565.516357" office:value-type="float">
            <text:p>565.516357</text:p>
          </table:table-cell>
          <table:table-cell office:value="570.034973" office:value-type="float">
            <text:p>570.034973</text:p>
          </table:table-cell>
          <table:table-cell office:value="570.034973" office:value-type="float">
            <text:p>570.034973</text:p>
          </table:table-cell>
          <table:table-cell office:value="1083700" office:value-type="float">
            <text:p>1083700</text:p>
          </table:table-cell>
        </table:table-row>
        <table:table-row>
          <table:table-cell office:date-value="2014-09-02" office:value-type="date">
            <text:p>2014-09-02</text:p>
          </table:table-cell>
          <table:table-cell office:value="570.284302" office:value-type="float">
            <text:p>570.284302</text:p>
          </table:table-cell>
          <table:table-cell office:value="576.247925" office:value-type="float">
            <text:p>576.247925</text:p>
          </table:table-cell>
          <table:table-cell office:value="569.626099" office:value-type="float">
            <text:p>569.626099</text:p>
          </table:table-cell>
          <table:table-cell office:value="575.749268" office:value-type="float">
            <text:p>575.749268</text:p>
          </table:table-cell>
          <table:table-cell office:value="575.749268" office:value-type="float">
            <text:p>575.749268</text:p>
          </table:table-cell>
          <table:table-cell office:value="1578400" office:value-type="float">
            <text:p>1578400</text:p>
          </table:table-cell>
        </table:table-row>
        <table:table-row>
          <table:table-cell office:date-value="2014-09-03" office:value-type="date">
            <text:p>2014-09-03</text:p>
          </table:table-cell>
          <table:table-cell office:value="578.411987" office:value-type="float">
            <text:p>578.411987</text:p>
          </table:table-cell>
          <table:table-cell office:value="581.393799" office:value-type="float">
            <text:p>581.393799</text:p>
          </table:table-cell>
          <table:table-cell office:value="573.425659" office:value-type="float">
            <text:p>573.425659</text:p>
          </table:table-cell>
          <table:table-cell office:value="576.357605" office:value-type="float">
            <text:p>576.357605</text:p>
          </table:table-cell>
          <table:table-cell office:value="576.357605" office:value-type="float">
            <text:p>576.357605</text:p>
          </table:table-cell>
          <table:table-cell office:value="1215100" office:value-type="float">
            <text:p>1215100</text:p>
          </table:table-cell>
        </table:table-row>
        <table:table-row>
          <table:table-cell office:date-value="2014-09-04" office:value-type="date">
            <text:p>2014-09-04</text:p>
          </table:table-cell>
          <table:table-cell office:value="578.411987" office:value-type="float">
            <text:p>578.411987</text:p>
          </table:table-cell>
          <table:table-cell office:value="584.395569" office:value-type="float">
            <text:p>584.395569</text:p>
          </table:table-cell>
          <table:table-cell office:value="577.634094" office:value-type="float">
            <text:p>577.634094</text:p>
          </table:table-cell>
          <table:table-cell office:value="580.386536" office:value-type="float">
            <text:p>580.386536</text:p>
          </table:table-cell>
          <table:table-cell office:value="580.386536" office:value-type="float">
            <text:p>580.386536</text:p>
          </table:table-cell>
          <table:table-cell office:value="1458100" office:value-type="float">
            <text:p>1458100</text:p>
          </table:table-cell>
        </table:table-row>
        <table:table-row>
          <table:table-cell office:date-value="2014-09-05" office:value-type="date">
            <text:p>2014-09-05</text:p>
          </table:table-cell>
          <table:table-cell office:value="582.381042" office:value-type="float">
            <text:p>582.381042</text:p>
          </table:table-cell>
          <table:table-cell office:value="584.944031" office:value-type="float">
            <text:p>584.944031</text:p>
          </table:table-cell>
          <table:table-cell office:value="580.356628" office:value-type="float">
            <text:p>580.356628</text:p>
          </table:table-cell>
          <table:table-cell office:value="584.475342" office:value-type="float">
            <text:p>584.475342</text:p>
          </table:table-cell>
          <table:table-cell office:value="584.475342" office:value-type="float">
            <text:p>584.475342</text:p>
          </table:table-cell>
          <table:table-cell office:value="1632300" office:value-type="float">
            <text:p>1632300</text:p>
          </table:table-cell>
        </table:table-row>
        <table:table-row>
          <table:table-cell office:date-value="2014-09-08" office:value-type="date">
            <text:p>2014-09-08</text:p>
          </table:table-cell>
          <table:table-cell office:value="584.993896" office:value-type="float">
            <text:p>584.993896</text:p>
          </table:table-cell>
          <table:table-cell office:value="590.149719" office:value-type="float">
            <text:p>590.149719</text:p>
          </table:table-cell>
          <table:table-cell office:value="584.694702" office:value-type="float">
            <text:p>584.694702</text:p>
          </table:table-cell>
          <table:table-cell office:value="588.105347" office:value-type="float">
            <text:p>588.105347</text:p>
          </table:table-cell>
          <table:table-cell office:value="588.105347" office:value-type="float">
            <text:p>588.105347</text:p>
          </table:table-cell>
          <table:table-cell office:value="1431000" office:value-type="float">
            <text:p>1431000</text:p>
          </table:table-cell>
        </table:table-row>
        <table:table-row>
          <table:table-cell office:date-value="2014-09-09" office:value-type="date">
            <text:p>2014-09-09</text:p>
          </table:table-cell>
          <table:table-cell office:value="587.287598" office:value-type="float">
            <text:p>587.287598</text:p>
          </table:table-cell>
          <table:table-cell office:value="587.387329" office:value-type="float">
            <text:p>587.387329</text:p>
          </table:table-cell>
          <table:table-cell office:value="578.411987" office:value-type="float">
            <text:p>578.411987</text:p>
          </table:table-cell>
          <table:table-cell office:value="579.419189" office:value-type="float">
            <text:p>579.419189</text:p>
          </table:table-cell>
          <table:table-cell office:value="579.419189" office:value-type="float">
            <text:p>579.419189</text:p>
          </table:table-cell>
          <table:table-cell office:value="1287200" office:value-type="float">
            <text:p>1287200</text:p>
          </table:table-cell>
        </table:table-row>
        <table:table-row>
          <table:table-cell office:date-value="2014-09-10" office:value-type="date">
            <text:p>2014-09-10</text:p>
          </table:table-cell>
          <table:table-cell office:value="579.907837" office:value-type="float">
            <text:p>579.907837</text:p>
          </table:table-cell>
          <table:table-cell office:value="581.902405" office:value-type="float">
            <text:p>581.902405</text:p>
          </table:table-cell>
          <table:table-cell office:value="575.360352" office:value-type="float">
            <text:p>575.360352</text:p>
          </table:table-cell>
          <table:table-cell office:value="581.503479" office:value-type="float">
            <text:p>581.503479</text:p>
          </table:table-cell>
          <table:table-cell office:value="581.503479" office:value-type="float">
            <text:p>581.503479</text:p>
          </table:table-cell>
          <table:table-cell office:value="977300" office:value-type="float">
            <text:p>977300</text:p>
          </table:table-cell>
        </table:table-row>
        <table:table-row>
          <table:table-cell office:date-value="2014-09-11" office:value-type="date">
            <text:p>2014-09-11</text:p>
          </table:table-cell>
          <table:table-cell office:value="578.770996" office:value-type="float">
            <text:p>578.770996</text:p>
          </table:table-cell>
          <table:table-cell office:value="580.217041" office:value-type="float">
            <text:p>580.217041</text:p>
          </table:table-cell>
          <table:table-cell office:value="574.68219" office:value-type="float">
            <text:p>574.68219</text:p>
          </table:table-cell>
          <table:table-cell office:value="579.758301" office:value-type="float">
            <text:p>579.758301</text:p>
          </table:table-cell>
          <table:table-cell office:value="579.758301" office:value-type="float">
            <text:p>579.758301</text:p>
          </table:table-cell>
          <table:table-cell office:value="1221000" office:value-type="float">
            <text:p>1221000</text:p>
          </table:table-cell>
        </table:table-row>
        <table:table-row>
          <table:table-cell office:date-value="2014-09-12" office:value-type="date">
            <text:p>2014-09-12</text:p>
          </table:table-cell>
          <table:table-cell office:value="579.409241" office:value-type="float">
            <text:p>579.409241</text:p>
          </table:table-cell>
          <table:table-cell office:value="580.047485" office:value-type="float">
            <text:p>580.047485</text:p>
          </table:table-cell>
          <table:table-cell office:value="572.887146" office:value-type="float">
            <text:p>572.887146</text:p>
          </table:table-cell>
          <table:table-cell office:value="574.043945" office:value-type="float">
            <text:p>574.043945</text:p>
          </table:table-cell>
          <table:table-cell office:value="574.043945" office:value-type="float">
            <text:p>574.043945</text:p>
          </table:table-cell>
          <table:table-cell office:value="1601600" office:value-type="float">
            <text:p>1601600</text:p>
          </table:table-cell>
        </table:table-row>
        <table:table-row>
          <table:table-cell office:date-value="2014-09-15" office:value-type="date">
            <text:p>2014-09-15</text:p>
          </table:table-cell>
          <table:table-cell office:value="571.371277" office:value-type="float">
            <text:p>571.371277</text:p>
          </table:table-cell>
          <table:table-cell office:value="573.375793" office:value-type="float">
            <text:p>573.375793</text:p>
          </table:table-cell>
          <table:table-cell office:value="566.654236" office:value-type="float">
            <text:p>566.654236</text:p>
          </table:table-cell>
          <table:table-cell office:value="571.530884" office:value-type="float">
            <text:p>571.530884</text:p>
          </table:table-cell>
          <table:table-cell office:value="571.530884" office:value-type="float">
            <text:p>571.530884</text:p>
          </table:table-cell>
          <table:table-cell office:value="1597500" office:value-type="float">
            <text:p>1597500</text:p>
          </table:table-cell>
        </table:table-row>
        <table:table-row>
          <table:table-cell office:date-value="2014-09-16" office:value-type="date">
            <text:p>2014-09-16</text:p>
          </table:table-cell>
          <table:table-cell office:value="571.191772" office:value-type="float">
            <text:p>571.191772</text:p>
          </table:table-cell>
          <table:table-cell office:value="579.907837" office:value-type="float">
            <text:p>579.907837</text:p>
          </table:table-cell>
          <table:table-cell office:value="571.092041" office:value-type="float">
            <text:p>571.092041</text:p>
          </table:table-cell>
          <table:table-cell office:value="578.362122" office:value-type="float">
            <text:p>578.362122</text:p>
          </table:table-cell>
          <table:table-cell office:value="578.362122" office:value-type="float">
            <text:p>578.362122</text:p>
          </table:table-cell>
          <table:table-cell office:value="1480300" office:value-type="float">
            <text:p>1480300</text:p>
          </table:table-cell>
        </table:table-row>
        <table:table-row>
          <table:table-cell office:date-value="2014-09-17" office:value-type="date">
            <text:p>2014-09-17</text:p>
          </table:table-cell>
          <table:table-cell office:value="578.421936" office:value-type="float">
            <text:p>578.421936</text:p>
          </table:table-cell>
          <table:table-cell office:value="585.911377" office:value-type="float">
            <text:p>585.911377</text:p>
          </table:table-cell>
          <table:table-cell office:value="577.190308" office:value-type="float">
            <text:p>577.190308</text:p>
          </table:table-cell>
          <table:table-cell office:value="583.168884" office:value-type="float">
            <text:p>583.168884</text:p>
          </table:table-cell>
          <table:table-cell office:value="583.168884" office:value-type="float">
            <text:p>583.168884</text:p>
          </table:table-cell>
          <table:table-cell office:value="1692800" office:value-type="float">
            <text:p>1692800</text:p>
          </table:table-cell>
        </table:table-row>
        <table:table-row>
          <table:table-cell office:date-value="2014-09-18" office:value-type="date">
            <text:p>2014-09-18</text:p>
          </table:table-cell>
          <table:table-cell office:value="585.392822" office:value-type="float">
            <text:p>585.392822</text:p>
          </table:table-cell>
          <table:table-cell office:value="587.925842" office:value-type="float">
            <text:p>587.925842</text:p>
          </table:table-cell>
          <table:table-cell office:value="583.398254" office:value-type="float">
            <text:p>583.398254</text:p>
          </table:table-cell>
          <table:table-cell office:value="587.656616" office:value-type="float">
            <text:p>587.656616</text:p>
          </table:table-cell>
          <table:table-cell office:value="587.656616" office:value-type="float">
            <text:p>587.656616</text:p>
          </table:table-cell>
          <table:table-cell office:value="1444500" office:value-type="float">
            <text:p>1444500</text:p>
          </table:table-cell>
        </table:table-row>
        <table:table-row>
          <table:table-cell office:date-value="2014-09-19" office:value-type="date">
            <text:p>2014-09-19</text:p>
          </table:table-cell>
          <table:table-cell office:value="589.880493" office:value-type="float">
            <text:p>589.880493</text:p>
          </table:table-cell>
          <table:table-cell office:value="594.846863" office:value-type="float">
            <text:p>594.846863</text:p>
          </table:table-cell>
          <table:table-cell office:value="587.885986" office:value-type="float">
            <text:p>587.885986</text:p>
          </table:table-cell>
          <table:table-cell office:value="594.447937" office:value-type="float">
            <text:p>594.447937</text:p>
          </table:table-cell>
          <table:table-cell office:value="594.447937" office:value-type="float">
            <text:p>594.447937</text:p>
          </table:table-cell>
          <table:table-cell office:value="3736600" office:value-type="float">
            <text:p>3736600</text:p>
          </table:table-cell>
        </table:table-row>
        <table:table-row>
          <table:table-cell office:date-value="2014-09-22" office:value-type="date">
            <text:p>2014-09-22</text:p>
          </table:table-cell>
          <table:table-cell office:value="592.194153" office:value-type="float">
            <text:p>592.194153</text:p>
          </table:table-cell>
          <table:table-cell office:value="592.322754" office:value-type="float">
            <text:p>592.322754</text:p>
          </table:table-cell>
          <table:table-cell office:value="581.862488" office:value-type="float">
            <text:p>581.862488</text:p>
          </table:table-cell>
          <table:table-cell office:value="585.76178" office:value-type="float">
            <text:p>585.76178</text:p>
          </table:table-cell>
          <table:table-cell office:value="585.76178" office:value-type="float">
            <text:p>585.76178</text:p>
          </table:table-cell>
          <table:table-cell office:value="1689500" office:value-type="float">
            <text:p>1689500</text:p>
          </table:table-cell>
        </table:table-row>
        <table:table-row>
          <table:table-cell office:date-value="2014-09-23" office:value-type="date">
            <text:p>2014-09-23</text:p>
          </table:table-cell>
          <table:table-cell office:value="585.243225" office:value-type="float">
            <text:p>585.243225</text:p>
          </table:table-cell>
          <table:table-cell office:value="585.243225" office:value-type="float">
            <text:p>585.243225</text:p>
          </table:table-cell>
          <table:table-cell office:value="579.409241" office:value-type="float">
            <text:p>579.409241</text:p>
          </table:table-cell>
          <table:table-cell office:value="579.538879" office:value-type="float">
            <text:p>579.538879</text:p>
          </table:table-cell>
          <table:table-cell office:value="579.538879" office:value-type="float">
            <text:p>579.538879</text:p>
          </table:table-cell>
          <table:table-cell office:value="1471400" office:value-type="float">
            <text:p>1471400</text:p>
          </table:table-cell>
        </table:table-row>
        <table:table-row>
          <table:table-cell office:date-value="2014-09-24" office:value-type="date">
            <text:p>2014-09-24</text:p>
          </table:table-cell>
          <table:table-cell office:value="579.867981" office:value-type="float">
            <text:p>579.867981</text:p>
          </table:table-cell>
          <table:table-cell office:value="588.015625" office:value-type="float">
            <text:p>588.015625</text:p>
          </table:table-cell>
          <table:table-cell office:value="578.930542" office:value-type="float">
            <text:p>578.930542</text:p>
          </table:table-cell>
          <table:table-cell office:value="586.380066" office:value-type="float">
            <text:p>586.380066</text:p>
          </table:table-cell>
          <table:table-cell office:value="586.380066" office:value-type="float">
            <text:p>586.380066</text:p>
          </table:table-cell>
          <table:table-cell office:value="1728100" office:value-type="float">
            <text:p>1728100</text:p>
          </table:table-cell>
        </table:table-row>
        <table:table-row>
          <table:table-cell office:date-value="2014-09-25" office:value-type="date">
            <text:p>2014-09-25</text:p>
          </table:table-cell>
          <table:table-cell office:value="585.941284" office:value-type="float">
            <text:p>585.941284</text:p>
          </table:table-cell>
          <table:table-cell office:value="586.370117" office:value-type="float">
            <text:p>586.370117</text:p>
          </table:table-cell>
          <table:table-cell office:value="572.60791" office:value-type="float">
            <text:p>572.60791</text:p>
          </table:table-cell>
          <table:table-cell office:value="573.485474" office:value-type="float">
            <text:p>573.485474</text:p>
          </table:table-cell>
          <table:table-cell office:value="573.485474" office:value-type="float">
            <text:p>573.485474</text:p>
          </table:table-cell>
          <table:table-cell office:value="1925900" office:value-type="float">
            <text:p>1925900</text:p>
          </table:table-cell>
        </table:table-row>
        <table:table-row>
          <table:table-cell office:date-value="2014-09-26" office:value-type="date">
            <text:p>2014-09-26</text:p>
          </table:table-cell>
          <table:table-cell office:value="574.482788" office:value-type="float">
            <text:p>574.482788</text:p>
          </table:table-cell>
          <table:table-cell office:value="577.664001" office:value-type="float">
            <text:p>577.664001</text:p>
          </table:table-cell>
          <table:table-cell office:value="573.086609" office:value-type="float">
            <text:p>573.086609</text:p>
          </table:table-cell>
          <table:table-cell office:value="575.519897" office:value-type="float">
            <text:p>575.519897</text:p>
          </table:table-cell>
          <table:table-cell office:value="575.519897" office:value-type="float">
            <text:p>575.519897</text:p>
          </table:table-cell>
          <table:table-cell office:value="1443600" office:value-type="float">
            <text:p>1443600</text:p>
          </table:table-cell>
        </table:table-row>
        <table:table-row>
          <table:table-cell office:date-value="2014-09-29" office:value-type="date">
            <text:p>2014-09-29</text:p>
          </table:table-cell>
          <table:table-cell office:value="570.18457" office:value-type="float">
            <text:p>570.18457</text:p>
          </table:table-cell>
          <table:table-cell office:value="576.606934" office:value-type="float">
            <text:p>576.606934</text:p>
          </table:table-cell>
          <table:table-cell office:value="569.60614" office:value-type="float">
            <text:p>569.60614</text:p>
          </table:table-cell>
          <table:table-cell office:value="574.781921" office:value-type="float">
            <text:p>574.781921</text:p>
          </table:table-cell>
          <table:table-cell office:value="574.781921" office:value-type="float">
            <text:p>574.781921</text:p>
          </table:table-cell>
          <table:table-cell office:value="1282400" office:value-type="float">
            <text:p>1282400</text:p>
          </table:table-cell>
        </table:table-row>
        <table:table-row>
          <table:table-cell office:date-value="2014-09-30" office:value-type="date">
            <text:p>2014-09-30</text:p>
          </table:table-cell>
          <table:table-cell office:value="575.350403" office:value-type="float">
            <text:p>575.350403</text:p>
          </table:table-cell>
          <table:table-cell office:value="578.26239" office:value-type="float">
            <text:p>578.26239</text:p>
          </table:table-cell>
          <table:table-cell office:value="571.281555" office:value-type="float">
            <text:p>571.281555</text:p>
          </table:table-cell>
          <table:table-cell office:value="575.779175" office:value-type="float">
            <text:p>575.779175</text:p>
          </table:table-cell>
          <table:table-cell office:value="575.779175" office:value-type="float">
            <text:p>575.779175</text:p>
          </table:table-cell>
          <table:table-cell office:value="1621700" office:value-type="float">
            <text:p>1621700</text:p>
          </table:table-cell>
        </table:table-row>
        <table:table-row>
          <table:table-cell office:date-value="2014-10-01" office:value-type="date">
            <text:p>2014-10-01</text:p>
          </table:table-cell>
          <table:table-cell office:value="574.432922" office:value-type="float">
            <text:p>574.432922</text:p>
          </table:table-cell>
          <table:table-cell office:value="575.998596" office:value-type="float">
            <text:p>575.998596</text:p>
          </table:table-cell>
          <table:table-cell office:value="565.45752" office:value-type="float">
            <text:p>565.45752</text:p>
          </table:table-cell>
          <table:table-cell office:value="566.714111" office:value-type="float">
            <text:p>566.714111</text:p>
          </table:table-cell>
          <table:table-cell office:value="566.714111" office:value-type="float">
            <text:p>566.714111</text:p>
          </table:table-cell>
          <table:table-cell office:value="1445400" office:value-type="float">
            <text:p>1445400</text:p>
          </table:table-cell>
        </table:table-row>
        <table:table-row>
          <table:table-cell office:date-value="2014-10-02" office:value-type="date">
            <text:p>2014-10-02</text:p>
          </table:table-cell>
          <table:table-cell office:value="565.756714" office:value-type="float">
            <text:p>565.756714</text:p>
          </table:table-cell>
          <table:table-cell office:value="570.344116" office:value-type="float">
            <text:p>570.344116</text:p>
          </table:table-cell>
          <table:table-cell office:value="561.777649" office:value-type="float">
            <text:p>561.777649</text:p>
          </table:table-cell>
          <table:table-cell office:value="568.519104" office:value-type="float">
            <text:p>568.519104</text:p>
          </table:table-cell>
          <table:table-cell office:value="568.519104" office:value-type="float">
            <text:p>568.519104</text:p>
          </table:table-cell>
          <table:table-cell office:value="1178400" office:value-type="float">
            <text:p>1178400</text:p>
          </table:table-cell>
        </table:table-row>
        <table:table-row>
          <table:table-cell office:date-value="2014-10-03" office:value-type="date">
            <text:p>2014-10-03</text:p>
          </table:table-cell>
          <table:table-cell office:value="571.481018" office:value-type="float">
            <text:p>571.481018</text:p>
          </table:table-cell>
          <table:table-cell office:value="575.644592" office:value-type="float">
            <text:p>575.644592</text:p>
          </table:table-cell>
          <table:table-cell office:value="570.932495" office:value-type="float">
            <text:p>570.932495</text:p>
          </table:table-cell>
          <table:table-cell office:value="573.704895" office:value-type="float">
            <text:p>573.704895</text:p>
          </table:table-cell>
          <table:table-cell office:value="573.704895" office:value-type="float">
            <text:p>573.704895</text:p>
          </table:table-cell>
          <table:table-cell office:value="1141700" office:value-type="float">
            <text:p>1141700</text:p>
          </table:table-cell>
        </table:table-row>
        <table:table-row>
          <table:table-cell office:date-value="2014-10-06" office:value-type="date">
            <text:p>2014-10-06</text:p>
          </table:table-cell>
          <table:table-cell office:value="577.215271" office:value-type="float">
            <text:p>577.215271</text:p>
          </table:table-cell>
          <table:table-cell office:value="579.409241" office:value-type="float">
            <text:p>579.409241</text:p>
          </table:table-cell>
          <table:table-cell office:value="572.867188" office:value-type="float">
            <text:p>572.867188</text:p>
          </table:table-cell>
          <table:table-cell office:value="575.769226" office:value-type="float">
            <text:p>575.769226</text:p>
          </table:table-cell>
          <table:table-cell office:value="575.769226" office:value-type="float">
            <text:p>575.769226</text:p>
          </table:table-cell>
          <table:table-cell office:value="1214600" office:value-type="float">
            <text:p>1214600</text:p>
          </table:table-cell>
        </table:table-row>
        <table:table-row>
          <table:table-cell office:date-value="2014-10-07" office:value-type="date">
            <text:p>2014-10-07</text:p>
          </table:table-cell>
          <table:table-cell office:value="572.827332" office:value-type="float">
            <text:p>572.827332</text:p>
          </table:table-cell>
          <table:table-cell office:value="573.694946" office:value-type="float">
            <text:p>573.694946</text:p>
          </table:table-cell>
          <table:table-cell office:value="562.196472" office:value-type="float">
            <text:p>562.196472</text:p>
          </table:table-cell>
          <table:table-cell office:value="562.196472" office:value-type="float">
            <text:p>562.196472</text:p>
          </table:table-cell>
          <table:table-cell office:value="562.196472" office:value-type="float">
            <text:p>562.196472</text:p>
          </table:table-cell>
          <table:table-cell office:value="1911300" office:value-type="float">
            <text:p>1911300</text:p>
          </table:table-cell>
        </table:table-row>
        <table:table-row>
          <table:table-cell office:date-value="2014-10-08" office:value-type="date">
            <text:p>2014-10-08</text:p>
          </table:table-cell>
          <table:table-cell office:value="564.021484" office:value-type="float">
            <text:p>564.021484</text:p>
          </table:table-cell>
          <table:table-cell office:value="572.308716" office:value-type="float">
            <text:p>572.308716</text:p>
          </table:table-cell>
          <table:table-cell office:value="555.963623" office:value-type="float">
            <text:p>555.963623</text:p>
          </table:table-cell>
          <table:table-cell office:value="570.932495" office:value-type="float">
            <text:p>570.932495</text:p>
          </table:table-cell>
          <table:table-cell office:value="570.932495" office:value-type="float">
            <text:p>570.932495</text:p>
          </table:table-cell>
          <table:table-cell office:value="1990800" office:value-type="float">
            <text:p>1990800</text:p>
          </table:table-cell>
        </table:table-row>
        <table:table-row>
          <table:table-cell office:date-value="2014-10-09" office:value-type="date">
            <text:p>2014-10-09</text:p>
          </table:table-cell>
          <table:table-cell office:value="569.616089" office:value-type="float">
            <text:p>569.616089</text:p>
          </table:table-cell>
          <table:table-cell office:value="569.925293" office:value-type="float">
            <text:p>569.925293</text:p>
          </table:table-cell>
          <table:table-cell office:value="557.529297" office:value-type="float">
            <text:p>557.529297</text:p>
          </table:table-cell>
          <table:table-cell office:value="559.344299" office:value-type="float">
            <text:p>559.344299</text:p>
          </table:table-cell>
          <table:table-cell office:value="559.344299" office:value-type="float">
            <text:p>559.344299</text:p>
          </table:table-cell>
          <table:table-cell office:value="2524800" office:value-type="float">
            <text:p>2524800</text:p>
          </table:table-cell>
        </table:table-row>
        <table:table-row>
          <table:table-cell office:date-value="2014-10-10" office:value-type="date">
            <text:p>2014-10-10</text:p>
          </table:table-cell>
          <table:table-cell office:value="556.192993" office:value-type="float">
            <text:p>556.192993</text:p>
          </table:table-cell>
          <table:table-cell office:value="563.582703" office:value-type="float">
            <text:p>563.582703</text:p>
          </table:table-cell>
          <table:table-cell office:value="542.560425" office:value-type="float">
            <text:p>542.560425</text:p>
          </table:table-cell>
          <table:table-cell office:value="542.999207" office:value-type="float">
            <text:p>542.999207</text:p>
          </table:table-cell>
          <table:table-cell office:value="542.999207" office:value-type="float">
            <text:p>542.999207</text:p>
          </table:table-cell>
          <table:table-cell office:value="3081900" office:value-type="float">
            <text:p>3081900</text:p>
          </table:table-cell>
        </table:table-row>
        <table:table-row>
          <table:table-cell office:date-value="2014-10-13" office:value-type="date">
            <text:p>2014-10-13</text:p>
          </table:table-cell>
          <table:table-cell office:value="543.497803" office:value-type="float">
            <text:p>543.497803</text:p>
          </table:table-cell>
          <table:table-cell office:value="547.995483" office:value-type="float">
            <text:p>547.995483</text:p>
          </table:table-cell>
          <table:table-cell office:value="531.640381" office:value-type="float">
            <text:p>531.640381</text:p>
          </table:table-cell>
          <table:table-cell office:value="531.750061" office:value-type="float">
            <text:p>531.750061</text:p>
          </table:table-cell>
          <table:table-cell office:value="531.750061" office:value-type="float">
            <text:p>531.750061</text:p>
          </table:table-cell>
          <table:table-cell office:value="2581600" office:value-type="float">
            <text:p>2581600</text:p>
          </table:table-cell>
        </table:table-row>
        <table:table-row>
          <table:table-cell office:date-value="2014-10-14" office:value-type="date">
            <text:p>2014-10-14</text:p>
          </table:table-cell>
          <table:table-cell office:value="537.4245" office:value-type="float">
            <text:p>537.4245</text:p>
          </table:table-cell>
          <table:table-cell office:value="545.691833" office:value-type="float">
            <text:p>545.691833</text:p>
          </table:table-cell>
          <table:table-cell office:value="531.710205" office:value-type="float">
            <text:p>531.710205</text:p>
          </table:table-cell>
          <table:table-cell office:value="536.467102" office:value-type="float">
            <text:p>536.467102</text:p>
          </table:table-cell>
          <table:table-cell office:value="536.467102" office:value-type="float">
            <text:p>536.467102</text:p>
          </table:table-cell>
          <table:table-cell office:value="2222500" office:value-type="float">
            <text:p>2222500</text:p>
          </table:table-cell>
        </table:table-row>
        <table:table-row>
          <table:table-cell office:date-value="2014-10-15" office:value-type="date">
            <text:p>2014-10-15</text:p>
          </table:table-cell>
          <table:table-cell office:value="529.556091" office:value-type="float">
            <text:p>529.556091</text:p>
          </table:table-cell>
          <table:table-cell office:value="531.341187" office:value-type="float">
            <text:p>531.341187</text:p>
          </table:table-cell>
          <table:table-cell office:value="516.88092" office:value-type="float">
            <text:p>516.88092</text:p>
          </table:table-cell>
          <table:table-cell office:value="528.578796" office:value-type="float">
            <text:p>528.578796</text:p>
          </table:table-cell>
          <table:table-cell office:value="528.578796" office:value-type="float">
            <text:p>528.578796</text:p>
          </table:table-cell>
          <table:table-cell office:value="3719300" office:value-type="float">
            <text:p>3719300</text:p>
          </table:table-cell>
        </table:table-row>
        <table:table-row>
          <table:table-cell office:date-value="2014-10-16" office:value-type="date">
            <text:p>2014-10-16</text:p>
          </table:table-cell>
          <table:table-cell office:value="517.578979" office:value-type="float">
            <text:p>517.578979</text:p>
          </table:table-cell>
          <table:table-cell office:value="527.980408" office:value-type="float">
            <text:p>527.980408</text:p>
          </table:table-cell>
          <table:table-cell office:value="513.589966" office:value-type="float">
            <text:p>513.589966</text:p>
          </table:table-cell>
          <table:table-cell office:value="523.073914" office:value-type="float">
            <text:p>523.073914</text:p>
          </table:table-cell>
          <table:table-cell office:value="523.073914" office:value-type="float">
            <text:p>523.073914</text:p>
          </table:table-cell>
          <table:table-cell office:value="3708500" office:value-type="float">
            <text:p>3708500</text:p>
          </table:table-cell>
        </table:table-row>
        <table:table-row>
          <table:table-cell office:date-value="2014-10-17" office:value-type="date">
            <text:p>2014-10-17</text:p>
          </table:table-cell>
          <table:table-cell office:value="525.806396" office:value-type="float">
            <text:p>525.806396</text:p>
          </table:table-cell>
          <table:table-cell office:value="529.526184" office:value-type="float">
            <text:p>529.526184</text:p>
          </table:table-cell>
          <table:table-cell office:value="507.137665" office:value-type="float">
            <text:p>507.137665</text:p>
          </table:table-cell>
          <table:table-cell office:value="509.770416" office:value-type="float">
            <text:p>509.770416</text:p>
          </table:table-cell>
          <table:table-cell office:value="509.770416" office:value-type="float">
            <text:p>509.770416</text:p>
          </table:table-cell>
          <table:table-cell office:value="5539300" office:value-type="float">
            <text:p>5539300</text:p>
          </table:table-cell>
        </table:table-row>
        <table:table-row>
          <table:table-cell office:date-value="2014-10-20" office:value-type="date">
            <text:p>2014-10-20</text:p>
          </table:table-cell>
          <table:table-cell office:value="508.055145" office:value-type="float">
            <text:p>508.055145</text:p>
          </table:table-cell>
          <table:table-cell office:value="520.331421" office:value-type="float">
            <text:p>520.331421</text:p>
          </table:table-cell>
          <table:table-cell office:value="506.708832" office:value-type="float">
            <text:p>506.708832</text:p>
          </table:table-cell>
          <table:table-cell office:value="519.41394" office:value-type="float">
            <text:p>519.41394</text:p>
          </table:table-cell>
          <table:table-cell office:value="519.41394" office:value-type="float">
            <text:p>519.41394</text:p>
          </table:table-cell>
          <table:table-cell office:value="2607500" office:value-type="float">
            <text:p>2607500</text:p>
          </table:table-cell>
        </table:table-row>
        <table:table-row>
          <table:table-cell office:date-value="2014-10-21" office:value-type="date">
            <text:p>2014-10-21</text:p>
          </table:table-cell>
          <table:table-cell office:value="523.752014" office:value-type="float">
            <text:p>523.752014</text:p>
          </table:table-cell>
          <table:table-cell office:value="525.347656" office:value-type="float">
            <text:p>525.347656</text:p>
          </table:table-cell>
          <table:table-cell office:value="517.68866" office:value-type="float">
            <text:p>517.68866</text:p>
          </table:table-cell>
          <table:table-cell office:value="525.098328" office:value-type="float">
            <text:p>525.098328</text:p>
          </table:table-cell>
          <table:table-cell office:value="525.098328" office:value-type="float">
            <text:p>525.098328</text:p>
          </table:table-cell>
          <table:table-cell office:value="2336200" office:value-type="float">
            <text:p>2336200</text:p>
          </table:table-cell>
        </table:table-row>
        <table:table-row>
          <table:table-cell office:date-value="2014-10-22" office:value-type="date">
            <text:p>2014-10-22</text:p>
          </table:table-cell>
          <table:table-cell office:value="528.439148" office:value-type="float">
            <text:p>528.439148</text:p>
          </table:table-cell>
          <table:table-cell office:value="538.322021" office:value-type="float">
            <text:p>538.322021</text:p>
          </table:table-cell>
          <table:table-cell office:value="527.352173" office:value-type="float">
            <text:p>527.352173</text:p>
          </table:table-cell>
          <table:table-cell office:value="531.251465" office:value-type="float">
            <text:p>531.251465</text:p>
          </table:table-cell>
          <table:table-cell office:value="531.251465" office:value-type="float">
            <text:p>531.251465</text:p>
          </table:table-cell>
          <table:table-cell office:value="2919200" office:value-type="float">
            <text:p>2919200</text:p>
          </table:table-cell>
        </table:table-row>
        <table:table-row>
          <table:table-cell office:date-value="2014-10-23" office:value-type="date">
            <text:p>2014-10-23</text:p>
          </table:table-cell>
          <table:table-cell office:value="537.843323" office:value-type="float">
            <text:p>537.843323</text:p>
          </table:table-cell>
          <table:table-cell office:value="545.721741" office:value-type="float">
            <text:p>545.721741</text:p>
          </table:table-cell>
          <table:table-cell office:value="534.382874" office:value-type="float">
            <text:p>534.382874</text:p>
          </table:table-cell>
          <table:table-cell office:value="542.490601" office:value-type="float">
            <text:p>542.490601</text:p>
          </table:table-cell>
          <table:table-cell office:value="542.490601" office:value-type="float">
            <text:p>542.490601</text:p>
          </table:table-cell>
          <table:table-cell office:value="2348800" office:value-type="float">
            <text:p>2348800</text:p>
          </table:table-cell>
        </table:table-row>
        <table:table-row>
          <table:table-cell office:date-value="2014-10-24" office:value-type="date">
            <text:p>2014-10-24</text:p>
          </table:table-cell>
          <table:table-cell office:value="542.869568" office:value-type="float">
            <text:p>542.869568</text:p>
          </table:table-cell>
          <table:table-cell office:value="543.388123" office:value-type="float">
            <text:p>543.388123</text:p>
          </table:table-cell>
          <table:table-cell office:value="534.322998" office:value-type="float">
            <text:p>534.322998</text:p>
          </table:table-cell>
          <table:table-cell office:value="538.302063" office:value-type="float">
            <text:p>538.302063</text:p>
          </table:table-cell>
          <table:table-cell office:value="538.302063" office:value-type="float">
            <text:p>538.302063</text:p>
          </table:table-cell>
          <table:table-cell office:value="1973100" office:value-type="float">
            <text:p>1973100</text:p>
          </table:table-cell>
        </table:table-row>
        <table:table-row>
          <table:table-cell office:date-value="2014-10-27" office:value-type="date">
            <text:p>2014-10-27</text:p>
          </table:table-cell>
          <table:table-cell office:value="535.559631" office:value-type="float">
            <text:p>535.559631</text:p>
          </table:table-cell>
          <table:table-cell office:value="542.919434" office:value-type="float">
            <text:p>542.919434</text:p>
          </table:table-cell>
          <table:table-cell office:value="535.559631" office:value-type="float">
            <text:p>535.559631</text:p>
          </table:table-cell>
          <table:table-cell office:value="539.289368" office:value-type="float">
            <text:p>539.289368</text:p>
          </table:table-cell>
          <table:table-cell office:value="539.289368" office:value-type="float">
            <text:p>539.289368</text:p>
          </table:table-cell>
          <table:table-cell office:value="1185300" office:value-type="float">
            <text:p>1185300</text:p>
          </table:table-cell>
        </table:table-row>
        <table:table-row>
          <table:table-cell office:date-value="2014-10-28" office:value-type="date">
            <text:p>2014-10-28</text:p>
          </table:table-cell>
          <table:table-cell office:value="541.513306" office:value-type="float">
            <text:p>541.513306</text:p>
          </table:table-cell>
          <table:table-cell office:value="547.476929" office:value-type="float">
            <text:p>547.476929</text:p>
          </table:table-cell>
          <table:table-cell office:value="540.137024" office:value-type="float">
            <text:p>540.137024</text:p>
          </table:table-cell>
          <table:table-cell office:value="547.397095" office:value-type="float">
            <text:p>547.397095</text:p>
          </table:table-cell>
          <table:table-cell office:value="547.397095" office:value-type="float">
            <text:p>547.397095</text:p>
          </table:table-cell>
          <table:table-cell office:value="1270900" office:value-type="float">
            <text:p>1270900</text:p>
          </table:table-cell>
        </table:table-row>
        <table:table-row>
          <table:table-cell office:date-value="2014-10-29" office:value-type="date">
            <text:p>2014-10-29</text:p>
          </table:table-cell>
          <table:table-cell office:value="548.49408" office:value-type="float">
            <text:p>548.49408</text:p>
          </table:table-cell>
          <table:table-cell office:value="552.672607" office:value-type="float">
            <text:p>552.672607</text:p>
          </table:table-cell>
          <table:table-cell office:value="545.482361" office:value-type="float">
            <text:p>545.482361</text:p>
          </table:table-cell>
          <table:table-cell office:value="547.825928" office:value-type="float">
            <text:p>547.825928</text:p>
          </table:table-cell>
          <table:table-cell office:value="547.825928" office:value-type="float">
            <text:p>547.825928</text:p>
          </table:table-cell>
          <table:table-cell office:value="1770500" office:value-type="float">
            <text:p>1770500</text:p>
          </table:table-cell>
        </table:table-row>
        <table:table-row>
          <table:table-cell office:date-value="2014-10-30" office:value-type="date">
            <text:p>2014-10-30</text:p>
          </table:table-cell>
          <table:table-cell office:value="547.44696" office:value-type="float">
            <text:p>547.44696</text:p>
          </table:table-cell>
          <table:table-cell office:value="551.286438" office:value-type="float">
            <text:p>551.286438</text:p>
          </table:table-cell>
          <table:table-cell office:value="542.021851" office:value-type="float">
            <text:p>542.021851</text:p>
          </table:table-cell>
          <table:table-cell office:value="548.803284" office:value-type="float">
            <text:p>548.803284</text:p>
          </table:table-cell>
          <table:table-cell office:value="548.803284" office:value-type="float">
            <text:p>548.803284</text:p>
          </table:table-cell>
          <table:table-cell office:value="1455600" office:value-type="float">
            <text:p>1455600</text:p>
          </table:table-cell>
        </table:table-row>
        <table:table-row>
          <table:table-cell office:date-value="2014-10-31" office:value-type="date">
            <text:p>2014-10-31</text:p>
          </table:table-cell>
          <table:table-cell office:value="557.818481" office:value-type="float">
            <text:p>557.818481</text:p>
          </table:table-cell>
          <table:table-cell office:value="558.037903" office:value-type="float">
            <text:p>558.037903</text:p>
          </table:table-cell>
          <table:table-cell office:value="553.231079" office:value-type="float">
            <text:p>553.231079</text:p>
          </table:table-cell>
          <table:table-cell office:value="557.549255" office:value-type="float">
            <text:p>557.549255</text:p>
          </table:table-cell>
          <table:table-cell office:value="557.549255" office:value-type="float">
            <text:p>557.549255</text:p>
          </table:table-cell>
          <table:table-cell office:value="2035000" office:value-type="float">
            <text:p>2035000</text:p>
          </table:table-cell>
        </table:table-row>
        <table:table-row>
          <table:table-cell office:date-value="2014-11-03" office:value-type="date">
            <text:p>2014-11-03</text:p>
          </table:table-cell>
          <table:table-cell office:value="553.979065" office:value-type="float">
            <text:p>553.979065</text:p>
          </table:table-cell>
          <table:table-cell office:value="556.372498" office:value-type="float">
            <text:p>556.372498</text:p>
          </table:table-cell>
          <table:table-cell office:value="551.715271" office:value-type="float">
            <text:p>551.715271</text:p>
          </table:table-cell>
          <table:table-cell office:value="553.699829" office:value-type="float">
            <text:p>553.699829</text:p>
          </table:table-cell>
          <table:table-cell office:value="553.699829" office:value-type="float">
            <text:p>553.699829</text:p>
          </table:table-cell>
          <table:table-cell office:value="1382200" office:value-type="float">
            <text:p>1382200</text:p>
          </table:table-cell>
        </table:table-row>
        <table:table-row>
          <table:table-cell office:date-value="2014-11-04" office:value-type="date">
            <text:p>2014-11-04</text:p>
          </table:table-cell>
          <table:table-cell office:value="551.485901" office:value-type="float">
            <text:p>551.485901</text:p>
          </table:table-cell>
          <table:table-cell office:value="553.979065" office:value-type="float">
            <text:p>553.979065</text:p>
          </table:table-cell>
          <table:table-cell office:value="547.796021" office:value-type="float">
            <text:p>547.796021</text:p>
          </table:table-cell>
          <table:table-cell office:value="552.592834" office:value-type="float">
            <text:p>552.592834</text:p>
          </table:table-cell>
          <table:table-cell office:value="552.592834" office:value-type="float">
            <text:p>552.592834</text:p>
          </table:table-cell>
          <table:table-cell office:value="1244200" office:value-type="float">
            <text:p>1244200</text:p>
          </table:table-cell>
        </table:table-row>
        <table:table-row>
          <table:table-cell office:date-value="2014-11-05" office:value-type="date">
            <text:p>2014-11-05</text:p>
          </table:table-cell>
          <table:table-cell office:value="555.275513" office:value-type="float">
            <text:p>555.275513</text:p>
          </table:table-cell>
          <table:table-cell office:value="555.275513" office:value-type="float">
            <text:p>555.275513</text:p>
          </table:table-cell>
          <table:table-cell office:value="542.560425" office:value-type="float">
            <text:p>542.560425</text:p>
          </table:table-cell>
          <table:table-cell office:value="544.425293" office:value-type="float">
            <text:p>544.425293</text:p>
          </table:table-cell>
          <table:table-cell office:value="544.425293" office:value-type="float">
            <text:p>544.425293</text:p>
          </table:table-cell>
          <table:table-cell office:value="2032200" office:value-type="float">
            <text:p>2032200</text:p>
          </table:table-cell>
        </table:table-row>
        <table:table-row>
          <table:table-cell office:date-value="2014-11-06" office:value-type="date">
            <text:p>2014-11-06</text:p>
          </table:table-cell>
          <table:table-cell office:value="544.006409" office:value-type="float">
            <text:p>544.006409</text:p>
          </table:table-cell>
          <table:table-cell office:value="545.387634" office:value-type="float">
            <text:p>545.387634</text:p>
          </table:table-cell>
          <table:table-cell office:value="539.488831" office:value-type="float">
            <text:p>539.488831</text:p>
          </table:table-cell>
          <table:table-cell office:value="540.555908" office:value-type="float">
            <text:p>540.555908</text:p>
          </table:table-cell>
          <table:table-cell office:value="540.555908" office:value-type="float">
            <text:p>540.555908</text:p>
          </table:table-cell>
          <table:table-cell office:value="1333200" office:value-type="float">
            <text:p>1333200</text:p>
          </table:table-cell>
        </table:table-row>
        <table:table-row>
          <table:table-cell office:date-value="2014-11-07" office:value-type="date">
            <text:p>2014-11-07</text:p>
          </table:table-cell>
          <table:table-cell office:value="544.714478" office:value-type="float">
            <text:p>544.714478</text:p>
          </table:table-cell>
          <table:table-cell office:value="544.714478" office:value-type="float">
            <text:p>544.714478</text:p>
          </table:table-cell>
          <table:table-cell office:value="537.195129" office:value-type="float">
            <text:p>537.195129</text:p>
          </table:table-cell>
          <table:table-cell office:value="539.528748" office:value-type="float">
            <text:p>539.528748</text:p>
          </table:table-cell>
          <table:table-cell office:value="539.528748" office:value-type="float">
            <text:p>539.528748</text:p>
          </table:table-cell>
          <table:table-cell office:value="1633700" office:value-type="float">
            <text:p>1633700</text:p>
          </table:table-cell>
        </table:table-row>
        <table:table-row>
          <table:table-cell office:date-value="2014-11-10" office:value-type="date">
            <text:p>2014-11-10</text:p>
          </table:table-cell>
          <table:table-cell office:value="539.977478" office:value-type="float">
            <text:p>539.977478</text:p>
          </table:table-cell>
          <table:table-cell office:value="548.085205" office:value-type="float">
            <text:p>548.085205</text:p>
          </table:table-cell>
          <table:table-cell office:value="539.538696" office:value-type="float">
            <text:p>539.538696</text:p>
          </table:table-cell>
          <table:table-cell office:value="545.990967" office:value-type="float">
            <text:p>545.990967</text:p>
          </table:table-cell>
          <table:table-cell office:value="545.990967" office:value-type="float">
            <text:p>545.990967</text:p>
          </table:table-cell>
          <table:table-cell office:value="1134600" office:value-type="float">
            <text:p>1134600</text:p>
          </table:table-cell>
        </table:table-row>
        <table:table-row>
          <table:table-cell office:date-value="2014-11-11" office:value-type="date">
            <text:p>2014-11-11</text:p>
          </table:table-cell>
          <table:table-cell office:value="546.98822" office:value-type="float">
            <text:p>546.98822</text:p>
          </table:table-cell>
          <table:table-cell office:value="550.428772" office:value-type="float">
            <text:p>550.428772</text:p>
          </table:table-cell>
          <table:table-cell office:value="544.80426" office:value-type="float">
            <text:p>544.80426</text:p>
          </table:table-cell>
          <table:table-cell office:value="548.783325" office:value-type="float">
            <text:p>548.783325</text:p>
          </table:table-cell>
          <table:table-cell office:value="548.783325" office:value-type="float">
            <text:p>548.783325</text:p>
          </table:table-cell>
          <table:table-cell office:value="965500" office:value-type="float">
            <text:p>965500</text:p>
          </table:table-cell>
        </table:table-row>
        <table:table-row>
          <table:table-cell office:date-value="2014-11-12" office:value-type="date">
            <text:p>2014-11-12</text:p>
          </table:table-cell>
          <table:table-cell office:value="548.883057" office:value-type="float">
            <text:p>548.883057</text:p>
          </table:table-cell>
          <table:table-cell office:value="548.95282" office:value-type="float">
            <text:p>548.95282</text:p>
          </table:table-cell>
          <table:table-cell office:value="543.677307" office:value-type="float">
            <text:p>543.677307</text:p>
          </table:table-cell>
          <table:table-cell office:value="545.811462" office:value-type="float">
            <text:p>545.811462</text:p>
          </table:table-cell>
          <table:table-cell office:value="545.811462" office:value-type="float">
            <text:p>545.811462</text:p>
          </table:table-cell>
          <table:table-cell office:value="1129600" office:value-type="float">
            <text:p>1129600</text:p>
          </table:table-cell>
        </table:table-row>
        <table:table-row>
          <table:table-cell office:date-value="2014-11-13" office:value-type="date">
            <text:p>2014-11-13</text:p>
          </table:table-cell>
          <table:table-cell office:value="548.294678" office:value-type="float">
            <text:p>548.294678</text:p>
          </table:table-cell>
          <table:table-cell office:value="548.294678" office:value-type="float">
            <text:p>548.294678</text:p>
          </table:table-cell>
          <table:table-cell office:value="541.991943" office:value-type="float">
            <text:p>541.991943</text:p>
          </table:table-cell>
          <table:table-cell office:value="543.88678" office:value-type="float">
            <text:p>543.88678</text:p>
          </table:table-cell>
          <table:table-cell office:value="543.88678" office:value-type="float">
            <text:p>543.88678</text:p>
          </table:table-cell>
          <table:table-cell office:value="1339300" office:value-type="float">
            <text:p>1339300</text:p>
          </table:table-cell>
        </table:table-row>
        <table:table-row>
          <table:table-cell office:date-value="2014-11-14" office:value-type="date">
            <text:p>2014-11-14</text:p>
          </table:table-cell>
          <table:table-cell office:value="545.183228" office:value-type="float">
            <text:p>545.183228</text:p>
          </table:table-cell>
          <table:table-cell office:value="545.183228" office:value-type="float">
            <text:p>545.183228</text:p>
          </table:table-cell>
          <table:table-cell office:value="540.665588" office:value-type="float">
            <text:p>540.665588</text:p>
          </table:table-cell>
          <table:table-cell office:value="542.909424" office:value-type="float">
            <text:p>542.909424</text:p>
          </table:table-cell>
          <table:table-cell office:value="542.909424" office:value-type="float">
            <text:p>542.909424</text:p>
          </table:table-cell>
          <table:table-cell office:value="1289500" office:value-type="float">
            <text:p>1289500</text:p>
          </table:table-cell>
        </table:table-row>
        <table:table-row>
          <table:table-cell office:date-value="2014-11-17" office:value-type="date">
            <text:p>2014-11-17</text:p>
          </table:table-cell>
          <table:table-cell office:value="542.091675" office:value-type="float">
            <text:p>542.091675</text:p>
          </table:table-cell>
          <table:table-cell office:value="542.301086" office:value-type="float">
            <text:p>542.301086</text:p>
          </table:table-cell>
          <table:table-cell office:value="532.598755" office:value-type="float">
            <text:p>532.598755</text:p>
          </table:table-cell>
          <table:table-cell office:value="535.041016" office:value-type="float">
            <text:p>535.041016</text:p>
          </table:table-cell>
          <table:table-cell office:value="535.041016" office:value-type="float">
            <text:p>535.041016</text:p>
          </table:table-cell>
          <table:table-cell office:value="1726000" office:value-type="float">
            <text:p>1726000</text:p>
          </table:table-cell>
        </table:table-row>
        <table:table-row>
          <table:table-cell office:date-value="2014-11-18" office:value-type="date">
            <text:p>2014-11-18</text:p>
          </table:table-cell>
          <table:table-cell office:value="536.02832" office:value-type="float">
            <text:p>536.02832</text:p>
          </table:table-cell>
          <table:table-cell office:value="540.456177" office:value-type="float">
            <text:p>540.456177</text:p>
          </table:table-cell>
          <table:table-cell office:value="532.707458" office:value-type="float">
            <text:p>532.707458</text:p>
          </table:table-cell>
          <table:table-cell office:value="533.565125" office:value-type="float">
            <text:p>533.565125</text:p>
          </table:table-cell>
          <table:table-cell office:value="533.565125" office:value-type="float">
            <text:p>533.565125</text:p>
          </table:table-cell>
          <table:table-cell office:value="1962600" office:value-type="float">
            <text:p>1962600</text:p>
          </table:table-cell>
        </table:table-row>
        <table:table-row>
          <table:table-cell office:date-value="2014-11-19" office:value-type="date">
            <text:p>2014-11-19</text:p>
          </table:table-cell>
          <table:table-cell office:value="533.535156" office:value-type="float">
            <text:p>533.535156</text:p>
          </table:table-cell>
          <table:table-cell office:value="536.766296" office:value-type="float">
            <text:p>536.766296</text:p>
          </table:table-cell>
          <table:table-cell office:value="528.628662" office:value-type="float">
            <text:p>528.628662</text:p>
          </table:table-cell>
          <table:table-cell office:value="535.519714" office:value-type="float">
            <text:p>535.519714</text:p>
          </table:table-cell>
          <table:table-cell office:value="535.519714" office:value-type="float">
            <text:p>535.519714</text:p>
          </table:table-cell>
          <table:table-cell office:value="1392200" office:value-type="float">
            <text:p>1392200</text:p>
          </table:table-cell>
        </table:table-row>
        <table:table-row>
          <table:table-cell office:date-value="2014-11-20" office:value-type="date">
            <text:p>2014-11-20</text:p>
          </table:table-cell>
          <table:table-cell office:value="529.795471" office:value-type="float">
            <text:p>529.795471</text:p>
          </table:table-cell>
          <table:table-cell office:value="533.644897" office:value-type="float">
            <text:p>533.644897</text:p>
          </table:table-cell>
          <table:table-cell office:value="529.625916" office:value-type="float">
            <text:p>529.625916</text:p>
          </table:table-cell>
          <table:table-cell office:value="533.365662" office:value-type="float">
            <text:p>533.365662</text:p>
          </table:table-cell>
          <table:table-cell office:value="533.365662" office:value-type="float">
            <text:p>533.365662</text:p>
          </table:table-cell>
          <table:table-cell office:value="1563300" office:value-type="float">
            <text:p>1563300</text:p>
          </table:table-cell>
        </table:table-row>
        <table:table-row>
          <table:table-cell office:date-value="2014-11-21" office:value-type="date">
            <text:p>2014-11-21</text:p>
          </table:table-cell>
          <table:table-cell office:value="540.127075" office:value-type="float">
            <text:p>540.127075</text:p>
          </table:table-cell>
          <table:table-cell office:value="540.65564" office:value-type="float">
            <text:p>540.65564</text:p>
          </table:table-cell>
          <table:table-cell office:value="535.090881" office:value-type="float">
            <text:p>535.090881</text:p>
          </table:table-cell>
          <table:table-cell office:value="536.02832" office:value-type="float">
            <text:p>536.02832</text:p>
          </table:table-cell>
          <table:table-cell office:value="536.02832" office:value-type="float">
            <text:p>536.02832</text:p>
          </table:table-cell>
          <table:table-cell office:value="2224200" office:value-type="float">
            <text:p>2224200</text:p>
          </table:table-cell>
        </table:table-row>
        <table:table-row>
          <table:table-cell office:date-value="2014-11-24" office:value-type="date">
            <text:p>2014-11-24</text:p>
          </table:table-cell>
          <table:table-cell office:value="536.177917" office:value-type="float">
            <text:p>536.177917</text:p>
          </table:table-cell>
          <table:table-cell office:value="541.214111" office:value-type="float">
            <text:p>541.214111</text:p>
          </table:table-cell>
          <table:table-cell office:value="534.153503" office:value-type="float">
            <text:p>534.153503</text:p>
          </table:table-cell>
          <table:table-cell office:value="537.793518" office:value-type="float">
            <text:p>537.793518</text:p>
          </table:table-cell>
          <table:table-cell office:value="537.793518" office:value-type="float">
            <text:p>537.793518</text:p>
          </table:table-cell>
          <table:table-cell office:value="1706300" office:value-type="float">
            <text:p>1706300</text:p>
          </table:table-cell>
        </table:table-row>
        <table:table-row>
          <table:table-cell office:date-value="2014-11-25" office:value-type="date">
            <text:p>2014-11-25</text:p>
          </table:table-cell>
          <table:table-cell office:value="537.524231" office:value-type="float">
            <text:p>537.524231</text:p>
          </table:table-cell>
          <table:table-cell office:value="542.490601" office:value-type="float">
            <text:p>542.490601</text:p>
          </table:table-cell>
          <table:table-cell office:value="537.127319" office:value-type="float">
            <text:p>537.127319</text:p>
          </table:table-cell>
          <table:table-cell office:value="539.598511" office:value-type="float">
            <text:p>539.598511</text:p>
          </table:table-cell>
          <table:table-cell office:value="539.598511" office:value-type="float">
            <text:p>539.598511</text:p>
          </table:table-cell>
          <table:table-cell office:value="1789900" office:value-type="float">
            <text:p>1789900</text:p>
          </table:table-cell>
        </table:table-row>
        <table:table-row>
          <table:table-cell office:date-value="2014-11-26" office:value-type="date">
            <text:p>2014-11-26</text:p>
          </table:table-cell>
          <table:table-cell office:value="539.399109" office:value-type="float">
            <text:p>539.399109</text:p>
          </table:table-cell>
          <table:table-cell office:value="540.067261" office:value-type="float">
            <text:p>540.067261</text:p>
          </table:table-cell>
          <table:table-cell office:value="535.571594" office:value-type="float">
            <text:p>535.571594</text:p>
          </table:table-cell>
          <table:table-cell office:value="538.890503" office:value-type="float">
            <text:p>538.890503</text:p>
          </table:table-cell>
          <table:table-cell office:value="538.890503" office:value-type="float">
            <text:p>538.890503</text:p>
          </table:table-cell>
          <table:table-cell office:value="1522900" office:value-type="float">
            <text:p>1522900</text:p>
          </table:table-cell>
        </table:table-row>
        <table:table-row>
          <table:table-cell office:date-value="2014-11-28" office:value-type="date">
            <text:p>2014-11-28</text:p>
          </table:table-cell>
          <table:table-cell office:value="539.139771" office:value-type="float">
            <text:p>539.139771</text:p>
          </table:table-cell>
          <table:table-cell office:value="540.515991" office:value-type="float">
            <text:p>540.515991</text:p>
          </table:table-cell>
          <table:table-cell office:value="535.130798" office:value-type="float">
            <text:p>535.130798</text:p>
          </table:table-cell>
          <table:table-cell office:value="540.346497" office:value-type="float">
            <text:p>540.346497</text:p>
          </table:table-cell>
          <table:table-cell office:value="540.346497" office:value-type="float">
            <text:p>540.346497</text:p>
          </table:table-cell>
          <table:table-cell office:value="1148300" office:value-type="float">
            <text:p>1148300</text:p>
          </table:table-cell>
        </table:table-row>
        <table:table-row>
          <table:table-cell office:date-value="2014-12-01" office:value-type="date">
            <text:p>2014-12-01</text:p>
          </table:table-cell>
          <table:table-cell office:value="537.4245" office:value-type="float">
            <text:p>537.4245</text:p>
          </table:table-cell>
          <table:table-cell office:value="539.927612" office:value-type="float">
            <text:p>539.927612</text:p>
          </table:table-cell>
          <table:table-cell office:value="530.403748" office:value-type="float">
            <text:p>530.403748</text:p>
          </table:table-cell>
          <table:table-cell office:value="532.33844" office:value-type="float">
            <text:p>532.33844</text:p>
          </table:table-cell>
          <table:table-cell office:value="532.33844" office:value-type="float">
            <text:p>532.33844</text:p>
          </table:table-cell>
          <table:table-cell office:value="2115300" office:value-type="float">
            <text:p>2115300</text:p>
          </table:table-cell>
        </table:table-row>
        <table:table-row>
          <table:table-cell office:date-value="2014-12-02" office:value-type="date">
            <text:p>2014-12-02</text:p>
          </table:table-cell>
          <table:table-cell office:value="532.049255" office:value-type="float">
            <text:p>532.049255</text:p>
          </table:table-cell>
          <table:table-cell office:value="534.033813" office:value-type="float">
            <text:p>534.033813</text:p>
          </table:table-cell>
          <table:table-cell office:value="528.349426" office:value-type="float">
            <text:p>528.349426</text:p>
          </table:table-cell>
          <table:table-cell office:value="532.288574" office:value-type="float">
            <text:p>532.288574</text:p>
          </table:table-cell>
          <table:table-cell office:value="532.288574" office:value-type="float">
            <text:p>532.288574</text:p>
          </table:table-cell>
          <table:table-cell office:value="1526600" office:value-type="float">
            <text:p>1526600</text:p>
          </table:table-cell>
        </table:table-row>
        <table:table-row>
          <table:table-cell office:date-value="2014-12-03" office:value-type="date">
            <text:p>2014-12-03</text:p>
          </table:table-cell>
          <table:table-cell office:value="529.984924" office:value-type="float">
            <text:p>529.984924</text:p>
          </table:table-cell>
          <table:table-cell office:value="534.528442" office:value-type="float">
            <text:p>534.528442</text:p>
          </table:table-cell>
          <table:table-cell office:value="527.810913" office:value-type="float">
            <text:p>527.810913</text:p>
          </table:table-cell>
          <table:table-cell office:value="529.865234" office:value-type="float">
            <text:p>529.865234</text:p>
          </table:table-cell>
          <table:table-cell office:value="529.865234" office:value-type="float">
            <text:p>529.865234</text:p>
          </table:table-cell>
          <table:table-cell office:value="1277900" office:value-type="float">
            <text:p>1277900</text:p>
          </table:table-cell>
        </table:table-row>
        <table:table-row>
          <table:table-cell office:date-value="2014-12-04" office:value-type="date">
            <text:p>2014-12-04</text:p>
          </table:table-cell>
          <table:table-cell office:value="529.705688" office:value-type="float">
            <text:p>529.705688</text:p>
          </table:table-cell>
          <table:table-cell office:value="535.868774" office:value-type="float">
            <text:p>535.868774</text:p>
          </table:table-cell>
          <table:table-cell office:value="527.1427" office:value-type="float">
            <text:p>527.1427</text:p>
          </table:table-cell>
          <table:table-cell office:value="535.838867" office:value-type="float">
            <text:p>535.838867</text:p>
          </table:table-cell>
          <table:table-cell office:value="535.838867" office:value-type="float">
            <text:p>535.838867</text:p>
          </table:table-cell>
          <table:table-cell office:value="1392100" office:value-type="float">
            <text:p>1392100</text:p>
          </table:table-cell>
        </table:table-row>
        <table:table-row>
          <table:table-cell office:date-value="2014-12-05" office:value-type="date">
            <text:p>2014-12-05</text:p>
          </table:table-cell>
          <table:table-cell office:value="529.546143" office:value-type="float">
            <text:p>529.546143</text:p>
          </table:table-cell>
          <table:table-cell office:value="531.430969" office:value-type="float">
            <text:p>531.430969</text:p>
          </table:table-cell>
          <table:table-cell office:value="522.844543" office:value-type="float">
            <text:p>522.844543</text:p>
          </table:table-cell>
          <table:table-cell office:value="523.821838" office:value-type="float">
            <text:p>523.821838</text:p>
          </table:table-cell>
          <table:table-cell office:value="523.821838" office:value-type="float">
            <text:p>523.821838</text:p>
          </table:table-cell>
          <table:table-cell office:value="2565600" office:value-type="float">
            <text:p>2565600</text:p>
          </table:table-cell>
        </table:table-row>
        <table:table-row>
          <table:table-cell office:date-value="2014-12-08" office:value-type="date">
            <text:p>2014-12-08</text:p>
          </table:table-cell>
          <table:table-cell office:value="525.686707" office:value-type="float">
            <text:p>525.686707</text:p>
          </table:table-cell>
          <table:table-cell office:value="529.546143" office:value-type="float">
            <text:p>529.546143</text:p>
          </table:table-cell>
          <table:table-cell office:value="522.355896" office:value-type="float">
            <text:p>522.355896</text:p>
          </table:table-cell>
          <table:table-cell office:value="525.537109" office:value-type="float">
            <text:p>525.537109</text:p>
          </table:table-cell>
          <table:table-cell office:value="525.537109" office:value-type="float">
            <text:p>525.537109</text:p>
          </table:table-cell>
          <table:table-cell office:value="2329300" office:value-type="float">
            <text:p>2329300</text:p>
          </table:table-cell>
        </table:table-row>
        <table:table-row>
          <table:table-cell office:date-value="2014-12-09" office:value-type="date">
            <text:p>2014-12-09</text:p>
          </table:table-cell>
          <table:table-cell office:value="520.710388" office:value-type="float">
            <text:p>520.710388</text:p>
          </table:table-cell>
          <table:table-cell office:value="532.727417" office:value-type="float">
            <text:p>532.727417</text:p>
          </table:table-cell>
          <table:table-cell office:value="519.07489" office:value-type="float">
            <text:p>519.07489</text:p>
          </table:table-cell>
          <table:table-cell office:value="531.909668" office:value-type="float">
            <text:p>531.909668</text:p>
          </table:table-cell>
          <table:table-cell office:value="531.909668" office:value-type="float">
            <text:p>531.909668</text:p>
          </table:table-cell>
          <table:table-cell office:value="1871300" office:value-type="float">
            <text:p>1871300</text:p>
          </table:table-cell>
        </table:table-row>
        <table:table-row>
          <table:table-cell office:date-value="2014-12-10" office:value-type="date">
            <text:p>2014-12-10</text:p>
          </table:table-cell>
          <table:table-cell office:value="531.620422" office:value-type="float">
            <text:p>531.620422</text:p>
          </table:table-cell>
          <table:table-cell office:value="534.861511" office:value-type="float">
            <text:p>534.861511</text:p>
          </table:table-cell>
          <table:table-cell office:value="524.121033" office:value-type="float">
            <text:p>524.121033</text:p>
          </table:table-cell>
          <table:table-cell office:value="524.619629" office:value-type="float">
            <text:p>524.619629</text:p>
          </table:table-cell>
          <table:table-cell office:value="524.619629" office:value-type="float">
            <text:p>524.619629</text:p>
          </table:table-cell>
          <table:table-cell office:value="1712200" office:value-type="float">
            <text:p>1712200</text:p>
          </table:table-cell>
        </table:table-row>
        <table:table-row>
          <table:table-cell office:date-value="2014-12-11" office:value-type="date">
            <text:p>2014-12-11</text:p>
          </table:table-cell>
          <table:table-cell office:value="526.354919" office:value-type="float">
            <text:p>526.354919</text:p>
          </table:table-cell>
          <table:table-cell office:value="532.45813" office:value-type="float">
            <text:p>532.45813</text:p>
          </table:table-cell>
          <table:table-cell office:value="525.656799" office:value-type="float">
            <text:p>525.656799</text:p>
          </table:table-cell>
          <table:table-cell office:value="526.893433" office:value-type="float">
            <text:p>526.893433</text:p>
          </table:table-cell>
          <table:table-cell office:value="526.893433" office:value-type="float">
            <text:p>526.893433</text:p>
          </table:table-cell>
          <table:table-cell office:value="1610800" office:value-type="float">
            <text:p>1610800</text:p>
          </table:table-cell>
        </table:table-row>
        <table:table-row>
          <table:table-cell office:date-value="2014-12-12" office:value-type="date">
            <text:p>2014-12-12</text:p>
          </table:table-cell>
          <table:table-cell office:value="522.07666" office:value-type="float">
            <text:p>522.07666</text:p>
          </table:table-cell>
          <table:table-cell office:value="527.052979" office:value-type="float">
            <text:p>527.052979</text:p>
          </table:table-cell>
          <table:table-cell office:value="517.239929" office:value-type="float">
            <text:p>517.239929</text:p>
          </table:table-cell>
          <table:table-cell office:value="517.239929" office:value-type="float">
            <text:p>517.239929</text:p>
          </table:table-cell>
          <table:table-cell office:value="517.239929" office:value-type="float">
            <text:p>517.239929</text:p>
          </table:table-cell>
          <table:table-cell office:value="1994500" office:value-type="float">
            <text:p>1994500</text:p>
          </table:table-cell>
        </table:table-row>
        <table:table-row>
          <table:table-cell office:date-value="2014-12-15" office:value-type="date">
            <text:p>2014-12-15</text:p>
          </table:table-cell>
          <table:table-cell office:value="521.308777" office:value-type="float">
            <text:p>521.308777</text:p>
          </table:table-cell>
          <table:table-cell office:value="521.667786" office:value-type="float">
            <text:p>521.667786</text:p>
          </table:table-cell>
          <table:table-cell office:value="511.864685" office:value-type="float">
            <text:p>511.864685</text:p>
          </table:table-cell>
          <table:table-cell office:value="512.39325" office:value-type="float">
            <text:p>512.39325</text:p>
          </table:table-cell>
          <table:table-cell office:value="512.39325" office:value-type="float">
            <text:p>512.39325</text:p>
          </table:table-cell>
          <table:table-cell office:value="2813400" office:value-type="float">
            <text:p>2813400</text:p>
          </table:table-cell>
        </table:table-row>
        <table:table-row>
          <table:table-cell office:date-value="2014-12-16" office:value-type="date">
            <text:p>2014-12-16</text:p>
          </table:table-cell>
          <table:table-cell office:value="510.159363" office:value-type="float">
            <text:p>510.159363</text:p>
          </table:table-cell>
          <table:table-cell office:value="511.645264" office:value-type="float">
            <text:p>511.645264</text:p>
          </table:table-cell>
          <table:table-cell office:value="487.661133" office:value-type="float">
            <text:p>487.661133</text:p>
          </table:table-cell>
          <table:table-cell office:value="494.03363" office:value-type="float">
            <text:p>494.03363</text:p>
          </table:table-cell>
          <table:table-cell office:value="494.03363" office:value-type="float">
            <text:p>494.03363</text:p>
          </table:table-cell>
          <table:table-cell office:value="3964200" office:value-type="float">
            <text:p>3964200</text:p>
          </table:table-cell>
        </table:table-row>
        <table:table-row>
          <table:table-cell office:date-value="2014-12-17" office:value-type="date">
            <text:p>2014-12-17</text:p>
          </table:table-cell>
          <table:table-cell office:value="495.639221" office:value-type="float">
            <text:p>495.639221</text:p>
          </table:table-cell>
          <table:table-cell office:value="505.611847" office:value-type="float">
            <text:p>505.611847</text:p>
          </table:table-cell>
          <table:table-cell office:value="495.449738" office:value-type="float">
            <text:p>495.449738</text:p>
          </table:table-cell>
          <table:table-cell office:value="503.507629" office:value-type="float">
            <text:p>503.507629</text:p>
          </table:table-cell>
          <table:table-cell office:value="503.507629" office:value-type="float">
            <text:p>503.507629</text:p>
          </table:table-cell>
          <table:table-cell office:value="2883100" office:value-type="float">
            <text:p>2883100</text:p>
          </table:table-cell>
        </table:table-row>
        <table:table-row>
          <table:table-cell office:date-value="2014-12-18" office:value-type="date">
            <text:p>2014-12-18</text:p>
          </table:table-cell>
          <table:table-cell office:value="511.545563" office:value-type="float">
            <text:p>511.545563</text:p>
          </table:table-cell>
          <table:table-cell office:value="512.463013" office:value-type="float">
            <text:p>512.463013</text:p>
          </table:table-cell>
          <table:table-cell office:value="503.318146" office:value-type="float">
            <text:p>503.318146</text:p>
          </table:table-cell>
          <table:table-cell office:value="509.700623" office:value-type="float">
            <text:p>509.700623</text:p>
          </table:table-cell>
          <table:table-cell office:value="509.700623" office:value-type="float">
            <text:p>509.700623</text:p>
          </table:table-cell>
          <table:table-cell office:value="2926700" office:value-type="float">
            <text:p>2926700</text:p>
          </table:table-cell>
        </table:table-row>
        <table:table-row>
          <table:table-cell office:date-value="2014-12-19" office:value-type="date">
            <text:p>2014-12-19</text:p>
          </table:table-cell>
          <table:table-cell office:value="510.109497" office:value-type="float">
            <text:p>510.109497</text:p>
          </table:table-cell>
          <table:table-cell office:value="516.30249" office:value-type="float">
            <text:p>516.30249</text:p>
          </table:table-cell>
          <table:table-cell office:value="505.523071" office:value-type="float">
            <text:p>505.523071</text:p>
          </table:table-cell>
          <table:table-cell office:value="514.936218" office:value-type="float">
            <text:p>514.936218</text:p>
          </table:table-cell>
          <table:table-cell office:value="514.936218" office:value-type="float">
            <text:p>514.936218</text:p>
          </table:table-cell>
          <table:table-cell office:value="3690200" office:value-type="float">
            <text:p>3690200</text:p>
          </table:table-cell>
        </table:table-row>
        <table:table-row>
          <table:table-cell office:date-value="2014-12-22" office:value-type="date">
            <text:p>2014-12-22</text:p>
          </table:table-cell>
          <table:table-cell office:value="514.666992" office:value-type="float">
            <text:p>514.666992</text:p>
          </table:table-cell>
          <table:table-cell office:value="525.018555" office:value-type="float">
            <text:p>525.018555</text:p>
          </table:table-cell>
          <table:table-cell office:value="514.666992" office:value-type="float">
            <text:p>514.666992</text:p>
          </table:table-cell>
          <table:table-cell office:value="523.432922" office:value-type="float">
            <text:p>523.432922</text:p>
          </table:table-cell>
          <table:table-cell office:value="523.432922" office:value-type="float">
            <text:p>523.432922</text:p>
          </table:table-cell>
          <table:table-cell office:value="2723700" office:value-type="float">
            <text:p>2723700</text:p>
          </table:table-cell>
        </table:table-row>
        <table:table-row>
          <table:table-cell office:date-value="2014-12-23" office:value-type="date">
            <text:p>2014-12-23</text:p>
          </table:table-cell>
          <table:table-cell office:value="525.557068" office:value-type="float">
            <text:p>525.557068</text:p>
          </table:table-cell>
          <table:table-cell office:value="533.096375" office:value-type="float">
            <text:p>533.096375</text:p>
          </table:table-cell>
          <table:table-cell office:value="524.848999" office:value-type="float">
            <text:p>524.848999</text:p>
          </table:table-cell>
          <table:table-cell office:value="529.137268" office:value-type="float">
            <text:p>529.137268</text:p>
          </table:table-cell>
          <table:table-cell office:value="529.137268" office:value-type="float">
            <text:p>529.137268</text:p>
          </table:table-cell>
          <table:table-cell office:value="2197600" office:value-type="float">
            <text:p>2197600</text:p>
          </table:table-cell>
        </table:table-row>
        <table:table-row>
          <table:table-cell office:date-value="2014-12-24" office:value-type="date">
            <text:p>2014-12-24</text:p>
          </table:table-cell>
          <table:table-cell office:value="529.057495" office:value-type="float">
            <text:p>529.057495</text:p>
          </table:table-cell>
          <table:table-cell office:value="530.30304" office:value-type="float">
            <text:p>530.30304</text:p>
          </table:table-cell>
          <table:table-cell office:value="525.577026" office:value-type="float">
            <text:p>525.577026</text:p>
          </table:table-cell>
          <table:table-cell office:value="527.322266" office:value-type="float">
            <text:p>527.322266</text:p>
          </table:table-cell>
          <table:table-cell office:value="527.322266" office:value-type="float">
            <text:p>527.322266</text:p>
          </table:table-cell>
          <table:table-cell office:value="705900" office:value-type="float">
            <text:p>705900</text:p>
          </table:table-cell>
        </table:table-row>
        <table:table-row>
          <table:table-cell office:date-value="2014-12-26" office:value-type="date">
            <text:p>2014-12-26</text:p>
          </table:table-cell>
          <table:table-cell office:value="527.322266" office:value-type="float">
            <text:p>527.322266</text:p>
          </table:table-cell>
          <table:table-cell office:value="532.787231" office:value-type="float">
            <text:p>532.787231</text:p>
          </table:table-cell>
          <table:table-cell office:value="525.866211" office:value-type="float">
            <text:p>525.866211</text:p>
          </table:table-cell>
          <table:table-cell office:value="532.56781" office:value-type="float">
            <text:p>532.56781</text:p>
          </table:table-cell>
          <table:table-cell office:value="532.56781" office:value-type="float">
            <text:p>532.56781</text:p>
          </table:table-cell>
          <table:table-cell office:value="1040500" office:value-type="float">
            <text:p>1040500</text:p>
          </table:table-cell>
        </table:table-row>
        <table:table-row>
          <table:table-cell office:date-value="2014-12-29" office:value-type="date">
            <text:p>2014-12-29</text:p>
          </table:table-cell>
          <table:table-cell office:value="530.732849" office:value-type="float">
            <text:p>530.732849</text:p>
          </table:table-cell>
          <table:table-cell office:value="534.013855" office:value-type="float">
            <text:p>534.013855</text:p>
          </table:table-cell>
          <table:table-cell office:value="528.559814" office:value-type="float">
            <text:p>528.559814</text:p>
          </table:table-cell>
          <table:table-cell office:value="528.877991" office:value-type="float">
            <text:p>528.877991</text:p>
          </table:table-cell>
          <table:table-cell office:value="528.877991" office:value-type="float">
            <text:p>528.877991</text:p>
          </table:table-cell>
          <table:table-cell office:value="2278500" office:value-type="float">
            <text:p>2278500</text:p>
          </table:table-cell>
        </table:table-row>
        <table:table-row>
          <table:table-cell office:date-value="2014-12-30" office:value-type="date">
            <text:p>2014-12-30</text:p>
          </table:table-cell>
          <table:table-cell office:value="526.644104" office:value-type="float">
            <text:p>526.644104</text:p>
          </table:table-cell>
          <table:table-cell office:value="529.69574" office:value-type="float">
            <text:p>529.69574</text:p>
          </table:table-cell>
          <table:table-cell office:value="525.686707" office:value-type="float">
            <text:p>525.686707</text:p>
          </table:table-cell>
          <table:table-cell office:value="528.967712" office:value-type="float">
            <text:p>528.967712</text:p>
          </table:table-cell>
          <table:table-cell office:value="528.967712" office:value-type="float">
            <text:p>528.967712</text:p>
          </table:table-cell>
          <table:table-cell office:value="876200" office:value-type="float">
            <text:p>876200</text:p>
          </table:table-cell>
        </table:table-row>
        <table:table-row>
          <table:table-cell office:date-value="2014-12-31" office:value-type="date">
            <text:p>2014-12-31</text:p>
          </table:table-cell>
          <table:table-cell office:value="529.795471" office:value-type="float">
            <text:p>529.795471</text:p>
          </table:table-cell>
          <table:table-cell office:value="531.141724" office:value-type="float">
            <text:p>531.141724</text:p>
          </table:table-cell>
          <table:table-cell office:value="524.360352" office:value-type="float">
            <text:p>524.360352</text:p>
          </table:table-cell>
          <table:table-cell office:value="524.95874" office:value-type="float">
            <text:p>524.95874</text:p>
          </table:table-cell>
          <table:table-cell office:value="524.95874" office:value-type="float">
            <text:p>524.95874</text:p>
          </table:table-cell>
          <table:table-cell office:value="1368200" office:value-type="float">
            <text:p>1368200</text:p>
          </table:table-cell>
        </table:table-row>
        <table:table-row>
          <table:table-cell office:date-value="2015-01-02" office:value-type="date">
            <text:p>2015-01-02</text:p>
          </table:table-cell>
          <table:table-cell office:value="527.561584" office:value-type="float">
            <text:p>527.561584</text:p>
          </table:table-cell>
          <table:table-cell office:value="529.815369" office:value-type="float">
            <text:p>529.815369</text:p>
          </table:table-cell>
          <table:table-cell office:value="522.665039" office:value-type="float">
            <text:p>522.665039</text:p>
          </table:table-cell>
          <table:table-cell office:value="523.373108" office:value-type="float">
            <text:p>523.373108</text:p>
          </table:table-cell>
          <table:table-cell office:value="523.373108" office:value-type="float">
            <text:p>523.373108</text:p>
          </table:table-cell>
          <table:table-cell office:value="1447500" office:value-type="float">
            <text:p>1447500</text:p>
          </table:table-cell>
        </table:table-row>
        <table:table-row>
          <table:table-cell office:date-value="2015-01-05" office:value-type="date">
            <text:p>2015-01-05</text:p>
          </table:table-cell>
          <table:table-cell office:value="521.827332" office:value-type="float">
            <text:p>521.827332</text:p>
          </table:table-cell>
          <table:table-cell office:value="522.894409" office:value-type="float">
            <text:p>522.894409</text:p>
          </table:table-cell>
          <table:table-cell office:value="511.655243" office:value-type="float">
            <text:p>511.655243</text:p>
          </table:table-cell>
          <table:table-cell office:value="512.463013" office:value-type="float">
            <text:p>512.463013</text:p>
          </table:table-cell>
          <table:table-cell office:value="512.463013" office:value-type="float">
            <text:p>512.463013</text:p>
          </table:table-cell>
          <table:table-cell office:value="2059800" office:value-type="float">
            <text:p>2059800</text:p>
          </table:table-cell>
        </table:table-row>
        <table:table-row>
          <table:table-cell office:date-value="2015-01-06" office:value-type="date">
            <text:p>2015-01-06</text:p>
          </table:table-cell>
          <table:table-cell office:value="513.589966" office:value-type="float">
            <text:p>513.589966</text:p>
          </table:table-cell>
          <table:table-cell office:value="514.761719" office:value-type="float">
            <text:p>514.761719</text:p>
          </table:table-cell>
          <table:table-cell office:value="499.678131" office:value-type="float">
            <text:p>499.678131</text:p>
          </table:table-cell>
          <table:table-cell office:value="500.585632" office:value-type="float">
            <text:p>500.585632</text:p>
          </table:table-cell>
          <table:table-cell office:value="500.585632" office:value-type="float">
            <text:p>500.585632</text:p>
          </table:table-cell>
          <table:table-cell office:value="2899900" office:value-type="float">
            <text:p>2899900</text:p>
          </table:table-cell>
        </table:table-row>
        <table:table-row>
          <table:table-cell office:date-value="2015-01-07" office:value-type="date">
            <text:p>2015-01-07</text:p>
          </table:table-cell>
          <table:table-cell office:value="505.611847" office:value-type="float">
            <text:p>505.611847</text:p>
          </table:table-cell>
          <table:table-cell office:value="505.855164" office:value-type="float">
            <text:p>505.855164</text:p>
          </table:table-cell>
          <table:table-cell office:value="498.281952" office:value-type="float">
            <text:p>498.281952</text:p>
          </table:table-cell>
          <table:table-cell office:value="499.727997" office:value-type="float">
            <text:p>499.727997</text:p>
          </table:table-cell>
          <table:table-cell office:value="499.727997" office:value-type="float">
            <text:p>499.727997</text:p>
          </table:table-cell>
          <table:table-cell office:value="2065000" office:value-type="float">
            <text:p>2065000</text:p>
          </table:table-cell>
        </table:table-row>
        <table:table-row>
          <table:table-cell office:date-value="2015-01-08" office:value-type="date">
            <text:p>2015-01-08</text:p>
          </table:table-cell>
          <table:table-cell office:value="496.626526" office:value-type="float">
            <text:p>496.626526</text:p>
          </table:table-cell>
          <table:table-cell office:value="502.101471" office:value-type="float">
            <text:p>502.101471</text:p>
          </table:table-cell>
          <table:table-cell office:value="489.65564" office:value-type="float">
            <text:p>489.65564</text:p>
          </table:table-cell>
          <table:table-cell office:value="501.30368" office:value-type="float">
            <text:p>501.30368</text:p>
          </table:table-cell>
          <table:table-cell office:value="501.30368" office:value-type="float">
            <text:p>501.30368</text:p>
          </table:table-cell>
          <table:table-cell office:value="3353500" office:value-type="float">
            <text:p>3353500</text:p>
          </table:table-cell>
        </table:table-row>
        <table:table-row>
          <table:table-cell office:date-value="2015-01-09" office:value-type="date">
            <text:p>2015-01-09</text:p>
          </table:table-cell>
          <table:table-cell office:value="503.377991" office:value-type="float">
            <text:p>503.377991</text:p>
          </table:table-cell>
          <table:table-cell office:value="503.537537" office:value-type="float">
            <text:p>503.537537</text:p>
          </table:table-cell>
          <table:table-cell office:value="493.435272" office:value-type="float">
            <text:p>493.435272</text:p>
          </table:table-cell>
          <table:table-cell office:value="494.811493" office:value-type="float">
            <text:p>494.811493</text:p>
          </table:table-cell>
          <table:table-cell office:value="494.811493" office:value-type="float">
            <text:p>494.811493</text:p>
          </table:table-cell>
          <table:table-cell office:value="2071300" office:value-type="float">
            <text:p>2071300</text:p>
          </table:table-cell>
        </table:table-row>
        <table:table-row>
          <table:table-cell office:date-value="2015-01-12" office:value-type="date">
            <text:p>2015-01-12</text:p>
          </table:table-cell>
          <table:table-cell office:value="493.584869" office:value-type="float">
            <text:p>493.584869</text:p>
          </table:table-cell>
          <table:table-cell office:value="494.618011" office:value-type="float">
            <text:p>494.618011</text:p>
          </table:table-cell>
          <table:table-cell office:value="486.225067" office:value-type="float">
            <text:p>486.225067</text:p>
          </table:table-cell>
          <table:table-cell office:value="491.201416" office:value-type="float">
            <text:p>491.201416</text:p>
          </table:table-cell>
          <table:table-cell office:value="491.201416" office:value-type="float">
            <text:p>491.201416</text:p>
          </table:table-cell>
          <table:table-cell office:value="2326700" office:value-type="float">
            <text:p>2326700</text:p>
          </table:table-cell>
        </table:table-row>
        <table:table-row>
          <table:table-cell office:date-value="2015-01-13" office:value-type="date">
            <text:p>2015-01-13</text:p>
          </table:table-cell>
          <table:table-cell office:value="497.474182" office:value-type="float">
            <text:p>497.474182</text:p>
          </table:table-cell>
          <table:table-cell office:value="501.602844" office:value-type="float">
            <text:p>501.602844</text:p>
          </table:table-cell>
          <table:table-cell office:value="491.04184" office:value-type="float">
            <text:p>491.04184</text:p>
          </table:table-cell>
          <table:table-cell office:value="494.821472" office:value-type="float">
            <text:p>494.821472</text:p>
          </table:table-cell>
          <table:table-cell office:value="494.821472" office:value-type="float">
            <text:p>494.821472</text:p>
          </table:table-cell>
          <table:table-cell office:value="2370400" office:value-type="float">
            <text:p>2370400</text:p>
          </table:table-cell>
        </table:table-row>
        <table:table-row>
          <table:table-cell office:date-value="2015-01-14" office:value-type="date">
            <text:p>2015-01-14</text:p>
          </table:table-cell>
          <table:table-cell office:value="493.295654" office:value-type="float">
            <text:p>493.295654</text:p>
          </table:table-cell>
          <table:table-cell office:value="501.852173" office:value-type="float">
            <text:p>501.852173</text:p>
          </table:table-cell>
          <table:table-cell office:value="491.650177" office:value-type="float">
            <text:p>491.650177</text:p>
          </table:table-cell>
          <table:table-cell office:value="499.498627" office:value-type="float">
            <text:p>499.498627</text:p>
          </table:table-cell>
          <table:table-cell office:value="499.498627" office:value-type="float">
            <text:p>499.498627</text:p>
          </table:table-cell>
          <table:table-cell office:value="2215500" office:value-type="float">
            <text:p>2215500</text:p>
          </table:table-cell>
        </table:table-row>
        <table:table-row>
          <table:table-cell office:date-value="2015-01-15" office:value-type="date">
            <text:p>2015-01-15</text:p>
          </table:table-cell>
          <table:table-cell office:value="504.18576" office:value-type="float">
            <text:p>504.18576</text:p>
          </table:table-cell>
          <table:table-cell office:value="504.295471" office:value-type="float">
            <text:p>504.295471</text:p>
          </table:table-cell>
          <table:table-cell office:value="496.397156" office:value-type="float">
            <text:p>496.397156</text:p>
          </table:table-cell>
          <table:table-cell office:value="500.416107" office:value-type="float">
            <text:p>500.416107</text:p>
          </table:table-cell>
          <table:table-cell office:value="500.416107" office:value-type="float">
            <text:p>500.416107</text:p>
          </table:table-cell>
          <table:table-cell office:value="2715800" office:value-type="float">
            <text:p>2715800</text:p>
          </table:table-cell>
        </table:table-row>
        <table:table-row>
          <table:table-cell office:date-value="2015-01-16" office:value-type="date">
            <text:p>2015-01-16</text:p>
          </table:table-cell>
          <table:table-cell office:value="498.640991" office:value-type="float">
            <text:p>498.640991</text:p>
          </table:table-cell>
          <table:table-cell office:value="506.798584" office:value-type="float">
            <text:p>506.798584</text:p>
          </table:table-cell>
          <table:table-cell office:value="498.631012" office:value-type="float">
            <text:p>498.631012</text:p>
          </table:table-cell>
          <table:table-cell office:value="506.688873" office:value-type="float">
            <text:p>506.688873</text:p>
          </table:table-cell>
          <table:table-cell office:value="506.688873" office:value-type="float">
            <text:p>506.688873</text:p>
          </table:table-cell>
          <table:table-cell office:value="2298200" office:value-type="float">
            <text:p>2298200</text:p>
          </table:table-cell>
        </table:table-row>
        <table:table-row>
          <table:table-cell office:date-value="2015-01-20" office:value-type="date">
            <text:p>2015-01-20</text:p>
          </table:table-cell>
          <table:table-cell office:value="509.600891" office:value-type="float">
            <text:p>509.600891</text:p>
          </table:table-cell>
          <table:table-cell office:value="511.096771" office:value-type="float">
            <text:p>511.096771</text:p>
          </table:table-cell>
          <table:table-cell office:value="504.630524" office:value-type="float">
            <text:p>504.630524</text:p>
          </table:table-cell>
          <table:table-cell office:value="505.512115" office:value-type="float">
            <text:p>505.512115</text:p>
          </table:table-cell>
          <table:table-cell office:value="505.512115" office:value-type="float">
            <text:p>505.512115</text:p>
          </table:table-cell>
          <table:table-cell office:value="2232000" office:value-type="float">
            <text:p>2232000</text:p>
          </table:table-cell>
        </table:table-row>
        <table:table-row>
          <table:table-cell office:date-value="2015-01-21" office:value-type="date">
            <text:p>2015-01-21</text:p>
          </table:table-cell>
          <table:table-cell office:value="505.861145" office:value-type="float">
            <text:p>505.861145</text:p>
          </table:table-cell>
          <table:table-cell office:value="517.858215" office:value-type="float">
            <text:p>517.858215</text:p>
          </table:table-cell>
          <table:table-cell office:value="504.814026" office:value-type="float">
            <text:p>504.814026</text:p>
          </table:table-cell>
          <table:table-cell office:value="516.621643" office:value-type="float">
            <text:p>516.621643</text:p>
          </table:table-cell>
          <table:table-cell office:value="516.621643" office:value-type="float">
            <text:p>516.621643</text:p>
          </table:table-cell>
          <table:table-cell office:value="2268700" office:value-type="float">
            <text:p>2268700</text:p>
          </table:table-cell>
        </table:table-row>
        <table:table-row>
          <table:table-cell office:date-value="2015-01-22" office:value-type="date">
            <text:p>2015-01-22</text:p>
          </table:table-cell>
          <table:table-cell office:value="520.052185" office:value-type="float">
            <text:p>520.052185</text:p>
          </table:table-cell>
          <table:table-cell office:value="534.861511" office:value-type="float">
            <text:p>534.861511</text:p>
          </table:table-cell>
          <table:table-cell office:value="518.2771" office:value-type="float">
            <text:p>518.2771</text:p>
          </table:table-cell>
          <table:table-cell office:value="532.926819" office:value-type="float">
            <text:p>532.926819</text:p>
          </table:table-cell>
          <table:table-cell office:value="532.926819" office:value-type="float">
            <text:p>532.926819</text:p>
          </table:table-cell>
          <table:table-cell office:value="2676900" office:value-type="float">
            <text:p>2676900</text:p>
          </table:table-cell>
        </table:table-row>
        <table:table-row>
          <table:table-cell office:date-value="2015-01-23" office:value-type="date">
            <text:p>2015-01-23</text:p>
          </table:table-cell>
          <table:table-cell office:value="534.123535" office:value-type="float">
            <text:p>534.123535</text:p>
          </table:table-cell>
          <table:table-cell office:value="540.685547" office:value-type="float">
            <text:p>540.685547</text:p>
          </table:table-cell>
          <table:table-cell office:value="531.540649" office:value-type="float">
            <text:p>531.540649</text:p>
          </table:table-cell>
          <table:table-cell office:value="538.471619" office:value-type="float">
            <text:p>538.471619</text:p>
          </table:table-cell>
          <table:table-cell office:value="538.471619" office:value-type="float">
            <text:p>538.471619</text:p>
          </table:table-cell>
          <table:table-cell office:value="2281700" office:value-type="float">
            <text:p>2281700</text:p>
          </table:table-cell>
        </table:table-row>
        <table:table-row>
          <table:table-cell office:date-value="2015-01-26" office:value-type="date">
            <text:p>2015-01-26</text:p>
          </table:table-cell>
          <table:table-cell office:value="537.055542" office:value-type="float">
            <text:p>537.055542</text:p>
          </table:table-cell>
          <table:table-cell office:value="537.524231" office:value-type="float">
            <text:p>537.524231</text:p>
          </table:table-cell>
          <table:table-cell office:value="528.219788" office:value-type="float">
            <text:p>528.219788</text:p>
          </table:table-cell>
          <table:table-cell office:value="533.744629" office:value-type="float">
            <text:p>533.744629</text:p>
          </table:table-cell>
          <table:table-cell office:value="533.744629" office:value-type="float">
            <text:p>533.744629</text:p>
          </table:table-cell>
          <table:table-cell office:value="1543700" office:value-type="float">
            <text:p>1543700</text:p>
          </table:table-cell>
        </table:table-row>
        <table:table-row>
          <table:table-cell office:date-value="2015-01-27" office:value-type="date">
            <text:p>2015-01-27</text:p>
          </table:table-cell>
          <table:table-cell office:value="528.518921" office:value-type="float">
            <text:p>528.518921</text:p>
          </table:table-cell>
          <table:table-cell office:value="529.246948" office:value-type="float">
            <text:p>529.246948</text:p>
          </table:table-cell>
          <table:table-cell office:value="516.771179" office:value-type="float">
            <text:p>516.771179</text:p>
          </table:table-cell>
          <table:table-cell office:value="517.210022" office:value-type="float">
            <text:p>517.210022</text:p>
          </table:table-cell>
          <table:table-cell office:value="517.210022" office:value-type="float">
            <text:p>517.210022</text:p>
          </table:table-cell>
          <table:table-cell office:value="1904000" office:value-type="float">
            <text:p>1904000</text:p>
          </table:table-cell>
        </table:table-row>
        <table:table-row>
          <table:table-cell office:date-value="2015-01-28" office:value-type="date">
            <text:p>2015-01-28</text:p>
          </table:table-cell>
          <table:table-cell office:value="521.348633" office:value-type="float">
            <text:p>521.348633</text:p>
          </table:table-cell>
          <table:table-cell office:value="521.558044" office:value-type="float">
            <text:p>521.558044</text:p>
          </table:table-cell>
          <table:table-cell office:value="508.603638" office:value-type="float">
            <text:p>508.603638</text:p>
          </table:table-cell>
          <table:table-cell office:value="508.603638" office:value-type="float">
            <text:p>508.603638</text:p>
          </table:table-cell>
          <table:table-cell office:value="508.603638" office:value-type="float">
            <text:p>508.603638</text:p>
          </table:table-cell>
          <table:table-cell office:value="1683800" office:value-type="float">
            <text:p>1683800</text:p>
          </table:table-cell>
        </table:table-row>
        <table:table-row>
          <table:table-cell office:date-value="2015-01-29" office:value-type="date">
            <text:p>2015-01-29</text:p>
          </table:table-cell>
          <table:table-cell office:value="509.600891" office:value-type="float">
            <text:p>509.600891</text:p>
          </table:table-cell>
          <table:table-cell office:value="509.690643" office:value-type="float">
            <text:p>509.690643</text:p>
          </table:table-cell>
          <table:table-cell office:value="499.827728" office:value-type="float">
            <text:p>499.827728</text:p>
          </table:table-cell>
          <table:table-cell office:value="509.26181" office:value-type="float">
            <text:p>509.26181</text:p>
          </table:table-cell>
          <table:table-cell office:value="509.26181" office:value-type="float">
            <text:p>509.26181</text:p>
          </table:table-cell>
          <table:table-cell office:value="4186300" office:value-type="float">
            <text:p>4186300</text:p>
          </table:table-cell>
        </table:table-row>
        <table:table-row>
          <table:table-cell office:date-value="2015-01-30" office:value-type="date">
            <text:p>2015-01-30</text:p>
          </table:table-cell>
          <table:table-cell office:value="514.447571" office:value-type="float">
            <text:p>514.447571</text:p>
          </table:table-cell>
          <table:table-cell office:value="538.391846" office:value-type="float">
            <text:p>538.391846</text:p>
          </table:table-cell>
          <table:table-cell office:value="514.108521" office:value-type="float">
            <text:p>514.108521</text:p>
          </table:table-cell>
          <table:table-cell office:value="533.056519" office:value-type="float">
            <text:p>533.056519</text:p>
          </table:table-cell>
          <table:table-cell office:value="533.056519" office:value-type="float">
            <text:p>533.056519</text:p>
          </table:table-cell>
          <table:table-cell office:value="5606300" office:value-type="float">
            <text:p>5606300</text:p>
          </table:table-cell>
        </table:table-row>
        <table:table-row>
          <table:table-cell office:date-value="2015-02-02" office:value-type="date">
            <text:p>2015-02-02</text:p>
          </table:table-cell>
          <table:table-cell office:value="530.274109" office:value-type="float">
            <text:p>530.274109</text:p>
          </table:table-cell>
          <table:table-cell office:value="531.540649" office:value-type="float">
            <text:p>531.540649</text:p>
          </table:table-cell>
          <table:table-cell office:value="517.130249" office:value-type="float">
            <text:p>517.130249</text:p>
          </table:table-cell>
          <table:table-cell office:value="527.03302" office:value-type="float">
            <text:p>527.03302</text:p>
          </table:table-cell>
          <table:table-cell office:value="527.03302" office:value-type="float">
            <text:p>527.03302</text:p>
          </table:table-cell>
          <table:table-cell office:value="2849800" office:value-type="float">
            <text:p>2849800</text:p>
          </table:table-cell>
        </table:table-row>
        <table:table-row>
          <table:table-cell office:date-value="2015-02-03" office:value-type="date">
            <text:p>2015-02-03</text:p>
          </table:table-cell>
          <table:table-cell office:value="526.554321" office:value-type="float">
            <text:p>526.554321</text:p>
          </table:table-cell>
          <table:table-cell office:value="531.939575" office:value-type="float">
            <text:p>531.939575</text:p>
          </table:table-cell>
          <table:table-cell office:value="521.827332" office:value-type="float">
            <text:p>521.827332</text:p>
          </table:table-cell>
          <table:table-cell office:value="527.790955" office:value-type="float">
            <text:p>527.790955</text:p>
          </table:table-cell>
          <table:table-cell office:value="527.790955" office:value-type="float">
            <text:p>527.790955</text:p>
          </table:table-cell>
          <table:table-cell office:value="2038600" office:value-type="float">
            <text:p>2038600</text:p>
          </table:table-cell>
        </table:table-row>
        <table:table-row>
          <table:table-cell office:date-value="2015-02-04" office:value-type="date">
            <text:p>2015-02-04</text:p>
          </table:table-cell>
          <table:table-cell office:value="527.790955" office:value-type="float">
            <text:p>527.790955</text:p>
          </table:table-cell>
          <table:table-cell office:value="531.213562" office:value-type="float">
            <text:p>531.213562</text:p>
          </table:table-cell>
          <table:table-cell office:value="519.842773" office:value-type="float">
            <text:p>519.842773</text:p>
          </table:table-cell>
          <table:table-cell office:value="521.328674" office:value-type="float">
            <text:p>521.328674</text:p>
          </table:table-cell>
          <table:table-cell office:value="521.328674" office:value-type="float">
            <text:p>521.328674</text:p>
          </table:table-cell>
          <table:table-cell office:value="1663600" office:value-type="float">
            <text:p>1663600</text:p>
          </table:table-cell>
        </table:table-row>
        <table:table-row>
          <table:table-cell office:date-value="2015-02-05" office:value-type="date">
            <text:p>2015-02-05</text:p>
          </table:table-cell>
          <table:table-cell office:value="522.355896" office:value-type="float">
            <text:p>522.355896</text:p>
          </table:table-cell>
          <table:table-cell office:value="527.052979" office:value-type="float">
            <text:p>527.052979</text:p>
          </table:table-cell>
          <table:table-cell office:value="520.660522" office:value-type="float">
            <text:p>520.660522</text:p>
          </table:table-cell>
          <table:table-cell office:value="526.135498" office:value-type="float">
            <text:p>526.135498</text:p>
          </table:table-cell>
          <table:table-cell office:value="526.135498" office:value-type="float">
            <text:p>526.135498</text:p>
          </table:table-cell>
          <table:table-cell office:value="1849700" office:value-type="float">
            <text:p>1849700</text:p>
          </table:table-cell>
        </table:table-row>
        <table:table-row>
          <table:table-cell office:date-value="2015-02-06" office:value-type="date">
            <text:p>2015-02-06</text:p>
          </table:table-cell>
          <table:table-cell office:value="526.195313" office:value-type="float">
            <text:p>526.195313</text:p>
          </table:table-cell>
          <table:table-cell office:value="535.729126" office:value-type="float">
            <text:p>535.729126</text:p>
          </table:table-cell>
          <table:table-cell office:value="524.968689" office:value-type="float">
            <text:p>524.968689</text:p>
          </table:table-cell>
          <table:table-cell office:value="529.546143" office:value-type="float">
            <text:p>529.546143</text:p>
          </table:table-cell>
          <table:table-cell office:value="529.546143" office:value-type="float">
            <text:p>529.546143</text:p>
          </table:table-cell>
          <table:table-cell office:value="1763500" office:value-type="float">
            <text:p>1763500</text:p>
          </table:table-cell>
        </table:table-row>
        <table:table-row>
          <table:table-cell office:date-value="2015-02-09" office:value-type="date">
            <text:p>2015-02-09</text:p>
          </table:table-cell>
          <table:table-cell office:value="526.554321" office:value-type="float">
            <text:p>526.554321</text:p>
          </table:table-cell>
          <table:table-cell office:value="530.543396" office:value-type="float">
            <text:p>530.543396</text:p>
          </table:table-cell>
          <table:table-cell office:value="524.579773" office:value-type="float">
            <text:p>524.579773</text:p>
          </table:table-cell>
          <table:table-cell office:value="526.384827" office:value-type="float">
            <text:p>526.384827</text:p>
          </table:table-cell>
          <table:table-cell office:value="526.384827" office:value-type="float">
            <text:p>526.384827</text:p>
          </table:table-cell>
          <table:table-cell office:value="1267700" office:value-type="float">
            <text:p>1267700</text:p>
          </table:table-cell>
        </table:table-row>
        <table:table-row>
          <table:table-cell office:date-value="2015-02-10" office:value-type="date">
            <text:p>2015-02-10</text:p>
          </table:table-cell>
          <table:table-cell office:value="527.850769" office:value-type="float">
            <text:p>527.850769</text:p>
          </table:table-cell>
          <table:table-cell office:value="536.227783" office:value-type="float">
            <text:p>536.227783</text:p>
          </table:table-cell>
          <table:table-cell office:value="525.477295" office:value-type="float">
            <text:p>525.477295</text:p>
          </table:table-cell>
          <table:table-cell office:value="535.469849" office:value-type="float">
            <text:p>535.469849</text:p>
          </table:table-cell>
          <table:table-cell office:value="535.469849" office:value-type="float">
            <text:p>535.469849</text:p>
          </table:table-cell>
          <table:table-cell office:value="1749800" office:value-type="float">
            <text:p>1749800</text:p>
          </table:table-cell>
        </table:table-row>
        <table:table-row>
          <table:table-cell office:date-value="2015-02-11" office:value-type="date">
            <text:p>2015-02-11</text:p>
          </table:table-cell>
          <table:table-cell office:value="533.834351" office:value-type="float">
            <text:p>533.834351</text:p>
          </table:table-cell>
          <table:table-cell office:value="536.975708" office:value-type="float">
            <text:p>536.975708</text:p>
          </table:table-cell>
          <table:table-cell office:value="531.917603" office:value-type="float">
            <text:p>531.917603</text:p>
          </table:table-cell>
          <table:table-cell office:value="534.502502" office:value-type="float">
            <text:p>534.502502</text:p>
          </table:table-cell>
          <table:table-cell office:value="534.502502" office:value-type="float">
            <text:p>534.502502</text:p>
          </table:table-cell>
          <table:table-cell office:value="1377700" office:value-type="float">
            <text:p>1377700</text:p>
          </table:table-cell>
        </table:table-row>
        <table:table-row>
          <table:table-cell office:date-value="2015-02-12" office:value-type="date">
            <text:p>2015-02-12</text:p>
          </table:table-cell>
          <table:table-cell office:value="535.778992" office:value-type="float">
            <text:p>535.778992</text:p>
          </table:table-cell>
          <table:table-cell office:value="543.328308" office:value-type="float">
            <text:p>543.328308</text:p>
          </table:table-cell>
          <table:table-cell office:value="533.209045" office:value-type="float">
            <text:p>533.209045</text:p>
          </table:table-cell>
          <table:table-cell office:value="541.443481" office:value-type="float">
            <text:p>541.443481</text:p>
          </table:table-cell>
          <table:table-cell office:value="541.443481" office:value-type="float">
            <text:p>541.443481</text:p>
          </table:table-cell>
          <table:table-cell office:value="1620200" office:value-type="float">
            <text:p>1620200</text:p>
          </table:table-cell>
        </table:table-row>
        <table:table-row>
          <table:table-cell office:date-value="2015-02-13" office:value-type="date">
            <text:p>2015-02-13</text:p>
          </table:table-cell>
          <table:table-cell office:value="541.862305" office:value-type="float">
            <text:p>541.862305</text:p>
          </table:table-cell>
          <table:table-cell office:value="548.404358" office:value-type="float">
            <text:p>548.404358</text:p>
          </table:table-cell>
          <table:table-cell office:value="541.642944" office:value-type="float">
            <text:p>541.642944</text:p>
          </table:table-cell>
          <table:table-cell office:value="547.506836" office:value-type="float">
            <text:p>547.506836</text:p>
          </table:table-cell>
          <table:table-cell office:value="547.506836" office:value-type="float">
            <text:p>547.506836</text:p>
          </table:table-cell>
          <table:table-cell office:value="1900300" office:value-type="float">
            <text:p>1900300</text:p>
          </table:table-cell>
        </table:table-row>
        <table:table-row>
          <table:table-cell office:date-value="2015-02-17" office:value-type="date">
            <text:p>2015-02-17</text:p>
          </table:table-cell>
          <table:table-cell office:value="545.332764" office:value-type="float">
            <text:p>545.332764</text:p>
          </table:table-cell>
          <table:table-cell office:value="548.49408" office:value-type="float">
            <text:p>548.49408</text:p>
          </table:table-cell>
          <table:table-cell office:value="539.608521" office:value-type="float">
            <text:p>539.608521</text:p>
          </table:table-cell>
          <table:table-cell office:value="541.353699" office:value-type="float">
            <text:p>541.353699</text:p>
          </table:table-cell>
          <table:table-cell office:value="541.353699" office:value-type="float">
            <text:p>541.353699</text:p>
          </table:table-cell>
          <table:table-cell office:value="1616800" office:value-type="float">
            <text:p>1616800</text:p>
          </table:table-cell>
        </table:table-row>
        <table:table-row>
          <table:table-cell office:date-value="2015-02-18" office:value-type="date">
            <text:p>2015-02-18</text:p>
          </table:table-cell>
          <table:table-cell office:value="539.917664" office:value-type="float">
            <text:p>539.917664</text:p>
          </table:table-cell>
          <table:table-cell office:value="543.99646" office:value-type="float">
            <text:p>543.99646</text:p>
          </table:table-cell>
          <table:table-cell office:value="536.03833" office:value-type="float">
            <text:p>536.03833</text:p>
          </table:table-cell>
          <table:table-cell office:value="538.22229" office:value-type="float">
            <text:p>538.22229</text:p>
          </table:table-cell>
          <table:table-cell office:value="538.22229" office:value-type="float">
            <text:p>538.22229</text:p>
          </table:table-cell>
          <table:table-cell office:value="1453000" office:value-type="float">
            <text:p>1453000</text:p>
          </table:table-cell>
        </table:table-row>
        <table:table-row>
          <table:table-cell office:date-value="2015-02-19" office:value-type="date">
            <text:p>2015-02-19</text:p>
          </table:table-cell>
          <table:table-cell office:value="536.566833" office:value-type="float">
            <text:p>536.566833</text:p>
          </table:table-cell>
          <table:table-cell office:value="541.622986" office:value-type="float">
            <text:p>541.622986</text:p>
          </table:table-cell>
          <table:table-cell office:value="536.536926" office:value-type="float">
            <text:p>536.536926</text:p>
          </table:table-cell>
          <table:table-cell office:value="541.383606" office:value-type="float">
            <text:p>541.383606</text:p>
          </table:table-cell>
          <table:table-cell office:value="541.383606" office:value-type="float">
            <text:p>541.383606</text:p>
          </table:table-cell>
          <table:table-cell office:value="989100" office:value-type="float">
            <text:p>989100</text:p>
          </table:table-cell>
        </table:table-row>
        <table:table-row>
          <table:table-cell office:date-value="2015-02-20" office:value-type="date">
            <text:p>2015-02-20</text:p>
          </table:table-cell>
          <table:table-cell office:value="541.642944" office:value-type="float">
            <text:p>541.642944</text:p>
          </table:table-cell>
          <table:table-cell office:value="542.26123" office:value-type="float">
            <text:p>542.26123</text:p>
          </table:table-cell>
          <table:table-cell office:value="534.333008" office:value-type="float">
            <text:p>534.333008</text:p>
          </table:table-cell>
          <table:table-cell office:value="537.474365" office:value-type="float">
            <text:p>537.474365</text:p>
          </table:table-cell>
          <table:table-cell office:value="537.474365" office:value-type="float">
            <text:p>537.474365</text:p>
          </table:table-cell>
          <table:table-cell office:value="1444300" office:value-type="float">
            <text:p>1444300</text:p>
          </table:table-cell>
        </table:table-row>
        <table:table-row>
          <table:table-cell office:date-value="2015-02-23" office:value-type="date">
            <text:p>2015-02-23</text:p>
          </table:table-cell>
          <table:table-cell office:value="534.582275" office:value-type="float">
            <text:p>534.582275</text:p>
          </table:table-cell>
          <table:table-cell office:value="534.970215" office:value-type="float">
            <text:p>534.970215</text:p>
          </table:table-cell>
          <table:table-cell office:value="527.96051" office:value-type="float">
            <text:p>527.96051</text:p>
          </table:table-cell>
          <table:table-cell office:value="530.453613" office:value-type="float">
            <text:p>530.453613</text:p>
          </table:table-cell>
          <table:table-cell office:value="530.453613" office:value-type="float">
            <text:p>530.453613</text:p>
          </table:table-cell>
          <table:table-cell office:value="1457800" office:value-type="float">
            <text:p>1457800</text:p>
          </table:table-cell>
        </table:table-row>
        <table:table-row>
          <table:table-cell office:date-value="2015-02-24" office:value-type="date">
            <text:p>2015-02-24</text:p>
          </table:table-cell>
          <table:table-cell office:value="528.548889" office:value-type="float">
            <text:p>528.548889</text:p>
          </table:table-cell>
          <table:table-cell office:value="535.320251" office:value-type="float">
            <text:p>535.320251</text:p>
          </table:table-cell>
          <table:table-cell office:value="526.80365" office:value-type="float">
            <text:p>526.80365</text:p>
          </table:table-cell>
          <table:table-cell office:value="534.622192" office:value-type="float">
            <text:p>534.622192</text:p>
          </table:table-cell>
          <table:table-cell office:value="534.622192" office:value-type="float">
            <text:p>534.622192</text:p>
          </table:table-cell>
          <table:table-cell office:value="1005000" office:value-type="float">
            <text:p>1005000</text:p>
          </table:table-cell>
        </table:table-row>
        <table:table-row>
          <table:table-cell office:date-value="2015-02-25" office:value-type="date">
            <text:p>2015-02-25</text:p>
          </table:table-cell>
          <table:table-cell office:value="534.432739" office:value-type="float">
            <text:p>534.432739</text:p>
          </table:table-cell>
          <table:table-cell office:value="544.724487" office:value-type="float">
            <text:p>544.724487</text:p>
          </table:table-cell>
          <table:table-cell office:value="533.978943" office:value-type="float">
            <text:p>533.978943</text:p>
          </table:table-cell>
          <table:table-cell office:value="542.38092" office:value-type="float">
            <text:p>542.38092</text:p>
          </table:table-cell>
          <table:table-cell office:value="542.38092" office:value-type="float">
            <text:p>542.38092</text:p>
          </table:table-cell>
          <table:table-cell office:value="1825900" office:value-type="float">
            <text:p>1825900</text:p>
          </table:table-cell>
        </table:table-row>
        <table:table-row>
          <table:table-cell office:date-value="2015-02-26" office:value-type="date">
            <text:p>2015-02-26</text:p>
          </table:table-cell>
          <table:table-cell office:value="541.722717" office:value-type="float">
            <text:p>541.722717</text:p>
          </table:table-cell>
          <table:table-cell office:value="554.61731" office:value-type="float">
            <text:p>554.61731</text:p>
          </table:table-cell>
          <table:table-cell office:value="540.017395" office:value-type="float">
            <text:p>540.017395</text:p>
          </table:table-cell>
          <table:table-cell office:value="553.959106" office:value-type="float">
            <text:p>553.959106</text:p>
          </table:table-cell>
          <table:table-cell office:value="553.959106" office:value-type="float">
            <text:p>553.959106</text:p>
          </table:table-cell>
          <table:table-cell office:value="2311500" office:value-type="float">
            <text:p>2311500</text:p>
          </table:table-cell>
        </table:table-row>
        <table:table-row>
          <table:table-cell office:date-value="2015-02-27" office:value-type="date">
            <text:p>2015-02-27</text:p>
          </table:table-cell>
          <table:table-cell office:value="552.722473" office:value-type="float">
            <text:p>552.722473</text:p>
          </table:table-cell>
          <table:table-cell office:value="563.163818" office:value-type="float">
            <text:p>563.163818</text:p>
          </table:table-cell>
          <table:table-cell office:value="551.386169" office:value-type="float">
            <text:p>551.386169</text:p>
          </table:table-cell>
          <table:table-cell office:value="556.871094" office:value-type="float">
            <text:p>556.871094</text:p>
          </table:table-cell>
          <table:table-cell office:value="556.871094" office:value-type="float">
            <text:p>556.871094</text:p>
          </table:table-cell>
          <table:table-cell office:value="2410100" office:value-type="float">
            <text:p>2410100</text:p>
          </table:table-cell>
        </table:table-row>
        <table:table-row>
          <table:table-cell office:date-value="2015-03-02" office:value-type="date">
            <text:p>2015-03-02</text:p>
          </table:table-cell>
          <table:table-cell office:value="558.9953" office:value-type="float">
            <text:p>558.9953</text:p>
          </table:table-cell>
          <table:table-cell office:value="570.583435" office:value-type="float">
            <text:p>570.583435</text:p>
          </table:table-cell>
          <table:table-cell office:value="557.220154" office:value-type="float">
            <text:p>557.220154</text:p>
          </table:table-cell>
          <table:table-cell office:value="569.775696" office:value-type="float">
            <text:p>569.775696</text:p>
          </table:table-cell>
          <table:table-cell office:value="569.775696" office:value-type="float">
            <text:p>569.775696</text:p>
          </table:table-cell>
          <table:table-cell office:value="2129600" office:value-type="float">
            <text:p>2129600</text:p>
          </table:table-cell>
        </table:table-row>
        <table:table-row>
          <table:table-cell office:date-value="2015-03-03" office:value-type="date">
            <text:p>2015-03-03</text:p>
          </table:table-cell>
          <table:table-cell office:value="568.888123" office:value-type="float">
            <text:p>568.888123</text:p>
          </table:table-cell>
          <table:table-cell office:value="573.814575" office:value-type="float">
            <text:p>573.814575</text:p>
          </table:table-cell>
          <table:table-cell office:value="564.968872" office:value-type="float">
            <text:p>564.968872</text:p>
          </table:table-cell>
          <table:table-cell office:value="572.069397" office:value-type="float">
            <text:p>572.069397</text:p>
          </table:table-cell>
          <table:table-cell office:value="572.069397" office:value-type="float">
            <text:p>572.069397</text:p>
          </table:table-cell>
          <table:table-cell office:value="1704700" office:value-type="float">
            <text:p>1704700</text:p>
          </table:table-cell>
        </table:table-row>
        <table:table-row>
          <table:table-cell office:date-value="2015-03-04" office:value-type="date">
            <text:p>2015-03-04</text:p>
          </table:table-cell>
          <table:table-cell office:value="570.30426" office:value-type="float">
            <text:p>570.30426</text:p>
          </table:table-cell>
          <table:table-cell office:value="575.529907" office:value-type="float">
            <text:p>575.529907</text:p>
          </table:table-cell>
          <table:table-cell office:value="566.454773" office:value-type="float">
            <text:p>566.454773</text:p>
          </table:table-cell>
          <table:table-cell office:value="571.80011" office:value-type="float">
            <text:p>571.80011</text:p>
          </table:table-cell>
          <table:table-cell office:value="571.80011" office:value-type="float">
            <text:p>571.80011</text:p>
          </table:table-cell>
          <table:table-cell office:value="1876800" office:value-type="float">
            <text:p>1876800</text:p>
          </table:table-cell>
        </table:table-row>
        <table:table-row>
          <table:table-cell office:date-value="2015-03-05" office:value-type="date">
            <text:p>2015-03-05</text:p>
          </table:table-cell>
          <table:table-cell office:value="573.445618" office:value-type="float">
            <text:p>573.445618</text:p>
          </table:table-cell>
          <table:table-cell office:value="576.327698" office:value-type="float">
            <text:p>576.327698</text:p>
          </table:table-cell>
          <table:table-cell office:value="571.840027" office:value-type="float">
            <text:p>571.840027</text:p>
          </table:table-cell>
          <table:table-cell office:value="573.754761" office:value-type="float">
            <text:p>573.754761</text:p>
          </table:table-cell>
          <table:table-cell office:value="573.754761" office:value-type="float">
            <text:p>573.754761</text:p>
          </table:table-cell>
          <table:table-cell office:value="1389600" office:value-type="float">
            <text:p>1389600</text:p>
          </table:table-cell>
        </table:table-row>
        <table:table-row>
          <table:table-cell office:date-value="2015-03-06" office:value-type="date">
            <text:p>2015-03-06</text:p>
          </table:table-cell>
          <table:table-cell office:value="573.305969" office:value-type="float">
            <text:p>573.305969</text:p>
          </table:table-cell>
          <table:table-cell office:value="575.101074" office:value-type="float">
            <text:p>575.101074</text:p>
          </table:table-cell>
          <table:table-cell office:value="565.208191" office:value-type="float">
            <text:p>565.208191</text:p>
          </table:table-cell>
          <table:table-cell office:value="566.130676" office:value-type="float">
            <text:p>566.130676</text:p>
          </table:table-cell>
          <table:table-cell office:value="566.130676" office:value-type="float">
            <text:p>566.130676</text:p>
          </table:table-cell>
          <table:table-cell office:value="1659100" office:value-type="float">
            <text:p>1659100</text:p>
          </table:table-cell>
        </table:table-row>
        <table:table-row>
          <table:table-cell office:date-value="2015-03-09" office:value-type="date">
            <text:p>2015-03-09</text:p>
          </table:table-cell>
          <table:table-cell office:value="565.307922" office:value-type="float">
            <text:p>565.307922</text:p>
          </table:table-cell>
          <table:table-cell office:value="568.708618" office:value-type="float">
            <text:p>568.708618</text:p>
          </table:table-cell>
          <table:table-cell office:value="561.992065" office:value-type="float">
            <text:p>561.992065</text:p>
          </table:table-cell>
          <table:table-cell office:value="567.29248" office:value-type="float">
            <text:p>567.29248</text:p>
          </table:table-cell>
          <table:table-cell office:value="567.29248" office:value-type="float">
            <text:p>567.29248</text:p>
          </table:table-cell>
          <table:table-cell office:value="1062100" office:value-type="float">
            <text:p>1062100</text:p>
          </table:table-cell>
        </table:table-row>
        <table:table-row>
          <table:table-cell office:date-value="2015-03-10" office:value-type="date">
            <text:p>2015-03-10</text:p>
          </table:table-cell>
          <table:table-cell office:value="562.705078" office:value-type="float">
            <text:p>562.705078</text:p>
          </table:table-cell>
          <table:table-cell office:value="563.303467" office:value-type="float">
            <text:p>563.303467</text:p>
          </table:table-cell>
          <table:table-cell office:value="553.211182" office:value-type="float">
            <text:p>553.211182</text:p>
          </table:table-cell>
          <table:table-cell office:value="553.490417" office:value-type="float">
            <text:p>553.490417</text:p>
          </table:table-cell>
          <table:table-cell office:value="553.490417" office:value-type="float">
            <text:p>553.490417</text:p>
          </table:table-cell>
          <table:table-cell office:value="1792300" office:value-type="float">
            <text:p>1792300</text:p>
          </table:table-cell>
        </table:table-row>
        <table:table-row>
          <table:table-cell office:date-value="2015-03-11" office:value-type="date">
            <text:p>2015-03-11</text:p>
          </table:table-cell>
          <table:table-cell office:value="553.620056" office:value-type="float">
            <text:p>553.620056</text:p>
          </table:table-cell>
          <table:table-cell office:value="556.611816" office:value-type="float">
            <text:p>556.611816</text:p>
          </table:table-cell>
          <table:table-cell office:value="549.172241" office:value-type="float">
            <text:p>549.172241</text:p>
          </table:table-cell>
          <table:table-cell office:value="549.670898" office:value-type="float">
            <text:p>549.670898</text:p>
          </table:table-cell>
          <table:table-cell office:value="549.670898" office:value-type="float">
            <text:p>549.670898</text:p>
          </table:table-cell>
          <table:table-cell office:value="1820700" office:value-type="float">
            <text:p>1820700</text:p>
          </table:table-cell>
        </table:table-row>
        <table:table-row>
          <table:table-cell office:date-value="2015-03-12" office:value-type="date">
            <text:p>2015-03-12</text:p>
          </table:table-cell>
          <table:table-cell office:value="551.994507" office:value-type="float">
            <text:p>551.994507</text:p>
          </table:table-cell>
          <table:table-cell office:value="554.84668" office:value-type="float">
            <text:p>554.84668</text:p>
          </table:table-cell>
          <table:table-cell office:value="548.95282" office:value-type="float">
            <text:p>548.95282</text:p>
          </table:table-cell>
          <table:table-cell office:value="553.989014" office:value-type="float">
            <text:p>553.989014</text:p>
          </table:table-cell>
          <table:table-cell office:value="553.989014" office:value-type="float">
            <text:p>553.989014</text:p>
          </table:table-cell>
          <table:table-cell office:value="1389600" office:value-type="float">
            <text:p>1389600</text:p>
          </table:table-cell>
        </table:table-row>
        <table:table-row>
          <table:table-cell office:date-value="2015-03-13" office:value-type="date">
            <text:p>2015-03-13</text:p>
          </table:table-cell>
          <table:table-cell office:value="551.984497" office:value-type="float">
            <text:p>551.984497</text:p>
          </table:table-cell>
          <table:table-cell office:value="556.871094" office:value-type="float">
            <text:p>556.871094</text:p>
          </table:table-cell>
          <table:table-cell office:value="542.729919" office:value-type="float">
            <text:p>542.729919</text:p>
          </table:table-cell>
          <table:table-cell office:value="545.821472" office:value-type="float">
            <text:p>545.821472</text:p>
          </table:table-cell>
          <table:table-cell office:value="545.821472" office:value-type="float">
            <text:p>545.821472</text:p>
          </table:table-cell>
          <table:table-cell office:value="1703500" office:value-type="float">
            <text:p>1703500</text:p>
          </table:table-cell>
        </table:table-row>
        <table:table-row>
          <table:table-cell office:date-value="2015-03-16" office:value-type="date">
            <text:p>2015-03-16</text:p>
          </table:table-cell>
          <table:table-cell office:value="549.441528" office:value-type="float">
            <text:p>549.441528</text:p>
          </table:table-cell>
          <table:table-cell office:value="555.325378" office:value-type="float">
            <text:p>555.325378</text:p>
          </table:table-cell>
          <table:table-cell office:value="544.505066" office:value-type="float">
            <text:p>544.505066</text:p>
          </table:table-cell>
          <table:table-cell office:value="552.99176" office:value-type="float">
            <text:p>552.99176</text:p>
          </table:table-cell>
          <table:table-cell office:value="552.99176" office:value-type="float">
            <text:p>552.99176</text:p>
          </table:table-cell>
          <table:table-cell office:value="1640900" office:value-type="float">
            <text:p>1640900</text:p>
          </table:table-cell>
        </table:table-row>
        <table:table-row>
          <table:table-cell office:date-value="2015-03-17" office:value-type="date">
            <text:p>2015-03-17</text:p>
          </table:table-cell>
          <table:table-cell office:value="550.199402" office:value-type="float">
            <text:p>550.199402</text:p>
          </table:table-cell>
          <table:table-cell office:value="552.283691" office:value-type="float">
            <text:p>552.283691</text:p>
          </table:table-cell>
          <table:table-cell office:value="546.499573" office:value-type="float">
            <text:p>546.499573</text:p>
          </table:table-cell>
          <table:table-cell office:value="549.331787" office:value-type="float">
            <text:p>549.331787</text:p>
          </table:table-cell>
          <table:table-cell office:value="549.331787" office:value-type="float">
            <text:p>549.331787</text:p>
          </table:table-cell>
          <table:table-cell office:value="1805500" office:value-type="float">
            <text:p>1805500</text:p>
          </table:table-cell>
        </table:table-row>
        <table:table-row>
          <table:table-cell office:date-value="2015-03-18" office:value-type="date">
            <text:p>2015-03-18</text:p>
          </table:table-cell>
          <table:table-cell office:value="550.987244" office:value-type="float">
            <text:p>550.987244</text:p>
          </table:table-cell>
          <table:table-cell office:value="558.247314" office:value-type="float">
            <text:p>558.247314</text:p>
          </table:table-cell>
          <table:table-cell office:value="545.502319" office:value-type="float">
            <text:p>545.502319</text:p>
          </table:table-cell>
          <table:table-cell office:value="557.968079" office:value-type="float">
            <text:p>557.968079</text:p>
          </table:table-cell>
          <table:table-cell office:value="557.968079" office:value-type="float">
            <text:p>557.968079</text:p>
          </table:table-cell>
          <table:table-cell office:value="2134500" office:value-type="float">
            <text:p>2134500</text:p>
          </table:table-cell>
        </table:table-row>
        <table:table-row>
          <table:table-cell office:date-value="2015-03-19" office:value-type="date">
            <text:p>2015-03-19</text:p>
          </table:table-cell>
          <table:table-cell office:value="557.858398" office:value-type="float">
            <text:p>557.858398</text:p>
          </table:table-cell>
          <table:table-cell office:value="559.264526" office:value-type="float">
            <text:p>559.264526</text:p>
          </table:table-cell>
          <table:table-cell office:value="554.622314" office:value-type="float">
            <text:p>554.622314</text:p>
          </table:table-cell>
          <table:table-cell office:value="556.462219" office:value-type="float">
            <text:p>556.462219</text:p>
          </table:table-cell>
          <table:table-cell office:value="556.462219" office:value-type="float">
            <text:p>556.462219</text:p>
          </table:table-cell>
          <table:table-cell office:value="1197200" office:value-type="float">
            <text:p>1197200</text:p>
          </table:table-cell>
        </table:table-row>
        <table:table-row>
          <table:table-cell office:date-value="2015-03-20" office:value-type="date">
            <text:p>2015-03-20</text:p>
          </table:table-cell>
          <table:table-cell office:value="560.112183" office:value-type="float">
            <text:p>560.112183</text:p>
          </table:table-cell>
          <table:table-cell office:value="560.182007" office:value-type="float">
            <text:p>560.182007</text:p>
          </table:table-cell>
          <table:table-cell office:value="557.519348" office:value-type="float">
            <text:p>557.519348</text:p>
          </table:table-cell>
          <table:table-cell office:value="558.825745" office:value-type="float">
            <text:p>558.825745</text:p>
          </table:table-cell>
          <table:table-cell office:value="558.825745" office:value-type="float">
            <text:p>558.825745</text:p>
          </table:table-cell>
          <table:table-cell office:value="2616800" office:value-type="float">
            <text:p>2616800</text:p>
          </table:table-cell>
        </table:table-row>
        <table:table-row>
          <table:table-cell office:date-value="2015-03-23" office:value-type="date">
            <text:p>2015-03-23</text:p>
          </table:table-cell>
          <table:table-cell office:value="558.895569" office:value-type="float">
            <text:p>558.895569</text:p>
          </table:table-cell>
          <table:table-cell office:value="560.820251" office:value-type="float">
            <text:p>560.820251</text:p>
          </table:table-cell>
          <table:table-cell office:value="554.308167" office:value-type="float">
            <text:p>554.308167</text:p>
          </table:table-cell>
          <table:table-cell office:value="557.279968" office:value-type="float">
            <text:p>557.279968</text:p>
          </table:table-cell>
          <table:table-cell office:value="557.279968" office:value-type="float">
            <text:p>557.279968</text:p>
          </table:table-cell>
          <table:table-cell office:value="1643800" office:value-type="float">
            <text:p>1643800</text:p>
          </table:table-cell>
        </table:table-row>
        <table:table-row>
          <table:table-cell office:date-value="2015-03-24" office:value-type="date">
            <text:p>2015-03-24</text:p>
          </table:table-cell>
          <table:table-cell office:value="561.019714" office:value-type="float">
            <text:p>561.019714</text:p>
          </table:table-cell>
          <table:table-cell office:value="573.016785" office:value-type="float">
            <text:p>573.016785</text:p>
          </table:table-cell>
          <table:table-cell office:value="559.673401" office:value-type="float">
            <text:p>559.673401</text:p>
          </table:table-cell>
          <table:table-cell office:value="568.628845" office:value-type="float">
            <text:p>568.628845</text:p>
          </table:table-cell>
          <table:table-cell office:value="568.628845" office:value-type="float">
            <text:p>568.628845</text:p>
          </table:table-cell>
          <table:table-cell office:value="2583200" office:value-type="float">
            <text:p>2583200</text:p>
          </table:table-cell>
        </table:table-row>
        <table:table-row>
          <table:table-cell office:date-value="2015-03-25" office:value-type="date">
            <text:p>2015-03-25</text:p>
          </table:table-cell>
          <table:table-cell office:value="568.937988" office:value-type="float">
            <text:p>568.937988</text:p>
          </table:table-cell>
          <table:table-cell office:value="570.693176" office:value-type="float">
            <text:p>570.693176</text:p>
          </table:table-cell>
          <table:table-cell office:value="557.210205" office:value-type="float">
            <text:p>557.210205</text:p>
          </table:table-cell>
          <table:table-cell office:value="557.255066" office:value-type="float">
            <text:p>557.255066</text:p>
          </table:table-cell>
          <table:table-cell office:value="557.255066" office:value-type="float">
            <text:p>557.255066</text:p>
          </table:table-cell>
          <table:table-cell office:value="2152200" office:value-type="float">
            <text:p>2152200</text:p>
          </table:table-cell>
        </table:table-row>
        <table:table-row>
          <table:table-cell office:date-value="2015-03-26" office:value-type="date">
            <text:p>2015-03-26</text:p>
          </table:table-cell>
          <table:table-cell office:value="556.063354" office:value-type="float">
            <text:p>556.063354</text:p>
          </table:table-cell>
          <table:table-cell office:value="557.369751" office:value-type="float">
            <text:p>557.369751</text:p>
          </table:table-cell>
          <table:table-cell office:value="549.142334" office:value-type="float">
            <text:p>549.142334</text:p>
          </table:table-cell>
          <table:table-cell office:value="553.649963" office:value-type="float">
            <text:p>553.649963</text:p>
          </table:table-cell>
          <table:table-cell office:value="553.649963" office:value-type="float">
            <text:p>553.649963</text:p>
          </table:table-cell>
          <table:table-cell office:value="1572600" office:value-type="float">
            <text:p>1572600</text:p>
          </table:table-cell>
        </table:table-row>
        <table:table-row>
          <table:table-cell office:date-value="2015-03-27" office:value-type="date">
            <text:p>2015-03-27</text:p>
          </table:table-cell>
          <table:table-cell office:value="551.485901" office:value-type="float">
            <text:p>551.485901</text:p>
          </table:table-cell>
          <table:table-cell office:value="553.759644" office:value-type="float">
            <text:p>553.759644</text:p>
          </table:table-cell>
          <table:table-cell office:value="546.629211" office:value-type="float">
            <text:p>546.629211</text:p>
          </table:table-cell>
          <table:table-cell office:value="546.838684" office:value-type="float">
            <text:p>546.838684</text:p>
          </table:table-cell>
          <table:table-cell office:value="546.838684" office:value-type="float">
            <text:p>546.838684</text:p>
          </table:table-cell>
          <table:table-cell office:value="1897400" office:value-type="float">
            <text:p>1897400</text:p>
          </table:table-cell>
        </table:table-row>
        <table:table-row>
          <table:table-cell office:date-value="2015-03-30" office:value-type="date">
            <text:p>2015-03-30</text:p>
          </table:table-cell>
          <table:table-cell office:value="550.10968" office:value-type="float">
            <text:p>550.10968</text:p>
          </table:table-cell>
          <table:table-cell office:value="551.95459" office:value-type="float">
            <text:p>551.95459</text:p>
          </table:table-cell>
          <table:table-cell office:value="546.669128" office:value-type="float">
            <text:p>546.669128</text:p>
          </table:table-cell>
          <table:table-cell office:value="550.518555" office:value-type="float">
            <text:p>550.518555</text:p>
          </table:table-cell>
          <table:table-cell office:value="550.518555" office:value-type="float">
            <text:p>550.518555</text:p>
          </table:table-cell>
          <table:table-cell office:value="1287500" office:value-type="float">
            <text:p>1287500</text:p>
          </table:table-cell>
        </table:table-row>
        <table:table-row>
          <table:table-cell office:date-value="2015-03-31" office:value-type="date">
            <text:p>2015-03-31</text:p>
          </table:table-cell>
          <table:table-cell office:value="548.49408" office:value-type="float">
            <text:p>548.49408</text:p>
          </table:table-cell>
          <table:table-cell office:value="553.191223" office:value-type="float">
            <text:p>553.191223</text:p>
          </table:table-cell>
          <table:table-cell office:value="545.223083" office:value-type="float">
            <text:p>545.223083</text:p>
          </table:table-cell>
          <table:table-cell office:value="546.499573" office:value-type="float">
            <text:p>546.499573</text:p>
          </table:table-cell>
          <table:table-cell office:value="546.499573" office:value-type="float">
            <text:p>546.499573</text:p>
          </table:table-cell>
          <table:table-cell office:value="1588000" office:value-type="float">
            <text:p>1588000</text:p>
          </table:table-cell>
        </table:table-row>
        <table:table-row>
          <table:table-cell office:date-value="2015-04-01" office:value-type="date">
            <text:p>2015-04-01</text:p>
          </table:table-cell>
          <table:table-cell office:value="547.097961" office:value-type="float">
            <text:p>547.097961</text:p>
          </table:table-cell>
          <table:table-cell office:value="549.630981" office:value-type="float">
            <text:p>549.630981</text:p>
          </table:table-cell>
          <table:table-cell office:value="538.022888" office:value-type="float">
            <text:p>538.022888</text:p>
          </table:table-cell>
          <table:table-cell office:value="541.074463" office:value-type="float">
            <text:p>541.074463</text:p>
          </table:table-cell>
          <table:table-cell office:value="541.074463" office:value-type="float">
            <text:p>541.074463</text:p>
          </table:table-cell>
          <table:table-cell office:value="1963000" office:value-type="float">
            <text:p>1963000</text:p>
          </table:table-cell>
        </table:table-row>
        <table:table-row>
          <table:table-cell office:date-value="2015-04-02" office:value-type="date">
            <text:p>2015-04-02</text:p>
          </table:table-cell>
          <table:table-cell office:value="539.369141" office:value-type="float">
            <text:p>539.369141</text:p>
          </table:table-cell>
          <table:table-cell office:value="539.369141" office:value-type="float">
            <text:p>539.369141</text:p>
          </table:table-cell>
          <table:table-cell office:value="532.385315" office:value-type="float">
            <text:p>532.385315</text:p>
          </table:table-cell>
          <table:table-cell office:value="534.063721" office:value-type="float">
            <text:p>534.063721</text:p>
          </table:table-cell>
          <table:table-cell office:value="534.063721" office:value-type="float">
            <text:p>534.063721</text:p>
          </table:table-cell>
          <table:table-cell office:value="1716300" office:value-type="float">
            <text:p>1716300</text:p>
          </table:table-cell>
        </table:table-row>
        <table:table-row>
          <table:table-cell office:date-value="2015-04-06" office:value-type="date">
            <text:p>2015-04-06</text:p>
          </table:table-cell>
          <table:table-cell office:value="530.762817" office:value-type="float">
            <text:p>530.762817</text:p>
          </table:table-cell>
          <table:table-cell office:value="536.935852" office:value-type="float">
            <text:p>536.935852</text:p>
          </table:table-cell>
          <table:table-cell office:value="528.120056" office:value-type="float">
            <text:p>528.120056</text:p>
          </table:table-cell>
          <table:table-cell office:value="535.295349" office:value-type="float">
            <text:p>535.295349</text:p>
          </table:table-cell>
          <table:table-cell office:value="535.295349" office:value-type="float">
            <text:p>535.295349</text:p>
          </table:table-cell>
          <table:table-cell office:value="1324400" office:value-type="float">
            <text:p>1324400</text:p>
          </table:table-cell>
        </table:table-row>
        <table:table-row>
          <table:table-cell office:date-value="2015-04-07" office:value-type="date">
            <text:p>2015-04-07</text:p>
          </table:table-cell>
          <table:table-cell office:value="536.60675" office:value-type="float">
            <text:p>536.60675</text:p>
          </table:table-cell>
          <table:table-cell office:value="541.204102" office:value-type="float">
            <text:p>541.204102</text:p>
          </table:table-cell>
          <table:table-cell office:value="534.532471" office:value-type="float">
            <text:p>534.532471</text:p>
          </table:table-cell>
          <table:table-cell office:value="535.549622" office:value-type="float">
            <text:p>535.549622</text:p>
          </table:table-cell>
          <table:table-cell office:value="535.549622" office:value-type="float">
            <text:p>535.549622</text:p>
          </table:table-cell>
          <table:table-cell office:value="1302800" office:value-type="float">
            <text:p>1302800</text:p>
          </table:table-cell>
        </table:table-row>
        <table:table-row>
          <table:table-cell office:date-value="2015-04-08" office:value-type="date">
            <text:p>2015-04-08</text:p>
          </table:table-cell>
          <table:table-cell office:value="536.905945" office:value-type="float">
            <text:p>536.905945</text:p>
          </table:table-cell>
          <table:table-cell office:value="542.360962" office:value-type="float">
            <text:p>542.360962</text:p>
          </table:table-cell>
          <table:table-cell office:value="536.905945" office:value-type="float">
            <text:p>536.905945</text:p>
          </table:table-cell>
          <table:table-cell office:value="540.127075" office:value-type="float">
            <text:p>540.127075</text:p>
          </table:table-cell>
          <table:table-cell office:value="540.127075" office:value-type="float">
            <text:p>540.127075</text:p>
          </table:table-cell>
          <table:table-cell office:value="1178500" office:value-type="float">
            <text:p>1178500</text:p>
          </table:table-cell>
        </table:table-row>
        <table:table-row>
          <table:table-cell office:date-value="2015-04-09" office:value-type="date">
            <text:p>2015-04-09</text:p>
          </table:table-cell>
          <table:table-cell office:value="539.548645" office:value-type="float">
            <text:p>539.548645</text:p>
          </table:table-cell>
          <table:table-cell office:value="540.466125" office:value-type="float">
            <text:p>540.466125</text:p>
          </table:table-cell>
          <table:table-cell office:value="534.023865" office:value-type="float">
            <text:p>534.023865</text:p>
          </table:table-cell>
          <table:table-cell office:value="539.299377" office:value-type="float">
            <text:p>539.299377</text:p>
          </table:table-cell>
          <table:table-cell office:value="539.299377" office:value-type="float">
            <text:p>539.299377</text:p>
          </table:table-cell>
          <table:table-cell office:value="1557800" office:value-type="float">
            <text:p>1557800</text:p>
          </table:table-cell>
        </table:table-row>
        <table:table-row>
          <table:table-cell office:date-value="2015-04-10" office:value-type="date">
            <text:p>2015-04-10</text:p>
          </table:table-cell>
          <table:table-cell office:value="540.805237" office:value-type="float">
            <text:p>540.805237</text:p>
          </table:table-cell>
          <table:table-cell office:value="540.805237" office:value-type="float">
            <text:p>540.805237</text:p>
          </table:table-cell>
          <table:table-cell office:value="535.838867" office:value-type="float">
            <text:p>535.838867</text:p>
          </table:table-cell>
          <table:table-cell office:value="538.531433" office:value-type="float">
            <text:p>538.531433</text:p>
          </table:table-cell>
          <table:table-cell office:value="538.531433" office:value-type="float">
            <text:p>538.531433</text:p>
          </table:table-cell>
          <table:table-cell office:value="1409400" office:value-type="float">
            <text:p>1409400</text:p>
          </table:table-cell>
        </table:table-row>
        <table:table-row>
          <table:table-cell office:date-value="2015-04-13" office:value-type="date">
            <text:p>2015-04-13</text:p>
          </table:table-cell>
          <table:table-cell office:value="536.935852" office:value-type="float">
            <text:p>536.935852</text:p>
          </table:table-cell>
          <table:table-cell office:value="542.570374" office:value-type="float">
            <text:p>542.570374</text:p>
          </table:table-cell>
          <table:table-cell office:value="535.838867" office:value-type="float">
            <text:p>535.838867</text:p>
          </table:table-cell>
          <table:table-cell office:value="537.693787" office:value-type="float">
            <text:p>537.693787</text:p>
          </table:table-cell>
          <table:table-cell office:value="537.693787" office:value-type="float">
            <text:p>537.693787</text:p>
          </table:table-cell>
          <table:table-cell office:value="1645300" office:value-type="float">
            <text:p>1645300</text:p>
          </table:table-cell>
        </table:table-row>
        <table:table-row>
          <table:table-cell office:date-value="2015-04-14" office:value-type="date">
            <text:p>2015-04-14</text:p>
          </table:table-cell>
          <table:table-cell office:value="534.781738" office:value-type="float">
            <text:p>534.781738</text:p>
          </table:table-cell>
          <table:table-cell office:value="536.098145" office:value-type="float">
            <text:p>536.098145</text:p>
          </table:table-cell>
          <table:table-cell office:value="526.646118" office:value-type="float">
            <text:p>526.646118</text:p>
          </table:table-cell>
          <table:table-cell office:value="528.937805" office:value-type="float">
            <text:p>528.937805</text:p>
          </table:table-cell>
          <table:table-cell office:value="528.937805" office:value-type="float">
            <text:p>528.937805</text:p>
          </table:table-cell>
          <table:table-cell office:value="2604100" office:value-type="float">
            <text:p>2604100</text:p>
          </table:table-cell>
        </table:table-row>
        <table:table-row>
          <table:table-cell office:date-value="2015-04-15" office:value-type="date">
            <text:p>2015-04-15</text:p>
          </table:table-cell>
          <table:table-cell office:value="527.252441" office:value-type="float">
            <text:p>527.252441</text:p>
          </table:table-cell>
          <table:table-cell office:value="533.26593" office:value-type="float">
            <text:p>533.26593</text:p>
          </table:table-cell>
          <table:table-cell office:value="521.787415" office:value-type="float">
            <text:p>521.787415</text:p>
          </table:table-cell>
          <table:table-cell office:value="531.07196" office:value-type="float">
            <text:p>531.07196</text:p>
          </table:table-cell>
          <table:table-cell office:value="531.07196" office:value-type="float">
            <text:p>531.07196</text:p>
          </table:table-cell>
          <table:table-cell office:value="2318800" office:value-type="float">
            <text:p>2318800</text:p>
          </table:table-cell>
        </table:table-row>
        <table:table-row>
          <table:table-cell office:date-value="2015-04-16" office:value-type="date">
            <text:p>2015-04-16</text:p>
          </table:table-cell>
          <table:table-cell office:value="528.449158" office:value-type="float">
            <text:p>528.449158</text:p>
          </table:table-cell>
          <table:table-cell office:value="534.123535" office:value-type="float">
            <text:p>534.123535</text:p>
          </table:table-cell>
          <table:table-cell office:value="528.159912" office:value-type="float">
            <text:p>528.159912</text:p>
          </table:table-cell>
          <table:table-cell office:value="532.33844" office:value-type="float">
            <text:p>532.33844</text:p>
          </table:table-cell>
          <table:table-cell office:value="532.33844" office:value-type="float">
            <text:p>532.33844</text:p>
          </table:table-cell>
          <table:table-cell office:value="1299800" office:value-type="float">
            <text:p>1299800</text:p>
          </table:table-cell>
        </table:table-row>
        <table:table-row>
          <table:table-cell office:date-value="2015-04-17" office:value-type="date">
            <text:p>2015-04-17</text:p>
          </table:table-cell>
          <table:table-cell office:value="527.212524" office:value-type="float">
            <text:p>527.212524</text:p>
          </table:table-cell>
          <table:table-cell office:value="528.389282" office:value-type="float">
            <text:p>528.389282</text:p>
          </table:table-cell>
          <table:table-cell office:value="519.583496" office:value-type="float">
            <text:p>519.583496</text:p>
          </table:table-cell>
          <table:table-cell office:value="522.615173" office:value-type="float">
            <text:p>522.615173</text:p>
          </table:table-cell>
          <table:table-cell office:value="522.615173" office:value-type="float">
            <text:p>522.615173</text:p>
          </table:table-cell>
          <table:table-cell office:value="2151800" office:value-type="float">
            <text:p>2151800</text:p>
          </table:table-cell>
        </table:table-row>
        <table:table-row>
          <table:table-cell office:date-value="2015-04-20" office:value-type="date">
            <text:p>2015-04-20</text:p>
          </table:table-cell>
          <table:table-cell office:value="524.160889" office:value-type="float">
            <text:p>524.160889</text:p>
          </table:table-cell>
          <table:table-cell office:value="534.622192" office:value-type="float">
            <text:p>534.622192</text:p>
          </table:table-cell>
          <table:table-cell office:value="523.063904" office:value-type="float">
            <text:p>523.063904</text:p>
          </table:table-cell>
          <table:table-cell office:value="533.914124" office:value-type="float">
            <text:p>533.914124</text:p>
          </table:table-cell>
          <table:table-cell office:value="533.914124" office:value-type="float">
            <text:p>533.914124</text:p>
          </table:table-cell>
          <table:table-cell office:value="1679200" office:value-type="float">
            <text:p>1679200</text:p>
          </table:table-cell>
        </table:table-row>
        <table:table-row>
          <table:table-cell office:date-value="2015-04-21" office:value-type="date">
            <text:p>2015-04-21</text:p>
          </table:table-cell>
          <table:table-cell office:value="536.03833" office:value-type="float">
            <text:p>536.03833</text:p>
          </table:table-cell>
          <table:table-cell office:value="537.913147" office:value-type="float">
            <text:p>537.913147</text:p>
          </table:table-cell>
          <table:table-cell office:value="532.213806" office:value-type="float">
            <text:p>532.213806</text:p>
          </table:table-cell>
          <table:table-cell office:value="532.507996" office:value-type="float">
            <text:p>532.507996</text:p>
          </table:table-cell>
          <table:table-cell office:value="532.507996" office:value-type="float">
            <text:p>532.507996</text:p>
          </table:table-cell>
          <table:table-cell office:value="1844700" office:value-type="float">
            <text:p>1844700</text:p>
          </table:table-cell>
        </table:table-row>
        <table:table-row>
          <table:table-cell office:date-value="2015-04-22" office:value-type="date">
            <text:p>2015-04-22</text:p>
          </table:table-cell>
          <table:table-cell office:value="532.936829" office:value-type="float">
            <text:p>532.936829</text:p>
          </table:table-cell>
          <table:table-cell office:value="539.598511" office:value-type="float">
            <text:p>539.598511</text:p>
          </table:table-cell>
          <table:table-cell office:value="530.294067" office:value-type="float">
            <text:p>530.294067</text:p>
          </table:table-cell>
          <table:table-cell office:value="537.888245" office:value-type="float">
            <text:p>537.888245</text:p>
          </table:table-cell>
          <table:table-cell office:value="537.888245" office:value-type="float">
            <text:p>537.888245</text:p>
          </table:table-cell>
          <table:table-cell office:value="1593500" office:value-type="float">
            <text:p>1593500</text:p>
          </table:table-cell>
        </table:table-row>
        <table:table-row>
          <table:table-cell office:date-value="2015-04-23" office:value-type="date">
            <text:p>2015-04-23</text:p>
          </table:table-cell>
          <table:table-cell office:value="539.518738" office:value-type="float">
            <text:p>539.518738</text:p>
          </table:table-cell>
          <table:table-cell office:value="549.451477" office:value-type="float">
            <text:p>549.451477</text:p>
          </table:table-cell>
          <table:table-cell office:value="538.750854" office:value-type="float">
            <text:p>538.750854</text:p>
          </table:table-cell>
          <table:table-cell office:value="545.502319" office:value-type="float">
            <text:p>545.502319</text:p>
          </table:table-cell>
          <table:table-cell office:value="545.502319" office:value-type="float">
            <text:p>545.502319</text:p>
          </table:table-cell>
          <table:table-cell office:value="4184800" office:value-type="float">
            <text:p>4184800</text:p>
          </table:table-cell>
        </table:table-row>
        <table:table-row>
          <table:table-cell office:date-value="2015-04-24" office:value-type="date">
            <text:p>2015-04-24</text:p>
          </table:table-cell>
          <table:table-cell office:value="564.550049" office:value-type="float">
            <text:p>564.550049</text:p>
          </table:table-cell>
          <table:table-cell office:value="569.576233" office:value-type="float">
            <text:p>569.576233</text:p>
          </table:table-cell>
          <table:table-cell office:value="555.724243" office:value-type="float">
            <text:p>555.724243</text:p>
          </table:table-cell>
          <table:table-cell office:value="563.512878" office:value-type="float">
            <text:p>563.512878</text:p>
          </table:table-cell>
          <table:table-cell office:value="563.512878" office:value-type="float">
            <text:p>563.512878</text:p>
          </table:table-cell>
          <table:table-cell office:value="4932500" office:value-type="float">
            <text:p>4932500</text:p>
          </table:table-cell>
        </table:table-row>
        <table:table-row>
          <table:table-cell office:date-value="2015-04-27" office:value-type="date">
            <text:p>2015-04-27</text:p>
          </table:table-cell>
          <table:table-cell office:value="563.390015" office:value-type="float">
            <text:p>563.390015</text:p>
          </table:table-cell>
          <table:table-cell office:value="565.950012" office:value-type="float">
            <text:p>565.950012</text:p>
          </table:table-cell>
          <table:table-cell office:value="553.200012" office:value-type="float">
            <text:p>553.200012</text:p>
          </table:table-cell>
          <table:table-cell office:value="555.369995" office:value-type="float">
            <text:p>555.369995</text:p>
          </table:table-cell>
          <table:table-cell office:value="555.369995" office:value-type="float">
            <text:p>555.369995</text:p>
          </table:table-cell>
          <table:table-cell office:value="2398000" office:value-type="float">
            <text:p>2398000</text:p>
          </table:table-cell>
        </table:table-row>
        <table:table-row>
          <table:table-cell office:date-value="2015-04-28" office:value-type="date">
            <text:p>2015-04-28</text:p>
          </table:table-cell>
          <table:table-cell office:value="554.640015" office:value-type="float">
            <text:p>554.640015</text:p>
          </table:table-cell>
          <table:table-cell office:value="556.02002" office:value-type="float">
            <text:p>556.02002</text:p>
          </table:table-cell>
          <table:table-cell office:value="550.366028" office:value-type="float">
            <text:p>550.366028</text:p>
          </table:table-cell>
          <table:table-cell office:value="553.679993" office:value-type="float">
            <text:p>553.679993</text:p>
          </table:table-cell>
          <table:table-cell office:value="553.679993" office:value-type="float">
            <text:p>553.679993</text:p>
          </table:table-cell>
          <table:table-cell office:value="1491000" office:value-type="float">
            <text:p>1491000</text:p>
          </table:table-cell>
        </table:table-row>
        <table:table-row>
          <table:table-cell office:date-value="2015-04-29" office:value-type="date">
            <text:p>2015-04-29</text:p>
          </table:table-cell>
          <table:table-cell office:value="550.469971" office:value-type="float">
            <text:p>550.469971</text:p>
          </table:table-cell>
          <table:table-cell office:value="553.679993" office:value-type="float">
            <text:p>553.679993</text:p>
          </table:table-cell>
          <table:table-cell office:value="546.905029" office:value-type="float">
            <text:p>546.905029</text:p>
          </table:table-cell>
          <table:table-cell office:value="549.080017" office:value-type="float">
            <text:p>549.080017</text:p>
          </table:table-cell>
          <table:table-cell office:value="549.080017" office:value-type="float">
            <text:p>549.080017</text:p>
          </table:table-cell>
          <table:table-cell office:value="1698800" office:value-type="float">
            <text:p>1698800</text:p>
          </table:table-cell>
        </table:table-row>
        <table:table-row>
          <table:table-cell office:date-value="2015-04-30" office:value-type="date">
            <text:p>2015-04-30</text:p>
          </table:table-cell>
          <table:table-cell office:value="547.869995" office:value-type="float">
            <text:p>547.869995</text:p>
          </table:table-cell>
          <table:table-cell office:value="548.590027" office:value-type="float">
            <text:p>548.590027</text:p>
          </table:table-cell>
          <table:table-cell office:value="535.049988" office:value-type="float">
            <text:p>535.049988</text:p>
          </table:table-cell>
          <table:table-cell office:value="537.340027" office:value-type="float">
            <text:p>537.340027</text:p>
          </table:table-cell>
          <table:table-cell office:value="537.340027" office:value-type="float">
            <text:p>537.340027</text:p>
          </table:table-cell>
          <table:table-cell office:value="2082200" office:value-type="float">
            <text:p>2082200</text:p>
          </table:table-cell>
        </table:table-row>
        <table:table-row>
          <table:table-cell office:date-value="2015-05-01" office:value-type="date">
            <text:p>2015-05-01</text:p>
          </table:table-cell>
          <table:table-cell office:value="538.429993" office:value-type="float">
            <text:p>538.429993</text:p>
          </table:table-cell>
          <table:table-cell office:value="539.539978" office:value-type="float">
            <text:p>539.539978</text:p>
          </table:table-cell>
          <table:table-cell office:value="532.099976" office:value-type="float">
            <text:p>532.099976</text:p>
          </table:table-cell>
          <table:table-cell office:value="537.900024" office:value-type="float">
            <text:p>537.900024</text:p>
          </table:table-cell>
          <table:table-cell office:value="537.900024" office:value-type="float">
            <text:p>537.900024</text:p>
          </table:table-cell>
          <table:table-cell office:value="1768200" office:value-type="float">
            <text:p>1768200</text:p>
          </table:table-cell>
        </table:table-row>
        <table:table-row>
          <table:table-cell office:date-value="2015-05-04" office:value-type="date">
            <text:p>2015-05-04</text:p>
          </table:table-cell>
          <table:table-cell office:value="538.530029" office:value-type="float">
            <text:p>538.530029</text:p>
          </table:table-cell>
          <table:table-cell office:value="544.070007" office:value-type="float">
            <text:p>544.070007</text:p>
          </table:table-cell>
          <table:table-cell office:value="535.059998" office:value-type="float">
            <text:p>535.059998</text:p>
          </table:table-cell>
          <table:table-cell office:value="540.780029" office:value-type="float">
            <text:p>540.780029</text:p>
          </table:table-cell>
          <table:table-cell office:value="540.780029" office:value-type="float">
            <text:p>540.780029</text:p>
          </table:table-cell>
          <table:table-cell office:value="1308000" office:value-type="float">
            <text:p>1308000</text:p>
          </table:table-cell>
        </table:table-row>
        <table:table-row>
          <table:table-cell office:date-value="2015-05-05" office:value-type="date">
            <text:p>2015-05-05</text:p>
          </table:table-cell>
          <table:table-cell office:value="538.210022" office:value-type="float">
            <text:p>538.210022</text:p>
          </table:table-cell>
          <table:table-cell office:value="539.73999" office:value-type="float">
            <text:p>539.73999</text:p>
          </table:table-cell>
          <table:table-cell office:value="530.390991" office:value-type="float">
            <text:p>530.390991</text:p>
          </table:table-cell>
          <table:table-cell office:value="530.799988" office:value-type="float">
            <text:p>530.799988</text:p>
          </table:table-cell>
          <table:table-cell office:value="530.799988" office:value-type="float">
            <text:p>530.799988</text:p>
          </table:table-cell>
          <table:table-cell office:value="1383100" office:value-type="float">
            <text:p>1383100</text:p>
          </table:table-cell>
        </table:table-row>
        <table:table-row>
          <table:table-cell office:date-value="2015-05-06" office:value-type="date">
            <text:p>2015-05-06</text:p>
          </table:table-cell>
          <table:table-cell office:value="531.23999" office:value-type="float">
            <text:p>531.23999</text:p>
          </table:table-cell>
          <table:table-cell office:value="532.380005" office:value-type="float">
            <text:p>532.380005</text:p>
          </table:table-cell>
          <table:table-cell office:value="521.085022" office:value-type="float">
            <text:p>521.085022</text:p>
          </table:table-cell>
          <table:table-cell office:value="524.219971" office:value-type="float">
            <text:p>524.219971</text:p>
          </table:table-cell>
          <table:table-cell office:value="524.219971" office:value-type="float">
            <text:p>524.219971</text:p>
          </table:table-cell>
          <table:table-cell office:value="1567000" office:value-type="float">
            <text:p>1567000</text:p>
          </table:table-cell>
        </table:table-row>
        <table:table-row>
          <table:table-cell office:date-value="2015-05-07" office:value-type="date">
            <text:p>2015-05-07</text:p>
          </table:table-cell>
          <table:table-cell office:value="523.98999" office:value-type="float">
            <text:p>523.98999</text:p>
          </table:table-cell>
          <table:table-cell office:value="533.460022" office:value-type="float">
            <text:p>533.460022</text:p>
          </table:table-cell>
          <table:table-cell office:value="521.75" office:value-type="float">
            <text:p>521.75</text:p>
          </table:table-cell>
          <table:table-cell office:value="530.700012" office:value-type="float">
            <text:p>530.700012</text:p>
          </table:table-cell>
          <table:table-cell office:value="530.700012" office:value-type="float">
            <text:p>530.700012</text:p>
          </table:table-cell>
          <table:table-cell office:value="1546300" office:value-type="float">
            <text:p>1546300</text:p>
          </table:table-cell>
        </table:table-row>
        <table:table-row>
          <table:table-cell office:date-value="2015-05-08" office:value-type="date">
            <text:p>2015-05-08</text:p>
          </table:table-cell>
          <table:table-cell office:value="536.650024" office:value-type="float">
            <text:p>536.650024</text:p>
          </table:table-cell>
          <table:table-cell office:value="541.150024" office:value-type="float">
            <text:p>541.150024</text:p>
          </table:table-cell>
          <table:table-cell office:value="525.0" office:value-type="float">
            <text:p>525.0</text:p>
          </table:table-cell>
          <table:table-cell office:value="538.219971" office:value-type="float">
            <text:p>538.219971</text:p>
          </table:table-cell>
          <table:table-cell office:value="538.219971" office:value-type="float">
            <text:p>538.219971</text:p>
          </table:table-cell>
          <table:table-cell office:value="1527600" office:value-type="float">
            <text:p>1527600</text:p>
          </table:table-cell>
        </table:table-row>
        <table:table-row>
          <table:table-cell office:date-value="2015-05-11" office:value-type="date">
            <text:p>2015-05-11</text:p>
          </table:table-cell>
          <table:table-cell office:value="538.369995" office:value-type="float">
            <text:p>538.369995</text:p>
          </table:table-cell>
          <table:table-cell office:value="541.97998" office:value-type="float">
            <text:p>541.97998</text:p>
          </table:table-cell>
          <table:table-cell office:value="535.400024" office:value-type="float">
            <text:p>535.400024</text:p>
          </table:table-cell>
          <table:table-cell office:value="535.700012" office:value-type="float">
            <text:p>535.700012</text:p>
          </table:table-cell>
          <table:table-cell office:value="535.700012" office:value-type="float">
            <text:p>535.700012</text:p>
          </table:table-cell>
          <table:table-cell office:value="905300" office:value-type="float">
            <text:p>905300</text:p>
          </table:table-cell>
        </table:table-row>
        <table:table-row>
          <table:table-cell office:date-value="2015-05-12" office:value-type="date">
            <text:p>2015-05-12</text:p>
          </table:table-cell>
          <table:table-cell office:value="531.599976" office:value-type="float">
            <text:p>531.599976</text:p>
          </table:table-cell>
          <table:table-cell office:value="533.208984" office:value-type="float">
            <text:p>533.208984</text:p>
          </table:table-cell>
          <table:table-cell office:value="525.26001" office:value-type="float">
            <text:p>525.26001</text:p>
          </table:table-cell>
          <table:table-cell office:value="529.039978" office:value-type="float">
            <text:p>529.039978</text:p>
          </table:table-cell>
          <table:table-cell office:value="529.039978" office:value-type="float">
            <text:p>529.039978</text:p>
          </table:table-cell>
          <table:table-cell office:value="1634200" office:value-type="float">
            <text:p>1634200</text:p>
          </table:table-cell>
        </table:table-row>
        <table:table-row>
          <table:table-cell office:date-value="2015-05-13" office:value-type="date">
            <text:p>2015-05-13</text:p>
          </table:table-cell>
          <table:table-cell office:value="530.559998" office:value-type="float">
            <text:p>530.559998</text:p>
          </table:table-cell>
          <table:table-cell office:value="534.322021" office:value-type="float">
            <text:p>534.322021</text:p>
          </table:table-cell>
          <table:table-cell office:value="528.655029" office:value-type="float">
            <text:p>528.655029</text:p>
          </table:table-cell>
          <table:table-cell office:value="529.619995" office:value-type="float">
            <text:p>529.619995</text:p>
          </table:table-cell>
          <table:table-cell office:value="529.619995" office:value-type="float">
            <text:p>529.619995</text:p>
          </table:table-cell>
          <table:table-cell office:value="1252300" office:value-type="float">
            <text:p>1252300</text:p>
          </table:table-cell>
        </table:table-row>
        <table:table-row>
          <table:table-cell office:date-value="2015-05-14" office:value-type="date">
            <text:p>2015-05-14</text:p>
          </table:table-cell>
          <table:table-cell office:value="533.77002" office:value-type="float">
            <text:p>533.77002</text:p>
          </table:table-cell>
          <table:table-cell office:value="539.0" office:value-type="float">
            <text:p>539.0</text:p>
          </table:table-cell>
          <table:table-cell office:value="532.409973" office:value-type="float">
            <text:p>532.409973</text:p>
          </table:table-cell>
          <table:table-cell office:value="538.400024" office:value-type="float">
            <text:p>538.400024</text:p>
          </table:table-cell>
          <table:table-cell office:value="538.400024" office:value-type="float">
            <text:p>538.400024</text:p>
          </table:table-cell>
          <table:table-cell office:value="1403900" office:value-type="float">
            <text:p>1403900</text:p>
          </table:table-cell>
        </table:table-row>
        <table:table-row>
          <table:table-cell office:date-value="2015-05-15" office:value-type="date">
            <text:p>2015-05-15</text:p>
          </table:table-cell>
          <table:table-cell office:value="539.179993" office:value-type="float">
            <text:p>539.179993</text:p>
          </table:table-cell>
          <table:table-cell office:value="539.273987" office:value-type="float">
            <text:p>539.273987</text:p>
          </table:table-cell>
          <table:table-cell office:value="530.380005" office:value-type="float">
            <text:p>530.380005</text:p>
          </table:table-cell>
          <table:table-cell office:value="533.849976" office:value-type="float">
            <text:p>533.849976</text:p>
          </table:table-cell>
          <table:table-cell office:value="533.849976" office:value-type="float">
            <text:p>533.849976</text:p>
          </table:table-cell>
          <table:table-cell office:value="1971300" office:value-type="float">
            <text:p>1971300</text:p>
          </table:table-cell>
        </table:table-row>
        <table:table-row>
          <table:table-cell office:date-value="2015-05-18" office:value-type="date">
            <text:p>2015-05-18</text:p>
          </table:table-cell>
          <table:table-cell office:value="532.01001" office:value-type="float">
            <text:p>532.01001</text:p>
          </table:table-cell>
          <table:table-cell office:value="534.820007" office:value-type="float">
            <text:p>534.820007</text:p>
          </table:table-cell>
          <table:table-cell office:value="528.849976" office:value-type="float">
            <text:p>528.849976</text:p>
          </table:table-cell>
          <table:table-cell office:value="532.299988" office:value-type="float">
            <text:p>532.299988</text:p>
          </table:table-cell>
          <table:table-cell office:value="532.299988" office:value-type="float">
            <text:p>532.299988</text:p>
          </table:table-cell>
          <table:table-cell office:value="2003400" office:value-type="float">
            <text:p>2003400</text:p>
          </table:table-cell>
        </table:table-row>
        <table:table-row>
          <table:table-cell office:date-value="2015-05-19" office:value-type="date">
            <text:p>2015-05-19</text:p>
          </table:table-cell>
          <table:table-cell office:value="533.97998" office:value-type="float">
            <text:p>533.97998</text:p>
          </table:table-cell>
          <table:table-cell office:value="540.659973" office:value-type="float">
            <text:p>540.659973</text:p>
          </table:table-cell>
          <table:table-cell office:value="533.039978" office:value-type="float">
            <text:p>533.039978</text:p>
          </table:table-cell>
          <table:table-cell office:value="537.359985" office:value-type="float">
            <text:p>537.359985</text:p>
          </table:table-cell>
          <table:table-cell office:value="537.359985" office:value-type="float">
            <text:p>537.359985</text:p>
          </table:table-cell>
          <table:table-cell office:value="1966900" office:value-type="float">
            <text:p>1966900</text:p>
          </table:table-cell>
        </table:table-row>
        <table:table-row>
          <table:table-cell office:date-value="2015-05-20" office:value-type="date">
            <text:p>2015-05-20</text:p>
          </table:table-cell>
          <table:table-cell office:value="538.48999" office:value-type="float">
            <text:p>538.48999</text:p>
          </table:table-cell>
          <table:table-cell office:value="542.919983" office:value-type="float">
            <text:p>542.919983</text:p>
          </table:table-cell>
          <table:table-cell office:value="532.971985" office:value-type="float">
            <text:p>532.971985</text:p>
          </table:table-cell>
          <table:table-cell office:value="539.27002" office:value-type="float">
            <text:p>539.27002</text:p>
          </table:table-cell>
          <table:table-cell office:value="539.27002" office:value-type="float">
            <text:p>539.27002</text:p>
          </table:table-cell>
          <table:table-cell office:value="1430800" office:value-type="float">
            <text:p>1430800</text:p>
          </table:table-cell>
        </table:table-row>
        <table:table-row>
          <table:table-cell office:date-value="2015-05-21" office:value-type="date">
            <text:p>2015-05-21</text:p>
          </table:table-cell>
          <table:table-cell office:value="537.950012" office:value-type="float">
            <text:p>537.950012</text:p>
          </table:table-cell>
          <table:table-cell office:value="543.840027" office:value-type="float">
            <text:p>543.840027</text:p>
          </table:table-cell>
          <table:table-cell office:value="535.97998" office:value-type="float">
            <text:p>535.97998</text:p>
          </table:table-cell>
          <table:table-cell office:value="542.51001" office:value-type="float">
            <text:p>542.51001</text:p>
          </table:table-cell>
          <table:table-cell office:value="542.51001" office:value-type="float">
            <text:p>542.51001</text:p>
          </table:table-cell>
          <table:table-cell office:value="1462700" office:value-type="float">
            <text:p>1462700</text:p>
          </table:table-cell>
        </table:table-row>
        <table:table-row>
          <table:table-cell office:date-value="2015-05-22" office:value-type="date">
            <text:p>2015-05-22</text:p>
          </table:table-cell>
          <table:table-cell office:value="540.150024" office:value-type="float">
            <text:p>540.150024</text:p>
          </table:table-cell>
          <table:table-cell office:value="544.190002" office:value-type="float">
            <text:p>544.190002</text:p>
          </table:table-cell>
          <table:table-cell office:value="539.51001" office:value-type="float">
            <text:p>539.51001</text:p>
          </table:table-cell>
          <table:table-cell office:value="540.109985" office:value-type="float">
            <text:p>540.109985</text:p>
          </table:table-cell>
          <table:table-cell office:value="540.109985" office:value-type="float">
            <text:p>540.109985</text:p>
          </table:table-cell>
          <table:table-cell office:value="1176200" office:value-type="float">
            <text:p>1176200</text:p>
          </table:table-cell>
        </table:table-row>
        <table:table-row>
          <table:table-cell office:date-value="2015-05-26" office:value-type="date">
            <text:p>2015-05-26</text:p>
          </table:table-cell>
          <table:table-cell office:value="538.119995" office:value-type="float">
            <text:p>538.119995</text:p>
          </table:table-cell>
          <table:table-cell office:value="539.0" office:value-type="float">
            <text:p>539.0</text:p>
          </table:table-cell>
          <table:table-cell office:value="529.880005" office:value-type="float">
            <text:p>529.880005</text:p>
          </table:table-cell>
          <table:table-cell office:value="532.320007" office:value-type="float">
            <text:p>532.320007</text:p>
          </table:table-cell>
          <table:table-cell office:value="532.320007" office:value-type="float">
            <text:p>532.320007</text:p>
          </table:table-cell>
          <table:table-cell office:value="2406500" office:value-type="float">
            <text:p>2406500</text:p>
          </table:table-cell>
        </table:table-row>
        <table:table-row>
          <table:table-cell office:date-value="2015-05-27" office:value-type="date">
            <text:p>2015-05-27</text:p>
          </table:table-cell>
          <table:table-cell office:value="532.799988" office:value-type="float">
            <text:p>532.799988</text:p>
          </table:table-cell>
          <table:table-cell office:value="540.549988" office:value-type="float">
            <text:p>540.549988</text:p>
          </table:table-cell>
          <table:table-cell office:value="531.710022" office:value-type="float">
            <text:p>531.710022</text:p>
          </table:table-cell>
          <table:table-cell office:value="539.789978" office:value-type="float">
            <text:p>539.789978</text:p>
          </table:table-cell>
          <table:table-cell office:value="539.789978" office:value-type="float">
            <text:p>539.789978</text:p>
          </table:table-cell>
          <table:table-cell office:value="1525000" office:value-type="float">
            <text:p>1525000</text:p>
          </table:table-cell>
        </table:table-row>
        <table:table-row>
          <table:table-cell office:date-value="2015-05-28" office:value-type="date">
            <text:p>2015-05-28</text:p>
          </table:table-cell>
          <table:table-cell office:value="538.01001" office:value-type="float">
            <text:p>538.01001</text:p>
          </table:table-cell>
          <table:table-cell office:value="540.609985" office:value-type="float">
            <text:p>540.609985</text:p>
          </table:table-cell>
          <table:table-cell office:value="536.25" office:value-type="float">
            <text:p>536.25</text:p>
          </table:table-cell>
          <table:table-cell office:value="539.780029" office:value-type="float">
            <text:p>539.780029</text:p>
          </table:table-cell>
          <table:table-cell office:value="539.780029" office:value-type="float">
            <text:p>539.780029</text:p>
          </table:table-cell>
          <table:table-cell office:value="1029800" office:value-type="float">
            <text:p>1029800</text:p>
          </table:table-cell>
        </table:table-row>
        <table:table-row>
          <table:table-cell office:date-value="2015-05-29" office:value-type="date">
            <text:p>2015-05-29</text:p>
          </table:table-cell>
          <table:table-cell office:value="537.369995" office:value-type="float">
            <text:p>537.369995</text:p>
          </table:table-cell>
          <table:table-cell office:value="538.630005" office:value-type="float">
            <text:p>538.630005</text:p>
          </table:table-cell>
          <table:table-cell office:value="531.450012" office:value-type="float">
            <text:p>531.450012</text:p>
          </table:table-cell>
          <table:table-cell office:value="532.109985" office:value-type="float">
            <text:p>532.109985</text:p>
          </table:table-cell>
          <table:table-cell office:value="532.109985" office:value-type="float">
            <text:p>532.109985</text:p>
          </table:table-cell>
          <table:table-cell office:value="2597400" office:value-type="float">
            <text:p>2597400</text:p>
          </table:table-cell>
        </table:table-row>
        <table:table-row>
          <table:table-cell office:date-value="2015-06-01" office:value-type="date">
            <text:p>2015-06-01</text:p>
          </table:table-cell>
          <table:table-cell office:value="536.789978" office:value-type="float">
            <text:p>536.789978</text:p>
          </table:table-cell>
          <table:table-cell office:value="536.789978" office:value-type="float">
            <text:p>536.789978</text:p>
          </table:table-cell>
          <table:table-cell office:value="529.76001" office:value-type="float">
            <text:p>529.76001</text:p>
          </table:table-cell>
          <table:table-cell office:value="533.98999" office:value-type="float">
            <text:p>533.98999</text:p>
          </table:table-cell>
          <table:table-cell office:value="533.98999" office:value-type="float">
            <text:p>533.98999</text:p>
          </table:table-cell>
          <table:table-cell office:value="1904300" office:value-type="float">
            <text:p>1904300</text:p>
          </table:table-cell>
        </table:table-row>
        <table:table-row>
          <table:table-cell office:date-value="2015-06-02" office:value-type="date">
            <text:p>2015-06-02</text:p>
          </table:table-cell>
          <table:table-cell office:value="532.929993" office:value-type="float">
            <text:p>532.929993</text:p>
          </table:table-cell>
          <table:table-cell office:value="543.0" office:value-type="float">
            <text:p>543.0</text:p>
          </table:table-cell>
          <table:table-cell office:value="531.330017" office:value-type="float">
            <text:p>531.330017</text:p>
          </table:table-cell>
          <table:table-cell office:value="539.179993" office:value-type="float">
            <text:p>539.179993</text:p>
          </table:table-cell>
          <table:table-cell office:value="539.179993" office:value-type="float">
            <text:p>539.179993</text:p>
          </table:table-cell>
          <table:table-cell office:value="1939000" office:value-type="float">
            <text:p>1939000</text:p>
          </table:table-cell>
        </table:table-row>
        <table:table-row>
          <table:table-cell office:date-value="2015-06-03" office:value-type="date">
            <text:p>2015-06-03</text:p>
          </table:table-cell>
          <table:table-cell office:value="539.909973" office:value-type="float">
            <text:p>539.909973</text:p>
          </table:table-cell>
          <table:table-cell office:value="543.5" office:value-type="float">
            <text:p>543.5</text:p>
          </table:table-cell>
          <table:table-cell office:value="537.109985" office:value-type="float">
            <text:p>537.109985</text:p>
          </table:table-cell>
          <table:table-cell office:value="540.309998" office:value-type="float">
            <text:p>540.309998</text:p>
          </table:table-cell>
          <table:table-cell office:value="540.309998" office:value-type="float">
            <text:p>540.309998</text:p>
          </table:table-cell>
          <table:table-cell office:value="1714500" office:value-type="float">
            <text:p>1714500</text:p>
          </table:table-cell>
        </table:table-row>
        <table:table-row>
          <table:table-cell office:date-value="2015-06-04" office:value-type="date">
            <text:p>2015-06-04</text:p>
          </table:table-cell>
          <table:table-cell office:value="537.76001" office:value-type="float">
            <text:p>537.76001</text:p>
          </table:table-cell>
          <table:table-cell office:value="540.590027" office:value-type="float">
            <text:p>540.590027</text:p>
          </table:table-cell>
          <table:table-cell office:value="534.320007" office:value-type="float">
            <text:p>534.320007</text:p>
          </table:table-cell>
          <table:table-cell office:value="536.700012" office:value-type="float">
            <text:p>536.700012</text:p>
          </table:table-cell>
          <table:table-cell office:value="536.700012" office:value-type="float">
            <text:p>536.700012</text:p>
          </table:table-cell>
          <table:table-cell office:value="1348300" office:value-type="float">
            <text:p>1348300</text:p>
          </table:table-cell>
        </table:table-row>
        <table:table-row>
          <table:table-cell office:date-value="2015-06-05" office:value-type="date">
            <text:p>2015-06-05</text:p>
          </table:table-cell>
          <table:table-cell office:value="536.349976" office:value-type="float">
            <text:p>536.349976</text:p>
          </table:table-cell>
          <table:table-cell office:value="537.200012" office:value-type="float">
            <text:p>537.200012</text:p>
          </table:table-cell>
          <table:table-cell office:value="532.52002" office:value-type="float">
            <text:p>532.52002</text:p>
          </table:table-cell>
          <table:table-cell office:value="533.330017" office:value-type="float">
            <text:p>533.330017</text:p>
          </table:table-cell>
          <table:table-cell office:value="533.330017" office:value-type="float">
            <text:p>533.330017</text:p>
          </table:table-cell>
          <table:table-cell office:value="1388200" office:value-type="float">
            <text:p>1388200</text:p>
          </table:table-cell>
        </table:table-row>
        <table:table-row>
          <table:table-cell office:date-value="2015-06-08" office:value-type="date">
            <text:p>2015-06-08</text:p>
          </table:table-cell>
          <table:table-cell office:value="533.309998" office:value-type="float">
            <text:p>533.309998</text:p>
          </table:table-cell>
          <table:table-cell office:value="534.119995" office:value-type="float">
            <text:p>534.119995</text:p>
          </table:table-cell>
          <table:table-cell office:value="526.23999" office:value-type="float">
            <text:p>526.23999</text:p>
          </table:table-cell>
          <table:table-cell office:value="526.830017" office:value-type="float">
            <text:p>526.830017</text:p>
          </table:table-cell>
          <table:table-cell office:value="526.830017" office:value-type="float">
            <text:p>526.830017</text:p>
          </table:table-cell>
          <table:table-cell office:value="1520600" office:value-type="float">
            <text:p>1520600</text:p>
          </table:table-cell>
        </table:table-row>
        <table:table-row>
          <table:table-cell office:date-value="2015-06-09" office:value-type="date">
            <text:p>2015-06-09</text:p>
          </table:table-cell>
          <table:table-cell office:value="527.559998" office:value-type="float">
            <text:p>527.559998</text:p>
          </table:table-cell>
          <table:table-cell office:value="529.200012" office:value-type="float">
            <text:p>529.200012</text:p>
          </table:table-cell>
          <table:table-cell office:value="523.01001" office:value-type="float">
            <text:p>523.01001</text:p>
          </table:table-cell>
          <table:table-cell office:value="526.690002" office:value-type="float">
            <text:p>526.690002</text:p>
          </table:table-cell>
          <table:table-cell office:value="526.690002" office:value-type="float">
            <text:p>526.690002</text:p>
          </table:table-cell>
          <table:table-cell office:value="1455300" office:value-type="float">
            <text:p>1455300</text:p>
          </table:table-cell>
        </table:table-row>
        <table:table-row>
          <table:table-cell office:date-value="2015-06-10" office:value-type="date">
            <text:p>2015-06-10</text:p>
          </table:table-cell>
          <table:table-cell office:value="529.359985" office:value-type="float">
            <text:p>529.359985</text:p>
          </table:table-cell>
          <table:table-cell office:value="538.359985" office:value-type="float">
            <text:p>538.359985</text:p>
          </table:table-cell>
          <table:table-cell office:value="529.349976" office:value-type="float">
            <text:p>529.349976</text:p>
          </table:table-cell>
          <table:table-cell office:value="536.690002" office:value-type="float">
            <text:p>536.690002</text:p>
          </table:table-cell>
          <table:table-cell office:value="536.690002" office:value-type="float">
            <text:p>536.690002</text:p>
          </table:table-cell>
          <table:table-cell office:value="1815000" office:value-type="float">
            <text:p>1815000</text:p>
          </table:table-cell>
        </table:table-row>
        <table:table-row>
          <table:table-cell office:date-value="2015-06-11" office:value-type="date">
            <text:p>2015-06-11</text:p>
          </table:table-cell>
          <table:table-cell office:value="538.424988" office:value-type="float">
            <text:p>538.424988</text:p>
          </table:table-cell>
          <table:table-cell office:value="538.97998" office:value-type="float">
            <text:p>538.97998</text:p>
          </table:table-cell>
          <table:table-cell office:value="533.02002" office:value-type="float">
            <text:p>533.02002</text:p>
          </table:table-cell>
          <table:table-cell office:value="534.609985" office:value-type="float">
            <text:p>534.609985</text:p>
          </table:table-cell>
          <table:table-cell office:value="534.609985" office:value-type="float">
            <text:p>534.609985</text:p>
          </table:table-cell>
          <table:table-cell office:value="1217500" office:value-type="float">
            <text:p>1217500</text:p>
          </table:table-cell>
        </table:table-row>
        <table:table-row>
          <table:table-cell office:date-value="2015-06-12" office:value-type="date">
            <text:p>2015-06-12</text:p>
          </table:table-cell>
          <table:table-cell office:value="531.599976" office:value-type="float">
            <text:p>531.599976</text:p>
          </table:table-cell>
          <table:table-cell office:value="533.119995" office:value-type="float">
            <text:p>533.119995</text:p>
          </table:table-cell>
          <table:table-cell office:value="530.159973" office:value-type="float">
            <text:p>530.159973</text:p>
          </table:table-cell>
          <table:table-cell office:value="532.330017" office:value-type="float">
            <text:p>532.330017</text:p>
          </table:table-cell>
          <table:table-cell office:value="532.330017" office:value-type="float">
            <text:p>532.330017</text:p>
          </table:table-cell>
          <table:table-cell office:value="955800" office:value-type="float">
            <text:p>955800</text:p>
          </table:table-cell>
        </table:table-row>
        <table:table-row>
          <table:table-cell office:date-value="2015-06-15" office:value-type="date">
            <text:p>2015-06-15</text:p>
          </table:table-cell>
          <table:table-cell office:value="528.0" office:value-type="float">
            <text:p>528.0</text:p>
          </table:table-cell>
          <table:table-cell office:value="528.299988" office:value-type="float">
            <text:p>528.299988</text:p>
          </table:table-cell>
          <table:table-cell office:value="524.0" office:value-type="float">
            <text:p>524.0</text:p>
          </table:table-cell>
          <table:table-cell office:value="527.200012" office:value-type="float">
            <text:p>527.200012</text:p>
          </table:table-cell>
          <table:table-cell office:value="527.200012" office:value-type="float">
            <text:p>527.200012</text:p>
          </table:table-cell>
          <table:table-cell office:value="1632700" office:value-type="float">
            <text:p>1632700</text:p>
          </table:table-cell>
        </table:table-row>
        <table:table-row>
          <table:table-cell office:date-value="2015-06-16" office:value-type="date">
            <text:p>2015-06-16</text:p>
          </table:table-cell>
          <table:table-cell office:value="528.400024" office:value-type="float">
            <text:p>528.400024</text:p>
          </table:table-cell>
          <table:table-cell office:value="529.640015" office:value-type="float">
            <text:p>529.640015</text:p>
          </table:table-cell>
          <table:table-cell office:value="525.559998" office:value-type="float">
            <text:p>525.559998</text:p>
          </table:table-cell>
          <table:table-cell office:value="528.150024" office:value-type="float">
            <text:p>528.150024</text:p>
          </table:table-cell>
          <table:table-cell office:value="528.150024" office:value-type="float">
            <text:p>528.150024</text:p>
          </table:table-cell>
          <table:table-cell office:value="1071800" office:value-type="float">
            <text:p>1071800</text:p>
          </table:table-cell>
        </table:table-row>
        <table:table-row>
          <table:table-cell office:date-value="2015-06-17" office:value-type="date">
            <text:p>2015-06-17</text:p>
          </table:table-cell>
          <table:table-cell office:value="529.369995" office:value-type="float">
            <text:p>529.369995</text:p>
          </table:table-cell>
          <table:table-cell office:value="530.97998" office:value-type="float">
            <text:p>530.97998</text:p>
          </table:table-cell>
          <table:table-cell office:value="525.099976" office:value-type="float">
            <text:p>525.099976</text:p>
          </table:table-cell>
          <table:table-cell office:value="529.26001" office:value-type="float">
            <text:p>529.26001</text:p>
          </table:table-cell>
          <table:table-cell office:value="529.26001" office:value-type="float">
            <text:p>529.26001</text:p>
          </table:table-cell>
          <table:table-cell office:value="1294200" office:value-type="float">
            <text:p>1294200</text:p>
          </table:table-cell>
        </table:table-row>
        <table:table-row>
          <table:table-cell office:date-value="2015-06-18" office:value-type="date">
            <text:p>2015-06-18</text:p>
          </table:table-cell>
          <table:table-cell office:value="531.0" office:value-type="float">
            <text:p>531.0</text:p>
          </table:table-cell>
          <table:table-cell office:value="538.150024" office:value-type="float">
            <text:p>538.150024</text:p>
          </table:table-cell>
          <table:table-cell office:value="530.789978" office:value-type="float">
            <text:p>530.789978</text:p>
          </table:table-cell>
          <table:table-cell office:value="536.72998" office:value-type="float">
            <text:p>536.72998</text:p>
          </table:table-cell>
          <table:table-cell office:value="536.72998" office:value-type="float">
            <text:p>536.72998</text:p>
          </table:table-cell>
          <table:table-cell office:value="1833100" office:value-type="float">
            <text:p>1833100</text:p>
          </table:table-cell>
        </table:table-row>
        <table:table-row>
          <table:table-cell office:date-value="2015-06-19" office:value-type="date">
            <text:p>2015-06-19</text:p>
          </table:table-cell>
          <table:table-cell office:value="537.210022" office:value-type="float">
            <text:p>537.210022</text:p>
          </table:table-cell>
          <table:table-cell office:value="538.25" office:value-type="float">
            <text:p>538.25</text:p>
          </table:table-cell>
          <table:table-cell office:value="533.01001" office:value-type="float">
            <text:p>533.01001</text:p>
          </table:table-cell>
          <table:table-cell office:value="536.690002" office:value-type="float">
            <text:p>536.690002</text:p>
          </table:table-cell>
          <table:table-cell office:value="536.690002" office:value-type="float">
            <text:p>536.690002</text:p>
          </table:table-cell>
          <table:table-cell office:value="1893500" office:value-type="float">
            <text:p>1893500</text:p>
          </table:table-cell>
        </table:table-row>
        <table:table-row>
          <table:table-cell office:date-value="2015-06-22" office:value-type="date">
            <text:p>2015-06-22</text:p>
          </table:table-cell>
          <table:table-cell office:value="539.590027" office:value-type="float">
            <text:p>539.590027</text:p>
          </table:table-cell>
          <table:table-cell office:value="543.73999" office:value-type="float">
            <text:p>543.73999</text:p>
          </table:table-cell>
          <table:table-cell office:value="537.530029" office:value-type="float">
            <text:p>537.530029</text:p>
          </table:table-cell>
          <table:table-cell office:value="538.190002" office:value-type="float">
            <text:p>538.190002</text:p>
          </table:table-cell>
          <table:table-cell office:value="538.190002" office:value-type="float">
            <text:p>538.190002</text:p>
          </table:table-cell>
          <table:table-cell office:value="1250300" office:value-type="float">
            <text:p>1250300</text:p>
          </table:table-cell>
        </table:table-row>
        <table:table-row>
          <table:table-cell office:date-value="2015-06-23" office:value-type="date">
            <text:p>2015-06-23</text:p>
          </table:table-cell>
          <table:table-cell office:value="539.640015" office:value-type="float">
            <text:p>539.640015</text:p>
          </table:table-cell>
          <table:table-cell office:value="541.499023" office:value-type="float">
            <text:p>541.499023</text:p>
          </table:table-cell>
          <table:table-cell office:value="535.25" office:value-type="float">
            <text:p>535.25</text:p>
          </table:table-cell>
          <table:table-cell office:value="540.47998" office:value-type="float">
            <text:p>540.47998</text:p>
          </table:table-cell>
          <table:table-cell office:value="540.47998" office:value-type="float">
            <text:p>540.47998</text:p>
          </table:table-cell>
          <table:table-cell office:value="1197500" office:value-type="float">
            <text:p>1197500</text:p>
          </table:table-cell>
        </table:table-row>
        <table:table-row>
          <table:table-cell office:date-value="2015-06-24" office:value-type="date">
            <text:p>2015-06-24</text:p>
          </table:table-cell>
          <table:table-cell office:value="540.0" office:value-type="float">
            <text:p>540.0</text:p>
          </table:table-cell>
          <table:table-cell office:value="540.0" office:value-type="float">
            <text:p>540.0</text:p>
          </table:table-cell>
          <table:table-cell office:value="535.659973" office:value-type="float">
            <text:p>535.659973</text:p>
          </table:table-cell>
          <table:table-cell office:value="537.840027" office:value-type="float">
            <text:p>537.840027</text:p>
          </table:table-cell>
          <table:table-cell office:value="537.840027" office:value-type="float">
            <text:p>537.840027</text:p>
          </table:table-cell>
          <table:table-cell office:value="1286600" office:value-type="float">
            <text:p>1286600</text:p>
          </table:table-cell>
        </table:table-row>
        <table:table-row>
          <table:table-cell office:date-value="2015-06-25" office:value-type="date">
            <text:p>2015-06-25</text:p>
          </table:table-cell>
          <table:table-cell office:value="538.869995" office:value-type="float">
            <text:p>538.869995</text:p>
          </table:table-cell>
          <table:table-cell office:value="540.900024" office:value-type="float">
            <text:p>540.900024</text:p>
          </table:table-cell>
          <table:table-cell office:value="535.22998" office:value-type="float">
            <text:p>535.22998</text:p>
          </table:table-cell>
          <table:table-cell office:value="535.22998" office:value-type="float">
            <text:p>535.22998</text:p>
          </table:table-cell>
          <table:table-cell office:value="535.22998" office:value-type="float">
            <text:p>535.22998</text:p>
          </table:table-cell>
          <table:table-cell office:value="1335700" office:value-type="float">
            <text:p>1335700</text:p>
          </table:table-cell>
        </table:table-row>
        <table:table-row>
          <table:table-cell office:date-value="2015-06-26" office:value-type="date">
            <text:p>2015-06-26</text:p>
          </table:table-cell>
          <table:table-cell office:value="537.26001" office:value-type="float">
            <text:p>537.26001</text:p>
          </table:table-cell>
          <table:table-cell office:value="537.76001" office:value-type="float">
            <text:p>537.76001</text:p>
          </table:table-cell>
          <table:table-cell office:value="531.349976" office:value-type="float">
            <text:p>531.349976</text:p>
          </table:table-cell>
          <table:table-cell office:value="531.690002" office:value-type="float">
            <text:p>531.690002</text:p>
          </table:table-cell>
          <table:table-cell office:value="531.690002" office:value-type="float">
            <text:p>531.690002</text:p>
          </table:table-cell>
          <table:table-cell office:value="2109100" office:value-type="float">
            <text:p>2109100</text:p>
          </table:table-cell>
        </table:table-row>
        <table:table-row>
          <table:table-cell office:date-value="2015-06-29" office:value-type="date">
            <text:p>2015-06-29</text:p>
          </table:table-cell>
          <table:table-cell office:value="525.01001" office:value-type="float">
            <text:p>525.01001</text:p>
          </table:table-cell>
          <table:table-cell office:value="528.609985" office:value-type="float">
            <text:p>528.609985</text:p>
          </table:table-cell>
          <table:table-cell office:value="520.539978" office:value-type="float">
            <text:p>520.539978</text:p>
          </table:table-cell>
          <table:table-cell office:value="521.52002" office:value-type="float">
            <text:p>521.52002</text:p>
          </table:table-cell>
          <table:table-cell office:value="521.52002" office:value-type="float">
            <text:p>521.52002</text:p>
          </table:table-cell>
          <table:table-cell office:value="1937800" office:value-type="float">
            <text:p>1937800</text:p>
          </table:table-cell>
        </table:table-row>
        <table:table-row>
          <table:table-cell office:date-value="2015-06-30" office:value-type="date">
            <text:p>2015-06-30</text:p>
          </table:table-cell>
          <table:table-cell office:value="526.02002" office:value-type="float">
            <text:p>526.02002</text:p>
          </table:table-cell>
          <table:table-cell office:value="526.25" office:value-type="float">
            <text:p>526.25</text:p>
          </table:table-cell>
          <table:table-cell office:value="520.5" office:value-type="float">
            <text:p>520.5</text:p>
          </table:table-cell>
          <table:table-cell office:value="520.51001" office:value-type="float">
            <text:p>520.51001</text:p>
          </table:table-cell>
          <table:table-cell office:value="520.51001" office:value-type="float">
            <text:p>520.51001</text:p>
          </table:table-cell>
          <table:table-cell office:value="2217200" office:value-type="float">
            <text:p>2217200</text:p>
          </table:table-cell>
        </table:table-row>
        <table:table-row>
          <table:table-cell office:date-value="2015-07-01" office:value-type="date">
            <text:p>2015-07-01</text:p>
          </table:table-cell>
          <table:table-cell office:value="524.72998" office:value-type="float">
            <text:p>524.72998</text:p>
          </table:table-cell>
          <table:table-cell office:value="525.690002" office:value-type="float">
            <text:p>525.690002</text:p>
          </table:table-cell>
          <table:table-cell office:value="518.22998" office:value-type="float">
            <text:p>518.22998</text:p>
          </table:table-cell>
          <table:table-cell office:value="521.840027" office:value-type="float">
            <text:p>521.840027</text:p>
          </table:table-cell>
          <table:table-cell office:value="521.840027" office:value-type="float">
            <text:p>521.840027</text:p>
          </table:table-cell>
          <table:table-cell office:value="1961000" office:value-type="float">
            <text:p>1961000</text:p>
          </table:table-cell>
        </table:table-row>
        <table:table-row>
          <table:table-cell office:date-value="2015-07-02" office:value-type="date">
            <text:p>2015-07-02</text:p>
          </table:table-cell>
          <table:table-cell office:value="521.080017" office:value-type="float">
            <text:p>521.080017</text:p>
          </table:table-cell>
          <table:table-cell office:value="524.650024" office:value-type="float">
            <text:p>524.650024</text:p>
          </table:table-cell>
          <table:table-cell office:value="521.080017" office:value-type="float">
            <text:p>521.080017</text:p>
          </table:table-cell>
          <table:table-cell office:value="523.400024" office:value-type="float">
            <text:p>523.400024</text:p>
          </table:table-cell>
          <table:table-cell office:value="523.400024" office:value-type="float">
            <text:p>523.400024</text:p>
          </table:table-cell>
          <table:table-cell office:value="1235900" office:value-type="float">
            <text:p>1235900</text:p>
          </table:table-cell>
        </table:table-row>
        <table:table-row>
          <table:table-cell office:date-value="2015-07-06" office:value-type="date">
            <text:p>2015-07-06</text:p>
          </table:table-cell>
          <table:table-cell office:value="519.5" office:value-type="float">
            <text:p>519.5</text:p>
          </table:table-cell>
          <table:table-cell office:value="525.25" office:value-type="float">
            <text:p>525.25</text:p>
          </table:table-cell>
          <table:table-cell office:value="519.0" office:value-type="float">
            <text:p>519.0</text:p>
          </table:table-cell>
          <table:table-cell office:value="522.859985" office:value-type="float">
            <text:p>522.859985</text:p>
          </table:table-cell>
          <table:table-cell office:value="522.859985" office:value-type="float">
            <text:p>522.859985</text:p>
          </table:table-cell>
          <table:table-cell office:value="1280500" office:value-type="float">
            <text:p>1280500</text:p>
          </table:table-cell>
        </table:table-row>
        <table:table-row>
          <table:table-cell office:date-value="2015-07-07" office:value-type="date">
            <text:p>2015-07-07</text:p>
          </table:table-cell>
          <table:table-cell office:value="523.130005" office:value-type="float">
            <text:p>523.130005</text:p>
          </table:table-cell>
          <table:table-cell office:value="526.179993" office:value-type="float">
            <text:p>526.179993</text:p>
          </table:table-cell>
          <table:table-cell office:value="515.179993" office:value-type="float">
            <text:p>515.179993</text:p>
          </table:table-cell>
          <table:table-cell office:value="525.02002" office:value-type="float">
            <text:p>525.02002</text:p>
          </table:table-cell>
          <table:table-cell office:value="525.02002" office:value-type="float">
            <text:p>525.02002</text:p>
          </table:table-cell>
          <table:table-cell office:value="1597200" office:value-type="float">
            <text:p>1597200</text:p>
          </table:table-cell>
        </table:table-row>
        <table:table-row>
          <table:table-cell office:date-value="2015-07-08" office:value-type="date">
            <text:p>2015-07-08</text:p>
          </table:table-cell>
          <table:table-cell office:value="521.049988" office:value-type="float">
            <text:p>521.049988</text:p>
          </table:table-cell>
          <table:table-cell office:value="522.734009" office:value-type="float">
            <text:p>522.734009</text:p>
          </table:table-cell>
          <table:table-cell office:value="516.109985" office:value-type="float">
            <text:p>516.109985</text:p>
          </table:table-cell>
          <table:table-cell office:value="516.830017" office:value-type="float">
            <text:p>516.830017</text:p>
          </table:table-cell>
          <table:table-cell office:value="516.830017" office:value-type="float">
            <text:p>516.830017</text:p>
          </table:table-cell>
          <table:table-cell office:value="1296700" office:value-type="float">
            <text:p>1296700</text:p>
          </table:table-cell>
        </table:table-row>
        <table:table-row>
          <table:table-cell office:date-value="2015-07-09" office:value-type="date">
            <text:p>2015-07-09</text:p>
          </table:table-cell>
          <table:table-cell office:value="523.119995" office:value-type="float">
            <text:p>523.119995</text:p>
          </table:table-cell>
          <table:table-cell office:value="523.77002" office:value-type="float">
            <text:p>523.77002</text:p>
          </table:table-cell>
          <table:table-cell office:value="520.349976" office:value-type="float">
            <text:p>520.349976</text:p>
          </table:table-cell>
          <table:table-cell office:value="520.679993" office:value-type="float">
            <text:p>520.679993</text:p>
          </table:table-cell>
          <table:table-cell office:value="520.679993" office:value-type="float">
            <text:p>520.679993</text:p>
          </table:table-cell>
          <table:table-cell office:value="1839400" office:value-type="float">
            <text:p>1839400</text:p>
          </table:table-cell>
        </table:table-row>
        <table:table-row>
          <table:table-cell office:date-value="2015-07-10" office:value-type="date">
            <text:p>2015-07-10</text:p>
          </table:table-cell>
          <table:table-cell office:value="526.289978" office:value-type="float">
            <text:p>526.289978</text:p>
          </table:table-cell>
          <table:table-cell office:value="532.559998" office:value-type="float">
            <text:p>532.559998</text:p>
          </table:table-cell>
          <table:table-cell office:value="525.549988" office:value-type="float">
            <text:p>525.549988</text:p>
          </table:table-cell>
          <table:table-cell office:value="530.130005" office:value-type="float">
            <text:p>530.130005</text:p>
          </table:table-cell>
          <table:table-cell office:value="530.130005" office:value-type="float">
            <text:p>530.130005</text:p>
          </table:table-cell>
          <table:table-cell office:value="1956700" office:value-type="float">
            <text:p>1956700</text:p>
          </table:table-cell>
        </table:table-row>
        <table:table-row>
          <table:table-cell office:date-value="2015-07-13" office:value-type="date">
            <text:p>2015-07-13</text:p>
          </table:table-cell>
          <table:table-cell office:value="532.880005" office:value-type="float">
            <text:p>532.880005</text:p>
          </table:table-cell>
          <table:table-cell office:value="547.109985" office:value-type="float">
            <text:p>547.109985</text:p>
          </table:table-cell>
          <table:table-cell office:value="532.400024" office:value-type="float">
            <text:p>532.400024</text:p>
          </table:table-cell>
          <table:table-cell office:value="546.549988" office:value-type="float">
            <text:p>546.549988</text:p>
          </table:table-cell>
          <table:table-cell office:value="546.549988" office:value-type="float">
            <text:p>546.549988</text:p>
          </table:table-cell>
          <table:table-cell office:value="2206500" office:value-type="float">
            <text:p>2206500</text:p>
          </table:table-cell>
        </table:table-row>
        <table:table-row>
          <table:table-cell office:date-value="2015-07-14" office:value-type="date">
            <text:p>2015-07-14</text:p>
          </table:table-cell>
          <table:table-cell office:value="546.76001" office:value-type="float">
            <text:p>546.76001</text:p>
          </table:table-cell>
          <table:table-cell office:value="565.848999" office:value-type="float">
            <text:p>565.848999</text:p>
          </table:table-cell>
          <table:table-cell office:value="546.710022" office:value-type="float">
            <text:p>546.710022</text:p>
          </table:table-cell>
          <table:table-cell office:value="561.099976" office:value-type="float">
            <text:p>561.099976</text:p>
          </table:table-cell>
          <table:table-cell office:value="561.099976" office:value-type="float">
            <text:p>561.099976</text:p>
          </table:table-cell>
          <table:table-cell office:value="3244100" office:value-type="float">
            <text:p>3244100</text:p>
          </table:table-cell>
        </table:table-row>
        <table:table-row>
          <table:table-cell office:date-value="2015-07-15" office:value-type="date">
            <text:p>2015-07-15</text:p>
          </table:table-cell>
          <table:table-cell office:value="560.130005" office:value-type="float">
            <text:p>560.130005</text:p>
          </table:table-cell>
          <table:table-cell office:value="566.502991" office:value-type="float">
            <text:p>566.502991</text:p>
          </table:table-cell>
          <table:table-cell office:value="556.789978" office:value-type="float">
            <text:p>556.789978</text:p>
          </table:table-cell>
          <table:table-cell office:value="560.219971" office:value-type="float">
            <text:p>560.219971</text:p>
          </table:table-cell>
          <table:table-cell office:value="560.219971" office:value-type="float">
            <text:p>560.219971</text:p>
          </table:table-cell>
          <table:table-cell office:value="1784600" office:value-type="float">
            <text:p>1784600</text:p>
          </table:table-cell>
        </table:table-row>
        <table:table-row>
          <table:table-cell office:date-value="2015-07-16" office:value-type="date">
            <text:p>2015-07-16</text:p>
          </table:table-cell>
          <table:table-cell office:value="565.119995" office:value-type="float">
            <text:p>565.119995</text:p>
          </table:table-cell>
          <table:table-cell office:value="580.679993" office:value-type="float">
            <text:p>580.679993</text:p>
          </table:table-cell>
          <table:table-cell office:value="565.0" office:value-type="float">
            <text:p>565.0</text:p>
          </table:table-cell>
          <table:table-cell office:value="579.849976" office:value-type="float">
            <text:p>579.849976</text:p>
          </table:table-cell>
          <table:table-cell office:value="579.849976" office:value-type="float">
            <text:p>579.849976</text:p>
          </table:table-cell>
          <table:table-cell office:value="4768300" office:value-type="float">
            <text:p>4768300</text:p>
          </table:table-cell>
        </table:table-row>
        <table:table-row>
          <table:table-cell office:date-value="2015-07-17" office:value-type="date">
            <text:p>2015-07-17</text:p>
          </table:table-cell>
          <table:table-cell office:value="649.0" office:value-type="float">
            <text:p>649.0</text:p>
          </table:table-cell>
          <table:table-cell office:value="674.468018" office:value-type="float">
            <text:p>674.468018</text:p>
          </table:table-cell>
          <table:table-cell office:value="645.0" office:value-type="float">
            <text:p>645.0</text:p>
          </table:table-cell>
          <table:table-cell office:value="672.929993" office:value-type="float">
            <text:p>672.929993</text:p>
          </table:table-cell>
          <table:table-cell office:value="672.929993" office:value-type="float">
            <text:p>672.929993</text:p>
          </table:table-cell>
          <table:table-cell office:value="11164900" office:value-type="float">
            <text:p>11164900</text:p>
          </table:table-cell>
        </table:table-row>
        <table:table-row>
          <table:table-cell office:date-value="2015-07-20" office:value-type="date">
            <text:p>2015-07-20</text:p>
          </table:table-cell>
          <table:table-cell office:value="659.23999" office:value-type="float">
            <text:p>659.23999</text:p>
          </table:table-cell>
          <table:table-cell office:value="668.880005" office:value-type="float">
            <text:p>668.880005</text:p>
          </table:table-cell>
          <table:table-cell office:value="653.01001" office:value-type="float">
            <text:p>653.01001</text:p>
          </table:table-cell>
          <table:table-cell office:value="663.02002" office:value-type="float">
            <text:p>663.02002</text:p>
          </table:table-cell>
          <table:table-cell office:value="663.02002" office:value-type="float">
            <text:p>663.02002</text:p>
          </table:table-cell>
          <table:table-cell office:value="5860900" office:value-type="float">
            <text:p>5860900</text:p>
          </table:table-cell>
        </table:table-row>
        <table:table-row>
          <table:table-cell office:date-value="2015-07-21" office:value-type="date">
            <text:p>2015-07-21</text:p>
          </table:table-cell>
          <table:table-cell office:value="655.210022" office:value-type="float">
            <text:p>655.210022</text:p>
          </table:table-cell>
          <table:table-cell office:value="673.0" office:value-type="float">
            <text:p>673.0</text:p>
          </table:table-cell>
          <table:table-cell office:value="654.299988" office:value-type="float">
            <text:p>654.299988</text:p>
          </table:table-cell>
          <table:table-cell office:value="662.299988" office:value-type="float">
            <text:p>662.299988</text:p>
          </table:table-cell>
          <table:table-cell office:value="662.299988" office:value-type="float">
            <text:p>662.299988</text:p>
          </table:table-cell>
          <table:table-cell office:value="3377200" office:value-type="float">
            <text:p>3377200</text:p>
          </table:table-cell>
        </table:table-row>
        <table:table-row>
          <table:table-cell office:date-value="2015-07-22" office:value-type="date">
            <text:p>2015-07-22</text:p>
          </table:table-cell>
          <table:table-cell office:value="660.890015" office:value-type="float">
            <text:p>660.890015</text:p>
          </table:table-cell>
          <table:table-cell office:value="678.640015" office:value-type="float">
            <text:p>678.640015</text:p>
          </table:table-cell>
          <table:table-cell office:value="659.0" office:value-type="float">
            <text:p>659.0</text:p>
          </table:table-cell>
          <table:table-cell office:value="662.099976" office:value-type="float">
            <text:p>662.099976</text:p>
          </table:table-cell>
          <table:table-cell office:value="662.099976" office:value-type="float">
            <text:p>662.099976</text:p>
          </table:table-cell>
          <table:table-cell office:value="3929300" office:value-type="float">
            <text:p>3929300</text:p>
          </table:table-cell>
        </table:table-row>
        <table:table-row>
          <table:table-cell office:date-value="2015-07-23" office:value-type="date">
            <text:p>2015-07-23</text:p>
          </table:table-cell>
          <table:table-cell office:value="661.27002" office:value-type="float">
            <text:p>661.27002</text:p>
          </table:table-cell>
          <table:table-cell office:value="663.630005" office:value-type="float">
            <text:p>663.630005</text:p>
          </table:table-cell>
          <table:table-cell office:value="641.0" office:value-type="float">
            <text:p>641.0</text:p>
          </table:table-cell>
          <table:table-cell office:value="644.280029" office:value-type="float">
            <text:p>644.280029</text:p>
          </table:table-cell>
          <table:table-cell office:value="644.280029" office:value-type="float">
            <text:p>644.280029</text:p>
          </table:table-cell>
          <table:table-cell office:value="3029100" office:value-type="float">
            <text:p>3029100</text:p>
          </table:table-cell>
        </table:table-row>
        <table:table-row>
          <table:table-cell office:date-value="2015-07-24" office:value-type="date">
            <text:p>2015-07-24</text:p>
          </table:table-cell>
          <table:table-cell office:value="647.0" office:value-type="float">
            <text:p>647.0</text:p>
          </table:table-cell>
          <table:table-cell office:value="648.169983" office:value-type="float">
            <text:p>648.169983</text:p>
          </table:table-cell>
          <table:table-cell office:value="622.52002" office:value-type="float">
            <text:p>622.52002</text:p>
          </table:table-cell>
          <table:table-cell office:value="623.559998" office:value-type="float">
            <text:p>623.559998</text:p>
          </table:table-cell>
          <table:table-cell office:value="623.559998" office:value-type="float">
            <text:p>623.559998</text:p>
          </table:table-cell>
          <table:table-cell office:value="3625700" office:value-type="float">
            <text:p>3625700</text:p>
          </table:table-cell>
        </table:table-row>
        <table:table-row>
          <table:table-cell office:date-value="2015-07-27" office:value-type="date">
            <text:p>2015-07-27</text:p>
          </table:table-cell>
          <table:table-cell office:value="621.0" office:value-type="float">
            <text:p>621.0</text:p>
          </table:table-cell>
          <table:table-cell office:value="634.299988" office:value-type="float">
            <text:p>634.299988</text:p>
          </table:table-cell>
          <table:table-cell office:value="620.5" office:value-type="float">
            <text:p>620.5</text:p>
          </table:table-cell>
          <table:table-cell office:value="627.26001" office:value-type="float">
            <text:p>627.26001</text:p>
          </table:table-cell>
          <table:table-cell office:value="627.26001" office:value-type="float">
            <text:p>627.26001</text:p>
          </table:table-cell>
          <table:table-cell office:value="2675400" office:value-type="float">
            <text:p>2675400</text:p>
          </table:table-cell>
        </table:table-row>
        <table:table-row>
          <table:table-cell office:date-value="2015-07-28" office:value-type="date">
            <text:p>2015-07-28</text:p>
          </table:table-cell>
          <table:table-cell office:value="632.830017" office:value-type="float">
            <text:p>632.830017</text:p>
          </table:table-cell>
          <table:table-cell office:value="632.830017" office:value-type="float">
            <text:p>632.830017</text:p>
          </table:table-cell>
          <table:table-cell office:value="623.309998" office:value-type="float">
            <text:p>623.309998</text:p>
          </table:table-cell>
          <table:table-cell office:value="628.0" office:value-type="float">
            <text:p>628.0</text:p>
          </table:table-cell>
          <table:table-cell office:value="628.0" office:value-type="float">
            <text:p>628.0</text:p>
          </table:table-cell>
          <table:table-cell office:value="1727300" office:value-type="float">
            <text:p>1727300</text:p>
          </table:table-cell>
        </table:table-row>
        <table:table-row>
          <table:table-cell office:date-value="2015-07-29" office:value-type="date">
            <text:p>2015-07-29</text:p>
          </table:table-cell>
          <table:table-cell office:value="628.799988" office:value-type="float">
            <text:p>628.799988</text:p>
          </table:table-cell>
          <table:table-cell office:value="633.359985" office:value-type="float">
            <text:p>633.359985</text:p>
          </table:table-cell>
          <table:table-cell office:value="622.650024" office:value-type="float">
            <text:p>622.650024</text:p>
          </table:table-cell>
          <table:table-cell office:value="631.929993" office:value-type="float">
            <text:p>631.929993</text:p>
          </table:table-cell>
          <table:table-cell office:value="631.929993" office:value-type="float">
            <text:p>631.929993</text:p>
          </table:table-cell>
          <table:table-cell office:value="1575100" office:value-type="float">
            <text:p>1575100</text:p>
          </table:table-cell>
        </table:table-row>
        <table:table-row>
          <table:table-cell office:date-value="2015-07-30" office:value-type="date">
            <text:p>2015-07-30</text:p>
          </table:table-cell>
          <table:table-cell office:value="630.0" office:value-type="float">
            <text:p>630.0</text:p>
          </table:table-cell>
          <table:table-cell office:value="635.219971" office:value-type="float">
            <text:p>635.219971</text:p>
          </table:table-cell>
          <table:table-cell office:value="622.049988" office:value-type="float">
            <text:p>622.049988</text:p>
          </table:table-cell>
          <table:table-cell office:value="632.590027" office:value-type="float">
            <text:p>632.590027</text:p>
          </table:table-cell>
          <table:table-cell office:value="632.590027" office:value-type="float">
            <text:p>632.590027</text:p>
          </table:table-cell>
          <table:table-cell office:value="1474200" office:value-type="float">
            <text:p>1474200</text:p>
          </table:table-cell>
        </table:table-row>
        <table:table-row>
          <table:table-cell office:date-value="2015-07-31" office:value-type="date">
            <text:p>2015-07-31</text:p>
          </table:table-cell>
          <table:table-cell office:value="631.380005" office:value-type="float">
            <text:p>631.380005</text:p>
          </table:table-cell>
          <table:table-cell office:value="632.909973" office:value-type="float">
            <text:p>632.909973</text:p>
          </table:table-cell>
          <table:table-cell office:value="625.5" office:value-type="float">
            <text:p>625.5</text:p>
          </table:table-cell>
          <table:table-cell office:value="625.609985" office:value-type="float">
            <text:p>625.609985</text:p>
          </table:table-cell>
          <table:table-cell office:value="625.609985" office:value-type="float">
            <text:p>625.609985</text:p>
          </table:table-cell>
          <table:table-cell office:value="1706100" office:value-type="float">
            <text:p>1706100</text:p>
          </table:table-cell>
        </table:table-row>
        <table:table-row>
          <table:table-cell office:date-value="2015-08-03" office:value-type="date">
            <text:p>2015-08-03</text:p>
          </table:table-cell>
          <table:table-cell office:value="625.340027" office:value-type="float">
            <text:p>625.340027</text:p>
          </table:table-cell>
          <table:table-cell office:value="633.05603" office:value-type="float">
            <text:p>633.05603</text:p>
          </table:table-cell>
          <table:table-cell office:value="625.340027" office:value-type="float">
            <text:p>625.340027</text:p>
          </table:table-cell>
          <table:table-cell office:value="631.210022" office:value-type="float">
            <text:p>631.210022</text:p>
          </table:table-cell>
          <table:table-cell office:value="631.210022" office:value-type="float">
            <text:p>631.210022</text:p>
          </table:table-cell>
          <table:table-cell office:value="1304500" office:value-type="float">
            <text:p>1304500</text:p>
          </table:table-cell>
        </table:table-row>
        <table:table-row>
          <table:table-cell office:date-value="2015-08-04" office:value-type="date">
            <text:p>2015-08-04</text:p>
          </table:table-cell>
          <table:table-cell office:value="628.419983" office:value-type="float">
            <text:p>628.419983</text:p>
          </table:table-cell>
          <table:table-cell office:value="634.809998" office:value-type="float">
            <text:p>634.809998</text:p>
          </table:table-cell>
          <table:table-cell office:value="627.159973" office:value-type="float">
            <text:p>627.159973</text:p>
          </table:table-cell>
          <table:table-cell office:value="629.25" office:value-type="float">
            <text:p>629.25</text:p>
          </table:table-cell>
          <table:table-cell office:value="629.25" office:value-type="float">
            <text:p>629.25</text:p>
          </table:table-cell>
          <table:table-cell office:value="1490900" office:value-type="float">
            <text:p>1490900</text:p>
          </table:table-cell>
        </table:table-row>
        <table:table-row>
          <table:table-cell office:date-value="2015-08-05" office:value-type="date">
            <text:p>2015-08-05</text:p>
          </table:table-cell>
          <table:table-cell office:value="634.330017" office:value-type="float">
            <text:p>634.330017</text:p>
          </table:table-cell>
          <table:table-cell office:value="647.859985" office:value-type="float">
            <text:p>647.859985</text:p>
          </table:table-cell>
          <table:table-cell office:value="633.159973" office:value-type="float">
            <text:p>633.159973</text:p>
          </table:table-cell>
          <table:table-cell office:value="643.780029" office:value-type="float">
            <text:p>643.780029</text:p>
          </table:table-cell>
          <table:table-cell office:value="643.780029" office:value-type="float">
            <text:p>643.780029</text:p>
          </table:table-cell>
          <table:table-cell office:value="2334300" office:value-type="float">
            <text:p>2334300</text:p>
          </table:table-cell>
        </table:table-row>
        <table:table-row>
          <table:table-cell office:date-value="2015-08-06" office:value-type="date">
            <text:p>2015-08-06</text:p>
          </table:table-cell>
          <table:table-cell office:value="645.0" office:value-type="float">
            <text:p>645.0</text:p>
          </table:table-cell>
          <table:table-cell office:value="645.379028" office:value-type="float">
            <text:p>645.379028</text:p>
          </table:table-cell>
          <table:table-cell office:value="632.25" office:value-type="float">
            <text:p>632.25</text:p>
          </table:table-cell>
          <table:table-cell office:value="642.679993" office:value-type="float">
            <text:p>642.679993</text:p>
          </table:table-cell>
          <table:table-cell office:value="642.679993" office:value-type="float">
            <text:p>642.679993</text:p>
          </table:table-cell>
          <table:table-cell office:value="1572600" office:value-type="float">
            <text:p>1572600</text:p>
          </table:table-cell>
        </table:table-row>
        <table:table-row>
          <table:table-cell office:date-value="2015-08-07" office:value-type="date">
            <text:p>2015-08-07</text:p>
          </table:table-cell>
          <table:table-cell office:value="640.22998" office:value-type="float">
            <text:p>640.22998</text:p>
          </table:table-cell>
          <table:table-cell office:value="642.679993" office:value-type="float">
            <text:p>642.679993</text:p>
          </table:table-cell>
          <table:table-cell office:value="629.710022" office:value-type="float">
            <text:p>629.710022</text:p>
          </table:table-cell>
          <table:table-cell office:value="635.299988" office:value-type="float">
            <text:p>635.299988</text:p>
          </table:table-cell>
          <table:table-cell office:value="635.299988" office:value-type="float">
            <text:p>635.299988</text:p>
          </table:table-cell>
          <table:table-cell office:value="1403900" office:value-type="float">
            <text:p>1403900</text:p>
          </table:table-cell>
        </table:table-row>
        <table:table-row>
          <table:table-cell office:date-value="2015-08-10" office:value-type="date">
            <text:p>2015-08-10</text:p>
          </table:table-cell>
          <table:table-cell office:value="639.47998" office:value-type="float">
            <text:p>639.47998</text:p>
          </table:table-cell>
          <table:table-cell office:value="643.440002" office:value-type="float">
            <text:p>643.440002</text:p>
          </table:table-cell>
          <table:table-cell office:value="631.249023" office:value-type="float">
            <text:p>631.249023</text:p>
          </table:table-cell>
          <table:table-cell office:value="633.72998" office:value-type="float">
            <text:p>633.72998</text:p>
          </table:table-cell>
          <table:table-cell office:value="633.72998" office:value-type="float">
            <text:p>633.72998</text:p>
          </table:table-cell>
          <table:table-cell office:value="1809200" office:value-type="float">
            <text:p>1809200</text:p>
          </table:table-cell>
        </table:table-row>
        <table:table-row>
          <table:table-cell office:date-value="2015-08-11" office:value-type="date">
            <text:p>2015-08-11</text:p>
          </table:table-cell>
          <table:table-cell office:value="669.200012" office:value-type="float">
            <text:p>669.200012</text:p>
          </table:table-cell>
          <table:table-cell office:value="674.900024" office:value-type="float">
            <text:p>674.900024</text:p>
          </table:table-cell>
          <table:table-cell office:value="654.27002" office:value-type="float">
            <text:p>654.27002</text:p>
          </table:table-cell>
          <table:table-cell office:value="660.780029" office:value-type="float">
            <text:p>660.780029</text:p>
          </table:table-cell>
          <table:table-cell office:value="660.780029" office:value-type="float">
            <text:p>660.780029</text:p>
          </table:table-cell>
          <table:table-cell office:value="5029200" office:value-type="float">
            <text:p>5029200</text:p>
          </table:table-cell>
        </table:table-row>
        <table:table-row>
          <table:table-cell office:date-value="2015-08-12" office:value-type="date">
            <text:p>2015-08-12</text:p>
          </table:table-cell>
          <table:table-cell office:value="663.080017" office:value-type="float">
            <text:p>663.080017</text:p>
          </table:table-cell>
          <table:table-cell office:value="665.0" office:value-type="float">
            <text:p>665.0</text:p>
          </table:table-cell>
          <table:table-cell office:value="652.289978" office:value-type="float">
            <text:p>652.289978</text:p>
          </table:table-cell>
          <table:table-cell office:value="659.559998" office:value-type="float">
            <text:p>659.559998</text:p>
          </table:table-cell>
          <table:table-cell office:value="659.559998" office:value-type="float">
            <text:p>659.559998</text:p>
          </table:table-cell>
          <table:table-cell office:value="2936700" office:value-type="float">
            <text:p>2936700</text:p>
          </table:table-cell>
        </table:table-row>
        <table:table-row>
          <table:table-cell office:date-value="2015-08-13" office:value-type="date">
            <text:p>2015-08-13</text:p>
          </table:table-cell>
          <table:table-cell office:value="659.322021" office:value-type="float">
            <text:p>659.322021</text:p>
          </table:table-cell>
          <table:table-cell office:value="664.5" office:value-type="float">
            <text:p>664.5</text:p>
          </table:table-cell>
          <table:table-cell office:value="651.661011" office:value-type="float">
            <text:p>651.661011</text:p>
          </table:table-cell>
          <table:table-cell office:value="656.450012" office:value-type="float">
            <text:p>656.450012</text:p>
          </table:table-cell>
          <table:table-cell office:value="656.450012" office:value-type="float">
            <text:p>656.450012</text:p>
          </table:table-cell>
          <table:table-cell office:value="1810700" office:value-type="float">
            <text:p>1810700</text:p>
          </table:table-cell>
        </table:table-row>
        <table:table-row>
          <table:table-cell office:date-value="2015-08-14" office:value-type="date">
            <text:p>2015-08-14</text:p>
          </table:table-cell>
          <table:table-cell office:value="655.01001" office:value-type="float">
            <text:p>655.01001</text:p>
          </table:table-cell>
          <table:table-cell office:value="659.85498" office:value-type="float">
            <text:p>659.85498</text:p>
          </table:table-cell>
          <table:table-cell office:value="652.659973" office:value-type="float">
            <text:p>652.659973</text:p>
          </table:table-cell>
          <table:table-cell office:value="657.119995" office:value-type="float">
            <text:p>657.119995</text:p>
          </table:table-cell>
          <table:table-cell office:value="657.119995" office:value-type="float">
            <text:p>657.119995</text:p>
          </table:table-cell>
          <table:table-cell office:value="1072100" office:value-type="float">
            <text:p>1072100</text:p>
          </table:table-cell>
        </table:table-row>
        <table:table-row>
          <table:table-cell office:date-value="2015-08-17" office:value-type="date">
            <text:p>2015-08-17</text:p>
          </table:table-cell>
          <table:table-cell office:value="656.799988" office:value-type="float">
            <text:p>656.799988</text:p>
          </table:table-cell>
          <table:table-cell office:value="661.380005" office:value-type="float">
            <text:p>661.380005</text:p>
          </table:table-cell>
          <table:table-cell office:value="651.23999" office:value-type="float">
            <text:p>651.23999</text:p>
          </table:table-cell>
          <table:table-cell office:value="660.869995" office:value-type="float">
            <text:p>660.869995</text:p>
          </table:table-cell>
          <table:table-cell office:value="660.869995" office:value-type="float">
            <text:p>660.869995</text:p>
          </table:table-cell>
          <table:table-cell office:value="1051700" office:value-type="float">
            <text:p>1051700</text:p>
          </table:table-cell>
        </table:table-row>
        <table:table-row>
          <table:table-cell office:date-value="2015-08-18" office:value-type="date">
            <text:p>2015-08-18</text:p>
          </table:table-cell>
          <table:table-cell office:value="661.900024" office:value-type="float">
            <text:p>661.900024</text:p>
          </table:table-cell>
          <table:table-cell office:value="664.0" office:value-type="float">
            <text:p>664.0</text:p>
          </table:table-cell>
          <table:table-cell office:value="653.460022" office:value-type="float">
            <text:p>653.460022</text:p>
          </table:table-cell>
          <table:table-cell office:value="656.130005" office:value-type="float">
            <text:p>656.130005</text:p>
          </table:table-cell>
          <table:table-cell office:value="656.130005" office:value-type="float">
            <text:p>656.130005</text:p>
          </table:table-cell>
          <table:table-cell office:value="1456100" office:value-type="float">
            <text:p>1456100</text:p>
          </table:table-cell>
        </table:table-row>
        <table:table-row>
          <table:table-cell office:date-value="2015-08-19" office:value-type="date">
            <text:p>2015-08-19</text:p>
          </table:table-cell>
          <table:table-cell office:value="656.599976" office:value-type="float">
            <text:p>656.599976</text:p>
          </table:table-cell>
          <table:table-cell office:value="667.0" office:value-type="float">
            <text:p>667.0</text:p>
          </table:table-cell>
          <table:table-cell office:value="654.190002" office:value-type="float">
            <text:p>654.190002</text:p>
          </table:table-cell>
          <table:table-cell office:value="660.900024" office:value-type="float">
            <text:p>660.900024</text:p>
          </table:table-cell>
          <table:table-cell office:value="660.900024" office:value-type="float">
            <text:p>660.900024</text:p>
          </table:table-cell>
          <table:table-cell office:value="2131600" office:value-type="float">
            <text:p>2131600</text:p>
          </table:table-cell>
        </table:table-row>
        <table:table-row>
          <table:table-cell office:date-value="2015-08-20" office:value-type="date">
            <text:p>2015-08-20</text:p>
          </table:table-cell>
          <table:table-cell office:value="655.460022" office:value-type="float">
            <text:p>655.460022</text:p>
          </table:table-cell>
          <table:table-cell office:value="662.98999" office:value-type="float">
            <text:p>662.98999</text:p>
          </table:table-cell>
          <table:table-cell office:value="642.900024" office:value-type="float">
            <text:p>642.900024</text:p>
          </table:table-cell>
          <table:table-cell office:value="646.830017" office:value-type="float">
            <text:p>646.830017</text:p>
          </table:table-cell>
          <table:table-cell office:value="646.830017" office:value-type="float">
            <text:p>646.830017</text:p>
          </table:table-cell>
          <table:table-cell office:value="2855300" office:value-type="float">
            <text:p>2855300</text:p>
          </table:table-cell>
        </table:table-row>
        <table:table-row>
          <table:table-cell office:date-value="2015-08-21" office:value-type="date">
            <text:p>2015-08-21</text:p>
          </table:table-cell>
          <table:table-cell office:value="639.780029" office:value-type="float">
            <text:p>639.780029</text:p>
          </table:table-cell>
          <table:table-cell office:value="640.049988" office:value-type="float">
            <text:p>640.049988</text:p>
          </table:table-cell>
          <table:table-cell office:value="612.330017" office:value-type="float">
            <text:p>612.330017</text:p>
          </table:table-cell>
          <table:table-cell office:value="612.47998" office:value-type="float">
            <text:p>612.47998</text:p>
          </table:table-cell>
          <table:table-cell office:value="612.47998" office:value-type="float">
            <text:p>612.47998</text:p>
          </table:table-cell>
          <table:table-cell office:value="4265200" office:value-type="float">
            <text:p>4265200</text:p>
          </table:table-cell>
        </table:table-row>
        <table:table-row>
          <table:table-cell office:date-value="2015-08-24" office:value-type="date">
            <text:p>2015-08-24</text:p>
          </table:table-cell>
          <table:table-cell office:value="573.0" office:value-type="float">
            <text:p>573.0</text:p>
          </table:table-cell>
          <table:table-cell office:value="599.330017" office:value-type="float">
            <text:p>599.330017</text:p>
          </table:table-cell>
          <table:table-cell office:value="565.049988" office:value-type="float">
            <text:p>565.049988</text:p>
          </table:table-cell>
          <table:table-cell office:value="589.609985" office:value-type="float">
            <text:p>589.609985</text:p>
          </table:table-cell>
          <table:table-cell office:value="589.609985" office:value-type="float">
            <text:p>589.609985</text:p>
          </table:table-cell>
          <table:table-cell office:value="5770300" office:value-type="float">
            <text:p>5770300</text:p>
          </table:table-cell>
        </table:table-row>
        <table:table-row>
          <table:table-cell office:date-value="2015-08-25" office:value-type="date">
            <text:p>2015-08-25</text:p>
          </table:table-cell>
          <table:table-cell office:value="614.909973" office:value-type="float">
            <text:p>614.909973</text:p>
          </table:table-cell>
          <table:table-cell office:value="617.450012" office:value-type="float">
            <text:p>617.450012</text:p>
          </table:table-cell>
          <table:table-cell office:value="581.109985" office:value-type="float">
            <text:p>581.109985</text:p>
          </table:table-cell>
          <table:table-cell office:value="582.059998" office:value-type="float">
            <text:p>582.059998</text:p>
          </table:table-cell>
          <table:table-cell office:value="582.059998" office:value-type="float">
            <text:p>582.059998</text:p>
          </table:table-cell>
          <table:table-cell office:value="3538000" office:value-type="float">
            <text:p>3538000</text:p>
          </table:table-cell>
        </table:table-row>
        <table:table-row>
          <table:table-cell office:date-value="2015-08-26" office:value-type="date">
            <text:p>2015-08-26</text:p>
          </table:table-cell>
          <table:table-cell office:value="610.349976" office:value-type="float">
            <text:p>610.349976</text:p>
          </table:table-cell>
          <table:table-cell office:value="631.710022" office:value-type="float">
            <text:p>631.710022</text:p>
          </table:table-cell>
          <table:table-cell office:value="599.049988" office:value-type="float">
            <text:p>599.049988</text:p>
          </table:table-cell>
          <table:table-cell office:value="628.619995" office:value-type="float">
            <text:p>628.619995</text:p>
          </table:table-cell>
          <table:table-cell office:value="628.619995" office:value-type="float">
            <text:p>628.619995</text:p>
          </table:table-cell>
          <table:table-cell office:value="4235900" office:value-type="float">
            <text:p>4235900</text:p>
          </table:table-cell>
        </table:table-row>
        <table:table-row>
          <table:table-cell office:date-value="2015-08-27" office:value-type="date">
            <text:p>2015-08-27</text:p>
          </table:table-cell>
          <table:table-cell office:value="639.400024" office:value-type="float">
            <text:p>639.400024</text:p>
          </table:table-cell>
          <table:table-cell office:value="643.590027" office:value-type="float">
            <text:p>643.590027</text:p>
          </table:table-cell>
          <table:table-cell office:value="622.0" office:value-type="float">
            <text:p>622.0</text:p>
          </table:table-cell>
          <table:table-cell office:value="637.609985" office:value-type="float">
            <text:p>637.609985</text:p>
          </table:table-cell>
          <table:table-cell office:value="637.609985" office:value-type="float">
            <text:p>637.609985</text:p>
          </table:table-cell>
          <table:table-cell office:value="3491300" office:value-type="float">
            <text:p>3491300</text:p>
          </table:table-cell>
        </table:table-row>
        <table:table-row>
          <table:table-cell office:date-value="2015-08-28" office:value-type="date">
            <text:p>2015-08-28</text:p>
          </table:table-cell>
          <table:table-cell office:value="632.820007" office:value-type="float">
            <text:p>632.820007</text:p>
          </table:table-cell>
          <table:table-cell office:value="636.880005" office:value-type="float">
            <text:p>636.880005</text:p>
          </table:table-cell>
          <table:table-cell office:value="624.559998" office:value-type="float">
            <text:p>624.559998</text:p>
          </table:table-cell>
          <table:table-cell office:value="630.380005" office:value-type="float">
            <text:p>630.380005</text:p>
          </table:table-cell>
          <table:table-cell office:value="630.380005" office:value-type="float">
            <text:p>630.380005</text:p>
          </table:table-cell>
          <table:table-cell office:value="1978700" office:value-type="float">
            <text:p>1978700</text:p>
          </table:table-cell>
        </table:table-row>
        <table:table-row>
          <table:table-cell office:date-value="2015-08-31" office:value-type="date">
            <text:p>2015-08-31</text:p>
          </table:table-cell>
          <table:table-cell office:value="627.539978" office:value-type="float">
            <text:p>627.539978</text:p>
          </table:table-cell>
          <table:table-cell office:value="635.799988" office:value-type="float">
            <text:p>635.799988</text:p>
          </table:table-cell>
          <table:table-cell office:value="617.679993" office:value-type="float">
            <text:p>617.679993</text:p>
          </table:table-cell>
          <table:table-cell office:value="618.25" office:value-type="float">
            <text:p>618.25</text:p>
          </table:table-cell>
          <table:table-cell office:value="618.25" office:value-type="float">
            <text:p>618.25</text:p>
          </table:table-cell>
          <table:table-cell office:value="2176700" office:value-type="float">
            <text:p>2176700</text:p>
          </table:table-cell>
        </table:table-row>
        <table:table-row>
          <table:table-cell office:date-value="2015-09-01" office:value-type="date">
            <text:p>2015-09-01</text:p>
          </table:table-cell>
          <table:table-cell office:value="602.359985" office:value-type="float">
            <text:p>602.359985</text:p>
          </table:table-cell>
          <table:table-cell office:value="612.859985" office:value-type="float">
            <text:p>612.859985</text:p>
          </table:table-cell>
          <table:table-cell office:value="594.099976" office:value-type="float">
            <text:p>594.099976</text:p>
          </table:table-cell>
          <table:table-cell office:value="597.789978" office:value-type="float">
            <text:p>597.789978</text:p>
          </table:table-cell>
          <table:table-cell office:value="597.789978" office:value-type="float">
            <text:p>597.789978</text:p>
          </table:table-cell>
          <table:table-cell office:value="3702100" office:value-type="float">
            <text:p>3702100</text:p>
          </table:table-cell>
        </table:table-row>
        <table:table-row>
          <table:table-cell office:date-value="2015-09-02" office:value-type="date">
            <text:p>2015-09-02</text:p>
          </table:table-cell>
          <table:table-cell office:value="605.590027" office:value-type="float">
            <text:p>605.590027</text:p>
          </table:table-cell>
          <table:table-cell office:value="614.340027" office:value-type="float">
            <text:p>614.340027</text:p>
          </table:table-cell>
          <table:table-cell office:value="599.710022" office:value-type="float">
            <text:p>599.710022</text:p>
          </table:table-cell>
          <table:table-cell office:value="614.340027" office:value-type="float">
            <text:p>614.340027</text:p>
          </table:table-cell>
          <table:table-cell office:value="614.340027" office:value-type="float">
            <text:p>614.340027</text:p>
          </table:table-cell>
          <table:table-cell office:value="2575600" office:value-type="float">
            <text:p>2575600</text:p>
          </table:table-cell>
        </table:table-row>
        <table:table-row>
          <table:table-cell office:date-value="2015-09-03" office:value-type="date">
            <text:p>2015-09-03</text:p>
          </table:table-cell>
          <table:table-cell office:value="617.0" office:value-type="float">
            <text:p>617.0</text:p>
          </table:table-cell>
          <table:table-cell office:value="619.710022" office:value-type="float">
            <text:p>619.710022</text:p>
          </table:table-cell>
          <table:table-cell office:value="602.820984" office:value-type="float">
            <text:p>602.820984</text:p>
          </table:table-cell>
          <table:table-cell office:value="606.25" office:value-type="float">
            <text:p>606.25</text:p>
          </table:table-cell>
          <table:table-cell office:value="606.25" office:value-type="float">
            <text:p>606.25</text:p>
          </table:table-cell>
          <table:table-cell office:value="1759600" office:value-type="float">
            <text:p>1759600</text:p>
          </table:table-cell>
        </table:table-row>
        <table:table-row>
          <table:table-cell office:date-value="2015-09-04" office:value-type="date">
            <text:p>2015-09-04</text:p>
          </table:table-cell>
          <table:table-cell office:value="600.0" office:value-type="float">
            <text:p>600.0</text:p>
          </table:table-cell>
          <table:table-cell office:value="603.469971" office:value-type="float">
            <text:p>603.469971</text:p>
          </table:table-cell>
          <table:table-cell office:value="595.25" office:value-type="float">
            <text:p>595.25</text:p>
          </table:table-cell>
          <table:table-cell office:value="600.700012" office:value-type="float">
            <text:p>600.700012</text:p>
          </table:table-cell>
          <table:table-cell office:value="600.700012" office:value-type="float">
            <text:p>600.700012</text:p>
          </table:table-cell>
          <table:table-cell office:value="2089000" office:value-type="float">
            <text:p>2089000</text:p>
          </table:table-cell>
        </table:table-row>
        <table:table-row>
          <table:table-cell office:date-value="2015-09-08" office:value-type="date">
            <text:p>2015-09-08</text:p>
          </table:table-cell>
          <table:table-cell office:value="612.48999" office:value-type="float">
            <text:p>612.48999</text:p>
          </table:table-cell>
          <table:table-cell office:value="616.309998" office:value-type="float">
            <text:p>616.309998</text:p>
          </table:table-cell>
          <table:table-cell office:value="604.119995" office:value-type="float">
            <text:p>604.119995</text:p>
          </table:table-cell>
          <table:table-cell office:value="614.659973" office:value-type="float">
            <text:p>614.659973</text:p>
          </table:table-cell>
          <table:table-cell office:value="614.659973" office:value-type="float">
            <text:p>614.659973</text:p>
          </table:table-cell>
          <table:table-cell office:value="2279500" office:value-type="float">
            <text:p>2279500</text:p>
          </table:table-cell>
        </table:table-row>
        <table:table-row>
          <table:table-cell office:date-value="2015-09-09" office:value-type="date">
            <text:p>2015-09-09</text:p>
          </table:table-cell>
          <table:table-cell office:value="621.219971" office:value-type="float">
            <text:p>621.219971</text:p>
          </table:table-cell>
          <table:table-cell office:value="626.52002" office:value-type="float">
            <text:p>626.52002</text:p>
          </table:table-cell>
          <table:table-cell office:value="609.599976" office:value-type="float">
            <text:p>609.599976</text:p>
          </table:table-cell>
          <table:table-cell office:value="612.719971" office:value-type="float">
            <text:p>612.719971</text:p>
          </table:table-cell>
          <table:table-cell office:value="612.719971" office:value-type="float">
            <text:p>612.719971</text:p>
          </table:table-cell>
          <table:table-cell office:value="1702100" office:value-type="float">
            <text:p>1702100</text:p>
          </table:table-cell>
        </table:table-row>
        <table:table-row>
          <table:table-cell office:date-value="2015-09-10" office:value-type="date">
            <text:p>2015-09-10</text:p>
          </table:table-cell>
          <table:table-cell office:value="613.099976" office:value-type="float">
            <text:p>613.099976</text:p>
          </table:table-cell>
          <table:table-cell office:value="624.159973" office:value-type="float">
            <text:p>624.159973</text:p>
          </table:table-cell>
          <table:table-cell office:value="611.429993" office:value-type="float">
            <text:p>611.429993</text:p>
          </table:table-cell>
          <table:table-cell office:value="621.349976" office:value-type="float">
            <text:p>621.349976</text:p>
          </table:table-cell>
          <table:table-cell office:value="621.349976" office:value-type="float">
            <text:p>621.349976</text:p>
          </table:table-cell>
          <table:table-cell office:value="1905300" office:value-type="float">
            <text:p>1905300</text:p>
          </table:table-cell>
        </table:table-row>
        <table:table-row>
          <table:table-cell office:date-value="2015-09-11" office:value-type="date">
            <text:p>2015-09-11</text:p>
          </table:table-cell>
          <table:table-cell office:value="619.75" office:value-type="float">
            <text:p>619.75</text:p>
          </table:table-cell>
          <table:table-cell office:value="625.780029" office:value-type="float">
            <text:p>625.780029</text:p>
          </table:table-cell>
          <table:table-cell office:value="617.419983" office:value-type="float">
            <text:p>617.419983</text:p>
          </table:table-cell>
          <table:table-cell office:value="625.77002" office:value-type="float">
            <text:p>625.77002</text:p>
          </table:table-cell>
          <table:table-cell office:value="625.77002" office:value-type="float">
            <text:p>625.77002</text:p>
          </table:table-cell>
          <table:table-cell office:value="1373500" office:value-type="float">
            <text:p>1373500</text:p>
          </table:table-cell>
        </table:table-row>
        <table:table-row>
          <table:table-cell office:date-value="2015-09-14" office:value-type="date">
            <text:p>2015-09-14</text:p>
          </table:table-cell>
          <table:table-cell office:value="625.700012" office:value-type="float">
            <text:p>625.700012</text:p>
          </table:table-cell>
          <table:table-cell office:value="625.859985" office:value-type="float">
            <text:p>625.859985</text:p>
          </table:table-cell>
          <table:table-cell office:value="619.429993" office:value-type="float">
            <text:p>619.429993</text:p>
          </table:table-cell>
          <table:table-cell office:value="623.23999" office:value-type="float">
            <text:p>623.23999</text:p>
          </table:table-cell>
          <table:table-cell office:value="623.23999" office:value-type="float">
            <text:p>623.23999</text:p>
          </table:table-cell>
          <table:table-cell office:value="1702300" office:value-type="float">
            <text:p>1702300</text:p>
          </table:table-cell>
        </table:table-row>
        <table:table-row>
          <table:table-cell office:date-value="2015-09-15" office:value-type="date">
            <text:p>2015-09-15</text:p>
          </table:table-cell>
          <table:table-cell office:value="626.700012" office:value-type="float">
            <text:p>626.700012</text:p>
          </table:table-cell>
          <table:table-cell office:value="638.700012" office:value-type="float">
            <text:p>638.700012</text:p>
          </table:table-cell>
          <table:table-cell office:value="623.780029" office:value-type="float">
            <text:p>623.780029</text:p>
          </table:table-cell>
          <table:table-cell office:value="635.140015" office:value-type="float">
            <text:p>635.140015</text:p>
          </table:table-cell>
          <table:table-cell office:value="635.140015" office:value-type="float">
            <text:p>635.140015</text:p>
          </table:table-cell>
          <table:table-cell office:value="2084400" office:value-type="float">
            <text:p>2084400</text:p>
          </table:table-cell>
        </table:table-row>
        <table:table-row>
          <table:table-cell office:date-value="2015-09-16" office:value-type="date">
            <text:p>2015-09-16</text:p>
          </table:table-cell>
          <table:table-cell office:value="635.469971" office:value-type="float">
            <text:p>635.469971</text:p>
          </table:table-cell>
          <table:table-cell office:value="637.950012" office:value-type="float">
            <text:p>637.950012</text:p>
          </table:table-cell>
          <table:table-cell office:value="632.320007" office:value-type="float">
            <text:p>632.320007</text:p>
          </table:table-cell>
          <table:table-cell office:value="635.97998" office:value-type="float">
            <text:p>635.97998</text:p>
          </table:table-cell>
          <table:table-cell office:value="635.97998" office:value-type="float">
            <text:p>635.97998</text:p>
          </table:table-cell>
          <table:table-cell office:value="1286500" office:value-type="float">
            <text:p>1286500</text:p>
          </table:table-cell>
        </table:table-row>
        <table:table-row>
          <table:table-cell office:date-value="2015-09-17" office:value-type="date">
            <text:p>2015-09-17</text:p>
          </table:table-cell>
          <table:table-cell office:value="637.789978" office:value-type="float">
            <text:p>637.789978</text:p>
          </table:table-cell>
          <table:table-cell office:value="650.900024" office:value-type="float">
            <text:p>650.900024</text:p>
          </table:table-cell>
          <table:table-cell office:value="635.02002" office:value-type="float">
            <text:p>635.02002</text:p>
          </table:table-cell>
          <table:table-cell office:value="642.900024" office:value-type="float">
            <text:p>642.900024</text:p>
          </table:table-cell>
          <table:table-cell office:value="642.900024" office:value-type="float">
            <text:p>642.900024</text:p>
          </table:table-cell>
          <table:table-cell office:value="2274700" office:value-type="float">
            <text:p>2274700</text:p>
          </table:table-cell>
        </table:table-row>
        <table:table-row>
          <table:table-cell office:date-value="2015-09-18" office:value-type="date">
            <text:p>2015-09-18</text:p>
          </table:table-cell>
          <table:table-cell office:value="636.789978" office:value-type="float">
            <text:p>636.789978</text:p>
          </table:table-cell>
          <table:table-cell office:value="640.0" office:value-type="float">
            <text:p>640.0</text:p>
          </table:table-cell>
          <table:table-cell office:value="627.02002" office:value-type="float">
            <text:p>627.02002</text:p>
          </table:table-cell>
          <table:table-cell office:value="629.25" office:value-type="float">
            <text:p>629.25</text:p>
          </table:table-cell>
          <table:table-cell office:value="629.25" office:value-type="float">
            <text:p>629.25</text:p>
          </table:table-cell>
          <table:table-cell office:value="5133400" office:value-type="float">
            <text:p>5133400</text:p>
          </table:table-cell>
        </table:table-row>
        <table:table-row>
          <table:table-cell office:date-value="2015-09-21" office:value-type="date">
            <text:p>2015-09-21</text:p>
          </table:table-cell>
          <table:table-cell office:value="634.400024" office:value-type="float">
            <text:p>634.400024</text:p>
          </table:table-cell>
          <table:table-cell office:value="636.48999" office:value-type="float">
            <text:p>636.48999</text:p>
          </table:table-cell>
          <table:table-cell office:value="625.940002" office:value-type="float">
            <text:p>625.940002</text:p>
          </table:table-cell>
          <table:table-cell office:value="635.440002" office:value-type="float">
            <text:p>635.440002</text:p>
          </table:table-cell>
          <table:table-cell office:value="635.440002" office:value-type="float">
            <text:p>635.440002</text:p>
          </table:table-cell>
          <table:table-cell office:value="1788500" office:value-type="float">
            <text:p>1788500</text:p>
          </table:table-cell>
        </table:table-row>
        <table:table-row>
          <table:table-cell office:date-value="2015-09-22" office:value-type="date">
            <text:p>2015-09-22</text:p>
          </table:table-cell>
          <table:table-cell office:value="627.0" office:value-type="float">
            <text:p>627.0</text:p>
          </table:table-cell>
          <table:table-cell office:value="627.549988" office:value-type="float">
            <text:p>627.549988</text:p>
          </table:table-cell>
          <table:table-cell office:value="615.429993" office:value-type="float">
            <text:p>615.429993</text:p>
          </table:table-cell>
          <table:table-cell office:value="622.690002" office:value-type="float">
            <text:p>622.690002</text:p>
          </table:table-cell>
          <table:table-cell office:value="622.690002" office:value-type="float">
            <text:p>622.690002</text:p>
          </table:table-cell>
          <table:table-cell office:value="2562900" office:value-type="float">
            <text:p>2562900</text:p>
          </table:table-cell>
        </table:table-row>
        <table:table-row>
          <table:table-cell office:date-value="2015-09-23" office:value-type="date">
            <text:p>2015-09-23</text:p>
          </table:table-cell>
          <table:table-cell office:value="622.049988" office:value-type="float">
            <text:p>622.049988</text:p>
          </table:table-cell>
          <table:table-cell office:value="628.929993" office:value-type="float">
            <text:p>628.929993</text:p>
          </table:table-cell>
          <table:table-cell office:value="620.0" office:value-type="float">
            <text:p>620.0</text:p>
          </table:table-cell>
          <table:table-cell office:value="622.359985" office:value-type="float">
            <text:p>622.359985</text:p>
          </table:table-cell>
          <table:table-cell office:value="622.359985" office:value-type="float">
            <text:p>622.359985</text:p>
          </table:table-cell>
          <table:table-cell office:value="1470900" office:value-type="float">
            <text:p>1470900</text:p>
          </table:table-cell>
        </table:table-row>
        <table:table-row>
          <table:table-cell office:date-value="2015-09-24" office:value-type="date">
            <text:p>2015-09-24</text:p>
          </table:table-cell>
          <table:table-cell office:value="616.640015" office:value-type="float">
            <text:p>616.640015</text:p>
          </table:table-cell>
          <table:table-cell office:value="627.320007" office:value-type="float">
            <text:p>627.320007</text:p>
          </table:table-cell>
          <table:table-cell office:value="612.400024" office:value-type="float">
            <text:p>612.400024</text:p>
          </table:table-cell>
          <table:table-cell office:value="625.799988" office:value-type="float">
            <text:p>625.799988</text:p>
          </table:table-cell>
          <table:table-cell office:value="625.799988" office:value-type="float">
            <text:p>625.799988</text:p>
          </table:table-cell>
          <table:table-cell office:value="2240100" office:value-type="float">
            <text:p>2240100</text:p>
          </table:table-cell>
        </table:table-row>
        <table:table-row>
          <table:table-cell office:date-value="2015-09-25" office:value-type="date">
            <text:p>2015-09-25</text:p>
          </table:table-cell>
          <table:table-cell office:value="629.77002" office:value-type="float">
            <text:p>629.77002</text:p>
          </table:table-cell>
          <table:table-cell office:value="629.77002" office:value-type="float">
            <text:p>629.77002</text:p>
          </table:table-cell>
          <table:table-cell office:value="611.0" office:value-type="float">
            <text:p>611.0</text:p>
          </table:table-cell>
          <table:table-cell office:value="611.969971" office:value-type="float">
            <text:p>611.969971</text:p>
          </table:table-cell>
          <table:table-cell office:value="611.969971" office:value-type="float">
            <text:p>611.969971</text:p>
          </table:table-cell>
          <table:table-cell office:value="2174000" office:value-type="float">
            <text:p>2174000</text:p>
          </table:table-cell>
        </table:table-row>
        <table:table-row>
          <table:table-cell office:date-value="2015-09-28" office:value-type="date">
            <text:p>2015-09-28</text:p>
          </table:table-cell>
          <table:table-cell office:value="610.340027" office:value-type="float">
            <text:p>610.340027</text:p>
          </table:table-cell>
          <table:table-cell office:value="614.60498" office:value-type="float">
            <text:p>614.60498</text:p>
          </table:table-cell>
          <table:table-cell office:value="589.380005" office:value-type="float">
            <text:p>589.380005</text:p>
          </table:table-cell>
          <table:table-cell office:value="594.890015" office:value-type="float">
            <text:p>594.890015</text:p>
          </table:table-cell>
          <table:table-cell office:value="594.890015" office:value-type="float">
            <text:p>594.890015</text:p>
          </table:table-cell>
          <table:table-cell office:value="3127700" office:value-type="float">
            <text:p>3127700</text:p>
          </table:table-cell>
        </table:table-row>
        <table:table-row>
          <table:table-cell office:date-value="2015-09-29" office:value-type="date">
            <text:p>2015-09-29</text:p>
          </table:table-cell>
          <table:table-cell office:value="597.280029" office:value-type="float">
            <text:p>597.280029</text:p>
          </table:table-cell>
          <table:table-cell office:value="605.0" office:value-type="float">
            <text:p>605.0</text:p>
          </table:table-cell>
          <table:table-cell office:value="590.219971" office:value-type="float">
            <text:p>590.219971</text:p>
          </table:table-cell>
          <table:table-cell office:value="594.969971" office:value-type="float">
            <text:p>594.969971</text:p>
          </table:table-cell>
          <table:table-cell office:value="594.969971" office:value-type="float">
            <text:p>594.969971</text:p>
          </table:table-cell>
          <table:table-cell office:value="2309500" office:value-type="float">
            <text:p>2309500</text:p>
          </table:table-cell>
        </table:table-row>
        <table:table-row>
          <table:table-cell office:date-value="2015-09-30" office:value-type="date">
            <text:p>2015-09-30</text:p>
          </table:table-cell>
          <table:table-cell office:value="603.280029" office:value-type="float">
            <text:p>603.280029</text:p>
          </table:table-cell>
          <table:table-cell office:value="608.76001" office:value-type="float">
            <text:p>608.76001</text:p>
          </table:table-cell>
          <table:table-cell office:value="600.72998" office:value-type="float">
            <text:p>600.72998</text:p>
          </table:table-cell>
          <table:table-cell office:value="608.419983" office:value-type="float">
            <text:p>608.419983</text:p>
          </table:table-cell>
          <table:table-cell office:value="608.419983" office:value-type="float">
            <text:p>608.419983</text:p>
          </table:table-cell>
          <table:table-cell office:value="2413400" office:value-type="float">
            <text:p>2413400</text:p>
          </table:table-cell>
        </table:table-row>
        <table:table-row>
          <table:table-cell office:date-value="2015-10-01" office:value-type="date">
            <text:p>2015-10-01</text:p>
          </table:table-cell>
          <table:table-cell office:value="608.369995" office:value-type="float">
            <text:p>608.369995</text:p>
          </table:table-cell>
          <table:table-cell office:value="612.090027" office:value-type="float">
            <text:p>612.090027</text:p>
          </table:table-cell>
          <table:table-cell office:value="599.849976" office:value-type="float">
            <text:p>599.849976</text:p>
          </table:table-cell>
          <table:table-cell office:value="611.289978" office:value-type="float">
            <text:p>611.289978</text:p>
          </table:table-cell>
          <table:table-cell office:value="611.289978" office:value-type="float">
            <text:p>611.289978</text:p>
          </table:table-cell>
          <table:table-cell office:value="1867600" office:value-type="float">
            <text:p>1867600</text:p>
          </table:table-cell>
        </table:table-row>
        <table:table-row>
          <table:table-cell office:date-value="2015-10-02" office:value-type="date">
            <text:p>2015-10-02</text:p>
          </table:table-cell>
          <table:table-cell office:value="607.200012" office:value-type="float">
            <text:p>607.200012</text:p>
          </table:table-cell>
          <table:table-cell office:value="627.340027" office:value-type="float">
            <text:p>627.340027</text:p>
          </table:table-cell>
          <table:table-cell office:value="603.130005" office:value-type="float">
            <text:p>603.130005</text:p>
          </table:table-cell>
          <table:table-cell office:value="626.909973" office:value-type="float">
            <text:p>626.909973</text:p>
          </table:table-cell>
          <table:table-cell office:value="626.909973" office:value-type="float">
            <text:p>626.909973</text:p>
          </table:table-cell>
          <table:table-cell office:value="2684800" office:value-type="float">
            <text:p>2684800</text:p>
          </table:table-cell>
        </table:table-row>
        <table:table-row>
          <table:table-cell office:date-value="2015-10-05" office:value-type="date">
            <text:p>2015-10-05</text:p>
          </table:table-cell>
          <table:table-cell office:value="632.0" office:value-type="float">
            <text:p>632.0</text:p>
          </table:table-cell>
          <table:table-cell office:value="643.01001" office:value-type="float">
            <text:p>643.01001</text:p>
          </table:table-cell>
          <table:table-cell office:value="627.0" office:value-type="float">
            <text:p>627.0</text:p>
          </table:table-cell>
          <table:table-cell office:value="641.469971" office:value-type="float">
            <text:p>641.469971</text:p>
          </table:table-cell>
          <table:table-cell office:value="641.469971" office:value-type="float">
            <text:p>641.469971</text:p>
          </table:table-cell>
          <table:table-cell office:value="1803600" office:value-type="float">
            <text:p>1803600</text:p>
          </table:table-cell>
        </table:table-row>
        <table:table-row>
          <table:table-cell office:date-value="2015-10-06" office:value-type="date">
            <text:p>2015-10-06</text:p>
          </table:table-cell>
          <table:table-cell office:value="638.840027" office:value-type="float">
            <text:p>638.840027</text:p>
          </table:table-cell>
          <table:table-cell office:value="649.25" office:value-type="float">
            <text:p>649.25</text:p>
          </table:table-cell>
          <table:table-cell office:value="636.530029" office:value-type="float">
            <text:p>636.530029</text:p>
          </table:table-cell>
          <table:table-cell office:value="645.440002" office:value-type="float">
            <text:p>645.440002</text:p>
          </table:table-cell>
          <table:table-cell office:value="645.440002" office:value-type="float">
            <text:p>645.440002</text:p>
          </table:table-cell>
          <table:table-cell office:value="2166300" office:value-type="float">
            <text:p>2166300</text:p>
          </table:table-cell>
        </table:table-row>
        <table:table-row>
          <table:table-cell office:date-value="2015-10-07" office:value-type="date">
            <text:p>2015-10-07</text:p>
          </table:table-cell>
          <table:table-cell office:value="649.23999" office:value-type="float">
            <text:p>649.23999</text:p>
          </table:table-cell>
          <table:table-cell office:value="650.609009" office:value-type="float">
            <text:p>650.609009</text:p>
          </table:table-cell>
          <table:table-cell office:value="632.150024" office:value-type="float">
            <text:p>632.150024</text:p>
          </table:table-cell>
          <table:table-cell office:value="642.359985" office:value-type="float">
            <text:p>642.359985</text:p>
          </table:table-cell>
          <table:table-cell office:value="642.359985" office:value-type="float">
            <text:p>642.359985</text:p>
          </table:table-cell>
          <table:table-cell office:value="2092700" office:value-type="float">
            <text:p>2092700</text:p>
          </table:table-cell>
        </table:table-row>
        <table:table-row>
          <table:table-cell office:date-value="2015-10-08" office:value-type="date">
            <text:p>2015-10-08</text:p>
          </table:table-cell>
          <table:table-cell office:value="641.359985" office:value-type="float">
            <text:p>641.359985</text:p>
          </table:table-cell>
          <table:table-cell office:value="644.450012" office:value-type="float">
            <text:p>644.450012</text:p>
          </table:table-cell>
          <table:table-cell office:value="625.559998" office:value-type="float">
            <text:p>625.559998</text:p>
          </table:table-cell>
          <table:table-cell office:value="639.159973" office:value-type="float">
            <text:p>639.159973</text:p>
          </table:table-cell>
          <table:table-cell office:value="639.159973" office:value-type="float">
            <text:p>639.159973</text:p>
          </table:table-cell>
          <table:table-cell office:value="2182100" office:value-type="float">
            <text:p>2182100</text:p>
          </table:table-cell>
        </table:table-row>
        <table:table-row>
          <table:table-cell office:date-value="2015-10-09" office:value-type="date">
            <text:p>2015-10-09</text:p>
          </table:table-cell>
          <table:table-cell office:value="640.0" office:value-type="float">
            <text:p>640.0</text:p>
          </table:table-cell>
          <table:table-cell office:value="645.98999" office:value-type="float">
            <text:p>645.98999</text:p>
          </table:table-cell>
          <table:table-cell office:value="635.317993" office:value-type="float">
            <text:p>635.317993</text:p>
          </table:table-cell>
          <table:table-cell office:value="643.609985" office:value-type="float">
            <text:p>643.609985</text:p>
          </table:table-cell>
          <table:table-cell office:value="643.609985" office:value-type="float">
            <text:p>643.609985</text:p>
          </table:table-cell>
          <table:table-cell office:value="1648700" office:value-type="float">
            <text:p>1648700</text:p>
          </table:table-cell>
        </table:table-row>
        <table:table-row>
          <table:table-cell office:date-value="2015-10-12" office:value-type="date">
            <text:p>2015-10-12</text:p>
          </table:table-cell>
          <table:table-cell office:value="642.090027" office:value-type="float">
            <text:p>642.090027</text:p>
          </table:table-cell>
          <table:table-cell office:value="648.5" office:value-type="float">
            <text:p>648.5</text:p>
          </table:table-cell>
          <table:table-cell office:value="639.01001" office:value-type="float">
            <text:p>639.01001</text:p>
          </table:table-cell>
          <table:table-cell office:value="646.669983" office:value-type="float">
            <text:p>646.669983</text:p>
          </table:table-cell>
          <table:table-cell office:value="646.669983" office:value-type="float">
            <text:p>646.669983</text:p>
          </table:table-cell>
          <table:table-cell office:value="1275200" office:value-type="float">
            <text:p>1275200</text:p>
          </table:table-cell>
        </table:table-row>
        <table:table-row>
          <table:table-cell office:date-value="2015-10-13" office:value-type="date">
            <text:p>2015-10-13</text:p>
          </table:table-cell>
          <table:table-cell office:value="643.150024" office:value-type="float">
            <text:p>643.150024</text:p>
          </table:table-cell>
          <table:table-cell office:value="657.812012" office:value-type="float">
            <text:p>657.812012</text:p>
          </table:table-cell>
          <table:table-cell office:value="643.150024" office:value-type="float">
            <text:p>643.150024</text:p>
          </table:table-cell>
          <table:table-cell office:value="652.299988" office:value-type="float">
            <text:p>652.299988</text:p>
          </table:table-cell>
          <table:table-cell office:value="652.299988" office:value-type="float">
            <text:p>652.299988</text:p>
          </table:table-cell>
          <table:table-cell office:value="1807700" office:value-type="float">
            <text:p>1807700</text:p>
          </table:table-cell>
        </table:table-row>
        <table:table-row>
          <table:table-cell office:date-value="2015-10-14" office:value-type="date">
            <text:p>2015-10-14</text:p>
          </table:table-cell>
          <table:table-cell office:value="653.210022" office:value-type="float">
            <text:p>653.210022</text:p>
          </table:table-cell>
          <table:table-cell office:value="659.390015" office:value-type="float">
            <text:p>659.390015</text:p>
          </table:table-cell>
          <table:table-cell office:value="648.849976" office:value-type="float">
            <text:p>648.849976</text:p>
          </table:table-cell>
          <table:table-cell office:value="651.159973" office:value-type="float">
            <text:p>651.159973</text:p>
          </table:table-cell>
          <table:table-cell office:value="651.159973" office:value-type="float">
            <text:p>651.159973</text:p>
          </table:table-cell>
          <table:table-cell office:value="1415500" office:value-type="float">
            <text:p>1415500</text:p>
          </table:table-cell>
        </table:table-row>
        <table:table-row>
          <table:table-cell office:date-value="2015-10-15" office:value-type="date">
            <text:p>2015-10-15</text:p>
          </table:table-cell>
          <table:table-cell office:value="654.659973" office:value-type="float">
            <text:p>654.659973</text:p>
          </table:table-cell>
          <table:table-cell office:value="663.130005" office:value-type="float">
            <text:p>663.130005</text:p>
          </table:table-cell>
          <table:table-cell office:value="654.460022" office:value-type="float">
            <text:p>654.460022</text:p>
          </table:table-cell>
          <table:table-cell office:value="661.73999" office:value-type="float">
            <text:p>661.73999</text:p>
          </table:table-cell>
          <table:table-cell office:value="661.73999" office:value-type="float">
            <text:p>661.73999</text:p>
          </table:table-cell>
          <table:table-cell office:value="1885700" office:value-type="float">
            <text:p>1885700</text:p>
          </table:table-cell>
        </table:table-row>
        <table:table-row>
          <table:table-cell office:date-value="2015-10-16" office:value-type="date">
            <text:p>2015-10-16</text:p>
          </table:table-cell>
          <table:table-cell office:value="664.109985" office:value-type="float">
            <text:p>664.109985</text:p>
          </table:table-cell>
          <table:table-cell office:value="664.969971" office:value-type="float">
            <text:p>664.969971</text:p>
          </table:table-cell>
          <table:table-cell office:value="657.200012" office:value-type="float">
            <text:p>657.200012</text:p>
          </table:table-cell>
          <table:table-cell office:value="662.200012" office:value-type="float">
            <text:p>662.200012</text:p>
          </table:table-cell>
          <table:table-cell office:value="662.200012" office:value-type="float">
            <text:p>662.200012</text:p>
          </table:table-cell>
          <table:table-cell office:value="1611100" office:value-type="float">
            <text:p>1611100</text:p>
          </table:table-cell>
        </table:table-row>
        <table:table-row>
          <table:table-cell office:date-value="2015-10-19" office:value-type="date">
            <text:p>2015-10-19</text:p>
          </table:table-cell>
          <table:table-cell office:value="661.179993" office:value-type="float">
            <text:p>661.179993</text:p>
          </table:table-cell>
          <table:table-cell office:value="666.820007" office:value-type="float">
            <text:p>666.820007</text:p>
          </table:table-cell>
          <table:table-cell office:value="659.580017" office:value-type="float">
            <text:p>659.580017</text:p>
          </table:table-cell>
          <table:table-cell office:value="666.099976" office:value-type="float">
            <text:p>666.099976</text:p>
          </table:table-cell>
          <table:table-cell office:value="666.099976" office:value-type="float">
            <text:p>666.099976</text:p>
          </table:table-cell>
          <table:table-cell office:value="1477300" office:value-type="float">
            <text:p>1477300</text:p>
          </table:table-cell>
        </table:table-row>
        <table:table-row>
          <table:table-cell office:date-value="2015-10-20" office:value-type="date">
            <text:p>2015-10-20</text:p>
          </table:table-cell>
          <table:table-cell office:value="664.039978" office:value-type="float">
            <text:p>664.039978</text:p>
          </table:table-cell>
          <table:table-cell office:value="664.719971" office:value-type="float">
            <text:p>664.719971</text:p>
          </table:table-cell>
          <table:table-cell office:value="644.195007" office:value-type="float">
            <text:p>644.195007</text:p>
          </table:table-cell>
          <table:table-cell office:value="650.280029" office:value-type="float">
            <text:p>650.280029</text:p>
          </table:table-cell>
          <table:table-cell office:value="650.280029" office:value-type="float">
            <text:p>650.280029</text:p>
          </table:table-cell>
          <table:table-cell office:value="2490000" office:value-type="float">
            <text:p>2490000</text:p>
          </table:table-cell>
        </table:table-row>
        <table:table-row>
          <table:table-cell office:date-value="2015-10-21" office:value-type="date">
            <text:p>2015-10-21</text:p>
          </table:table-cell>
          <table:table-cell office:value="654.150024" office:value-type="float">
            <text:p>654.150024</text:p>
          </table:table-cell>
          <table:table-cell office:value="655.869995" office:value-type="float">
            <text:p>655.869995</text:p>
          </table:table-cell>
          <table:table-cell office:value="641.72998" office:value-type="float">
            <text:p>641.72998</text:p>
          </table:table-cell>
          <table:table-cell office:value="642.609985" office:value-type="float">
            <text:p>642.609985</text:p>
          </table:table-cell>
          <table:table-cell office:value="642.609985" office:value-type="float">
            <text:p>642.609985</text:p>
          </table:table-cell>
          <table:table-cell office:value="1791100" office:value-type="float">
            <text:p>1791100</text:p>
          </table:table-cell>
        </table:table-row>
        <table:table-row>
          <table:table-cell office:date-value="2015-10-22" office:value-type="date">
            <text:p>2015-10-22</text:p>
          </table:table-cell>
          <table:table-cell office:value="646.700012" office:value-type="float">
            <text:p>646.700012</text:p>
          </table:table-cell>
          <table:table-cell office:value="657.799988" office:value-type="float">
            <text:p>657.799988</text:p>
          </table:table-cell>
          <table:table-cell office:value="644.01001" office:value-type="float">
            <text:p>644.01001</text:p>
          </table:table-cell>
          <table:table-cell office:value="651.789978" office:value-type="float">
            <text:p>651.789978</text:p>
          </table:table-cell>
          <table:table-cell office:value="651.789978" office:value-type="float">
            <text:p>651.789978</text:p>
          </table:table-cell>
          <table:table-cell office:value="4071000" office:value-type="float">
            <text:p>4071000</text:p>
          </table:table-cell>
        </table:table-row>
        <table:table-row>
          <table:table-cell office:date-value="2015-10-23" office:value-type="date">
            <text:p>2015-10-23</text:p>
          </table:table-cell>
          <table:table-cell office:value="727.5" office:value-type="float">
            <text:p>727.5</text:p>
          </table:table-cell>
          <table:table-cell office:value="730.0" office:value-type="float">
            <text:p>730.0</text:p>
          </table:table-cell>
          <table:table-cell office:value="701.5" office:value-type="float">
            <text:p>701.5</text:p>
          </table:table-cell>
          <table:table-cell office:value="702.0" office:value-type="float">
            <text:p>702.0</text:p>
          </table:table-cell>
          <table:table-cell office:value="702.0" office:value-type="float">
            <text:p>702.0</text:p>
          </table:table-cell>
          <table:table-cell office:value="6653900" office:value-type="float">
            <text:p>6653900</text:p>
          </table:table-cell>
        </table:table-row>
        <table:table-row>
          <table:table-cell office:date-value="2015-10-26" office:value-type="date">
            <text:p>2015-10-26</text:p>
          </table:table-cell>
          <table:table-cell office:value="701.549988" office:value-type="float">
            <text:p>701.549988</text:p>
          </table:table-cell>
          <table:table-cell office:value="719.150024" office:value-type="float">
            <text:p>719.150024</text:p>
          </table:table-cell>
          <table:table-cell office:value="701.26001" office:value-type="float">
            <text:p>701.26001</text:p>
          </table:table-cell>
          <table:table-cell office:value="712.780029" office:value-type="float">
            <text:p>712.780029</text:p>
          </table:table-cell>
          <table:table-cell office:value="712.780029" office:value-type="float">
            <text:p>712.780029</text:p>
          </table:table-cell>
          <table:table-cell office:value="2716600" office:value-type="float">
            <text:p>2716600</text:p>
          </table:table-cell>
        </table:table-row>
        <table:table-row>
          <table:table-cell office:date-value="2015-10-27" office:value-type="date">
            <text:p>2015-10-27</text:p>
          </table:table-cell>
          <table:table-cell office:value="707.380005" office:value-type="float">
            <text:p>707.380005</text:p>
          </table:table-cell>
          <table:table-cell office:value="713.619995" office:value-type="float">
            <text:p>713.619995</text:p>
          </table:table-cell>
          <table:table-cell office:value="704.549988" office:value-type="float">
            <text:p>704.549988</text:p>
          </table:table-cell>
          <table:table-cell office:value="708.48999" office:value-type="float">
            <text:p>708.48999</text:p>
          </table:table-cell>
          <table:table-cell office:value="708.48999" office:value-type="float">
            <text:p>708.48999</text:p>
          </table:table-cell>
          <table:table-cell office:value="2245800" office:value-type="float">
            <text:p>2245800</text:p>
          </table:table-cell>
        </table:table-row>
        <table:table-row>
          <table:table-cell office:date-value="2015-10-28" office:value-type="date">
            <text:p>2015-10-28</text:p>
          </table:table-cell>
          <table:table-cell office:value="707.330017" office:value-type="float">
            <text:p>707.330017</text:p>
          </table:table-cell>
          <table:table-cell office:value="712.97998" office:value-type="float">
            <text:p>712.97998</text:p>
          </table:table-cell>
          <table:table-cell office:value="703.080017" office:value-type="float">
            <text:p>703.080017</text:p>
          </table:table-cell>
          <table:table-cell office:value="712.950012" office:value-type="float">
            <text:p>712.950012</text:p>
          </table:table-cell>
          <table:table-cell office:value="712.950012" office:value-type="float">
            <text:p>712.950012</text:p>
          </table:table-cell>
          <table:table-cell office:value="2178900" office:value-type="float">
            <text:p>2178900</text:p>
          </table:table-cell>
        </table:table-row>
        <table:table-row>
          <table:table-cell office:date-value="2015-10-29" office:value-type="date">
            <text:p>2015-10-29</text:p>
          </table:table-cell>
          <table:table-cell office:value="710.5" office:value-type="float">
            <text:p>710.5</text:p>
          </table:table-cell>
          <table:table-cell office:value="718.26001" office:value-type="float">
            <text:p>718.26001</text:p>
          </table:table-cell>
          <table:table-cell office:value="710.01001" office:value-type="float">
            <text:p>710.01001</text:p>
          </table:table-cell>
          <table:table-cell office:value="716.919983" office:value-type="float">
            <text:p>716.919983</text:p>
          </table:table-cell>
          <table:table-cell office:value="716.919983" office:value-type="float">
            <text:p>716.919983</text:p>
          </table:table-cell>
          <table:table-cell office:value="1456000" office:value-type="float">
            <text:p>1456000</text:p>
          </table:table-cell>
        </table:table-row>
        <table:table-row>
          <table:table-cell office:date-value="2015-10-30" office:value-type="date">
            <text:p>2015-10-30</text:p>
          </table:table-cell>
          <table:table-cell office:value="715.72998" office:value-type="float">
            <text:p>715.72998</text:p>
          </table:table-cell>
          <table:table-cell office:value="718.0" office:value-type="float">
            <text:p>718.0</text:p>
          </table:table-cell>
          <table:table-cell office:value="710.049988" office:value-type="float">
            <text:p>710.049988</text:p>
          </table:table-cell>
          <table:table-cell office:value="710.809998" office:value-type="float">
            <text:p>710.809998</text:p>
          </table:table-cell>
          <table:table-cell office:value="710.809998" office:value-type="float">
            <text:p>710.809998</text:p>
          </table:table-cell>
          <table:table-cell office:value="1908800" office:value-type="float">
            <text:p>1908800</text:p>
          </table:table-cell>
        </table:table-row>
        <table:table-row>
          <table:table-cell office:date-value="2015-11-02" office:value-type="date">
            <text:p>2015-11-02</text:p>
          </table:table-cell>
          <table:table-cell office:value="711.059998" office:value-type="float">
            <text:p>711.059998</text:p>
          </table:table-cell>
          <table:table-cell office:value="721.619995" office:value-type="float">
            <text:p>721.619995</text:p>
          </table:table-cell>
          <table:table-cell office:value="705.849976" office:value-type="float">
            <text:p>705.849976</text:p>
          </table:table-cell>
          <table:table-cell office:value="721.109985" office:value-type="float">
            <text:p>721.109985</text:p>
          </table:table-cell>
          <table:table-cell office:value="721.109985" office:value-type="float">
            <text:p>721.109985</text:p>
          </table:table-cell>
          <table:table-cell office:value="1886300" office:value-type="float">
            <text:p>1886300</text:p>
          </table:table-cell>
        </table:table-row>
        <table:table-row>
          <table:table-cell office:date-value="2015-11-03" office:value-type="date">
            <text:p>2015-11-03</text:p>
          </table:table-cell>
          <table:table-cell office:value="718.859985" office:value-type="float">
            <text:p>718.859985</text:p>
          </table:table-cell>
          <table:table-cell office:value="724.650024" office:value-type="float">
            <text:p>724.650024</text:p>
          </table:table-cell>
          <table:table-cell office:value="714.719971" office:value-type="float">
            <text:p>714.719971</text:p>
          </table:table-cell>
          <table:table-cell office:value="722.159973" office:value-type="float">
            <text:p>722.159973</text:p>
          </table:table-cell>
          <table:table-cell office:value="722.159973" office:value-type="float">
            <text:p>722.159973</text:p>
          </table:table-cell>
          <table:table-cell office:value="1565400" office:value-type="float">
            <text:p>1565400</text:p>
          </table:table-cell>
        </table:table-row>
        <table:table-row>
          <table:table-cell office:date-value="2015-11-04" office:value-type="date">
            <text:p>2015-11-04</text:p>
          </table:table-cell>
          <table:table-cell office:value="722.0" office:value-type="float">
            <text:p>722.0</text:p>
          </table:table-cell>
          <table:table-cell office:value="733.099976" office:value-type="float">
            <text:p>733.099976</text:p>
          </table:table-cell>
          <table:table-cell office:value="721.900024" office:value-type="float">
            <text:p>721.900024</text:p>
          </table:table-cell>
          <table:table-cell office:value="728.109985" office:value-type="float">
            <text:p>728.109985</text:p>
          </table:table-cell>
          <table:table-cell office:value="728.109985" office:value-type="float">
            <text:p>728.109985</text:p>
          </table:table-cell>
          <table:table-cell office:value="1706700" office:value-type="float">
            <text:p>1706700</text:p>
          </table:table-cell>
        </table:table-row>
        <table:table-row>
          <table:table-cell office:date-value="2015-11-05" office:value-type="date">
            <text:p>2015-11-05</text:p>
          </table:table-cell>
          <table:table-cell office:value="729.469971" office:value-type="float">
            <text:p>729.469971</text:p>
          </table:table-cell>
          <table:table-cell office:value="739.47998" office:value-type="float">
            <text:p>739.47998</text:p>
          </table:table-cell>
          <table:table-cell office:value="729.469971" office:value-type="float">
            <text:p>729.469971</text:p>
          </table:table-cell>
          <table:table-cell office:value="731.25" office:value-type="float">
            <text:p>731.25</text:p>
          </table:table-cell>
          <table:table-cell office:value="731.25" office:value-type="float">
            <text:p>731.25</text:p>
          </table:table-cell>
          <table:table-cell office:value="1861600" office:value-type="float">
            <text:p>1861600</text:p>
          </table:table-cell>
        </table:table-row>
        <table:table-row>
          <table:table-cell office:date-value="2015-11-06" office:value-type="date">
            <text:p>2015-11-06</text:p>
          </table:table-cell>
          <table:table-cell office:value="731.5" office:value-type="float">
            <text:p>731.5</text:p>
          </table:table-cell>
          <table:table-cell office:value="735.409973" office:value-type="float">
            <text:p>735.409973</text:p>
          </table:table-cell>
          <table:table-cell office:value="727.01001" office:value-type="float">
            <text:p>727.01001</text:p>
          </table:table-cell>
          <table:table-cell office:value="733.76001" office:value-type="float">
            <text:p>733.76001</text:p>
          </table:table-cell>
          <table:table-cell office:value="733.76001" office:value-type="float">
            <text:p>733.76001</text:p>
          </table:table-cell>
          <table:table-cell office:value="1511600" office:value-type="float">
            <text:p>1511600</text:p>
          </table:table-cell>
        </table:table-row>
        <table:table-row>
          <table:table-cell office:date-value="2015-11-09" office:value-type="date">
            <text:p>2015-11-09</text:p>
          </table:table-cell>
          <table:table-cell office:value="730.200012" office:value-type="float">
            <text:p>730.200012</text:p>
          </table:table-cell>
          <table:table-cell office:value="734.710022" office:value-type="float">
            <text:p>734.710022</text:p>
          </table:table-cell>
          <table:table-cell office:value="719.429993" office:value-type="float">
            <text:p>719.429993</text:p>
          </table:table-cell>
          <table:table-cell office:value="724.890015" office:value-type="float">
            <text:p>724.890015</text:p>
          </table:table-cell>
          <table:table-cell office:value="724.890015" office:value-type="float">
            <text:p>724.890015</text:p>
          </table:table-cell>
          <table:table-cell office:value="2069800" office:value-type="float">
            <text:p>2069800</text:p>
          </table:table-cell>
        </table:table-row>
        <table:table-row>
          <table:table-cell office:date-value="2015-11-10" office:value-type="date">
            <text:p>2015-11-10</text:p>
          </table:table-cell>
          <table:table-cell office:value="724.400024" office:value-type="float">
            <text:p>724.400024</text:p>
          </table:table-cell>
          <table:table-cell office:value="730.590027" office:value-type="float">
            <text:p>730.590027</text:p>
          </table:table-cell>
          <table:table-cell office:value="718.5" office:value-type="float">
            <text:p>718.5</text:p>
          </table:table-cell>
          <table:table-cell office:value="728.320007" office:value-type="float">
            <text:p>728.320007</text:p>
          </table:table-cell>
          <table:table-cell office:value="728.320007" office:value-type="float">
            <text:p>728.320007</text:p>
          </table:table-cell>
          <table:table-cell office:value="1608000" office:value-type="float">
            <text:p>1608000</text:p>
          </table:table-cell>
        </table:table-row>
        <table:table-row>
          <table:table-cell office:date-value="2015-11-11" office:value-type="date">
            <text:p>2015-11-11</text:p>
          </table:table-cell>
          <table:table-cell office:value="732.460022" office:value-type="float">
            <text:p>732.460022</text:p>
          </table:table-cell>
          <table:table-cell office:value="741.0" office:value-type="float">
            <text:p>741.0</text:p>
          </table:table-cell>
          <table:table-cell office:value="730.22998" office:value-type="float">
            <text:p>730.22998</text:p>
          </table:table-cell>
          <table:table-cell office:value="735.400024" office:value-type="float">
            <text:p>735.400024</text:p>
          </table:table-cell>
          <table:table-cell office:value="735.400024" office:value-type="float">
            <text:p>735.400024</text:p>
          </table:table-cell>
          <table:table-cell office:value="1366400" office:value-type="float">
            <text:p>1366400</text:p>
          </table:table-cell>
        </table:table-row>
        <table:table-row>
          <table:table-cell office:date-value="2015-11-12" office:value-type="date">
            <text:p>2015-11-12</text:p>
          </table:table-cell>
          <table:table-cell office:value="731.0" office:value-type="float">
            <text:p>731.0</text:p>
          </table:table-cell>
          <table:table-cell office:value="737.799988" office:value-type="float">
            <text:p>737.799988</text:p>
          </table:table-cell>
          <table:table-cell office:value="728.64502" office:value-type="float">
            <text:p>728.64502</text:p>
          </table:table-cell>
          <table:table-cell office:value="731.22998" office:value-type="float">
            <text:p>731.22998</text:p>
          </table:table-cell>
          <table:table-cell office:value="731.22998" office:value-type="float">
            <text:p>731.22998</text:p>
          </table:table-cell>
          <table:table-cell office:value="1837200" office:value-type="float">
            <text:p>1837200</text:p>
          </table:table-cell>
        </table:table-row>
        <table:table-row>
          <table:table-cell office:date-value="2015-11-13" office:value-type="date">
            <text:p>2015-11-13</text:p>
          </table:table-cell>
          <table:table-cell office:value="729.169983" office:value-type="float">
            <text:p>729.169983</text:p>
          </table:table-cell>
          <table:table-cell office:value="731.150024" office:value-type="float">
            <text:p>731.150024</text:p>
          </table:table-cell>
          <table:table-cell office:value="716.72998" office:value-type="float">
            <text:p>716.72998</text:p>
          </table:table-cell>
          <table:table-cell office:value="717.0" office:value-type="float">
            <text:p>717.0</text:p>
          </table:table-cell>
          <table:table-cell office:value="717.0" office:value-type="float">
            <text:p>717.0</text:p>
          </table:table-cell>
          <table:table-cell office:value="2075500" office:value-type="float">
            <text:p>2075500</text:p>
          </table:table-cell>
        </table:table-row>
        <table:table-row>
          <table:table-cell office:date-value="2015-11-16" office:value-type="date">
            <text:p>2015-11-16</text:p>
          </table:table-cell>
          <table:table-cell office:value="715.599976" office:value-type="float">
            <text:p>715.599976</text:p>
          </table:table-cell>
          <table:table-cell office:value="729.48999" office:value-type="float">
            <text:p>729.48999</text:p>
          </table:table-cell>
          <table:table-cell office:value="711.330017" office:value-type="float">
            <text:p>711.330017</text:p>
          </table:table-cell>
          <table:table-cell office:value="728.960022" office:value-type="float">
            <text:p>728.960022</text:p>
          </table:table-cell>
          <table:table-cell office:value="728.960022" office:value-type="float">
            <text:p>728.960022</text:p>
          </table:table-cell>
          <table:table-cell office:value="1905900" office:value-type="float">
            <text:p>1905900</text:p>
          </table:table-cell>
        </table:table-row>
        <table:table-row>
          <table:table-cell office:date-value="2015-11-17" office:value-type="date">
            <text:p>2015-11-17</text:p>
          </table:table-cell>
          <table:table-cell office:value="729.289978" office:value-type="float">
            <text:p>729.289978</text:p>
          </table:table-cell>
          <table:table-cell office:value="731.844971" office:value-type="float">
            <text:p>731.844971</text:p>
          </table:table-cell>
          <table:table-cell office:value="723.026978" office:value-type="float">
            <text:p>723.026978</text:p>
          </table:table-cell>
          <table:table-cell office:value="725.299988" office:value-type="float">
            <text:p>725.299988</text:p>
          </table:table-cell>
          <table:table-cell office:value="725.299988" office:value-type="float">
            <text:p>725.299988</text:p>
          </table:table-cell>
          <table:table-cell office:value="1510900" office:value-type="float">
            <text:p>1510900</text:p>
          </table:table-cell>
        </table:table-row>
        <table:table-row>
          <table:table-cell office:date-value="2015-11-18" office:value-type="date">
            <text:p>2015-11-18</text:p>
          </table:table-cell>
          <table:table-cell office:value="727.580017" office:value-type="float">
            <text:p>727.580017</text:p>
          </table:table-cell>
          <table:table-cell office:value="741.409973" office:value-type="float">
            <text:p>741.409973</text:p>
          </table:table-cell>
          <table:table-cell office:value="727.0" office:value-type="float">
            <text:p>727.0</text:p>
          </table:table-cell>
          <table:table-cell office:value="740.0" office:value-type="float">
            <text:p>740.0</text:p>
          </table:table-cell>
          <table:table-cell office:value="740.0" office:value-type="float">
            <text:p>740.0</text:p>
          </table:table-cell>
          <table:table-cell office:value="1684300" office:value-type="float">
            <text:p>1684300</text:p>
          </table:table-cell>
        </table:table-row>
        <table:table-row>
          <table:table-cell office:date-value="2015-11-19" office:value-type="date">
            <text:p>2015-11-19</text:p>
          </table:table-cell>
          <table:table-cell office:value="738.73999" office:value-type="float">
            <text:p>738.73999</text:p>
          </table:table-cell>
          <table:table-cell office:value="742.0" office:value-type="float">
            <text:p>742.0</text:p>
          </table:table-cell>
          <table:table-cell office:value="737.429993" office:value-type="float">
            <text:p>737.429993</text:p>
          </table:table-cell>
          <table:table-cell office:value="738.409973" office:value-type="float">
            <text:p>738.409973</text:p>
          </table:table-cell>
          <table:table-cell office:value="738.409973" office:value-type="float">
            <text:p>738.409973</text:p>
          </table:table-cell>
          <table:table-cell office:value="1327100" office:value-type="float">
            <text:p>1327100</text:p>
          </table:table-cell>
        </table:table-row>
        <table:table-row>
          <table:table-cell office:date-value="2015-11-20" office:value-type="date">
            <text:p>2015-11-20</text:p>
          </table:table-cell>
          <table:table-cell office:value="746.530029" office:value-type="float">
            <text:p>746.530029</text:p>
          </table:table-cell>
          <table:table-cell office:value="757.919983" office:value-type="float">
            <text:p>757.919983</text:p>
          </table:table-cell>
          <table:table-cell office:value="743.0" office:value-type="float">
            <text:p>743.0</text:p>
          </table:table-cell>
          <table:table-cell office:value="756.599976" office:value-type="float">
            <text:p>756.599976</text:p>
          </table:table-cell>
          <table:table-cell office:value="756.599976" office:value-type="float">
            <text:p>756.599976</text:p>
          </table:table-cell>
          <table:table-cell office:value="2212300" office:value-type="float">
            <text:p>2212300</text:p>
          </table:table-cell>
        </table:table-row>
        <table:table-row>
          <table:table-cell office:date-value="2015-11-23" office:value-type="date">
            <text:p>2015-11-23</text:p>
          </table:table-cell>
          <table:table-cell office:value="757.450012" office:value-type="float">
            <text:p>757.450012</text:p>
          </table:table-cell>
          <table:table-cell office:value="762.708008" office:value-type="float">
            <text:p>762.708008</text:p>
          </table:table-cell>
          <table:table-cell office:value="751.820007" office:value-type="float">
            <text:p>751.820007</text:p>
          </table:table-cell>
          <table:table-cell office:value="755.97998" office:value-type="float">
            <text:p>755.97998</text:p>
          </table:table-cell>
          <table:table-cell office:value="755.97998" office:value-type="float">
            <text:p>755.97998</text:p>
          </table:table-cell>
          <table:table-cell office:value="1414500" office:value-type="float">
            <text:p>1414500</text:p>
          </table:table-cell>
        </table:table-row>
        <table:table-row>
          <table:table-cell office:date-value="2015-11-24" office:value-type="date">
            <text:p>2015-11-24</text:p>
          </table:table-cell>
          <table:table-cell office:value="752.0" office:value-type="float">
            <text:p>752.0</text:p>
          </table:table-cell>
          <table:table-cell office:value="755.278992" office:value-type="float">
            <text:p>755.278992</text:p>
          </table:table-cell>
          <table:table-cell office:value="737.630005" office:value-type="float">
            <text:p>737.630005</text:p>
          </table:table-cell>
          <table:table-cell office:value="748.280029" office:value-type="float">
            <text:p>748.280029</text:p>
          </table:table-cell>
          <table:table-cell office:value="748.280029" office:value-type="float">
            <text:p>748.280029</text:p>
          </table:table-cell>
          <table:table-cell office:value="2333100" office:value-type="float">
            <text:p>2333100</text:p>
          </table:table-cell>
        </table:table-row>
        <table:table-row>
          <table:table-cell office:date-value="2015-11-25" office:value-type="date">
            <text:p>2015-11-25</text:p>
          </table:table-cell>
          <table:table-cell office:value="748.140015" office:value-type="float">
            <text:p>748.140015</text:p>
          </table:table-cell>
          <table:table-cell office:value="752.0" office:value-type="float">
            <text:p>752.0</text:p>
          </table:table-cell>
          <table:table-cell office:value="746.059998" office:value-type="float">
            <text:p>746.059998</text:p>
          </table:table-cell>
          <table:table-cell office:value="748.150024" office:value-type="float">
            <text:p>748.150024</text:p>
          </table:table-cell>
          <table:table-cell office:value="748.150024" office:value-type="float">
            <text:p>748.150024</text:p>
          </table:table-cell>
          <table:table-cell office:value="1122100" office:value-type="float">
            <text:p>1122100</text:p>
          </table:table-cell>
        </table:table-row>
        <table:table-row>
          <table:table-cell office:date-value="2015-11-27" office:value-type="date">
            <text:p>2015-11-27</text:p>
          </table:table-cell>
          <table:table-cell office:value="748.460022" office:value-type="float">
            <text:p>748.460022</text:p>
          </table:table-cell>
          <table:table-cell office:value="753.409973" office:value-type="float">
            <text:p>753.409973</text:p>
          </table:table-cell>
          <table:table-cell office:value="747.48999" office:value-type="float">
            <text:p>747.48999</text:p>
          </table:table-cell>
          <table:table-cell office:value="750.26001" office:value-type="float">
            <text:p>750.26001</text:p>
          </table:table-cell>
          <table:table-cell office:value="750.26001" office:value-type="float">
            <text:p>750.26001</text:p>
          </table:table-cell>
          <table:table-cell office:value="838500" office:value-type="float">
            <text:p>838500</text:p>
          </table:table-cell>
        </table:table-row>
        <table:table-row>
          <table:table-cell office:date-value="2015-11-30" office:value-type="date">
            <text:p>2015-11-30</text:p>
          </table:table-cell>
          <table:table-cell office:value="748.809998" office:value-type="float">
            <text:p>748.809998</text:p>
          </table:table-cell>
          <table:table-cell office:value="754.929993" office:value-type="float">
            <text:p>754.929993</text:p>
          </table:table-cell>
          <table:table-cell office:value="741.27002" office:value-type="float">
            <text:p>741.27002</text:p>
          </table:table-cell>
          <table:table-cell office:value="742.599976" office:value-type="float">
            <text:p>742.599976</text:p>
          </table:table-cell>
          <table:table-cell office:value="742.599976" office:value-type="float">
            <text:p>742.599976</text:p>
          </table:table-cell>
          <table:table-cell office:value="2097600" office:value-type="float">
            <text:p>2097600</text:p>
          </table:table-cell>
        </table:table-row>
        <table:table-row>
          <table:table-cell office:date-value="2015-12-01" office:value-type="date">
            <text:p>2015-12-01</text:p>
          </table:table-cell>
          <table:table-cell office:value="747.109985" office:value-type="float">
            <text:p>747.109985</text:p>
          </table:table-cell>
          <table:table-cell office:value="768.950012" office:value-type="float">
            <text:p>768.950012</text:p>
          </table:table-cell>
          <table:table-cell office:value="746.700012" office:value-type="float">
            <text:p>746.700012</text:p>
          </table:table-cell>
          <table:table-cell office:value="767.039978" office:value-type="float">
            <text:p>767.039978</text:p>
          </table:table-cell>
          <table:table-cell office:value="767.039978" office:value-type="float">
            <text:p>767.039978</text:p>
          </table:table-cell>
          <table:table-cell office:value="2134600" office:value-type="float">
            <text:p>2134600</text:p>
          </table:table-cell>
        </table:table-row>
        <table:table-row>
          <table:table-cell office:date-value="2015-12-02" office:value-type="date">
            <text:p>2015-12-02</text:p>
          </table:table-cell>
          <table:table-cell office:value="768.900024" office:value-type="float">
            <text:p>768.900024</text:p>
          </table:table-cell>
          <table:table-cell office:value="775.955017" office:value-type="float">
            <text:p>775.955017</text:p>
          </table:table-cell>
          <table:table-cell office:value="758.960022" office:value-type="float">
            <text:p>758.960022</text:p>
          </table:table-cell>
          <table:table-cell office:value="762.380005" office:value-type="float">
            <text:p>762.380005</text:p>
          </table:table-cell>
          <table:table-cell office:value="762.380005" office:value-type="float">
            <text:p>762.380005</text:p>
          </table:table-cell>
          <table:table-cell office:value="2230400" office:value-type="float">
            <text:p>2230400</text:p>
          </table:table-cell>
        </table:table-row>
        <table:table-row>
          <table:table-cell office:date-value="2015-12-03" office:value-type="date">
            <text:p>2015-12-03</text:p>
          </table:table-cell>
          <table:table-cell office:value="766.01001" office:value-type="float">
            <text:p>766.01001</text:p>
          </table:table-cell>
          <table:table-cell office:value="768.994995" office:value-type="float">
            <text:p>768.994995</text:p>
          </table:table-cell>
          <table:table-cell office:value="745.630005" office:value-type="float">
            <text:p>745.630005</text:p>
          </table:table-cell>
          <table:table-cell office:value="752.539978" office:value-type="float">
            <text:p>752.539978</text:p>
          </table:table-cell>
          <table:table-cell office:value="752.539978" office:value-type="float">
            <text:p>752.539978</text:p>
          </table:table-cell>
          <table:table-cell office:value="2590600" office:value-type="float">
            <text:p>2590600</text:p>
          </table:table-cell>
        </table:table-row>
        <table:table-row>
          <table:table-cell office:date-value="2015-12-04" office:value-type="date">
            <text:p>2015-12-04</text:p>
          </table:table-cell>
          <table:table-cell office:value="753.099976" office:value-type="float">
            <text:p>753.099976</text:p>
          </table:table-cell>
          <table:table-cell office:value="768.48999" office:value-type="float">
            <text:p>768.48999</text:p>
          </table:table-cell>
          <table:table-cell office:value="750.0" office:value-type="float">
            <text:p>750.0</text:p>
          </table:table-cell>
          <table:table-cell office:value="766.809998" office:value-type="float">
            <text:p>766.809998</text:p>
          </table:table-cell>
          <table:table-cell office:value="766.809998" office:value-type="float">
            <text:p>766.809998</text:p>
          </table:table-cell>
          <table:table-cell office:value="2757300" office:value-type="float">
            <text:p>2757300</text:p>
          </table:table-cell>
        </table:table-row>
        <table:table-row>
          <table:table-cell office:date-value="2015-12-07" office:value-type="date">
            <text:p>2015-12-07</text:p>
          </table:table-cell>
          <table:table-cell office:value="767.77002" office:value-type="float">
            <text:p>767.77002</text:p>
          </table:table-cell>
          <table:table-cell office:value="768.72998" office:value-type="float">
            <text:p>768.72998</text:p>
          </table:table-cell>
          <table:table-cell office:value="755.090027" office:value-type="float">
            <text:p>755.090027</text:p>
          </table:table-cell>
          <table:table-cell office:value="763.25" office:value-type="float">
            <text:p>763.25</text:p>
          </table:table-cell>
          <table:table-cell office:value="763.25" office:value-type="float">
            <text:p>763.25</text:p>
          </table:table-cell>
          <table:table-cell office:value="1812300" office:value-type="float">
            <text:p>1812300</text:p>
          </table:table-cell>
        </table:table-row>
        <table:table-row>
          <table:table-cell office:date-value="2015-12-08" office:value-type="date">
            <text:p>2015-12-08</text:p>
          </table:table-cell>
          <table:table-cell office:value="757.890015" office:value-type="float">
            <text:p>757.890015</text:p>
          </table:table-cell>
          <table:table-cell office:value="764.799988" office:value-type="float">
            <text:p>764.799988</text:p>
          </table:table-cell>
          <table:table-cell office:value="754.200012" office:value-type="float">
            <text:p>754.200012</text:p>
          </table:table-cell>
          <table:table-cell office:value="762.369995" office:value-type="float">
            <text:p>762.369995</text:p>
          </table:table-cell>
          <table:table-cell office:value="762.369995" office:value-type="float">
            <text:p>762.369995</text:p>
          </table:table-cell>
          <table:table-cell office:value="1829500" office:value-type="float">
            <text:p>1829500</text:p>
          </table:table-cell>
        </table:table-row>
        <table:table-row>
          <table:table-cell office:date-value="2015-12-09" office:value-type="date">
            <text:p>2015-12-09</text:p>
          </table:table-cell>
          <table:table-cell office:value="759.169983" office:value-type="float">
            <text:p>759.169983</text:p>
          </table:table-cell>
          <table:table-cell office:value="764.22998" office:value-type="float">
            <text:p>764.22998</text:p>
          </table:table-cell>
          <table:table-cell office:value="737.000977" office:value-type="float">
            <text:p>737.000977</text:p>
          </table:table-cell>
          <table:table-cell office:value="751.609985" office:value-type="float">
            <text:p>751.609985</text:p>
          </table:table-cell>
          <table:table-cell office:value="751.609985" office:value-type="float">
            <text:p>751.609985</text:p>
          </table:table-cell>
          <table:table-cell office:value="2700000" office:value-type="float">
            <text:p>2700000</text:p>
          </table:table-cell>
        </table:table-row>
        <table:table-row>
          <table:table-cell office:date-value="2015-12-10" office:value-type="date">
            <text:p>2015-12-10</text:p>
          </table:table-cell>
          <table:table-cell office:value="752.849976" office:value-type="float">
            <text:p>752.849976</text:p>
          </table:table-cell>
          <table:table-cell office:value="755.849976" office:value-type="float">
            <text:p>755.849976</text:p>
          </table:table-cell>
          <table:table-cell office:value="743.830017" office:value-type="float">
            <text:p>743.830017</text:p>
          </table:table-cell>
          <table:table-cell office:value="749.460022" office:value-type="float">
            <text:p>749.460022</text:p>
          </table:table-cell>
          <table:table-cell office:value="749.460022" office:value-type="float">
            <text:p>749.460022</text:p>
          </table:table-cell>
          <table:table-cell office:value="1984900" office:value-type="float">
            <text:p>1984900</text:p>
          </table:table-cell>
        </table:table-row>
        <table:table-row>
          <table:table-cell office:date-value="2015-12-11" office:value-type="date">
            <text:p>2015-12-11</text:p>
          </table:table-cell>
          <table:table-cell office:value="741.159973" office:value-type="float">
            <text:p>741.159973</text:p>
          </table:table-cell>
          <table:table-cell office:value="745.710022" office:value-type="float">
            <text:p>745.710022</text:p>
          </table:table-cell>
          <table:table-cell office:value="736.75" office:value-type="float">
            <text:p>736.75</text:p>
          </table:table-cell>
          <table:table-cell office:value="738.869995" office:value-type="float">
            <text:p>738.869995</text:p>
          </table:table-cell>
          <table:table-cell office:value="738.869995" office:value-type="float">
            <text:p>738.869995</text:p>
          </table:table-cell>
          <table:table-cell office:value="2224400" office:value-type="float">
            <text:p>2224400</text:p>
          </table:table-cell>
        </table:table-row>
        <table:table-row>
          <table:table-cell office:date-value="2015-12-14" office:value-type="date">
            <text:p>2015-12-14</text:p>
          </table:table-cell>
          <table:table-cell office:value="741.789978" office:value-type="float">
            <text:p>741.789978</text:p>
          </table:table-cell>
          <table:table-cell office:value="748.72998" office:value-type="float">
            <text:p>748.72998</text:p>
          </table:table-cell>
          <table:table-cell office:value="724.169983" office:value-type="float">
            <text:p>724.169983</text:p>
          </table:table-cell>
          <table:table-cell office:value="747.77002" office:value-type="float">
            <text:p>747.77002</text:p>
          </table:table-cell>
          <table:table-cell office:value="747.77002" office:value-type="float">
            <text:p>747.77002</text:p>
          </table:table-cell>
          <table:table-cell office:value="2412500" office:value-type="float">
            <text:p>2412500</text:p>
          </table:table-cell>
        </table:table-row>
        <table:table-row>
          <table:table-cell office:date-value="2015-12-15" office:value-type="date">
            <text:p>2015-12-15</text:p>
          </table:table-cell>
          <table:table-cell office:value="753.0" office:value-type="float">
            <text:p>753.0</text:p>
          </table:table-cell>
          <table:table-cell office:value="758.080017" office:value-type="float">
            <text:p>758.080017</text:p>
          </table:table-cell>
          <table:table-cell office:value="743.01001" office:value-type="float">
            <text:p>743.01001</text:p>
          </table:table-cell>
          <table:table-cell office:value="743.400024" office:value-type="float">
            <text:p>743.400024</text:p>
          </table:table-cell>
          <table:table-cell office:value="743.400024" office:value-type="float">
            <text:p>743.400024</text:p>
          </table:table-cell>
          <table:table-cell office:value="2666200" office:value-type="float">
            <text:p>2666200</text:p>
          </table:table-cell>
        </table:table-row>
        <table:table-row>
          <table:table-cell office:date-value="2015-12-16" office:value-type="date">
            <text:p>2015-12-16</text:p>
          </table:table-cell>
          <table:table-cell office:value="750.0" office:value-type="float">
            <text:p>750.0</text:p>
          </table:table-cell>
          <table:table-cell office:value="760.590027" office:value-type="float">
            <text:p>760.590027</text:p>
          </table:table-cell>
          <table:table-cell office:value="739.434998" office:value-type="float">
            <text:p>739.434998</text:p>
          </table:table-cell>
          <table:table-cell office:value="758.090027" office:value-type="float">
            <text:p>758.090027</text:p>
          </table:table-cell>
          <table:table-cell office:value="758.090027" office:value-type="float">
            <text:p>758.090027</text:p>
          </table:table-cell>
          <table:table-cell office:value="1993300" office:value-type="float">
            <text:p>1993300</text:p>
          </table:table-cell>
        </table:table-row>
        <table:table-row>
          <table:table-cell office:date-value="2015-12-17" office:value-type="date">
            <text:p>2015-12-17</text:p>
          </table:table-cell>
          <table:table-cell office:value="762.419983" office:value-type="float">
            <text:p>762.419983</text:p>
          </table:table-cell>
          <table:table-cell office:value="762.679993" office:value-type="float">
            <text:p>762.679993</text:p>
          </table:table-cell>
          <table:table-cell office:value="749.0" office:value-type="float">
            <text:p>749.0</text:p>
          </table:table-cell>
          <table:table-cell office:value="749.429993" office:value-type="float">
            <text:p>749.429993</text:p>
          </table:table-cell>
          <table:table-cell office:value="749.429993" office:value-type="float">
            <text:p>749.429993</text:p>
          </table:table-cell>
          <table:table-cell office:value="1553400" office:value-type="float">
            <text:p>1553400</text:p>
          </table:table-cell>
        </table:table-row>
        <table:table-row>
          <table:table-cell office:date-value="2015-12-18" office:value-type="date">
            <text:p>2015-12-18</text:p>
          </table:table-cell>
          <table:table-cell office:value="746.51001" office:value-type="float">
            <text:p>746.51001</text:p>
          </table:table-cell>
          <table:table-cell office:value="754.130005" office:value-type="float">
            <text:p>754.130005</text:p>
          </table:table-cell>
          <table:table-cell office:value="738.150024" office:value-type="float">
            <text:p>738.150024</text:p>
          </table:table-cell>
          <table:table-cell office:value="739.309998" office:value-type="float">
            <text:p>739.309998</text:p>
          </table:table-cell>
          <table:table-cell office:value="739.309998" office:value-type="float">
            <text:p>739.309998</text:p>
          </table:table-cell>
          <table:table-cell office:value="3148700" office:value-type="float">
            <text:p>3148700</text:p>
          </table:table-cell>
        </table:table-row>
        <table:table-row>
          <table:table-cell office:date-value="2015-12-21" office:value-type="date">
            <text:p>2015-12-21</text:p>
          </table:table-cell>
          <table:table-cell office:value="746.130005" office:value-type="float">
            <text:p>746.130005</text:p>
          </table:table-cell>
          <table:table-cell office:value="750.0" office:value-type="float">
            <text:p>750.0</text:p>
          </table:table-cell>
          <table:table-cell office:value="740.0" office:value-type="float">
            <text:p>740.0</text:p>
          </table:table-cell>
          <table:table-cell office:value="747.77002" office:value-type="float">
            <text:p>747.77002</text:p>
          </table:table-cell>
          <table:table-cell office:value="747.77002" office:value-type="float">
            <text:p>747.77002</text:p>
          </table:table-cell>
          <table:table-cell office:value="1525700" office:value-type="float">
            <text:p>1525700</text:p>
          </table:table-cell>
        </table:table-row>
        <table:table-row>
          <table:table-cell office:date-value="2015-12-22" office:value-type="date">
            <text:p>2015-12-22</text:p>
          </table:table-cell>
          <table:table-cell office:value="751.650024" office:value-type="float">
            <text:p>751.650024</text:p>
          </table:table-cell>
          <table:table-cell office:value="754.849976" office:value-type="float">
            <text:p>754.849976</text:p>
          </table:table-cell>
          <table:table-cell office:value="745.530029" office:value-type="float">
            <text:p>745.530029</text:p>
          </table:table-cell>
          <table:table-cell office:value="750.0" office:value-type="float">
            <text:p>750.0</text:p>
          </table:table-cell>
          <table:table-cell office:value="750.0" office:value-type="float">
            <text:p>750.0</text:p>
          </table:table-cell>
          <table:table-cell office:value="1365400" office:value-type="float">
            <text:p>1365400</text:p>
          </table:table-cell>
        </table:table-row>
        <table:table-row>
          <table:table-cell office:date-value="2015-12-23" office:value-type="date">
            <text:p>2015-12-23</text:p>
          </table:table-cell>
          <table:table-cell office:value="753.469971" office:value-type="float">
            <text:p>753.469971</text:p>
          </table:table-cell>
          <table:table-cell office:value="754.210022" office:value-type="float">
            <text:p>754.210022</text:p>
          </table:table-cell>
          <table:table-cell office:value="744.0" office:value-type="float">
            <text:p>744.0</text:p>
          </table:table-cell>
          <table:table-cell office:value="750.309998" office:value-type="float">
            <text:p>750.309998</text:p>
          </table:table-cell>
          <table:table-cell office:value="750.309998" office:value-type="float">
            <text:p>750.309998</text:p>
          </table:table-cell>
          <table:table-cell office:value="1565900" office:value-type="float">
            <text:p>1565900</text:p>
          </table:table-cell>
        </table:table-row>
        <table:table-row>
          <table:table-cell office:date-value="2015-12-24" office:value-type="date">
            <text:p>2015-12-24</text:p>
          </table:table-cell>
          <table:table-cell office:value="749.549988" office:value-type="float">
            <text:p>749.549988</text:p>
          </table:table-cell>
          <table:table-cell office:value="751.349976" office:value-type="float">
            <text:p>751.349976</text:p>
          </table:table-cell>
          <table:table-cell office:value="746.619995" office:value-type="float">
            <text:p>746.619995</text:p>
          </table:table-cell>
          <table:table-cell office:value="748.400024" office:value-type="float">
            <text:p>748.400024</text:p>
          </table:table-cell>
          <table:table-cell office:value="748.400024" office:value-type="float">
            <text:p>748.400024</text:p>
          </table:table-cell>
          <table:table-cell office:value="527200" office:value-type="float">
            <text:p>527200</text:p>
          </table:table-cell>
        </table:table-row>
        <table:table-row>
          <table:table-cell office:date-value="2015-12-28" office:value-type="date">
            <text:p>2015-12-28</text:p>
          </table:table-cell>
          <table:table-cell office:value="752.919983" office:value-type="float">
            <text:p>752.919983</text:p>
          </table:table-cell>
          <table:table-cell office:value="762.98999" office:value-type="float">
            <text:p>762.98999</text:p>
          </table:table-cell>
          <table:table-cell office:value="749.52002" office:value-type="float">
            <text:p>749.52002</text:p>
          </table:table-cell>
          <table:table-cell office:value="762.51001" office:value-type="float">
            <text:p>762.51001</text:p>
          </table:table-cell>
          <table:table-cell office:value="762.51001" office:value-type="float">
            <text:p>762.51001</text:p>
          </table:table-cell>
          <table:table-cell office:value="1515300" office:value-type="float">
            <text:p>1515300</text:p>
          </table:table-cell>
        </table:table-row>
        <table:table-row>
          <table:table-cell office:date-value="2015-12-29" office:value-type="date">
            <text:p>2015-12-29</text:p>
          </table:table-cell>
          <table:table-cell office:value="766.690002" office:value-type="float">
            <text:p>766.690002</text:p>
          </table:table-cell>
          <table:table-cell office:value="779.97998" office:value-type="float">
            <text:p>779.97998</text:p>
          </table:table-cell>
          <table:table-cell office:value="766.429993" office:value-type="float">
            <text:p>766.429993</text:p>
          </table:table-cell>
          <table:table-cell office:value="776.599976" office:value-type="float">
            <text:p>776.599976</text:p>
          </table:table-cell>
          <table:table-cell office:value="776.599976" office:value-type="float">
            <text:p>776.599976</text:p>
          </table:table-cell>
          <table:table-cell office:value="1765000" office:value-type="float">
            <text:p>1765000</text:p>
          </table:table-cell>
        </table:table-row>
        <table:table-row>
          <table:table-cell office:date-value="2015-12-30" office:value-type="date">
            <text:p>2015-12-30</text:p>
          </table:table-cell>
          <table:table-cell office:value="776.599976" office:value-type="float">
            <text:p>776.599976</text:p>
          </table:table-cell>
          <table:table-cell office:value="777.599976" office:value-type="float">
            <text:p>777.599976</text:p>
          </table:table-cell>
          <table:table-cell office:value="766.900024" office:value-type="float">
            <text:p>766.900024</text:p>
          </table:table-cell>
          <table:table-cell office:value="771.0" office:value-type="float">
            <text:p>771.0</text:p>
          </table:table-cell>
          <table:table-cell office:value="771.0" office:value-type="float">
            <text:p>771.0</text:p>
          </table:table-cell>
          <table:table-cell office:value="1293300" office:value-type="float">
            <text:p>1293300</text:p>
          </table:table-cell>
        </table:table-row>
        <table:table-row>
          <table:table-cell office:date-value="2015-12-31" office:value-type="date">
            <text:p>2015-12-31</text:p>
          </table:table-cell>
          <table:table-cell office:value="769.5" office:value-type="float">
            <text:p>769.5</text:p>
          </table:table-cell>
          <table:table-cell office:value="769.5" office:value-type="float">
            <text:p>769.5</text:p>
          </table:table-cell>
          <table:table-cell office:value="758.340027" office:value-type="float">
            <text:p>758.340027</text:p>
          </table:table-cell>
          <table:table-cell office:value="758.880005" office:value-type="float">
            <text:p>758.880005</text:p>
          </table:table-cell>
          <table:table-cell office:value="758.880005" office:value-type="float">
            <text:p>758.880005</text:p>
          </table:table-cell>
          <table:table-cell office:value="1489600" office:value-type="float">
            <text:p>1489600</text:p>
          </table:table-cell>
        </table:table-row>
        <table:table-row>
          <table:table-cell office:date-value="2016-01-04" office:value-type="date">
            <text:p>2016-01-04</text:p>
          </table:table-cell>
          <table:table-cell office:value="743.0" office:value-type="float">
            <text:p>743.0</text:p>
          </table:table-cell>
          <table:table-cell office:value="744.059998" office:value-type="float">
            <text:p>744.059998</text:p>
          </table:table-cell>
          <table:table-cell office:value="731.257996" office:value-type="float">
            <text:p>731.257996</text:p>
          </table:table-cell>
          <table:table-cell office:value="741.840027" office:value-type="float">
            <text:p>741.840027</text:p>
          </table:table-cell>
          <table:table-cell office:value="741.840027" office:value-type="float">
            <text:p>741.840027</text:p>
          </table:table-cell>
          <table:table-cell office:value="3272800" office:value-type="float">
            <text:p>3272800</text:p>
          </table:table-cell>
        </table:table-row>
        <table:table-row>
          <table:table-cell office:date-value="2016-01-05" office:value-type="date">
            <text:p>2016-01-05</text:p>
          </table:table-cell>
          <table:table-cell office:value="746.450012" office:value-type="float">
            <text:p>746.450012</text:p>
          </table:table-cell>
          <table:table-cell office:value="752.0" office:value-type="float">
            <text:p>752.0</text:p>
          </table:table-cell>
          <table:table-cell office:value="738.640015" office:value-type="float">
            <text:p>738.640015</text:p>
          </table:table-cell>
          <table:table-cell office:value="742.580017" office:value-type="float">
            <text:p>742.580017</text:p>
          </table:table-cell>
          <table:table-cell office:value="742.580017" office:value-type="float">
            <text:p>742.580017</text:p>
          </table:table-cell>
          <table:table-cell office:value="1950700" office:value-type="float">
            <text:p>1950700</text:p>
          </table:table-cell>
        </table:table-row>
        <table:table-row>
          <table:table-cell office:date-value="2016-01-06" office:value-type="date">
            <text:p>2016-01-06</text:p>
          </table:table-cell>
          <table:table-cell office:value="730.0" office:value-type="float">
            <text:p>730.0</text:p>
          </table:table-cell>
          <table:table-cell office:value="747.179993" office:value-type="float">
            <text:p>747.179993</text:p>
          </table:table-cell>
          <table:table-cell office:value="728.919983" office:value-type="float">
            <text:p>728.919983</text:p>
          </table:table-cell>
          <table:table-cell office:value="743.619995" office:value-type="float">
            <text:p>743.619995</text:p>
          </table:table-cell>
          <table:table-cell office:value="743.619995" office:value-type="float">
            <text:p>743.619995</text:p>
          </table:table-cell>
          <table:table-cell office:value="1947000" office:value-type="float">
            <text:p>1947000</text:p>
          </table:table-cell>
        </table:table-row>
        <table:table-row>
          <table:table-cell office:date-value="2016-01-07" office:value-type="date">
            <text:p>2016-01-07</text:p>
          </table:table-cell>
          <table:table-cell office:value="730.309998" office:value-type="float">
            <text:p>730.309998</text:p>
          </table:table-cell>
          <table:table-cell office:value="738.5" office:value-type="float">
            <text:p>738.5</text:p>
          </table:table-cell>
          <table:table-cell office:value="719.059998" office:value-type="float">
            <text:p>719.059998</text:p>
          </table:table-cell>
          <table:table-cell office:value="726.390015" office:value-type="float">
            <text:p>726.390015</text:p>
          </table:table-cell>
          <table:table-cell office:value="726.390015" office:value-type="float">
            <text:p>726.390015</text:p>
          </table:table-cell>
          <table:table-cell office:value="2963700" office:value-type="float">
            <text:p>2963700</text:p>
          </table:table-cell>
        </table:table-row>
        <table:table-row>
          <table:table-cell office:date-value="2016-01-08" office:value-type="date">
            <text:p>2016-01-08</text:p>
          </table:table-cell>
          <table:table-cell office:value="731.450012" office:value-type="float">
            <text:p>731.450012</text:p>
          </table:table-cell>
          <table:table-cell office:value="733.22998" office:value-type="float">
            <text:p>733.22998</text:p>
          </table:table-cell>
          <table:table-cell office:value="713.0" office:value-type="float">
            <text:p>713.0</text:p>
          </table:table-cell>
          <table:table-cell office:value="714.469971" office:value-type="float">
            <text:p>714.469971</text:p>
          </table:table-cell>
          <table:table-cell office:value="714.469971" office:value-type="float">
            <text:p>714.469971</text:p>
          </table:table-cell>
          <table:table-cell office:value="2450900" office:value-type="float">
            <text:p>2450900</text:p>
          </table:table-cell>
        </table:table-row>
        <table:table-row>
          <table:table-cell office:date-value="2016-01-11" office:value-type="date">
            <text:p>2016-01-11</text:p>
          </table:table-cell>
          <table:table-cell office:value="716.609985" office:value-type="float">
            <text:p>716.609985</text:p>
          </table:table-cell>
          <table:table-cell office:value="718.85498" office:value-type="float">
            <text:p>718.85498</text:p>
          </table:table-cell>
          <table:table-cell office:value="703.539978" office:value-type="float">
            <text:p>703.539978</text:p>
          </table:table-cell>
          <table:table-cell office:value="716.030029" office:value-type="float">
            <text:p>716.030029</text:p>
          </table:table-cell>
          <table:table-cell office:value="716.030029" office:value-type="float">
            <text:p>716.030029</text:p>
          </table:table-cell>
          <table:table-cell office:value="2090600" office:value-type="float">
            <text:p>2090600</text:p>
          </table:table-cell>
        </table:table-row>
        <table:table-row>
          <table:table-cell office:date-value="2016-01-12" office:value-type="date">
            <text:p>2016-01-12</text:p>
          </table:table-cell>
          <table:table-cell office:value="721.679993" office:value-type="float">
            <text:p>721.679993</text:p>
          </table:table-cell>
          <table:table-cell office:value="728.75" office:value-type="float">
            <text:p>728.75</text:p>
          </table:table-cell>
          <table:table-cell office:value="717.317017" office:value-type="float">
            <text:p>717.317017</text:p>
          </table:table-cell>
          <table:table-cell office:value="726.070007" office:value-type="float">
            <text:p>726.070007</text:p>
          </table:table-cell>
          <table:table-cell office:value="726.070007" office:value-type="float">
            <text:p>726.070007</text:p>
          </table:table-cell>
          <table:table-cell office:value="2024500" office:value-type="float">
            <text:p>2024500</text:p>
          </table:table-cell>
        </table:table-row>
        <table:table-row>
          <table:table-cell office:date-value="2016-01-13" office:value-type="date">
            <text:p>2016-01-13</text:p>
          </table:table-cell>
          <table:table-cell office:value="730.849976" office:value-type="float">
            <text:p>730.849976</text:p>
          </table:table-cell>
          <table:table-cell office:value="734.73999" office:value-type="float">
            <text:p>734.73999</text:p>
          </table:table-cell>
          <table:table-cell office:value="698.609985" office:value-type="float">
            <text:p>698.609985</text:p>
          </table:table-cell>
          <table:table-cell office:value="700.559998" office:value-type="float">
            <text:p>700.559998</text:p>
          </table:table-cell>
          <table:table-cell office:value="700.559998" office:value-type="float">
            <text:p>700.559998</text:p>
          </table:table-cell>
          <table:table-cell office:value="2501700" office:value-type="float">
            <text:p>2501700</text:p>
          </table:table-cell>
        </table:table-row>
        <table:table-row>
          <table:table-cell office:date-value="2016-01-14" office:value-type="date">
            <text:p>2016-01-14</text:p>
          </table:table-cell>
          <table:table-cell office:value="705.380005" office:value-type="float">
            <text:p>705.380005</text:p>
          </table:table-cell>
          <table:table-cell office:value="721.924988" office:value-type="float">
            <text:p>721.924988</text:p>
          </table:table-cell>
          <table:table-cell office:value="689.099976" office:value-type="float">
            <text:p>689.099976</text:p>
          </table:table-cell>
          <table:table-cell office:value="714.719971" office:value-type="float">
            <text:p>714.719971</text:p>
          </table:table-cell>
          <table:table-cell office:value="714.719971" office:value-type="float">
            <text:p>714.719971</text:p>
          </table:table-cell>
          <table:table-cell office:value="2225800" office:value-type="float">
            <text:p>2225800</text:p>
          </table:table-cell>
        </table:table-row>
        <table:table-row>
          <table:table-cell office:date-value="2016-01-15" office:value-type="date">
            <text:p>2016-01-15</text:p>
          </table:table-cell>
          <table:table-cell office:value="692.289978" office:value-type="float">
            <text:p>692.289978</text:p>
          </table:table-cell>
          <table:table-cell office:value="706.73999" office:value-type="float">
            <text:p>706.73999</text:p>
          </table:table-cell>
          <table:table-cell office:value="685.369995" office:value-type="float">
            <text:p>685.369995</text:p>
          </table:table-cell>
          <table:table-cell office:value="694.450012" office:value-type="float">
            <text:p>694.450012</text:p>
          </table:table-cell>
          <table:table-cell office:value="694.450012" office:value-type="float">
            <text:p>694.450012</text:p>
          </table:table-cell>
          <table:table-cell office:value="3592400" office:value-type="float">
            <text:p>3592400</text:p>
          </table:table-cell>
        </table:table-row>
        <table:table-row>
          <table:table-cell office:date-value="2016-01-19" office:value-type="date">
            <text:p>2016-01-19</text:p>
          </table:table-cell>
          <table:table-cell office:value="703.299988" office:value-type="float">
            <text:p>703.299988</text:p>
          </table:table-cell>
          <table:table-cell office:value="709.97998" office:value-type="float">
            <text:p>709.97998</text:p>
          </table:table-cell>
          <table:table-cell office:value="693.409973" office:value-type="float">
            <text:p>693.409973</text:p>
          </table:table-cell>
          <table:table-cell office:value="701.789978" office:value-type="float">
            <text:p>701.789978</text:p>
          </table:table-cell>
          <table:table-cell office:value="701.789978" office:value-type="float">
            <text:p>701.789978</text:p>
          </table:table-cell>
          <table:table-cell office:value="2268100" office:value-type="float">
            <text:p>2268100</text:p>
          </table:table-cell>
        </table:table-row>
        <table:table-row>
          <table:table-cell office:date-value="2016-01-20" office:value-type="date">
            <text:p>2016-01-20</text:p>
          </table:table-cell>
          <table:table-cell office:value="688.609985" office:value-type="float">
            <text:p>688.609985</text:p>
          </table:table-cell>
          <table:table-cell office:value="706.849976" office:value-type="float">
            <text:p>706.849976</text:p>
          </table:table-cell>
          <table:table-cell office:value="673.26001" office:value-type="float">
            <text:p>673.26001</text:p>
          </table:table-cell>
          <table:table-cell office:value="698.450012" office:value-type="float">
            <text:p>698.450012</text:p>
          </table:table-cell>
          <table:table-cell office:value="698.450012" office:value-type="float">
            <text:p>698.450012</text:p>
          </table:table-cell>
          <table:table-cell office:value="3445000" office:value-type="float">
            <text:p>3445000</text:p>
          </table:table-cell>
        </table:table-row>
        <table:table-row>
          <table:table-cell office:date-value="2016-01-21" office:value-type="date">
            <text:p>2016-01-21</text:p>
          </table:table-cell>
          <table:table-cell office:value="702.179993" office:value-type="float">
            <text:p>702.179993</text:p>
          </table:table-cell>
          <table:table-cell office:value="719.190002" office:value-type="float">
            <text:p>719.190002</text:p>
          </table:table-cell>
          <table:table-cell office:value="694.460022" office:value-type="float">
            <text:p>694.460022</text:p>
          </table:table-cell>
          <table:table-cell office:value="706.590027" office:value-type="float">
            <text:p>706.590027</text:p>
          </table:table-cell>
          <table:table-cell office:value="706.590027" office:value-type="float">
            <text:p>706.590027</text:p>
          </table:table-cell>
          <table:table-cell office:value="2412200" office:value-type="float">
            <text:p>2412200</text:p>
          </table:table-cell>
        </table:table-row>
        <table:table-row>
          <table:table-cell office:date-value="2016-01-22" office:value-type="date">
            <text:p>2016-01-22</text:p>
          </table:table-cell>
          <table:table-cell office:value="723.599976" office:value-type="float">
            <text:p>723.599976</text:p>
          </table:table-cell>
          <table:table-cell office:value="728.130005" office:value-type="float">
            <text:p>728.130005</text:p>
          </table:table-cell>
          <table:table-cell office:value="720.120972" office:value-type="float">
            <text:p>720.120972</text:p>
          </table:table-cell>
          <table:table-cell office:value="725.25" office:value-type="float">
            <text:p>725.25</text:p>
          </table:table-cell>
          <table:table-cell office:value="725.25" office:value-type="float">
            <text:p>725.25</text:p>
          </table:table-cell>
          <table:table-cell office:value="2011800" office:value-type="float">
            <text:p>2011800</text:p>
          </table:table-cell>
        </table:table-row>
        <table:table-row>
          <table:table-cell office:date-value="2016-01-25" office:value-type="date">
            <text:p>2016-01-25</text:p>
          </table:table-cell>
          <table:table-cell office:value="723.580017" office:value-type="float">
            <text:p>723.580017</text:p>
          </table:table-cell>
          <table:table-cell office:value="729.679993" office:value-type="float">
            <text:p>729.679993</text:p>
          </table:table-cell>
          <table:table-cell office:value="710.01001" office:value-type="float">
            <text:p>710.01001</text:p>
          </table:table-cell>
          <table:table-cell office:value="711.669983" office:value-type="float">
            <text:p>711.669983</text:p>
          </table:table-cell>
          <table:table-cell office:value="711.669983" office:value-type="float">
            <text:p>711.669983</text:p>
          </table:table-cell>
          <table:table-cell office:value="1711700" office:value-type="float">
            <text:p>1711700</text:p>
          </table:table-cell>
        </table:table-row>
        <table:table-row>
          <table:table-cell office:date-value="2016-01-26" office:value-type="date">
            <text:p>2016-01-26</text:p>
          </table:table-cell>
          <table:table-cell office:value="713.849976" office:value-type="float">
            <text:p>713.849976</text:p>
          </table:table-cell>
          <table:table-cell office:value="718.280029" office:value-type="float">
            <text:p>718.280029</text:p>
          </table:table-cell>
          <table:table-cell office:value="706.47998" office:value-type="float">
            <text:p>706.47998</text:p>
          </table:table-cell>
          <table:table-cell office:value="713.039978" office:value-type="float">
            <text:p>713.039978</text:p>
          </table:table-cell>
          <table:table-cell office:value="713.039978" office:value-type="float">
            <text:p>713.039978</text:p>
          </table:table-cell>
          <table:table-cell office:value="1331700" office:value-type="float">
            <text:p>1331700</text:p>
          </table:table-cell>
        </table:table-row>
        <table:table-row>
          <table:table-cell office:date-value="2016-01-27" office:value-type="date">
            <text:p>2016-01-27</text:p>
          </table:table-cell>
          <table:table-cell office:value="713.669983" office:value-type="float">
            <text:p>713.669983</text:p>
          </table:table-cell>
          <table:table-cell office:value="718.234985" office:value-type="float">
            <text:p>718.234985</text:p>
          </table:table-cell>
          <table:table-cell office:value="694.390015" office:value-type="float">
            <text:p>694.390015</text:p>
          </table:table-cell>
          <table:table-cell office:value="699.98999" office:value-type="float">
            <text:p>699.98999</text:p>
          </table:table-cell>
          <table:table-cell office:value="699.98999" office:value-type="float">
            <text:p>699.98999</text:p>
          </table:table-cell>
          <table:table-cell office:value="2194200" office:value-type="float">
            <text:p>2194200</text:p>
          </table:table-cell>
        </table:table-row>
        <table:table-row>
          <table:table-cell office:date-value="2016-01-28" office:value-type="date">
            <text:p>2016-01-28</text:p>
          </table:table-cell>
          <table:table-cell office:value="722.219971" office:value-type="float">
            <text:p>722.219971</text:p>
          </table:table-cell>
          <table:table-cell office:value="733.690002" office:value-type="float">
            <text:p>733.690002</text:p>
          </table:table-cell>
          <table:table-cell office:value="712.349976" office:value-type="float">
            <text:p>712.349976</text:p>
          </table:table-cell>
          <table:table-cell office:value="730.960022" office:value-type="float">
            <text:p>730.960022</text:p>
          </table:table-cell>
          <table:table-cell office:value="730.960022" office:value-type="float">
            <text:p>730.960022</text:p>
          </table:table-cell>
          <table:table-cell office:value="2676400" office:value-type="float">
            <text:p>2676400</text:p>
          </table:table-cell>
        </table:table-row>
        <table:table-row>
          <table:table-cell office:date-value="2016-01-29" office:value-type="date">
            <text:p>2016-01-29</text:p>
          </table:table-cell>
          <table:table-cell office:value="731.530029" office:value-type="float">
            <text:p>731.530029</text:p>
          </table:table-cell>
          <table:table-cell office:value="744.98999" office:value-type="float">
            <text:p>744.98999</text:p>
          </table:table-cell>
          <table:table-cell office:value="726.799988" office:value-type="float">
            <text:p>726.799988</text:p>
          </table:table-cell>
          <table:table-cell office:value="742.950012" office:value-type="float">
            <text:p>742.950012</text:p>
          </table:table-cell>
          <table:table-cell office:value="742.950012" office:value-type="float">
            <text:p>742.950012</text:p>
          </table:table-cell>
          <table:table-cell office:value="3474300" office:value-type="float">
            <text:p>3474300</text:p>
          </table:table-cell>
        </table:table-row>
        <table:table-row>
          <table:table-cell office:date-value="2016-02-01" office:value-type="date">
            <text:p>2016-02-01</text:p>
          </table:table-cell>
          <table:table-cell office:value="750.460022" office:value-type="float">
            <text:p>750.460022</text:p>
          </table:table-cell>
          <table:table-cell office:value="757.859985" office:value-type="float">
            <text:p>757.859985</text:p>
          </table:table-cell>
          <table:table-cell office:value="743.27002" office:value-type="float">
            <text:p>743.27002</text:p>
          </table:table-cell>
          <table:table-cell office:value="752.0" office:value-type="float">
            <text:p>752.0</text:p>
          </table:table-cell>
          <table:table-cell office:value="752.0" office:value-type="float">
            <text:p>752.0</text:p>
          </table:table-cell>
          <table:table-cell office:value="5139200" office:value-type="float">
            <text:p>5139200</text:p>
          </table:table-cell>
        </table:table-row>
        <table:table-row>
          <table:table-cell office:date-value="2016-02-02" office:value-type="date">
            <text:p>2016-02-02</text:p>
          </table:table-cell>
          <table:table-cell office:value="784.5" office:value-type="float">
            <text:p>784.5</text:p>
          </table:table-cell>
          <table:table-cell office:value="789.869995" office:value-type="float">
            <text:p>789.869995</text:p>
          </table:table-cell>
          <table:table-cell office:value="764.650024" office:value-type="float">
            <text:p>764.650024</text:p>
          </table:table-cell>
          <table:table-cell office:value="764.650024" office:value-type="float">
            <text:p>764.650024</text:p>
          </table:table-cell>
          <table:table-cell office:value="764.650024" office:value-type="float">
            <text:p>764.650024</text:p>
          </table:table-cell>
          <table:table-cell office:value="6348100" office:value-type="float">
            <text:p>6348100</text:p>
          </table:table-cell>
        </table:table-row>
        <table:table-row>
          <table:table-cell office:date-value="2016-02-03" office:value-type="date">
            <text:p>2016-02-03</text:p>
          </table:table-cell>
          <table:table-cell office:value="770.219971" office:value-type="float">
            <text:p>770.219971</text:p>
          </table:table-cell>
          <table:table-cell office:value="774.5" office:value-type="float">
            <text:p>774.5</text:p>
          </table:table-cell>
          <table:table-cell office:value="720.5" office:value-type="float">
            <text:p>720.5</text:p>
          </table:table-cell>
          <table:table-cell office:value="726.950012" office:value-type="float">
            <text:p>726.950012</text:p>
          </table:table-cell>
          <table:table-cell office:value="726.950012" office:value-type="float">
            <text:p>726.950012</text:p>
          </table:table-cell>
          <table:table-cell office:value="6171000" office:value-type="float">
            <text:p>6171000</text:p>
          </table:table-cell>
        </table:table-row>
        <table:table-row>
          <table:table-cell office:date-value="2016-02-04" office:value-type="date">
            <text:p>2016-02-04</text:p>
          </table:table-cell>
          <table:table-cell office:value="722.809998" office:value-type="float">
            <text:p>722.809998</text:p>
          </table:table-cell>
          <table:table-cell office:value="727.0" office:value-type="float">
            <text:p>727.0</text:p>
          </table:table-cell>
          <table:table-cell office:value="701.859985" office:value-type="float">
            <text:p>701.859985</text:p>
          </table:table-cell>
          <table:table-cell office:value="708.01001" office:value-type="float">
            <text:p>708.01001</text:p>
          </table:table-cell>
          <table:table-cell office:value="708.01001" office:value-type="float">
            <text:p>708.01001</text:p>
          </table:table-cell>
          <table:table-cell office:value="5168700" office:value-type="float">
            <text:p>5168700</text:p>
          </table:table-cell>
        </table:table-row>
        <table:table-row>
          <table:table-cell office:date-value="2016-02-05" office:value-type="date">
            <text:p>2016-02-05</text:p>
          </table:table-cell>
          <table:table-cell office:value="703.869995" office:value-type="float">
            <text:p>703.869995</text:p>
          </table:table-cell>
          <table:table-cell office:value="703.98999" office:value-type="float">
            <text:p>703.98999</text:p>
          </table:table-cell>
          <table:table-cell office:value="680.150024" office:value-type="float">
            <text:p>680.150024</text:p>
          </table:table-cell>
          <table:table-cell office:value="683.570007" office:value-type="float">
            <text:p>683.570007</text:p>
          </table:table-cell>
          <table:table-cell office:value="683.570007" office:value-type="float">
            <text:p>683.570007</text:p>
          </table:table-cell>
          <table:table-cell office:value="5105700" office:value-type="float">
            <text:p>5105700</text:p>
          </table:table-cell>
        </table:table-row>
        <table:table-row>
          <table:table-cell office:date-value="2016-02-08" office:value-type="date">
            <text:p>2016-02-08</text:p>
          </table:table-cell>
          <table:table-cell office:value="667.849976" office:value-type="float">
            <text:p>667.849976</text:p>
          </table:table-cell>
          <table:table-cell office:value="684.030029" office:value-type="float">
            <text:p>684.030029</text:p>
          </table:table-cell>
          <table:table-cell office:value="663.059998" office:value-type="float">
            <text:p>663.059998</text:p>
          </table:table-cell>
          <table:table-cell office:value="682.73999" office:value-type="float">
            <text:p>682.73999</text:p>
          </table:table-cell>
          <table:table-cell office:value="682.73999" office:value-type="float">
            <text:p>682.73999</text:p>
          </table:table-cell>
          <table:table-cell office:value="4247400" office:value-type="float">
            <text:p>4247400</text:p>
          </table:table-cell>
        </table:table-row>
        <table:table-row>
          <table:table-cell office:date-value="2016-02-09" office:value-type="date">
            <text:p>2016-02-09</text:p>
          </table:table-cell>
          <table:table-cell office:value="672.320007" office:value-type="float">
            <text:p>672.320007</text:p>
          </table:table-cell>
          <table:table-cell office:value="699.900024" office:value-type="float">
            <text:p>699.900024</text:p>
          </table:table-cell>
          <table:table-cell office:value="668.77002" office:value-type="float">
            <text:p>668.77002</text:p>
          </table:table-cell>
          <table:table-cell office:value="678.109985" office:value-type="float">
            <text:p>678.109985</text:p>
          </table:table-cell>
          <table:table-cell office:value="678.109985" office:value-type="float">
            <text:p>678.109985</text:p>
          </table:table-cell>
          <table:table-cell office:value="3608900" office:value-type="float">
            <text:p>3608900</text:p>
          </table:table-cell>
        </table:table-row>
        <table:table-row>
          <table:table-cell office:date-value="2016-02-10" office:value-type="date">
            <text:p>2016-02-10</text:p>
          </table:table-cell>
          <table:table-cell office:value="686.859985" office:value-type="float">
            <text:p>686.859985</text:p>
          </table:table-cell>
          <table:table-cell office:value="701.309998" office:value-type="float">
            <text:p>701.309998</text:p>
          </table:table-cell>
          <table:table-cell office:value="682.130005" office:value-type="float">
            <text:p>682.130005</text:p>
          </table:table-cell>
          <table:table-cell office:value="684.119995" office:value-type="float">
            <text:p>684.119995</text:p>
          </table:table-cell>
          <table:table-cell office:value="684.119995" office:value-type="float">
            <text:p>684.119995</text:p>
          </table:table-cell>
          <table:table-cell office:value="2638000" office:value-type="float">
            <text:p>2638000</text:p>
          </table:table-cell>
        </table:table-row>
        <table:table-row>
          <table:table-cell office:date-value="2016-02-11" office:value-type="date">
            <text:p>2016-02-11</text:p>
          </table:table-cell>
          <table:table-cell office:value="675.0" office:value-type="float">
            <text:p>675.0</text:p>
          </table:table-cell>
          <table:table-cell office:value="689.349976" office:value-type="float">
            <text:p>689.349976</text:p>
          </table:table-cell>
          <table:table-cell office:value="668.867981" office:value-type="float">
            <text:p>668.867981</text:p>
          </table:table-cell>
          <table:table-cell office:value="683.109985" office:value-type="float">
            <text:p>683.109985</text:p>
          </table:table-cell>
          <table:table-cell office:value="683.109985" office:value-type="float">
            <text:p>683.109985</text:p>
          </table:table-cell>
          <table:table-cell office:value="3024000" office:value-type="float">
            <text:p>3024000</text:p>
          </table:table-cell>
        </table:table-row>
        <table:table-row>
          <table:table-cell office:date-value="2016-02-12" office:value-type="date">
            <text:p>2016-02-12</text:p>
          </table:table-cell>
          <table:table-cell office:value="690.26001" office:value-type="float">
            <text:p>690.26001</text:p>
          </table:table-cell>
          <table:table-cell office:value="693.75" office:value-type="float">
            <text:p>693.75</text:p>
          </table:table-cell>
          <table:table-cell office:value="678.599976" office:value-type="float">
            <text:p>678.599976</text:p>
          </table:table-cell>
          <table:table-cell office:value="682.400024" office:value-type="float">
            <text:p>682.400024</text:p>
          </table:table-cell>
          <table:table-cell office:value="682.400024" office:value-type="float">
            <text:p>682.400024</text:p>
          </table:table-cell>
          <table:table-cell office:value="2141400" office:value-type="float">
            <text:p>2141400</text:p>
          </table:table-cell>
        </table:table-row>
        <table:table-row>
          <table:table-cell office:date-value="2016-02-16" office:value-type="date">
            <text:p>2016-02-16</text:p>
          </table:table-cell>
          <table:table-cell office:value="692.97998" office:value-type="float">
            <text:p>692.97998</text:p>
          </table:table-cell>
          <table:table-cell office:value="698.0" office:value-type="float">
            <text:p>698.0</text:p>
          </table:table-cell>
          <table:table-cell office:value="685.049988" office:value-type="float">
            <text:p>685.049988</text:p>
          </table:table-cell>
          <table:table-cell office:value="691.0" office:value-type="float">
            <text:p>691.0</text:p>
          </table:table-cell>
          <table:table-cell office:value="691.0" office:value-type="float">
            <text:p>691.0</text:p>
          </table:table-cell>
          <table:table-cell office:value="2520000" office:value-type="float">
            <text:p>2520000</text:p>
          </table:table-cell>
        </table:table-row>
        <table:table-row>
          <table:table-cell office:date-value="2016-02-17" office:value-type="date">
            <text:p>2016-02-17</text:p>
          </table:table-cell>
          <table:table-cell office:value="698.090027" office:value-type="float">
            <text:p>698.090027</text:p>
          </table:table-cell>
          <table:table-cell office:value="709.75" office:value-type="float">
            <text:p>709.75</text:p>
          </table:table-cell>
          <table:table-cell office:value="691.380005" office:value-type="float">
            <text:p>691.380005</text:p>
          </table:table-cell>
          <table:table-cell office:value="708.400024" office:value-type="float">
            <text:p>708.400024</text:p>
          </table:table-cell>
          <table:table-cell office:value="708.400024" office:value-type="float">
            <text:p>708.400024</text:p>
          </table:table-cell>
          <table:table-cell office:value="2492600" office:value-type="float">
            <text:p>2492600</text:p>
          </table:table-cell>
        </table:table-row>
        <table:table-row>
          <table:table-cell office:date-value="2016-02-18" office:value-type="date">
            <text:p>2016-02-18</text:p>
          </table:table-cell>
          <table:table-cell office:value="710.0" office:value-type="float">
            <text:p>710.0</text:p>
          </table:table-cell>
          <table:table-cell office:value="712.349976" office:value-type="float">
            <text:p>712.349976</text:p>
          </table:table-cell>
          <table:table-cell office:value="696.030029" office:value-type="float">
            <text:p>696.030029</text:p>
          </table:table-cell>
          <table:table-cell office:value="697.349976" office:value-type="float">
            <text:p>697.349976</text:p>
          </table:table-cell>
          <table:table-cell office:value="697.349976" office:value-type="float">
            <text:p>697.349976</text:p>
          </table:table-cell>
          <table:table-cell office:value="1883200" office:value-type="float">
            <text:p>1883200</text:p>
          </table:table-cell>
        </table:table-row>
        <table:table-row>
          <table:table-cell office:date-value="2016-02-19" office:value-type="date">
            <text:p>2016-02-19</text:p>
          </table:table-cell>
          <table:table-cell office:value="695.030029" office:value-type="float">
            <text:p>695.030029</text:p>
          </table:table-cell>
          <table:table-cell office:value="703.080994" office:value-type="float">
            <text:p>703.080994</text:p>
          </table:table-cell>
          <table:table-cell office:value="694.049988" office:value-type="float">
            <text:p>694.049988</text:p>
          </table:table-cell>
          <table:table-cell office:value="700.909973" office:value-type="float">
            <text:p>700.909973</text:p>
          </table:table-cell>
          <table:table-cell office:value="700.909973" office:value-type="float">
            <text:p>700.909973</text:p>
          </table:table-cell>
          <table:table-cell office:value="1589300" office:value-type="float">
            <text:p>1589300</text:p>
          </table:table-cell>
        </table:table-row>
        <table:table-row>
          <table:table-cell office:date-value="2016-02-22" office:value-type="date">
            <text:p>2016-02-22</text:p>
          </table:table-cell>
          <table:table-cell office:value="707.450012" office:value-type="float">
            <text:p>707.450012</text:p>
          </table:table-cell>
          <table:table-cell office:value="713.23999" office:value-type="float">
            <text:p>713.23999</text:p>
          </table:table-cell>
          <table:table-cell office:value="702.51001" office:value-type="float">
            <text:p>702.51001</text:p>
          </table:table-cell>
          <table:table-cell office:value="706.460022" office:value-type="float">
            <text:p>706.460022</text:p>
          </table:table-cell>
          <table:table-cell office:value="706.460022" office:value-type="float">
            <text:p>706.460022</text:p>
          </table:table-cell>
          <table:table-cell office:value="1949800" office:value-type="float">
            <text:p>1949800</text:p>
          </table:table-cell>
        </table:table-row>
        <table:table-row>
          <table:table-cell office:date-value="2016-02-23" office:value-type="date">
            <text:p>2016-02-23</text:p>
          </table:table-cell>
          <table:table-cell office:value="701.450012" office:value-type="float">
            <text:p>701.450012</text:p>
          </table:table-cell>
          <table:table-cell office:value="708.400024" office:value-type="float">
            <text:p>708.400024</text:p>
          </table:table-cell>
          <table:table-cell office:value="693.580017" office:value-type="float">
            <text:p>693.580017</text:p>
          </table:table-cell>
          <table:table-cell office:value="695.849976" office:value-type="float">
            <text:p>695.849976</text:p>
          </table:table-cell>
          <table:table-cell office:value="695.849976" office:value-type="float">
            <text:p>695.849976</text:p>
          </table:table-cell>
          <table:table-cell office:value="2009300" office:value-type="float">
            <text:p>2009300</text:p>
          </table:table-cell>
        </table:table-row>
        <table:table-row>
          <table:table-cell office:date-value="2016-02-24" office:value-type="date">
            <text:p>2016-02-24</text:p>
          </table:table-cell>
          <table:table-cell office:value="688.919983" office:value-type="float">
            <text:p>688.919983</text:p>
          </table:table-cell>
          <table:table-cell office:value="700.0" office:value-type="float">
            <text:p>700.0</text:p>
          </table:table-cell>
          <table:table-cell office:value="680.780029" office:value-type="float">
            <text:p>680.780029</text:p>
          </table:table-cell>
          <table:table-cell office:value="699.559998" office:value-type="float">
            <text:p>699.559998</text:p>
          </table:table-cell>
          <table:table-cell office:value="699.559998" office:value-type="float">
            <text:p>699.559998</text:p>
          </table:table-cell>
          <table:table-cell office:value="1963600" office:value-type="float">
            <text:p>1963600</text:p>
          </table:table-cell>
        </table:table-row>
        <table:table-row>
          <table:table-cell office:date-value="2016-02-25" office:value-type="date">
            <text:p>2016-02-25</text:p>
          </table:table-cell>
          <table:table-cell office:value="700.01001" office:value-type="float">
            <text:p>700.01001</text:p>
          </table:table-cell>
          <table:table-cell office:value="705.97998" office:value-type="float">
            <text:p>705.97998</text:p>
          </table:table-cell>
          <table:table-cell office:value="690.585022" office:value-type="float">
            <text:p>690.585022</text:p>
          </table:table-cell>
          <table:table-cell office:value="705.75" office:value-type="float">
            <text:p>705.75</text:p>
          </table:table-cell>
          <table:table-cell office:value="705.75" office:value-type="float">
            <text:p>705.75</text:p>
          </table:table-cell>
          <table:table-cell office:value="1642200" office:value-type="float">
            <text:p>1642200</text:p>
          </table:table-cell>
        </table:table-row>
        <table:table-row>
          <table:table-cell office:date-value="2016-02-26" office:value-type="date">
            <text:p>2016-02-26</text:p>
          </table:table-cell>
          <table:table-cell office:value="708.580017" office:value-type="float">
            <text:p>708.580017</text:p>
          </table:table-cell>
          <table:table-cell office:value="713.429993" office:value-type="float">
            <text:p>713.429993</text:p>
          </table:table-cell>
          <table:table-cell office:value="700.859985" office:value-type="float">
            <text:p>700.859985</text:p>
          </table:table-cell>
          <table:table-cell office:value="705.070007" office:value-type="float">
            <text:p>705.070007</text:p>
          </table:table-cell>
          <table:table-cell office:value="705.070007" office:value-type="float">
            <text:p>705.070007</text:p>
          </table:table-cell>
          <table:table-cell office:value="2243500" office:value-type="float">
            <text:p>2243500</text:p>
          </table:table-cell>
        </table:table-row>
        <table:table-row>
          <table:table-cell office:date-value="2016-02-29" office:value-type="date">
            <text:p>2016-02-29</text:p>
          </table:table-cell>
          <table:table-cell office:value="700.320007" office:value-type="float">
            <text:p>700.320007</text:p>
          </table:table-cell>
          <table:table-cell office:value="710.890015" office:value-type="float">
            <text:p>710.890015</text:p>
          </table:table-cell>
          <table:table-cell office:value="697.679993" office:value-type="float">
            <text:p>697.679993</text:p>
          </table:table-cell>
          <table:table-cell office:value="697.77002" office:value-type="float">
            <text:p>697.77002</text:p>
          </table:table-cell>
          <table:table-cell office:value="697.77002" office:value-type="float">
            <text:p>697.77002</text:p>
          </table:table-cell>
          <table:table-cell office:value="2481100" office:value-type="float">
            <text:p>2481100</text:p>
          </table:table-cell>
        </table:table-row>
        <table:table-row>
          <table:table-cell office:date-value="2016-03-01" office:value-type="date">
            <text:p>2016-03-01</text:p>
          </table:table-cell>
          <table:table-cell office:value="703.619995" office:value-type="float">
            <text:p>703.619995</text:p>
          </table:table-cell>
          <table:table-cell office:value="718.809998" office:value-type="float">
            <text:p>718.809998</text:p>
          </table:table-cell>
          <table:table-cell office:value="699.77002" office:value-type="float">
            <text:p>699.77002</text:p>
          </table:table-cell>
          <table:table-cell office:value="718.809998" office:value-type="float">
            <text:p>718.809998</text:p>
          </table:table-cell>
          <table:table-cell office:value="718.809998" office:value-type="float">
            <text:p>718.809998</text:p>
          </table:table-cell>
          <table:table-cell office:value="2151400" office:value-type="float">
            <text:p>2151400</text:p>
          </table:table-cell>
        </table:table-row>
        <table:table-row>
          <table:table-cell office:date-value="2016-03-02" office:value-type="date">
            <text:p>2016-03-02</text:p>
          </table:table-cell>
          <table:table-cell office:value="719.0" office:value-type="float">
            <text:p>719.0</text:p>
          </table:table-cell>
          <table:table-cell office:value="720.0" office:value-type="float">
            <text:p>720.0</text:p>
          </table:table-cell>
          <table:table-cell office:value="712.0" office:value-type="float">
            <text:p>712.0</text:p>
          </table:table-cell>
          <table:table-cell office:value="718.849976" office:value-type="float">
            <text:p>718.849976</text:p>
          </table:table-cell>
          <table:table-cell office:value="718.849976" office:value-type="float">
            <text:p>718.849976</text:p>
          </table:table-cell>
          <table:table-cell office:value="1629000" office:value-type="float">
            <text:p>1629000</text:p>
          </table:table-cell>
        </table:table-row>
        <table:table-row>
          <table:table-cell office:date-value="2016-03-03" office:value-type="date">
            <text:p>2016-03-03</text:p>
          </table:table-cell>
          <table:table-cell office:value="718.679993" office:value-type="float">
            <text:p>718.679993</text:p>
          </table:table-cell>
          <table:table-cell office:value="719.450012" office:value-type="float">
            <text:p>719.450012</text:p>
          </table:table-cell>
          <table:table-cell office:value="706.02002" office:value-type="float">
            <text:p>706.02002</text:p>
          </table:table-cell>
          <table:table-cell office:value="712.419983" office:value-type="float">
            <text:p>712.419983</text:p>
          </table:table-cell>
          <table:table-cell office:value="712.419983" office:value-type="float">
            <text:p>712.419983</text:p>
          </table:table-cell>
          <table:table-cell office:value="1958000" office:value-type="float">
            <text:p>1958000</text:p>
          </table:table-cell>
        </table:table-row>
        <table:table-row>
          <table:table-cell office:date-value="2016-03-04" office:value-type="date">
            <text:p>2016-03-04</text:p>
          </table:table-cell>
          <table:table-cell office:value="714.98999" office:value-type="float">
            <text:p>714.98999</text:p>
          </table:table-cell>
          <table:table-cell office:value="716.48999" office:value-type="float">
            <text:p>716.48999</text:p>
          </table:table-cell>
          <table:table-cell office:value="706.02002" office:value-type="float">
            <text:p>706.02002</text:p>
          </table:table-cell>
          <table:table-cell office:value="710.890015" office:value-type="float">
            <text:p>710.890015</text:p>
          </table:table-cell>
          <table:table-cell office:value="710.890015" office:value-type="float">
            <text:p>710.890015</text:p>
          </table:table-cell>
          <table:table-cell office:value="1972100" office:value-type="float">
            <text:p>1972100</text:p>
          </table:table-cell>
        </table:table-row>
        <table:table-row>
          <table:table-cell office:date-value="2016-03-07" office:value-type="date">
            <text:p>2016-03-07</text:p>
          </table:table-cell>
          <table:table-cell office:value="706.900024" office:value-type="float">
            <text:p>706.900024</text:p>
          </table:table-cell>
          <table:table-cell office:value="708.091003" office:value-type="float">
            <text:p>708.091003</text:p>
          </table:table-cell>
          <table:table-cell office:value="686.900024" office:value-type="float">
            <text:p>686.900024</text:p>
          </table:table-cell>
          <table:table-cell office:value="695.159973" office:value-type="float">
            <text:p>695.159973</text:p>
          </table:table-cell>
          <table:table-cell office:value="695.159973" office:value-type="float">
            <text:p>695.159973</text:p>
          </table:table-cell>
          <table:table-cell office:value="2985100" office:value-type="float">
            <text:p>2985100</text:p>
          </table:table-cell>
        </table:table-row>
        <table:table-row>
          <table:table-cell office:date-value="2016-03-08" office:value-type="date">
            <text:p>2016-03-08</text:p>
          </table:table-cell>
          <table:table-cell office:value="688.590027" office:value-type="float">
            <text:p>688.590027</text:p>
          </table:table-cell>
          <table:table-cell office:value="703.789978" office:value-type="float">
            <text:p>703.789978</text:p>
          </table:table-cell>
          <table:table-cell office:value="685.340027" office:value-type="float">
            <text:p>685.340027</text:p>
          </table:table-cell>
          <table:table-cell office:value="693.969971" office:value-type="float">
            <text:p>693.969971</text:p>
          </table:table-cell>
          <table:table-cell office:value="693.969971" office:value-type="float">
            <text:p>693.969971</text:p>
          </table:table-cell>
          <table:table-cell office:value="2076300" office:value-type="float">
            <text:p>2076300</text:p>
          </table:table-cell>
        </table:table-row>
        <table:table-row>
          <table:table-cell office:date-value="2016-03-09" office:value-type="date">
            <text:p>2016-03-09</text:p>
          </table:table-cell>
          <table:table-cell office:value="698.469971" office:value-type="float">
            <text:p>698.469971</text:p>
          </table:table-cell>
          <table:table-cell office:value="705.679993" office:value-type="float">
            <text:p>705.679993</text:p>
          </table:table-cell>
          <table:table-cell office:value="694.0" office:value-type="float">
            <text:p>694.0</text:p>
          </table:table-cell>
          <table:table-cell office:value="705.23999" office:value-type="float">
            <text:p>705.23999</text:p>
          </table:table-cell>
          <table:table-cell office:value="705.23999" office:value-type="float">
            <text:p>705.23999</text:p>
          </table:table-cell>
          <table:table-cell office:value="1421500" office:value-type="float">
            <text:p>1421500</text:p>
          </table:table-cell>
        </table:table-row>
        <table:table-row>
          <table:table-cell office:date-value="2016-03-10" office:value-type="date">
            <text:p>2016-03-10</text:p>
          </table:table-cell>
          <table:table-cell office:value="708.119995" office:value-type="float">
            <text:p>708.119995</text:p>
          </table:table-cell>
          <table:table-cell office:value="716.440002" office:value-type="float">
            <text:p>716.440002</text:p>
          </table:table-cell>
          <table:table-cell office:value="703.359985" office:value-type="float">
            <text:p>703.359985</text:p>
          </table:table-cell>
          <table:table-cell office:value="712.820007" office:value-type="float">
            <text:p>712.820007</text:p>
          </table:table-cell>
          <table:table-cell office:value="712.820007" office:value-type="float">
            <text:p>712.820007</text:p>
          </table:table-cell>
          <table:table-cell office:value="2833500" office:value-type="float">
            <text:p>2833500</text:p>
          </table:table-cell>
        </table:table-row>
        <table:table-row>
          <table:table-cell office:date-value="2016-03-11" office:value-type="date">
            <text:p>2016-03-11</text:p>
          </table:table-cell>
          <table:table-cell office:value="720.0" office:value-type="float">
            <text:p>720.0</text:p>
          </table:table-cell>
          <table:table-cell office:value="726.919983" office:value-type="float">
            <text:p>726.919983</text:p>
          </table:table-cell>
          <table:table-cell office:value="717.125" office:value-type="float">
            <text:p>717.125</text:p>
          </table:table-cell>
          <table:table-cell office:value="726.820007" office:value-type="float">
            <text:p>726.820007</text:p>
          </table:table-cell>
          <table:table-cell office:value="726.820007" office:value-type="float">
            <text:p>726.820007</text:p>
          </table:table-cell>
          <table:table-cell office:value="1970800" office:value-type="float">
            <text:p>1970800</text:p>
          </table:table-cell>
        </table:table-row>
        <table:table-row>
          <table:table-cell office:date-value="2016-03-14" office:value-type="date">
            <text:p>2016-03-14</text:p>
          </table:table-cell>
          <table:table-cell office:value="726.809998" office:value-type="float">
            <text:p>726.809998</text:p>
          </table:table-cell>
          <table:table-cell office:value="735.5" office:value-type="float">
            <text:p>735.5</text:p>
          </table:table-cell>
          <table:table-cell office:value="725.150024" office:value-type="float">
            <text:p>725.150024</text:p>
          </table:table-cell>
          <table:table-cell office:value="730.48999" office:value-type="float">
            <text:p>730.48999</text:p>
          </table:table-cell>
          <table:table-cell office:value="730.48999" office:value-type="float">
            <text:p>730.48999</text:p>
          </table:table-cell>
          <table:table-cell office:value="1718300" office:value-type="float">
            <text:p>1718300</text:p>
          </table:table-cell>
        </table:table-row>
        <table:table-row>
          <table:table-cell office:date-value="2016-03-15" office:value-type="date">
            <text:p>2016-03-15</text:p>
          </table:table-cell>
          <table:table-cell office:value="726.919983" office:value-type="float">
            <text:p>726.919983</text:p>
          </table:table-cell>
          <table:table-cell office:value="732.289978" office:value-type="float">
            <text:p>732.289978</text:p>
          </table:table-cell>
          <table:table-cell office:value="724.77002" office:value-type="float">
            <text:p>724.77002</text:p>
          </table:table-cell>
          <table:table-cell office:value="728.330017" office:value-type="float">
            <text:p>728.330017</text:p>
          </table:table-cell>
          <table:table-cell office:value="728.330017" office:value-type="float">
            <text:p>728.330017</text:p>
          </table:table-cell>
          <table:table-cell office:value="1721000" office:value-type="float">
            <text:p>1721000</text:p>
          </table:table-cell>
        </table:table-row>
        <table:table-row>
          <table:table-cell office:date-value="2016-03-16" office:value-type="date">
            <text:p>2016-03-16</text:p>
          </table:table-cell>
          <table:table-cell office:value="726.369995" office:value-type="float">
            <text:p>726.369995</text:p>
          </table:table-cell>
          <table:table-cell office:value="737.469971" office:value-type="float">
            <text:p>737.469971</text:p>
          </table:table-cell>
          <table:table-cell office:value="724.51001" office:value-type="float">
            <text:p>724.51001</text:p>
          </table:table-cell>
          <table:table-cell office:value="736.090027" office:value-type="float">
            <text:p>736.090027</text:p>
          </table:table-cell>
          <table:table-cell office:value="736.090027" office:value-type="float">
            <text:p>736.090027</text:p>
          </table:table-cell>
          <table:table-cell office:value="1624400" office:value-type="float">
            <text:p>1624400</text:p>
          </table:table-cell>
        </table:table-row>
        <table:table-row>
          <table:table-cell office:date-value="2016-03-17" office:value-type="date">
            <text:p>2016-03-17</text:p>
          </table:table-cell>
          <table:table-cell office:value="736.450012" office:value-type="float">
            <text:p>736.450012</text:p>
          </table:table-cell>
          <table:table-cell office:value="743.070007" office:value-type="float">
            <text:p>743.070007</text:p>
          </table:table-cell>
          <table:table-cell office:value="736.0" office:value-type="float">
            <text:p>736.0</text:p>
          </table:table-cell>
          <table:table-cell office:value="737.780029" office:value-type="float">
            <text:p>737.780029</text:p>
          </table:table-cell>
          <table:table-cell office:value="737.780029" office:value-type="float">
            <text:p>737.780029</text:p>
          </table:table-cell>
          <table:table-cell office:value="1860800" office:value-type="float">
            <text:p>1860800</text:p>
          </table:table-cell>
        </table:table-row>
        <table:table-row>
          <table:table-cell office:date-value="2016-03-18" office:value-type="date">
            <text:p>2016-03-18</text:p>
          </table:table-cell>
          <table:table-cell office:value="741.859985" office:value-type="float">
            <text:p>741.859985</text:p>
          </table:table-cell>
          <table:table-cell office:value="742.0" office:value-type="float">
            <text:p>742.0</text:p>
          </table:table-cell>
          <table:table-cell office:value="731.830017" office:value-type="float">
            <text:p>731.830017</text:p>
          </table:table-cell>
          <table:table-cell office:value="737.599976" office:value-type="float">
            <text:p>737.599976</text:p>
          </table:table-cell>
          <table:table-cell office:value="737.599976" office:value-type="float">
            <text:p>737.599976</text:p>
          </table:table-cell>
          <table:table-cell office:value="2980700" office:value-type="float">
            <text:p>2980700</text:p>
          </table:table-cell>
        </table:table-row>
        <table:table-row>
          <table:table-cell office:date-value="2016-03-21" office:value-type="date">
            <text:p>2016-03-21</text:p>
          </table:table-cell>
          <table:table-cell office:value="736.5" office:value-type="float">
            <text:p>736.5</text:p>
          </table:table-cell>
          <table:table-cell office:value="742.5" office:value-type="float">
            <text:p>742.5</text:p>
          </table:table-cell>
          <table:table-cell office:value="733.515991" office:value-type="float">
            <text:p>733.515991</text:p>
          </table:table-cell>
          <table:table-cell office:value="742.090027" office:value-type="float">
            <text:p>742.090027</text:p>
          </table:table-cell>
          <table:table-cell office:value="742.090027" office:value-type="float">
            <text:p>742.090027</text:p>
          </table:table-cell>
          <table:table-cell office:value="1836500" office:value-type="float">
            <text:p>1836500</text:p>
          </table:table-cell>
        </table:table-row>
        <table:table-row>
          <table:table-cell office:date-value="2016-03-22" office:value-type="date">
            <text:p>2016-03-22</text:p>
          </table:table-cell>
          <table:table-cell office:value="737.460022" office:value-type="float">
            <text:p>737.460022</text:p>
          </table:table-cell>
          <table:table-cell office:value="745.0" office:value-type="float">
            <text:p>745.0</text:p>
          </table:table-cell>
          <table:table-cell office:value="737.460022" office:value-type="float">
            <text:p>737.460022</text:p>
          </table:table-cell>
          <table:table-cell office:value="740.75" office:value-type="float">
            <text:p>740.75</text:p>
          </table:table-cell>
          <table:table-cell office:value="740.75" office:value-type="float">
            <text:p>740.75</text:p>
          </table:table-cell>
          <table:table-cell office:value="1269700" office:value-type="float">
            <text:p>1269700</text:p>
          </table:table-cell>
        </table:table-row>
        <table:table-row>
          <table:table-cell office:date-value="2016-03-23" office:value-type="date">
            <text:p>2016-03-23</text:p>
          </table:table-cell>
          <table:table-cell office:value="742.359985" office:value-type="float">
            <text:p>742.359985</text:p>
          </table:table-cell>
          <table:table-cell office:value="745.719971" office:value-type="float">
            <text:p>745.719971</text:p>
          </table:table-cell>
          <table:table-cell office:value="736.150024" office:value-type="float">
            <text:p>736.150024</text:p>
          </table:table-cell>
          <table:table-cell office:value="738.059998" office:value-type="float">
            <text:p>738.059998</text:p>
          </table:table-cell>
          <table:table-cell office:value="738.059998" office:value-type="float">
            <text:p>738.059998</text:p>
          </table:table-cell>
          <table:table-cell office:value="1432100" office:value-type="float">
            <text:p>1432100</text:p>
          </table:table-cell>
        </table:table-row>
        <table:table-row>
          <table:table-cell office:date-value="2016-03-24" office:value-type="date">
            <text:p>2016-03-24</text:p>
          </table:table-cell>
          <table:table-cell office:value="732.01001" office:value-type="float">
            <text:p>732.01001</text:p>
          </table:table-cell>
          <table:table-cell office:value="737.747009" office:value-type="float">
            <text:p>737.747009</text:p>
          </table:table-cell>
          <table:table-cell office:value="731.0" office:value-type="float">
            <text:p>731.0</text:p>
          </table:table-cell>
          <table:table-cell office:value="735.299988" office:value-type="float">
            <text:p>735.299988</text:p>
          </table:table-cell>
          <table:table-cell office:value="735.299988" office:value-type="float">
            <text:p>735.299988</text:p>
          </table:table-cell>
          <table:table-cell office:value="1594900" office:value-type="float">
            <text:p>1594900</text:p>
          </table:table-cell>
        </table:table-row>
        <table:table-row>
          <table:table-cell office:date-value="2016-03-28" office:value-type="date">
            <text:p>2016-03-28</text:p>
          </table:table-cell>
          <table:table-cell office:value="736.789978" office:value-type="float">
            <text:p>736.789978</text:p>
          </table:table-cell>
          <table:table-cell office:value="738.98999" office:value-type="float">
            <text:p>738.98999</text:p>
          </table:table-cell>
          <table:table-cell office:value="732.5" office:value-type="float">
            <text:p>732.5</text:p>
          </table:table-cell>
          <table:table-cell office:value="733.530029" office:value-type="float">
            <text:p>733.530029</text:p>
          </table:table-cell>
          <table:table-cell office:value="733.530029" office:value-type="float">
            <text:p>733.530029</text:p>
          </table:table-cell>
          <table:table-cell office:value="1301300" office:value-type="float">
            <text:p>1301300</text:p>
          </table:table-cell>
        </table:table-row>
        <table:table-row>
          <table:table-cell office:date-value="2016-03-29" office:value-type="date">
            <text:p>2016-03-29</text:p>
          </table:table-cell>
          <table:table-cell office:value="734.590027" office:value-type="float">
            <text:p>734.590027</text:p>
          </table:table-cell>
          <table:table-cell office:value="747.25" office:value-type="float">
            <text:p>747.25</text:p>
          </table:table-cell>
          <table:table-cell office:value="728.76001" office:value-type="float">
            <text:p>728.76001</text:p>
          </table:table-cell>
          <table:table-cell office:value="744.77002" office:value-type="float">
            <text:p>744.77002</text:p>
          </table:table-cell>
          <table:table-cell office:value="744.77002" office:value-type="float">
            <text:p>744.77002</text:p>
          </table:table-cell>
          <table:table-cell office:value="1903800" office:value-type="float">
            <text:p>1903800</text:p>
          </table:table-cell>
        </table:table-row>
        <table:table-row>
          <table:table-cell office:date-value="2016-03-30" office:value-type="date">
            <text:p>2016-03-30</text:p>
          </table:table-cell>
          <table:table-cell office:value="750.099976" office:value-type="float">
            <text:p>750.099976</text:p>
          </table:table-cell>
          <table:table-cell office:value="757.880005" office:value-type="float">
            <text:p>757.880005</text:p>
          </table:table-cell>
          <table:table-cell office:value="748.73999" office:value-type="float">
            <text:p>748.73999</text:p>
          </table:table-cell>
          <table:table-cell office:value="750.530029" office:value-type="float">
            <text:p>750.530029</text:p>
          </table:table-cell>
          <table:table-cell office:value="750.530029" office:value-type="float">
            <text:p>750.530029</text:p>
          </table:table-cell>
          <table:table-cell office:value="1782400" office:value-type="float">
            <text:p>1782400</text:p>
          </table:table-cell>
        </table:table-row>
        <table:table-row>
          <table:table-cell office:date-value="2016-03-31" office:value-type="date">
            <text:p>2016-03-31</text:p>
          </table:table-cell>
          <table:table-cell office:value="749.25" office:value-type="float">
            <text:p>749.25</text:p>
          </table:table-cell>
          <table:table-cell office:value="750.849976" office:value-type="float">
            <text:p>750.849976</text:p>
          </table:table-cell>
          <table:table-cell office:value="740.940002" office:value-type="float">
            <text:p>740.940002</text:p>
          </table:table-cell>
          <table:table-cell office:value="744.950012" office:value-type="float">
            <text:p>744.950012</text:p>
          </table:table-cell>
          <table:table-cell office:value="744.950012" office:value-type="float">
            <text:p>744.950012</text:p>
          </table:table-cell>
          <table:table-cell office:value="1718800" office:value-type="float">
            <text:p>1718800</text:p>
          </table:table-cell>
        </table:table-row>
        <table:table-row>
          <table:table-cell office:date-value="2016-04-01" office:value-type="date">
            <text:p>2016-04-01</text:p>
          </table:table-cell>
          <table:table-cell office:value="738.599976" office:value-type="float">
            <text:p>738.599976</text:p>
          </table:table-cell>
          <table:table-cell office:value="750.340027" office:value-type="float">
            <text:p>750.340027</text:p>
          </table:table-cell>
          <table:table-cell office:value="737.0" office:value-type="float">
            <text:p>737.0</text:p>
          </table:table-cell>
          <table:table-cell office:value="749.909973" office:value-type="float">
            <text:p>749.909973</text:p>
          </table:table-cell>
          <table:table-cell office:value="749.909973" office:value-type="float">
            <text:p>749.909973</text:p>
          </table:table-cell>
          <table:table-cell office:value="1576700" office:value-type="float">
            <text:p>1576700</text:p>
          </table:table-cell>
        </table:table-row>
        <table:table-row>
          <table:table-cell office:date-value="2016-04-04" office:value-type="date">
            <text:p>2016-04-04</text:p>
          </table:table-cell>
          <table:table-cell office:value="750.059998" office:value-type="float">
            <text:p>750.059998</text:p>
          </table:table-cell>
          <table:table-cell office:value="752.799988" office:value-type="float">
            <text:p>752.799988</text:p>
          </table:table-cell>
          <table:table-cell office:value="742.429993" office:value-type="float">
            <text:p>742.429993</text:p>
          </table:table-cell>
          <table:table-cell office:value="745.289978" office:value-type="float">
            <text:p>745.289978</text:p>
          </table:table-cell>
          <table:table-cell office:value="745.289978" office:value-type="float">
            <text:p>745.289978</text:p>
          </table:table-cell>
          <table:table-cell office:value="1134200" office:value-type="float">
            <text:p>1134200</text:p>
          </table:table-cell>
        </table:table-row>
        <table:table-row>
          <table:table-cell office:date-value="2016-04-05" office:value-type="date">
            <text:p>2016-04-05</text:p>
          </table:table-cell>
          <table:table-cell office:value="738.0" office:value-type="float">
            <text:p>738.0</text:p>
          </table:table-cell>
          <table:table-cell office:value="742.799988" office:value-type="float">
            <text:p>742.799988</text:p>
          </table:table-cell>
          <table:table-cell office:value="735.369995" office:value-type="float">
            <text:p>735.369995</text:p>
          </table:table-cell>
          <table:table-cell office:value="737.799988" office:value-type="float">
            <text:p>737.799988</text:p>
          </table:table-cell>
          <table:table-cell office:value="737.799988" office:value-type="float">
            <text:p>737.799988</text:p>
          </table:table-cell>
          <table:table-cell office:value="1132300" office:value-type="float">
            <text:p>1132300</text:p>
          </table:table-cell>
        </table:table-row>
        <table:table-row>
          <table:table-cell office:date-value="2016-04-06" office:value-type="date">
            <text:p>2016-04-06</text:p>
          </table:table-cell>
          <table:table-cell office:value="735.77002" office:value-type="float">
            <text:p>735.77002</text:p>
          </table:table-cell>
          <table:table-cell office:value="746.23999" office:value-type="float">
            <text:p>746.23999</text:p>
          </table:table-cell>
          <table:table-cell office:value="735.559998" office:value-type="float">
            <text:p>735.559998</text:p>
          </table:table-cell>
          <table:table-cell office:value="745.690002" office:value-type="float">
            <text:p>745.690002</text:p>
          </table:table-cell>
          <table:table-cell office:value="745.690002" office:value-type="float">
            <text:p>745.690002</text:p>
          </table:table-cell>
          <table:table-cell office:value="1053700" office:value-type="float">
            <text:p>1053700</text:p>
          </table:table-cell>
        </table:table-row>
        <table:table-row>
          <table:table-cell office:date-value="2016-04-07" office:value-type="date">
            <text:p>2016-04-07</text:p>
          </table:table-cell>
          <table:table-cell office:value="745.369995" office:value-type="float">
            <text:p>745.369995</text:p>
          </table:table-cell>
          <table:table-cell office:value="747.0" office:value-type="float">
            <text:p>747.0</text:p>
          </table:table-cell>
          <table:table-cell office:value="736.280029" office:value-type="float">
            <text:p>736.280029</text:p>
          </table:table-cell>
          <table:table-cell office:value="740.280029" office:value-type="float">
            <text:p>740.280029</text:p>
          </table:table-cell>
          <table:table-cell office:value="740.280029" office:value-type="float">
            <text:p>740.280029</text:p>
          </table:table-cell>
          <table:table-cell office:value="1453200" office:value-type="float">
            <text:p>1453200</text:p>
          </table:table-cell>
        </table:table-row>
        <table:table-row>
          <table:table-cell office:date-value="2016-04-08" office:value-type="date">
            <text:p>2016-04-08</text:p>
          </table:table-cell>
          <table:table-cell office:value="743.969971" office:value-type="float">
            <text:p>743.969971</text:p>
          </table:table-cell>
          <table:table-cell office:value="745.450012" office:value-type="float">
            <text:p>745.450012</text:p>
          </table:table-cell>
          <table:table-cell office:value="735.549988" office:value-type="float">
            <text:p>735.549988</text:p>
          </table:table-cell>
          <table:table-cell office:value="739.150024" office:value-type="float">
            <text:p>739.150024</text:p>
          </table:table-cell>
          <table:table-cell office:value="739.150024" office:value-type="float">
            <text:p>739.150024</text:p>
          </table:table-cell>
          <table:table-cell office:value="1290800" office:value-type="float">
            <text:p>1290800</text:p>
          </table:table-cell>
        </table:table-row>
        <table:table-row>
          <table:table-cell office:date-value="2016-04-11" office:value-type="date">
            <text:p>2016-04-11</text:p>
          </table:table-cell>
          <table:table-cell office:value="743.02002" office:value-type="float">
            <text:p>743.02002</text:p>
          </table:table-cell>
          <table:table-cell office:value="745.0" office:value-type="float">
            <text:p>745.0</text:p>
          </table:table-cell>
          <table:table-cell office:value="736.049988" office:value-type="float">
            <text:p>736.049988</text:p>
          </table:table-cell>
          <table:table-cell office:value="736.099976" office:value-type="float">
            <text:p>736.099976</text:p>
          </table:table-cell>
          <table:table-cell office:value="736.099976" office:value-type="float">
            <text:p>736.099976</text:p>
          </table:table-cell>
          <table:table-cell office:value="1220100" office:value-type="float">
            <text:p>1220100</text:p>
          </table:table-cell>
        </table:table-row>
        <table:table-row>
          <table:table-cell office:date-value="2016-04-12" office:value-type="date">
            <text:p>2016-04-12</text:p>
          </table:table-cell>
          <table:table-cell office:value="738.0" office:value-type="float">
            <text:p>738.0</text:p>
          </table:table-cell>
          <table:table-cell office:value="743.830017" office:value-type="float">
            <text:p>743.830017</text:p>
          </table:table-cell>
          <table:table-cell office:value="731.01001" office:value-type="float">
            <text:p>731.01001</text:p>
          </table:table-cell>
          <table:table-cell office:value="743.090027" office:value-type="float">
            <text:p>743.090027</text:p>
          </table:table-cell>
          <table:table-cell office:value="743.090027" office:value-type="float">
            <text:p>743.090027</text:p>
          </table:table-cell>
          <table:table-cell office:value="1353000" office:value-type="float">
            <text:p>1353000</text:p>
          </table:table-cell>
        </table:table-row>
        <table:table-row>
          <table:table-cell office:date-value="2016-04-13" office:value-type="date">
            <text:p>2016-04-13</text:p>
          </table:table-cell>
          <table:table-cell office:value="749.159973" office:value-type="float">
            <text:p>749.159973</text:p>
          </table:table-cell>
          <table:table-cell office:value="754.380005" office:value-type="float">
            <text:p>754.380005</text:p>
          </table:table-cell>
          <table:table-cell office:value="744.260986" office:value-type="float">
            <text:p>744.260986</text:p>
          </table:table-cell>
          <table:table-cell office:value="751.719971" office:value-type="float">
            <text:p>751.719971</text:p>
          </table:table-cell>
          <table:table-cell office:value="751.719971" office:value-type="float">
            <text:p>751.719971</text:p>
          </table:table-cell>
          <table:table-cell office:value="1707100" office:value-type="float">
            <text:p>1707100</text:p>
          </table:table-cell>
        </table:table-row>
        <table:table-row>
          <table:table-cell office:date-value="2016-04-14" office:value-type="date">
            <text:p>2016-04-14</text:p>
          </table:table-cell>
          <table:table-cell office:value="754.01001" office:value-type="float">
            <text:p>754.01001</text:p>
          </table:table-cell>
          <table:table-cell office:value="757.309998" office:value-type="float">
            <text:p>757.309998</text:p>
          </table:table-cell>
          <table:table-cell office:value="752.705017" office:value-type="float">
            <text:p>752.705017</text:p>
          </table:table-cell>
          <table:table-cell office:value="753.200012" office:value-type="float">
            <text:p>753.200012</text:p>
          </table:table-cell>
          <table:table-cell office:value="753.200012" office:value-type="float">
            <text:p>753.200012</text:p>
          </table:table-cell>
          <table:table-cell office:value="1135300" office:value-type="float">
            <text:p>1135300</text:p>
          </table:table-cell>
        </table:table-row>
        <table:table-row>
          <table:table-cell office:date-value="2016-04-15" office:value-type="date">
            <text:p>2016-04-15</text:p>
          </table:table-cell>
          <table:table-cell office:value="753.97998" office:value-type="float">
            <text:p>753.97998</text:p>
          </table:table-cell>
          <table:table-cell office:value="761.0" office:value-type="float">
            <text:p>761.0</text:p>
          </table:table-cell>
          <table:table-cell office:value="752.69397" office:value-type="float">
            <text:p>752.69397</text:p>
          </table:table-cell>
          <table:table-cell office:value="759.0" office:value-type="float">
            <text:p>759.0</text:p>
          </table:table-cell>
          <table:table-cell office:value="759.0" office:value-type="float">
            <text:p>759.0</text:p>
          </table:table-cell>
          <table:table-cell office:value="1809300" office:value-type="float">
            <text:p>1809300</text:p>
          </table:table-cell>
        </table:table-row>
        <table:table-row>
          <table:table-cell office:date-value="2016-04-18" office:value-type="date">
            <text:p>2016-04-18</text:p>
          </table:table-cell>
          <table:table-cell office:value="760.460022" office:value-type="float">
            <text:p>760.460022</text:p>
          </table:table-cell>
          <table:table-cell office:value="768.049988" office:value-type="float">
            <text:p>768.049988</text:p>
          </table:table-cell>
          <table:table-cell office:value="757.299988" office:value-type="float">
            <text:p>757.299988</text:p>
          </table:table-cell>
          <table:table-cell office:value="766.609985" office:value-type="float">
            <text:p>766.609985</text:p>
          </table:table-cell>
          <table:table-cell office:value="766.609985" office:value-type="float">
            <text:p>766.609985</text:p>
          </table:table-cell>
          <table:table-cell office:value="1556000" office:value-type="float">
            <text:p>1556000</text:p>
          </table:table-cell>
        </table:table-row>
        <table:table-row>
          <table:table-cell office:date-value="2016-04-19" office:value-type="date">
            <text:p>2016-04-19</text:p>
          </table:table-cell>
          <table:table-cell office:value="769.51001" office:value-type="float">
            <text:p>769.51001</text:p>
          </table:table-cell>
          <table:table-cell office:value="769.900024" office:value-type="float">
            <text:p>769.900024</text:p>
          </table:table-cell>
          <table:table-cell office:value="749.330017" office:value-type="float">
            <text:p>749.330017</text:p>
          </table:table-cell>
          <table:table-cell office:value="753.929993" office:value-type="float">
            <text:p>753.929993</text:p>
          </table:table-cell>
          <table:table-cell office:value="753.929993" office:value-type="float">
            <text:p>753.929993</text:p>
          </table:table-cell>
          <table:table-cell office:value="2030500" office:value-type="float">
            <text:p>2030500</text:p>
          </table:table-cell>
        </table:table-row>
        <table:table-row>
          <table:table-cell office:date-value="2016-04-20" office:value-type="date">
            <text:p>2016-04-20</text:p>
          </table:table-cell>
          <table:table-cell office:value="758.0" office:value-type="float">
            <text:p>758.0</text:p>
          </table:table-cell>
          <table:table-cell office:value="758.132019" office:value-type="float">
            <text:p>758.132019</text:p>
          </table:table-cell>
          <table:table-cell office:value="750.01001" office:value-type="float">
            <text:p>750.01001</text:p>
          </table:table-cell>
          <table:table-cell office:value="752.669983" office:value-type="float">
            <text:p>752.669983</text:p>
          </table:table-cell>
          <table:table-cell office:value="752.669983" office:value-type="float">
            <text:p>752.669983</text:p>
          </table:table-cell>
          <table:table-cell office:value="1529200" office:value-type="float">
            <text:p>1529200</text:p>
          </table:table-cell>
        </table:table-row>
        <table:table-row>
          <table:table-cell office:date-value="2016-04-21" office:value-type="date">
            <text:p>2016-04-21</text:p>
          </table:table-cell>
          <table:table-cell office:value="755.380005" office:value-type="float">
            <text:p>755.380005</text:p>
          </table:table-cell>
          <table:table-cell office:value="760.450012" office:value-type="float">
            <text:p>760.450012</text:p>
          </table:table-cell>
          <table:table-cell office:value="749.549988" office:value-type="float">
            <text:p>749.549988</text:p>
          </table:table-cell>
          <table:table-cell office:value="759.140015" office:value-type="float">
            <text:p>759.140015</text:p>
          </table:table-cell>
          <table:table-cell office:value="759.140015" office:value-type="float">
            <text:p>759.140015</text:p>
          </table:table-cell>
          <table:table-cell office:value="3060500" office:value-type="float">
            <text:p>3060500</text:p>
          </table:table-cell>
        </table:table-row>
        <table:table-row>
          <table:table-cell office:date-value="2016-04-22" office:value-type="date">
            <text:p>2016-04-22</text:p>
          </table:table-cell>
          <table:table-cell office:value="726.299988" office:value-type="float">
            <text:p>726.299988</text:p>
          </table:table-cell>
          <table:table-cell office:value="736.119995" office:value-type="float">
            <text:p>736.119995</text:p>
          </table:table-cell>
          <table:table-cell office:value="713.609985" office:value-type="float">
            <text:p>713.609985</text:p>
          </table:table-cell>
          <table:table-cell office:value="718.77002" office:value-type="float">
            <text:p>718.77002</text:p>
          </table:table-cell>
          <table:table-cell office:value="718.77002" office:value-type="float">
            <text:p>718.77002</text:p>
          </table:table-cell>
          <table:table-cell office:value="5951900" office:value-type="float">
            <text:p>5951900</text:p>
          </table:table-cell>
        </table:table-row>
        <table:table-row>
          <table:table-cell office:date-value="2016-04-25" office:value-type="date">
            <text:p>2016-04-25</text:p>
          </table:table-cell>
          <table:table-cell office:value="716.099976" office:value-type="float">
            <text:p>716.099976</text:p>
          </table:table-cell>
          <table:table-cell office:value="723.929993" office:value-type="float">
            <text:p>723.929993</text:p>
          </table:table-cell>
          <table:table-cell office:value="715.590027" office:value-type="float">
            <text:p>715.590027</text:p>
          </table:table-cell>
          <table:table-cell office:value="723.150024" office:value-type="float">
            <text:p>723.150024</text:p>
          </table:table-cell>
          <table:table-cell office:value="723.150024" office:value-type="float">
            <text:p>723.150024</text:p>
          </table:table-cell>
          <table:table-cell office:value="1959200" office:value-type="float">
            <text:p>1959200</text:p>
          </table:table-cell>
        </table:table-row>
        <table:table-row>
          <table:table-cell office:date-value="2016-04-26" office:value-type="date">
            <text:p>2016-04-26</text:p>
          </table:table-cell>
          <table:table-cell office:value="725.419983" office:value-type="float">
            <text:p>725.419983</text:p>
          </table:table-cell>
          <table:table-cell office:value="725.765991" office:value-type="float">
            <text:p>725.765991</text:p>
          </table:table-cell>
          <table:table-cell office:value="703.026001" office:value-type="float">
            <text:p>703.026001</text:p>
          </table:table-cell>
          <table:table-cell office:value="708.140015" office:value-type="float">
            <text:p>708.140015</text:p>
          </table:table-cell>
          <table:table-cell office:value="708.140015" office:value-type="float">
            <text:p>708.140015</text:p>
          </table:table-cell>
          <table:table-cell office:value="2744600" office:value-type="float">
            <text:p>2744600</text:p>
          </table:table-cell>
        </table:table-row>
        <table:table-row>
          <table:table-cell office:date-value="2016-04-27" office:value-type="date">
            <text:p>2016-04-27</text:p>
          </table:table-cell>
          <table:table-cell office:value="707.289978" office:value-type="float">
            <text:p>707.289978</text:p>
          </table:table-cell>
          <table:table-cell office:value="708.97998" office:value-type="float">
            <text:p>708.97998</text:p>
          </table:table-cell>
          <table:table-cell office:value="692.36499" office:value-type="float">
            <text:p>692.36499</text:p>
          </table:table-cell>
          <table:table-cell office:value="705.840027" office:value-type="float">
            <text:p>705.840027</text:p>
          </table:table-cell>
          <table:table-cell office:value="705.840027" office:value-type="float">
            <text:p>705.840027</text:p>
          </table:table-cell>
          <table:table-cell office:value="3098600" office:value-type="float">
            <text:p>3098600</text:p>
          </table:table-cell>
        </table:table-row>
        <table:table-row>
          <table:table-cell office:date-value="2016-04-28" office:value-type="date">
            <text:p>2016-04-28</text:p>
          </table:table-cell>
          <table:table-cell office:value="708.26001" office:value-type="float">
            <text:p>708.26001</text:p>
          </table:table-cell>
          <table:table-cell office:value="714.169983" office:value-type="float">
            <text:p>714.169983</text:p>
          </table:table-cell>
          <table:table-cell office:value="689.549988" office:value-type="float">
            <text:p>689.549988</text:p>
          </table:table-cell>
          <table:table-cell office:value="691.02002" office:value-type="float">
            <text:p>691.02002</text:p>
          </table:table-cell>
          <table:table-cell office:value="691.02002" office:value-type="float">
            <text:p>691.02002</text:p>
          </table:table-cell>
          <table:table-cell office:value="2867300" office:value-type="float">
            <text:p>2867300</text:p>
          </table:table-cell>
        </table:table-row>
        <table:table-row>
          <table:table-cell office:date-value="2016-04-29" office:value-type="date">
            <text:p>2016-04-29</text:p>
          </table:table-cell>
          <table:table-cell office:value="690.700012" office:value-type="float">
            <text:p>690.700012</text:p>
          </table:table-cell>
          <table:table-cell office:value="697.619995" office:value-type="float">
            <text:p>697.619995</text:p>
          </table:table-cell>
          <table:table-cell office:value="689.0" office:value-type="float">
            <text:p>689.0</text:p>
          </table:table-cell>
          <table:table-cell office:value="693.01001" office:value-type="float">
            <text:p>693.01001</text:p>
          </table:table-cell>
          <table:table-cell office:value="693.01001" office:value-type="float">
            <text:p>693.01001</text:p>
          </table:table-cell>
          <table:table-cell office:value="2487700" office:value-type="float">
            <text:p>2487700</text:p>
          </table:table-cell>
        </table:table-row>
        <table:table-row>
          <table:table-cell office:date-value="2016-05-02" office:value-type="date">
            <text:p>2016-05-02</text:p>
          </table:table-cell>
          <table:table-cell office:value="697.630005" office:value-type="float">
            <text:p>697.630005</text:p>
          </table:table-cell>
          <table:table-cell office:value="700.640015" office:value-type="float">
            <text:p>700.640015</text:p>
          </table:table-cell>
          <table:table-cell office:value="691.0" office:value-type="float">
            <text:p>691.0</text:p>
          </table:table-cell>
          <table:table-cell office:value="698.210022" office:value-type="float">
            <text:p>698.210022</text:p>
          </table:table-cell>
          <table:table-cell office:value="698.210022" office:value-type="float">
            <text:p>698.210022</text:p>
          </table:table-cell>
          <table:table-cell office:value="1645300" office:value-type="float">
            <text:p>1645300</text:p>
          </table:table-cell>
        </table:table-row>
        <table:table-row>
          <table:table-cell office:date-value="2016-05-03" office:value-type="date">
            <text:p>2016-05-03</text:p>
          </table:table-cell>
          <table:table-cell office:value="696.869995" office:value-type="float">
            <text:p>696.869995</text:p>
          </table:table-cell>
          <table:table-cell office:value="697.840027" office:value-type="float">
            <text:p>697.840027</text:p>
          </table:table-cell>
          <table:table-cell office:value="692.0" office:value-type="float">
            <text:p>692.0</text:p>
          </table:table-cell>
          <table:table-cell office:value="692.359985" office:value-type="float">
            <text:p>692.359985</text:p>
          </table:table-cell>
          <table:table-cell office:value="692.359985" office:value-type="float">
            <text:p>692.359985</text:p>
          </table:table-cell>
          <table:table-cell office:value="1543800" office:value-type="float">
            <text:p>1543800</text:p>
          </table:table-cell>
        </table:table-row>
        <table:table-row>
          <table:table-cell office:date-value="2016-05-04" office:value-type="date">
            <text:p>2016-05-04</text:p>
          </table:table-cell>
          <table:table-cell office:value="690.48999" office:value-type="float">
            <text:p>690.48999</text:p>
          </table:table-cell>
          <table:table-cell office:value="699.75" office:value-type="float">
            <text:p>699.75</text:p>
          </table:table-cell>
          <table:table-cell office:value="689.01001" office:value-type="float">
            <text:p>689.01001</text:p>
          </table:table-cell>
          <table:table-cell office:value="695.700012" office:value-type="float">
            <text:p>695.700012</text:p>
          </table:table-cell>
          <table:table-cell office:value="695.700012" office:value-type="float">
            <text:p>695.700012</text:p>
          </table:table-cell>
          <table:table-cell office:value="1693500" office:value-type="float">
            <text:p>1693500</text:p>
          </table:table-cell>
        </table:table-row>
        <table:table-row>
          <table:table-cell office:date-value="2016-05-05" office:value-type="date">
            <text:p>2016-05-05</text:p>
          </table:table-cell>
          <table:table-cell office:value="697.700012" office:value-type="float">
            <text:p>697.700012</text:p>
          </table:table-cell>
          <table:table-cell office:value="702.320007" office:value-type="float">
            <text:p>702.320007</text:p>
          </table:table-cell>
          <table:table-cell office:value="695.719971" office:value-type="float">
            <text:p>695.719971</text:p>
          </table:table-cell>
          <table:table-cell office:value="701.429993" office:value-type="float">
            <text:p>701.429993</text:p>
          </table:table-cell>
          <table:table-cell office:value="701.429993" office:value-type="float">
            <text:p>701.429993</text:p>
          </table:table-cell>
          <table:table-cell office:value="1683500" office:value-type="float">
            <text:p>1683500</text:p>
          </table:table-cell>
        </table:table-row>
        <table:table-row>
          <table:table-cell office:date-value="2016-05-06" office:value-type="date">
            <text:p>2016-05-06</text:p>
          </table:table-cell>
          <table:table-cell office:value="698.380005" office:value-type="float">
            <text:p>698.380005</text:p>
          </table:table-cell>
          <table:table-cell office:value="711.859985" office:value-type="float">
            <text:p>711.859985</text:p>
          </table:table-cell>
          <table:table-cell office:value="698.106995" office:value-type="float">
            <text:p>698.106995</text:p>
          </table:table-cell>
          <table:table-cell office:value="711.119995" office:value-type="float">
            <text:p>711.119995</text:p>
          </table:table-cell>
          <table:table-cell office:value="711.119995" office:value-type="float">
            <text:p>711.119995</text:p>
          </table:table-cell>
          <table:table-cell office:value="1826100" office:value-type="float">
            <text:p>1826100</text:p>
          </table:table-cell>
        </table:table-row>
        <table:table-row>
          <table:table-cell office:date-value="2016-05-09" office:value-type="date">
            <text:p>2016-05-09</text:p>
          </table:table-cell>
          <table:table-cell office:value="712.0" office:value-type="float">
            <text:p>712.0</text:p>
          </table:table-cell>
          <table:table-cell office:value="718.710022" office:value-type="float">
            <text:p>718.710022</text:p>
          </table:table-cell>
          <table:table-cell office:value="710.0" office:value-type="float">
            <text:p>710.0</text:p>
          </table:table-cell>
          <table:table-cell office:value="712.900024" office:value-type="float">
            <text:p>712.900024</text:p>
          </table:table-cell>
          <table:table-cell office:value="712.900024" office:value-type="float">
            <text:p>712.900024</text:p>
          </table:table-cell>
          <table:table-cell office:value="1510300" office:value-type="float">
            <text:p>1510300</text:p>
          </table:table-cell>
        </table:table-row>
        <table:table-row>
          <table:table-cell office:date-value="2016-05-10" office:value-type="date">
            <text:p>2016-05-10</text:p>
          </table:table-cell>
          <table:table-cell office:value="716.75" office:value-type="float">
            <text:p>716.75</text:p>
          </table:table-cell>
          <table:table-cell office:value="723.5" office:value-type="float">
            <text:p>723.5</text:p>
          </table:table-cell>
          <table:table-cell office:value="715.719971" office:value-type="float">
            <text:p>715.719971</text:p>
          </table:table-cell>
          <table:table-cell office:value="723.179993" office:value-type="float">
            <text:p>723.179993</text:p>
          </table:table-cell>
          <table:table-cell office:value="723.179993" office:value-type="float">
            <text:p>723.179993</text:p>
          </table:table-cell>
          <table:table-cell office:value="1569600" office:value-type="float">
            <text:p>1569600</text:p>
          </table:table-cell>
        </table:table-row>
        <table:table-row>
          <table:table-cell office:date-value="2016-05-11" office:value-type="date">
            <text:p>2016-05-11</text:p>
          </table:table-cell>
          <table:table-cell office:value="723.409973" office:value-type="float">
            <text:p>723.409973</text:p>
          </table:table-cell>
          <table:table-cell office:value="724.47998" office:value-type="float">
            <text:p>724.47998</text:p>
          </table:table-cell>
          <table:table-cell office:value="712.799988" office:value-type="float">
            <text:p>712.799988</text:p>
          </table:table-cell>
          <table:table-cell office:value="715.289978" office:value-type="float">
            <text:p>715.289978</text:p>
          </table:table-cell>
          <table:table-cell office:value="715.289978" office:value-type="float">
            <text:p>715.289978</text:p>
          </table:table-cell>
          <table:table-cell office:value="1692100" office:value-type="float">
            <text:p>1692100</text:p>
          </table:table-cell>
        </table:table-row>
        <table:table-row>
          <table:table-cell office:date-value="2016-05-12" office:value-type="date">
            <text:p>2016-05-12</text:p>
          </table:table-cell>
          <table:table-cell office:value="717.059998" office:value-type="float">
            <text:p>717.059998</text:p>
          </table:table-cell>
          <table:table-cell office:value="719.25" office:value-type="float">
            <text:p>719.25</text:p>
          </table:table-cell>
          <table:table-cell office:value="709.0" office:value-type="float">
            <text:p>709.0</text:p>
          </table:table-cell>
          <table:table-cell office:value="713.309998" office:value-type="float">
            <text:p>713.309998</text:p>
          </table:table-cell>
          <table:table-cell office:value="713.309998" office:value-type="float">
            <text:p>713.309998</text:p>
          </table:table-cell>
          <table:table-cell office:value="1360700" office:value-type="float">
            <text:p>1360700</text:p>
          </table:table-cell>
        </table:table-row>
        <table:table-row>
          <table:table-cell office:date-value="2016-05-13" office:value-type="date">
            <text:p>2016-05-13</text:p>
          </table:table-cell>
          <table:table-cell office:value="711.929993" office:value-type="float">
            <text:p>711.929993</text:p>
          </table:table-cell>
          <table:table-cell office:value="716.661987" office:value-type="float">
            <text:p>716.661987</text:p>
          </table:table-cell>
          <table:table-cell office:value="709.26001" office:value-type="float">
            <text:p>709.26001</text:p>
          </table:table-cell>
          <table:table-cell office:value="710.830017" office:value-type="float">
            <text:p>710.830017</text:p>
          </table:table-cell>
          <table:table-cell office:value="710.830017" office:value-type="float">
            <text:p>710.830017</text:p>
          </table:table-cell>
          <table:table-cell office:value="1314500" office:value-type="float">
            <text:p>1314500</text:p>
          </table:table-cell>
        </table:table-row>
        <table:table-row>
          <table:table-cell office:date-value="2016-05-16" office:value-type="date">
            <text:p>2016-05-16</text:p>
          </table:table-cell>
          <table:table-cell office:value="709.130005" office:value-type="float">
            <text:p>709.130005</text:p>
          </table:table-cell>
          <table:table-cell office:value="718.47998" office:value-type="float">
            <text:p>718.47998</text:p>
          </table:table-cell>
          <table:table-cell office:value="705.650024" office:value-type="float">
            <text:p>705.650024</text:p>
          </table:table-cell>
          <table:table-cell office:value="716.48999" office:value-type="float">
            <text:p>716.48999</text:p>
          </table:table-cell>
          <table:table-cell office:value="716.48999" office:value-type="float">
            <text:p>716.48999</text:p>
          </table:table-cell>
          <table:table-cell office:value="1317100" office:value-type="float">
            <text:p>1317100</text:p>
          </table:table-cell>
        </table:table-row>
        <table:table-row>
          <table:table-cell office:date-value="2016-05-17" office:value-type="date">
            <text:p>2016-05-17</text:p>
          </table:table-cell>
          <table:table-cell office:value="715.98999" office:value-type="float">
            <text:p>715.98999</text:p>
          </table:table-cell>
          <table:table-cell office:value="721.52002" office:value-type="float">
            <text:p>721.52002</text:p>
          </table:table-cell>
          <table:table-cell office:value="704.109985" office:value-type="float">
            <text:p>704.109985</text:p>
          </table:table-cell>
          <table:table-cell office:value="706.22998" office:value-type="float">
            <text:p>706.22998</text:p>
          </table:table-cell>
          <table:table-cell office:value="706.22998" office:value-type="float">
            <text:p>706.22998</text:p>
          </table:table-cell>
          <table:table-cell office:value="2001200" office:value-type="float">
            <text:p>2001200</text:p>
          </table:table-cell>
        </table:table-row>
        <table:table-row>
          <table:table-cell office:date-value="2016-05-18" office:value-type="date">
            <text:p>2016-05-18</text:p>
          </table:table-cell>
          <table:table-cell office:value="703.669983" office:value-type="float">
            <text:p>703.669983</text:p>
          </table:table-cell>
          <table:table-cell office:value="711.599976" office:value-type="float">
            <text:p>711.599976</text:p>
          </table:table-cell>
          <table:table-cell office:value="700.630005" office:value-type="float">
            <text:p>700.630005</text:p>
          </table:table-cell>
          <table:table-cell office:value="706.630005" office:value-type="float">
            <text:p>706.630005</text:p>
          </table:table-cell>
          <table:table-cell office:value="706.630005" office:value-type="float">
            <text:p>706.630005</text:p>
          </table:table-cell>
          <table:table-cell office:value="1766800" office:value-type="float">
            <text:p>1766800</text:p>
          </table:table-cell>
        </table:table-row>
        <table:table-row>
          <table:table-cell office:date-value="2016-05-19" office:value-type="date">
            <text:p>2016-05-19</text:p>
          </table:table-cell>
          <table:table-cell office:value="702.359985" office:value-type="float">
            <text:p>702.359985</text:p>
          </table:table-cell>
          <table:table-cell office:value="706.0" office:value-type="float">
            <text:p>706.0</text:p>
          </table:table-cell>
          <table:table-cell office:value="696.799988" office:value-type="float">
            <text:p>696.799988</text:p>
          </table:table-cell>
          <table:table-cell office:value="700.320007" office:value-type="float">
            <text:p>700.320007</text:p>
          </table:table-cell>
          <table:table-cell office:value="700.320007" office:value-type="float">
            <text:p>700.320007</text:p>
          </table:table-cell>
          <table:table-cell office:value="1670200" office:value-type="float">
            <text:p>1670200</text:p>
          </table:table-cell>
        </table:table-row>
        <table:table-row>
          <table:table-cell office:date-value="2016-05-20" office:value-type="date">
            <text:p>2016-05-20</text:p>
          </table:table-cell>
          <table:table-cell office:value="701.619995" office:value-type="float">
            <text:p>701.619995</text:p>
          </table:table-cell>
          <table:table-cell office:value="714.580017" office:value-type="float">
            <text:p>714.580017</text:p>
          </table:table-cell>
          <table:table-cell office:value="700.52002" office:value-type="float">
            <text:p>700.52002</text:p>
          </table:table-cell>
          <table:table-cell office:value="709.73999" office:value-type="float">
            <text:p>709.73999</text:p>
          </table:table-cell>
          <table:table-cell office:value="709.73999" office:value-type="float">
            <text:p>709.73999</text:p>
          </table:table-cell>
          <table:table-cell office:value="1828400" office:value-type="float">
            <text:p>1828400</text:p>
          </table:table-cell>
        </table:table-row>
        <table:table-row>
          <table:table-cell office:date-value="2016-05-23" office:value-type="date">
            <text:p>2016-05-23</text:p>
          </table:table-cell>
          <table:table-cell office:value="706.530029" office:value-type="float">
            <text:p>706.530029</text:p>
          </table:table-cell>
          <table:table-cell office:value="711.478027" office:value-type="float">
            <text:p>711.478027</text:p>
          </table:table-cell>
          <table:table-cell office:value="704.179993" office:value-type="float">
            <text:p>704.179993</text:p>
          </table:table-cell>
          <table:table-cell office:value="704.23999" office:value-type="float">
            <text:p>704.23999</text:p>
          </table:table-cell>
          <table:table-cell office:value="704.23999" office:value-type="float">
            <text:p>704.23999</text:p>
          </table:table-cell>
          <table:table-cell office:value="1330700" office:value-type="float">
            <text:p>1330700</text:p>
          </table:table-cell>
        </table:table-row>
        <table:table-row>
          <table:table-cell office:date-value="2016-05-24" office:value-type="date">
            <text:p>2016-05-24</text:p>
          </table:table-cell>
          <table:table-cell office:value="706.859985" office:value-type="float">
            <text:p>706.859985</text:p>
          </table:table-cell>
          <table:table-cell office:value="720.969971" office:value-type="float">
            <text:p>720.969971</text:p>
          </table:table-cell>
          <table:table-cell office:value="706.859985" office:value-type="float">
            <text:p>706.859985</text:p>
          </table:table-cell>
          <table:table-cell office:value="720.090027" office:value-type="float">
            <text:p>720.090027</text:p>
          </table:table-cell>
          <table:table-cell office:value="720.090027" office:value-type="float">
            <text:p>720.090027</text:p>
          </table:table-cell>
          <table:table-cell office:value="1929500" office:value-type="float">
            <text:p>1929500</text:p>
          </table:table-cell>
        </table:table-row>
        <table:table-row>
          <table:table-cell office:date-value="2016-05-25" office:value-type="date">
            <text:p>2016-05-25</text:p>
          </table:table-cell>
          <table:table-cell office:value="720.76001" office:value-type="float">
            <text:p>720.76001</text:p>
          </table:table-cell>
          <table:table-cell office:value="727.51001" office:value-type="float">
            <text:p>727.51001</text:p>
          </table:table-cell>
          <table:table-cell office:value="719.705017" office:value-type="float">
            <text:p>719.705017</text:p>
          </table:table-cell>
          <table:table-cell office:value="725.27002" office:value-type="float">
            <text:p>725.27002</text:p>
          </table:table-cell>
          <table:table-cell office:value="725.27002" office:value-type="float">
            <text:p>725.27002</text:p>
          </table:table-cell>
          <table:table-cell office:value="1629200" office:value-type="float">
            <text:p>1629200</text:p>
          </table:table-cell>
        </table:table-row>
        <table:table-row>
          <table:table-cell office:date-value="2016-05-26" office:value-type="date">
            <text:p>2016-05-26</text:p>
          </table:table-cell>
          <table:table-cell office:value="722.869995" office:value-type="float">
            <text:p>722.869995</text:p>
          </table:table-cell>
          <table:table-cell office:value="728.330017" office:value-type="float">
            <text:p>728.330017</text:p>
          </table:table-cell>
          <table:table-cell office:value="720.280029" office:value-type="float">
            <text:p>720.280029</text:p>
          </table:table-cell>
          <table:table-cell office:value="724.119995" office:value-type="float">
            <text:p>724.119995</text:p>
          </table:table-cell>
          <table:table-cell office:value="724.119995" office:value-type="float">
            <text:p>724.119995</text:p>
          </table:table-cell>
          <table:table-cell office:value="1576300" office:value-type="float">
            <text:p>1576300</text:p>
          </table:table-cell>
        </table:table-row>
        <table:table-row>
          <table:table-cell office:date-value="2016-05-27" office:value-type="date">
            <text:p>2016-05-27</text:p>
          </table:table-cell>
          <table:table-cell office:value="724.01001" office:value-type="float">
            <text:p>724.01001</text:p>
          </table:table-cell>
          <table:table-cell office:value="733.935974" office:value-type="float">
            <text:p>733.935974</text:p>
          </table:table-cell>
          <table:table-cell office:value="724.0" office:value-type="float">
            <text:p>724.0</text:p>
          </table:table-cell>
          <table:table-cell office:value="732.659973" office:value-type="float">
            <text:p>732.659973</text:p>
          </table:table-cell>
          <table:table-cell office:value="732.659973" office:value-type="float">
            <text:p>732.659973</text:p>
          </table:table-cell>
          <table:table-cell office:value="1974000" office:value-type="float">
            <text:p>1974000</text:p>
          </table:table-cell>
        </table:table-row>
        <table:table-row>
          <table:table-cell office:date-value="2016-05-31" office:value-type="date">
            <text:p>2016-05-31</text:p>
          </table:table-cell>
          <table:table-cell office:value="731.73999" office:value-type="float">
            <text:p>731.73999</text:p>
          </table:table-cell>
          <table:table-cell office:value="739.72998" office:value-type="float">
            <text:p>739.72998</text:p>
          </table:table-cell>
          <table:table-cell office:value="731.26001" office:value-type="float">
            <text:p>731.26001</text:p>
          </table:table-cell>
          <table:table-cell office:value="735.719971" office:value-type="float">
            <text:p>735.719971</text:p>
          </table:table-cell>
          <table:table-cell office:value="735.719971" office:value-type="float">
            <text:p>735.719971</text:p>
          </table:table-cell>
          <table:table-cell office:value="2129500" office:value-type="float">
            <text:p>2129500</text:p>
          </table:table-cell>
        </table:table-row>
        <table:table-row>
          <table:table-cell office:date-value="2016-06-01" office:value-type="date">
            <text:p>2016-06-01</text:p>
          </table:table-cell>
          <table:table-cell office:value="734.530029" office:value-type="float">
            <text:p>734.530029</text:p>
          </table:table-cell>
          <table:table-cell office:value="737.210022" office:value-type="float">
            <text:p>737.210022</text:p>
          </table:table-cell>
          <table:table-cell office:value="730.659973" office:value-type="float">
            <text:p>730.659973</text:p>
          </table:table-cell>
          <table:table-cell office:value="734.150024" office:value-type="float">
            <text:p>734.150024</text:p>
          </table:table-cell>
          <table:table-cell office:value="734.150024" office:value-type="float">
            <text:p>734.150024</text:p>
          </table:table-cell>
          <table:table-cell office:value="1253600" office:value-type="float">
            <text:p>1253600</text:p>
          </table:table-cell>
        </table:table-row>
        <table:table-row>
          <table:table-cell office:date-value="2016-06-02" office:value-type="date">
            <text:p>2016-06-02</text:p>
          </table:table-cell>
          <table:table-cell office:value="732.5" office:value-type="float">
            <text:p>732.5</text:p>
          </table:table-cell>
          <table:table-cell office:value="733.02002" office:value-type="float">
            <text:p>733.02002</text:p>
          </table:table-cell>
          <table:table-cell office:value="724.169983" office:value-type="float">
            <text:p>724.169983</text:p>
          </table:table-cell>
          <table:table-cell office:value="730.400024" office:value-type="float">
            <text:p>730.400024</text:p>
          </table:table-cell>
          <table:table-cell office:value="730.400024" office:value-type="float">
            <text:p>730.400024</text:p>
          </table:table-cell>
          <table:table-cell office:value="1341800" office:value-type="float">
            <text:p>1341800</text:p>
          </table:table-cell>
        </table:table-row>
        <table:table-row>
          <table:table-cell office:date-value="2016-06-03" office:value-type="date">
            <text:p>2016-06-03</text:p>
          </table:table-cell>
          <table:table-cell office:value="729.27002" office:value-type="float">
            <text:p>729.27002</text:p>
          </table:table-cell>
          <table:table-cell office:value="729.48999" office:value-type="float">
            <text:p>729.48999</text:p>
          </table:table-cell>
          <table:table-cell office:value="720.559998" office:value-type="float">
            <text:p>720.559998</text:p>
          </table:table-cell>
          <table:table-cell office:value="722.340027" office:value-type="float">
            <text:p>722.340027</text:p>
          </table:table-cell>
          <table:table-cell office:value="722.340027" office:value-type="float">
            <text:p>722.340027</text:p>
          </table:table-cell>
          <table:table-cell office:value="1226300" office:value-type="float">
            <text:p>1226300</text:p>
          </table:table-cell>
        </table:table-row>
        <table:table-row>
          <table:table-cell office:date-value="2016-06-06" office:value-type="date">
            <text:p>2016-06-06</text:p>
          </table:table-cell>
          <table:table-cell office:value="724.909973" office:value-type="float">
            <text:p>724.909973</text:p>
          </table:table-cell>
          <table:table-cell office:value="724.909973" office:value-type="float">
            <text:p>724.909973</text:p>
          </table:table-cell>
          <table:table-cell office:value="714.609985" office:value-type="float">
            <text:p>714.609985</text:p>
          </table:table-cell>
          <table:table-cell office:value="716.549988" office:value-type="float">
            <text:p>716.549988</text:p>
          </table:table-cell>
          <table:table-cell office:value="716.549988" office:value-type="float">
            <text:p>716.549988</text:p>
          </table:table-cell>
          <table:table-cell office:value="1565300" office:value-type="float">
            <text:p>1565300</text:p>
          </table:table-cell>
        </table:table-row>
        <table:table-row>
          <table:table-cell office:date-value="2016-06-07" office:value-type="date">
            <text:p>2016-06-07</text:p>
          </table:table-cell>
          <table:table-cell office:value="719.840027" office:value-type="float">
            <text:p>719.840027</text:p>
          </table:table-cell>
          <table:table-cell office:value="721.97998" office:value-type="float">
            <text:p>721.97998</text:p>
          </table:table-cell>
          <table:table-cell office:value="716.549988" office:value-type="float">
            <text:p>716.549988</text:p>
          </table:table-cell>
          <table:table-cell office:value="716.650024" office:value-type="float">
            <text:p>716.650024</text:p>
          </table:table-cell>
          <table:table-cell office:value="716.650024" office:value-type="float">
            <text:p>716.650024</text:p>
          </table:table-cell>
          <table:table-cell office:value="1336200" office:value-type="float">
            <text:p>1336200</text:p>
          </table:table-cell>
        </table:table-row>
        <table:table-row>
          <table:table-cell office:date-value="2016-06-08" office:value-type="date">
            <text:p>2016-06-08</text:p>
          </table:table-cell>
          <table:table-cell office:value="723.960022" office:value-type="float">
            <text:p>723.960022</text:p>
          </table:table-cell>
          <table:table-cell office:value="728.570007" office:value-type="float">
            <text:p>728.570007</text:p>
          </table:table-cell>
          <table:table-cell office:value="720.580017" office:value-type="float">
            <text:p>720.580017</text:p>
          </table:table-cell>
          <table:table-cell office:value="728.280029" office:value-type="float">
            <text:p>728.280029</text:p>
          </table:table-cell>
          <table:table-cell office:value="728.280029" office:value-type="float">
            <text:p>728.280029</text:p>
          </table:table-cell>
          <table:table-cell office:value="1583700" office:value-type="float">
            <text:p>1583700</text:p>
          </table:table-cell>
        </table:table-row>
        <table:table-row>
          <table:table-cell office:date-value="2016-06-09" office:value-type="date">
            <text:p>2016-06-09</text:p>
          </table:table-cell>
          <table:table-cell office:value="722.869995" office:value-type="float">
            <text:p>722.869995</text:p>
          </table:table-cell>
          <table:table-cell office:value="729.539978" office:value-type="float">
            <text:p>729.539978</text:p>
          </table:table-cell>
          <table:table-cell office:value="722.335999" office:value-type="float">
            <text:p>722.335999</text:p>
          </table:table-cell>
          <table:table-cell office:value="728.580017" office:value-type="float">
            <text:p>728.580017</text:p>
          </table:table-cell>
          <table:table-cell office:value="728.580017" office:value-type="float">
            <text:p>728.580017</text:p>
          </table:table-cell>
          <table:table-cell office:value="988900" office:value-type="float">
            <text:p>988900</text:p>
          </table:table-cell>
        </table:table-row>
        <table:table-row>
          <table:table-cell office:date-value="2016-06-10" office:value-type="date">
            <text:p>2016-06-10</text:p>
          </table:table-cell>
          <table:table-cell office:value="719.469971" office:value-type="float">
            <text:p>719.469971</text:p>
          </table:table-cell>
          <table:table-cell office:value="725.890015" office:value-type="float">
            <text:p>725.890015</text:p>
          </table:table-cell>
          <table:table-cell office:value="716.429993" office:value-type="float">
            <text:p>716.429993</text:p>
          </table:table-cell>
          <table:table-cell office:value="719.409973" office:value-type="float">
            <text:p>719.409973</text:p>
          </table:table-cell>
          <table:table-cell office:value="719.409973" office:value-type="float">
            <text:p>719.409973</text:p>
          </table:table-cell>
          <table:table-cell office:value="1216400" office:value-type="float">
            <text:p>1216400</text:p>
          </table:table-cell>
        </table:table-row>
        <table:table-row>
          <table:table-cell office:date-value="2016-06-13" office:value-type="date">
            <text:p>2016-06-13</text:p>
          </table:table-cell>
          <table:table-cell office:value="716.51001" office:value-type="float">
            <text:p>716.51001</text:p>
          </table:table-cell>
          <table:table-cell office:value="725.440002" office:value-type="float">
            <text:p>725.440002</text:p>
          </table:table-cell>
          <table:table-cell office:value="716.51001" office:value-type="float">
            <text:p>716.51001</text:p>
          </table:table-cell>
          <table:table-cell office:value="718.359985" office:value-type="float">
            <text:p>718.359985</text:p>
          </table:table-cell>
          <table:table-cell office:value="718.359985" office:value-type="float">
            <text:p>718.359985</text:p>
          </table:table-cell>
          <table:table-cell office:value="1258900" office:value-type="float">
            <text:p>1258900</text:p>
          </table:table-cell>
        </table:table-row>
        <table:table-row>
          <table:table-cell office:date-value="2016-06-14" office:value-type="date">
            <text:p>2016-06-14</text:p>
          </table:table-cell>
          <table:table-cell office:value="716.47998" office:value-type="float">
            <text:p>716.47998</text:p>
          </table:table-cell>
          <table:table-cell office:value="722.469971" office:value-type="float">
            <text:p>722.469971</text:p>
          </table:table-cell>
          <table:table-cell office:value="713.119995" office:value-type="float">
            <text:p>713.119995</text:p>
          </table:table-cell>
          <table:table-cell office:value="718.27002" office:value-type="float">
            <text:p>718.27002</text:p>
          </table:table-cell>
          <table:table-cell office:value="718.27002" office:value-type="float">
            <text:p>718.27002</text:p>
          </table:table-cell>
          <table:table-cell office:value="1306100" office:value-type="float">
            <text:p>1306100</text:p>
          </table:table-cell>
        </table:table-row>
        <table:table-row>
          <table:table-cell office:date-value="2016-06-15" office:value-type="date">
            <text:p>2016-06-15</text:p>
          </table:table-cell>
          <table:table-cell office:value="719.0" office:value-type="float">
            <text:p>719.0</text:p>
          </table:table-cell>
          <table:table-cell office:value="722.97998" office:value-type="float">
            <text:p>722.97998</text:p>
          </table:table-cell>
          <table:table-cell office:value="717.309998" office:value-type="float">
            <text:p>717.309998</text:p>
          </table:table-cell>
          <table:table-cell office:value="718.919983" office:value-type="float">
            <text:p>718.919983</text:p>
          </table:table-cell>
          <table:table-cell office:value="718.919983" office:value-type="float">
            <text:p>718.919983</text:p>
          </table:table-cell>
          <table:table-cell office:value="1214500" office:value-type="float">
            <text:p>1214500</text:p>
          </table:table-cell>
        </table:table-row>
        <table:table-row>
          <table:table-cell office:date-value="2016-06-16" office:value-type="date">
            <text:p>2016-06-16</text:p>
          </table:table-cell>
          <table:table-cell office:value="714.909973" office:value-type="float">
            <text:p>714.909973</text:p>
          </table:table-cell>
          <table:table-cell office:value="716.650024" office:value-type="float">
            <text:p>716.650024</text:p>
          </table:table-cell>
          <table:table-cell office:value="703.26001" office:value-type="float">
            <text:p>703.26001</text:p>
          </table:table-cell>
          <table:table-cell office:value="710.359985" office:value-type="float">
            <text:p>710.359985</text:p>
          </table:table-cell>
          <table:table-cell office:value="710.359985" office:value-type="float">
            <text:p>710.359985</text:p>
          </table:table-cell>
          <table:table-cell office:value="1982500" office:value-type="float">
            <text:p>1982500</text:p>
          </table:table-cell>
        </table:table-row>
        <table:table-row>
          <table:table-cell office:date-value="2016-06-17" office:value-type="date">
            <text:p>2016-06-17</text:p>
          </table:table-cell>
          <table:table-cell office:value="708.650024" office:value-type="float">
            <text:p>708.650024</text:p>
          </table:table-cell>
          <table:table-cell office:value="708.820007" office:value-type="float">
            <text:p>708.820007</text:p>
          </table:table-cell>
          <table:table-cell office:value="688.452026" office:value-type="float">
            <text:p>688.452026</text:p>
          </table:table-cell>
          <table:table-cell office:value="691.719971" office:value-type="float">
            <text:p>691.719971</text:p>
          </table:table-cell>
          <table:table-cell office:value="691.719971" office:value-type="float">
            <text:p>691.719971</text:p>
          </table:table-cell>
          <table:table-cell office:value="3402400" office:value-type="float">
            <text:p>3402400</text:p>
          </table:table-cell>
        </table:table-row>
        <table:table-row>
          <table:table-cell office:date-value="2016-06-20" office:value-type="date">
            <text:p>2016-06-20</text:p>
          </table:table-cell>
          <table:table-cell office:value="698.77002" office:value-type="float">
            <text:p>698.77002</text:p>
          </table:table-cell>
          <table:table-cell office:value="702.47998" office:value-type="float">
            <text:p>702.47998</text:p>
          </table:table-cell>
          <table:table-cell office:value="693.409973" office:value-type="float">
            <text:p>693.409973</text:p>
          </table:table-cell>
          <table:table-cell office:value="693.710022" office:value-type="float">
            <text:p>693.710022</text:p>
          </table:table-cell>
          <table:table-cell office:value="693.710022" office:value-type="float">
            <text:p>693.710022</text:p>
          </table:table-cell>
          <table:table-cell office:value="2082500" office:value-type="float">
            <text:p>2082500</text:p>
          </table:table-cell>
        </table:table-row>
        <table:table-row>
          <table:table-cell office:date-value="2016-06-21" office:value-type="date">
            <text:p>2016-06-21</text:p>
          </table:table-cell>
          <table:table-cell office:value="698.400024" office:value-type="float">
            <text:p>698.400024</text:p>
          </table:table-cell>
          <table:table-cell office:value="702.77002" office:value-type="float">
            <text:p>702.77002</text:p>
          </table:table-cell>
          <table:table-cell office:value="692.01001" office:value-type="float">
            <text:p>692.01001</text:p>
          </table:table-cell>
          <table:table-cell office:value="695.940002" office:value-type="float">
            <text:p>695.940002</text:p>
          </table:table-cell>
          <table:table-cell office:value="695.940002" office:value-type="float">
            <text:p>695.940002</text:p>
          </table:table-cell>
          <table:table-cell office:value="1465600" office:value-type="float">
            <text:p>1465600</text:p>
          </table:table-cell>
        </table:table-row>
        <table:table-row>
          <table:table-cell office:date-value="2016-06-22" office:value-type="date">
            <text:p>2016-06-22</text:p>
          </table:table-cell>
          <table:table-cell office:value="699.059998" office:value-type="float">
            <text:p>699.059998</text:p>
          </table:table-cell>
          <table:table-cell office:value="700.859985" office:value-type="float">
            <text:p>700.859985</text:p>
          </table:table-cell>
          <table:table-cell office:value="693.08197" office:value-type="float">
            <text:p>693.08197</text:p>
          </table:table-cell>
          <table:table-cell office:value="697.460022" office:value-type="float">
            <text:p>697.460022</text:p>
          </table:table-cell>
          <table:table-cell office:value="697.460022" office:value-type="float">
            <text:p>697.460022</text:p>
          </table:table-cell>
          <table:table-cell office:value="1184300" office:value-type="float">
            <text:p>1184300</text:p>
          </table:table-cell>
        </table:table-row>
        <table:table-row>
          <table:table-cell office:date-value="2016-06-23" office:value-type="date">
            <text:p>2016-06-23</text:p>
          </table:table-cell>
          <table:table-cell office:value="697.450012" office:value-type="float">
            <text:p>697.450012</text:p>
          </table:table-cell>
          <table:table-cell office:value="701.950012" office:value-type="float">
            <text:p>701.950012</text:p>
          </table:table-cell>
          <table:table-cell office:value="687.0" office:value-type="float">
            <text:p>687.0</text:p>
          </table:table-cell>
          <table:table-cell office:value="701.869995" office:value-type="float">
            <text:p>701.869995</text:p>
          </table:table-cell>
          <table:table-cell office:value="701.869995" office:value-type="float">
            <text:p>701.869995</text:p>
          </table:table-cell>
          <table:table-cell office:value="2171400" office:value-type="float">
            <text:p>2171400</text:p>
          </table:table-cell>
        </table:table-row>
        <table:table-row>
          <table:table-cell office:date-value="2016-06-24" office:value-type="date">
            <text:p>2016-06-24</text:p>
          </table:table-cell>
          <table:table-cell office:value="675.169983" office:value-type="float">
            <text:p>675.169983</text:p>
          </table:table-cell>
          <table:table-cell office:value="689.400024" office:value-type="float">
            <text:p>689.400024</text:p>
          </table:table-cell>
          <table:table-cell office:value="673.450012" office:value-type="float">
            <text:p>673.450012</text:p>
          </table:table-cell>
          <table:table-cell office:value="675.219971" office:value-type="float">
            <text:p>675.219971</text:p>
          </table:table-cell>
          <table:table-cell office:value="675.219971" office:value-type="float">
            <text:p>675.219971</text:p>
          </table:table-cell>
          <table:table-cell office:value="4449000" office:value-type="float">
            <text:p>4449000</text:p>
          </table:table-cell>
        </table:table-row>
        <table:table-row>
          <table:table-cell office:date-value="2016-06-27" office:value-type="date">
            <text:p>2016-06-27</text:p>
          </table:table-cell>
          <table:table-cell office:value="671.0" office:value-type="float">
            <text:p>671.0</text:p>
          </table:table-cell>
          <table:table-cell office:value="672.299988" office:value-type="float">
            <text:p>672.299988</text:p>
          </table:table-cell>
          <table:table-cell office:value="663.283997" office:value-type="float">
            <text:p>663.283997</text:p>
          </table:table-cell>
          <table:table-cell office:value="668.26001" office:value-type="float">
            <text:p>668.26001</text:p>
          </table:table-cell>
          <table:table-cell office:value="668.26001" office:value-type="float">
            <text:p>668.26001</text:p>
          </table:table-cell>
          <table:table-cell office:value="2629000" office:value-type="float">
            <text:p>2629000</text:p>
          </table:table-cell>
        </table:table-row>
        <table:table-row>
          <table:table-cell office:date-value="2016-06-28" office:value-type="date">
            <text:p>2016-06-28</text:p>
          </table:table-cell>
          <table:table-cell office:value="678.969971" office:value-type="float">
            <text:p>678.969971</text:p>
          </table:table-cell>
          <table:table-cell office:value="680.330017" office:value-type="float">
            <text:p>680.330017</text:p>
          </table:table-cell>
          <table:table-cell office:value="673.0" office:value-type="float">
            <text:p>673.0</text:p>
          </table:table-cell>
          <table:table-cell office:value="680.039978" office:value-type="float">
            <text:p>680.039978</text:p>
          </table:table-cell>
          <table:table-cell office:value="680.039978" office:value-type="float">
            <text:p>680.039978</text:p>
          </table:table-cell>
          <table:table-cell office:value="2173800" office:value-type="float">
            <text:p>2173800</text:p>
          </table:table-cell>
        </table:table-row>
        <table:table-row>
          <table:table-cell office:date-value="2016-06-29" office:value-type="date">
            <text:p>2016-06-29</text:p>
          </table:table-cell>
          <table:table-cell office:value="683.0" office:value-type="float">
            <text:p>683.0</text:p>
          </table:table-cell>
          <table:table-cell office:value="687.429016" office:value-type="float">
            <text:p>687.429016</text:p>
          </table:table-cell>
          <table:table-cell office:value="681.409973" office:value-type="float">
            <text:p>681.409973</text:p>
          </table:table-cell>
          <table:table-cell office:value="684.109985" office:value-type="float">
            <text:p>684.109985</text:p>
          </table:table-cell>
          <table:table-cell office:value="684.109985" office:value-type="float">
            <text:p>684.109985</text:p>
          </table:table-cell>
          <table:table-cell office:value="1932600" office:value-type="float">
            <text:p>1932600</text:p>
          </table:table-cell>
        </table:table-row>
        <table:table-row>
          <table:table-cell office:date-value="2016-06-30" office:value-type="date">
            <text:p>2016-06-30</text:p>
          </table:table-cell>
          <table:table-cell office:value="685.469971" office:value-type="float">
            <text:p>685.469971</text:p>
          </table:table-cell>
          <table:table-cell office:value="692.320007" office:value-type="float">
            <text:p>692.320007</text:p>
          </table:table-cell>
          <table:table-cell office:value="683.650024" office:value-type="float">
            <text:p>683.650024</text:p>
          </table:table-cell>
          <table:table-cell office:value="692.099976" office:value-type="float">
            <text:p>692.099976</text:p>
          </table:table-cell>
          <table:table-cell office:value="692.099976" office:value-type="float">
            <text:p>692.099976</text:p>
          </table:table-cell>
          <table:table-cell office:value="1597700" office:value-type="float">
            <text:p>1597700</text:p>
          </table:table-cell>
        </table:table-row>
        <table:table-row>
          <table:table-cell office:date-value="2016-07-01" office:value-type="date">
            <text:p>2016-07-01</text:p>
          </table:table-cell>
          <table:table-cell office:value="692.200012" office:value-type="float">
            <text:p>692.200012</text:p>
          </table:table-cell>
          <table:table-cell office:value="700.650024" office:value-type="float">
            <text:p>700.650024</text:p>
          </table:table-cell>
          <table:table-cell office:value="692.130005" office:value-type="float">
            <text:p>692.130005</text:p>
          </table:table-cell>
          <table:table-cell office:value="699.210022" office:value-type="float">
            <text:p>699.210022</text:p>
          </table:table-cell>
          <table:table-cell office:value="699.210022" office:value-type="float">
            <text:p>699.210022</text:p>
          </table:table-cell>
          <table:table-cell office:value="1344700" office:value-type="float">
            <text:p>1344700</text:p>
          </table:table-cell>
        </table:table-row>
        <table:table-row>
          <table:table-cell office:date-value="2016-07-05" office:value-type="date">
            <text:p>2016-07-05</text:p>
          </table:table-cell>
          <table:table-cell office:value="696.059998" office:value-type="float">
            <text:p>696.059998</text:p>
          </table:table-cell>
          <table:table-cell office:value="696.940002" office:value-type="float">
            <text:p>696.940002</text:p>
          </table:table-cell>
          <table:table-cell office:value="688.880005" office:value-type="float">
            <text:p>688.880005</text:p>
          </table:table-cell>
          <table:table-cell office:value="694.950012" office:value-type="float">
            <text:p>694.950012</text:p>
          </table:table-cell>
          <table:table-cell office:value="694.950012" office:value-type="float">
            <text:p>694.950012</text:p>
          </table:table-cell>
          <table:table-cell office:value="1462600" office:value-type="float">
            <text:p>1462600</text:p>
          </table:table-cell>
        </table:table-row>
        <table:table-row>
          <table:table-cell office:date-value="2016-07-06" office:value-type="date">
            <text:p>2016-07-06</text:p>
          </table:table-cell>
          <table:table-cell office:value="689.97998" office:value-type="float">
            <text:p>689.97998</text:p>
          </table:table-cell>
          <table:table-cell office:value="701.679993" office:value-type="float">
            <text:p>701.679993</text:p>
          </table:table-cell>
          <table:table-cell office:value="689.090027" office:value-type="float">
            <text:p>689.090027</text:p>
          </table:table-cell>
          <table:table-cell office:value="697.77002" office:value-type="float">
            <text:p>697.77002</text:p>
          </table:table-cell>
          <table:table-cell office:value="697.77002" office:value-type="float">
            <text:p>697.77002</text:p>
          </table:table-cell>
          <table:table-cell office:value="1411900" office:value-type="float">
            <text:p>1411900</text:p>
          </table:table-cell>
        </table:table-row>
        <table:table-row>
          <table:table-cell office:date-value="2016-07-07" office:value-type="date">
            <text:p>2016-07-07</text:p>
          </table:table-cell>
          <table:table-cell office:value="698.080017" office:value-type="float">
            <text:p>698.080017</text:p>
          </table:table-cell>
          <table:table-cell office:value="698.200012" office:value-type="float">
            <text:p>698.200012</text:p>
          </table:table-cell>
          <table:table-cell office:value="688.215027" office:value-type="float">
            <text:p>688.215027</text:p>
          </table:table-cell>
          <table:table-cell office:value="695.359985" office:value-type="float">
            <text:p>695.359985</text:p>
          </table:table-cell>
          <table:table-cell office:value="695.359985" office:value-type="float">
            <text:p>695.359985</text:p>
          </table:table-cell>
          <table:table-cell office:value="1304200" office:value-type="float">
            <text:p>1304200</text:p>
          </table:table-cell>
        </table:table-row>
        <table:table-row>
          <table:table-cell office:date-value="2016-07-08" office:value-type="date">
            <text:p>2016-07-08</text:p>
          </table:table-cell>
          <table:table-cell office:value="699.5" office:value-type="float">
            <text:p>699.5</text:p>
          </table:table-cell>
          <table:table-cell office:value="705.710022" office:value-type="float">
            <text:p>705.710022</text:p>
          </table:table-cell>
          <table:table-cell office:value="696.434998" office:value-type="float">
            <text:p>696.434998</text:p>
          </table:table-cell>
          <table:table-cell office:value="705.630005" office:value-type="float">
            <text:p>705.630005</text:p>
          </table:table-cell>
          <table:table-cell office:value="705.630005" office:value-type="float">
            <text:p>705.630005</text:p>
          </table:table-cell>
          <table:table-cell office:value="1575200" office:value-type="float">
            <text:p>1575200</text:p>
          </table:table-cell>
        </table:table-row>
        <table:table-row>
          <table:table-cell office:date-value="2016-07-11" office:value-type="date">
            <text:p>2016-07-11</text:p>
          </table:table-cell>
          <table:table-cell office:value="708.049988" office:value-type="float">
            <text:p>708.049988</text:p>
          </table:table-cell>
          <table:table-cell office:value="716.51001" office:value-type="float">
            <text:p>716.51001</text:p>
          </table:table-cell>
          <table:table-cell office:value="707.23999" office:value-type="float">
            <text:p>707.23999</text:p>
          </table:table-cell>
          <table:table-cell office:value="715.090027" office:value-type="float">
            <text:p>715.090027</text:p>
          </table:table-cell>
          <table:table-cell office:value="715.090027" office:value-type="float">
            <text:p>715.090027</text:p>
          </table:table-cell>
          <table:table-cell office:value="1111800" office:value-type="float">
            <text:p>1111800</text:p>
          </table:table-cell>
        </table:table-row>
        <table:table-row>
          <table:table-cell office:date-value="2016-07-12" office:value-type="date">
            <text:p>2016-07-12</text:p>
          </table:table-cell>
          <table:table-cell office:value="719.119995" office:value-type="float">
            <text:p>719.119995</text:p>
          </table:table-cell>
          <table:table-cell office:value="722.940002" office:value-type="float">
            <text:p>722.940002</text:p>
          </table:table-cell>
          <table:table-cell office:value="715.909973" office:value-type="float">
            <text:p>715.909973</text:p>
          </table:table-cell>
          <table:table-cell office:value="720.640015" office:value-type="float">
            <text:p>720.640015</text:p>
          </table:table-cell>
          <table:table-cell office:value="720.640015" office:value-type="float">
            <text:p>720.640015</text:p>
          </table:table-cell>
          <table:table-cell office:value="1336900" office:value-type="float">
            <text:p>1336900</text:p>
          </table:table-cell>
        </table:table-row>
        <table:table-row>
          <table:table-cell office:date-value="2016-07-13" office:value-type="date">
            <text:p>2016-07-13</text:p>
          </table:table-cell>
          <table:table-cell office:value="723.619995" office:value-type="float">
            <text:p>723.619995</text:p>
          </table:table-cell>
          <table:table-cell office:value="724.0" office:value-type="float">
            <text:p>724.0</text:p>
          </table:table-cell>
          <table:table-cell office:value="716.849976" office:value-type="float">
            <text:p>716.849976</text:p>
          </table:table-cell>
          <table:table-cell office:value="716.97998" office:value-type="float">
            <text:p>716.97998</text:p>
          </table:table-cell>
          <table:table-cell office:value="716.97998" office:value-type="float">
            <text:p>716.97998</text:p>
          </table:table-cell>
          <table:table-cell office:value="935900" office:value-type="float">
            <text:p>935900</text:p>
          </table:table-cell>
        </table:table-row>
        <table:table-row>
          <table:table-cell office:date-value="2016-07-14" office:value-type="date">
            <text:p>2016-07-14</text:p>
          </table:table-cell>
          <table:table-cell office:value="721.580017" office:value-type="float">
            <text:p>721.580017</text:p>
          </table:table-cell>
          <table:table-cell office:value="722.210022" office:value-type="float">
            <text:p>722.210022</text:p>
          </table:table-cell>
          <table:table-cell office:value="718.030029" office:value-type="float">
            <text:p>718.030029</text:p>
          </table:table-cell>
          <table:table-cell office:value="720.950012" office:value-type="float">
            <text:p>720.950012</text:p>
          </table:table-cell>
          <table:table-cell office:value="720.950012" office:value-type="float">
            <text:p>720.950012</text:p>
          </table:table-cell>
          <table:table-cell office:value="950200" office:value-type="float">
            <text:p>950200</text:p>
          </table:table-cell>
        </table:table-row>
        <table:table-row>
          <table:table-cell office:date-value="2016-07-15" office:value-type="date">
            <text:p>2016-07-15</text:p>
          </table:table-cell>
          <table:table-cell office:value="725.72998" office:value-type="float">
            <text:p>725.72998</text:p>
          </table:table-cell>
          <table:table-cell office:value="725.73999" office:value-type="float">
            <text:p>725.73999</text:p>
          </table:table-cell>
          <table:table-cell office:value="719.054993" office:value-type="float">
            <text:p>719.054993</text:p>
          </table:table-cell>
          <table:table-cell office:value="719.849976" office:value-type="float">
            <text:p>719.849976</text:p>
          </table:table-cell>
          <table:table-cell office:value="719.849976" office:value-type="float">
            <text:p>719.849976</text:p>
          </table:table-cell>
          <table:table-cell office:value="1279300" office:value-type="float">
            <text:p>1279300</text:p>
          </table:table-cell>
        </table:table-row>
        <table:table-row>
          <table:table-cell office:date-value="2016-07-18" office:value-type="date">
            <text:p>2016-07-18</text:p>
          </table:table-cell>
          <table:table-cell office:value="722.710022" office:value-type="float">
            <text:p>722.710022</text:p>
          </table:table-cell>
          <table:table-cell office:value="736.130005" office:value-type="float">
            <text:p>736.130005</text:p>
          </table:table-cell>
          <table:table-cell office:value="721.190002" office:value-type="float">
            <text:p>721.190002</text:p>
          </table:table-cell>
          <table:table-cell office:value="733.780029" office:value-type="float">
            <text:p>733.780029</text:p>
          </table:table-cell>
          <table:table-cell office:value="733.780029" office:value-type="float">
            <text:p>733.780029</text:p>
          </table:table-cell>
          <table:table-cell office:value="1295500" office:value-type="float">
            <text:p>1295500</text:p>
          </table:table-cell>
        </table:table-row>
        <table:table-row>
          <table:table-cell office:date-value="2016-07-19" office:value-type="date">
            <text:p>2016-07-19</text:p>
          </table:table-cell>
          <table:table-cell office:value="729.890015" office:value-type="float">
            <text:p>729.890015</text:p>
          </table:table-cell>
          <table:table-cell office:value="736.98999" office:value-type="float">
            <text:p>736.98999</text:p>
          </table:table-cell>
          <table:table-cell office:value="729.0" office:value-type="float">
            <text:p>729.0</text:p>
          </table:table-cell>
          <table:table-cell office:value="736.960022" office:value-type="float">
            <text:p>736.960022</text:p>
          </table:table-cell>
          <table:table-cell office:value="736.960022" office:value-type="float">
            <text:p>736.960022</text:p>
          </table:table-cell>
          <table:table-cell office:value="1227500" office:value-type="float">
            <text:p>1227500</text:p>
          </table:table-cell>
        </table:table-row>
        <table:table-row>
          <table:table-cell office:date-value="2016-07-20" office:value-type="date">
            <text:p>2016-07-20</text:p>
          </table:table-cell>
          <table:table-cell office:value="737.330017" office:value-type="float">
            <text:p>737.330017</text:p>
          </table:table-cell>
          <table:table-cell office:value="742.130005" office:value-type="float">
            <text:p>742.130005</text:p>
          </table:table-cell>
          <table:table-cell office:value="737.099976" office:value-type="float">
            <text:p>737.099976</text:p>
          </table:table-cell>
          <table:table-cell office:value="741.190002" office:value-type="float">
            <text:p>741.190002</text:p>
          </table:table-cell>
          <table:table-cell office:value="741.190002" office:value-type="float">
            <text:p>741.190002</text:p>
          </table:table-cell>
          <table:table-cell office:value="1289700" office:value-type="float">
            <text:p>1289700</text:p>
          </table:table-cell>
        </table:table-row>
        <table:table-row>
          <table:table-cell office:date-value="2016-07-21" office:value-type="date">
            <text:p>2016-07-21</text:p>
          </table:table-cell>
          <table:table-cell office:value="740.359985" office:value-type="float">
            <text:p>740.359985</text:p>
          </table:table-cell>
          <table:table-cell office:value="741.690002" office:value-type="float">
            <text:p>741.690002</text:p>
          </table:table-cell>
          <table:table-cell office:value="735.830994" office:value-type="float">
            <text:p>735.830994</text:p>
          </table:table-cell>
          <table:table-cell office:value="738.630005" office:value-type="float">
            <text:p>738.630005</text:p>
          </table:table-cell>
          <table:table-cell office:value="738.630005" office:value-type="float">
            <text:p>738.630005</text:p>
          </table:table-cell>
          <table:table-cell office:value="1026300" office:value-type="float">
            <text:p>1026300</text:p>
          </table:table-cell>
        </table:table-row>
        <table:table-row>
          <table:table-cell office:date-value="2016-07-22" office:value-type="date">
            <text:p>2016-07-22</text:p>
          </table:table-cell>
          <table:table-cell office:value="741.859985" office:value-type="float">
            <text:p>741.859985</text:p>
          </table:table-cell>
          <table:table-cell office:value="743.23999" office:value-type="float">
            <text:p>743.23999</text:p>
          </table:table-cell>
          <table:table-cell office:value="736.559998" office:value-type="float">
            <text:p>736.559998</text:p>
          </table:table-cell>
          <table:table-cell office:value="742.73999" office:value-type="float">
            <text:p>742.73999</text:p>
          </table:table-cell>
          <table:table-cell office:value="742.73999" office:value-type="float">
            <text:p>742.73999</text:p>
          </table:table-cell>
          <table:table-cell office:value="1259800" office:value-type="float">
            <text:p>1259800</text:p>
          </table:table-cell>
        </table:table-row>
        <table:table-row>
          <table:table-cell office:date-value="2016-07-25" office:value-type="date">
            <text:p>2016-07-25</text:p>
          </table:table-cell>
          <table:table-cell office:value="740.669983" office:value-type="float">
            <text:p>740.669983</text:p>
          </table:table-cell>
          <table:table-cell office:value="742.609985" office:value-type="float">
            <text:p>742.609985</text:p>
          </table:table-cell>
          <table:table-cell office:value="737.5" office:value-type="float">
            <text:p>737.5</text:p>
          </table:table-cell>
          <table:table-cell office:value="739.77002" office:value-type="float">
            <text:p>739.77002</text:p>
          </table:table-cell>
          <table:table-cell office:value="739.77002" office:value-type="float">
            <text:p>739.77002</text:p>
          </table:table-cell>
          <table:table-cell office:value="1032400" office:value-type="float">
            <text:p>1032400</text:p>
          </table:table-cell>
        </table:table-row>
        <table:table-row>
          <table:table-cell office:date-value="2016-07-26" office:value-type="date">
            <text:p>2016-07-26</text:p>
          </table:table-cell>
          <table:table-cell office:value="739.039978" office:value-type="float">
            <text:p>739.039978</text:p>
          </table:table-cell>
          <table:table-cell office:value="741.690002" office:value-type="float">
            <text:p>741.690002</text:p>
          </table:table-cell>
          <table:table-cell office:value="734.27002" office:value-type="float">
            <text:p>734.27002</text:p>
          </table:table-cell>
          <table:table-cell office:value="738.419983" office:value-type="float">
            <text:p>738.419983</text:p>
          </table:table-cell>
          <table:table-cell office:value="738.419983" office:value-type="float">
            <text:p>738.419983</text:p>
          </table:table-cell>
          <table:table-cell office:value="1186700" office:value-type="float">
            <text:p>1186700</text:p>
          </table:table-cell>
        </table:table-row>
        <table:table-row>
          <table:table-cell office:date-value="2016-07-27" office:value-type="date">
            <text:p>2016-07-27</text:p>
          </table:table-cell>
          <table:table-cell office:value="738.280029" office:value-type="float">
            <text:p>738.280029</text:p>
          </table:table-cell>
          <table:table-cell office:value="744.460022" office:value-type="float">
            <text:p>744.460022</text:p>
          </table:table-cell>
          <table:table-cell office:value="737.0" office:value-type="float">
            <text:p>737.0</text:p>
          </table:table-cell>
          <table:table-cell office:value="741.77002" office:value-type="float">
            <text:p>741.77002</text:p>
          </table:table-cell>
          <table:table-cell office:value="741.77002" office:value-type="float">
            <text:p>741.77002</text:p>
          </table:table-cell>
          <table:table-cell office:value="1512500" office:value-type="float">
            <text:p>1512500</text:p>
          </table:table-cell>
        </table:table-row>
        <table:table-row>
          <table:table-cell office:date-value="2016-07-28" office:value-type="date">
            <text:p>2016-07-28</text:p>
          </table:table-cell>
          <table:table-cell office:value="747.039978" office:value-type="float">
            <text:p>747.039978</text:p>
          </table:table-cell>
          <table:table-cell office:value="748.650024" office:value-type="float">
            <text:p>748.650024</text:p>
          </table:table-cell>
          <table:table-cell office:value="739.299988" office:value-type="float">
            <text:p>739.299988</text:p>
          </table:table-cell>
          <table:table-cell office:value="745.909973" office:value-type="float">
            <text:p>745.909973</text:p>
          </table:table-cell>
          <table:table-cell office:value="745.909973" office:value-type="float">
            <text:p>745.909973</text:p>
          </table:table-cell>
          <table:table-cell office:value="3530200" office:value-type="float">
            <text:p>3530200</text:p>
          </table:table-cell>
        </table:table-row>
        <table:table-row>
          <table:table-cell office:date-value="2016-07-29" office:value-type="date">
            <text:p>2016-07-29</text:p>
          </table:table-cell>
          <table:table-cell office:value="772.710022" office:value-type="float">
            <text:p>772.710022</text:p>
          </table:table-cell>
          <table:table-cell office:value="778.549988" office:value-type="float">
            <text:p>778.549988</text:p>
          </table:table-cell>
          <table:table-cell office:value="766.77002" office:value-type="float">
            <text:p>766.77002</text:p>
          </table:table-cell>
          <table:table-cell office:value="768.789978" office:value-type="float">
            <text:p>768.789978</text:p>
          </table:table-cell>
          <table:table-cell office:value="768.789978" office:value-type="float">
            <text:p>768.789978</text:p>
          </table:table-cell>
          <table:table-cell office:value="3841500" office:value-type="float">
            <text:p>3841500</text:p>
          </table:table-cell>
        </table:table-row>
        <table:table-row>
          <table:table-cell office:date-value="2016-08-01" office:value-type="date">
            <text:p>2016-08-01</text:p>
          </table:table-cell>
          <table:table-cell office:value="761.090027" office:value-type="float">
            <text:p>761.090027</text:p>
          </table:table-cell>
          <table:table-cell office:value="780.429993" office:value-type="float">
            <text:p>780.429993</text:p>
          </table:table-cell>
          <table:table-cell office:value="761.090027" office:value-type="float">
            <text:p>761.090027</text:p>
          </table:table-cell>
          <table:table-cell office:value="772.880005" office:value-type="float">
            <text:p>772.880005</text:p>
          </table:table-cell>
          <table:table-cell office:value="772.880005" office:value-type="float">
            <text:p>772.880005</text:p>
          </table:table-cell>
          <table:table-cell office:value="2700500" office:value-type="float">
            <text:p>2700500</text:p>
          </table:table-cell>
        </table:table-row>
        <table:table-row>
          <table:table-cell office:date-value="2016-08-02" office:value-type="date">
            <text:p>2016-08-02</text:p>
          </table:table-cell>
          <table:table-cell office:value="768.690002" office:value-type="float">
            <text:p>768.690002</text:p>
          </table:table-cell>
          <table:table-cell office:value="775.840027" office:value-type="float">
            <text:p>775.840027</text:p>
          </table:table-cell>
          <table:table-cell office:value="767.849976" office:value-type="float">
            <text:p>767.849976</text:p>
          </table:table-cell>
          <table:table-cell office:value="771.070007" office:value-type="float">
            <text:p>771.070007</text:p>
          </table:table-cell>
          <table:table-cell office:value="771.070007" office:value-type="float">
            <text:p>771.070007</text:p>
          </table:table-cell>
          <table:table-cell office:value="1784500" office:value-type="float">
            <text:p>1784500</text:p>
          </table:table-cell>
        </table:table-row>
        <table:table-row>
          <table:table-cell office:date-value="2016-08-03" office:value-type="date">
            <text:p>2016-08-03</text:p>
          </table:table-cell>
          <table:table-cell office:value="767.179993" office:value-type="float">
            <text:p>767.179993</text:p>
          </table:table-cell>
          <table:table-cell office:value="773.210022" office:value-type="float">
            <text:p>773.210022</text:p>
          </table:table-cell>
          <table:table-cell office:value="766.820007" office:value-type="float">
            <text:p>766.820007</text:p>
          </table:table-cell>
          <table:table-cell office:value="773.179993" office:value-type="float">
            <text:p>773.179993</text:p>
          </table:table-cell>
          <table:table-cell office:value="773.179993" office:value-type="float">
            <text:p>773.179993</text:p>
          </table:table-cell>
          <table:table-cell office:value="1287400" office:value-type="float">
            <text:p>1287400</text:p>
          </table:table-cell>
        </table:table-row>
        <table:table-row>
          <table:table-cell office:date-value="2016-08-04" office:value-type="date">
            <text:p>2016-08-04</text:p>
          </table:table-cell>
          <table:table-cell office:value="772.219971" office:value-type="float">
            <text:p>772.219971</text:p>
          </table:table-cell>
          <table:table-cell office:value="774.070007" office:value-type="float">
            <text:p>774.070007</text:p>
          </table:table-cell>
          <table:table-cell office:value="768.794983" office:value-type="float">
            <text:p>768.794983</text:p>
          </table:table-cell>
          <table:table-cell office:value="771.609985" office:value-type="float">
            <text:p>771.609985</text:p>
          </table:table-cell>
          <table:table-cell office:value="771.609985" office:value-type="float">
            <text:p>771.609985</text:p>
          </table:table-cell>
          <table:table-cell office:value="1140300" office:value-type="float">
            <text:p>1140300</text:p>
          </table:table-cell>
        </table:table-row>
        <table:table-row>
          <table:table-cell office:date-value="2016-08-05" office:value-type="date">
            <text:p>2016-08-05</text:p>
          </table:table-cell>
          <table:table-cell office:value="773.780029" office:value-type="float">
            <text:p>773.780029</text:p>
          </table:table-cell>
          <table:table-cell office:value="783.039978" office:value-type="float">
            <text:p>783.039978</text:p>
          </table:table-cell>
          <table:table-cell office:value="772.340027" office:value-type="float">
            <text:p>772.340027</text:p>
          </table:table-cell>
          <table:table-cell office:value="782.219971" office:value-type="float">
            <text:p>782.219971</text:p>
          </table:table-cell>
          <table:table-cell office:value="782.219971" office:value-type="float">
            <text:p>782.219971</text:p>
          </table:table-cell>
          <table:table-cell office:value="1801200" office:value-type="float">
            <text:p>1801200</text:p>
          </table:table-cell>
        </table:table-row>
        <table:table-row>
          <table:table-cell office:date-value="2016-08-08" office:value-type="date">
            <text:p>2016-08-08</text:p>
          </table:table-cell>
          <table:table-cell office:value="782.0" office:value-type="float">
            <text:p>782.0</text:p>
          </table:table-cell>
          <table:table-cell office:value="782.630005" office:value-type="float">
            <text:p>782.630005</text:p>
          </table:table-cell>
          <table:table-cell office:value="778.091003" office:value-type="float">
            <text:p>778.091003</text:p>
          </table:table-cell>
          <table:table-cell office:value="781.76001" office:value-type="float">
            <text:p>781.76001</text:p>
          </table:table-cell>
          <table:table-cell office:value="781.76001" office:value-type="float">
            <text:p>781.76001</text:p>
          </table:table-cell>
          <table:table-cell office:value="1107900" office:value-type="float">
            <text:p>1107900</text:p>
          </table:table-cell>
        </table:table-row>
        <table:table-row>
          <table:table-cell office:date-value="2016-08-09" office:value-type="date">
            <text:p>2016-08-09</text:p>
          </table:table-cell>
          <table:table-cell office:value="781.099976" office:value-type="float">
            <text:p>781.099976</text:p>
          </table:table-cell>
          <table:table-cell office:value="788.940002" office:value-type="float">
            <text:p>788.940002</text:p>
          </table:table-cell>
          <table:table-cell office:value="780.570007" office:value-type="float">
            <text:p>780.570007</text:p>
          </table:table-cell>
          <table:table-cell office:value="784.26001" office:value-type="float">
            <text:p>784.26001</text:p>
          </table:table-cell>
          <table:table-cell office:value="784.26001" office:value-type="float">
            <text:p>784.26001</text:p>
          </table:table-cell>
          <table:table-cell office:value="1318900" office:value-type="float">
            <text:p>1318900</text:p>
          </table:table-cell>
        </table:table-row>
        <table:table-row>
          <table:table-cell office:date-value="2016-08-10" office:value-type="date">
            <text:p>2016-08-10</text:p>
          </table:table-cell>
          <table:table-cell office:value="783.75" office:value-type="float">
            <text:p>783.75</text:p>
          </table:table-cell>
          <table:table-cell office:value="786.812012" office:value-type="float">
            <text:p>786.812012</text:p>
          </table:table-cell>
          <table:table-cell office:value="782.778015" office:value-type="float">
            <text:p>782.778015</text:p>
          </table:table-cell>
          <table:table-cell office:value="784.679993" office:value-type="float">
            <text:p>784.679993</text:p>
          </table:table-cell>
          <table:table-cell office:value="784.679993" office:value-type="float">
            <text:p>784.679993</text:p>
          </table:table-cell>
          <table:table-cell office:value="786400" office:value-type="float">
            <text:p>786400</text:p>
          </table:table-cell>
        </table:table-row>
        <table:table-row>
          <table:table-cell office:date-value="2016-08-11" office:value-type="date">
            <text:p>2016-08-11</text:p>
          </table:table-cell>
          <table:table-cell office:value="785.0" office:value-type="float">
            <text:p>785.0</text:p>
          </table:table-cell>
          <table:table-cell office:value="789.75" office:value-type="float">
            <text:p>789.75</text:p>
          </table:table-cell>
          <table:table-cell office:value="782.969971" office:value-type="float">
            <text:p>782.969971</text:p>
          </table:table-cell>
          <table:table-cell office:value="784.849976" office:value-type="float">
            <text:p>784.849976</text:p>
          </table:table-cell>
          <table:table-cell office:value="784.849976" office:value-type="float">
            <text:p>784.849976</text:p>
          </table:table-cell>
          <table:table-cell office:value="975100" office:value-type="float">
            <text:p>975100</text:p>
          </table:table-cell>
        </table:table-row>
        <table:table-row>
          <table:table-cell office:date-value="2016-08-12" office:value-type="date">
            <text:p>2016-08-12</text:p>
          </table:table-cell>
          <table:table-cell office:value="781.5" office:value-type="float">
            <text:p>781.5</text:p>
          </table:table-cell>
          <table:table-cell office:value="783.39502" office:value-type="float">
            <text:p>783.39502</text:p>
          </table:table-cell>
          <table:table-cell office:value="780.400024" office:value-type="float">
            <text:p>780.400024</text:p>
          </table:table-cell>
          <table:table-cell office:value="783.219971" office:value-type="float">
            <text:p>783.219971</text:p>
          </table:table-cell>
          <table:table-cell office:value="783.219971" office:value-type="float">
            <text:p>783.219971</text:p>
          </table:table-cell>
          <table:table-cell office:value="740500" office:value-type="float">
            <text:p>740500</text:p>
          </table:table-cell>
        </table:table-row>
        <table:table-row>
          <table:table-cell office:date-value="2016-08-15" office:value-type="date">
            <text:p>2016-08-15</text:p>
          </table:table-cell>
          <table:table-cell office:value="783.75" office:value-type="float">
            <text:p>783.75</text:p>
          </table:table-cell>
          <table:table-cell office:value="787.48999" office:value-type="float">
            <text:p>787.48999</text:p>
          </table:table-cell>
          <table:table-cell office:value="780.109985" office:value-type="float">
            <text:p>780.109985</text:p>
          </table:table-cell>
          <table:table-cell office:value="782.440002" office:value-type="float">
            <text:p>782.440002</text:p>
          </table:table-cell>
          <table:table-cell office:value="782.440002" office:value-type="float">
            <text:p>782.440002</text:p>
          </table:table-cell>
          <table:table-cell office:value="938200" office:value-type="float">
            <text:p>938200</text:p>
          </table:table-cell>
        </table:table-row>
        <table:table-row>
          <table:table-cell office:date-value="2016-08-16" office:value-type="date">
            <text:p>2016-08-16</text:p>
          </table:table-cell>
          <table:table-cell office:value="780.299988" office:value-type="float">
            <text:p>780.299988</text:p>
          </table:table-cell>
          <table:table-cell office:value="780.97998" office:value-type="float">
            <text:p>780.97998</text:p>
          </table:table-cell>
          <table:table-cell office:value="773.44397" office:value-type="float">
            <text:p>773.44397</text:p>
          </table:table-cell>
          <table:table-cell office:value="777.140015" office:value-type="float">
            <text:p>777.140015</text:p>
          </table:table-cell>
          <table:table-cell office:value="777.140015" office:value-type="float">
            <text:p>777.140015</text:p>
          </table:table-cell>
          <table:table-cell office:value="1028000" office:value-type="float">
            <text:p>1028000</text:p>
          </table:table-cell>
        </table:table-row>
        <table:table-row>
          <table:table-cell office:date-value="2016-08-17" office:value-type="date">
            <text:p>2016-08-17</text:p>
          </table:table-cell>
          <table:table-cell office:value="777.320007" office:value-type="float">
            <text:p>777.320007</text:p>
          </table:table-cell>
          <table:table-cell office:value="780.809998" office:value-type="float">
            <text:p>780.809998</text:p>
          </table:table-cell>
          <table:table-cell office:value="773.530029" office:value-type="float">
            <text:p>773.530029</text:p>
          </table:table-cell>
          <table:table-cell office:value="779.909973" office:value-type="float">
            <text:p>779.909973</text:p>
          </table:table-cell>
          <table:table-cell office:value="779.909973" office:value-type="float">
            <text:p>779.909973</text:p>
          </table:table-cell>
          <table:table-cell office:value="924200" office:value-type="float">
            <text:p>924200</text:p>
          </table:table-cell>
        </table:table-row>
        <table:table-row>
          <table:table-cell office:date-value="2016-08-18" office:value-type="date">
            <text:p>2016-08-18</text:p>
          </table:table-cell>
          <table:table-cell office:value="780.01001" office:value-type="float">
            <text:p>780.01001</text:p>
          </table:table-cell>
          <table:table-cell office:value="782.859985" office:value-type="float">
            <text:p>782.859985</text:p>
          </table:table-cell>
          <table:table-cell office:value="777.0" office:value-type="float">
            <text:p>777.0</text:p>
          </table:table-cell>
          <table:table-cell office:value="777.5" office:value-type="float">
            <text:p>777.5</text:p>
          </table:table-cell>
          <table:table-cell office:value="777.5" office:value-type="float">
            <text:p>777.5</text:p>
          </table:table-cell>
          <table:table-cell office:value="719400" office:value-type="float">
            <text:p>719400</text:p>
          </table:table-cell>
        </table:table-row>
        <table:table-row>
          <table:table-cell office:date-value="2016-08-19" office:value-type="date">
            <text:p>2016-08-19</text:p>
          </table:table-cell>
          <table:table-cell office:value="775.0" office:value-type="float">
            <text:p>775.0</text:p>
          </table:table-cell>
          <table:table-cell office:value="777.099976" office:value-type="float">
            <text:p>777.099976</text:p>
          </table:table-cell>
          <table:table-cell office:value="773.130005" office:value-type="float">
            <text:p>773.130005</text:p>
          </table:table-cell>
          <table:table-cell office:value="775.419983" office:value-type="float">
            <text:p>775.419983</text:p>
          </table:table-cell>
          <table:table-cell office:value="775.419983" office:value-type="float">
            <text:p>775.419983</text:p>
          </table:table-cell>
          <table:table-cell office:value="861500" office:value-type="float">
            <text:p>861500</text:p>
          </table:table-cell>
        </table:table-row>
        <table:table-row>
          <table:table-cell office:date-value="2016-08-22" office:value-type="date">
            <text:p>2016-08-22</text:p>
          </table:table-cell>
          <table:table-cell office:value="773.27002" office:value-type="float">
            <text:p>773.27002</text:p>
          </table:table-cell>
          <table:table-cell office:value="774.539978" office:value-type="float">
            <text:p>774.539978</text:p>
          </table:table-cell>
          <table:table-cell office:value="770.049988" office:value-type="float">
            <text:p>770.049988</text:p>
          </table:table-cell>
          <table:table-cell office:value="772.150024" office:value-type="float">
            <text:p>772.150024</text:p>
          </table:table-cell>
          <table:table-cell office:value="772.150024" office:value-type="float">
            <text:p>772.150024</text:p>
          </table:table-cell>
          <table:table-cell office:value="951400" office:value-type="float">
            <text:p>951400</text:p>
          </table:table-cell>
        </table:table-row>
        <table:table-row>
          <table:table-cell office:date-value="2016-08-23" office:value-type="date">
            <text:p>2016-08-23</text:p>
          </table:table-cell>
          <table:table-cell office:value="775.47998" office:value-type="float">
            <text:p>775.47998</text:p>
          </table:table-cell>
          <table:table-cell office:value="776.440002" office:value-type="float">
            <text:p>776.440002</text:p>
          </table:table-cell>
          <table:table-cell office:value="771.784973" office:value-type="float">
            <text:p>771.784973</text:p>
          </table:table-cell>
          <table:table-cell office:value="772.080017" office:value-type="float">
            <text:p>772.080017</text:p>
          </table:table-cell>
          <table:table-cell office:value="772.080017" office:value-type="float">
            <text:p>772.080017</text:p>
          </table:table-cell>
          <table:table-cell office:value="928200" office:value-type="float">
            <text:p>928200</text:p>
          </table:table-cell>
        </table:table-row>
        <table:table-row>
          <table:table-cell office:date-value="2016-08-24" office:value-type="date">
            <text:p>2016-08-24</text:p>
          </table:table-cell>
          <table:table-cell office:value="770.580017" office:value-type="float">
            <text:p>770.580017</text:p>
          </table:table-cell>
          <table:table-cell office:value="774.5" office:value-type="float">
            <text:p>774.5</text:p>
          </table:table-cell>
          <table:table-cell office:value="767.070007" office:value-type="float">
            <text:p>767.070007</text:p>
          </table:table-cell>
          <table:table-cell office:value="769.640015" office:value-type="float">
            <text:p>769.640015</text:p>
          </table:table-cell>
          <table:table-cell office:value="769.640015" office:value-type="float">
            <text:p>769.640015</text:p>
          </table:table-cell>
          <table:table-cell office:value="1072000" office:value-type="float">
            <text:p>1072000</text:p>
          </table:table-cell>
        </table:table-row>
        <table:table-row>
          <table:table-cell office:date-value="2016-08-25" office:value-type="date">
            <text:p>2016-08-25</text:p>
          </table:table-cell>
          <table:table-cell office:value="767.0" office:value-type="float">
            <text:p>767.0</text:p>
          </table:table-cell>
          <table:table-cell office:value="771.890015" office:value-type="float">
            <text:p>771.890015</text:p>
          </table:table-cell>
          <table:table-cell office:value="763.184998" office:value-type="float">
            <text:p>763.184998</text:p>
          </table:table-cell>
          <table:table-cell office:value="769.409973" office:value-type="float">
            <text:p>769.409973</text:p>
          </table:table-cell>
          <table:table-cell office:value="769.409973" office:value-type="float">
            <text:p>769.409973</text:p>
          </table:table-cell>
          <table:table-cell office:value="926900" office:value-type="float">
            <text:p>926900</text:p>
          </table:table-cell>
        </table:table-row>
        <table:table-row>
          <table:table-cell office:date-value="2016-08-26" office:value-type="date">
            <text:p>2016-08-26</text:p>
          </table:table-cell>
          <table:table-cell office:value="769.0" office:value-type="float">
            <text:p>769.0</text:p>
          </table:table-cell>
          <table:table-cell office:value="776.080017" office:value-type="float">
            <text:p>776.080017</text:p>
          </table:table-cell>
          <table:table-cell office:value="765.849976" office:value-type="float">
            <text:p>765.849976</text:p>
          </table:table-cell>
          <table:table-cell office:value="769.539978" office:value-type="float">
            <text:p>769.539978</text:p>
          </table:table-cell>
          <table:table-cell office:value="769.539978" office:value-type="float">
            <text:p>769.539978</text:p>
          </table:table-cell>
          <table:table-cell office:value="1166700" office:value-type="float">
            <text:p>1166700</text:p>
          </table:table-cell>
        </table:table-row>
        <table:table-row>
          <table:table-cell office:date-value="2016-08-29" office:value-type="date">
            <text:p>2016-08-29</text:p>
          </table:table-cell>
          <table:table-cell office:value="768.73999" office:value-type="float">
            <text:p>768.73999</text:p>
          </table:table-cell>
          <table:table-cell office:value="774.98999" office:value-type="float">
            <text:p>774.98999</text:p>
          </table:table-cell>
          <table:table-cell office:value="766.61499" office:value-type="float">
            <text:p>766.61499</text:p>
          </table:table-cell>
          <table:table-cell office:value="772.150024" office:value-type="float">
            <text:p>772.150024</text:p>
          </table:table-cell>
          <table:table-cell office:value="772.150024" office:value-type="float">
            <text:p>772.150024</text:p>
          </table:table-cell>
          <table:table-cell office:value="847600" office:value-type="float">
            <text:p>847600</text:p>
          </table:table-cell>
        </table:table-row>
        <table:table-row>
          <table:table-cell office:date-value="2016-08-30" office:value-type="date">
            <text:p>2016-08-30</text:p>
          </table:table-cell>
          <table:table-cell office:value="769.330017" office:value-type="float">
            <text:p>769.330017</text:p>
          </table:table-cell>
          <table:table-cell office:value="774.466003" office:value-type="float">
            <text:p>774.466003</text:p>
          </table:table-cell>
          <table:table-cell office:value="766.840027" office:value-type="float">
            <text:p>766.840027</text:p>
          </table:table-cell>
          <table:table-cell office:value="769.090027" office:value-type="float">
            <text:p>769.090027</text:p>
          </table:table-cell>
          <table:table-cell office:value="769.090027" office:value-type="float">
            <text:p>769.090027</text:p>
          </table:table-cell>
          <table:table-cell office:value="1130000" office:value-type="float">
            <text:p>1130000</text:p>
          </table:table-cell>
        </table:table-row>
        <table:table-row>
          <table:table-cell office:date-value="2016-08-31" office:value-type="date">
            <text:p>2016-08-31</text:p>
          </table:table-cell>
          <table:table-cell office:value="767.01001" office:value-type="float">
            <text:p>767.01001</text:p>
          </table:table-cell>
          <table:table-cell office:value="769.090027" office:value-type="float">
            <text:p>769.090027</text:p>
          </table:table-cell>
          <table:table-cell office:value="765.380005" office:value-type="float">
            <text:p>765.380005</text:p>
          </table:table-cell>
          <table:table-cell office:value="767.049988" office:value-type="float">
            <text:p>767.049988</text:p>
          </table:table-cell>
          <table:table-cell office:value="767.049988" office:value-type="float">
            <text:p>767.049988</text:p>
          </table:table-cell>
          <table:table-cell office:value="1248600" office:value-type="float">
            <text:p>1248600</text:p>
          </table:table-cell>
        </table:table-row>
        <table:table-row>
          <table:table-cell office:date-value="2016-09-01" office:value-type="date">
            <text:p>2016-09-01</text:p>
          </table:table-cell>
          <table:table-cell office:value="769.25" office:value-type="float">
            <text:p>769.25</text:p>
          </table:table-cell>
          <table:table-cell office:value="771.02002" office:value-type="float">
            <text:p>771.02002</text:p>
          </table:table-cell>
          <table:table-cell office:value="764.299988" office:value-type="float">
            <text:p>764.299988</text:p>
          </table:table-cell>
          <table:table-cell office:value="768.780029" office:value-type="float">
            <text:p>768.780029</text:p>
          </table:table-cell>
          <table:table-cell office:value="768.780029" office:value-type="float">
            <text:p>768.780029</text:p>
          </table:table-cell>
          <table:table-cell office:value="925100" office:value-type="float">
            <text:p>925100</text:p>
          </table:table-cell>
        </table:table-row>
        <table:table-row>
          <table:table-cell office:date-value="2016-09-02" office:value-type="date">
            <text:p>2016-09-02</text:p>
          </table:table-cell>
          <table:table-cell office:value="773.01001" office:value-type="float">
            <text:p>773.01001</text:p>
          </table:table-cell>
          <table:table-cell office:value="773.919983" office:value-type="float">
            <text:p>773.919983</text:p>
          </table:table-cell>
          <table:table-cell office:value="768.409973" office:value-type="float">
            <text:p>768.409973</text:p>
          </table:table-cell>
          <table:table-cell office:value="771.460022" office:value-type="float">
            <text:p>771.460022</text:p>
          </table:table-cell>
          <table:table-cell office:value="771.460022" office:value-type="float">
            <text:p>771.460022</text:p>
          </table:table-cell>
          <table:table-cell office:value="1072700" office:value-type="float">
            <text:p>1072700</text:p>
          </table:table-cell>
        </table:table-row>
        <table:table-row>
          <table:table-cell office:date-value="2016-09-06" office:value-type="date">
            <text:p>2016-09-06</text:p>
          </table:table-cell>
          <table:table-cell office:value="773.450012" office:value-type="float">
            <text:p>773.450012</text:p>
          </table:table-cell>
          <table:table-cell office:value="782.0" office:value-type="float">
            <text:p>782.0</text:p>
          </table:table-cell>
          <table:table-cell office:value="771.0" office:value-type="float">
            <text:p>771.0</text:p>
          </table:table-cell>
          <table:table-cell office:value="780.080017" office:value-type="float">
            <text:p>780.080017</text:p>
          </table:table-cell>
          <table:table-cell office:value="780.080017" office:value-type="float">
            <text:p>780.080017</text:p>
          </table:table-cell>
          <table:table-cell office:value="1442800" office:value-type="float">
            <text:p>1442800</text:p>
          </table:table-cell>
        </table:table-row>
        <table:table-row>
          <table:table-cell office:date-value="2016-09-07" office:value-type="date">
            <text:p>2016-09-07</text:p>
          </table:table-cell>
          <table:table-cell office:value="780.0" office:value-type="float">
            <text:p>780.0</text:p>
          </table:table-cell>
          <table:table-cell office:value="782.72998" office:value-type="float">
            <text:p>782.72998</text:p>
          </table:table-cell>
          <table:table-cell office:value="776.200012" office:value-type="float">
            <text:p>776.200012</text:p>
          </table:table-cell>
          <table:table-cell office:value="780.349976" office:value-type="float">
            <text:p>780.349976</text:p>
          </table:table-cell>
          <table:table-cell office:value="780.349976" office:value-type="float">
            <text:p>780.349976</text:p>
          </table:table-cell>
          <table:table-cell office:value="893700" office:value-type="float">
            <text:p>893700</text:p>
          </table:table-cell>
        </table:table-row>
        <table:table-row>
          <table:table-cell office:date-value="2016-09-08" office:value-type="date">
            <text:p>2016-09-08</text:p>
          </table:table-cell>
          <table:table-cell office:value="778.590027" office:value-type="float">
            <text:p>778.590027</text:p>
          </table:table-cell>
          <table:table-cell office:value="780.349976" office:value-type="float">
            <text:p>780.349976</text:p>
          </table:table-cell>
          <table:table-cell office:value="773.580017" office:value-type="float">
            <text:p>773.580017</text:p>
          </table:table-cell>
          <table:table-cell office:value="775.320007" office:value-type="float">
            <text:p>775.320007</text:p>
          </table:table-cell>
          <table:table-cell office:value="775.320007" office:value-type="float">
            <text:p>775.320007</text:p>
          </table:table-cell>
          <table:table-cell office:value="1270300" office:value-type="float">
            <text:p>1270300</text:p>
          </table:table-cell>
        </table:table-row>
        <table:table-row>
          <table:table-cell office:date-value="2016-09-09" office:value-type="date">
            <text:p>2016-09-09</text:p>
          </table:table-cell>
          <table:table-cell office:value="770.099976" office:value-type="float">
            <text:p>770.099976</text:p>
          </table:table-cell>
          <table:table-cell office:value="773.244995" office:value-type="float">
            <text:p>773.244995</text:p>
          </table:table-cell>
          <table:table-cell office:value="759.659973" office:value-type="float">
            <text:p>759.659973</text:p>
          </table:table-cell>
          <table:table-cell office:value="759.659973" office:value-type="float">
            <text:p>759.659973</text:p>
          </table:table-cell>
          <table:table-cell office:value="759.659973" office:value-type="float">
            <text:p>759.659973</text:p>
          </table:table-cell>
          <table:table-cell office:value="1885500" office:value-type="float">
            <text:p>1885500</text:p>
          </table:table-cell>
        </table:table-row>
        <table:table-row>
          <table:table-cell office:date-value="2016-09-12" office:value-type="date">
            <text:p>2016-09-12</text:p>
          </table:table-cell>
          <table:table-cell office:value="755.130005" office:value-type="float">
            <text:p>755.130005</text:p>
          </table:table-cell>
          <table:table-cell office:value="770.289978" office:value-type="float">
            <text:p>770.289978</text:p>
          </table:table-cell>
          <table:table-cell office:value="754.0" office:value-type="float">
            <text:p>754.0</text:p>
          </table:table-cell>
          <table:table-cell office:value="769.02002" office:value-type="float">
            <text:p>769.02002</text:p>
          </table:table-cell>
          <table:table-cell office:value="769.02002" office:value-type="float">
            <text:p>769.02002</text:p>
          </table:table-cell>
          <table:table-cell office:value="1311000" office:value-type="float">
            <text:p>1311000</text:p>
          </table:table-cell>
        </table:table-row>
        <table:table-row>
          <table:table-cell office:date-value="2016-09-13" office:value-type="date">
            <text:p>2016-09-13</text:p>
          </table:table-cell>
          <table:table-cell office:value="764.47998" office:value-type="float">
            <text:p>764.47998</text:p>
          </table:table-cell>
          <table:table-cell office:value="766.219971" office:value-type="float">
            <text:p>766.219971</text:p>
          </table:table-cell>
          <table:table-cell office:value="755.799988" office:value-type="float">
            <text:p>755.799988</text:p>
          </table:table-cell>
          <table:table-cell office:value="759.690002" office:value-type="float">
            <text:p>759.690002</text:p>
          </table:table-cell>
          <table:table-cell office:value="759.690002" office:value-type="float">
            <text:p>759.690002</text:p>
          </table:table-cell>
          <table:table-cell office:value="1395000" office:value-type="float">
            <text:p>1395000</text:p>
          </table:table-cell>
        </table:table-row>
        <table:table-row>
          <table:table-cell office:date-value="2016-09-14" office:value-type="date">
            <text:p>2016-09-14</text:p>
          </table:table-cell>
          <table:table-cell office:value="759.609985" office:value-type="float">
            <text:p>759.609985</text:p>
          </table:table-cell>
          <table:table-cell office:value="767.679993" office:value-type="float">
            <text:p>767.679993</text:p>
          </table:table-cell>
          <table:table-cell office:value="759.109985" office:value-type="float">
            <text:p>759.109985</text:p>
          </table:table-cell>
          <table:table-cell office:value="762.48999" office:value-type="float">
            <text:p>762.48999</text:p>
          </table:table-cell>
          <table:table-cell office:value="762.48999" office:value-type="float">
            <text:p>762.48999</text:p>
          </table:table-cell>
          <table:table-cell office:value="1087400" office:value-type="float">
            <text:p>1087400</text:p>
          </table:table-cell>
        </table:table-row>
        <table:table-row>
          <table:table-cell office:date-value="2016-09-15" office:value-type="date">
            <text:p>2016-09-15</text:p>
          </table:table-cell>
          <table:table-cell office:value="762.890015" office:value-type="float">
            <text:p>762.890015</text:p>
          </table:table-cell>
          <table:table-cell office:value="773.799988" office:value-type="float">
            <text:p>773.799988</text:p>
          </table:table-cell>
          <table:table-cell office:value="759.960022" office:value-type="float">
            <text:p>759.960022</text:p>
          </table:table-cell>
          <table:table-cell office:value="771.76001" office:value-type="float">
            <text:p>771.76001</text:p>
          </table:table-cell>
          <table:table-cell office:value="771.76001" office:value-type="float">
            <text:p>771.76001</text:p>
          </table:table-cell>
          <table:table-cell office:value="1305100" office:value-type="float">
            <text:p>1305100</text:p>
          </table:table-cell>
        </table:table-row>
        <table:table-row>
          <table:table-cell office:date-value="2016-09-16" office:value-type="date">
            <text:p>2016-09-16</text:p>
          </table:table-cell>
          <table:table-cell office:value="769.75" office:value-type="float">
            <text:p>769.75</text:p>
          </table:table-cell>
          <table:table-cell office:value="769.75" office:value-type="float">
            <text:p>769.75</text:p>
          </table:table-cell>
          <table:table-cell office:value="764.659973" office:value-type="float">
            <text:p>764.659973</text:p>
          </table:table-cell>
          <table:table-cell office:value="768.880005" office:value-type="float">
            <text:p>768.880005</text:p>
          </table:table-cell>
          <table:table-cell office:value="768.880005" office:value-type="float">
            <text:p>768.880005</text:p>
          </table:table-cell>
          <table:table-cell office:value="2049300" office:value-type="float">
            <text:p>2049300</text:p>
          </table:table-cell>
        </table:table-row>
        <table:table-row>
          <table:table-cell office:date-value="2016-09-19" office:value-type="date">
            <text:p>2016-09-19</text:p>
          </table:table-cell>
          <table:table-cell office:value="772.419983" office:value-type="float">
            <text:p>772.419983</text:p>
          </table:table-cell>
          <table:table-cell office:value="774.0" office:value-type="float">
            <text:p>774.0</text:p>
          </table:table-cell>
          <table:table-cell office:value="764.440979" office:value-type="float">
            <text:p>764.440979</text:p>
          </table:table-cell>
          <table:table-cell office:value="765.700012" office:value-type="float">
            <text:p>765.700012</text:p>
          </table:table-cell>
          <table:table-cell office:value="765.700012" office:value-type="float">
            <text:p>765.700012</text:p>
          </table:table-cell>
          <table:table-cell office:value="1172800" office:value-type="float">
            <text:p>1172800</text:p>
          </table:table-cell>
        </table:table-row>
        <table:table-row>
          <table:table-cell office:date-value="2016-09-20" office:value-type="date">
            <text:p>2016-09-20</text:p>
          </table:table-cell>
          <table:table-cell office:value="769.0" office:value-type="float">
            <text:p>769.0</text:p>
          </table:table-cell>
          <table:table-cell office:value="773.330017" office:value-type="float">
            <text:p>773.330017</text:p>
          </table:table-cell>
          <table:table-cell office:value="768.530029" office:value-type="float">
            <text:p>768.530029</text:p>
          </table:table-cell>
          <table:table-cell office:value="771.409973" office:value-type="float">
            <text:p>771.409973</text:p>
          </table:table-cell>
          <table:table-cell office:value="771.409973" office:value-type="float">
            <text:p>771.409973</text:p>
          </table:table-cell>
          <table:table-cell office:value="978600" office:value-type="float">
            <text:p>978600</text:p>
          </table:table-cell>
        </table:table-row>
        <table:table-row>
          <table:table-cell office:date-value="2016-09-21" office:value-type="date">
            <text:p>2016-09-21</text:p>
          </table:table-cell>
          <table:table-cell office:value="772.659973" office:value-type="float">
            <text:p>772.659973</text:p>
          </table:table-cell>
          <table:table-cell office:value="777.159973" office:value-type="float">
            <text:p>777.159973</text:p>
          </table:table-cell>
          <table:table-cell office:value="768.301025" office:value-type="float">
            <text:p>768.301025</text:p>
          </table:table-cell>
          <table:table-cell office:value="776.219971" office:value-type="float">
            <text:p>776.219971</text:p>
          </table:table-cell>
          <table:table-cell office:value="776.219971" office:value-type="float">
            <text:p>776.219971</text:p>
          </table:table-cell>
          <table:table-cell office:value="1167800" office:value-type="float">
            <text:p>1167800</text:p>
          </table:table-cell>
        </table:table-row>
        <table:table-row>
          <table:table-cell office:date-value="2016-09-22" office:value-type="date">
            <text:p>2016-09-22</text:p>
          </table:table-cell>
          <table:table-cell office:value="780.0" office:value-type="float">
            <text:p>780.0</text:p>
          </table:table-cell>
          <table:table-cell office:value="789.849976" office:value-type="float">
            <text:p>789.849976</text:p>
          </table:table-cell>
          <table:table-cell office:value="778.440002" office:value-type="float">
            <text:p>778.440002</text:p>
          </table:table-cell>
          <table:table-cell office:value="787.210022" office:value-type="float">
            <text:p>787.210022</text:p>
          </table:table-cell>
          <table:table-cell office:value="787.210022" office:value-type="float">
            <text:p>787.210022</text:p>
          </table:table-cell>
          <table:table-cell office:value="1486200" office:value-type="float">
            <text:p>1486200</text:p>
          </table:table-cell>
        </table:table-row>
        <table:table-row>
          <table:table-cell office:date-value="2016-09-23" office:value-type="date">
            <text:p>2016-09-23</text:p>
          </table:table-cell>
          <table:table-cell office:value="786.590027" office:value-type="float">
            <text:p>786.590027</text:p>
          </table:table-cell>
          <table:table-cell office:value="788.929993" office:value-type="float">
            <text:p>788.929993</text:p>
          </table:table-cell>
          <table:table-cell office:value="784.150024" office:value-type="float">
            <text:p>784.150024</text:p>
          </table:table-cell>
          <table:table-cell office:value="786.900024" office:value-type="float">
            <text:p>786.900024</text:p>
          </table:table-cell>
          <table:table-cell office:value="786.900024" office:value-type="float">
            <text:p>786.900024</text:p>
          </table:table-cell>
          <table:table-cell office:value="1411900" office:value-type="float">
            <text:p>1411900</text:p>
          </table:table-cell>
        </table:table-row>
        <table:table-row>
          <table:table-cell office:date-value="2016-09-26" office:value-type="date">
            <text:p>2016-09-26</text:p>
          </table:table-cell>
          <table:table-cell office:value="782.73999" office:value-type="float">
            <text:p>782.73999</text:p>
          </table:table-cell>
          <table:table-cell office:value="782.73999" office:value-type="float">
            <text:p>782.73999</text:p>
          </table:table-cell>
          <table:table-cell office:value="773.070007" office:value-type="float">
            <text:p>773.070007</text:p>
          </table:table-cell>
          <table:table-cell office:value="774.210022" office:value-type="float">
            <text:p>774.210022</text:p>
          </table:table-cell>
          <table:table-cell office:value="774.210022" office:value-type="float">
            <text:p>774.210022</text:p>
          </table:table-cell>
          <table:table-cell office:value="1533200" office:value-type="float">
            <text:p>1533200</text:p>
          </table:table-cell>
        </table:table-row>
        <table:table-row>
          <table:table-cell office:date-value="2016-09-27" office:value-type="date">
            <text:p>2016-09-27</text:p>
          </table:table-cell>
          <table:table-cell office:value="775.5" office:value-type="float">
            <text:p>775.5</text:p>
          </table:table-cell>
          <table:table-cell office:value="785.98999" office:value-type="float">
            <text:p>785.98999</text:p>
          </table:table-cell>
          <table:table-cell office:value="774.307983" office:value-type="float">
            <text:p>774.307983</text:p>
          </table:table-cell>
          <table:table-cell office:value="783.01001" office:value-type="float">
            <text:p>783.01001</text:p>
          </table:table-cell>
          <table:table-cell office:value="783.01001" office:value-type="float">
            <text:p>783.01001</text:p>
          </table:table-cell>
          <table:table-cell office:value="1153200" office:value-type="float">
            <text:p>1153200</text:p>
          </table:table-cell>
        </table:table-row>
        <table:table-row>
          <table:table-cell office:date-value="2016-09-28" office:value-type="date">
            <text:p>2016-09-28</text:p>
          </table:table-cell>
          <table:table-cell office:value="777.849976" office:value-type="float">
            <text:p>777.849976</text:p>
          </table:table-cell>
          <table:table-cell office:value="781.809998" office:value-type="float">
            <text:p>781.809998</text:p>
          </table:table-cell>
          <table:table-cell office:value="774.969971" office:value-type="float">
            <text:p>774.969971</text:p>
          </table:table-cell>
          <table:table-cell office:value="781.559998" office:value-type="float">
            <text:p>781.559998</text:p>
          </table:table-cell>
          <table:table-cell office:value="781.559998" office:value-type="float">
            <text:p>781.559998</text:p>
          </table:table-cell>
          <table:table-cell office:value="1109800" office:value-type="float">
            <text:p>1109800</text:p>
          </table:table-cell>
        </table:table-row>
        <table:table-row>
          <table:table-cell office:date-value="2016-09-29" office:value-type="date">
            <text:p>2016-09-29</text:p>
          </table:table-cell>
          <table:table-cell office:value="781.440002" office:value-type="float">
            <text:p>781.440002</text:p>
          </table:table-cell>
          <table:table-cell office:value="785.799988" office:value-type="float">
            <text:p>785.799988</text:p>
          </table:table-cell>
          <table:table-cell office:value="774.231995" office:value-type="float">
            <text:p>774.231995</text:p>
          </table:table-cell>
          <table:table-cell office:value="775.01001" office:value-type="float">
            <text:p>775.01001</text:p>
          </table:table-cell>
          <table:table-cell office:value="775.01001" office:value-type="float">
            <text:p>775.01001</text:p>
          </table:table-cell>
          <table:table-cell office:value="1314700" office:value-type="float">
            <text:p>1314700</text:p>
          </table:table-cell>
        </table:table-row>
        <table:table-row>
          <table:table-cell office:date-value="2016-09-30" office:value-type="date">
            <text:p>2016-09-30</text:p>
          </table:table-cell>
          <table:table-cell office:value="776.330017" office:value-type="float">
            <text:p>776.330017</text:p>
          </table:table-cell>
          <table:table-cell office:value="780.940002" office:value-type="float">
            <text:p>780.940002</text:p>
          </table:table-cell>
          <table:table-cell office:value="774.090027" office:value-type="float">
            <text:p>774.090027</text:p>
          </table:table-cell>
          <table:table-cell office:value="777.289978" office:value-type="float">
            <text:p>777.289978</text:p>
          </table:table-cell>
          <table:table-cell office:value="777.289978" office:value-type="float">
            <text:p>777.289978</text:p>
          </table:table-cell>
          <table:table-cell office:value="1585300" office:value-type="float">
            <text:p>1585300</text:p>
          </table:table-cell>
        </table:table-row>
        <table:table-row>
          <table:table-cell office:date-value="2016-10-03" office:value-type="date">
            <text:p>2016-10-03</text:p>
          </table:table-cell>
          <table:table-cell office:value="774.25" office:value-type="float">
            <text:p>774.25</text:p>
          </table:table-cell>
          <table:table-cell office:value="776.065002" office:value-type="float">
            <text:p>776.065002</text:p>
          </table:table-cell>
          <table:table-cell office:value="769.5" office:value-type="float">
            <text:p>769.5</text:p>
          </table:table-cell>
          <table:table-cell office:value="772.559998" office:value-type="float">
            <text:p>772.559998</text:p>
          </table:table-cell>
          <table:table-cell office:value="772.559998" office:value-type="float">
            <text:p>772.559998</text:p>
          </table:table-cell>
          <table:table-cell office:value="1278800" office:value-type="float">
            <text:p>1278800</text:p>
          </table:table-cell>
        </table:table-row>
        <table:table-row>
          <table:table-cell office:date-value="2016-10-04" office:value-type="date">
            <text:p>2016-10-04</text:p>
          </table:table-cell>
          <table:table-cell office:value="776.030029" office:value-type="float">
            <text:p>776.030029</text:p>
          </table:table-cell>
          <table:table-cell office:value="778.710022" office:value-type="float">
            <text:p>778.710022</text:p>
          </table:table-cell>
          <table:table-cell office:value="772.890015" office:value-type="float">
            <text:p>772.890015</text:p>
          </table:table-cell>
          <table:table-cell office:value="776.429993" office:value-type="float">
            <text:p>776.429993</text:p>
          </table:table-cell>
          <table:table-cell office:value="776.429993" office:value-type="float">
            <text:p>776.429993</text:p>
          </table:table-cell>
          <table:table-cell office:value="1201400" office:value-type="float">
            <text:p>1201400</text:p>
          </table:table-cell>
        </table:table-row>
        <table:table-row>
          <table:table-cell office:date-value="2016-10-05" office:value-type="date">
            <text:p>2016-10-05</text:p>
          </table:table-cell>
          <table:table-cell office:value="779.309998" office:value-type="float">
            <text:p>779.309998</text:p>
          </table:table-cell>
          <table:table-cell office:value="782.070007" office:value-type="float">
            <text:p>782.070007</text:p>
          </table:table-cell>
          <table:table-cell office:value="775.650024" office:value-type="float">
            <text:p>775.650024</text:p>
          </table:table-cell>
          <table:table-cell office:value="776.469971" office:value-type="float">
            <text:p>776.469971</text:p>
          </table:table-cell>
          <table:table-cell office:value="776.469971" office:value-type="float">
            <text:p>776.469971</text:p>
          </table:table-cell>
          <table:table-cell office:value="1461200" office:value-type="float">
            <text:p>1461200</text:p>
          </table:table-cell>
        </table:table-row>
        <table:table-row>
          <table:table-cell office:date-value="2016-10-06" office:value-type="date">
            <text:p>2016-10-06</text:p>
          </table:table-cell>
          <table:table-cell office:value="779.0" office:value-type="float">
            <text:p>779.0</text:p>
          </table:table-cell>
          <table:table-cell office:value="780.47998" office:value-type="float">
            <text:p>780.47998</text:p>
          </table:table-cell>
          <table:table-cell office:value="775.539978" office:value-type="float">
            <text:p>775.539978</text:p>
          </table:table-cell>
          <table:table-cell office:value="776.859985" office:value-type="float">
            <text:p>776.859985</text:p>
          </table:table-cell>
          <table:table-cell office:value="776.859985" office:value-type="float">
            <text:p>776.859985</text:p>
          </table:table-cell>
          <table:table-cell office:value="1070700" office:value-type="float">
            <text:p>1070700</text:p>
          </table:table-cell>
        </table:table-row>
        <table:table-row>
          <table:table-cell office:date-value="2016-10-07" office:value-type="date">
            <text:p>2016-10-07</text:p>
          </table:table-cell>
          <table:table-cell office:value="779.659973" office:value-type="float">
            <text:p>779.659973</text:p>
          </table:table-cell>
          <table:table-cell office:value="779.659973" office:value-type="float">
            <text:p>779.659973</text:p>
          </table:table-cell>
          <table:table-cell office:value="770.75" office:value-type="float">
            <text:p>770.75</text:p>
          </table:table-cell>
          <table:table-cell office:value="775.080017" office:value-type="float">
            <text:p>775.080017</text:p>
          </table:table-cell>
          <table:table-cell office:value="775.080017" office:value-type="float">
            <text:p>775.080017</text:p>
          </table:table-cell>
          <table:table-cell office:value="933200" office:value-type="float">
            <text:p>933200</text:p>
          </table:table-cell>
        </table:table-row>
        <table:table-row>
          <table:table-cell office:date-value="2016-10-10" office:value-type="date">
            <text:p>2016-10-10</text:p>
          </table:table-cell>
          <table:table-cell office:value="777.710022" office:value-type="float">
            <text:p>777.710022</text:p>
          </table:table-cell>
          <table:table-cell office:value="789.380005" office:value-type="float">
            <text:p>789.380005</text:p>
          </table:table-cell>
          <table:table-cell office:value="775.869995" office:value-type="float">
            <text:p>775.869995</text:p>
          </table:table-cell>
          <table:table-cell office:value="785.940002" office:value-type="float">
            <text:p>785.940002</text:p>
          </table:table-cell>
          <table:table-cell office:value="785.940002" office:value-type="float">
            <text:p>785.940002</text:p>
          </table:table-cell>
          <table:table-cell office:value="1174900" office:value-type="float">
            <text:p>1174900</text:p>
          </table:table-cell>
        </table:table-row>
        <table:table-row>
          <table:table-cell office:date-value="2016-10-11" office:value-type="date">
            <text:p>2016-10-11</text:p>
          </table:table-cell>
          <table:table-cell office:value="786.659973" office:value-type="float">
            <text:p>786.659973</text:p>
          </table:table-cell>
          <table:table-cell office:value="792.280029" office:value-type="float">
            <text:p>792.280029</text:p>
          </table:table-cell>
          <table:table-cell office:value="780.580017" office:value-type="float">
            <text:p>780.580017</text:p>
          </table:table-cell>
          <table:table-cell office:value="783.070007" office:value-type="float">
            <text:p>783.070007</text:p>
          </table:table-cell>
          <table:table-cell office:value="783.070007" office:value-type="float">
            <text:p>783.070007</text:p>
          </table:table-cell>
          <table:table-cell office:value="1372500" office:value-type="float">
            <text:p>1372500</text:p>
          </table:table-cell>
        </table:table-row>
        <table:table-row>
          <table:table-cell office:date-value="2016-10-12" office:value-type="date">
            <text:p>2016-10-12</text:p>
          </table:table-cell>
          <table:table-cell office:value="783.76001" office:value-type="float">
            <text:p>783.76001</text:p>
          </table:table-cell>
          <table:table-cell office:value="788.130005" office:value-type="float">
            <text:p>788.130005</text:p>
          </table:table-cell>
          <table:table-cell office:value="782.059998" office:value-type="float">
            <text:p>782.059998</text:p>
          </table:table-cell>
          <table:table-cell office:value="786.140015" office:value-type="float">
            <text:p>786.140015</text:p>
          </table:table-cell>
          <table:table-cell office:value="786.140015" office:value-type="float">
            <text:p>786.140015</text:p>
          </table:table-cell>
          <table:table-cell office:value="937400" office:value-type="float">
            <text:p>937400</text:p>
          </table:table-cell>
        </table:table-row>
        <table:table-row>
          <table:table-cell office:date-value="2016-10-13" office:value-type="date">
            <text:p>2016-10-13</text:p>
          </table:table-cell>
          <table:table-cell office:value="781.219971" office:value-type="float">
            <text:p>781.219971</text:p>
          </table:table-cell>
          <table:table-cell office:value="781.219971" office:value-type="float">
            <text:p>781.219971</text:p>
          </table:table-cell>
          <table:table-cell office:value="773.0" office:value-type="float">
            <text:p>773.0</text:p>
          </table:table-cell>
          <table:table-cell office:value="778.190002" office:value-type="float">
            <text:p>778.190002</text:p>
          </table:table-cell>
          <table:table-cell office:value="778.190002" office:value-type="float">
            <text:p>778.190002</text:p>
          </table:table-cell>
          <table:table-cell office:value="1365300" office:value-type="float">
            <text:p>1365300</text:p>
          </table:table-cell>
        </table:table-row>
        <table:table-row>
          <table:table-cell office:date-value="2016-10-14" office:value-type="date">
            <text:p>2016-10-14</text:p>
          </table:table-cell>
          <table:table-cell office:value="781.650024" office:value-type="float">
            <text:p>781.650024</text:p>
          </table:table-cell>
          <table:table-cell office:value="783.950012" office:value-type="float">
            <text:p>783.950012</text:p>
          </table:table-cell>
          <table:table-cell office:value="776.0" office:value-type="float">
            <text:p>776.0</text:p>
          </table:table-cell>
          <table:table-cell office:value="778.530029" office:value-type="float">
            <text:p>778.530029</text:p>
          </table:table-cell>
          <table:table-cell office:value="778.530029" office:value-type="float">
            <text:p>778.530029</text:p>
          </table:table-cell>
          <table:table-cell office:value="852500" office:value-type="float">
            <text:p>852500</text:p>
          </table:table-cell>
        </table:table-row>
        <table:table-row>
          <table:table-cell office:date-value="2016-10-17" office:value-type="date">
            <text:p>2016-10-17</text:p>
          </table:table-cell>
          <table:table-cell office:value="779.799988" office:value-type="float">
            <text:p>779.799988</text:p>
          </table:table-cell>
          <table:table-cell office:value="785.849976" office:value-type="float">
            <text:p>785.849976</text:p>
          </table:table-cell>
          <table:table-cell office:value="777.5" office:value-type="float">
            <text:p>777.5</text:p>
          </table:table-cell>
          <table:table-cell office:value="779.960022" office:value-type="float">
            <text:p>779.960022</text:p>
          </table:table-cell>
          <table:table-cell office:value="779.960022" office:value-type="float">
            <text:p>779.960022</text:p>
          </table:table-cell>
          <table:table-cell office:value="1093000" office:value-type="float">
            <text:p>1093000</text:p>
          </table:table-cell>
        </table:table-row>
        <table:table-row>
          <table:table-cell office:date-value="2016-10-18" office:value-type="date">
            <text:p>2016-10-18</text:p>
          </table:table-cell>
          <table:table-cell office:value="787.849976" office:value-type="float">
            <text:p>787.849976</text:p>
          </table:table-cell>
          <table:table-cell office:value="801.609985" office:value-type="float">
            <text:p>801.609985</text:p>
          </table:table-cell>
          <table:table-cell office:value="785.565002" office:value-type="float">
            <text:p>785.565002</text:p>
          </table:table-cell>
          <table:table-cell office:value="795.26001" office:value-type="float">
            <text:p>795.26001</text:p>
          </table:table-cell>
          <table:table-cell office:value="795.26001" office:value-type="float">
            <text:p>795.26001</text:p>
          </table:table-cell>
          <table:table-cell office:value="2056900" office:value-type="float">
            <text:p>2056900</text:p>
          </table:table-cell>
        </table:table-row>
        <table:table-row>
          <table:table-cell office:date-value="2016-10-19" office:value-type="date">
            <text:p>2016-10-19</text:p>
          </table:table-cell>
          <table:table-cell office:value="798.23999" office:value-type="float">
            <text:p>798.23999</text:p>
          </table:table-cell>
          <table:table-cell office:value="804.599976" office:value-type="float">
            <text:p>804.599976</text:p>
          </table:table-cell>
          <table:table-cell office:value="798.030029" office:value-type="float">
            <text:p>798.030029</text:p>
          </table:table-cell>
          <table:table-cell office:value="801.5" office:value-type="float">
            <text:p>801.5</text:p>
          </table:table-cell>
          <table:table-cell office:value="801.5" office:value-type="float">
            <text:p>801.5</text:p>
          </table:table-cell>
          <table:table-cell office:value="1766800" office:value-type="float">
            <text:p>1766800</text:p>
          </table:table-cell>
        </table:table-row>
        <table:table-row>
          <table:table-cell office:date-value="2016-10-20" office:value-type="date">
            <text:p>2016-10-20</text:p>
          </table:table-cell>
          <table:table-cell office:value="803.299988" office:value-type="float">
            <text:p>803.299988</text:p>
          </table:table-cell>
          <table:table-cell office:value="803.969971" office:value-type="float">
            <text:p>803.969971</text:p>
          </table:table-cell>
          <table:table-cell office:value="796.030029" office:value-type="float">
            <text:p>796.030029</text:p>
          </table:table-cell>
          <table:table-cell office:value="796.969971" office:value-type="float">
            <text:p>796.969971</text:p>
          </table:table-cell>
          <table:table-cell office:value="796.969971" office:value-type="float">
            <text:p>796.969971</text:p>
          </table:table-cell>
          <table:table-cell office:value="1757500" office:value-type="float">
            <text:p>1757500</text:p>
          </table:table-cell>
        </table:table-row>
        <table:table-row>
          <table:table-cell office:date-value="2016-10-21" office:value-type="date">
            <text:p>2016-10-21</text:p>
          </table:table-cell>
          <table:table-cell office:value="795.0" office:value-type="float">
            <text:p>795.0</text:p>
          </table:table-cell>
          <table:table-cell office:value="799.5" office:value-type="float">
            <text:p>799.5</text:p>
          </table:table-cell>
          <table:table-cell office:value="794.0" office:value-type="float">
            <text:p>794.0</text:p>
          </table:table-cell>
          <table:table-cell office:value="799.369995" office:value-type="float">
            <text:p>799.369995</text:p>
          </table:table-cell>
          <table:table-cell office:value="799.369995" office:value-type="float">
            <text:p>799.369995</text:p>
          </table:table-cell>
          <table:table-cell office:value="1266200" office:value-type="float">
            <text:p>1266200</text:p>
          </table:table-cell>
        </table:table-row>
        <table:table-row>
          <table:table-cell office:date-value="2016-10-24" office:value-type="date">
            <text:p>2016-10-24</text:p>
          </table:table-cell>
          <table:table-cell office:value="804.900024" office:value-type="float">
            <text:p>804.900024</text:p>
          </table:table-cell>
          <table:table-cell office:value="815.179993" office:value-type="float">
            <text:p>815.179993</text:p>
          </table:table-cell>
          <table:table-cell office:value="804.820007" office:value-type="float">
            <text:p>804.820007</text:p>
          </table:table-cell>
          <table:table-cell office:value="813.109985" office:value-type="float">
            <text:p>813.109985</text:p>
          </table:table-cell>
          <table:table-cell office:value="813.109985" office:value-type="float">
            <text:p>813.109985</text:p>
          </table:table-cell>
          <table:table-cell office:value="1697500" office:value-type="float">
            <text:p>1697500</text:p>
          </table:table-cell>
        </table:table-row>
        <table:table-row>
          <table:table-cell office:date-value="2016-10-25" office:value-type="date">
            <text:p>2016-10-25</text:p>
          </table:table-cell>
          <table:table-cell office:value="816.679993" office:value-type="float">
            <text:p>816.679993</text:p>
          </table:table-cell>
          <table:table-cell office:value="816.679993" office:value-type="float">
            <text:p>816.679993</text:p>
          </table:table-cell>
          <table:table-cell office:value="805.140015" office:value-type="float">
            <text:p>805.140015</text:p>
          </table:table-cell>
          <table:table-cell office:value="807.669983" office:value-type="float">
            <text:p>807.669983</text:p>
          </table:table-cell>
          <table:table-cell office:value="807.669983" office:value-type="float">
            <text:p>807.669983</text:p>
          </table:table-cell>
          <table:table-cell office:value="1576400" office:value-type="float">
            <text:p>1576400</text:p>
          </table:table-cell>
        </table:table-row>
        <table:table-row>
          <table:table-cell office:date-value="2016-10-26" office:value-type="date">
            <text:p>2016-10-26</text:p>
          </table:table-cell>
          <table:table-cell office:value="806.340027" office:value-type="float">
            <text:p>806.340027</text:p>
          </table:table-cell>
          <table:table-cell office:value="806.97998" office:value-type="float">
            <text:p>806.97998</text:p>
          </table:table-cell>
          <table:table-cell office:value="796.320007" office:value-type="float">
            <text:p>796.320007</text:p>
          </table:table-cell>
          <table:table-cell office:value="799.070007" office:value-type="float">
            <text:p>799.070007</text:p>
          </table:table-cell>
          <table:table-cell office:value="799.070007" office:value-type="float">
            <text:p>799.070007</text:p>
          </table:table-cell>
          <table:table-cell office:value="1647700" office:value-type="float">
            <text:p>1647700</text:p>
          </table:table-cell>
        </table:table-row>
        <table:table-row>
          <table:table-cell office:date-value="2016-10-27" office:value-type="date">
            <text:p>2016-10-27</text:p>
          </table:table-cell>
          <table:table-cell office:value="801.0" office:value-type="float">
            <text:p>801.0</text:p>
          </table:table-cell>
          <table:table-cell office:value="803.48999" office:value-type="float">
            <text:p>803.48999</text:p>
          </table:table-cell>
          <table:table-cell office:value="791.5" office:value-type="float">
            <text:p>791.5</text:p>
          </table:table-cell>
          <table:table-cell office:value="795.349976" office:value-type="float">
            <text:p>795.349976</text:p>
          </table:table-cell>
          <table:table-cell office:value="795.349976" office:value-type="float">
            <text:p>795.349976</text:p>
          </table:table-cell>
          <table:table-cell office:value="2749200" office:value-type="float">
            <text:p>2749200</text:p>
          </table:table-cell>
        </table:table-row>
        <table:table-row>
          <table:table-cell office:date-value="2016-10-28" office:value-type="date">
            <text:p>2016-10-28</text:p>
          </table:table-cell>
          <table:table-cell office:value="808.349976" office:value-type="float">
            <text:p>808.349976</text:p>
          </table:table-cell>
          <table:table-cell office:value="815.48999" office:value-type="float">
            <text:p>815.48999</text:p>
          </table:table-cell>
          <table:table-cell office:value="793.590027" office:value-type="float">
            <text:p>793.590027</text:p>
          </table:table-cell>
          <table:table-cell office:value="795.369995" office:value-type="float">
            <text:p>795.369995</text:p>
          </table:table-cell>
          <table:table-cell office:value="795.369995" office:value-type="float">
            <text:p>795.369995</text:p>
          </table:table-cell>
          <table:table-cell office:value="4269900" office:value-type="float">
            <text:p>4269900</text:p>
          </table:table-cell>
        </table:table-row>
        <table:table-row>
          <table:table-cell office:date-value="2016-10-31" office:value-type="date">
            <text:p>2016-10-31</text:p>
          </table:table-cell>
          <table:table-cell office:value="795.469971" office:value-type="float">
            <text:p>795.469971</text:p>
          </table:table-cell>
          <table:table-cell office:value="796.859985" office:value-type="float">
            <text:p>796.859985</text:p>
          </table:table-cell>
          <table:table-cell office:value="784.0" office:value-type="float">
            <text:p>784.0</text:p>
          </table:table-cell>
          <table:table-cell office:value="784.539978" office:value-type="float">
            <text:p>784.539978</text:p>
          </table:table-cell>
          <table:table-cell office:value="784.539978" office:value-type="float">
            <text:p>784.539978</text:p>
          </table:table-cell>
          <table:table-cell office:value="2427300" office:value-type="float">
            <text:p>2427300</text:p>
          </table:table-cell>
        </table:table-row>
        <table:table-row>
          <table:table-cell office:date-value="2016-11-01" office:value-type="date">
            <text:p>2016-11-01</text:p>
          </table:table-cell>
          <table:table-cell office:value="782.890015" office:value-type="float">
            <text:p>782.890015</text:p>
          </table:table-cell>
          <table:table-cell office:value="789.48999" office:value-type="float">
            <text:p>789.48999</text:p>
          </table:table-cell>
          <table:table-cell office:value="775.539978" office:value-type="float">
            <text:p>775.539978</text:p>
          </table:table-cell>
          <table:table-cell office:value="783.609985" office:value-type="float">
            <text:p>783.609985</text:p>
          </table:table-cell>
          <table:table-cell office:value="783.609985" office:value-type="float">
            <text:p>783.609985</text:p>
          </table:table-cell>
          <table:table-cell office:value="2406400" office:value-type="float">
            <text:p>2406400</text:p>
          </table:table-cell>
        </table:table-row>
        <table:table-row>
          <table:table-cell office:date-value="2016-11-02" office:value-type="date">
            <text:p>2016-11-02</text:p>
          </table:table-cell>
          <table:table-cell office:value="778.200012" office:value-type="float">
            <text:p>778.200012</text:p>
          </table:table-cell>
          <table:table-cell office:value="781.650024" office:value-type="float">
            <text:p>781.650024</text:p>
          </table:table-cell>
          <table:table-cell office:value="763.450012" office:value-type="float">
            <text:p>763.450012</text:p>
          </table:table-cell>
          <table:table-cell office:value="768.700012" office:value-type="float">
            <text:p>768.700012</text:p>
          </table:table-cell>
          <table:table-cell office:value="768.700012" office:value-type="float">
            <text:p>768.700012</text:p>
          </table:table-cell>
          <table:table-cell office:value="1872400" office:value-type="float">
            <text:p>1872400</text:p>
          </table:table-cell>
        </table:table-row>
        <table:table-row>
          <table:table-cell office:date-value="2016-11-03" office:value-type="date">
            <text:p>2016-11-03</text:p>
          </table:table-cell>
          <table:table-cell office:value="767.25" office:value-type="float">
            <text:p>767.25</text:p>
          </table:table-cell>
          <table:table-cell office:value="769.950012" office:value-type="float">
            <text:p>769.950012</text:p>
          </table:table-cell>
          <table:table-cell office:value="759.030029" office:value-type="float">
            <text:p>759.030029</text:p>
          </table:table-cell>
          <table:table-cell office:value="762.130005" office:value-type="float">
            <text:p>762.130005</text:p>
          </table:table-cell>
          <table:table-cell office:value="762.130005" office:value-type="float">
            <text:p>762.130005</text:p>
          </table:table-cell>
          <table:table-cell office:value="1943200" office:value-type="float">
            <text:p>1943200</text:p>
          </table:table-cell>
        </table:table-row>
        <table:table-row>
          <table:table-cell office:date-value="2016-11-04" office:value-type="date">
            <text:p>2016-11-04</text:p>
          </table:table-cell>
          <table:table-cell office:value="750.659973" office:value-type="float">
            <text:p>750.659973</text:p>
          </table:table-cell>
          <table:table-cell office:value="770.359985" office:value-type="float">
            <text:p>770.359985</text:p>
          </table:table-cell>
          <table:table-cell office:value="750.560974" office:value-type="float">
            <text:p>750.560974</text:p>
          </table:table-cell>
          <table:table-cell office:value="762.02002" office:value-type="float">
            <text:p>762.02002</text:p>
          </table:table-cell>
          <table:table-cell office:value="762.02002" office:value-type="float">
            <text:p>762.02002</text:p>
          </table:table-cell>
          <table:table-cell office:value="2134800" office:value-type="float">
            <text:p>2134800</text:p>
          </table:table-cell>
        </table:table-row>
        <table:table-row>
          <table:table-cell office:date-value="2016-11-07" office:value-type="date">
            <text:p>2016-11-07</text:p>
          </table:table-cell>
          <table:table-cell office:value="774.5" office:value-type="float">
            <text:p>774.5</text:p>
          </table:table-cell>
          <table:table-cell office:value="785.190002" office:value-type="float">
            <text:p>785.190002</text:p>
          </table:table-cell>
          <table:table-cell office:value="772.549988" office:value-type="float">
            <text:p>772.549988</text:p>
          </table:table-cell>
          <table:table-cell office:value="782.52002" office:value-type="float">
            <text:p>782.52002</text:p>
          </table:table-cell>
          <table:table-cell office:value="782.52002" office:value-type="float">
            <text:p>782.52002</text:p>
          </table:table-cell>
          <table:table-cell office:value="1585100" office:value-type="float">
            <text:p>1585100</text:p>
          </table:table-cell>
        </table:table-row>
        <table:table-row>
          <table:table-cell office:date-value="2016-11-08" office:value-type="date">
            <text:p>2016-11-08</text:p>
          </table:table-cell>
          <table:table-cell office:value="783.400024" office:value-type="float">
            <text:p>783.400024</text:p>
          </table:table-cell>
          <table:table-cell office:value="795.632996" office:value-type="float">
            <text:p>795.632996</text:p>
          </table:table-cell>
          <table:table-cell office:value="780.190002" office:value-type="float">
            <text:p>780.190002</text:p>
          </table:table-cell>
          <table:table-cell office:value="790.51001" office:value-type="float">
            <text:p>790.51001</text:p>
          </table:table-cell>
          <table:table-cell office:value="790.51001" office:value-type="float">
            <text:p>790.51001</text:p>
          </table:table-cell>
          <table:table-cell office:value="1350800" office:value-type="float">
            <text:p>1350800</text:p>
          </table:table-cell>
        </table:table-row>
        <table:table-row>
          <table:table-cell office:date-value="2016-11-09" office:value-type="date">
            <text:p>2016-11-09</text:p>
          </table:table-cell>
          <table:table-cell office:value="779.940002" office:value-type="float">
            <text:p>779.940002</text:p>
          </table:table-cell>
          <table:table-cell office:value="791.22699" office:value-type="float">
            <text:p>791.22699</text:p>
          </table:table-cell>
          <table:table-cell office:value="771.669983" office:value-type="float">
            <text:p>771.669983</text:p>
          </table:table-cell>
          <table:table-cell office:value="785.309998" office:value-type="float">
            <text:p>785.309998</text:p>
          </table:table-cell>
          <table:table-cell office:value="785.309998" office:value-type="float">
            <text:p>785.309998</text:p>
          </table:table-cell>
          <table:table-cell office:value="2607100" office:value-type="float">
            <text:p>2607100</text:p>
          </table:table-cell>
        </table:table-row>
        <table:table-row>
          <table:table-cell office:date-value="2016-11-10" office:value-type="date">
            <text:p>2016-11-10</text:p>
          </table:table-cell>
          <table:table-cell office:value="791.169983" office:value-type="float">
            <text:p>791.169983</text:p>
          </table:table-cell>
          <table:table-cell office:value="791.169983" office:value-type="float">
            <text:p>791.169983</text:p>
          </table:table-cell>
          <table:table-cell office:value="752.179993" office:value-type="float">
            <text:p>752.179993</text:p>
          </table:table-cell>
          <table:table-cell office:value="762.559998" office:value-type="float">
            <text:p>762.559998</text:p>
          </table:table-cell>
          <table:table-cell office:value="762.559998" office:value-type="float">
            <text:p>762.559998</text:p>
          </table:table-cell>
          <table:table-cell office:value="4745200" office:value-type="float">
            <text:p>4745200</text:p>
          </table:table-cell>
        </table:table-row>
        <table:table-row>
          <table:table-cell office:date-value="2016-11-11" office:value-type="date">
            <text:p>2016-11-11</text:p>
          </table:table-cell>
          <table:table-cell office:value="756.539978" office:value-type="float">
            <text:p>756.539978</text:p>
          </table:table-cell>
          <table:table-cell office:value="760.780029" office:value-type="float">
            <text:p>760.780029</text:p>
          </table:table-cell>
          <table:table-cell office:value="750.380005" office:value-type="float">
            <text:p>750.380005</text:p>
          </table:table-cell>
          <table:table-cell office:value="754.02002" office:value-type="float">
            <text:p>754.02002</text:p>
          </table:table-cell>
          <table:table-cell office:value="754.02002" office:value-type="float">
            <text:p>754.02002</text:p>
          </table:table-cell>
          <table:table-cell office:value="2394000" office:value-type="float">
            <text:p>2394000</text:p>
          </table:table-cell>
        </table:table-row>
        <table:table-row>
          <table:table-cell office:date-value="2016-11-14" office:value-type="date">
            <text:p>2016-11-14</text:p>
          </table:table-cell>
          <table:table-cell office:value="755.599976" office:value-type="float">
            <text:p>755.599976</text:p>
          </table:table-cell>
          <table:table-cell office:value="757.849976" office:value-type="float">
            <text:p>757.849976</text:p>
          </table:table-cell>
          <table:table-cell office:value="727.539978" office:value-type="float">
            <text:p>727.539978</text:p>
          </table:table-cell>
          <table:table-cell office:value="736.080017" office:value-type="float">
            <text:p>736.080017</text:p>
          </table:table-cell>
          <table:table-cell office:value="736.080017" office:value-type="float">
            <text:p>736.080017</text:p>
          </table:table-cell>
          <table:table-cell office:value="3654400" office:value-type="float">
            <text:p>3654400</text:p>
          </table:table-cell>
        </table:table-row>
        <table:table-row>
          <table:table-cell office:date-value="2016-11-15" office:value-type="date">
            <text:p>2016-11-15</text:p>
          </table:table-cell>
          <table:table-cell office:value="746.969971" office:value-type="float">
            <text:p>746.969971</text:p>
          </table:table-cell>
          <table:table-cell office:value="764.416016" office:value-type="float">
            <text:p>764.416016</text:p>
          </table:table-cell>
          <table:table-cell office:value="746.969971" office:value-type="float">
            <text:p>746.969971</text:p>
          </table:table-cell>
          <table:table-cell office:value="758.48999" office:value-type="float">
            <text:p>758.48999</text:p>
          </table:table-cell>
          <table:table-cell office:value="758.48999" office:value-type="float">
            <text:p>758.48999</text:p>
          </table:table-cell>
          <table:table-cell office:value="2384000" office:value-type="float">
            <text:p>2384000</text:p>
          </table:table-cell>
        </table:table-row>
        <table:table-row>
          <table:table-cell office:date-value="2016-11-16" office:value-type="date">
            <text:p>2016-11-16</text:p>
          </table:table-cell>
          <table:table-cell office:value="755.200012" office:value-type="float">
            <text:p>755.200012</text:p>
          </table:table-cell>
          <table:table-cell office:value="766.359985" office:value-type="float">
            <text:p>766.359985</text:p>
          </table:table-cell>
          <table:table-cell office:value="750.51001" office:value-type="float">
            <text:p>750.51001</text:p>
          </table:table-cell>
          <table:table-cell office:value="764.47998" office:value-type="float">
            <text:p>764.47998</text:p>
          </table:table-cell>
          <table:table-cell office:value="764.47998" office:value-type="float">
            <text:p>764.47998</text:p>
          </table:table-cell>
          <table:table-cell office:value="1472600" office:value-type="float">
            <text:p>1472600</text:p>
          </table:table-cell>
        </table:table-row>
        <table:table-row>
          <table:table-cell office:date-value="2016-11-17" office:value-type="date">
            <text:p>2016-11-17</text:p>
          </table:table-cell>
          <table:table-cell office:value="766.919983" office:value-type="float">
            <text:p>766.919983</text:p>
          </table:table-cell>
          <table:table-cell office:value="772.700012" office:value-type="float">
            <text:p>772.700012</text:p>
          </table:table-cell>
          <table:table-cell office:value="764.22998" office:value-type="float">
            <text:p>764.22998</text:p>
          </table:table-cell>
          <table:table-cell office:value="771.22998" office:value-type="float">
            <text:p>771.22998</text:p>
          </table:table-cell>
          <table:table-cell office:value="771.22998" office:value-type="float">
            <text:p>771.22998</text:p>
          </table:table-cell>
          <table:table-cell office:value="1304000" office:value-type="float">
            <text:p>1304000</text:p>
          </table:table-cell>
        </table:table-row>
        <table:table-row>
          <table:table-cell office:date-value="2016-11-18" office:value-type="date">
            <text:p>2016-11-18</text:p>
          </table:table-cell>
          <table:table-cell office:value="771.369995" office:value-type="float">
            <text:p>771.369995</text:p>
          </table:table-cell>
          <table:table-cell office:value="775.0" office:value-type="float">
            <text:p>775.0</text:p>
          </table:table-cell>
          <table:table-cell office:value="760.0" office:value-type="float">
            <text:p>760.0</text:p>
          </table:table-cell>
          <table:table-cell office:value="760.539978" office:value-type="float">
            <text:p>760.539978</text:p>
          </table:table-cell>
          <table:table-cell office:value="760.539978" office:value-type="float">
            <text:p>760.539978</text:p>
          </table:table-cell>
          <table:table-cell office:value="1547100" office:value-type="float">
            <text:p>1547100</text:p>
          </table:table-cell>
        </table:table-row>
        <table:table-row>
          <table:table-cell office:date-value="2016-11-21" office:value-type="date">
            <text:p>2016-11-21</text:p>
          </table:table-cell>
          <table:table-cell office:value="762.609985" office:value-type="float">
            <text:p>762.609985</text:p>
          </table:table-cell>
          <table:table-cell office:value="769.700012" office:value-type="float">
            <text:p>769.700012</text:p>
          </table:table-cell>
          <table:table-cell office:value="760.599976" office:value-type="float">
            <text:p>760.599976</text:p>
          </table:table-cell>
          <table:table-cell office:value="769.200012" office:value-type="float">
            <text:p>769.200012</text:p>
          </table:table-cell>
          <table:table-cell office:value="769.200012" office:value-type="float">
            <text:p>769.200012</text:p>
          </table:table-cell>
          <table:table-cell office:value="1330600" office:value-type="float">
            <text:p>1330600</text:p>
          </table:table-cell>
        </table:table-row>
        <table:table-row>
          <table:table-cell office:date-value="2016-11-22" office:value-type="date">
            <text:p>2016-11-22</text:p>
          </table:table-cell>
          <table:table-cell office:value="772.630005" office:value-type="float">
            <text:p>772.630005</text:p>
          </table:table-cell>
          <table:table-cell office:value="776.960022" office:value-type="float">
            <text:p>776.960022</text:p>
          </table:table-cell>
          <table:table-cell office:value="767.0" office:value-type="float">
            <text:p>767.0</text:p>
          </table:table-cell>
          <table:table-cell office:value="768.27002" office:value-type="float">
            <text:p>768.27002</text:p>
          </table:table-cell>
          <table:table-cell office:value="768.27002" office:value-type="float">
            <text:p>768.27002</text:p>
          </table:table-cell>
          <table:table-cell office:value="1593100" office:value-type="float">
            <text:p>1593100</text:p>
          </table:table-cell>
        </table:table-row>
        <table:table-row>
          <table:table-cell office:date-value="2016-11-23" office:value-type="date">
            <text:p>2016-11-23</text:p>
          </table:table-cell>
          <table:table-cell office:value="767.72998" office:value-type="float">
            <text:p>767.72998</text:p>
          </table:table-cell>
          <table:table-cell office:value="768.28302" office:value-type="float">
            <text:p>768.28302</text:p>
          </table:table-cell>
          <table:table-cell office:value="755.25" office:value-type="float">
            <text:p>755.25</text:p>
          </table:table-cell>
          <table:table-cell office:value="760.98999" office:value-type="float">
            <text:p>760.98999</text:p>
          </table:table-cell>
          <table:table-cell office:value="760.98999" office:value-type="float">
            <text:p>760.98999</text:p>
          </table:table-cell>
          <table:table-cell office:value="1478400" office:value-type="float">
            <text:p>1478400</text:p>
          </table:table-cell>
        </table:table-row>
        <table:table-row>
          <table:table-cell office:date-value="2016-11-25" office:value-type="date">
            <text:p>2016-11-25</text:p>
          </table:table-cell>
          <table:table-cell office:value="764.26001" office:value-type="float">
            <text:p>764.26001</text:p>
          </table:table-cell>
          <table:table-cell office:value="765.0" office:value-type="float">
            <text:p>765.0</text:p>
          </table:table-cell>
          <table:table-cell office:value="760.52002" office:value-type="float">
            <text:p>760.52002</text:p>
          </table:table-cell>
          <table:table-cell office:value="761.679993" office:value-type="float">
            <text:p>761.679993</text:p>
          </table:table-cell>
          <table:table-cell office:value="761.679993" office:value-type="float">
            <text:p>761.679993</text:p>
          </table:table-cell>
          <table:table-cell office:value="587400" office:value-type="float">
            <text:p>587400</text:p>
          </table:table-cell>
        </table:table-row>
        <table:table-row>
          <table:table-cell office:date-value="2016-11-28" office:value-type="date">
            <text:p>2016-11-28</text:p>
          </table:table-cell>
          <table:table-cell office:value="760.0" office:value-type="float">
            <text:p>760.0</text:p>
          </table:table-cell>
          <table:table-cell office:value="779.530029" office:value-type="float">
            <text:p>779.530029</text:p>
          </table:table-cell>
          <table:table-cell office:value="759.799988" office:value-type="float">
            <text:p>759.799988</text:p>
          </table:table-cell>
          <table:table-cell office:value="768.23999" office:value-type="float">
            <text:p>768.23999</text:p>
          </table:table-cell>
          <table:table-cell office:value="768.23999" office:value-type="float">
            <text:p>768.23999</text:p>
          </table:table-cell>
          <table:table-cell office:value="2188200" office:value-type="float">
            <text:p>2188200</text:p>
          </table:table-cell>
        </table:table-row>
        <table:table-row>
          <table:table-cell office:date-value="2016-11-29" office:value-type="date">
            <text:p>2016-11-29</text:p>
          </table:table-cell>
          <table:table-cell office:value="771.530029" office:value-type="float">
            <text:p>771.530029</text:p>
          </table:table-cell>
          <table:table-cell office:value="778.5" office:value-type="float">
            <text:p>778.5</text:p>
          </table:table-cell>
          <table:table-cell office:value="768.23999" office:value-type="float">
            <text:p>768.23999</text:p>
          </table:table-cell>
          <table:table-cell office:value="770.840027" office:value-type="float">
            <text:p>770.840027</text:p>
          </table:table-cell>
          <table:table-cell office:value="770.840027" office:value-type="float">
            <text:p>770.840027</text:p>
          </table:table-cell>
          <table:table-cell office:value="1616600" office:value-type="float">
            <text:p>1616600</text:p>
          </table:table-cell>
        </table:table-row>
        <table:table-row>
          <table:table-cell office:date-value="2016-11-30" office:value-type="date">
            <text:p>2016-11-30</text:p>
          </table:table-cell>
          <table:table-cell office:value="770.070007" office:value-type="float">
            <text:p>770.070007</text:p>
          </table:table-cell>
          <table:table-cell office:value="772.98999" office:value-type="float">
            <text:p>772.98999</text:p>
          </table:table-cell>
          <table:table-cell office:value="754.830017" office:value-type="float">
            <text:p>754.830017</text:p>
          </table:table-cell>
          <table:table-cell office:value="758.039978" office:value-type="float">
            <text:p>758.039978</text:p>
          </table:table-cell>
          <table:table-cell office:value="758.039978" office:value-type="float">
            <text:p>758.039978</text:p>
          </table:table-cell>
          <table:table-cell office:value="2392900" office:value-type="float">
            <text:p>2392900</text:p>
          </table:table-cell>
        </table:table-row>
        <table:table-row>
          <table:table-cell office:date-value="2016-12-01" office:value-type="date">
            <text:p>2016-12-01</text:p>
          </table:table-cell>
          <table:table-cell office:value="757.440002" office:value-type="float">
            <text:p>757.440002</text:p>
          </table:table-cell>
          <table:table-cell office:value="759.849976" office:value-type="float">
            <text:p>759.849976</text:p>
          </table:table-cell>
          <table:table-cell office:value="737.025024" office:value-type="float">
            <text:p>737.025024</text:p>
          </table:table-cell>
          <table:table-cell office:value="747.919983" office:value-type="float">
            <text:p>747.919983</text:p>
          </table:table-cell>
          <table:table-cell office:value="747.919983" office:value-type="float">
            <text:p>747.919983</text:p>
          </table:table-cell>
          <table:table-cell office:value="3017900" office:value-type="float">
            <text:p>3017900</text:p>
          </table:table-cell>
        </table:table-row>
        <table:table-row>
          <table:table-cell office:date-value="2016-12-02" office:value-type="date">
            <text:p>2016-12-02</text:p>
          </table:table-cell>
          <table:table-cell office:value="744.590027" office:value-type="float">
            <text:p>744.590027</text:p>
          </table:table-cell>
          <table:table-cell office:value="754.0" office:value-type="float">
            <text:p>754.0</text:p>
          </table:table-cell>
          <table:table-cell office:value="743.099976" office:value-type="float">
            <text:p>743.099976</text:p>
          </table:table-cell>
          <table:table-cell office:value="750.5" office:value-type="float">
            <text:p>750.5</text:p>
          </table:table-cell>
          <table:table-cell office:value="750.5" office:value-type="float">
            <text:p>750.5</text:p>
          </table:table-cell>
          <table:table-cell office:value="1452500" office:value-type="float">
            <text:p>1452500</text:p>
          </table:table-cell>
        </table:table-row>
        <table:table-row>
          <table:table-cell office:date-value="2016-12-05" office:value-type="date">
            <text:p>2016-12-05</text:p>
          </table:table-cell>
          <table:table-cell office:value="757.710022" office:value-type="float">
            <text:p>757.710022</text:p>
          </table:table-cell>
          <table:table-cell office:value="763.900024" office:value-type="float">
            <text:p>763.900024</text:p>
          </table:table-cell>
          <table:table-cell office:value="752.900024" office:value-type="float">
            <text:p>752.900024</text:p>
          </table:table-cell>
          <table:table-cell office:value="762.52002" office:value-type="float">
            <text:p>762.52002</text:p>
          </table:table-cell>
          <table:table-cell office:value="762.52002" office:value-type="float">
            <text:p>762.52002</text:p>
          </table:table-cell>
          <table:table-cell office:value="1394200" office:value-type="float">
            <text:p>1394200</text:p>
          </table:table-cell>
        </table:table-row>
        <table:table-row>
          <table:table-cell office:date-value="2016-12-06" office:value-type="date">
            <text:p>2016-12-06</text:p>
          </table:table-cell>
          <table:table-cell office:value="764.72998" office:value-type="float">
            <text:p>764.72998</text:p>
          </table:table-cell>
          <table:table-cell office:value="768.830017" office:value-type="float">
            <text:p>768.830017</text:p>
          </table:table-cell>
          <table:table-cell office:value="757.340027" office:value-type="float">
            <text:p>757.340027</text:p>
          </table:table-cell>
          <table:table-cell office:value="759.109985" office:value-type="float">
            <text:p>759.109985</text:p>
          </table:table-cell>
          <table:table-cell office:value="759.109985" office:value-type="float">
            <text:p>759.109985</text:p>
          </table:table-cell>
          <table:table-cell office:value="1690700" office:value-type="float">
            <text:p>1690700</text:p>
          </table:table-cell>
        </table:table-row>
        <table:table-row>
          <table:table-cell office:date-value="2016-12-07" office:value-type="date">
            <text:p>2016-12-07</text:p>
          </table:table-cell>
          <table:table-cell office:value="761.0" office:value-type="float">
            <text:p>761.0</text:p>
          </table:table-cell>
          <table:table-cell office:value="771.359985" office:value-type="float">
            <text:p>771.359985</text:p>
          </table:table-cell>
          <table:table-cell office:value="755.799988" office:value-type="float">
            <text:p>755.799988</text:p>
          </table:table-cell>
          <table:table-cell office:value="771.190002" office:value-type="float">
            <text:p>771.190002</text:p>
          </table:table-cell>
          <table:table-cell office:value="771.190002" office:value-type="float">
            <text:p>771.190002</text:p>
          </table:table-cell>
          <table:table-cell office:value="1761000" office:value-type="float">
            <text:p>1761000</text:p>
          </table:table-cell>
        </table:table-row>
        <table:table-row>
          <table:table-cell office:date-value="2016-12-08" office:value-type="date">
            <text:p>2016-12-08</text:p>
          </table:table-cell>
          <table:table-cell office:value="772.47998" office:value-type="float">
            <text:p>772.47998</text:p>
          </table:table-cell>
          <table:table-cell office:value="778.179993" office:value-type="float">
            <text:p>778.179993</text:p>
          </table:table-cell>
          <table:table-cell office:value="767.22998" office:value-type="float">
            <text:p>767.22998</text:p>
          </table:table-cell>
          <table:table-cell office:value="776.419983" office:value-type="float">
            <text:p>776.419983</text:p>
          </table:table-cell>
          <table:table-cell office:value="776.419983" office:value-type="float">
            <text:p>776.419983</text:p>
          </table:table-cell>
          <table:table-cell office:value="1488100" office:value-type="float">
            <text:p>1488100</text:p>
          </table:table-cell>
        </table:table-row>
        <table:table-row>
          <table:table-cell office:date-value="2016-12-09" office:value-type="date">
            <text:p>2016-12-09</text:p>
          </table:table-cell>
          <table:table-cell office:value="780.0" office:value-type="float">
            <text:p>780.0</text:p>
          </table:table-cell>
          <table:table-cell office:value="789.429993" office:value-type="float">
            <text:p>789.429993</text:p>
          </table:table-cell>
          <table:table-cell office:value="779.020996" office:value-type="float">
            <text:p>779.020996</text:p>
          </table:table-cell>
          <table:table-cell office:value="789.289978" office:value-type="float">
            <text:p>789.289978</text:p>
          </table:table-cell>
          <table:table-cell office:value="789.289978" office:value-type="float">
            <text:p>789.289978</text:p>
          </table:table-cell>
          <table:table-cell office:value="1821900" office:value-type="float">
            <text:p>1821900</text:p>
          </table:table-cell>
        </table:table-row>
        <table:table-row>
          <table:table-cell office:date-value="2016-12-12" office:value-type="date">
            <text:p>2016-12-12</text:p>
          </table:table-cell>
          <table:table-cell office:value="785.039978" office:value-type="float">
            <text:p>785.039978</text:p>
          </table:table-cell>
          <table:table-cell office:value="791.25" office:value-type="float">
            <text:p>791.25</text:p>
          </table:table-cell>
          <table:table-cell office:value="784.35498" office:value-type="float">
            <text:p>784.35498</text:p>
          </table:table-cell>
          <table:table-cell office:value="789.27002" office:value-type="float">
            <text:p>789.27002</text:p>
          </table:table-cell>
          <table:table-cell office:value="789.27002" office:value-type="float">
            <text:p>789.27002</text:p>
          </table:table-cell>
          <table:table-cell office:value="2104100" office:value-type="float">
            <text:p>2104100</text:p>
          </table:table-cell>
        </table:table-row>
        <table:table-row>
          <table:table-cell office:date-value="2016-12-13" office:value-type="date">
            <text:p>2016-12-13</text:p>
          </table:table-cell>
          <table:table-cell office:value="793.900024" office:value-type="float">
            <text:p>793.900024</text:p>
          </table:table-cell>
          <table:table-cell office:value="804.380005" office:value-type="float">
            <text:p>804.380005</text:p>
          </table:table-cell>
          <table:table-cell office:value="793.340027" office:value-type="float">
            <text:p>793.340027</text:p>
          </table:table-cell>
          <table:table-cell office:value="796.099976" office:value-type="float">
            <text:p>796.099976</text:p>
          </table:table-cell>
          <table:table-cell office:value="796.099976" office:value-type="float">
            <text:p>796.099976</text:p>
          </table:table-cell>
          <table:table-cell office:value="2145200" office:value-type="float">
            <text:p>2145200</text:p>
          </table:table-cell>
        </table:table-row>
        <table:table-row>
          <table:table-cell office:date-value="2016-12-14" office:value-type="date">
            <text:p>2016-12-14</text:p>
          </table:table-cell>
          <table:table-cell office:value="797.400024" office:value-type="float">
            <text:p>797.400024</text:p>
          </table:table-cell>
          <table:table-cell office:value="804.0" office:value-type="float">
            <text:p>804.0</text:p>
          </table:table-cell>
          <table:table-cell office:value="794.01001" office:value-type="float">
            <text:p>794.01001</text:p>
          </table:table-cell>
          <table:table-cell office:value="797.070007" office:value-type="float">
            <text:p>797.070007</text:p>
          </table:table-cell>
          <table:table-cell office:value="797.070007" office:value-type="float">
            <text:p>797.070007</text:p>
          </table:table-cell>
          <table:table-cell office:value="1704200" office:value-type="float">
            <text:p>1704200</text:p>
          </table:table-cell>
        </table:table-row>
        <table:table-row>
          <table:table-cell office:date-value="2016-12-15" office:value-type="date">
            <text:p>2016-12-15</text:p>
          </table:table-cell>
          <table:table-cell office:value="797.340027" office:value-type="float">
            <text:p>797.340027</text:p>
          </table:table-cell>
          <table:table-cell office:value="803.0" office:value-type="float">
            <text:p>803.0</text:p>
          </table:table-cell>
          <table:table-cell office:value="792.919983" office:value-type="float">
            <text:p>792.919983</text:p>
          </table:table-cell>
          <table:table-cell office:value="797.849976" office:value-type="float">
            <text:p>797.849976</text:p>
          </table:table-cell>
          <table:table-cell office:value="797.849976" office:value-type="float">
            <text:p>797.849976</text:p>
          </table:table-cell>
          <table:table-cell office:value="1626500" office:value-type="float">
            <text:p>1626500</text:p>
          </table:table-cell>
        </table:table-row>
        <table:table-row>
          <table:table-cell office:date-value="2016-12-16" office:value-type="date">
            <text:p>2016-12-16</text:p>
          </table:table-cell>
          <table:table-cell office:value="800.400024" office:value-type="float">
            <text:p>800.400024</text:p>
          </table:table-cell>
          <table:table-cell office:value="800.856018" office:value-type="float">
            <text:p>800.856018</text:p>
          </table:table-cell>
          <table:table-cell office:value="790.289978" office:value-type="float">
            <text:p>790.289978</text:p>
          </table:table-cell>
          <table:table-cell office:value="790.799988" office:value-type="float">
            <text:p>790.799988</text:p>
          </table:table-cell>
          <table:table-cell office:value="790.799988" office:value-type="float">
            <text:p>790.799988</text:p>
          </table:table-cell>
          <table:table-cell office:value="2443800" office:value-type="float">
            <text:p>2443800</text:p>
          </table:table-cell>
        </table:table-row>
        <table:table-row>
          <table:table-cell office:date-value="2016-12-19" office:value-type="date">
            <text:p>2016-12-19</text:p>
          </table:table-cell>
          <table:table-cell office:value="790.219971" office:value-type="float">
            <text:p>790.219971</text:p>
          </table:table-cell>
          <table:table-cell office:value="797.659973" office:value-type="float">
            <text:p>797.659973</text:p>
          </table:table-cell>
          <table:table-cell office:value="786.27002" office:value-type="float">
            <text:p>786.27002</text:p>
          </table:table-cell>
          <table:table-cell office:value="794.200012" office:value-type="float">
            <text:p>794.200012</text:p>
          </table:table-cell>
          <table:table-cell office:value="794.200012" office:value-type="float">
            <text:p>794.200012</text:p>
          </table:table-cell>
          <table:table-cell office:value="1232100" office:value-type="float">
            <text:p>1232100</text:p>
          </table:table-cell>
        </table:table-row>
        <table:table-row>
          <table:table-cell office:date-value="2016-12-20" office:value-type="date">
            <text:p>2016-12-20</text:p>
          </table:table-cell>
          <table:table-cell office:value="796.76001" office:value-type="float">
            <text:p>796.76001</text:p>
          </table:table-cell>
          <table:table-cell office:value="798.650024" office:value-type="float">
            <text:p>798.650024</text:p>
          </table:table-cell>
          <table:table-cell office:value="793.27002" office:value-type="float">
            <text:p>793.27002</text:p>
          </table:table-cell>
          <table:table-cell office:value="796.419983" office:value-type="float">
            <text:p>796.419983</text:p>
          </table:table-cell>
          <table:table-cell office:value="796.419983" office:value-type="float">
            <text:p>796.419983</text:p>
          </table:table-cell>
          <table:table-cell office:value="951000" office:value-type="float">
            <text:p>951000</text:p>
          </table:table-cell>
        </table:table-row>
        <table:table-row>
          <table:table-cell office:date-value="2016-12-21" office:value-type="date">
            <text:p>2016-12-21</text:p>
          </table:table-cell>
          <table:table-cell office:value="795.840027" office:value-type="float">
            <text:p>795.840027</text:p>
          </table:table-cell>
          <table:table-cell office:value="796.676025" office:value-type="float">
            <text:p>796.676025</text:p>
          </table:table-cell>
          <table:table-cell office:value="787.099976" office:value-type="float">
            <text:p>787.099976</text:p>
          </table:table-cell>
          <table:table-cell office:value="794.559998" office:value-type="float">
            <text:p>794.559998</text:p>
          </table:table-cell>
          <table:table-cell office:value="794.559998" office:value-type="float">
            <text:p>794.559998</text:p>
          </table:table-cell>
          <table:table-cell office:value="1211300" office:value-type="float">
            <text:p>1211300</text:p>
          </table:table-cell>
        </table:table-row>
        <table:table-row>
          <table:table-cell office:date-value="2016-12-22" office:value-type="date">
            <text:p>2016-12-22</text:p>
          </table:table-cell>
          <table:table-cell office:value="792.359985" office:value-type="float">
            <text:p>792.359985</text:p>
          </table:table-cell>
          <table:table-cell office:value="793.320007" office:value-type="float">
            <text:p>793.320007</text:p>
          </table:table-cell>
          <table:table-cell office:value="788.580017" office:value-type="float">
            <text:p>788.580017</text:p>
          </table:table-cell>
          <table:table-cell office:value="791.26001" office:value-type="float">
            <text:p>791.26001</text:p>
          </table:table-cell>
          <table:table-cell office:value="791.26001" office:value-type="float">
            <text:p>791.26001</text:p>
          </table:table-cell>
          <table:table-cell office:value="972200" office:value-type="float">
            <text:p>972200</text:p>
          </table:table-cell>
        </table:table-row>
        <table:table-row>
          <table:table-cell office:date-value="2016-12-23" office:value-type="date">
            <text:p>2016-12-23</text:p>
          </table:table-cell>
          <table:table-cell office:value="790.900024" office:value-type="float">
            <text:p>790.900024</text:p>
          </table:table-cell>
          <table:table-cell office:value="792.73999" office:value-type="float">
            <text:p>792.73999</text:p>
          </table:table-cell>
          <table:table-cell office:value="787.280029" office:value-type="float">
            <text:p>787.280029</text:p>
          </table:table-cell>
          <table:table-cell office:value="789.909973" office:value-type="float">
            <text:p>789.909973</text:p>
          </table:table-cell>
          <table:table-cell office:value="789.909973" office:value-type="float">
            <text:p>789.909973</text:p>
          </table:table-cell>
          <table:table-cell office:value="623400" office:value-type="float">
            <text:p>623400</text:p>
          </table:table-cell>
        </table:table-row>
        <table:table-row>
          <table:table-cell office:date-value="2016-12-27" office:value-type="date">
            <text:p>2016-12-27</text:p>
          </table:table-cell>
          <table:table-cell office:value="790.679993" office:value-type="float">
            <text:p>790.679993</text:p>
          </table:table-cell>
          <table:table-cell office:value="797.859985" office:value-type="float">
            <text:p>797.859985</text:p>
          </table:table-cell>
          <table:table-cell office:value="787.656982" office:value-type="float">
            <text:p>787.656982</text:p>
          </table:table-cell>
          <table:table-cell office:value="791.549988" office:value-type="float">
            <text:p>791.549988</text:p>
          </table:table-cell>
          <table:table-cell office:value="791.549988" office:value-type="float">
            <text:p>791.549988</text:p>
          </table:table-cell>
          <table:table-cell office:value="789100" office:value-type="float">
            <text:p>789100</text:p>
          </table:table-cell>
        </table:table-row>
        <table:table-row>
          <table:table-cell office:date-value="2016-12-28" office:value-type="date">
            <text:p>2016-12-28</text:p>
          </table:table-cell>
          <table:table-cell office:value="793.700012" office:value-type="float">
            <text:p>793.700012</text:p>
          </table:table-cell>
          <table:table-cell office:value="794.22998" office:value-type="float">
            <text:p>794.22998</text:p>
          </table:table-cell>
          <table:table-cell office:value="783.200012" office:value-type="float">
            <text:p>783.200012</text:p>
          </table:table-cell>
          <table:table-cell office:value="785.049988" office:value-type="float">
            <text:p>785.049988</text:p>
          </table:table-cell>
          <table:table-cell office:value="785.049988" office:value-type="float">
            <text:p>785.049988</text:p>
          </table:table-cell>
          <table:table-cell office:value="1153800" office:value-type="float">
            <text:p>1153800</text:p>
          </table:table-cell>
        </table:table-row>
        <table:table-row>
          <table:table-cell office:date-value="2016-12-29" office:value-type="date">
            <text:p>2016-12-29</text:p>
          </table:table-cell>
          <table:table-cell office:value="783.330017" office:value-type="float">
            <text:p>783.330017</text:p>
          </table:table-cell>
          <table:table-cell office:value="785.929993" office:value-type="float">
            <text:p>785.929993</text:p>
          </table:table-cell>
          <table:table-cell office:value="778.919983" office:value-type="float">
            <text:p>778.919983</text:p>
          </table:table-cell>
          <table:table-cell office:value="782.789978" office:value-type="float">
            <text:p>782.789978</text:p>
          </table:table-cell>
          <table:table-cell office:value="782.789978" office:value-type="float">
            <text:p>782.789978</text:p>
          </table:table-cell>
          <table:table-cell office:value="744300" office:value-type="float">
            <text:p>744300</text:p>
          </table:table-cell>
        </table:table-row>
        <table:table-row>
          <table:table-cell office:date-value="2016-12-30" office:value-type="date">
            <text:p>2016-12-30</text:p>
          </table:table-cell>
          <table:table-cell office:value="782.75" office:value-type="float">
            <text:p>782.75</text:p>
          </table:table-cell>
          <table:table-cell office:value="782.780029" office:value-type="float">
            <text:p>782.780029</text:p>
          </table:table-cell>
          <table:table-cell office:value="770.409973" office:value-type="float">
            <text:p>770.409973</text:p>
          </table:table-cell>
          <table:table-cell office:value="771.820007" office:value-type="float">
            <text:p>771.820007</text:p>
          </table:table-cell>
          <table:table-cell office:value="771.820007" office:value-type="float">
            <text:p>771.820007</text:p>
          </table:table-cell>
          <table:table-cell office:value="1770000" office:value-type="float">
            <text:p>1770000</text:p>
          </table:table-cell>
        </table:table-row>
        <table:table-row>
          <table:table-cell office:date-value="2017-01-03" office:value-type="date">
            <text:p>2017-01-03</text:p>
          </table:table-cell>
          <table:table-cell office:value="778.809998" office:value-type="float">
            <text:p>778.809998</text:p>
          </table:table-cell>
          <table:table-cell office:value="789.630005" office:value-type="float">
            <text:p>789.630005</text:p>
          </table:table-cell>
          <table:table-cell office:value="775.799988" office:value-type="float">
            <text:p>775.799988</text:p>
          </table:table-cell>
          <table:table-cell office:value="786.140015" office:value-type="float">
            <text:p>786.140015</text:p>
          </table:table-cell>
          <table:table-cell office:value="786.140015" office:value-type="float">
            <text:p>786.140015</text:p>
          </table:table-cell>
          <table:table-cell office:value="1657300" office:value-type="float">
            <text:p>1657300</text:p>
          </table:table-cell>
        </table:table-row>
        <table:table-row>
          <table:table-cell office:date-value="2017-01-04" office:value-type="date">
            <text:p>2017-01-04</text:p>
          </table:table-cell>
          <table:table-cell office:value="788.359985" office:value-type="float">
            <text:p>788.359985</text:p>
          </table:table-cell>
          <table:table-cell office:value="791.340027" office:value-type="float">
            <text:p>791.340027</text:p>
          </table:table-cell>
          <table:table-cell office:value="783.159973" office:value-type="float">
            <text:p>783.159973</text:p>
          </table:table-cell>
          <table:table-cell office:value="786.900024" office:value-type="float">
            <text:p>786.900024</text:p>
          </table:table-cell>
          <table:table-cell office:value="786.900024" office:value-type="float">
            <text:p>786.900024</text:p>
          </table:table-cell>
          <table:table-cell office:value="1073000" office:value-type="float">
            <text:p>1073000</text:p>
          </table:table-cell>
        </table:table-row>
        <table:table-row>
          <table:table-cell office:date-value="2017-01-05" office:value-type="date">
            <text:p>2017-01-05</text:p>
          </table:table-cell>
          <table:table-cell office:value="786.080017" office:value-type="float">
            <text:p>786.080017</text:p>
          </table:table-cell>
          <table:table-cell office:value="794.47998" office:value-type="float">
            <text:p>794.47998</text:p>
          </table:table-cell>
          <table:table-cell office:value="785.02002" office:value-type="float">
            <text:p>785.02002</text:p>
          </table:table-cell>
          <table:table-cell office:value="794.02002" office:value-type="float">
            <text:p>794.02002</text:p>
          </table:table-cell>
          <table:table-cell office:value="794.02002" office:value-type="float">
            <text:p>794.02002</text:p>
          </table:table-cell>
          <table:table-cell office:value="1335200" office:value-type="float">
            <text:p>1335200</text:p>
          </table:table-cell>
        </table:table-row>
        <table:table-row>
          <table:table-cell office:date-value="2017-01-06" office:value-type="date">
            <text:p>2017-01-06</text:p>
          </table:table-cell>
          <table:table-cell office:value="795.26001" office:value-type="float">
            <text:p>795.26001</text:p>
          </table:table-cell>
          <table:table-cell office:value="807.900024" office:value-type="float">
            <text:p>807.900024</text:p>
          </table:table-cell>
          <table:table-cell office:value="792.203979" office:value-type="float">
            <text:p>792.203979</text:p>
          </table:table-cell>
          <table:table-cell office:value="806.150024" office:value-type="float">
            <text:p>806.150024</text:p>
          </table:table-cell>
          <table:table-cell office:value="806.150024" office:value-type="float">
            <text:p>806.150024</text:p>
          </table:table-cell>
          <table:table-cell office:value="1640200" office:value-type="float">
            <text:p>1640200</text:p>
          </table:table-cell>
        </table:table-row>
        <table:table-row>
          <table:table-cell office:date-value="2017-01-09" office:value-type="date">
            <text:p>2017-01-09</text:p>
          </table:table-cell>
          <table:table-cell office:value="806.400024" office:value-type="float">
            <text:p>806.400024</text:p>
          </table:table-cell>
          <table:table-cell office:value="809.966003" office:value-type="float">
            <text:p>809.966003</text:p>
          </table:table-cell>
          <table:table-cell office:value="802.830017" office:value-type="float">
            <text:p>802.830017</text:p>
          </table:table-cell>
          <table:table-cell office:value="806.650024" office:value-type="float">
            <text:p>806.650024</text:p>
          </table:table-cell>
          <table:table-cell office:value="806.650024" office:value-type="float">
            <text:p>806.650024</text:p>
          </table:table-cell>
          <table:table-cell office:value="1274600" office:value-type="float">
            <text:p>1274600</text:p>
          </table:table-cell>
        </table:table-row>
        <table:table-row>
          <table:table-cell office:date-value="2017-01-10" office:value-type="date">
            <text:p>2017-01-10</text:p>
          </table:table-cell>
          <table:table-cell office:value="807.859985" office:value-type="float">
            <text:p>807.859985</text:p>
          </table:table-cell>
          <table:table-cell office:value="809.130005" office:value-type="float">
            <text:p>809.130005</text:p>
          </table:table-cell>
          <table:table-cell office:value="803.51001" office:value-type="float">
            <text:p>803.51001</text:p>
          </table:table-cell>
          <table:table-cell office:value="804.789978" office:value-type="float">
            <text:p>804.789978</text:p>
          </table:table-cell>
          <table:table-cell office:value="804.789978" office:value-type="float">
            <text:p>804.789978</text:p>
          </table:table-cell>
          <table:table-cell office:value="1176800" office:value-type="float">
            <text:p>1176800</text:p>
          </table:table-cell>
        </table:table-row>
        <table:table-row>
          <table:table-cell office:date-value="2017-01-11" office:value-type="date">
            <text:p>2017-01-11</text:p>
          </table:table-cell>
          <table:table-cell office:value="805.0" office:value-type="float">
            <text:p>805.0</text:p>
          </table:table-cell>
          <table:table-cell office:value="808.150024" office:value-type="float">
            <text:p>808.150024</text:p>
          </table:table-cell>
          <table:table-cell office:value="801.369995" office:value-type="float">
            <text:p>801.369995</text:p>
          </table:table-cell>
          <table:table-cell office:value="807.909973" office:value-type="float">
            <text:p>807.909973</text:p>
          </table:table-cell>
          <table:table-cell office:value="807.909973" office:value-type="float">
            <text:p>807.909973</text:p>
          </table:table-cell>
          <table:table-cell office:value="1065900" office:value-type="float">
            <text:p>1065900</text:p>
          </table:table-cell>
        </table:table-row>
        <table:table-row>
          <table:table-cell office:date-value="2017-01-12" office:value-type="date">
            <text:p>2017-01-12</text:p>
          </table:table-cell>
          <table:table-cell office:value="807.140015" office:value-type="float">
            <text:p>807.140015</text:p>
          </table:table-cell>
          <table:table-cell office:value="807.390015" office:value-type="float">
            <text:p>807.390015</text:p>
          </table:table-cell>
          <table:table-cell office:value="799.169983" office:value-type="float">
            <text:p>799.169983</text:p>
          </table:table-cell>
          <table:table-cell office:value="806.359985" office:value-type="float">
            <text:p>806.359985</text:p>
          </table:table-cell>
          <table:table-cell office:value="806.359985" office:value-type="float">
            <text:p>806.359985</text:p>
          </table:table-cell>
          <table:table-cell office:value="1353100" office:value-type="float">
            <text:p>1353100</text:p>
          </table:table-cell>
        </table:table-row>
        <table:table-row>
          <table:table-cell office:date-value="2017-01-13" office:value-type="date">
            <text:p>2017-01-13</text:p>
          </table:table-cell>
          <table:table-cell office:value="807.47998" office:value-type="float">
            <text:p>807.47998</text:p>
          </table:table-cell>
          <table:table-cell office:value="811.223999" office:value-type="float">
            <text:p>811.223999</text:p>
          </table:table-cell>
          <table:table-cell office:value="806.690002" office:value-type="float">
            <text:p>806.690002</text:p>
          </table:table-cell>
          <table:table-cell office:value="807.880005" office:value-type="float">
            <text:p>807.880005</text:p>
          </table:table-cell>
          <table:table-cell office:value="807.880005" office:value-type="float">
            <text:p>807.880005</text:p>
          </table:table-cell>
          <table:table-cell office:value="1099200" office:value-type="float">
            <text:p>1099200</text:p>
          </table:table-cell>
        </table:table-row>
        <table:table-row>
          <table:table-cell office:date-value="2017-01-17" office:value-type="date">
            <text:p>2017-01-17</text:p>
          </table:table-cell>
          <table:table-cell office:value="807.080017" office:value-type="float">
            <text:p>807.080017</text:p>
          </table:table-cell>
          <table:table-cell office:value="807.140015" office:value-type="float">
            <text:p>807.140015</text:p>
          </table:table-cell>
          <table:table-cell office:value="800.369995" office:value-type="float">
            <text:p>800.369995</text:p>
          </table:table-cell>
          <table:table-cell office:value="804.609985" office:value-type="float">
            <text:p>804.609985</text:p>
          </table:table-cell>
          <table:table-cell office:value="804.609985" office:value-type="float">
            <text:p>804.609985</text:p>
          </table:table-cell>
          <table:table-cell office:value="1362100" office:value-type="float">
            <text:p>1362100</text:p>
          </table:table-cell>
        </table:table-row>
        <table:table-row>
          <table:table-cell office:date-value="2017-01-18" office:value-type="date">
            <text:p>2017-01-18</text:p>
          </table:table-cell>
          <table:table-cell office:value="805.809998" office:value-type="float">
            <text:p>805.809998</text:p>
          </table:table-cell>
          <table:table-cell office:value="806.205017" office:value-type="float">
            <text:p>806.205017</text:p>
          </table:table-cell>
          <table:table-cell office:value="800.98999" office:value-type="float">
            <text:p>800.98999</text:p>
          </table:table-cell>
          <table:table-cell office:value="806.070007" office:value-type="float">
            <text:p>806.070007</text:p>
          </table:table-cell>
          <table:table-cell office:value="806.070007" office:value-type="float">
            <text:p>806.070007</text:p>
          </table:table-cell>
          <table:table-cell office:value="1294400" office:value-type="float">
            <text:p>1294400</text:p>
          </table:table-cell>
        </table:table-row>
        <table:table-row>
          <table:table-cell office:date-value="2017-01-19" office:value-type="date">
            <text:p>2017-01-19</text:p>
          </table:table-cell>
          <table:table-cell office:value="805.119995" office:value-type="float">
            <text:p>805.119995</text:p>
          </table:table-cell>
          <table:table-cell office:value="809.47998" office:value-type="float">
            <text:p>809.47998</text:p>
          </table:table-cell>
          <table:table-cell office:value="801.799988" office:value-type="float">
            <text:p>801.799988</text:p>
          </table:table-cell>
          <table:table-cell office:value="802.174988" office:value-type="float">
            <text:p>802.174988</text:p>
          </table:table-cell>
          <table:table-cell office:value="802.174988" office:value-type="float">
            <text:p>802.174988</text:p>
          </table:table-cell>
          <table:table-cell office:value="919300" office:value-type="float">
            <text:p>919300</text:p>
          </table:table-cell>
        </table:table-row>
        <table:table-row>
          <table:table-cell office:date-value="2017-01-20" office:value-type="date">
            <text:p>2017-01-20</text:p>
          </table:table-cell>
          <table:table-cell office:value="806.909973" office:value-type="float">
            <text:p>806.909973</text:p>
          </table:table-cell>
          <table:table-cell office:value="806.909973" office:value-type="float">
            <text:p>806.909973</text:p>
          </table:table-cell>
          <table:table-cell office:value="801.690002" office:value-type="float">
            <text:p>801.690002</text:p>
          </table:table-cell>
          <table:table-cell office:value="805.02002" office:value-type="float">
            <text:p>805.02002</text:p>
          </table:table-cell>
          <table:table-cell office:value="805.02002" office:value-type="float">
            <text:p>805.02002</text:p>
          </table:table-cell>
          <table:table-cell office:value="1670000" office:value-type="float">
            <text:p>1670000</text:p>
          </table:table-cell>
        </table:table-row>
        <table:table-row>
          <table:table-cell office:date-value="2017-01-23" office:value-type="date">
            <text:p>2017-01-23</text:p>
          </table:table-cell>
          <table:table-cell office:value="807.25" office:value-type="float">
            <text:p>807.25</text:p>
          </table:table-cell>
          <table:table-cell office:value="820.869995" office:value-type="float">
            <text:p>820.869995</text:p>
          </table:table-cell>
          <table:table-cell office:value="803.73999" office:value-type="float">
            <text:p>803.73999</text:p>
          </table:table-cell>
          <table:table-cell office:value="819.309998" office:value-type="float">
            <text:p>819.309998</text:p>
          </table:table-cell>
          <table:table-cell office:value="819.309998" office:value-type="float">
            <text:p>819.309998</text:p>
          </table:table-cell>
          <table:table-cell office:value="1963600" office:value-type="float">
            <text:p>1963600</text:p>
          </table:table-cell>
        </table:table-row>
        <table:table-row>
          <table:table-cell office:date-value="2017-01-24" office:value-type="date">
            <text:p>2017-01-24</text:p>
          </table:table-cell>
          <table:table-cell office:value="822.299988" office:value-type="float">
            <text:p>822.299988</text:p>
          </table:table-cell>
          <table:table-cell office:value="825.900024" office:value-type="float">
            <text:p>825.900024</text:p>
          </table:table-cell>
          <table:table-cell office:value="817.820984" office:value-type="float">
            <text:p>817.820984</text:p>
          </table:table-cell>
          <table:table-cell office:value="823.869995" office:value-type="float">
            <text:p>823.869995</text:p>
          </table:table-cell>
          <table:table-cell office:value="823.869995" office:value-type="float">
            <text:p>823.869995</text:p>
          </table:table-cell>
          <table:table-cell office:value="1474000" office:value-type="float">
            <text:p>1474000</text:p>
          </table:table-cell>
        </table:table-row>
        <table:table-row>
          <table:table-cell office:date-value="2017-01-25" office:value-type="date">
            <text:p>2017-01-25</text:p>
          </table:table-cell>
          <table:table-cell office:value="829.619995" office:value-type="float">
            <text:p>829.619995</text:p>
          </table:table-cell>
          <table:table-cell office:value="835.77002" office:value-type="float">
            <text:p>835.77002</text:p>
          </table:table-cell>
          <table:table-cell office:value="825.059998" office:value-type="float">
            <text:p>825.059998</text:p>
          </table:table-cell>
          <table:table-cell office:value="835.669983" office:value-type="float">
            <text:p>835.669983</text:p>
          </table:table-cell>
          <table:table-cell office:value="835.669983" office:value-type="float">
            <text:p>835.669983</text:p>
          </table:table-cell>
          <table:table-cell office:value="1494500" office:value-type="float">
            <text:p>1494500</text:p>
          </table:table-cell>
        </table:table-row>
        <table:table-row>
          <table:table-cell office:date-value="2017-01-26" office:value-type="date">
            <text:p>2017-01-26</text:p>
          </table:table-cell>
          <table:table-cell office:value="837.809998" office:value-type="float">
            <text:p>837.809998</text:p>
          </table:table-cell>
          <table:table-cell office:value="838.0" office:value-type="float">
            <text:p>838.0</text:p>
          </table:table-cell>
          <table:table-cell office:value="827.01001" office:value-type="float">
            <text:p>827.01001</text:p>
          </table:table-cell>
          <table:table-cell office:value="832.150024" office:value-type="float">
            <text:p>832.150024</text:p>
          </table:table-cell>
          <table:table-cell office:value="832.150024" office:value-type="float">
            <text:p>832.150024</text:p>
          </table:table-cell>
          <table:table-cell office:value="2973900" office:value-type="float">
            <text:p>2973900</text:p>
          </table:table-cell>
        </table:table-row>
        <table:table-row>
          <table:table-cell office:date-value="2017-01-27" office:value-type="date">
            <text:p>2017-01-27</text:p>
          </table:table-cell>
          <table:table-cell office:value="834.710022" office:value-type="float">
            <text:p>834.710022</text:p>
          </table:table-cell>
          <table:table-cell office:value="841.950012" office:value-type="float">
            <text:p>841.950012</text:p>
          </table:table-cell>
          <table:table-cell office:value="820.440002" office:value-type="float">
            <text:p>820.440002</text:p>
          </table:table-cell>
          <table:table-cell office:value="823.309998" office:value-type="float">
            <text:p>823.309998</text:p>
          </table:table-cell>
          <table:table-cell office:value="823.309998" office:value-type="float">
            <text:p>823.309998</text:p>
          </table:table-cell>
          <table:table-cell office:value="2965800" office:value-type="float">
            <text:p>2965800</text:p>
          </table:table-cell>
        </table:table-row>
        <table:table-row>
          <table:table-cell office:date-value="2017-01-30" office:value-type="date">
            <text:p>2017-01-30</text:p>
          </table:table-cell>
          <table:table-cell office:value="814.659973" office:value-type="float">
            <text:p>814.659973</text:p>
          </table:table-cell>
          <table:table-cell office:value="815.840027" office:value-type="float">
            <text:p>815.840027</text:p>
          </table:table-cell>
          <table:table-cell office:value="799.799988" office:value-type="float">
            <text:p>799.799988</text:p>
          </table:table-cell>
          <table:table-cell office:value="802.320007" office:value-type="float">
            <text:p>802.320007</text:p>
          </table:table-cell>
          <table:table-cell office:value="802.320007" office:value-type="float">
            <text:p>802.320007</text:p>
          </table:table-cell>
          <table:table-cell office:value="3246600" office:value-type="float">
            <text:p>3246600</text:p>
          </table:table-cell>
        </table:table-row>
        <table:table-row>
          <table:table-cell office:date-value="2017-01-31" office:value-type="date">
            <text:p>2017-01-31</text:p>
          </table:table-cell>
          <table:table-cell office:value="796.859985" office:value-type="float">
            <text:p>796.859985</text:p>
          </table:table-cell>
          <table:table-cell office:value="801.25" office:value-type="float">
            <text:p>801.25</text:p>
          </table:table-cell>
          <table:table-cell office:value="790.52002" office:value-type="float">
            <text:p>790.52002</text:p>
          </table:table-cell>
          <table:table-cell office:value="796.789978" office:value-type="float">
            <text:p>796.789978</text:p>
          </table:table-cell>
          <table:table-cell office:value="796.789978" office:value-type="float">
            <text:p>796.789978</text:p>
          </table:table-cell>
          <table:table-cell office:value="2160600" office:value-type="float">
            <text:p>2160600</text:p>
          </table:table-cell>
        </table:table-row>
        <table:table-row>
          <table:table-cell office:date-value="2017-02-01" office:value-type="date">
            <text:p>2017-02-01</text:p>
          </table:table-cell>
          <table:table-cell office:value="799.679993" office:value-type="float">
            <text:p>799.679993</text:p>
          </table:table-cell>
          <table:table-cell office:value="801.190002" office:value-type="float">
            <text:p>801.190002</text:p>
          </table:table-cell>
          <table:table-cell office:value="791.190002" office:value-type="float">
            <text:p>791.190002</text:p>
          </table:table-cell>
          <table:table-cell office:value="795.695007" office:value-type="float">
            <text:p>795.695007</text:p>
          </table:table-cell>
          <table:table-cell office:value="795.695007" office:value-type="float">
            <text:p>795.695007</text:p>
          </table:table-cell>
          <table:table-cell office:value="2029700" office:value-type="float">
            <text:p>2029700</text:p>
          </table:table-cell>
        </table:table-row>
        <table:table-row>
          <table:table-cell office:date-value="2017-02-02" office:value-type="date">
            <text:p>2017-02-02</text:p>
          </table:table-cell>
          <table:table-cell office:value="793.799988" office:value-type="float">
            <text:p>793.799988</text:p>
          </table:table-cell>
          <table:table-cell office:value="802.700012" office:value-type="float">
            <text:p>802.700012</text:p>
          </table:table-cell>
          <table:table-cell office:value="792.0" office:value-type="float">
            <text:p>792.0</text:p>
          </table:table-cell>
          <table:table-cell office:value="798.530029" office:value-type="float">
            <text:p>798.530029</text:p>
          </table:table-cell>
          <table:table-cell office:value="798.530029" office:value-type="float">
            <text:p>798.530029</text:p>
          </table:table-cell>
          <table:table-cell office:value="1532100" office:value-type="float">
            <text:p>1532100</text:p>
          </table:table-cell>
        </table:table-row>
        <table:table-row>
          <table:table-cell office:date-value="2017-02-03" office:value-type="date">
            <text:p>2017-02-03</text:p>
          </table:table-cell>
          <table:table-cell office:value="802.98999" office:value-type="float">
            <text:p>802.98999</text:p>
          </table:table-cell>
          <table:table-cell office:value="806.0" office:value-type="float">
            <text:p>806.0</text:p>
          </table:table-cell>
          <table:table-cell office:value="800.369995" office:value-type="float">
            <text:p>800.369995</text:p>
          </table:table-cell>
          <table:table-cell office:value="801.48999" office:value-type="float">
            <text:p>801.48999</text:p>
          </table:table-cell>
          <table:table-cell office:value="801.48999" office:value-type="float">
            <text:p>801.48999</text:p>
          </table:table-cell>
          <table:table-cell office:value="1463400" office:value-type="float">
            <text:p>1463400</text:p>
          </table:table-cell>
        </table:table-row>
        <table:table-row>
          <table:table-cell office:date-value="2017-02-06" office:value-type="date">
            <text:p>2017-02-06</text:p>
          </table:table-cell>
          <table:table-cell office:value="799.700012" office:value-type="float">
            <text:p>799.700012</text:p>
          </table:table-cell>
          <table:table-cell office:value="801.669983" office:value-type="float">
            <text:p>801.669983</text:p>
          </table:table-cell>
          <table:table-cell office:value="795.25" office:value-type="float">
            <text:p>795.25</text:p>
          </table:table-cell>
          <table:table-cell office:value="801.340027" office:value-type="float">
            <text:p>801.340027</text:p>
          </table:table-cell>
          <table:table-cell office:value="801.340027" office:value-type="float">
            <text:p>801.340027</text:p>
          </table:table-cell>
          <table:table-cell office:value="1184500" office:value-type="float">
            <text:p>1184500</text:p>
          </table:table-cell>
        </table:table-row>
        <table:table-row>
          <table:table-cell office:date-value="2017-02-07" office:value-type="date">
            <text:p>2017-02-07</text:p>
          </table:table-cell>
          <table:table-cell office:value="803.98999" office:value-type="float">
            <text:p>803.98999</text:p>
          </table:table-cell>
          <table:table-cell office:value="810.5" office:value-type="float">
            <text:p>810.5</text:p>
          </table:table-cell>
          <table:table-cell office:value="801.780029" office:value-type="float">
            <text:p>801.780029</text:p>
          </table:table-cell>
          <table:table-cell office:value="806.969971" office:value-type="float">
            <text:p>806.969971</text:p>
          </table:table-cell>
          <table:table-cell office:value="806.969971" office:value-type="float">
            <text:p>806.969971</text:p>
          </table:table-cell>
          <table:table-cell office:value="1241200" office:value-type="float">
            <text:p>1241200</text:p>
          </table:table-cell>
        </table:table-row>
        <table:table-row>
          <table:table-cell office:date-value="2017-02-08" office:value-type="date">
            <text:p>2017-02-08</text:p>
          </table:table-cell>
          <table:table-cell office:value="807.0" office:value-type="float">
            <text:p>807.0</text:p>
          </table:table-cell>
          <table:table-cell office:value="811.840027" office:value-type="float">
            <text:p>811.840027</text:p>
          </table:table-cell>
          <table:table-cell office:value="803.190002" office:value-type="float">
            <text:p>803.190002</text:p>
          </table:table-cell>
          <table:table-cell office:value="808.380005" office:value-type="float">
            <text:p>808.380005</text:p>
          </table:table-cell>
          <table:table-cell office:value="808.380005" office:value-type="float">
            <text:p>808.380005</text:p>
          </table:table-cell>
          <table:table-cell office:value="1155300" office:value-type="float">
            <text:p>1155300</text:p>
          </table:table-cell>
        </table:table-row>
        <table:table-row>
          <table:table-cell office:date-value="2017-02-09" office:value-type="date">
            <text:p>2017-02-09</text:p>
          </table:table-cell>
          <table:table-cell office:value="809.51001" office:value-type="float">
            <text:p>809.51001</text:p>
          </table:table-cell>
          <table:table-cell office:value="810.659973" office:value-type="float">
            <text:p>810.659973</text:p>
          </table:table-cell>
          <table:table-cell office:value="804.539978" office:value-type="float">
            <text:p>804.539978</text:p>
          </table:table-cell>
          <table:table-cell office:value="809.559998" office:value-type="float">
            <text:p>809.559998</text:p>
          </table:table-cell>
          <table:table-cell office:value="809.559998" office:value-type="float">
            <text:p>809.559998</text:p>
          </table:table-cell>
          <table:table-cell office:value="989700" office:value-type="float">
            <text:p>989700</text:p>
          </table:table-cell>
        </table:table-row>
        <table:table-row>
          <table:table-cell office:date-value="2017-02-10" office:value-type="date">
            <text:p>2017-02-10</text:p>
          </table:table-cell>
          <table:table-cell office:value="811.700012" office:value-type="float">
            <text:p>811.700012</text:p>
          </table:table-cell>
          <table:table-cell office:value="815.25" office:value-type="float">
            <text:p>815.25</text:p>
          </table:table-cell>
          <table:table-cell office:value="809.780029" office:value-type="float">
            <text:p>809.780029</text:p>
          </table:table-cell>
          <table:table-cell office:value="813.669983" office:value-type="float">
            <text:p>813.669983</text:p>
          </table:table-cell>
          <table:table-cell office:value="813.669983" office:value-type="float">
            <text:p>813.669983</text:p>
          </table:table-cell>
          <table:table-cell office:value="1135000" office:value-type="float">
            <text:p>1135000</text:p>
          </table:table-cell>
        </table:table-row>
        <table:table-row>
          <table:table-cell office:date-value="2017-02-13" office:value-type="date">
            <text:p>2017-02-13</text:p>
          </table:table-cell>
          <table:table-cell office:value="816.0" office:value-type="float">
            <text:p>816.0</text:p>
          </table:table-cell>
          <table:table-cell office:value="820.958984" office:value-type="float">
            <text:p>820.958984</text:p>
          </table:table-cell>
          <table:table-cell office:value="815.48999" office:value-type="float">
            <text:p>815.48999</text:p>
          </table:table-cell>
          <table:table-cell office:value="819.23999" office:value-type="float">
            <text:p>819.23999</text:p>
          </table:table-cell>
          <table:table-cell office:value="819.23999" office:value-type="float">
            <text:p>819.23999</text:p>
          </table:table-cell>
          <table:table-cell office:value="1213300" office:value-type="float">
            <text:p>1213300</text:p>
          </table:table-cell>
        </table:table-row>
        <table:table-row>
          <table:table-cell office:date-value="2017-02-14" office:value-type="date">
            <text:p>2017-02-14</text:p>
          </table:table-cell>
          <table:table-cell office:value="819.0" office:value-type="float">
            <text:p>819.0</text:p>
          </table:table-cell>
          <table:table-cell office:value="823.0" office:value-type="float">
            <text:p>823.0</text:p>
          </table:table-cell>
          <table:table-cell office:value="816.0" office:value-type="float">
            <text:p>816.0</text:p>
          </table:table-cell>
          <table:table-cell office:value="820.450012" office:value-type="float">
            <text:p>820.450012</text:p>
          </table:table-cell>
          <table:table-cell office:value="820.450012" office:value-type="float">
            <text:p>820.450012</text:p>
          </table:table-cell>
          <table:table-cell office:value="1054700" office:value-type="float">
            <text:p>1054700</text:p>
          </table:table-cell>
        </table:table-row>
        <table:table-row>
          <table:table-cell office:date-value="2017-02-15" office:value-type="date">
            <text:p>2017-02-15</text:p>
          </table:table-cell>
          <table:table-cell office:value="819.359985" office:value-type="float">
            <text:p>819.359985</text:p>
          </table:table-cell>
          <table:table-cell office:value="823.0" office:value-type="float">
            <text:p>823.0</text:p>
          </table:table-cell>
          <table:table-cell office:value="818.469971" office:value-type="float">
            <text:p>818.469971</text:p>
          </table:table-cell>
          <table:table-cell office:value="818.97998" office:value-type="float">
            <text:p>818.97998</text:p>
          </table:table-cell>
          <table:table-cell office:value="818.97998" office:value-type="float">
            <text:p>818.97998</text:p>
          </table:table-cell>
          <table:table-cell office:value="1313600" office:value-type="float">
            <text:p>1313600</text:p>
          </table:table-cell>
        </table:table-row>
        <table:table-row>
          <table:table-cell office:date-value="2017-02-16" office:value-type="date">
            <text:p>2017-02-16</text:p>
          </table:table-cell>
          <table:table-cell office:value="819.929993" office:value-type="float">
            <text:p>819.929993</text:p>
          </table:table-cell>
          <table:table-cell office:value="824.400024" office:value-type="float">
            <text:p>824.400024</text:p>
          </table:table-cell>
          <table:table-cell office:value="818.97998" office:value-type="float">
            <text:p>818.97998</text:p>
          </table:table-cell>
          <table:table-cell office:value="824.159973" office:value-type="float">
            <text:p>824.159973</text:p>
          </table:table-cell>
          <table:table-cell office:value="824.159973" office:value-type="float">
            <text:p>824.159973</text:p>
          </table:table-cell>
          <table:table-cell office:value="1287600" office:value-type="float">
            <text:p>1287600</text:p>
          </table:table-cell>
        </table:table-row>
        <table:table-row>
          <table:table-cell office:date-value="2017-02-17" office:value-type="date">
            <text:p>2017-02-17</text:p>
          </table:table-cell>
          <table:table-cell office:value="823.02002" office:value-type="float">
            <text:p>823.02002</text:p>
          </table:table-cell>
          <table:table-cell office:value="828.070007" office:value-type="float">
            <text:p>828.070007</text:p>
          </table:table-cell>
          <table:table-cell office:value="821.655029" office:value-type="float">
            <text:p>821.655029</text:p>
          </table:table-cell>
          <table:table-cell office:value="828.070007" office:value-type="float">
            <text:p>828.070007</text:p>
          </table:table-cell>
          <table:table-cell office:value="828.070007" office:value-type="float">
            <text:p>828.070007</text:p>
          </table:table-cell>
          <table:table-cell office:value="1611000" office:value-type="float">
            <text:p>1611000</text:p>
          </table:table-cell>
        </table:table-row>
        <table:table-row>
          <table:table-cell office:date-value="2017-02-21" office:value-type="date">
            <text:p>2017-02-21</text:p>
          </table:table-cell>
          <table:table-cell office:value="828.659973" office:value-type="float">
            <text:p>828.659973</text:p>
          </table:table-cell>
          <table:table-cell office:value="833.450012" office:value-type="float">
            <text:p>833.450012</text:p>
          </table:table-cell>
          <table:table-cell office:value="828.349976" office:value-type="float">
            <text:p>828.349976</text:p>
          </table:table-cell>
          <table:table-cell office:value="831.659973" office:value-type="float">
            <text:p>831.659973</text:p>
          </table:table-cell>
          <table:table-cell office:value="831.659973" office:value-type="float">
            <text:p>831.659973</text:p>
          </table:table-cell>
          <table:table-cell office:value="1262300" office:value-type="float">
            <text:p>1262300</text:p>
          </table:table-cell>
        </table:table-row>
        <table:table-row>
          <table:table-cell office:date-value="2017-02-22" office:value-type="date">
            <text:p>2017-02-22</text:p>
          </table:table-cell>
          <table:table-cell office:value="828.659973" office:value-type="float">
            <text:p>828.659973</text:p>
          </table:table-cell>
          <table:table-cell office:value="833.25" office:value-type="float">
            <text:p>833.25</text:p>
          </table:table-cell>
          <table:table-cell office:value="828.640015" office:value-type="float">
            <text:p>828.640015</text:p>
          </table:table-cell>
          <table:table-cell office:value="830.76001" office:value-type="float">
            <text:p>830.76001</text:p>
          </table:table-cell>
          <table:table-cell office:value="830.76001" office:value-type="float">
            <text:p>830.76001</text:p>
          </table:table-cell>
          <table:table-cell office:value="982900" office:value-type="float">
            <text:p>982900</text:p>
          </table:table-cell>
        </table:table-row>
        <table:table-row>
          <table:table-cell office:date-value="2017-02-23" office:value-type="date">
            <text:p>2017-02-23</text:p>
          </table:table-cell>
          <table:table-cell office:value="830.119995" office:value-type="float">
            <text:p>830.119995</text:p>
          </table:table-cell>
          <table:table-cell office:value="832.460022" office:value-type="float">
            <text:p>832.460022</text:p>
          </table:table-cell>
          <table:table-cell office:value="822.880005" office:value-type="float">
            <text:p>822.880005</text:p>
          </table:table-cell>
          <table:table-cell office:value="831.330017" office:value-type="float">
            <text:p>831.330017</text:p>
          </table:table-cell>
          <table:table-cell office:value="831.330017" office:value-type="float">
            <text:p>831.330017</text:p>
          </table:table-cell>
          <table:table-cell office:value="1472800" office:value-type="float">
            <text:p>1472800</text:p>
          </table:table-cell>
        </table:table-row>
        <table:table-row>
          <table:table-cell office:date-value="2017-02-24" office:value-type="date">
            <text:p>2017-02-24</text:p>
          </table:table-cell>
          <table:table-cell office:value="827.72998" office:value-type="float">
            <text:p>827.72998</text:p>
          </table:table-cell>
          <table:table-cell office:value="829.0" office:value-type="float">
            <text:p>829.0</text:p>
          </table:table-cell>
          <table:table-cell office:value="824.200012" office:value-type="float">
            <text:p>824.200012</text:p>
          </table:table-cell>
          <table:table-cell office:value="828.640015" office:value-type="float">
            <text:p>828.640015</text:p>
          </table:table-cell>
          <table:table-cell office:value="828.640015" office:value-type="float">
            <text:p>828.640015</text:p>
          </table:table-cell>
          <table:table-cell office:value="1392200" office:value-type="float">
            <text:p>1392200</text:p>
          </table:table-cell>
        </table:table-row>
        <table:table-row>
          <table:table-cell office:date-value="2017-02-27" office:value-type="date">
            <text:p>2017-02-27</text:p>
          </table:table-cell>
          <table:table-cell office:value="824.549988" office:value-type="float">
            <text:p>824.549988</text:p>
          </table:table-cell>
          <table:table-cell office:value="830.5" office:value-type="float">
            <text:p>830.5</text:p>
          </table:table-cell>
          <table:table-cell office:value="824.0" office:value-type="float">
            <text:p>824.0</text:p>
          </table:table-cell>
          <table:table-cell office:value="829.280029" office:value-type="float">
            <text:p>829.280029</text:p>
          </table:table-cell>
          <table:table-cell office:value="829.280029" office:value-type="float">
            <text:p>829.280029</text:p>
          </table:table-cell>
          <table:table-cell office:value="1101500" office:value-type="float">
            <text:p>1101500</text:p>
          </table:table-cell>
        </table:table-row>
        <table:table-row>
          <table:table-cell office:date-value="2017-02-28" office:value-type="date">
            <text:p>2017-02-28</text:p>
          </table:table-cell>
          <table:table-cell office:value="825.609985" office:value-type="float">
            <text:p>825.609985</text:p>
          </table:table-cell>
          <table:table-cell office:value="828.539978" office:value-type="float">
            <text:p>828.539978</text:p>
          </table:table-cell>
          <table:table-cell office:value="820.200012" office:value-type="float">
            <text:p>820.200012</text:p>
          </table:table-cell>
          <table:table-cell office:value="823.210022" office:value-type="float">
            <text:p>823.210022</text:p>
          </table:table-cell>
          <table:table-cell office:value="823.210022" office:value-type="float">
            <text:p>823.210022</text:p>
          </table:table-cell>
          <table:table-cell office:value="2260800" office:value-type="float">
            <text:p>2260800</text:p>
          </table:table-cell>
        </table:table-row>
        <table:table-row>
          <table:table-cell office:date-value="2017-03-01" office:value-type="date">
            <text:p>2017-03-01</text:p>
          </table:table-cell>
          <table:table-cell office:value="828.849976" office:value-type="float">
            <text:p>828.849976</text:p>
          </table:table-cell>
          <table:table-cell office:value="836.255005" office:value-type="float">
            <text:p>836.255005</text:p>
          </table:table-cell>
          <table:table-cell office:value="827.26001" office:value-type="float">
            <text:p>827.26001</text:p>
          </table:table-cell>
          <table:table-cell office:value="835.23999" office:value-type="float">
            <text:p>835.23999</text:p>
          </table:table-cell>
          <table:table-cell office:value="835.23999" office:value-type="float">
            <text:p>835.23999</text:p>
          </table:table-cell>
          <table:table-cell office:value="1496500" office:value-type="float">
            <text:p>1496500</text:p>
          </table:table-cell>
        </table:table-row>
        <table:table-row>
          <table:table-cell office:date-value="2017-03-02" office:value-type="date">
            <text:p>2017-03-02</text:p>
          </table:table-cell>
          <table:table-cell office:value="833.849976" office:value-type="float">
            <text:p>833.849976</text:p>
          </table:table-cell>
          <table:table-cell office:value="834.51001" office:value-type="float">
            <text:p>834.51001</text:p>
          </table:table-cell>
          <table:table-cell office:value="829.640015" office:value-type="float">
            <text:p>829.640015</text:p>
          </table:table-cell>
          <table:table-cell office:value="830.630005" office:value-type="float">
            <text:p>830.630005</text:p>
          </table:table-cell>
          <table:table-cell office:value="830.630005" office:value-type="float">
            <text:p>830.630005</text:p>
          </table:table-cell>
          <table:table-cell office:value="942500" office:value-type="float">
            <text:p>942500</text:p>
          </table:table-cell>
        </table:table-row>
        <table:table-row>
          <table:table-cell office:date-value="2017-03-03" office:value-type="date">
            <text:p>2017-03-03</text:p>
          </table:table-cell>
          <table:table-cell office:value="830.559998" office:value-type="float">
            <text:p>830.559998</text:p>
          </table:table-cell>
          <table:table-cell office:value="831.359985" office:value-type="float">
            <text:p>831.359985</text:p>
          </table:table-cell>
          <table:table-cell office:value="825.750977" office:value-type="float">
            <text:p>825.750977</text:p>
          </table:table-cell>
          <table:table-cell office:value="829.080017" office:value-type="float">
            <text:p>829.080017</text:p>
          </table:table-cell>
          <table:table-cell office:value="829.080017" office:value-type="float">
            <text:p>829.080017</text:p>
          </table:table-cell>
          <table:table-cell office:value="896400" office:value-type="float">
            <text:p>896400</text:p>
          </table:table-cell>
        </table:table-row>
        <table:table-row>
          <table:table-cell office:date-value="2017-03-06" office:value-type="date">
            <text:p>2017-03-06</text:p>
          </table:table-cell>
          <table:table-cell office:value="826.950012" office:value-type="float">
            <text:p>826.950012</text:p>
          </table:table-cell>
          <table:table-cell office:value="828.880005" office:value-type="float">
            <text:p>828.880005</text:p>
          </table:table-cell>
          <table:table-cell office:value="822.400024" office:value-type="float">
            <text:p>822.400024</text:p>
          </table:table-cell>
          <table:table-cell office:value="827.780029" office:value-type="float">
            <text:p>827.780029</text:p>
          </table:table-cell>
          <table:table-cell office:value="827.780029" office:value-type="float">
            <text:p>827.780029</text:p>
          </table:table-cell>
          <table:table-cell office:value="1109000" office:value-type="float">
            <text:p>1109000</text:p>
          </table:table-cell>
        </table:table-row>
        <table:table-row>
          <table:table-cell office:date-value="2017-03-07" office:value-type="date">
            <text:p>2017-03-07</text:p>
          </table:table-cell>
          <table:table-cell office:value="827.400024" office:value-type="float">
            <text:p>827.400024</text:p>
          </table:table-cell>
          <table:table-cell office:value="833.409973" office:value-type="float">
            <text:p>833.409973</text:p>
          </table:table-cell>
          <table:table-cell office:value="826.52002" office:value-type="float">
            <text:p>826.52002</text:p>
          </table:table-cell>
          <table:table-cell office:value="831.909973" office:value-type="float">
            <text:p>831.909973</text:p>
          </table:table-cell>
          <table:table-cell office:value="831.909973" office:value-type="float">
            <text:p>831.909973</text:p>
          </table:table-cell>
          <table:table-cell office:value="1037600" office:value-type="float">
            <text:p>1037600</text:p>
          </table:table-cell>
        </table:table-row>
        <table:table-row>
          <table:table-cell office:date-value="2017-03-08" office:value-type="date">
            <text:p>2017-03-08</text:p>
          </table:table-cell>
          <table:table-cell office:value="833.51001" office:value-type="float">
            <text:p>833.51001</text:p>
          </table:table-cell>
          <table:table-cell office:value="838.150024" office:value-type="float">
            <text:p>838.150024</text:p>
          </table:table-cell>
          <table:table-cell office:value="831.789978" office:value-type="float">
            <text:p>831.789978</text:p>
          </table:table-cell>
          <table:table-cell office:value="835.369995" office:value-type="float">
            <text:p>835.369995</text:p>
          </table:table-cell>
          <table:table-cell office:value="835.369995" office:value-type="float">
            <text:p>835.369995</text:p>
          </table:table-cell>
          <table:table-cell office:value="989800" office:value-type="float">
            <text:p>989800</text:p>
          </table:table-cell>
        </table:table-row>
        <table:table-row>
          <table:table-cell office:date-value="2017-03-09" office:value-type="date">
            <text:p>2017-03-09</text:p>
          </table:table-cell>
          <table:table-cell office:value="836.0" office:value-type="float">
            <text:p>836.0</text:p>
          </table:table-cell>
          <table:table-cell office:value="842.0" office:value-type="float">
            <text:p>842.0</text:p>
          </table:table-cell>
          <table:table-cell office:value="834.210022" office:value-type="float">
            <text:p>834.210022</text:p>
          </table:table-cell>
          <table:table-cell office:value="838.679993" office:value-type="float">
            <text:p>838.679993</text:p>
          </table:table-cell>
          <table:table-cell office:value="838.679993" office:value-type="float">
            <text:p>838.679993</text:p>
          </table:table-cell>
          <table:table-cell office:value="1261500" office:value-type="float">
            <text:p>1261500</text:p>
          </table:table-cell>
        </table:table-row>
        <table:table-row>
          <table:table-cell office:date-value="2017-03-10" office:value-type="date">
            <text:p>2017-03-10</text:p>
          </table:table-cell>
          <table:table-cell office:value="843.280029" office:value-type="float">
            <text:p>843.280029</text:p>
          </table:table-cell>
          <table:table-cell office:value="844.909973" office:value-type="float">
            <text:p>844.909973</text:p>
          </table:table-cell>
          <table:table-cell office:value="839.5" office:value-type="float">
            <text:p>839.5</text:p>
          </table:table-cell>
          <table:table-cell office:value="843.25" office:value-type="float">
            <text:p>843.25</text:p>
          </table:table-cell>
          <table:table-cell office:value="843.25" office:value-type="float">
            <text:p>843.25</text:p>
          </table:table-cell>
          <table:table-cell office:value="1704000" office:value-type="float">
            <text:p>1704000</text:p>
          </table:table-cell>
        </table:table-row>
        <table:table-row>
          <table:table-cell office:date-value="2017-03-13" office:value-type="date">
            <text:p>2017-03-13</text:p>
          </table:table-cell>
          <table:table-cell office:value="844.0" office:value-type="float">
            <text:p>844.0</text:p>
          </table:table-cell>
          <table:table-cell office:value="848.684998" office:value-type="float">
            <text:p>848.684998</text:p>
          </table:table-cell>
          <table:table-cell office:value="843.25" office:value-type="float">
            <text:p>843.25</text:p>
          </table:table-cell>
          <table:table-cell office:value="845.539978" office:value-type="float">
            <text:p>845.539978</text:p>
          </table:table-cell>
          <table:table-cell office:value="845.539978" office:value-type="float">
            <text:p>845.539978</text:p>
          </table:table-cell>
          <table:table-cell office:value="1223600" office:value-type="float">
            <text:p>1223600</text:p>
          </table:table-cell>
        </table:table-row>
        <table:table-row>
          <table:table-cell office:date-value="2017-03-14" office:value-type="date">
            <text:p>2017-03-14</text:p>
          </table:table-cell>
          <table:table-cell office:value="843.640015" office:value-type="float">
            <text:p>843.640015</text:p>
          </table:table-cell>
          <table:table-cell office:value="847.23999" office:value-type="float">
            <text:p>847.23999</text:p>
          </table:table-cell>
          <table:table-cell office:value="840.799988" office:value-type="float">
            <text:p>840.799988</text:p>
          </table:table-cell>
          <table:table-cell office:value="845.619995" office:value-type="float">
            <text:p>845.619995</text:p>
          </table:table-cell>
          <table:table-cell office:value="845.619995" office:value-type="float">
            <text:p>845.619995</text:p>
          </table:table-cell>
          <table:table-cell office:value="779900" office:value-type="float">
            <text:p>779900</text:p>
          </table:table-cell>
        </table:table-row>
        <table:table-row>
          <table:table-cell office:date-value="2017-03-15" office:value-type="date">
            <text:p>2017-03-15</text:p>
          </table:table-cell>
          <table:table-cell office:value="847.590027" office:value-type="float">
            <text:p>847.590027</text:p>
          </table:table-cell>
          <table:table-cell office:value="848.630005" office:value-type="float">
            <text:p>848.630005</text:p>
          </table:table-cell>
          <table:table-cell office:value="840.77002" office:value-type="float">
            <text:p>840.77002</text:p>
          </table:table-cell>
          <table:table-cell office:value="847.200012" office:value-type="float">
            <text:p>847.200012</text:p>
          </table:table-cell>
          <table:table-cell office:value="847.200012" office:value-type="float">
            <text:p>847.200012</text:p>
          </table:table-cell>
          <table:table-cell office:value="1381500" office:value-type="float">
            <text:p>1381500</text:p>
          </table:table-cell>
        </table:table-row>
        <table:table-row>
          <table:table-cell office:date-value="2017-03-16" office:value-type="date">
            <text:p>2017-03-16</text:p>
          </table:table-cell>
          <table:table-cell office:value="849.030029" office:value-type="float">
            <text:p>849.030029</text:p>
          </table:table-cell>
          <table:table-cell office:value="850.849976" office:value-type="float">
            <text:p>850.849976</text:p>
          </table:table-cell>
          <table:table-cell office:value="846.130005" office:value-type="float">
            <text:p>846.130005</text:p>
          </table:table-cell>
          <table:table-cell office:value="848.780029" office:value-type="float">
            <text:p>848.780029</text:p>
          </table:table-cell>
          <table:table-cell office:value="848.780029" office:value-type="float">
            <text:p>848.780029</text:p>
          </table:table-cell>
          <table:table-cell office:value="977600" office:value-type="float">
            <text:p>977600</text:p>
          </table:table-cell>
        </table:table-row>
        <table:table-row>
          <table:table-cell office:date-value="2017-03-17" office:value-type="date">
            <text:p>2017-03-17</text:p>
          </table:table-cell>
          <table:table-cell office:value="851.609985" office:value-type="float">
            <text:p>851.609985</text:p>
          </table:table-cell>
          <table:table-cell office:value="853.400024" office:value-type="float">
            <text:p>853.400024</text:p>
          </table:table-cell>
          <table:table-cell office:value="847.109985" office:value-type="float">
            <text:p>847.109985</text:p>
          </table:table-cell>
          <table:table-cell office:value="852.119995" office:value-type="float">
            <text:p>852.119995</text:p>
          </table:table-cell>
          <table:table-cell office:value="852.119995" office:value-type="float">
            <text:p>852.119995</text:p>
          </table:table-cell>
          <table:table-cell office:value="1712300" office:value-type="float">
            <text:p>1712300</text:p>
          </table:table-cell>
        </table:table-row>
        <table:table-row>
          <table:table-cell office:date-value="2017-03-20" office:value-type="date">
            <text:p>2017-03-20</text:p>
          </table:table-cell>
          <table:table-cell office:value="850.01001" office:value-type="float">
            <text:p>850.01001</text:p>
          </table:table-cell>
          <table:table-cell office:value="850.219971" office:value-type="float">
            <text:p>850.219971</text:p>
          </table:table-cell>
          <table:table-cell office:value="845.150024" office:value-type="float">
            <text:p>845.150024</text:p>
          </table:table-cell>
          <table:table-cell office:value="848.400024" office:value-type="float">
            <text:p>848.400024</text:p>
          </table:table-cell>
          <table:table-cell office:value="848.400024" office:value-type="float">
            <text:p>848.400024</text:p>
          </table:table-cell>
          <table:table-cell office:value="1231500" office:value-type="float">
            <text:p>1231500</text:p>
          </table:table-cell>
        </table:table-row>
        <table:table-row>
          <table:table-cell office:date-value="2017-03-21" office:value-type="date">
            <text:p>2017-03-21</text:p>
          </table:table-cell>
          <table:table-cell office:value="851.400024" office:value-type="float">
            <text:p>851.400024</text:p>
          </table:table-cell>
          <table:table-cell office:value="853.5" office:value-type="float">
            <text:p>853.5</text:p>
          </table:table-cell>
          <table:table-cell office:value="829.02002" office:value-type="float">
            <text:p>829.02002</text:p>
          </table:table-cell>
          <table:table-cell office:value="830.460022" office:value-type="float">
            <text:p>830.460022</text:p>
          </table:table-cell>
          <table:table-cell office:value="830.460022" office:value-type="float">
            <text:p>830.460022</text:p>
          </table:table-cell>
          <table:table-cell office:value="2463500" office:value-type="float">
            <text:p>2463500</text:p>
          </table:table-cell>
        </table:table-row>
        <table:table-row>
          <table:table-cell office:date-value="2017-03-22" office:value-type="date">
            <text:p>2017-03-22</text:p>
          </table:table-cell>
          <table:table-cell office:value="831.909973" office:value-type="float">
            <text:p>831.909973</text:p>
          </table:table-cell>
          <table:table-cell office:value="835.549988" office:value-type="float">
            <text:p>835.549988</text:p>
          </table:table-cell>
          <table:table-cell office:value="827.179993" office:value-type="float">
            <text:p>827.179993</text:p>
          </table:table-cell>
          <table:table-cell office:value="829.590027" office:value-type="float">
            <text:p>829.590027</text:p>
          </table:table-cell>
          <table:table-cell office:value="829.590027" office:value-type="float">
            <text:p>829.590027</text:p>
          </table:table-cell>
          <table:table-cell office:value="1401500" office:value-type="float">
            <text:p>1401500</text:p>
          </table:table-cell>
        </table:table-row>
        <table:table-row>
          <table:table-cell office:date-value="2017-03-23" office:value-type="date">
            <text:p>2017-03-23</text:p>
          </table:table-cell>
          <table:table-cell office:value="821.0" office:value-type="float">
            <text:p>821.0</text:p>
          </table:table-cell>
          <table:table-cell office:value="822.570007" office:value-type="float">
            <text:p>822.570007</text:p>
          </table:table-cell>
          <table:table-cell office:value="812.257019" office:value-type="float">
            <text:p>812.257019</text:p>
          </table:table-cell>
          <table:table-cell office:value="817.580017" office:value-type="float">
            <text:p>817.580017</text:p>
          </table:table-cell>
          <table:table-cell office:value="817.580017" office:value-type="float">
            <text:p>817.580017</text:p>
          </table:table-cell>
          <table:table-cell office:value="3487100" office:value-type="float">
            <text:p>3487100</text:p>
          </table:table-cell>
        </table:table-row>
        <table:table-row>
          <table:table-cell office:date-value="2017-03-24" office:value-type="date">
            <text:p>2017-03-24</text:p>
          </table:table-cell>
          <table:table-cell office:value="820.080017" office:value-type="float">
            <text:p>820.080017</text:p>
          </table:table-cell>
          <table:table-cell office:value="821.929993" office:value-type="float">
            <text:p>821.929993</text:p>
          </table:table-cell>
          <table:table-cell office:value="808.890015" office:value-type="float">
            <text:p>808.890015</text:p>
          </table:table-cell>
          <table:table-cell office:value="814.429993" office:value-type="float">
            <text:p>814.429993</text:p>
          </table:table-cell>
          <table:table-cell office:value="814.429993" office:value-type="float">
            <text:p>814.429993</text:p>
          </table:table-cell>
          <table:table-cell office:value="1981000" office:value-type="float">
            <text:p>1981000</text:p>
          </table:table-cell>
        </table:table-row>
        <table:table-row>
          <table:table-cell office:date-value="2017-03-27" office:value-type="date">
            <text:p>2017-03-27</text:p>
          </table:table-cell>
          <table:table-cell office:value="806.950012" office:value-type="float">
            <text:p>806.950012</text:p>
          </table:table-cell>
          <table:table-cell office:value="821.630005" office:value-type="float">
            <text:p>821.630005</text:p>
          </table:table-cell>
          <table:table-cell office:value="803.369995" office:value-type="float">
            <text:p>803.369995</text:p>
          </table:table-cell>
          <table:table-cell office:value="819.51001" office:value-type="float">
            <text:p>819.51001</text:p>
          </table:table-cell>
          <table:table-cell office:value="819.51001" office:value-type="float">
            <text:p>819.51001</text:p>
          </table:table-cell>
          <table:table-cell office:value="1894300" office:value-type="float">
            <text:p>1894300</text:p>
          </table:table-cell>
        </table:table-row>
        <table:table-row>
          <table:table-cell office:date-value="2017-03-28" office:value-type="date">
            <text:p>2017-03-28</text:p>
          </table:table-cell>
          <table:table-cell office:value="820.409973" office:value-type="float">
            <text:p>820.409973</text:p>
          </table:table-cell>
          <table:table-cell office:value="825.98999" office:value-type="float">
            <text:p>825.98999</text:p>
          </table:table-cell>
          <table:table-cell office:value="814.026978" office:value-type="float">
            <text:p>814.026978</text:p>
          </table:table-cell>
          <table:table-cell office:value="820.919983" office:value-type="float">
            <text:p>820.919983</text:p>
          </table:table-cell>
          <table:table-cell office:value="820.919983" office:value-type="float">
            <text:p>820.919983</text:p>
          </table:table-cell>
          <table:table-cell office:value="1620500" office:value-type="float">
            <text:p>1620500</text:p>
          </table:table-cell>
        </table:table-row>
        <table:table-row>
          <table:table-cell office:date-value="2017-03-29" office:value-type="date">
            <text:p>2017-03-29</text:p>
          </table:table-cell>
          <table:table-cell office:value="825.0" office:value-type="float">
            <text:p>825.0</text:p>
          </table:table-cell>
          <table:table-cell office:value="832.765015" office:value-type="float">
            <text:p>832.765015</text:p>
          </table:table-cell>
          <table:table-cell office:value="822.380005" office:value-type="float">
            <text:p>822.380005</text:p>
          </table:table-cell>
          <table:table-cell office:value="831.409973" office:value-type="float">
            <text:p>831.409973</text:p>
          </table:table-cell>
          <table:table-cell office:value="831.409973" office:value-type="float">
            <text:p>831.409973</text:p>
          </table:table-cell>
          <table:table-cell office:value="1786300" office:value-type="float">
            <text:p>1786300</text:p>
          </table:table-cell>
        </table:table-row>
        <table:table-row>
          <table:table-cell office:date-value="2017-03-30" office:value-type="date">
            <text:p>2017-03-30</text:p>
          </table:table-cell>
          <table:table-cell office:value="833.5" office:value-type="float">
            <text:p>833.5</text:p>
          </table:table-cell>
          <table:table-cell office:value="833.679993" office:value-type="float">
            <text:p>833.679993</text:p>
          </table:table-cell>
          <table:table-cell office:value="829.0" office:value-type="float">
            <text:p>829.0</text:p>
          </table:table-cell>
          <table:table-cell office:value="831.5" office:value-type="float">
            <text:p>831.5</text:p>
          </table:table-cell>
          <table:table-cell office:value="831.5" office:value-type="float">
            <text:p>831.5</text:p>
          </table:table-cell>
          <table:table-cell office:value="1055300" office:value-type="float">
            <text:p>1055300</text:p>
          </table:table-cell>
        </table:table-row>
        <table:table-row>
          <table:table-cell office:date-value="2017-03-31" office:value-type="date">
            <text:p>2017-03-31</text:p>
          </table:table-cell>
          <table:table-cell office:value="828.969971" office:value-type="float">
            <text:p>828.969971</text:p>
          </table:table-cell>
          <table:table-cell office:value="831.640015" office:value-type="float">
            <text:p>831.640015</text:p>
          </table:table-cell>
          <table:table-cell office:value="827.390015" office:value-type="float">
            <text:p>827.390015</text:p>
          </table:table-cell>
          <table:table-cell office:value="829.559998" office:value-type="float">
            <text:p>829.559998</text:p>
          </table:table-cell>
          <table:table-cell office:value="829.559998" office:value-type="float">
            <text:p>829.559998</text:p>
          </table:table-cell>
          <table:table-cell office:value="1401900" office:value-type="float">
            <text:p>1401900</text:p>
          </table:table-cell>
        </table:table-row>
        <table:table-row>
          <table:table-cell office:date-value="2017-04-03" office:value-type="date">
            <text:p>2017-04-03</text:p>
          </table:table-cell>
          <table:table-cell office:value="829.219971" office:value-type="float">
            <text:p>829.219971</text:p>
          </table:table-cell>
          <table:table-cell office:value="840.849976" office:value-type="float">
            <text:p>840.849976</text:p>
          </table:table-cell>
          <table:table-cell office:value="829.219971" office:value-type="float">
            <text:p>829.219971</text:p>
          </table:table-cell>
          <table:table-cell office:value="838.549988" office:value-type="float">
            <text:p>838.549988</text:p>
          </table:table-cell>
          <table:table-cell office:value="838.549988" office:value-type="float">
            <text:p>838.549988</text:p>
          </table:table-cell>
          <table:table-cell office:value="1671500" office:value-type="float">
            <text:p>1671500</text:p>
          </table:table-cell>
        </table:table-row>
        <table:table-row>
          <table:table-cell office:date-value="2017-04-04" office:value-type="date">
            <text:p>2017-04-04</text:p>
          </table:table-cell>
          <table:table-cell office:value="831.359985" office:value-type="float">
            <text:p>831.359985</text:p>
          </table:table-cell>
          <table:table-cell office:value="835.179993" office:value-type="float">
            <text:p>835.179993</text:p>
          </table:table-cell>
          <table:table-cell office:value="829.036011" office:value-type="float">
            <text:p>829.036011</text:p>
          </table:table-cell>
          <table:table-cell office:value="834.570007" office:value-type="float">
            <text:p>834.570007</text:p>
          </table:table-cell>
          <table:table-cell office:value="834.570007" office:value-type="float">
            <text:p>834.570007</text:p>
          </table:table-cell>
          <table:table-cell office:value="1045400" office:value-type="float">
            <text:p>1045400</text:p>
          </table:table-cell>
        </table:table-row>
        <table:table-row>
          <table:table-cell office:date-value="2017-04-05" office:value-type="date">
            <text:p>2017-04-05</text:p>
          </table:table-cell>
          <table:table-cell office:value="835.51001" office:value-type="float">
            <text:p>835.51001</text:p>
          </table:table-cell>
          <table:table-cell office:value="842.450012" office:value-type="float">
            <text:p>842.450012</text:p>
          </table:table-cell>
          <table:table-cell office:value="830.719971" office:value-type="float">
            <text:p>830.719971</text:p>
          </table:table-cell>
          <table:table-cell office:value="831.409973" office:value-type="float">
            <text:p>831.409973</text:p>
          </table:table-cell>
          <table:table-cell office:value="831.409973" office:value-type="float">
            <text:p>831.409973</text:p>
          </table:table-cell>
          <table:table-cell office:value="1555300" office:value-type="float">
            <text:p>1555300</text:p>
          </table:table-cell>
        </table:table-row>
        <table:table-row>
          <table:table-cell office:date-value="2017-04-06" office:value-type="date">
            <text:p>2017-04-06</text:p>
          </table:table-cell>
          <table:table-cell office:value="832.400024" office:value-type="float">
            <text:p>832.400024</text:p>
          </table:table-cell>
          <table:table-cell office:value="836.390015" office:value-type="float">
            <text:p>836.390015</text:p>
          </table:table-cell>
          <table:table-cell office:value="826.460022" office:value-type="float">
            <text:p>826.460022</text:p>
          </table:table-cell>
          <table:table-cell office:value="827.880005" office:value-type="float">
            <text:p>827.880005</text:p>
          </table:table-cell>
          <table:table-cell office:value="827.880005" office:value-type="float">
            <text:p>827.880005</text:p>
          </table:table-cell>
          <table:table-cell office:value="1254400" office:value-type="float">
            <text:p>1254400</text:p>
          </table:table-cell>
        </table:table-row>
        <table:table-row>
          <table:table-cell office:date-value="2017-04-07" office:value-type="date">
            <text:p>2017-04-07</text:p>
          </table:table-cell>
          <table:table-cell office:value="827.960022" office:value-type="float">
            <text:p>827.960022</text:p>
          </table:table-cell>
          <table:table-cell office:value="828.484985" office:value-type="float">
            <text:p>828.484985</text:p>
          </table:table-cell>
          <table:table-cell office:value="820.513" office:value-type="float">
            <text:p>820.513</text:p>
          </table:table-cell>
          <table:table-cell office:value="824.669983" office:value-type="float">
            <text:p>824.669983</text:p>
          </table:table-cell>
          <table:table-cell office:value="824.669983" office:value-type="float">
            <text:p>824.669983</text:p>
          </table:table-cell>
          <table:table-cell office:value="1057300" office:value-type="float">
            <text:p>1057300</text:p>
          </table:table-cell>
        </table:table-row>
        <table:table-row>
          <table:table-cell office:date-value="2017-04-10" office:value-type="date">
            <text:p>2017-04-10</text:p>
          </table:table-cell>
          <table:table-cell office:value="825.390015" office:value-type="float">
            <text:p>825.390015</text:p>
          </table:table-cell>
          <table:table-cell office:value="829.349976" office:value-type="float">
            <text:p>829.349976</text:p>
          </table:table-cell>
          <table:table-cell office:value="823.77002" office:value-type="float">
            <text:p>823.77002</text:p>
          </table:table-cell>
          <table:table-cell office:value="824.72998" office:value-type="float">
            <text:p>824.72998</text:p>
          </table:table-cell>
          <table:table-cell office:value="824.72998" office:value-type="float">
            <text:p>824.72998</text:p>
          </table:table-cell>
          <table:table-cell office:value="978900" office:value-type="float">
            <text:p>978900</text:p>
          </table:table-cell>
        </table:table-row>
        <table:table-row>
          <table:table-cell office:date-value="2017-04-11" office:value-type="date">
            <text:p>2017-04-11</text:p>
          </table:table-cell>
          <table:table-cell office:value="824.710022" office:value-type="float">
            <text:p>824.710022</text:p>
          </table:table-cell>
          <table:table-cell office:value="827.427002" office:value-type="float">
            <text:p>827.427002</text:p>
          </table:table-cell>
          <table:table-cell office:value="817.02002" office:value-type="float">
            <text:p>817.02002</text:p>
          </table:table-cell>
          <table:table-cell office:value="823.349976" office:value-type="float">
            <text:p>823.349976</text:p>
          </table:table-cell>
          <table:table-cell office:value="823.349976" office:value-type="float">
            <text:p>823.349976</text:p>
          </table:table-cell>
          <table:table-cell office:value="1079700" office:value-type="float">
            <text:p>1079700</text:p>
          </table:table-cell>
        </table:table-row>
        <table:table-row>
          <table:table-cell office:date-value="2017-04-12" office:value-type="date">
            <text:p>2017-04-12</text:p>
          </table:table-cell>
          <table:table-cell office:value="821.929993" office:value-type="float">
            <text:p>821.929993</text:p>
          </table:table-cell>
          <table:table-cell office:value="826.659973" office:value-type="float">
            <text:p>826.659973</text:p>
          </table:table-cell>
          <table:table-cell office:value="821.02002" office:value-type="float">
            <text:p>821.02002</text:p>
          </table:table-cell>
          <table:table-cell office:value="824.320007" office:value-type="float">
            <text:p>824.320007</text:p>
          </table:table-cell>
          <table:table-cell office:value="824.320007" office:value-type="float">
            <text:p>824.320007</text:p>
          </table:table-cell>
          <table:table-cell office:value="900500" office:value-type="float">
            <text:p>900500</text:p>
          </table:table-cell>
        </table:table-row>
        <table:table-row>
          <table:table-cell office:date-value="2017-04-13" office:value-type="date">
            <text:p>2017-04-13</text:p>
          </table:table-cell>
          <table:table-cell office:value="822.140015" office:value-type="float">
            <text:p>822.140015</text:p>
          </table:table-cell>
          <table:table-cell office:value="826.380005" office:value-type="float">
            <text:p>826.380005</text:p>
          </table:table-cell>
          <table:table-cell office:value="821.440002" office:value-type="float">
            <text:p>821.440002</text:p>
          </table:table-cell>
          <table:table-cell office:value="823.559998" office:value-type="float">
            <text:p>823.559998</text:p>
          </table:table-cell>
          <table:table-cell office:value="823.559998" office:value-type="float">
            <text:p>823.559998</text:p>
          </table:table-cell>
          <table:table-cell office:value="1122400" office:value-type="float">
            <text:p>1122400</text:p>
          </table:table-cell>
        </table:table-row>
        <table:table-row>
          <table:table-cell office:date-value="2017-04-17" office:value-type="date">
            <text:p>2017-04-17</text:p>
          </table:table-cell>
          <table:table-cell office:value="825.01001" office:value-type="float">
            <text:p>825.01001</text:p>
          </table:table-cell>
          <table:table-cell office:value="837.75" office:value-type="float">
            <text:p>837.75</text:p>
          </table:table-cell>
          <table:table-cell office:value="824.469971" office:value-type="float">
            <text:p>824.469971</text:p>
          </table:table-cell>
          <table:table-cell office:value="837.169983" office:value-type="float">
            <text:p>837.169983</text:p>
          </table:table-cell>
          <table:table-cell office:value="837.169983" office:value-type="float">
            <text:p>837.169983</text:p>
          </table:table-cell>
          <table:table-cell office:value="895000" office:value-type="float">
            <text:p>895000</text:p>
          </table:table-cell>
        </table:table-row>
        <table:table-row>
          <table:table-cell office:date-value="2017-04-18" office:value-type="date">
            <text:p>2017-04-18</text:p>
          </table:table-cell>
          <table:table-cell office:value="834.219971" office:value-type="float">
            <text:p>834.219971</text:p>
          </table:table-cell>
          <table:table-cell office:value="838.929993" office:value-type="float">
            <text:p>838.929993</text:p>
          </table:table-cell>
          <table:table-cell office:value="832.710022" office:value-type="float">
            <text:p>832.710022</text:p>
          </table:table-cell>
          <table:table-cell office:value="836.820007" office:value-type="float">
            <text:p>836.820007</text:p>
          </table:table-cell>
          <table:table-cell office:value="836.820007" office:value-type="float">
            <text:p>836.820007</text:p>
          </table:table-cell>
          <table:table-cell office:value="836700" office:value-type="float">
            <text:p>836700</text:p>
          </table:table-cell>
        </table:table-row>
        <table:table-row>
          <table:table-cell office:date-value="2017-04-19" office:value-type="date">
            <text:p>2017-04-19</text:p>
          </table:table-cell>
          <table:table-cell office:value="839.789978" office:value-type="float">
            <text:p>839.789978</text:p>
          </table:table-cell>
          <table:table-cell office:value="842.219971" office:value-type="float">
            <text:p>842.219971</text:p>
          </table:table-cell>
          <table:table-cell office:value="836.289978" office:value-type="float">
            <text:p>836.289978</text:p>
          </table:table-cell>
          <table:table-cell office:value="838.210022" office:value-type="float">
            <text:p>838.210022</text:p>
          </table:table-cell>
          <table:table-cell office:value="838.210022" office:value-type="float">
            <text:p>838.210022</text:p>
          </table:table-cell>
          <table:table-cell office:value="954200" office:value-type="float">
            <text:p>954200</text:p>
          </table:table-cell>
        </table:table-row>
        <table:table-row>
          <table:table-cell office:date-value="2017-04-20" office:value-type="date">
            <text:p>2017-04-20</text:p>
          </table:table-cell>
          <table:table-cell office:value="841.440002" office:value-type="float">
            <text:p>841.440002</text:p>
          </table:table-cell>
          <table:table-cell office:value="845.200012" office:value-type="float">
            <text:p>845.200012</text:p>
          </table:table-cell>
          <table:table-cell office:value="839.320007" office:value-type="float">
            <text:p>839.320007</text:p>
          </table:table-cell>
          <table:table-cell office:value="841.650024" office:value-type="float">
            <text:p>841.650024</text:p>
          </table:table-cell>
          <table:table-cell office:value="841.650024" office:value-type="float">
            <text:p>841.650024</text:p>
          </table:table-cell>
          <table:table-cell office:value="959000" office:value-type="float">
            <text:p>959000</text:p>
          </table:table-cell>
        </table:table-row>
        <table:table-row>
          <table:table-cell office:date-value="2017-04-21" office:value-type="date">
            <text:p>2017-04-21</text:p>
          </table:table-cell>
          <table:table-cell office:value="842.880005" office:value-type="float">
            <text:p>842.880005</text:p>
          </table:table-cell>
          <table:table-cell office:value="843.880005" office:value-type="float">
            <text:p>843.880005</text:p>
          </table:table-cell>
          <table:table-cell office:value="840.599976" office:value-type="float">
            <text:p>840.599976</text:p>
          </table:table-cell>
          <table:table-cell office:value="843.190002" office:value-type="float">
            <text:p>843.190002</text:p>
          </table:table-cell>
          <table:table-cell office:value="843.190002" office:value-type="float">
            <text:p>843.190002</text:p>
          </table:table-cell>
          <table:table-cell office:value="1323600" office:value-type="float">
            <text:p>1323600</text:p>
          </table:table-cell>
        </table:table-row>
        <table:table-row>
          <table:table-cell office:date-value="2017-04-24" office:value-type="date">
            <text:p>2017-04-24</text:p>
          </table:table-cell>
          <table:table-cell office:value="851.200012" office:value-type="float">
            <text:p>851.200012</text:p>
          </table:table-cell>
          <table:table-cell office:value="863.450012" office:value-type="float">
            <text:p>863.450012</text:p>
          </table:table-cell>
          <table:table-cell office:value="849.859985" office:value-type="float">
            <text:p>849.859985</text:p>
          </table:table-cell>
          <table:table-cell office:value="862.76001" office:value-type="float">
            <text:p>862.76001</text:p>
          </table:table-cell>
          <table:table-cell office:value="862.76001" office:value-type="float">
            <text:p>862.76001</text:p>
          </table:table-cell>
          <table:table-cell office:value="1372500" office:value-type="float">
            <text:p>1372500</text:p>
          </table:table-cell>
        </table:table-row>
        <table:table-row>
          <table:table-cell office:date-value="2017-04-25" office:value-type="date">
            <text:p>2017-04-25</text:p>
          </table:table-cell>
          <table:table-cell office:value="865.0" office:value-type="float">
            <text:p>865.0</text:p>
          </table:table-cell>
          <table:table-cell office:value="875.0" office:value-type="float">
            <text:p>875.0</text:p>
          </table:table-cell>
          <table:table-cell office:value="862.809998" office:value-type="float">
            <text:p>862.809998</text:p>
          </table:table-cell>
          <table:table-cell office:value="872.299988" office:value-type="float">
            <text:p>872.299988</text:p>
          </table:table-cell>
          <table:table-cell office:value="872.299988" office:value-type="float">
            <text:p>872.299988</text:p>
          </table:table-cell>
          <table:table-cell office:value="1672000" office:value-type="float">
            <text:p>1672000</text:p>
          </table:table-cell>
        </table:table-row>
        <table:table-row>
          <table:table-cell office:date-value="2017-04-26" office:value-type="date">
            <text:p>2017-04-26</text:p>
          </table:table-cell>
          <table:table-cell office:value="874.22998" office:value-type="float">
            <text:p>874.22998</text:p>
          </table:table-cell>
          <table:table-cell office:value="876.049988" office:value-type="float">
            <text:p>876.049988</text:p>
          </table:table-cell>
          <table:table-cell office:value="867.747986" office:value-type="float">
            <text:p>867.747986</text:p>
          </table:table-cell>
          <table:table-cell office:value="871.72998" office:value-type="float">
            <text:p>871.72998</text:p>
          </table:table-cell>
          <table:table-cell office:value="871.72998" office:value-type="float">
            <text:p>871.72998</text:p>
          </table:table-cell>
          <table:table-cell office:value="1237200" office:value-type="float">
            <text:p>1237200</text:p>
          </table:table-cell>
        </table:table-row>
        <table:table-row>
          <table:table-cell office:date-value="2017-04-27" office:value-type="date">
            <text:p>2017-04-27</text:p>
          </table:table-cell>
          <table:table-cell office:value="873.599976" office:value-type="float">
            <text:p>873.599976</text:p>
          </table:table-cell>
          <table:table-cell office:value="875.400024" office:value-type="float">
            <text:p>875.400024</text:p>
          </table:table-cell>
          <table:table-cell office:value="870.380005" office:value-type="float">
            <text:p>870.380005</text:p>
          </table:table-cell>
          <table:table-cell office:value="874.25" office:value-type="float">
            <text:p>874.25</text:p>
          </table:table-cell>
          <table:table-cell office:value="874.25" office:value-type="float">
            <text:p>874.25</text:p>
          </table:table-cell>
          <table:table-cell office:value="2026800" office:value-type="float">
            <text:p>2026800</text:p>
          </table:table-cell>
        </table:table-row>
        <table:table-row>
          <table:table-cell office:date-value="2017-04-28" office:value-type="date">
            <text:p>2017-04-28</text:p>
          </table:table-cell>
          <table:table-cell office:value="910.659973" office:value-type="float">
            <text:p>910.659973</text:p>
          </table:table-cell>
          <table:table-cell office:value="916.849976" office:value-type="float">
            <text:p>916.849976</text:p>
          </table:table-cell>
          <table:table-cell office:value="905.77002" office:value-type="float">
            <text:p>905.77002</text:p>
          </table:table-cell>
          <table:table-cell office:value="905.960022" office:value-type="float">
            <text:p>905.960022</text:p>
          </table:table-cell>
          <table:table-cell office:value="905.960022" office:value-type="float">
            <text:p>905.960022</text:p>
          </table:table-cell>
          <table:table-cell office:value="3276300" office:value-type="float">
            <text:p>3276300</text:p>
          </table:table-cell>
        </table:table-row>
        <table:table-row>
          <table:table-cell office:date-value="2017-05-01" office:value-type="date">
            <text:p>2017-05-01</text:p>
          </table:table-cell>
          <table:table-cell office:value="901.940002" office:value-type="float">
            <text:p>901.940002</text:p>
          </table:table-cell>
          <table:table-cell office:value="915.679993" office:value-type="float">
            <text:p>915.679993</text:p>
          </table:table-cell>
          <table:table-cell office:value="901.450012" office:value-type="float">
            <text:p>901.450012</text:p>
          </table:table-cell>
          <table:table-cell office:value="912.570007" office:value-type="float">
            <text:p>912.570007</text:p>
          </table:table-cell>
          <table:table-cell office:value="912.570007" office:value-type="float">
            <text:p>912.570007</text:p>
          </table:table-cell>
          <table:table-cell office:value="2116000" office:value-type="float">
            <text:p>2116000</text:p>
          </table:table-cell>
        </table:table-row>
        <table:table-row>
          <table:table-cell office:date-value="2017-05-02" office:value-type="date">
            <text:p>2017-05-02</text:p>
          </table:table-cell>
          <table:table-cell office:value="909.619995" office:value-type="float">
            <text:p>909.619995</text:p>
          </table:table-cell>
          <table:table-cell office:value="920.77002" office:value-type="float">
            <text:p>920.77002</text:p>
          </table:table-cell>
          <table:table-cell office:value="909.453003" office:value-type="float">
            <text:p>909.453003</text:p>
          </table:table-cell>
          <table:table-cell office:value="916.440002" office:value-type="float">
            <text:p>916.440002</text:p>
          </table:table-cell>
          <table:table-cell office:value="916.440002" office:value-type="float">
            <text:p>916.440002</text:p>
          </table:table-cell>
          <table:table-cell office:value="1587200" office:value-type="float">
            <text:p>1587200</text:p>
          </table:table-cell>
        </table:table-row>
        <table:table-row>
          <table:table-cell office:date-value="2017-05-03" office:value-type="date">
            <text:p>2017-05-03</text:p>
          </table:table-cell>
          <table:table-cell office:value="914.859985" office:value-type="float">
            <text:p>914.859985</text:p>
          </table:table-cell>
          <table:table-cell office:value="928.099976" office:value-type="float">
            <text:p>928.099976</text:p>
          </table:table-cell>
          <table:table-cell office:value="912.54303" office:value-type="float">
            <text:p>912.54303</text:p>
          </table:table-cell>
          <table:table-cell office:value="927.039978" office:value-type="float">
            <text:p>927.039978</text:p>
          </table:table-cell>
          <table:table-cell office:value="927.039978" office:value-type="float">
            <text:p>927.039978</text:p>
          </table:table-cell>
          <table:table-cell office:value="1499500" office:value-type="float">
            <text:p>1499500</text:p>
          </table:table-cell>
        </table:table-row>
        <table:table-row>
          <table:table-cell office:date-value="2017-05-04" office:value-type="date">
            <text:p>2017-05-04</text:p>
          </table:table-cell>
          <table:table-cell office:value="926.070007" office:value-type="float">
            <text:p>926.070007</text:p>
          </table:table-cell>
          <table:table-cell office:value="935.929993" office:value-type="float">
            <text:p>935.929993</text:p>
          </table:table-cell>
          <table:table-cell office:value="924.590027" office:value-type="float">
            <text:p>924.590027</text:p>
          </table:table-cell>
          <table:table-cell office:value="931.659973" office:value-type="float">
            <text:p>931.659973</text:p>
          </table:table-cell>
          <table:table-cell office:value="931.659973" office:value-type="float">
            <text:p>931.659973</text:p>
          </table:table-cell>
          <table:table-cell office:value="1422100" office:value-type="float">
            <text:p>1422100</text:p>
          </table:table-cell>
        </table:table-row>
        <table:table-row>
          <table:table-cell office:date-value="2017-05-05" office:value-type="date">
            <text:p>2017-05-05</text:p>
          </table:table-cell>
          <table:table-cell office:value="933.539978" office:value-type="float">
            <text:p>933.539978</text:p>
          </table:table-cell>
          <table:table-cell office:value="934.900024" office:value-type="float">
            <text:p>934.900024</text:p>
          </table:table-cell>
          <table:table-cell office:value="925.200012" office:value-type="float">
            <text:p>925.200012</text:p>
          </table:table-cell>
          <table:table-cell office:value="927.130005" office:value-type="float">
            <text:p>927.130005</text:p>
          </table:table-cell>
          <table:table-cell office:value="927.130005" office:value-type="float">
            <text:p>927.130005</text:p>
          </table:table-cell>
          <table:table-cell office:value="1911300" office:value-type="float">
            <text:p>1911300</text:p>
          </table:table-cell>
        </table:table-row>
        <table:table-row>
          <table:table-cell office:date-value="2017-05-08" office:value-type="date">
            <text:p>2017-05-08</text:p>
          </table:table-cell>
          <table:table-cell office:value="926.119995" office:value-type="float">
            <text:p>926.119995</text:p>
          </table:table-cell>
          <table:table-cell office:value="936.924988" office:value-type="float">
            <text:p>936.924988</text:p>
          </table:table-cell>
          <table:table-cell office:value="925.26001" office:value-type="float">
            <text:p>925.26001</text:p>
          </table:table-cell>
          <table:table-cell office:value="934.299988" office:value-type="float">
            <text:p>934.299988</text:p>
          </table:table-cell>
          <table:table-cell office:value="934.299988" office:value-type="float">
            <text:p>934.299988</text:p>
          </table:table-cell>
          <table:table-cell office:value="1329800" office:value-type="float">
            <text:p>1329800</text:p>
          </table:table-cell>
        </table:table-row>
        <table:table-row>
          <table:table-cell office:date-value="2017-05-09" office:value-type="date">
            <text:p>2017-05-09</text:p>
          </table:table-cell>
          <table:table-cell office:value="936.950012" office:value-type="float">
            <text:p>936.950012</text:p>
          </table:table-cell>
          <table:table-cell office:value="937.5" office:value-type="float">
            <text:p>937.5</text:p>
          </table:table-cell>
          <table:table-cell office:value="929.530029" office:value-type="float">
            <text:p>929.530029</text:p>
          </table:table-cell>
          <table:table-cell office:value="932.169983" office:value-type="float">
            <text:p>932.169983</text:p>
          </table:table-cell>
          <table:table-cell office:value="932.169983" office:value-type="float">
            <text:p>932.169983</text:p>
          </table:table-cell>
          <table:table-cell office:value="1581800" office:value-type="float">
            <text:p>1581800</text:p>
          </table:table-cell>
        </table:table-row>
        <table:table-row>
          <table:table-cell office:date-value="2017-05-10" office:value-type="date">
            <text:p>2017-05-10</text:p>
          </table:table-cell>
          <table:table-cell office:value="931.97998" office:value-type="float">
            <text:p>931.97998</text:p>
          </table:table-cell>
          <table:table-cell office:value="932.0" office:value-type="float">
            <text:p>932.0</text:p>
          </table:table-cell>
          <table:table-cell office:value="925.159973" office:value-type="float">
            <text:p>925.159973</text:p>
          </table:table-cell>
          <table:table-cell office:value="928.780029" office:value-type="float">
            <text:p>928.780029</text:p>
          </table:table-cell>
          <table:table-cell office:value="928.780029" office:value-type="float">
            <text:p>928.780029</text:p>
          </table:table-cell>
          <table:table-cell office:value="1173900" office:value-type="float">
            <text:p>1173900</text:p>
          </table:table-cell>
        </table:table-row>
        <table:table-row>
          <table:table-cell office:date-value="2017-05-11" office:value-type="date">
            <text:p>2017-05-11</text:p>
          </table:table-cell>
          <table:table-cell office:value="925.320007" office:value-type="float">
            <text:p>925.320007</text:p>
          </table:table-cell>
          <table:table-cell office:value="932.530029" office:value-type="float">
            <text:p>932.530029</text:p>
          </table:table-cell>
          <table:table-cell office:value="923.030029" office:value-type="float">
            <text:p>923.030029</text:p>
          </table:table-cell>
          <table:table-cell office:value="930.599976" office:value-type="float">
            <text:p>930.599976</text:p>
          </table:table-cell>
          <table:table-cell office:value="930.599976" office:value-type="float">
            <text:p>930.599976</text:p>
          </table:table-cell>
          <table:table-cell office:value="835000" office:value-type="float">
            <text:p>835000</text:p>
          </table:table-cell>
        </table:table-row>
        <table:table-row>
          <table:table-cell office:date-value="2017-05-12" office:value-type="date">
            <text:p>2017-05-12</text:p>
          </table:table-cell>
          <table:table-cell office:value="931.530029" office:value-type="float">
            <text:p>931.530029</text:p>
          </table:table-cell>
          <table:table-cell office:value="933.440002" office:value-type="float">
            <text:p>933.440002</text:p>
          </table:table-cell>
          <table:table-cell office:value="927.849976" office:value-type="float">
            <text:p>927.849976</text:p>
          </table:table-cell>
          <table:table-cell office:value="932.219971" office:value-type="float">
            <text:p>932.219971</text:p>
          </table:table-cell>
          <table:table-cell office:value="932.219971" office:value-type="float">
            <text:p>932.219971</text:p>
          </table:table-cell>
          <table:table-cell office:value="1050600" office:value-type="float">
            <text:p>1050600</text:p>
          </table:table-cell>
        </table:table-row>
        <table:table-row>
          <table:table-cell office:date-value="2017-05-15" office:value-type="date">
            <text:p>2017-05-15</text:p>
          </table:table-cell>
          <table:table-cell office:value="932.950012" office:value-type="float">
            <text:p>932.950012</text:p>
          </table:table-cell>
          <table:table-cell office:value="938.25" office:value-type="float">
            <text:p>938.25</text:p>
          </table:table-cell>
          <table:table-cell office:value="929.340027" office:value-type="float">
            <text:p>929.340027</text:p>
          </table:table-cell>
          <table:table-cell office:value="937.080017" office:value-type="float">
            <text:p>937.080017</text:p>
          </table:table-cell>
          <table:table-cell office:value="937.080017" office:value-type="float">
            <text:p>937.080017</text:p>
          </table:table-cell>
          <table:table-cell office:value="1108100" office:value-type="float">
            <text:p>1108100</text:p>
          </table:table-cell>
        </table:table-row>
        <table:table-row>
          <table:table-cell office:date-value="2017-05-16" office:value-type="date">
            <text:p>2017-05-16</text:p>
          </table:table-cell>
          <table:table-cell office:value="940.0" office:value-type="float">
            <text:p>940.0</text:p>
          </table:table-cell>
          <table:table-cell office:value="943.109985" office:value-type="float">
            <text:p>943.109985</text:p>
          </table:table-cell>
          <table:table-cell office:value="937.580017" office:value-type="float">
            <text:p>937.580017</text:p>
          </table:table-cell>
          <table:table-cell office:value="943.0" office:value-type="float">
            <text:p>943.0</text:p>
          </table:table-cell>
          <table:table-cell office:value="943.0" office:value-type="float">
            <text:p>943.0</text:p>
          </table:table-cell>
          <table:table-cell office:value="969500" office:value-type="float">
            <text:p>969500</text:p>
          </table:table-cell>
        </table:table-row>
        <table:table-row>
          <table:table-cell office:date-value="2017-05-17" office:value-type="date">
            <text:p>2017-05-17</text:p>
          </table:table-cell>
          <table:table-cell office:value="935.669983" office:value-type="float">
            <text:p>935.669983</text:p>
          </table:table-cell>
          <table:table-cell office:value="939.333008" office:value-type="float">
            <text:p>939.333008</text:p>
          </table:table-cell>
          <table:table-cell office:value="918.140015" office:value-type="float">
            <text:p>918.140015</text:p>
          </table:table-cell>
          <table:table-cell office:value="919.619995" office:value-type="float">
            <text:p>919.619995</text:p>
          </table:table-cell>
          <table:table-cell office:value="919.619995" office:value-type="float">
            <text:p>919.619995</text:p>
          </table:table-cell>
          <table:table-cell office:value="2362100" office:value-type="float">
            <text:p>2362100</text:p>
          </table:table-cell>
        </table:table-row>
        <table:table-row>
          <table:table-cell office:date-value="2017-05-18" office:value-type="date">
            <text:p>2017-05-18</text:p>
          </table:table-cell>
          <table:table-cell office:value="921.0" office:value-type="float">
            <text:p>921.0</text:p>
          </table:table-cell>
          <table:table-cell office:value="933.169983" office:value-type="float">
            <text:p>933.169983</text:p>
          </table:table-cell>
          <table:table-cell office:value="918.75" office:value-type="float">
            <text:p>918.75</text:p>
          </table:table-cell>
          <table:table-cell office:value="930.23999" office:value-type="float">
            <text:p>930.23999</text:p>
          </table:table-cell>
          <table:table-cell office:value="930.23999" office:value-type="float">
            <text:p>930.23999</text:p>
          </table:table-cell>
          <table:table-cell office:value="1596900" office:value-type="float">
            <text:p>1596900</text:p>
          </table:table-cell>
        </table:table-row>
        <table:table-row>
          <table:table-cell office:date-value="2017-05-19" office:value-type="date">
            <text:p>2017-05-19</text:p>
          </table:table-cell>
          <table:table-cell office:value="931.469971" office:value-type="float">
            <text:p>931.469971</text:p>
          </table:table-cell>
          <table:table-cell office:value="937.755005" office:value-type="float">
            <text:p>937.755005</text:p>
          </table:table-cell>
          <table:table-cell office:value="931.0" office:value-type="float">
            <text:p>931.0</text:p>
          </table:table-cell>
          <table:table-cell office:value="934.01001" office:value-type="float">
            <text:p>934.01001</text:p>
          </table:table-cell>
          <table:table-cell office:value="934.01001" office:value-type="float">
            <text:p>934.01001</text:p>
          </table:table-cell>
          <table:table-cell office:value="1393000" office:value-type="float">
            <text:p>1393000</text:p>
          </table:table-cell>
        </table:table-row>
        <table:table-row>
          <table:table-cell office:date-value="2017-05-22" office:value-type="date">
            <text:p>2017-05-22</text:p>
          </table:table-cell>
          <table:table-cell office:value="935.0" office:value-type="float">
            <text:p>935.0</text:p>
          </table:table-cell>
          <table:table-cell office:value="941.882996" office:value-type="float">
            <text:p>941.882996</text:p>
          </table:table-cell>
          <table:table-cell office:value="935.0" office:value-type="float">
            <text:p>935.0</text:p>
          </table:table-cell>
          <table:table-cell office:value="941.859985" office:value-type="float">
            <text:p>941.859985</text:p>
          </table:table-cell>
          <table:table-cell office:value="941.859985" office:value-type="float">
            <text:p>941.859985</text:p>
          </table:table-cell>
          <table:table-cell office:value="1120400" office:value-type="float">
            <text:p>1120400</text:p>
          </table:table-cell>
        </table:table-row>
        <table:table-row>
          <table:table-cell office:date-value="2017-05-23" office:value-type="date">
            <text:p>2017-05-23</text:p>
          </table:table-cell>
          <table:table-cell office:value="947.919983" office:value-type="float">
            <text:p>947.919983</text:p>
          </table:table-cell>
          <table:table-cell office:value="951.46698" office:value-type="float">
            <text:p>951.46698</text:p>
          </table:table-cell>
          <table:table-cell office:value="942.575012" office:value-type="float">
            <text:p>942.575012</text:p>
          </table:table-cell>
          <table:table-cell office:value="948.820007" office:value-type="float">
            <text:p>948.820007</text:p>
          </table:table-cell>
          <table:table-cell office:value="948.820007" office:value-type="float">
            <text:p>948.820007</text:p>
          </table:table-cell>
          <table:table-cell office:value="1270800" office:value-type="float">
            <text:p>1270800</text:p>
          </table:table-cell>
        </table:table-row>
        <table:table-row>
          <table:table-cell office:date-value="2017-05-24" office:value-type="date">
            <text:p>2017-05-24</text:p>
          </table:table-cell>
          <table:table-cell office:value="952.97998" office:value-type="float">
            <text:p>952.97998</text:p>
          </table:table-cell>
          <table:table-cell office:value="955.090027" office:value-type="float">
            <text:p>955.090027</text:p>
          </table:table-cell>
          <table:table-cell office:value="949.5" office:value-type="float">
            <text:p>949.5</text:p>
          </table:table-cell>
          <table:table-cell office:value="954.960022" office:value-type="float">
            <text:p>954.960022</text:p>
          </table:table-cell>
          <table:table-cell office:value="954.960022" office:value-type="float">
            <text:p>954.960022</text:p>
          </table:table-cell>
          <table:table-cell office:value="1024800" office:value-type="float">
            <text:p>1024800</text:p>
          </table:table-cell>
        </table:table-row>
        <table:table-row>
          <table:table-cell office:date-value="2017-05-25" office:value-type="date">
            <text:p>2017-05-25</text:p>
          </table:table-cell>
          <table:table-cell office:value="957.330017" office:value-type="float">
            <text:p>957.330017</text:p>
          </table:table-cell>
          <table:table-cell office:value="972.629028" office:value-type="float">
            <text:p>972.629028</text:p>
          </table:table-cell>
          <table:table-cell office:value="955.469971" office:value-type="float">
            <text:p>955.469971</text:p>
          </table:table-cell>
          <table:table-cell office:value="969.539978" office:value-type="float">
            <text:p>969.539978</text:p>
          </table:table-cell>
          <table:table-cell office:value="969.539978" office:value-type="float">
            <text:p>969.539978</text:p>
          </table:table-cell>
          <table:table-cell office:value="1660500" office:value-type="float">
            <text:p>1660500</text:p>
          </table:table-cell>
        </table:table-row>
        <table:table-row>
          <table:table-cell office:date-value="2017-05-26" office:value-type="date">
            <text:p>2017-05-26</text:p>
          </table:table-cell>
          <table:table-cell office:value="969.700012" office:value-type="float">
            <text:p>969.700012</text:p>
          </table:table-cell>
          <table:table-cell office:value="974.97998" office:value-type="float">
            <text:p>974.97998</text:p>
          </table:table-cell>
          <table:table-cell office:value="965.030029" office:value-type="float">
            <text:p>965.030029</text:p>
          </table:table-cell>
          <table:table-cell office:value="971.469971" office:value-type="float">
            <text:p>971.469971</text:p>
          </table:table-cell>
          <table:table-cell office:value="971.469971" office:value-type="float">
            <text:p>971.469971</text:p>
          </table:table-cell>
          <table:table-cell office:value="1249600" office:value-type="float">
            <text:p>1249600</text:p>
          </table:table-cell>
        </table:table-row>
        <table:table-row>
          <table:table-cell office:date-value="2017-05-30" office:value-type="date">
            <text:p>2017-05-30</text:p>
          </table:table-cell>
          <table:table-cell office:value="970.309998" office:value-type="float">
            <text:p>970.309998</text:p>
          </table:table-cell>
          <table:table-cell office:value="976.200012" office:value-type="float">
            <text:p>976.200012</text:p>
          </table:table-cell>
          <table:table-cell office:value="969.48999" office:value-type="float">
            <text:p>969.48999</text:p>
          </table:table-cell>
          <table:table-cell office:value="975.880005" office:value-type="float">
            <text:p>975.880005</text:p>
          </table:table-cell>
          <table:table-cell office:value="975.880005" office:value-type="float">
            <text:p>975.880005</text:p>
          </table:table-cell>
          <table:table-cell office:value="1466700" office:value-type="float">
            <text:p>1466700</text:p>
          </table:table-cell>
        </table:table-row>
        <table:table-row>
          <table:table-cell office:date-value="2017-05-31" office:value-type="date">
            <text:p>2017-05-31</text:p>
          </table:table-cell>
          <table:table-cell office:value="975.02002" office:value-type="float">
            <text:p>975.02002</text:p>
          </table:table-cell>
          <table:table-cell office:value="979.27002" office:value-type="float">
            <text:p>979.27002</text:p>
          </table:table-cell>
          <table:table-cell office:value="960.179993" office:value-type="float">
            <text:p>960.179993</text:p>
          </table:table-cell>
          <table:table-cell office:value="964.859985" office:value-type="float">
            <text:p>964.859985</text:p>
          </table:table-cell>
          <table:table-cell office:value="964.859985" office:value-type="float">
            <text:p>964.859985</text:p>
          </table:table-cell>
          <table:table-cell office:value="2448100" office:value-type="float">
            <text:p>2448100</text:p>
          </table:table-cell>
        </table:table-row>
        <table:table-row>
          <table:table-cell office:date-value="2017-06-01" office:value-type="date">
            <text:p>2017-06-01</text:p>
          </table:table-cell>
          <table:table-cell office:value="968.950012" office:value-type="float">
            <text:p>968.950012</text:p>
          </table:table-cell>
          <table:table-cell office:value="971.5" office:value-type="float">
            <text:p>971.5</text:p>
          </table:table-cell>
          <table:table-cell office:value="960.01001" office:value-type="float">
            <text:p>960.01001</text:p>
          </table:table-cell>
          <table:table-cell office:value="966.950012" office:value-type="float">
            <text:p>966.950012</text:p>
          </table:table-cell>
          <table:table-cell office:value="966.950012" office:value-type="float">
            <text:p>966.950012</text:p>
          </table:table-cell>
          <table:table-cell office:value="1410500" office:value-type="float">
            <text:p>1410500</text:p>
          </table:table-cell>
        </table:table-row>
        <table:table-row>
          <table:table-cell office:date-value="2017-06-02" office:value-type="date">
            <text:p>2017-06-02</text:p>
          </table:table-cell>
          <table:table-cell office:value="969.460022" office:value-type="float">
            <text:p>969.460022</text:p>
          </table:table-cell>
          <table:table-cell office:value="975.880005" office:value-type="float">
            <text:p>975.880005</text:p>
          </table:table-cell>
          <table:table-cell office:value="966.0" office:value-type="float">
            <text:p>966.0</text:p>
          </table:table-cell>
          <table:table-cell office:value="975.599976" office:value-type="float">
            <text:p>975.599976</text:p>
          </table:table-cell>
          <table:table-cell office:value="975.599976" office:value-type="float">
            <text:p>975.599976</text:p>
          </table:table-cell>
          <table:table-cell office:value="1751000" office:value-type="float">
            <text:p>1751000</text:p>
          </table:table-cell>
        </table:table-row>
        <table:table-row>
          <table:table-cell office:date-value="2017-06-05" office:value-type="date">
            <text:p>2017-06-05</text:p>
          </table:table-cell>
          <table:table-cell office:value="976.549988" office:value-type="float">
            <text:p>976.549988</text:p>
          </table:table-cell>
          <table:table-cell office:value="986.909973" office:value-type="float">
            <text:p>986.909973</text:p>
          </table:table-cell>
          <table:table-cell office:value="975.099976" office:value-type="float">
            <text:p>975.099976</text:p>
          </table:table-cell>
          <table:table-cell office:value="983.679993" office:value-type="float">
            <text:p>983.679993</text:p>
          </table:table-cell>
          <table:table-cell office:value="983.679993" office:value-type="float">
            <text:p>983.679993</text:p>
          </table:table-cell>
          <table:table-cell office:value="1252100" office:value-type="float">
            <text:p>1252100</text:p>
          </table:table-cell>
        </table:table-row>
        <table:table-row>
          <table:table-cell office:date-value="2017-06-06" office:value-type="date">
            <text:p>2017-06-06</text:p>
          </table:table-cell>
          <table:table-cell office:value="983.159973" office:value-type="float">
            <text:p>983.159973</text:p>
          </table:table-cell>
          <table:table-cell office:value="988.25" office:value-type="float">
            <text:p>988.25</text:p>
          </table:table-cell>
          <table:table-cell office:value="975.140015" office:value-type="float">
            <text:p>975.140015</text:p>
          </table:table-cell>
          <table:table-cell office:value="976.570007" office:value-type="float">
            <text:p>976.570007</text:p>
          </table:table-cell>
          <table:table-cell office:value="976.570007" office:value-type="float">
            <text:p>976.570007</text:p>
          </table:table-cell>
          <table:table-cell office:value="1814600" office:value-type="float">
            <text:p>1814600</text:p>
          </table:table-cell>
        </table:table-row>
        <table:table-row>
          <table:table-cell office:date-value="2017-06-07" office:value-type="date">
            <text:p>2017-06-07</text:p>
          </table:table-cell>
          <table:table-cell office:value="980.0" office:value-type="float">
            <text:p>980.0</text:p>
          </table:table-cell>
          <table:table-cell office:value="983.97998" office:value-type="float">
            <text:p>983.97998</text:p>
          </table:table-cell>
          <table:table-cell office:value="975.940002" office:value-type="float">
            <text:p>975.940002</text:p>
          </table:table-cell>
          <table:table-cell office:value="980.940002" office:value-type="float">
            <text:p>980.940002</text:p>
          </table:table-cell>
          <table:table-cell office:value="980.940002" office:value-type="float">
            <text:p>980.940002</text:p>
          </table:table-cell>
          <table:table-cell office:value="1453900" office:value-type="float">
            <text:p>1453900</text:p>
          </table:table-cell>
        </table:table-row>
        <table:table-row>
          <table:table-cell office:date-value="2017-06-08" office:value-type="date">
            <text:p>2017-06-08</text:p>
          </table:table-cell>
          <table:table-cell office:value="982.349976" office:value-type="float">
            <text:p>982.349976</text:p>
          </table:table-cell>
          <table:table-cell office:value="984.570007" office:value-type="float">
            <text:p>984.570007</text:p>
          </table:table-cell>
          <table:table-cell office:value="977.200012" office:value-type="float">
            <text:p>977.200012</text:p>
          </table:table-cell>
          <table:table-cell office:value="983.409973" office:value-type="float">
            <text:p>983.409973</text:p>
          </table:table-cell>
          <table:table-cell office:value="983.409973" office:value-type="float">
            <text:p>983.409973</text:p>
          </table:table-cell>
          <table:table-cell office:value="1481900" office:value-type="float">
            <text:p>1481900</text:p>
          </table:table-cell>
        </table:table-row>
        <table:table-row>
          <table:table-cell office:date-value="2017-06-09" office:value-type="date">
            <text:p>2017-06-09</text:p>
          </table:table-cell>
          <table:table-cell office:value="984.5" office:value-type="float">
            <text:p>984.5</text:p>
          </table:table-cell>
          <table:table-cell office:value="984.5" office:value-type="float">
            <text:p>984.5</text:p>
          </table:table-cell>
          <table:table-cell office:value="935.630005" office:value-type="float">
            <text:p>935.630005</text:p>
          </table:table-cell>
          <table:table-cell office:value="949.830017" office:value-type="float">
            <text:p>949.830017</text:p>
          </table:table-cell>
          <table:table-cell office:value="949.830017" office:value-type="float">
            <text:p>949.830017</text:p>
          </table:table-cell>
          <table:table-cell office:value="3309400" office:value-type="float">
            <text:p>3309400</text:p>
          </table:table-cell>
        </table:table-row>
        <table:table-row>
          <table:table-cell office:date-value="2017-06-12" office:value-type="date">
            <text:p>2017-06-12</text:p>
          </table:table-cell>
          <table:table-cell office:value="939.559998" office:value-type="float">
            <text:p>939.559998</text:p>
          </table:table-cell>
          <table:table-cell office:value="949.35498" office:value-type="float">
            <text:p>949.35498</text:p>
          </table:table-cell>
          <table:table-cell office:value="915.232971" office:value-type="float">
            <text:p>915.232971</text:p>
          </table:table-cell>
          <table:table-cell office:value="942.900024" office:value-type="float">
            <text:p>942.900024</text:p>
          </table:table-cell>
          <table:table-cell office:value="942.900024" office:value-type="float">
            <text:p>942.900024</text:p>
          </table:table-cell>
          <table:table-cell office:value="3763500" office:value-type="float">
            <text:p>3763500</text:p>
          </table:table-cell>
        </table:table-row>
        <table:table-row>
          <table:table-cell office:date-value="2017-06-13" office:value-type="date">
            <text:p>2017-06-13</text:p>
          </table:table-cell>
          <table:table-cell office:value="951.909973" office:value-type="float">
            <text:p>951.909973</text:p>
          </table:table-cell>
          <table:table-cell office:value="959.97998" office:value-type="float">
            <text:p>959.97998</text:p>
          </table:table-cell>
          <table:table-cell office:value="944.090027" office:value-type="float">
            <text:p>944.090027</text:p>
          </table:table-cell>
          <table:table-cell office:value="953.400024" office:value-type="float">
            <text:p>953.400024</text:p>
          </table:table-cell>
          <table:table-cell office:value="953.400024" office:value-type="float">
            <text:p>953.400024</text:p>
          </table:table-cell>
          <table:table-cell office:value="2013300" office:value-type="float">
            <text:p>2013300</text:p>
          </table:table-cell>
        </table:table-row>
        <table:table-row>
          <table:table-cell office:date-value="2017-06-14" office:value-type="date">
            <text:p>2017-06-14</text:p>
          </table:table-cell>
          <table:table-cell office:value="959.919983" office:value-type="float">
            <text:p>959.919983</text:p>
          </table:table-cell>
          <table:table-cell office:value="961.150024" office:value-type="float">
            <text:p>961.150024</text:p>
          </table:table-cell>
          <table:table-cell office:value="942.25" office:value-type="float">
            <text:p>942.25</text:p>
          </table:table-cell>
          <table:table-cell office:value="950.76001" office:value-type="float">
            <text:p>950.76001</text:p>
          </table:table-cell>
          <table:table-cell office:value="950.76001" office:value-type="float">
            <text:p>950.76001</text:p>
          </table:table-cell>
          <table:table-cell office:value="1489700" office:value-type="float">
            <text:p>1489700</text:p>
          </table:table-cell>
        </table:table-row>
        <table:table-row>
          <table:table-cell office:date-value="2017-06-15" office:value-type="date">
            <text:p>2017-06-15</text:p>
          </table:table-cell>
          <table:table-cell office:value="933.969971" office:value-type="float">
            <text:p>933.969971</text:p>
          </table:table-cell>
          <table:table-cell office:value="943.338989" office:value-type="float">
            <text:p>943.338989</text:p>
          </table:table-cell>
          <table:table-cell office:value="924.440002" office:value-type="float">
            <text:p>924.440002</text:p>
          </table:table-cell>
          <table:table-cell office:value="942.309998" office:value-type="float">
            <text:p>942.309998</text:p>
          </table:table-cell>
          <table:table-cell office:value="942.309998" office:value-type="float">
            <text:p>942.309998</text:p>
          </table:table-cell>
          <table:table-cell office:value="2133100" office:value-type="float">
            <text:p>2133100</text:p>
          </table:table-cell>
        </table:table-row>
        <table:table-row>
          <table:table-cell office:date-value="2017-06-16" office:value-type="date">
            <text:p>2017-06-16</text:p>
          </table:table-cell>
          <table:table-cell office:value="940.0" office:value-type="float">
            <text:p>940.0</text:p>
          </table:table-cell>
          <table:table-cell office:value="942.039978" office:value-type="float">
            <text:p>942.039978</text:p>
          </table:table-cell>
          <table:table-cell office:value="931.594971" office:value-type="float">
            <text:p>931.594971</text:p>
          </table:table-cell>
          <table:table-cell office:value="939.780029" office:value-type="float">
            <text:p>939.780029</text:p>
          </table:table-cell>
          <table:table-cell office:value="939.780029" office:value-type="float">
            <text:p>939.780029</text:p>
          </table:table-cell>
          <table:table-cell office:value="3094700" office:value-type="float">
            <text:p>3094700</text:p>
          </table:table-cell>
        </table:table-row>
        <table:table-row>
          <table:table-cell office:date-value="2017-06-19" office:value-type="date">
            <text:p>2017-06-19</text:p>
          </table:table-cell>
          <table:table-cell office:value="949.960022" office:value-type="float">
            <text:p>949.960022</text:p>
          </table:table-cell>
          <table:table-cell office:value="959.98999" office:value-type="float">
            <text:p>959.98999</text:p>
          </table:table-cell>
          <table:table-cell office:value="949.049988" office:value-type="float">
            <text:p>949.049988</text:p>
          </table:table-cell>
          <table:table-cell office:value="957.369995" office:value-type="float">
            <text:p>957.369995</text:p>
          </table:table-cell>
          <table:table-cell office:value="957.369995" office:value-type="float">
            <text:p>957.369995</text:p>
          </table:table-cell>
          <table:table-cell office:value="1533300" office:value-type="float">
            <text:p>1533300</text:p>
          </table:table-cell>
        </table:table-row>
        <table:table-row>
          <table:table-cell office:date-value="2017-06-20" office:value-type="date">
            <text:p>2017-06-20</text:p>
          </table:table-cell>
          <table:table-cell office:value="957.52002" office:value-type="float">
            <text:p>957.52002</text:p>
          </table:table-cell>
          <table:table-cell office:value="961.619995" office:value-type="float">
            <text:p>961.619995</text:p>
          </table:table-cell>
          <table:table-cell office:value="950.01001" office:value-type="float">
            <text:p>950.01001</text:p>
          </table:table-cell>
          <table:table-cell office:value="950.630005" office:value-type="float">
            <text:p>950.630005</text:p>
          </table:table-cell>
          <table:table-cell office:value="950.630005" office:value-type="float">
            <text:p>950.630005</text:p>
          </table:table-cell>
          <table:table-cell office:value="1126000" office:value-type="float">
            <text:p>1126000</text:p>
          </table:table-cell>
        </table:table-row>
        <table:table-row>
          <table:table-cell office:date-value="2017-06-21" office:value-type="date">
            <text:p>2017-06-21</text:p>
          </table:table-cell>
          <table:table-cell office:value="953.640015" office:value-type="float">
            <text:p>953.640015</text:p>
          </table:table-cell>
          <table:table-cell office:value="960.099976" office:value-type="float">
            <text:p>960.099976</text:p>
          </table:table-cell>
          <table:table-cell office:value="950.76001" office:value-type="float">
            <text:p>950.76001</text:p>
          </table:table-cell>
          <table:table-cell office:value="959.450012" office:value-type="float">
            <text:p>959.450012</text:p>
          </table:table-cell>
          <table:table-cell office:value="959.450012" office:value-type="float">
            <text:p>959.450012</text:p>
          </table:table-cell>
          <table:table-cell office:value="1202200" office:value-type="float">
            <text:p>1202200</text:p>
          </table:table-cell>
        </table:table-row>
        <table:table-row>
          <table:table-cell office:date-value="2017-06-22" office:value-type="date">
            <text:p>2017-06-22</text:p>
          </table:table-cell>
          <table:table-cell office:value="958.700012" office:value-type="float">
            <text:p>958.700012</text:p>
          </table:table-cell>
          <table:table-cell office:value="960.719971" office:value-type="float">
            <text:p>960.719971</text:p>
          </table:table-cell>
          <table:table-cell office:value="954.549988" office:value-type="float">
            <text:p>954.549988</text:p>
          </table:table-cell>
          <table:table-cell office:value="957.090027" office:value-type="float">
            <text:p>957.090027</text:p>
          </table:table-cell>
          <table:table-cell office:value="957.090027" office:value-type="float">
            <text:p>957.090027</text:p>
          </table:table-cell>
          <table:table-cell office:value="941400" office:value-type="float">
            <text:p>941400</text:p>
          </table:table-cell>
        </table:table-row>
        <table:table-row>
          <table:table-cell office:date-value="2017-06-23" office:value-type="date">
            <text:p>2017-06-23</text:p>
          </table:table-cell>
          <table:table-cell office:value="956.830017" office:value-type="float">
            <text:p>956.830017</text:p>
          </table:table-cell>
          <table:table-cell office:value="966.0" office:value-type="float">
            <text:p>966.0</text:p>
          </table:table-cell>
          <table:table-cell office:value="954.200012" office:value-type="float">
            <text:p>954.200012</text:p>
          </table:table-cell>
          <table:table-cell office:value="965.590027" office:value-type="float">
            <text:p>965.590027</text:p>
          </table:table-cell>
          <table:table-cell office:value="965.590027" office:value-type="float">
            <text:p>965.590027</text:p>
          </table:table-cell>
          <table:table-cell office:value="1527900" office:value-type="float">
            <text:p>1527900</text:p>
          </table:table-cell>
        </table:table-row>
        <table:table-row>
          <table:table-cell office:date-value="2017-06-26" office:value-type="date">
            <text:p>2017-06-26</text:p>
          </table:table-cell>
          <table:table-cell office:value="969.900024" office:value-type="float">
            <text:p>969.900024</text:p>
          </table:table-cell>
          <table:table-cell office:value="973.309998" office:value-type="float">
            <text:p>973.309998</text:p>
          </table:table-cell>
          <table:table-cell office:value="950.789978" office:value-type="float">
            <text:p>950.789978</text:p>
          </table:table-cell>
          <table:table-cell office:value="952.27002" office:value-type="float">
            <text:p>952.27002</text:p>
          </table:table-cell>
          <table:table-cell office:value="952.27002" office:value-type="float">
            <text:p>952.27002</text:p>
          </table:table-cell>
          <table:table-cell office:value="1598400" office:value-type="float">
            <text:p>1598400</text:p>
          </table:table-cell>
        </table:table-row>
        <table:table-row>
          <table:table-cell office:date-value="2017-06-27" office:value-type="date">
            <text:p>2017-06-27</text:p>
          </table:table-cell>
          <table:table-cell office:value="942.460022" office:value-type="float">
            <text:p>942.460022</text:p>
          </table:table-cell>
          <table:table-cell office:value="948.289978" office:value-type="float">
            <text:p>948.289978</text:p>
          </table:table-cell>
          <table:table-cell office:value="926.849976" office:value-type="float">
            <text:p>926.849976</text:p>
          </table:table-cell>
          <table:table-cell office:value="927.330017" office:value-type="float">
            <text:p>927.330017</text:p>
          </table:table-cell>
          <table:table-cell office:value="927.330017" office:value-type="float">
            <text:p>927.330017</text:p>
          </table:table-cell>
          <table:table-cell office:value="2579900" office:value-type="float">
            <text:p>2579900</text:p>
          </table:table-cell>
        </table:table-row>
        <table:table-row>
          <table:table-cell office:date-value="2017-06-28" office:value-type="date">
            <text:p>2017-06-28</text:p>
          </table:table-cell>
          <table:table-cell office:value="929.0" office:value-type="float">
            <text:p>929.0</text:p>
          </table:table-cell>
          <table:table-cell office:value="942.75" office:value-type="float">
            <text:p>942.75</text:p>
          </table:table-cell>
          <table:table-cell office:value="916.0" office:value-type="float">
            <text:p>916.0</text:p>
          </table:table-cell>
          <table:table-cell office:value="940.48999" office:value-type="float">
            <text:p>940.48999</text:p>
          </table:table-cell>
          <table:table-cell office:value="940.48999" office:value-type="float">
            <text:p>940.48999</text:p>
          </table:table-cell>
          <table:table-cell office:value="2721400" office:value-type="float">
            <text:p>2721400</text:p>
          </table:table-cell>
        </table:table-row>
        <table:table-row>
          <table:table-cell office:date-value="2017-06-29" office:value-type="date">
            <text:p>2017-06-29</text:p>
          </table:table-cell>
          <table:table-cell office:value="929.919983" office:value-type="float">
            <text:p>929.919983</text:p>
          </table:table-cell>
          <table:table-cell office:value="931.26001" office:value-type="float">
            <text:p>931.26001</text:p>
          </table:table-cell>
          <table:table-cell office:value="910.619995" office:value-type="float">
            <text:p>910.619995</text:p>
          </table:table-cell>
          <table:table-cell office:value="917.789978" office:value-type="float">
            <text:p>917.789978</text:p>
          </table:table-cell>
          <table:table-cell office:value="917.789978" office:value-type="float">
            <text:p>917.789978</text:p>
          </table:table-cell>
          <table:table-cell office:value="3299200" office:value-type="float">
            <text:p>3299200</text:p>
          </table:table-cell>
        </table:table-row>
        <table:table-row>
          <table:table-cell office:date-value="2017-06-30" office:value-type="date">
            <text:p>2017-06-30</text:p>
          </table:table-cell>
          <table:table-cell office:value="926.049988" office:value-type="float">
            <text:p>926.049988</text:p>
          </table:table-cell>
          <table:table-cell office:value="926.049988" office:value-type="float">
            <text:p>926.049988</text:p>
          </table:table-cell>
          <table:table-cell office:value="908.309998" office:value-type="float">
            <text:p>908.309998</text:p>
          </table:table-cell>
          <table:table-cell office:value="908.72998" office:value-type="float">
            <text:p>908.72998</text:p>
          </table:table-cell>
          <table:table-cell office:value="908.72998" office:value-type="float">
            <text:p>908.72998</text:p>
          </table:table-cell>
          <table:table-cell office:value="2065500" office:value-type="float">
            <text:p>2065500</text:p>
          </table:table-cell>
        </table:table-row>
        <table:table-row>
          <table:table-cell office:date-value="2017-07-03" office:value-type="date">
            <text:p>2017-07-03</text:p>
          </table:table-cell>
          <table:table-cell office:value="912.179993" office:value-type="float">
            <text:p>912.179993</text:p>
          </table:table-cell>
          <table:table-cell office:value="913.940002" office:value-type="float">
            <text:p>913.940002</text:p>
          </table:table-cell>
          <table:table-cell office:value="894.789978" office:value-type="float">
            <text:p>894.789978</text:p>
          </table:table-cell>
          <table:table-cell office:value="898.700012" office:value-type="float">
            <text:p>898.700012</text:p>
          </table:table-cell>
          <table:table-cell office:value="898.700012" office:value-type="float">
            <text:p>898.700012</text:p>
          </table:table-cell>
          <table:table-cell office:value="1709800" office:value-type="float">
            <text:p>1709800</text:p>
          </table:table-cell>
        </table:table-row>
        <table:table-row>
          <table:table-cell office:date-value="2017-07-05" office:value-type="date">
            <text:p>2017-07-05</text:p>
          </table:table-cell>
          <table:table-cell office:value="901.76001" office:value-type="float">
            <text:p>901.76001</text:p>
          </table:table-cell>
          <table:table-cell office:value="914.51001" office:value-type="float">
            <text:p>914.51001</text:p>
          </table:table-cell>
          <table:table-cell office:value="898.5" office:value-type="float">
            <text:p>898.5</text:p>
          </table:table-cell>
          <table:table-cell office:value="911.710022" office:value-type="float">
            <text:p>911.710022</text:p>
          </table:table-cell>
          <table:table-cell office:value="911.710022" office:value-type="float">
            <text:p>911.710022</text:p>
          </table:table-cell>
          <table:table-cell office:value="1813900" office:value-type="float">
            <text:p>1813900</text:p>
          </table:table-cell>
        </table:table-row>
        <table:table-row>
          <table:table-cell office:date-value="2017-07-06" office:value-type="date">
            <text:p>2017-07-06</text:p>
          </table:table-cell>
          <table:table-cell office:value="904.119995" office:value-type="float">
            <text:p>904.119995</text:p>
          </table:table-cell>
          <table:table-cell office:value="914.94397" office:value-type="float">
            <text:p>914.94397</text:p>
          </table:table-cell>
          <table:table-cell office:value="899.700012" office:value-type="float">
            <text:p>899.700012</text:p>
          </table:table-cell>
          <table:table-cell office:value="906.690002" office:value-type="float">
            <text:p>906.690002</text:p>
          </table:table-cell>
          <table:table-cell office:value="906.690002" office:value-type="float">
            <text:p>906.690002</text:p>
          </table:table-cell>
          <table:table-cell office:value="1424500" office:value-type="float">
            <text:p>1424500</text:p>
          </table:table-cell>
        </table:table-row>
        <table:table-row>
          <table:table-cell office:date-value="2017-07-07" office:value-type="date">
            <text:p>2017-07-07</text:p>
          </table:table-cell>
          <table:table-cell office:value="908.849976" office:value-type="float">
            <text:p>908.849976</text:p>
          </table:table-cell>
          <table:table-cell office:value="921.539978" office:value-type="float">
            <text:p>921.539978</text:p>
          </table:table-cell>
          <table:table-cell office:value="908.849976" office:value-type="float">
            <text:p>908.849976</text:p>
          </table:table-cell>
          <table:table-cell office:value="918.590027" office:value-type="float">
            <text:p>918.590027</text:p>
          </table:table-cell>
          <table:table-cell office:value="918.590027" office:value-type="float">
            <text:p>918.590027</text:p>
          </table:table-cell>
          <table:table-cell office:value="1637800" office:value-type="float">
            <text:p>1637800</text:p>
          </table:table-cell>
        </table:table-row>
        <table:table-row>
          <table:table-cell office:date-value="2017-07-10" office:value-type="date">
            <text:p>2017-07-10</text:p>
          </table:table-cell>
          <table:table-cell office:value="921.77002" office:value-type="float">
            <text:p>921.77002</text:p>
          </table:table-cell>
          <table:table-cell office:value="930.380005" office:value-type="float">
            <text:p>930.380005</text:p>
          </table:table-cell>
          <table:table-cell office:value="919.590027" office:value-type="float">
            <text:p>919.590027</text:p>
          </table:table-cell>
          <table:table-cell office:value="928.799988" office:value-type="float">
            <text:p>928.799988</text:p>
          </table:table-cell>
          <table:table-cell office:value="928.799988" office:value-type="float">
            <text:p>928.799988</text:p>
          </table:table-cell>
          <table:table-cell office:value="1192800" office:value-type="float">
            <text:p>1192800</text:p>
          </table:table-cell>
        </table:table-row>
        <table:table-row>
          <table:table-cell office:date-value="2017-07-11" office:value-type="date">
            <text:p>2017-07-11</text:p>
          </table:table-cell>
          <table:table-cell office:value="929.539978" office:value-type="float">
            <text:p>929.539978</text:p>
          </table:table-cell>
          <table:table-cell office:value="931.429993" office:value-type="float">
            <text:p>931.429993</text:p>
          </table:table-cell>
          <table:table-cell office:value="922.0" office:value-type="float">
            <text:p>922.0</text:p>
          </table:table-cell>
          <table:table-cell office:value="930.090027" office:value-type="float">
            <text:p>930.090027</text:p>
          </table:table-cell>
          <table:table-cell office:value="930.090027" office:value-type="float">
            <text:p>930.090027</text:p>
          </table:table-cell>
          <table:table-cell office:value="1113200" office:value-type="float">
            <text:p>1113200</text:p>
          </table:table-cell>
        </table:table-row>
        <table:table-row>
          <table:table-cell office:date-value="2017-07-12" office:value-type="date">
            <text:p>2017-07-12</text:p>
          </table:table-cell>
          <table:table-cell office:value="938.679993" office:value-type="float">
            <text:p>938.679993</text:p>
          </table:table-cell>
          <table:table-cell office:value="946.299988" office:value-type="float">
            <text:p>946.299988</text:p>
          </table:table-cell>
          <table:table-cell office:value="934.469971" office:value-type="float">
            <text:p>934.469971</text:p>
          </table:table-cell>
          <table:table-cell office:value="943.830017" office:value-type="float">
            <text:p>943.830017</text:p>
          </table:table-cell>
          <table:table-cell office:value="943.830017" office:value-type="float">
            <text:p>943.830017</text:p>
          </table:table-cell>
          <table:table-cell office:value="1532100" office:value-type="float">
            <text:p>1532100</text:p>
          </table:table-cell>
        </table:table-row>
        <table:table-row>
          <table:table-cell office:date-value="2017-07-13" office:value-type="date">
            <text:p>2017-07-13</text:p>
          </table:table-cell>
          <table:table-cell office:value="946.289978" office:value-type="float">
            <text:p>946.289978</text:p>
          </table:table-cell>
          <table:table-cell office:value="954.450012" office:value-type="float">
            <text:p>954.450012</text:p>
          </table:table-cell>
          <table:table-cell office:value="943.01001" office:value-type="float">
            <text:p>943.01001</text:p>
          </table:table-cell>
          <table:table-cell office:value="947.159973" office:value-type="float">
            <text:p>947.159973</text:p>
          </table:table-cell>
          <table:table-cell office:value="947.159973" office:value-type="float">
            <text:p>947.159973</text:p>
          </table:table-cell>
          <table:table-cell office:value="1294700" office:value-type="float">
            <text:p>1294700</text:p>
          </table:table-cell>
        </table:table-row>
        <table:table-row>
          <table:table-cell office:date-value="2017-07-14" office:value-type="date">
            <text:p>2017-07-14</text:p>
          </table:table-cell>
          <table:table-cell office:value="952.0" office:value-type="float">
            <text:p>952.0</text:p>
          </table:table-cell>
          <table:table-cell office:value="956.909973" office:value-type="float">
            <text:p>956.909973</text:p>
          </table:table-cell>
          <table:table-cell office:value="948.005005" office:value-type="float">
            <text:p>948.005005</text:p>
          </table:table-cell>
          <table:table-cell office:value="955.98999" office:value-type="float">
            <text:p>955.98999</text:p>
          </table:table-cell>
          <table:table-cell office:value="955.98999" office:value-type="float">
            <text:p>955.98999</text:p>
          </table:table-cell>
          <table:table-cell office:value="1021300" office:value-type="float">
            <text:p>1021300</text:p>
          </table:table-cell>
        </table:table-row>
        <table:table-row>
          <table:table-cell office:date-value="2017-07-17" office:value-type="date">
            <text:p>2017-07-17</text:p>
          </table:table-cell>
          <table:table-cell office:value="957.0" office:value-type="float">
            <text:p>957.0</text:p>
          </table:table-cell>
          <table:table-cell office:value="960.73999" office:value-type="float">
            <text:p>960.73999</text:p>
          </table:table-cell>
          <table:table-cell office:value="949.240723" office:value-type="float">
            <text:p>949.240723</text:p>
          </table:table-cell>
          <table:table-cell office:value="953.650024" office:value-type="float">
            <text:p>953.650024</text:p>
          </table:table-cell>
          <table:table-cell office:value="953.650024" office:value-type="float">
            <text:p>953.650024</text:p>
          </table:table-cell>
          <table:table-cell office:value="1073313" office:value-type="float">
            <text:p>1073313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